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4" style:family="table-column">
      <style:table-column-properties fo:break-before="auto" style:column-width="59.21mm"/>
    </style:style>
    <style:style style:name="co5" style:family="table-column">
      <style:table-column-properties fo:break-before="auto" style:column-width="40.96mm"/>
    </style:style>
    <style:style style:name="co6" style:family="table-column">
      <style:table-column-properties fo:break-before="auto" style:column-width="47.61mm"/>
    </style:style>
    <style:style style:name="co7" style:family="table-column">
      <style:table-column-properties fo:break-before="auto" style:column-width="14.69mm"/>
    </style:style>
    <style:style style:name="co3" style:family="table-column">
      <style:table-column-properties fo:break-before="auto" style:column-width="22.58mm"/>
    </style:style>
    <style:style style:name="co8" style:family="table-column">
      <style:table-column-properties fo:break-before="auto" style:column-width="83.1mm"/>
    </style:style>
    <style:style style:name="co9" style:family="table-column">
      <style:table-column-properties fo:break-before="auto" style:column-width="42.84mm"/>
    </style:style>
    <style:style style:name="co10" style:family="table-column">
      <style:table-column-properties fo:break-before="auto" style:column-width="40.94mm"/>
    </style:style>
    <style:style style:name="co11" style:family="table-column">
      <style:table-column-properties fo:break-before="auto" style:column-width="85.3mm"/>
    </style:style>
    <style:style style:name="co12" style:family="table-column">
      <style:table-column-properties fo:break-before="auto" style:column-width="62.83mm"/>
    </style:style>
    <style:style style:name="co13" style:family="table-column">
      <style:table-column-properties fo:break-before="auto" style:column-width="78.53mm"/>
    </style:style>
    <style:style style:name="co14" style:family="table-column">
      <style:table-column-properties fo:break-before="auto" style:column-width="81.54mm"/>
    </style:style>
    <style:style style:name="co15" style:family="table-column">
      <style:table-column-properties fo:break-before="auto" style:column-width="70.36mm"/>
    </style:style>
    <style:style style:name="co16" style:family="table-column">
      <style:table-column-properties fo:break-before="auto" style:column-width="77.86mm"/>
    </style:style>
    <style:style style:name="co18" style:family="table-column">
      <style:table-column-properties fo:break-before="auto" style:column-width="42.07mm"/>
    </style:style>
    <style:style style:name="co19" style:family="table-column">
      <style:table-column-properties fo:break-before="auto" style:column-width="57.04mm"/>
    </style:style>
    <style:style style:name="ro6" style:family="table-row">
      <style:table-row-properties style:row-height="5.29mm" fo:break-before="auto" style:use-optimal-row-height="true"/>
    </style:style>
    <style:style style:name="ro7" style:family="table-row">
      <style:table-row-properties style:row-height="21.57mm" fo:break-before="auto" style:use-optimal-row-height="true"/>
    </style:style>
    <style:style style:name="ro8" style:family="table-row">
      <style:table-row-properties style:row-height="8.15mm" fo:break-before="auto" style:use-optimal-row-height="true"/>
    </style:style>
    <style:style style:name="ro9" style:family="table-row">
      <style:table-row-properties style:row-height="8.61mm" fo:break-before="auto" style:use-optimal-row-height="true"/>
    </style:style>
    <style:style style:name="ro10" style:family="table-row">
      <style:table-row-properties style:row-height="18.19mm" fo:break-before="auto" style:use-optimal-row-height="true"/>
    </style:style>
    <style:style style:name="ro11" style:family="table-row">
      <style:table-row-properties style:row-height="13.39mm" fo:break-before="auto" style:use-optimal-row-height="true"/>
    </style:style>
    <style:style style:name="ro40" style:family="table-row">
      <style:table-row-properties style:row-height="26.05mm" fo:break-before="auto" style:use-optimal-row-height="true"/>
    </style:style>
    <style:style style:name="ro13" style:family="table-row">
      <style:table-row-properties style:row-height="12.63mm" fo:break-before="auto" style:use-optimal-row-height="true"/>
    </style:style>
    <style:style style:name="ro41" style:family="table-row">
      <style:table-row-properties style:row-height="30.53mm" fo:break-before="auto" style:use-optimal-row-height="true"/>
    </style:style>
    <style:style style:name="ro42" style:family="table-row">
      <style:table-row-properties style:row-height="13.81mm" fo:break-before="auto" style:use-optimal-row-height="true"/>
    </style:style>
    <style:style style:name="ro17" style:family="table-row">
      <style:table-row-properties style:row-height="17.11mm" fo:break-before="auto" style:use-optimal-row-height="true"/>
    </style:style>
    <style:style style:name="ro43" style:family="table-row">
      <style:table-row-properties style:row-height="22.97mm" fo:break-before="auto" style:use-optimal-row-height="true"/>
    </style:style>
    <style:style style:name="ro16" style:family="table-row">
      <style:table-row-properties style:row-height="7.74mm" fo:break-before="auto" style:use-optimal-row-height="true"/>
    </style:style>
    <style:style style:name="ro21" style:family="table-row">
      <style:table-row-properties style:row-height="10.92mm" fo:break-before="auto" style:use-optimal-row-height="false"/>
    </style:style>
    <style:style style:name="ro19" style:family="table-row">
      <style:table-row-properties style:row-height="8.55mm" fo:break-before="auto" style:use-optimal-row-height="true"/>
    </style:style>
    <style:style style:name="ro22" style:family="table-row">
      <style:table-row-properties style:row-height="22.37mm" fo:break-before="auto" style:use-optimal-row-height="true"/>
    </style:style>
    <style:style style:name="ro23" style:family="table-row">
      <style:table-row-properties style:row-height="17.76mm" fo:break-before="auto" style:use-optimal-row-height="true"/>
    </style:style>
    <style:style style:name="ro20" style:family="table-row">
      <style:table-row-properties style:row-height="13.16mm" fo:break-before="auto" style:use-optimal-row-height="true"/>
    </style:style>
    <style:style style:name="ro24" style:family="table-row">
      <style:table-row-properties style:row-height="31.59mm" fo:break-before="auto" style:use-optimal-row-height="true"/>
    </style:style>
    <style:style style:name="ro25" style:family="table-row">
      <style:table-row-properties style:row-height="31.41mm" fo:break-before="auto" style:use-optimal-row-height="false"/>
    </style:style>
    <style:style style:name="ro5" style:family="table-row">
      <style:table-row-properties style:row-height="4.52mm" fo:break-before="auto" style:use-optimal-row-height="true"/>
    </style:style>
    <style:style style:name="ro26" style:family="table-row">
      <style:table-row-properties style:row-height="8.68mm" fo:break-before="auto" style:use-optimal-row-height="true"/>
    </style:style>
    <style:style style:name="ro27" style:family="table-row">
      <style:table-row-properties style:row-height="12.33mm" fo:break-before="auto" style:use-optimal-row-height="false"/>
    </style:style>
    <style:style style:name="ro28" style:family="table-row">
      <style:table-row-properties style:row-height="26.92mm" fo:break-before="auto" style:use-optimal-row-height="true"/>
    </style:style>
    <style:style style:name="ro29" style:family="table-row">
      <style:table-row-properties style:row-height="8.87mm" fo:break-before="auto" style:use-optimal-row-height="true"/>
    </style:style>
    <style:style style:name="ro30" style:family="table-row">
      <style:table-row-properties style:row-height="22.56mm" fo:break-before="auto" style:use-optimal-row-height="true"/>
    </style:style>
    <style:style style:name="ro31" style:family="table-row">
      <style:table-row-properties style:row-height="46.14mm" fo:break-before="auto" style:use-optimal-row-height="false"/>
    </style:style>
    <style:style style:name="ro32" style:family="table-row">
      <style:table-row-properties style:row-height="49.23mm" fo:break-before="auto" style:use-optimal-row-height="false"/>
    </style:style>
    <style:style style:name="ro35" style:family="table-row">
      <style:table-row-properties style:row-height="18.75mm" fo:break-before="auto" style:use-optimal-row-height="true"/>
    </style:style>
    <style:style style:name="ro36" style:family="table-row">
      <style:table-row-properties style:row-height="7.88mm" fo:break-before="auto" style:use-optimal-row-height="true"/>
    </style:style>
    <style:style style:name="ro33" style:family="table-row">
      <style:table-row-properties style:row-height="12.14mm" fo:break-before="auto" style:use-optimal-row-height="true"/>
    </style:style>
    <style:style style:name="ro34" style:family="table-row">
      <style:table-row-properties style:row-height="8.45mm" fo:break-before="auto" style:use-optimal-row-height="true"/>
    </style:style>
    <style:style style:name="ro44" style:family="table-row">
      <style:table-row-properties style:row-height="5.5mm" fo:break-before="auto" style:use-optimal-row-height="true"/>
    </style:style>
    <style:style style:name="ro45" style:family="table-row">
      <style:table-row-properties style:row-height="4.87mm" fo:break-before="auto" style:use-optimal-row-height="true"/>
    </style:style>
    <style:style style:name="ro46" style:family="table-row">
      <style:table-row-properties style:row-height="7.23mm" fo:break-before="auto" style:use-optimal-row-height="true"/>
    </style:style>
    <style:style style:name="ro47" style:family="table-row">
      <style:table-row-properties style:row-height="10.23mm" fo:break-before="auto" style:use-optimal-row-height="true"/>
    </style:style>
    <style:style style:name="ta1" style:family="table" style:master-page-name="Default">
      <style:table-properties table:display="true" style:writing-mode="lr-tb"/>
    </style:style>
    <style:style style:name="ce1166" style:family="table-cell" style:parent-style-name="Default">
      <style:table-cell-properties fo:background-color="#ffcc00" style:text-align-source="fix" style:repeat-content="false" fo:border="0.06pt solid #000000" style:vertical-align="middle"/>
      <style:paragraph-properties fo:text-align="center" fo:margin-left="0mm"/>
      <style:text-properties style:text-position="" fo:font-size="12pt" fo:font-weight="bold" style:font-size-asian="12pt" style:font-weight-asian="bold" style:font-size-complex="12pt" style:font-weight-complex="bold"/>
    </style:style>
    <style:style style:name="ce1167" style:family="table-cell" style:parent-style-name="Default">
      <style:table-cell-properties fo:background-color="#ffff00" style:text-align-source="fix" style:repeat-content="false" fo:border="0.06pt solid #000000" style:vertical-align="middle"/>
      <style:paragraph-properties fo:text-align="center" fo:margin-left="0mm"/>
      <style:text-properties style:text-position="" fo:font-size="12pt" fo:font-weight="bold" style:font-size-asian="12pt" style:font-weight-asian="bold" style:font-size-complex="12pt" style:font-weight-complex="bold"/>
    </style:style>
    <style:style style:name="ce116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3"/>
    </style:style>
    <style:style style:name="ce116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4"/>
    </style:style>
    <style:style style:name="ce117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5"/>
    </style:style>
    <style:style style:name="ce117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6"/>
    </style:style>
    <style:style style:name="ce117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7"/>
    </style:style>
    <style:style style:name="ce117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8"/>
    </style:style>
    <style:style style:name="ce117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9"/>
    </style:style>
    <style:style style:name="ce117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0"/>
    </style:style>
    <style:style style:name="ce117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1"/>
    </style:style>
    <style:style style:name="ce117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2"/>
    </style:style>
    <style:style style:name="ce117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3"/>
    </style:style>
    <style:style style:name="ce117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4"/>
    </style:style>
    <style:style style:name="ce118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5"/>
    </style:style>
    <style:style style:name="ce118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6"/>
    </style:style>
    <style:style style:name="ce118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7"/>
    </style:style>
    <style:style style:name="ce118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8"/>
    </style:style>
    <style:style style:name="ce118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8"/>
    </style:style>
    <style:style style:name="ce118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0"/>
    </style:style>
    <style:style style:name="ce118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1"/>
    </style:style>
    <style:style style:name="ce118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2"/>
    </style:style>
    <style:style style:name="ce118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3"/>
    </style:style>
    <style:style style:name="ce118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4"/>
    </style:style>
    <style:style style:name="ce119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5"/>
    </style:style>
    <style:style style:name="ce1191" style:family="table-cell" style:parent-style-name="Default">
      <style:table-cell-properties fo:wrap-option="wrap" fo:padding="1.99mm" style:vertical-align="top"/>
      <style:text-properties style:text-position=""/>
    </style:style>
    <style:style style:name="ce119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8"/>
    </style:style>
    <style:style style:name="ce119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29"/>
    </style:style>
    <style:style style:name="ce1194" style:family="table-cell" style:parent-style-name="Default">
      <style:table-cell-properties fo:wrap-option="wrap" fo:padding="1.99mm"/>
      <style:text-properties style:text-position=""/>
      <style:map style:condition="cell-content()!=&quot;&quot;" style:apply-style-name="cellule_20_normale" style:base-cell-address="'2 - L''île au trésor'.A30"/>
    </style:style>
    <style:style style:name="ce1195" style:family="table-cell" style:parent-style-name="Default">
      <style:table-cell-properties fo:wrap-option="wrap" fo:padding="1.99mm"/>
      <style:text-properties style:text-position=""/>
    </style:style>
    <style:style style:name="ce119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4"/>
    </style:style>
    <style:style style:name="ce119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5"/>
    </style:style>
    <style:style style:name="ce119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6"/>
    </style:style>
    <style:style style:name="ce119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9"/>
    </style:style>
    <style:style style:name="ce120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0"/>
    </style:style>
    <style:style style:name="ce120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1"/>
    </style:style>
    <style:style style:name="ce120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2"/>
    </style:style>
    <style:style style:name="ce120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3"/>
    </style:style>
    <style:style style:name="ce120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4"/>
    </style:style>
    <style:style style:name="ce120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5"/>
    </style:style>
    <style:style style:name="ce120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6"/>
    </style:style>
    <style:style style:name="ce120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7"/>
    </style:style>
    <style:style style:name="ce120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18"/>
    </style:style>
    <style:style style:name="ce120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A19"/>
    </style:style>
    <style:style style:name="ce121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21"/>
    </style:style>
    <style:style style:name="ce121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22"/>
    </style:style>
    <style:style style:name="ce121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23"/>
    </style:style>
    <style:style style:name="ce121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24"/>
    </style:style>
    <style:style style:name="ce121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B29"/>
    </style:style>
    <style:style style:name="ce121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11"/>
    </style:style>
    <style:style style:name="ce121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12"/>
    </style:style>
    <style:style style:name="ce121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13"/>
    </style:style>
    <style:style style:name="ce121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14"/>
    </style:style>
    <style:style style:name="ce121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15"/>
    </style:style>
    <style:style style:name="ce122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16"/>
    </style:style>
    <style:style style:name="ce122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29"/>
    </style:style>
    <style:style style:name="ce122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C30"/>
    </style:style>
    <style:style style:name="ce122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D3"/>
    </style:style>
    <style:style style:name="ce122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D19"/>
    </style:style>
    <style:style style:name="ce122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D27"/>
    </style:style>
    <style:style style:name="ce122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D28"/>
    </style:style>
    <style:style style:name="ce122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D29"/>
    </style:style>
    <style:style style:name="ce122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5"/>
    </style:style>
    <style:style style:name="ce122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6"/>
    </style:style>
    <style:style style:name="ce123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7"/>
    </style:style>
    <style:style style:name="ce123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8"/>
    </style:style>
    <style:style style:name="ce123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9"/>
    </style:style>
    <style:style style:name="ce123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0"/>
    </style:style>
    <style:style style:name="ce123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1"/>
    </style:style>
    <style:style style:name="ce123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2"/>
    </style:style>
    <style:style style:name="ce123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3"/>
    </style:style>
    <style:style style:name="ce123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4"/>
    </style:style>
    <style:style style:name="ce123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5"/>
    </style:style>
    <style:style style:name="ce123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6"/>
    </style:style>
    <style:style style:name="ce124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7"/>
    </style:style>
    <style:style style:name="ce124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18"/>
    </style:style>
    <style:style style:name="ce124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27"/>
    </style:style>
    <style:style style:name="ce124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D28"/>
    </style:style>
    <style:style style:name="ce124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E28"/>
    </style:style>
    <style:style style:name="ce124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3"/>
    </style:style>
    <style:style style:name="ce124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4"/>
    </style:style>
    <style:style style:name="ce124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5"/>
    </style:style>
    <style:style style:name="ce124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6"/>
    </style:style>
    <style:style style:name="ce124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7"/>
    </style:style>
    <style:style style:name="ce125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8"/>
    </style:style>
    <style:style style:name="ce125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9"/>
    </style:style>
    <style:style style:name="ce125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0"/>
    </style:style>
    <style:style style:name="ce125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1"/>
    </style:style>
    <style:style style:name="ce125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2"/>
    </style:style>
    <style:style style:name="ce1255"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3"/>
    </style:style>
    <style:style style:name="ce1256"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4"/>
    </style:style>
    <style:style style:name="ce1257"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5"/>
    </style:style>
    <style:style style:name="ce1258"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6"/>
    </style:style>
    <style:style style:name="ce1259"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7"/>
    </style:style>
    <style:style style:name="ce1260"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8"/>
    </style:style>
    <style:style style:name="ce1261"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19"/>
    </style:style>
    <style:style style:name="ce1262"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25"/>
    </style:style>
    <style:style style:name="ce1263"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26"/>
    </style:style>
    <style:style style:name="ce1264" style:family="table-cell" style:parent-style-name="Default">
      <style:table-cell-properties fo:wrap-option="wrap" fo:padding="1.99mm" style:vertical-align="top"/>
      <style:text-properties style:text-position=""/>
      <style:map style:condition="cell-content()!=&quot;&quot;" style:apply-style-name="cellule_20_normale" style:base-cell-address="'2 - L''île au trésor'.F27"/>
    </style:style>
    <style:style style:name="ce1265" style:family="table-cell" style:parent-style-name="Default">
      <style:table-cell-properties fo:background-color="#ffff00" style:text-align-source="fix" style:repeat-content="false"/>
      <style:paragraph-properties fo:text-align="center" fo:margin-left="0mm"/>
      <style:text-properties style:text-position="" fo:font-size="12pt" style:font-size-asian="12pt" style:font-size-complex="12pt"/>
    </style:style>
    <style:style style:name="ce175" style:family="table-cell" style:parent-style-name="Default">
      <style:table-cell-properties fo:background-color="#ffcc00" style:text-align-source="fix" style:repeat-content="false" fo:border="0.06pt solid #000000"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76" style:family="table-cell" style:parent-style-name="Default">
      <style:table-cell-properties fo:background-color="#ffff00" style:text-align-source="fix" style:repeat-content="false" fo:border="0.06pt solid #000000" style:vertical-align="top"/>
      <style:paragraph-properties fo:text-align="center" fo:margin-left="0mm"/>
      <style:text-properties style:text-position="" fo:font-size="12pt" fo:font-weight="bold" style:font-size-asian="12pt" style:font-weight-asian="bold" style:font-size-complex="12pt" style:font-weight-complex="bold"/>
    </style:style>
    <style:style style:name="ce177" style:family="table-cell" style:parent-style-name="Default">
      <style:table-cell-properties fo:wrap-option="wrap" fo:padding="1.99mm" style:vertical-align="top"/>
      <style:text-properties style:text-position=""/>
      <style:map style:condition="cell-content()!=&quot;&quot;" style:apply-style-name="cellule_20_normale" style:base-cell-address="Taverne.A3"/>
    </style:style>
    <style:style style:name="ce17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4"/>
    </style:style>
    <style:style style:name="ce17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5"/>
    </style:style>
    <style:style style:name="ce18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6"/>
    </style:style>
    <style:style style:name="ce18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7"/>
    </style:style>
    <style:style style:name="ce18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8"/>
    </style:style>
    <style:style style:name="ce18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9"/>
    </style:style>
    <style:style style:name="ce18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0"/>
    </style:style>
    <style:style style:name="ce18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1"/>
    </style:style>
    <style:style style:name="ce18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2"/>
    </style:style>
    <style:style style:name="ce18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3"/>
    </style:style>
    <style:style style:name="ce18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4"/>
    </style:style>
    <style:style style:name="ce18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5"/>
    </style:style>
    <style:style style:name="ce19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6"/>
    </style:style>
    <style:style style:name="ce19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7"/>
    </style:style>
    <style:style style:name="ce19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8"/>
    </style:style>
    <style:style style:name="ce19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19"/>
    </style:style>
    <style:style style:name="ce19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0"/>
    </style:style>
    <style:style style:name="ce19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1"/>
    </style:style>
    <style:style style:name="ce19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2"/>
    </style:style>
    <style:style style:name="ce19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3"/>
    </style:style>
    <style:style style:name="ce19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4"/>
    </style:style>
    <style:style style:name="ce19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5"/>
    </style:style>
    <style:style style:name="ce20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6"/>
    </style:style>
    <style:style style:name="ce20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7"/>
    </style:style>
    <style:style style:name="ce20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8"/>
    </style:style>
    <style:style style:name="ce20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A29"/>
    </style:style>
    <style:style style:name="ce204" style:family="table-cell" style:parent-style-name="Default">
      <style:table-cell-properties fo:wrap-option="wrap" fo:padding="1.99mm" style:vertical-align="top"/>
      <style:text-properties style:text-position=""/>
      <style:map style:condition="cell-content()!=&quot;&quot;" style:apply-style-name="cellule_20_normale" style:base-cell-address="Taverne.A30"/>
    </style:style>
    <style:style style:name="ce205" style:family="table-cell" style:parent-style-name="Default">
      <style:table-cell-properties fo:wrap-option="wrap" fo:padding="1.99mm" style:vertical-align="top"/>
      <style:text-properties style:text-position=""/>
      <style:map style:condition="cell-content()!=&quot;&quot;" style:apply-style-name="cellule_20_normale" style:base-cell-address="Taverne.A31"/>
    </style:style>
    <style:style style:name="ce206" style:family="table-cell" style:parent-style-name="Default">
      <style:table-cell-properties fo:wrap-option="wrap" fo:padding="1.99mm" style:vertical-align="top"/>
      <style:text-properties style:text-position=""/>
      <style:map style:condition="cell-content()!=&quot;&quot;" style:apply-style-name="cellule_20_normale" style:base-cell-address="Taverne.A32"/>
    </style:style>
    <style:style style:name="ce207" style:family="table-cell" style:parent-style-name="Default">
      <style:table-cell-properties fo:wrap-option="wrap" fo:padding="1.99mm" style:vertical-align="top"/>
      <style:text-properties style:text-position=""/>
      <style:map style:condition="cell-content()!=&quot;&quot;" style:apply-style-name="cellule_20_normale" style:base-cell-address="Taverne.A33"/>
    </style:style>
    <style:style style:name="ce208" style:family="table-cell" style:parent-style-name="Default">
      <style:table-cell-properties fo:wrap-option="wrap" fo:padding="1.99mm" style:vertical-align="top"/>
      <style:text-properties style:text-position=""/>
      <style:map style:condition="cell-content()!=&quot;&quot;" style:apply-style-name="cellule_20_normale" style:base-cell-address="Taverne.A34"/>
    </style:style>
    <style:style style:name="ce209" style:family="table-cell" style:parent-style-name="Default">
      <style:table-cell-properties fo:wrap-option="wrap" fo:padding="1.99mm" style:vertical-align="top"/>
      <style:text-properties style:text-position=""/>
      <style:map style:condition="cell-content()!=&quot;&quot;" style:apply-style-name="cellule_20_normale" style:base-cell-address="Taverne.A35"/>
    </style:style>
    <style:style style:name="ce210" style:family="table-cell" style:parent-style-name="Default">
      <style:table-cell-properties fo:wrap-option="wrap" fo:padding="1.99mm" style:vertical-align="top"/>
      <style:text-properties style:text-position=""/>
      <style:map style:condition="cell-content()!=&quot;&quot;" style:apply-style-name="cellule_20_normale" style:base-cell-address="Taverne.A36"/>
    </style:style>
    <style:style style:name="ce211" style:family="table-cell" style:parent-style-name="Default">
      <style:table-cell-properties style:vertical-align="top"/>
      <style:text-properties style:text-position=""/>
    </style:style>
    <style:style style:name="ce21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4"/>
    </style:style>
    <style:style style:name="ce21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5"/>
    </style:style>
    <style:style style:name="ce21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6"/>
    </style:style>
    <style:style style:name="ce21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7"/>
    </style:style>
    <style:style style:name="ce21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8"/>
    </style:style>
    <style:style style:name="ce21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9"/>
    </style:style>
    <style:style style:name="ce21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0"/>
    </style:style>
    <style:style style:name="ce21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1"/>
    </style:style>
    <style:style style:name="ce22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2"/>
    </style:style>
    <style:style style:name="ce22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3"/>
    </style:style>
    <style:style style:name="ce22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4"/>
    </style:style>
    <style:style style:name="ce22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5"/>
    </style:style>
    <style:style style:name="ce22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6"/>
    </style:style>
    <style:style style:name="ce22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7"/>
    </style:style>
    <style:style style:name="ce22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8"/>
    </style:style>
    <style:style style:name="ce22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19"/>
    </style:style>
    <style:style style:name="ce22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0"/>
    </style:style>
    <style:style style:name="ce22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1"/>
    </style:style>
    <style:style style:name="ce23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2"/>
    </style:style>
    <style:style style:name="ce23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3"/>
    </style:style>
    <style:style style:name="ce23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4"/>
    </style:style>
    <style:style style:name="ce23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5"/>
    </style:style>
    <style:style style:name="ce234" style:family="table-cell" style:parent-style-name="Default">
      <style:table-cell-properties fo:wrap-option="wrap" fo:border="0.06pt solid #000000" fo:padding="1.99mm"/>
      <style:text-properties style:text-position=""/>
    </style:style>
    <style:style style:name="ce23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8"/>
    </style:style>
    <style:style style:name="ce23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B29"/>
    </style:style>
    <style:style style:name="ce23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4"/>
    </style:style>
    <style:style style:name="ce23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5"/>
    </style:style>
    <style:style style:name="ce23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6"/>
    </style:style>
    <style:style style:name="ce24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7"/>
    </style:style>
    <style:style style:name="ce24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8"/>
    </style:style>
    <style:style style:name="ce24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9"/>
    </style:style>
    <style:style style:name="ce24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0"/>
    </style:style>
    <style:style style:name="ce24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1"/>
    </style:style>
    <style:style style:name="ce24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2"/>
    </style:style>
    <style:style style:name="ce24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3"/>
    </style:style>
    <style:style style:name="ce24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4"/>
    </style:style>
    <style:style style:name="ce24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5"/>
    </style:style>
    <style:style style:name="ce24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6"/>
    </style:style>
    <style:style style:name="ce25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19"/>
    </style:style>
    <style:style style:name="ce25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0"/>
    </style:style>
    <style:style style:name="ce25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1"/>
    </style:style>
    <style:style style:name="ce25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2"/>
    </style:style>
    <style:style style:name="ce25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3"/>
    </style:style>
    <style:style style:name="ce25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4"/>
    </style:style>
    <style:style style:name="ce25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5"/>
    </style:style>
    <style:style style:name="ce25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6"/>
    </style:style>
    <style:style style:name="ce25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8"/>
    </style:style>
    <style:style style:name="ce25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C29"/>
    </style:style>
    <style:style style:name="ce260" style:family="table-cell" style:parent-style-name="Default">
      <style:table-cell-properties fo:wrap-option="wrap" fo:padding="1.99mm" style:vertical-align="top"/>
      <style:text-properties style:text-position=""/>
      <style:map style:condition="cell-content()!=&quot;&quot;" style:apply-style-name="cellule_20_normale" style:base-cell-address="Taverne.D3"/>
    </style:style>
    <style:style style:name="ce26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D12"/>
    </style:style>
    <style:style style:name="ce26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D13"/>
    </style:style>
    <style:style style:name="ce26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D14"/>
    </style:style>
    <style:style style:name="ce264" style:family="table-cell" style:parent-style-name="Default">
      <style:table-cell-properties fo:wrap-option="wrap" fo:padding="1.99mm" style:vertical-align="top"/>
      <style:text-properties style:text-position=""/>
      <style:map style:condition="cell-content()!=&quot;&quot;" style:apply-style-name="cellule_20_normale" style:base-cell-address="Taverne.D30"/>
    </style:style>
    <style:style style:name="ce26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12"/>
    </style:style>
    <style:style style:name="ce26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15"/>
    </style:style>
    <style:style style:name="ce26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16"/>
    </style:style>
    <style:style style:name="ce26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17"/>
    </style:style>
    <style:style style:name="ce269"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18"/>
    </style:style>
    <style:style style:name="ce27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19"/>
    </style:style>
    <style:style style:name="ce27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0"/>
    </style:style>
    <style:style style:name="ce27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1"/>
    </style:style>
    <style:style style:name="ce27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2"/>
    </style:style>
    <style:style style:name="ce27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3"/>
    </style:style>
    <style:style style:name="ce27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4"/>
    </style:style>
    <style:style style:name="ce276"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5"/>
    </style:style>
    <style:style style:name="ce277"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6"/>
    </style:style>
    <style:style style:name="ce278"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E27"/>
    </style:style>
    <style:style style:name="ce279" style:family="table-cell" style:parent-style-name="Default">
      <style:table-cell-properties fo:wrap-option="wrap" fo:padding="1.99mm" style:vertical-align="top"/>
      <style:text-properties style:text-position=""/>
      <style:map style:condition="cell-content()!=&quot;&quot;" style:apply-style-name="cellule_20_normale" style:base-cell-address="Taverne.F3"/>
    </style:style>
    <style:style style:name="ce280"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F17"/>
    </style:style>
    <style:style style:name="ce281"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F18"/>
    </style:style>
    <style:style style:name="ce282"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F19"/>
    </style:style>
    <style:style style:name="ce283"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F20"/>
    </style:style>
    <style:style style:name="ce284"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F22"/>
    </style:style>
    <style:style style:name="ce285" style:family="table-cell" style:parent-style-name="Default">
      <style:table-cell-properties fo:wrap-option="wrap" fo:border="0.06pt solid #000000" fo:padding="1.99mm"/>
      <style:text-properties style:text-position=""/>
      <style:map style:condition="cell-content()!=&quot;&quot;" style:apply-style-name="cellule_20_normale" style:base-cell-address="Taverne.F23"/>
    </style:style>
    <style:style style:name="ce286" style:family="table-cell" style:parent-style-name="Default">
      <style:table-cell-properties fo:wrap-option="wrap" fo:padding="1.99mm" style:vertical-align="top"/>
      <style:text-properties style:text-position=""/>
      <style:map style:condition="cell-content()!=&quot;&quot;" style:apply-style-name="cellule_20_normale" style:base-cell-address="Taverne.F30"/>
    </style:style>
    <style:style style:name="ce287" style:family="table-cell" style:parent-style-name="Default">
      <style:table-cell-properties fo:background-color="#ffff00" style:text-align-source="fix" style:repeat-content="false" style:vertical-align="top"/>
      <style:paragraph-properties fo:text-align="center" fo:margin-left="0mm"/>
      <style:text-properties style:text-position="" fo:font-size="12pt" style:font-size-asian="12pt" style:font-size-complex="12pt"/>
    </style:style>
    <style:style style:name="ce33" style:family="table-cell" style:parent-style-name="Default">
      <style:table-cell-properties fo:wrap-option="wrap" fo:padding="1.99mm" style:vertical-align="top"/>
      <style:text-properties style:text-position=""/>
    </style:style>
    <style:style style:name="ce28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
    </style:style>
    <style:style style:name="ce28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
    </style:style>
    <style:style style:name="ce29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
    </style:style>
    <style:style style:name="ce29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
    </style:style>
    <style:style style:name="ce29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
    </style:style>
    <style:style style:name="ce29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
    </style:style>
    <style:style style:name="ce29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7"/>
    </style:style>
    <style:style style:name="ce29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8"/>
    </style:style>
    <style:style style:name="ce29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9"/>
    </style:style>
    <style:style style:name="ce29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0"/>
    </style:style>
    <style:style style:name="ce29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1"/>
    </style:style>
    <style:style style:name="ce29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2"/>
    </style:style>
    <style:style style:name="ce30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3"/>
    </style:style>
    <style:style style:name="ce30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4"/>
    </style:style>
    <style:style style:name="ce30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5"/>
    </style:style>
    <style:style style:name="ce30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6"/>
    </style:style>
    <style:style style:name="ce30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7"/>
    </style:style>
    <style:style style:name="ce30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8"/>
    </style:style>
    <style:style style:name="ce30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29"/>
    </style:style>
    <style:style style:name="ce30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0"/>
    </style:style>
    <style:style style:name="ce30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1"/>
    </style:style>
    <style:style style:name="ce30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2"/>
    </style:style>
    <style:style style:name="ce31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3"/>
    </style:style>
    <style:style style:name="ce31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4"/>
    </style:style>
    <style:style style:name="ce31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5"/>
    </style:style>
    <style:style style:name="ce31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6"/>
    </style:style>
    <style:style style:name="ce31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7"/>
    </style:style>
    <style:style style:name="ce31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8"/>
    </style:style>
    <style:style style:name="ce31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39"/>
    </style:style>
    <style:style style:name="ce31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0"/>
    </style:style>
    <style:style style:name="ce31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1"/>
    </style:style>
    <style:style style:name="ce31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2"/>
    </style:style>
    <style:style style:name="ce32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3"/>
    </style:style>
    <style:style style:name="ce32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4"/>
    </style:style>
    <style:style style:name="ce32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5"/>
    </style:style>
    <style:style style:name="ce32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6"/>
    </style:style>
    <style:style style:name="ce32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7"/>
    </style:style>
    <style:style style:name="ce32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8"/>
    </style:style>
    <style:style style:name="ce32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49"/>
    </style:style>
    <style:style style:name="ce32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0"/>
    </style:style>
    <style:style style:name="ce32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1"/>
    </style:style>
    <style:style style:name="ce32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2"/>
    </style:style>
    <style:style style:name="ce33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3"/>
    </style:style>
    <style:style style:name="ce33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4"/>
    </style:style>
    <style:style style:name="ce33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5"/>
    </style:style>
    <style:style style:name="ce33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6"/>
    </style:style>
    <style:style style:name="ce33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7"/>
    </style:style>
    <style:style style:name="ce33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8"/>
    </style:style>
    <style:style style:name="ce33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59"/>
    </style:style>
    <style:style style:name="ce33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0"/>
    </style:style>
    <style:style style:name="ce33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1"/>
    </style:style>
    <style:style style:name="ce33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2"/>
    </style:style>
    <style:style style:name="ce34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3"/>
    </style:style>
    <style:style style:name="ce34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4"/>
    </style:style>
    <style:style style:name="ce34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5"/>
    </style:style>
    <style:style style:name="ce34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6"/>
    </style:style>
    <style:style style:name="ce34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7"/>
    </style:style>
    <style:style style:name="ce34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8"/>
    </style:style>
    <style:style style:name="ce34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69"/>
    </style:style>
    <style:style style:name="ce34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0"/>
    </style:style>
    <style:style style:name="ce34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1"/>
    </style:style>
    <style:style style:name="ce34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2"/>
    </style:style>
    <style:style style:name="ce35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3"/>
    </style:style>
    <style:style style:name="ce35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4"/>
    </style:style>
    <style:style style:name="ce35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5"/>
    </style:style>
    <style:style style:name="ce35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6"/>
    </style:style>
    <style:style style:name="ce35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7"/>
    </style:style>
    <style:style style:name="ce35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8"/>
    </style:style>
    <style:style style:name="ce35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79"/>
    </style:style>
    <style:style style:name="ce35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0"/>
    </style:style>
    <style:style style:name="ce35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1"/>
    </style:style>
    <style:style style:name="ce35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2"/>
    </style:style>
    <style:style style:name="ce36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3"/>
    </style:style>
    <style:style style:name="ce36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4"/>
    </style:style>
    <style:style style:name="ce36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5"/>
    </style:style>
    <style:style style:name="ce36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6"/>
    </style:style>
    <style:style style:name="ce36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7"/>
    </style:style>
    <style:style style:name="ce36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8"/>
    </style:style>
    <style:style style:name="ce36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89"/>
    </style:style>
    <style:style style:name="ce36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0"/>
    </style:style>
    <style:style style:name="ce36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1"/>
    </style:style>
    <style:style style:name="ce36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2"/>
    </style:style>
    <style:style style:name="ce37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3"/>
    </style:style>
    <style:style style:name="ce37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4"/>
    </style:style>
    <style:style style:name="ce37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5"/>
    </style:style>
    <style:style style:name="ce37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6"/>
    </style:style>
    <style:style style:name="ce37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7"/>
    </style:style>
    <style:style style:name="ce37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8"/>
    </style:style>
    <style:style style:name="ce37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99"/>
    </style:style>
    <style:style style:name="ce37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0"/>
    </style:style>
    <style:style style:name="ce37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1"/>
    </style:style>
    <style:style style:name="ce37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2"/>
    </style:style>
    <style:style style:name="ce38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3"/>
    </style:style>
    <style:style style:name="ce38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4"/>
    </style:style>
    <style:style style:name="ce38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5"/>
    </style:style>
    <style:style style:name="ce38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6"/>
    </style:style>
    <style:style style:name="ce38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7"/>
    </style:style>
    <style:style style:name="ce38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8"/>
    </style:style>
    <style:style style:name="ce38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09"/>
    </style:style>
    <style:style style:name="ce38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0"/>
    </style:style>
    <style:style style:name="ce38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1"/>
    </style:style>
    <style:style style:name="ce38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2"/>
    </style:style>
    <style:style style:name="ce39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3"/>
    </style:style>
    <style:style style:name="ce39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4"/>
    </style:style>
    <style:style style:name="ce39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5"/>
    </style:style>
    <style:style style:name="ce39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6"/>
    </style:style>
    <style:style style:name="ce39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7"/>
    </style:style>
    <style:style style:name="ce39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8"/>
    </style:style>
    <style:style style:name="ce39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19"/>
    </style:style>
    <style:style style:name="ce39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20"/>
    </style:style>
    <style:style style:name="ce39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21"/>
    </style:style>
    <style:style style:name="ce39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A122"/>
    </style:style>
    <style:style style:name="ce40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3"/>
    </style:style>
    <style:style style:name="ce40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4"/>
    </style:style>
    <style:style style:name="ce40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5"/>
    </style:style>
    <style:style style:name="ce40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6"/>
    </style:style>
    <style:style style:name="ce40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7"/>
    </style:style>
    <style:style style:name="ce40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8"/>
    </style:style>
    <style:style style:name="ce40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10"/>
    </style:style>
    <style:style style:name="ce40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11"/>
    </style:style>
    <style:style style:name="ce40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12"/>
    </style:style>
    <style:style style:name="ce40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13"/>
    </style:style>
    <style:style style:name="ce41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14"/>
    </style:style>
    <style:style style:name="ce41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15"/>
    </style:style>
    <style:style style:name="ce41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B16"/>
    </style:style>
    <style:style style:name="ce41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
    </style:style>
    <style:style style:name="ce41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
    </style:style>
    <style:style style:name="ce41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
    </style:style>
    <style:style style:name="ce41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
    </style:style>
    <style:style style:name="ce41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
    </style:style>
    <style:style style:name="ce41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
    </style:style>
    <style:style style:name="ce41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
    </style:style>
    <style:style style:name="ce42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2"/>
    </style:style>
    <style:style style:name="ce42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3"/>
    </style:style>
    <style:style style:name="ce42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7"/>
    </style:style>
    <style:style style:name="ce42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8"/>
    </style:style>
    <style:style style:name="ce42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9"/>
    </style:style>
    <style:style style:name="ce42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0"/>
    </style:style>
    <style:style style:name="ce42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1"/>
    </style:style>
    <style:style style:name="ce42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2"/>
    </style:style>
    <style:style style:name="ce42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3"/>
    </style:style>
    <style:style style:name="ce42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4"/>
    </style:style>
    <style:style style:name="ce43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5"/>
    </style:style>
    <style:style style:name="ce43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6"/>
    </style:style>
    <style:style style:name="ce43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7"/>
    </style:style>
    <style:style style:name="ce43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8"/>
    </style:style>
    <style:style style:name="ce43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29"/>
    </style:style>
    <style:style style:name="ce43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0"/>
    </style:style>
    <style:style style:name="ce43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1"/>
    </style:style>
    <style:style style:name="ce43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2"/>
    </style:style>
    <style:style style:name="ce43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3"/>
    </style:style>
    <style:style style:name="ce43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4"/>
    </style:style>
    <style:style style:name="ce44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5"/>
    </style:style>
    <style:style style:name="ce44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6"/>
    </style:style>
    <style:style style:name="ce44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7"/>
    </style:style>
    <style:style style:name="ce44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8"/>
    </style:style>
    <style:style style:name="ce44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39"/>
    </style:style>
    <style:style style:name="ce44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0"/>
    </style:style>
    <style:style style:name="ce44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1"/>
    </style:style>
    <style:style style:name="ce44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2"/>
    </style:style>
    <style:style style:name="ce44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3"/>
    </style:style>
    <style:style style:name="ce44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4"/>
    </style:style>
    <style:style style:name="ce45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5"/>
    </style:style>
    <style:style style:name="ce45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6"/>
    </style:style>
    <style:style style:name="ce45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7"/>
    </style:style>
    <style:style style:name="ce45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8"/>
    </style:style>
    <style:style style:name="ce45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49"/>
    </style:style>
    <style:style style:name="ce45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0"/>
    </style:style>
    <style:style style:name="ce45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1"/>
    </style:style>
    <style:style style:name="ce45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2"/>
    </style:style>
    <style:style style:name="ce45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3"/>
    </style:style>
    <style:style style:name="ce45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4"/>
    </style:style>
    <style:style style:name="ce46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5"/>
    </style:style>
    <style:style style:name="ce46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6"/>
    </style:style>
    <style:style style:name="ce46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7"/>
    </style:style>
    <style:style style:name="ce46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8"/>
    </style:style>
    <style:style style:name="ce46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59"/>
    </style:style>
    <style:style style:name="ce46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0"/>
    </style:style>
    <style:style style:name="ce46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1"/>
    </style:style>
    <style:style style:name="ce46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2"/>
    </style:style>
    <style:style style:name="ce46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3"/>
    </style:style>
    <style:style style:name="ce46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4"/>
    </style:style>
    <style:style style:name="ce47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5"/>
    </style:style>
    <style:style style:name="ce47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6"/>
    </style:style>
    <style:style style:name="ce47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7"/>
    </style:style>
    <style:style style:name="ce47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8"/>
    </style:style>
    <style:style style:name="ce47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69"/>
    </style:style>
    <style:style style:name="ce47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0"/>
    </style:style>
    <style:style style:name="ce47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1"/>
    </style:style>
    <style:style style:name="ce47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2"/>
    </style:style>
    <style:style style:name="ce47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3"/>
    </style:style>
    <style:style style:name="ce47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4"/>
    </style:style>
    <style:style style:name="ce48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5"/>
    </style:style>
    <style:style style:name="ce48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6"/>
    </style:style>
    <style:style style:name="ce48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7"/>
    </style:style>
    <style:style style:name="ce48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8"/>
    </style:style>
    <style:style style:name="ce48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79"/>
    </style:style>
    <style:style style:name="ce48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0"/>
    </style:style>
    <style:style style:name="ce48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1"/>
    </style:style>
    <style:style style:name="ce48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2"/>
    </style:style>
    <style:style style:name="ce48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3"/>
    </style:style>
    <style:style style:name="ce48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4"/>
    </style:style>
    <style:style style:name="ce49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5"/>
    </style:style>
    <style:style style:name="ce49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6"/>
    </style:style>
    <style:style style:name="ce49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7"/>
    </style:style>
    <style:style style:name="ce49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8"/>
    </style:style>
    <style:style style:name="ce49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89"/>
    </style:style>
    <style:style style:name="ce49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0"/>
    </style:style>
    <style:style style:name="ce49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1"/>
    </style:style>
    <style:style style:name="ce49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2"/>
    </style:style>
    <style:style style:name="ce49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3"/>
    </style:style>
    <style:style style:name="ce49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4"/>
    </style:style>
    <style:style style:name="ce50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5"/>
    </style:style>
    <style:style style:name="ce50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6"/>
    </style:style>
    <style:style style:name="ce50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7"/>
    </style:style>
    <style:style style:name="ce50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8"/>
    </style:style>
    <style:style style:name="ce50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99"/>
    </style:style>
    <style:style style:name="ce50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0"/>
    </style:style>
    <style:style style:name="ce50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1"/>
    </style:style>
    <style:style style:name="ce50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2"/>
    </style:style>
    <style:style style:name="ce50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3"/>
    </style:style>
    <style:style style:name="ce50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4"/>
    </style:style>
    <style:style style:name="ce51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5"/>
    </style:style>
    <style:style style:name="ce51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6"/>
    </style:style>
    <style:style style:name="ce51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7"/>
    </style:style>
    <style:style style:name="ce51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8"/>
    </style:style>
    <style:style style:name="ce51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09"/>
    </style:style>
    <style:style style:name="ce51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0"/>
    </style:style>
    <style:style style:name="ce51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1"/>
    </style:style>
    <style:style style:name="ce51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2"/>
    </style:style>
    <style:style style:name="ce51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3"/>
    </style:style>
    <style:style style:name="ce51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4"/>
    </style:style>
    <style:style style:name="ce52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5"/>
    </style:style>
    <style:style style:name="ce52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6"/>
    </style:style>
    <style:style style:name="ce52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7"/>
    </style:style>
    <style:style style:name="ce52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8"/>
    </style:style>
    <style:style style:name="ce52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19"/>
    </style:style>
    <style:style style:name="ce52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20"/>
    </style:style>
    <style:style style:name="ce52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21"/>
    </style:style>
    <style:style style:name="ce52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A122"/>
    </style:style>
    <style:style style:name="ce52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3"/>
    </style:style>
    <style:style style:name="ce52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4"/>
    </style:style>
    <style:style style:name="ce53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5"/>
    </style:style>
    <style:style style:name="ce53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6"/>
    </style:style>
    <style:style style:name="ce53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7"/>
    </style:style>
    <style:style style:name="ce53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8"/>
    </style:style>
    <style:style style:name="ce53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9"/>
    </style:style>
    <style:style style:name="ce53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10"/>
    </style:style>
    <style:style style:name="ce53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12"/>
    </style:style>
    <style:style style:name="ce53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13"/>
    </style:style>
    <style:style style:name="ce53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15"/>
    </style:style>
    <style:style style:name="ce53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B16"/>
    </style:style>
    <style:style style:name="ce54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3"/>
    </style:style>
    <style:style style:name="ce54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4"/>
    </style:style>
    <style:style style:name="ce54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5"/>
    </style:style>
    <style:style style:name="ce54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6"/>
    </style:style>
    <style:style style:name="ce54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7"/>
    </style:style>
    <style:style style:name="ce54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8"/>
    </style:style>
    <style:style style:name="ce54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9"/>
    </style:style>
    <style:style style:name="ce54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10"/>
    </style:style>
    <style:style style:name="ce54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12"/>
    </style:style>
    <style:style style:name="ce549"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C13"/>
    </style:style>
    <style:style style:name="ce550"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3"/>
    </style:style>
    <style:style style:name="ce551"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4"/>
    </style:style>
    <style:style style:name="ce552"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6"/>
    </style:style>
    <style:style style:name="ce553"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7"/>
    </style:style>
    <style:style style:name="ce554"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8"/>
    </style:style>
    <style:style style:name="ce555"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9"/>
    </style:style>
    <style:style style:name="ce556"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10"/>
    </style:style>
    <style:style style:name="ce557"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12"/>
    </style:style>
    <style:style style:name="ce558" style:family="table-cell" style:parent-style-name="Default">
      <style:table-cell-properties fo:wrap-option="wrap" fo:padding="1.99mm" style:vertical-align="top"/>
      <style:text-properties style:text-position=""/>
      <style:map style:condition="cell-content()!=&quot;&quot;" style:apply-style-name="cellule_20_normale" style:base-cell-address="'Ile déserte_2'.D13"/>
    </style:style>
    <style:style style:name="ce100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
    </style:style>
    <style:style style:name="ce100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5"/>
    </style:style>
    <style:style style:name="ce100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6"/>
    </style:style>
    <style:style style:name="ce100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7"/>
    </style:style>
    <style:style style:name="ce100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9"/>
    </style:style>
    <style:style style:name="ce1005"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D30"/>
    </style:style>
    <style:style style:name="ce100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1"/>
    </style:style>
    <style:style style:name="ce100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2"/>
    </style:style>
    <style:style style:name="ce100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3"/>
    </style:style>
    <style:style style:name="ce100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4"/>
    </style:style>
    <style:style style:name="ce101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5"/>
    </style:style>
    <style:style style:name="ce101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6"/>
    </style:style>
    <style:style style:name="ce101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7"/>
    </style:style>
    <style:style style:name="ce101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8"/>
    </style:style>
    <style:style style:name="ce101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9"/>
    </style:style>
    <style:style style:name="ce101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0"/>
    </style:style>
    <style:style style:name="ce101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1"/>
    </style:style>
    <style:style style:name="ce101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2"/>
    </style:style>
    <style:style style:name="ce101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3"/>
    </style:style>
    <style:style style:name="ce101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4"/>
    </style:style>
    <style:style style:name="ce102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5"/>
    </style:style>
    <style:style style:name="ce102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6"/>
    </style:style>
    <style:style style:name="ce102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47"/>
    </style:style>
    <style:style style:name="ce102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3"/>
    </style:style>
    <style:style style:name="ce102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4"/>
    </style:style>
    <style:style style:name="ce102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5"/>
    </style:style>
    <style:style style:name="ce102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6"/>
    </style:style>
    <style:style style:name="ce102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7"/>
    </style:style>
    <style:style style:name="ce102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8"/>
    </style:style>
    <style:style style:name="ce102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9"/>
    </style:style>
    <style:style style:name="ce103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10"/>
    </style:style>
    <style:style style:name="ce103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E11"/>
    </style:style>
    <style:style style:name="ce1032"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E12"/>
    </style:style>
    <style:style style:name="ce1033"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E13"/>
    </style:style>
    <style:style style:name="ce1034"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E30"/>
    </style:style>
    <style:style style:name="ce103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3"/>
    </style:style>
    <style:style style:name="ce103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4"/>
    </style:style>
    <style:style style:name="ce103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5"/>
    </style:style>
    <style:style style:name="ce103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6"/>
    </style:style>
    <style:style style:name="ce103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8"/>
    </style:style>
    <style:style style:name="ce104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9"/>
    </style:style>
    <style:style style:name="ce104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10"/>
    </style:style>
    <style:style style:name="ce104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11"/>
    </style:style>
    <style:style style:name="ce1043"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F12"/>
    </style:style>
    <style:style style:name="ce1044"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F13"/>
    </style:style>
    <style:style style:name="ce104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14"/>
    </style:style>
    <style:style style:name="ce104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15"/>
    </style:style>
    <style:style style:name="ce104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16"/>
    </style:style>
    <style:style style:name="ce104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F17"/>
    </style:style>
    <style:style style:name="ce104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3"/>
    </style:style>
    <style:style style:name="ce105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4"/>
    </style:style>
    <style:style style:name="ce105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5"/>
    </style:style>
    <style:style style:name="ce105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6"/>
    </style:style>
    <style:style style:name="ce105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7"/>
    </style:style>
    <style:style style:name="ce105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8"/>
    </style:style>
    <style:style style:name="ce105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9"/>
    </style:style>
    <style:style style:name="ce105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10"/>
    </style:style>
    <style:style style:name="ce105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12"/>
    </style:style>
    <style:style style:name="ce105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13"/>
    </style:style>
    <style:style style:name="ce105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G17"/>
    </style:style>
    <style:style style:name="ce106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H8"/>
    </style:style>
    <style:style style:name="ce106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H9"/>
    </style:style>
    <style:style style:name="ce106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H10"/>
    </style:style>
    <style:style style:name="ce106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H11"/>
    </style:style>
    <style:style style:name="ce1064"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H12"/>
    </style:style>
    <style:style style:name="ce1065"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H13"/>
    </style:style>
    <style:style style:name="ce106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8"/>
    </style:style>
    <style:style style:name="ce106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9"/>
    </style:style>
    <style:style style:name="ce106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10"/>
    </style:style>
    <style:style style:name="ce106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11"/>
    </style:style>
    <style:style style:name="ce1070"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I12"/>
    </style:style>
    <style:style style:name="ce1071"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I13"/>
    </style:style>
    <style:style style:name="ce107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14"/>
    </style:style>
    <style:style style:name="ce107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15"/>
    </style:style>
    <style:style style:name="ce107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16"/>
    </style:style>
    <style:style style:name="ce107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I17"/>
    </style:style>
    <style:style style:name="ce82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3"/>
    </style:style>
    <style:style style:name="ce82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
    </style:style>
    <style:style style:name="ce82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
    </style:style>
    <style:style style:name="ce82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
    </style:style>
    <style:style style:name="ce82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
    </style:style>
    <style:style style:name="ce82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
    </style:style>
    <style:style style:name="ce82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
    </style:style>
    <style:style style:name="ce82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
    </style:style>
    <style:style style:name="ce83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
    </style:style>
    <style:style style:name="ce83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3"/>
    </style:style>
    <style:style style:name="ce83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7"/>
    </style:style>
    <style:style style:name="ce83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8"/>
    </style:style>
    <style:style style:name="ce83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9"/>
    </style:style>
    <style:style style:name="ce83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20"/>
    </style:style>
    <style:style style:name="ce83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21"/>
    </style:style>
    <style:style style:name="ce83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22"/>
    </style:style>
    <style:style style:name="ce83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23"/>
    </style:style>
    <style:style style:name="ce839"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24"/>
    </style:style>
    <style:style style:name="ce840"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25"/>
    </style:style>
    <style:style style:name="ce841"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26"/>
    </style:style>
    <style:style style:name="ce842"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27"/>
    </style:style>
    <style:style style:name="ce843"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28"/>
    </style:style>
    <style:style style:name="ce844"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29"/>
    </style:style>
    <style:style style:name="ce845"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0"/>
    </style:style>
    <style:style style:name="ce846"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1"/>
    </style:style>
    <style:style style:name="ce847"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2"/>
    </style:style>
    <style:style style:name="ce848"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3"/>
    </style:style>
    <style:style style:name="ce849"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4"/>
    </style:style>
    <style:style style:name="ce850"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5"/>
    </style:style>
    <style:style style:name="ce851"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6"/>
    </style:style>
    <style:style style:name="ce852"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7"/>
    </style:style>
    <style:style style:name="ce853"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8"/>
    </style:style>
    <style:style style:name="ce854"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39"/>
    </style:style>
    <style:style style:name="ce855"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A40"/>
    </style:style>
    <style:style style:name="ce85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3"/>
    </style:style>
    <style:style style:name="ce85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4"/>
    </style:style>
    <style:style style:name="ce85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5"/>
    </style:style>
    <style:style style:name="ce85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6"/>
    </style:style>
    <style:style style:name="ce86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7"/>
    </style:style>
    <style:style style:name="ce86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8"/>
    </style:style>
    <style:style style:name="ce86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49"/>
    </style:style>
    <style:style style:name="ce86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0"/>
    </style:style>
    <style:style style:name="ce86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1"/>
    </style:style>
    <style:style style:name="ce86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2"/>
    </style:style>
    <style:style style:name="ce86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3"/>
    </style:style>
    <style:style style:name="ce86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4"/>
    </style:style>
    <style:style style:name="ce86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5"/>
    </style:style>
    <style:style style:name="ce86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6"/>
    </style:style>
    <style:style style:name="ce87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7"/>
    </style:style>
    <style:style style:name="ce87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8"/>
    </style:style>
    <style:style style:name="ce87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59"/>
    </style:style>
    <style:style style:name="ce87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0"/>
    </style:style>
    <style:style style:name="ce87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1"/>
    </style:style>
    <style:style style:name="ce87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2"/>
    </style:style>
    <style:style style:name="ce87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3"/>
    </style:style>
    <style:style style:name="ce87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4"/>
    </style:style>
    <style:style style:name="ce87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5"/>
    </style:style>
    <style:style style:name="ce87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6"/>
    </style:style>
    <style:style style:name="ce88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7"/>
    </style:style>
    <style:style style:name="ce88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8"/>
    </style:style>
    <style:style style:name="ce88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69"/>
    </style:style>
    <style:style style:name="ce88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0"/>
    </style:style>
    <style:style style:name="ce88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1"/>
    </style:style>
    <style:style style:name="ce88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2"/>
    </style:style>
    <style:style style:name="ce88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3"/>
    </style:style>
    <style:style style:name="ce88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4"/>
    </style:style>
    <style:style style:name="ce88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5"/>
    </style:style>
    <style:style style:name="ce88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6"/>
    </style:style>
    <style:style style:name="ce89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7"/>
    </style:style>
    <style:style style:name="ce89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8"/>
    </style:style>
    <style:style style:name="ce89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79"/>
    </style:style>
    <style:style style:name="ce89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0"/>
    </style:style>
    <style:style style:name="ce89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1"/>
    </style:style>
    <style:style style:name="ce89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2"/>
    </style:style>
    <style:style style:name="ce89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3"/>
    </style:style>
    <style:style style:name="ce89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4"/>
    </style:style>
    <style:style style:name="ce89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5"/>
    </style:style>
    <style:style style:name="ce89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6"/>
    </style:style>
    <style:style style:name="ce90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7"/>
    </style:style>
    <style:style style:name="ce90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8"/>
    </style:style>
    <style:style style:name="ce90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89"/>
    </style:style>
    <style:style style:name="ce90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0"/>
    </style:style>
    <style:style style:name="ce90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1"/>
    </style:style>
    <style:style style:name="ce90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2"/>
    </style:style>
    <style:style style:name="ce90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3"/>
    </style:style>
    <style:style style:name="ce90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4"/>
    </style:style>
    <style:style style:name="ce90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5"/>
    </style:style>
    <style:style style:name="ce90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6"/>
    </style:style>
    <style:style style:name="ce91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7"/>
    </style:style>
    <style:style style:name="ce91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8"/>
    </style:style>
    <style:style style:name="ce91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99"/>
    </style:style>
    <style:style style:name="ce91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0"/>
    </style:style>
    <style:style style:name="ce91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1"/>
    </style:style>
    <style:style style:name="ce91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2"/>
    </style:style>
    <style:style style:name="ce91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3"/>
    </style:style>
    <style:style style:name="ce91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4"/>
    </style:style>
    <style:style style:name="ce91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5"/>
    </style:style>
    <style:style style:name="ce91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6"/>
    </style:style>
    <style:style style:name="ce92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7"/>
    </style:style>
    <style:style style:name="ce92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8"/>
    </style:style>
    <style:style style:name="ce92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09"/>
    </style:style>
    <style:style style:name="ce92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0"/>
    </style:style>
    <style:style style:name="ce92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1"/>
    </style:style>
    <style:style style:name="ce92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2"/>
    </style:style>
    <style:style style:name="ce92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3"/>
    </style:style>
    <style:style style:name="ce92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4"/>
    </style:style>
    <style:style style:name="ce92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5"/>
    </style:style>
    <style:style style:name="ce92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6"/>
    </style:style>
    <style:style style:name="ce93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7"/>
    </style:style>
    <style:style style:name="ce93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8"/>
    </style:style>
    <style:style style:name="ce93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19"/>
    </style:style>
    <style:style style:name="ce93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20"/>
    </style:style>
    <style:style style:name="ce93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21"/>
    </style:style>
    <style:style style:name="ce93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A122"/>
    </style:style>
    <style:style style:name="ce93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3"/>
    </style:style>
    <style:style style:name="ce93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7"/>
    </style:style>
    <style:style style:name="ce93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9"/>
    </style:style>
    <style:style style:name="ce93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10"/>
    </style:style>
    <style:style style:name="ce94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11"/>
    </style:style>
    <style:style style:name="ce94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12"/>
    </style:style>
    <style:style style:name="ce94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13"/>
    </style:style>
    <style:style style:name="ce94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14"/>
    </style:style>
    <style:style style:name="ce94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15"/>
    </style:style>
    <style:style style:name="ce94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1"/>
    </style:style>
    <style:style style:name="ce94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2"/>
    </style:style>
    <style:style style:name="ce94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3"/>
    </style:style>
    <style:style style:name="ce94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4"/>
    </style:style>
    <style:style style:name="ce94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5"/>
    </style:style>
    <style:style style:name="ce95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6"/>
    </style:style>
    <style:style style:name="ce95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7"/>
    </style:style>
    <style:style style:name="ce95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8"/>
    </style:style>
    <style:style style:name="ce95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29"/>
    </style:style>
    <style:style style:name="ce95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30"/>
    </style:style>
    <style:style style:name="ce95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31"/>
    </style:style>
    <style:style style:name="ce956"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B32"/>
    </style:style>
    <style:style style:name="ce957"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B33"/>
    </style:style>
    <style:style style:name="ce95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34"/>
    </style:style>
    <style:style style:name="ce95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35"/>
    </style:style>
    <style:style style:name="ce960" style:family="table-cell" style:parent-style-name="Default">
      <style:text-properties style:text-position=""/>
      <style:map style:condition="cell-content()!=&quot;&quot;" style:apply-style-name="cellule_20_normale" style:base-cell-address="'Village pêcheur avec maçon'.B37"/>
    </style:style>
    <style:style style:name="ce96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38"/>
    </style:style>
    <style:style style:name="ce962"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B39"/>
    </style:style>
    <style:style style:name="ce963"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B40"/>
    </style:style>
    <style:style style:name="ce96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43"/>
    </style:style>
    <style:style style:name="ce96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44"/>
    </style:style>
    <style:style style:name="ce96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45"/>
    </style:style>
    <style:style style:name="ce96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46"/>
    </style:style>
    <style:style style:name="ce96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B47"/>
    </style:style>
    <style:style style:name="ce96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1"/>
    </style:style>
    <style:style style:name="ce97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2"/>
    </style:style>
    <style:style style:name="ce97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3"/>
    </style:style>
    <style:style style:name="ce97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5"/>
    </style:style>
    <style:style style:name="ce97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6"/>
    </style:style>
    <style:style style:name="ce97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7"/>
    </style:style>
    <style:style style:name="ce97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8"/>
    </style:style>
    <style:style style:name="ce97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9"/>
    </style:style>
    <style:style style:name="ce97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10"/>
    </style:style>
    <style:style style:name="ce97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12"/>
    </style:style>
    <style:style style:name="ce97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13"/>
    </style:style>
    <style:style style:name="ce98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24"/>
    </style:style>
    <style:style style:name="ce981"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25"/>
    </style:style>
    <style:style style:name="ce98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26"/>
    </style:style>
    <style:style style:name="ce98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27"/>
    </style:style>
    <style:style style:name="ce98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28"/>
    </style:style>
    <style:style style:name="ce98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29"/>
    </style:style>
    <style:style style:name="ce986"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C30"/>
    </style:style>
    <style:style style:name="ce987"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C31"/>
    </style:style>
    <style:style style:name="ce988" style:family="table-cell" style:parent-style-name="Default">
      <style:table-cell-properties fo:wrap-option="wrap" fo:border="0.06pt solid #000000" fo:padding="1.99mm"/>
      <style:text-properties style:text-position=""/>
      <style:map style:condition="cell-content()!=&quot;&quot;" style:apply-style-name="cellule_20_normale" style:base-cell-address="'Village pêcheur avec maçon'.C32"/>
    </style:style>
    <style:style style:name="ce98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33"/>
    </style:style>
    <style:style style:name="ce990"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34"/>
    </style:style>
    <style:style style:name="ce991" style:family="table-cell" style:parent-style-name="Default">
      <style:table-cell-properties fo:wrap-option="wrap" fo:padding="1.99mm" style:vertical-align="top"/>
      <style:text-properties style:text-position=""/>
      <style:map style:condition="cell-content()!=[.C1]" style:apply-style-name="cellule_20_normale" style:base-cell-address="'Village pêcheur avec maçon'.C35"/>
    </style:style>
    <style:style style:name="ce992"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36"/>
    </style:style>
    <style:style style:name="ce993"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37"/>
    </style:style>
    <style:style style:name="ce994"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38"/>
    </style:style>
    <style:style style:name="ce995"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39"/>
    </style:style>
    <style:style style:name="ce996"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45"/>
    </style:style>
    <style:style style:name="ce997"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46"/>
    </style:style>
    <style:style style:name="ce998"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C47"/>
    </style:style>
    <style:style style:name="ce999" style:family="table-cell" style:parent-style-name="Default">
      <style:table-cell-properties fo:wrap-option="wrap" fo:padding="1.99mm" style:vertical-align="top"/>
      <style:text-properties style:text-position=""/>
      <style:map style:condition="cell-content()!=&quot;&quot;" style:apply-style-name="cellule_20_normale" style:base-cell-address="'Village pêcheur avec maçon'.D3"/>
    </style:style>
    <style:style style:name="ce814"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15" style:family="table-cell" style:parent-style-name="Default">
      <style:table-cell-properties fo:background-color="#dddddd"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6" style:family="table-cell" style:parent-style-name="Default">
      <style:table-cell-properties fo:background-color="#ccff66"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7" style:family="table-cell" style:parent-style-name="Default">
      <style:table-cell-properties fo:background-color="#ffcc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8" style:family="table-cell" style:parent-style-name="Default">
      <style:table-cell-properties fo:background-color="#ffff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19" style:family="table-cell" style:parent-style-name="Default">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0" style:family="table-cell" style:parent-style-name="Default">
      <style:table-cell-properties fo:background-color="#ff3333"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21" style:family="table-cell" style:parent-style-name="Default">
      <style:table-cell-properties fo:background-color="#ff99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6" style:family="table-cell" style:parent-style-name="Default">
      <style:table-cell-properties fo:background-color="#cc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77" style:family="table-cell" style:parent-style-name="Default">
      <style:table-cell-properties fo:background-color="#ffcc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8" style:family="table-cell" style:parent-style-name="Default">
      <style:table-cell-properties fo:background-color="#ffff9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8pt" fo:font-style="italic" fo:text-shadow="none" style:text-underline-style="none" fo:font-weight="normal" style:font-size-asian="8pt" style:font-style-asian="italic" style:font-weight-asian="normal" style:font-size-complex="8pt" style:font-style-complex="italic" style:font-weight-complex="normal"/>
    </style:style>
    <style:style style:name="ce1079" style:family="table-cell" style:parent-style-name="Default">
      <style:table-cell-properties fo:wrap-option="wrap"/>
    </style:style>
    <style:style style:name="ce1080" style:family="table-cell" style:parent-style-name="Default">
      <style:table-cell-properties fo:background-color="#99cc99"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1" style:family="table-cell" style:parent-style-name="Default">
      <style:table-cell-properties fo:background-color="#ffccc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2" style:family="table-cell" style:parent-style-name="Default">
      <style:table-cell-properties fo:background-color="#ffcc00"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83" style:family="table-cell" style:parent-style-name="Default">
      <style:table-cell-properties fo:background-color="#ffff00" style:text-align-source="fix" style:repeat-content="false" fo:border="0.06pt solid #000000" style:vertical-align="middle"/>
      <style:paragraph-properties fo:text-align="center" fo:margin-left="0mm"/>
      <style:text-properties fo:font-size="12pt" fo:font-weight="bold" style:font-size-asian="12pt" style:font-weight-asian="bold" style:font-size-complex="12pt" style:font-weight-complex="bold"/>
    </style:style>
    <style:style style:name="ce1084" style:family="table-cell" style:parent-style-name="Default">
      <style:table-cell-properties fo:wrap-option="wrap" fo:padding="1.99mm" style:vertical-align="top"/>
      <style:map style:condition="cell-content()!=&quot;&quot;" style:apply-style-name="cellule_20_normale" style:base-cell-address="'2 - L''île au trésor'.A3"/>
    </style:style>
    <style:style style:name="ce1085" style:family="table-cell" style:parent-style-name="Default">
      <style:table-cell-properties fo:wrap-option="wrap" fo:padding="1.99mm" style:vertical-align="top"/>
      <style:map style:condition="cell-content()!=&quot;&quot;" style:apply-style-name="cellule_20_normale" style:base-cell-address="'2 - L''île au trésor'.A4"/>
    </style:style>
    <style:style style:name="ce1086" style:family="table-cell" style:parent-style-name="Default">
      <style:table-cell-properties fo:wrap-option="wrap" fo:padding="1.99mm" style:vertical-align="top"/>
      <style:map style:condition="cell-content()!=&quot;&quot;" style:apply-style-name="cellule_20_normale" style:base-cell-address="'2 - L''île au trésor'.A5"/>
    </style:style>
    <style:style style:name="ce1087" style:family="table-cell" style:parent-style-name="Default">
      <style:table-cell-properties fo:wrap-option="wrap" fo:padding="1.99mm" style:vertical-align="top"/>
      <style:map style:condition="cell-content()!=&quot;&quot;" style:apply-style-name="cellule_20_normale" style:base-cell-address="'2 - L''île au trésor'.A6"/>
    </style:style>
    <style:style style:name="ce1088" style:family="table-cell" style:parent-style-name="Default">
      <style:table-cell-properties fo:wrap-option="wrap" fo:padding="1.99mm" style:vertical-align="top"/>
      <style:map style:condition="cell-content()!=&quot;&quot;" style:apply-style-name="cellule_20_normale" style:base-cell-address="'2 - L''île au trésor'.A7"/>
    </style:style>
    <style:style style:name="ce1089" style:family="table-cell" style:parent-style-name="Default">
      <style:table-cell-properties fo:wrap-option="wrap" fo:padding="1.99mm" style:vertical-align="top"/>
      <style:map style:condition="cell-content()!=&quot;&quot;" style:apply-style-name="cellule_20_normale" style:base-cell-address="'2 - L''île au trésor'.A8"/>
    </style:style>
    <style:style style:name="ce1090" style:family="table-cell" style:parent-style-name="Default">
      <style:table-cell-properties fo:wrap-option="wrap" fo:padding="1.99mm" style:vertical-align="top"/>
      <style:map style:condition="cell-content()!=&quot;&quot;" style:apply-style-name="cellule_20_normale" style:base-cell-address="'2 - L''île au trésor'.A9"/>
    </style:style>
    <style:style style:name="ce1091" style:family="table-cell" style:parent-style-name="Default">
      <style:table-cell-properties fo:wrap-option="wrap" fo:padding="1.99mm" style:vertical-align="top"/>
      <style:map style:condition="cell-content()!=&quot;&quot;" style:apply-style-name="cellule_20_normale" style:base-cell-address="'2 - L''île au trésor'.A10"/>
    </style:style>
    <style:style style:name="ce1092" style:family="table-cell" style:parent-style-name="Default">
      <style:table-cell-properties fo:wrap-option="wrap" fo:padding="1.99mm" style:vertical-align="top"/>
      <style:map style:condition="cell-content()!=&quot;&quot;" style:apply-style-name="cellule_20_normale" style:base-cell-address="'2 - L''île au trésor'.A11"/>
    </style:style>
    <style:style style:name="ce1093" style:family="table-cell" style:parent-style-name="Default">
      <style:table-cell-properties fo:wrap-option="wrap" fo:padding="1.99mm" style:vertical-align="top"/>
      <style:map style:condition="cell-content()!=&quot;&quot;" style:apply-style-name="cellule_20_normale" style:base-cell-address="'2 - L''île au trésor'.A12"/>
    </style:style>
    <style:style style:name="ce1094" style:family="table-cell" style:parent-style-name="Default">
      <style:table-cell-properties fo:wrap-option="wrap" fo:padding="1.99mm" style:vertical-align="top"/>
      <style:map style:condition="cell-content()!=&quot;&quot;" style:apply-style-name="cellule_20_normale" style:base-cell-address="'2 - L''île au trésor'.A13"/>
    </style:style>
    <style:style style:name="ce1095" style:family="table-cell" style:parent-style-name="Default">
      <style:table-cell-properties fo:wrap-option="wrap" fo:padding="1.99mm" style:vertical-align="top"/>
      <style:map style:condition="cell-content()!=&quot;&quot;" style:apply-style-name="cellule_20_normale" style:base-cell-address="'2 - L''île au trésor'.A14"/>
    </style:style>
    <style:style style:name="ce1096" style:family="table-cell" style:parent-style-name="Default">
      <style:table-cell-properties fo:wrap-option="wrap" fo:padding="1.99mm" style:vertical-align="top"/>
      <style:map style:condition="cell-content()!=&quot;&quot;" style:apply-style-name="cellule_20_normale" style:base-cell-address="'2 - L''île au trésor'.A15"/>
    </style:style>
    <style:style style:name="ce1097" style:family="table-cell" style:parent-style-name="Default">
      <style:table-cell-properties fo:wrap-option="wrap" fo:padding="1.99mm" style:vertical-align="top"/>
      <style:map style:condition="cell-content()!=&quot;&quot;" style:apply-style-name="cellule_20_normale" style:base-cell-address="'2 - L''île au trésor'.A16"/>
    </style:style>
    <style:style style:name="ce1098" style:family="table-cell" style:parent-style-name="Default">
      <style:table-cell-properties fo:wrap-option="wrap" fo:padding="1.99mm" style:vertical-align="top"/>
      <style:map style:condition="cell-content()!=&quot;&quot;" style:apply-style-name="cellule_20_normale" style:base-cell-address="'2 - L''île au trésor'.A17"/>
    </style:style>
    <style:style style:name="ce1099" style:family="table-cell" style:parent-style-name="Default">
      <style:table-cell-properties fo:wrap-option="wrap" fo:padding="1.99mm" style:vertical-align="top"/>
      <style:map style:condition="cell-content()!=&quot;&quot;" style:apply-style-name="cellule_20_normale" style:base-cell-address="'2 - L''île au trésor'.A18"/>
    </style:style>
    <style:style style:name="ce1100" style:family="table-cell" style:parent-style-name="Default">
      <style:table-cell-properties fo:wrap-option="wrap" fo:padding="1.99mm" style:vertical-align="top"/>
      <style:map style:condition="cell-content()!=&quot;&quot;" style:apply-style-name="cellule_20_normale" style:base-cell-address="'2 - L''île au trésor'.A18"/>
    </style:style>
    <style:style style:name="ce1101" style:family="table-cell" style:parent-style-name="Default">
      <style:table-cell-properties fo:wrap-option="wrap" fo:padding="1.99mm" style:vertical-align="top"/>
      <style:map style:condition="cell-content()!=&quot;&quot;" style:apply-style-name="cellule_20_normale" style:base-cell-address="'2 - L''île au trésor'.A20"/>
    </style:style>
    <style:style style:name="ce1102" style:family="table-cell" style:parent-style-name="Default">
      <style:table-cell-properties fo:wrap-option="wrap" fo:padding="1.99mm" style:vertical-align="top"/>
      <style:map style:condition="cell-content()!=&quot;&quot;" style:apply-style-name="cellule_20_normale" style:base-cell-address="'2 - L''île au trésor'.A21"/>
    </style:style>
    <style:style style:name="ce1103" style:family="table-cell" style:parent-style-name="Default">
      <style:table-cell-properties fo:wrap-option="wrap" fo:padding="1.99mm" style:vertical-align="top"/>
      <style:map style:condition="cell-content()!=&quot;&quot;" style:apply-style-name="cellule_20_normale" style:base-cell-address="'2 - L''île au trésor'.A22"/>
    </style:style>
    <style:style style:name="ce1104" style:family="table-cell" style:parent-style-name="Default">
      <style:table-cell-properties fo:wrap-option="wrap" fo:padding="1.99mm" style:vertical-align="top"/>
      <style:map style:condition="cell-content()!=&quot;&quot;" style:apply-style-name="cellule_20_normale" style:base-cell-address="'2 - L''île au trésor'.A23"/>
    </style:style>
    <style:style style:name="ce1105" style:family="table-cell" style:parent-style-name="Default">
      <style:table-cell-properties fo:wrap-option="wrap" fo:padding="1.99mm" style:vertical-align="top"/>
      <style:map style:condition="cell-content()!=&quot;&quot;" style:apply-style-name="cellule_20_normale" style:base-cell-address="'2 - L''île au trésor'.A24"/>
    </style:style>
    <style:style style:name="ce1106" style:family="table-cell" style:parent-style-name="Default">
      <style:table-cell-properties fo:wrap-option="wrap" fo:padding="1.99mm" style:vertical-align="top"/>
      <style:map style:condition="cell-content()!=&quot;&quot;" style:apply-style-name="cellule_20_normale" style:base-cell-address="'2 - L''île au trésor'.A25"/>
    </style:style>
    <style:style style:name="ce1107" style:family="table-cell" style:parent-style-name="Default">
      <style:table-cell-properties fo:wrap-option="wrap" fo:padding="1.99mm" style:vertical-align="top"/>
    </style:style>
    <style:style style:name="ce1108" style:family="table-cell" style:parent-style-name="Default">
      <style:table-cell-properties fo:wrap-option="wrap" fo:padding="1.99mm" style:vertical-align="top"/>
      <style:map style:condition="cell-content()!=&quot;&quot;" style:apply-style-name="cellule_20_normale" style:base-cell-address="'2 - L''île au trésor'.A28"/>
    </style:style>
    <style:style style:name="ce1109" style:family="table-cell" style:parent-style-name="Default">
      <style:table-cell-properties fo:wrap-option="wrap" fo:padding="1.99mm" style:vertical-align="top"/>
      <style:map style:condition="cell-content()!=&quot;&quot;" style:apply-style-name="cellule_20_normale" style:base-cell-address="'2 - L''île au trésor'.A29"/>
    </style:style>
    <style:style style:name="ce1110" style:family="table-cell" style:parent-style-name="Default">
      <style:table-cell-properties fo:wrap-option="wrap" fo:padding="1.99mm"/>
      <style:map style:condition="cell-content()!=&quot;&quot;" style:apply-style-name="cellule_20_normale" style:base-cell-address="'2 - L''île au trésor'.A30"/>
    </style:style>
    <style:style style:name="ce1111" style:family="table-cell" style:parent-style-name="Default">
      <style:table-cell-properties fo:wrap-option="wrap" fo:padding="1.99mm"/>
    </style:style>
    <style:style style:name="ce1112" style:family="table-cell" style:parent-style-name="Default">
      <style:table-cell-properties fo:wrap-option="wrap" fo:padding="1.99mm" style:vertical-align="top"/>
      <style:map style:condition="cell-content()!=&quot;&quot;" style:apply-style-name="cellule_20_normale" style:base-cell-address="'2 - L''île au trésor'.B4"/>
    </style:style>
    <style:style style:name="ce1113" style:family="table-cell" style:parent-style-name="Default">
      <style:table-cell-properties fo:wrap-option="wrap" fo:padding="1.99mm" style:vertical-align="top"/>
      <style:map style:condition="cell-content()!=&quot;&quot;" style:apply-style-name="cellule_20_normale" style:base-cell-address="'2 - L''île au trésor'.B5"/>
    </style:style>
    <style:style style:name="ce1114" style:family="table-cell" style:parent-style-name="Default">
      <style:table-cell-properties fo:wrap-option="wrap" fo:padding="1.99mm" style:vertical-align="top"/>
      <style:map style:condition="cell-content()!=&quot;&quot;" style:apply-style-name="cellule_20_normale" style:base-cell-address="'2 - L''île au trésor'.B6"/>
    </style:style>
    <style:style style:name="ce1115" style:family="table-cell" style:parent-style-name="Default">
      <style:table-cell-properties fo:wrap-option="wrap" fo:padding="1.99mm" style:vertical-align="top"/>
      <style:map style:condition="cell-content()!=&quot;&quot;" style:apply-style-name="cellule_20_normale" style:base-cell-address="'2 - L''île au trésor'.B9"/>
    </style:style>
    <style:style style:name="ce1116" style:family="table-cell" style:parent-style-name="Default">
      <style:table-cell-properties fo:wrap-option="wrap" fo:padding="1.99mm" style:vertical-align="top"/>
      <style:map style:condition="cell-content()!=&quot;&quot;" style:apply-style-name="cellule_20_normale" style:base-cell-address="'2 - L''île au trésor'.B10"/>
    </style:style>
    <style:style style:name="ce1117" style:family="table-cell" style:parent-style-name="Default">
      <style:table-cell-properties fo:wrap-option="wrap" fo:padding="1.99mm" style:vertical-align="top"/>
      <style:map style:condition="cell-content()!=&quot;&quot;" style:apply-style-name="cellule_20_normale" style:base-cell-address="'2 - L''île au trésor'.B11"/>
    </style:style>
    <style:style style:name="ce1118" style:family="table-cell" style:parent-style-name="Default">
      <style:table-cell-properties fo:wrap-option="wrap" fo:padding="1.99mm" style:vertical-align="top"/>
      <style:map style:condition="cell-content()!=&quot;&quot;" style:apply-style-name="cellule_20_normale" style:base-cell-address="'2 - L''île au trésor'.B12"/>
    </style:style>
    <style:style style:name="ce1119" style:family="table-cell" style:parent-style-name="Default">
      <style:table-cell-properties fo:wrap-option="wrap" fo:padding="1.99mm" style:vertical-align="top"/>
      <style:map style:condition="cell-content()!=&quot;&quot;" style:apply-style-name="cellule_20_normale" style:base-cell-address="'2 - L''île au trésor'.B13"/>
    </style:style>
    <style:style style:name="ce1120" style:family="table-cell" style:parent-style-name="Default">
      <style:table-cell-properties fo:wrap-option="wrap" fo:padding="1.99mm" style:vertical-align="top"/>
      <style:map style:condition="cell-content()!=&quot;&quot;" style:apply-style-name="cellule_20_normale" style:base-cell-address="'2 - L''île au trésor'.B14"/>
    </style:style>
    <style:style style:name="ce1121" style:family="table-cell" style:parent-style-name="Default">
      <style:table-cell-properties fo:wrap-option="wrap" fo:padding="1.99mm" style:vertical-align="top"/>
      <style:map style:condition="cell-content()!=&quot;&quot;" style:apply-style-name="cellule_20_normale" style:base-cell-address="'2 - L''île au trésor'.B15"/>
    </style:style>
    <style:style style:name="ce1122" style:family="table-cell" style:parent-style-name="Default">
      <style:table-cell-properties fo:wrap-option="wrap" fo:padding="1.99mm" style:vertical-align="top"/>
      <style:map style:condition="cell-content()!=&quot;&quot;" style:apply-style-name="cellule_20_normale" style:base-cell-address="'2 - L''île au trésor'.B16"/>
    </style:style>
    <style:style style:name="ce1123" style:family="table-cell" style:parent-style-name="Default">
      <style:table-cell-properties fo:wrap-option="wrap" fo:padding="1.99mm" style:vertical-align="top"/>
      <style:map style:condition="cell-content()!=&quot;&quot;" style:apply-style-name="cellule_20_normale" style:base-cell-address="'2 - L''île au trésor'.B17"/>
    </style:style>
    <style:style style:name="ce1124" style:family="table-cell" style:parent-style-name="Default">
      <style:table-cell-properties fo:wrap-option="wrap" fo:padding="1.99mm" style:vertical-align="top"/>
      <style:map style:condition="cell-content()!=&quot;&quot;" style:apply-style-name="cellule_20_normale" style:base-cell-address="'2 - L''île au trésor'.B18"/>
    </style:style>
    <style:style style:name="ce1125" style:family="table-cell" style:parent-style-name="Default">
      <style:table-cell-properties fo:wrap-option="wrap" fo:padding="1.99mm" style:vertical-align="top"/>
      <style:map style:condition="cell-content()!=&quot;&quot;" style:apply-style-name="cellule_20_normale" style:base-cell-address="'2 - L''île au trésor'.A19"/>
    </style:style>
    <style:style style:name="ce1126" style:family="table-cell" style:parent-style-name="Default">
      <style:table-cell-properties fo:wrap-option="wrap" fo:padding="1.99mm" style:vertical-align="top"/>
      <style:map style:condition="cell-content()!=&quot;&quot;" style:apply-style-name="cellule_20_normale" style:base-cell-address="'2 - L''île au trésor'.B21"/>
    </style:style>
    <style:style style:name="ce1127" style:family="table-cell" style:parent-style-name="Default">
      <style:table-cell-properties fo:wrap-option="wrap" fo:padding="1.99mm" style:vertical-align="top"/>
      <style:map style:condition="cell-content()!=&quot;&quot;" style:apply-style-name="cellule_20_normale" style:base-cell-address="'2 - L''île au trésor'.B22"/>
    </style:style>
    <style:style style:name="ce1128" style:family="table-cell" style:parent-style-name="Default">
      <style:table-cell-properties fo:wrap-option="wrap" fo:padding="1.99mm" style:vertical-align="top"/>
      <style:map style:condition="cell-content()!=&quot;&quot;" style:apply-style-name="cellule_20_normale" style:base-cell-address="'2 - L''île au trésor'.B23"/>
    </style:style>
    <style:style style:name="ce1129" style:family="table-cell" style:parent-style-name="Default">
      <style:table-cell-properties fo:wrap-option="wrap" fo:padding="1.99mm" style:vertical-align="top"/>
      <style:map style:condition="cell-content()!=&quot;&quot;" style:apply-style-name="cellule_20_normale" style:base-cell-address="'2 - L''île au trésor'.B24"/>
    </style:style>
    <style:style style:name="ce1130" style:family="table-cell" style:parent-style-name="Default">
      <style:table-cell-properties fo:wrap-option="wrap" fo:padding="1.99mm" style:vertical-align="top"/>
      <style:map style:condition="cell-content()!=&quot;&quot;" style:apply-style-name="cellule_20_normale" style:base-cell-address="'2 - L''île au trésor'.B29"/>
    </style:style>
    <style:style style:name="ce1131" style:family="table-cell" style:parent-style-name="Default">
      <style:table-cell-properties fo:wrap-option="wrap" fo:padding="1.99mm" style:vertical-align="top"/>
      <style:map style:condition="cell-content()!=&quot;&quot;" style:apply-style-name="cellule_20_normale" style:base-cell-address="'2 - L''île au trésor'.C11"/>
    </style:style>
    <style:style style:name="ce1132" style:family="table-cell" style:parent-style-name="Default">
      <style:table-cell-properties fo:wrap-option="wrap" fo:padding="1.99mm" style:vertical-align="top"/>
      <style:map style:condition="cell-content()!=&quot;&quot;" style:apply-style-name="cellule_20_normale" style:base-cell-address="'2 - L''île au trésor'.C12"/>
    </style:style>
    <style:style style:name="ce1133" style:family="table-cell" style:parent-style-name="Default">
      <style:table-cell-properties fo:wrap-option="wrap" fo:padding="1.99mm" style:vertical-align="top"/>
      <style:map style:condition="cell-content()!=&quot;&quot;" style:apply-style-name="cellule_20_normale" style:base-cell-address="'2 - L''île au trésor'.C13"/>
    </style:style>
    <style:style style:name="ce1134" style:family="table-cell" style:parent-style-name="Default">
      <style:table-cell-properties fo:wrap-option="wrap" fo:padding="1.99mm" style:vertical-align="top"/>
      <style:map style:condition="cell-content()!=&quot;&quot;" style:apply-style-name="cellule_20_normale" style:base-cell-address="'2 - L''île au trésor'.C14"/>
    </style:style>
    <style:style style:name="ce1135" style:family="table-cell" style:parent-style-name="Default">
      <style:table-cell-properties fo:wrap-option="wrap" fo:padding="1.99mm" style:vertical-align="top"/>
      <style:map style:condition="cell-content()!=&quot;&quot;" style:apply-style-name="cellule_20_normale" style:base-cell-address="'2 - L''île au trésor'.C15"/>
    </style:style>
    <style:style style:name="ce1136" style:family="table-cell" style:parent-style-name="Default">
      <style:table-cell-properties fo:wrap-option="wrap" fo:padding="1.99mm" style:vertical-align="top"/>
      <style:map style:condition="cell-content()!=&quot;&quot;" style:apply-style-name="cellule_20_normale" style:base-cell-address="'2 - L''île au trésor'.C16"/>
    </style:style>
    <style:style style:name="ce1137" style:family="table-cell" style:parent-style-name="Default">
      <style:table-cell-properties fo:wrap-option="wrap" fo:padding="1.99mm" style:vertical-align="top"/>
      <style:map style:condition="cell-content()!=&quot;&quot;" style:apply-style-name="cellule_20_normale" style:base-cell-address="'2 - L''île au trésor'.C29"/>
    </style:style>
    <style:style style:name="ce1138" style:family="table-cell" style:parent-style-name="Default">
      <style:table-cell-properties fo:wrap-option="wrap" fo:padding="1.99mm" style:vertical-align="top"/>
      <style:map style:condition="cell-content()!=&quot;&quot;" style:apply-style-name="cellule_20_normale" style:base-cell-address="'2 - L''île au trésor'.C30"/>
    </style:style>
    <style:style style:name="ce1139" style:family="table-cell" style:parent-style-name="Default">
      <style:table-cell-properties fo:wrap-option="wrap" fo:padding="1.99mm" style:vertical-align="top"/>
      <style:map style:condition="cell-content()!=&quot;&quot;" style:apply-style-name="cellule_20_normale" style:base-cell-address="'2 - L''île au trésor'.D3"/>
    </style:style>
    <style:style style:name="ce1140" style:family="table-cell" style:parent-style-name="Default">
      <style:table-cell-properties fo:wrap-option="wrap" fo:padding="1.99mm" style:vertical-align="top"/>
      <style:map style:condition="cell-content()!=&quot;&quot;" style:apply-style-name="cellule_20_normale" style:base-cell-address="'2 - L''île au trésor'.D19"/>
    </style:style>
    <style:style style:name="ce1141" style:family="table-cell" style:parent-style-name="Default">
      <style:table-cell-properties fo:wrap-option="wrap" fo:padding="1.99mm" style:vertical-align="top"/>
      <style:map style:condition="cell-content()!=&quot;&quot;" style:apply-style-name="cellule_20_normale" style:base-cell-address="'2 - L''île au trésor'.D27"/>
    </style:style>
    <style:style style:name="ce1142" style:family="table-cell" style:parent-style-name="Default">
      <style:table-cell-properties fo:wrap-option="wrap" fo:padding="1.99mm" style:vertical-align="top"/>
      <style:map style:condition="cell-content()!=&quot;&quot;" style:apply-style-name="cellule_20_normale" style:base-cell-address="'2 - L''île au trésor'.D28"/>
    </style:style>
    <style:style style:name="ce1143" style:family="table-cell" style:parent-style-name="Default">
      <style:table-cell-properties fo:wrap-option="wrap" fo:padding="1.99mm" style:vertical-align="top"/>
      <style:map style:condition="cell-content()!=&quot;&quot;" style:apply-style-name="cellule_20_normale" style:base-cell-address="'2 - L''île au trésor'.D29"/>
    </style:style>
    <style:style style:name="ce1144" style:family="table-cell" style:parent-style-name="Default">
      <style:table-cell-properties fo:wrap-option="wrap" fo:padding="1.99mm" style:vertical-align="top"/>
      <style:map style:condition="cell-content()!=&quot;&quot;" style:apply-style-name="cellule_20_normale" style:base-cell-address="'2 - L''île au trésor'.E5"/>
    </style:style>
    <style:style style:name="ce1145" style:family="table-cell" style:parent-style-name="Default">
      <style:table-cell-properties fo:wrap-option="wrap" fo:padding="1.99mm" style:vertical-align="top"/>
      <style:map style:condition="cell-content()!=&quot;&quot;" style:apply-style-name="cellule_20_normale" style:base-cell-address="'2 - L''île au trésor'.E6"/>
    </style:style>
    <style:style style:name="ce1146" style:family="table-cell" style:parent-style-name="Default">
      <style:table-cell-properties fo:wrap-option="wrap" fo:padding="1.99mm" style:vertical-align="top"/>
      <style:map style:condition="cell-content()!=&quot;&quot;" style:apply-style-name="cellule_20_normale" style:base-cell-address="'2 - L''île au trésor'.E7"/>
    </style:style>
    <style:style style:name="ce1147" style:family="table-cell" style:parent-style-name="Default">
      <style:table-cell-properties fo:wrap-option="wrap" fo:padding="1.99mm" style:vertical-align="top"/>
      <style:map style:condition="cell-content()!=&quot;&quot;" style:apply-style-name="cellule_20_normale" style:base-cell-address="'2 - L''île au trésor'.E8"/>
    </style:style>
    <style:style style:name="ce1148" style:family="table-cell" style:parent-style-name="Default">
      <style:table-cell-properties fo:wrap-option="wrap" fo:padding="1.99mm" style:vertical-align="top"/>
      <style:map style:condition="cell-content()!=&quot;&quot;" style:apply-style-name="cellule_20_normale" style:base-cell-address="'2 - L''île au trésor'.E9"/>
    </style:style>
    <style:style style:name="ce1149" style:family="table-cell" style:parent-style-name="Default">
      <style:table-cell-properties fo:wrap-option="wrap" fo:padding="1.99mm" style:vertical-align="top"/>
      <style:map style:condition="cell-content()!=&quot;&quot;" style:apply-style-name="cellule_20_normale" style:base-cell-address="'2 - L''île au trésor'.E10"/>
    </style:style>
    <style:style style:name="ce1150" style:family="table-cell" style:parent-style-name="Default">
      <style:table-cell-properties fo:wrap-option="wrap" fo:padding="1.99mm" style:vertical-align="top"/>
      <style:map style:condition="cell-content()!=&quot;&quot;" style:apply-style-name="cellule_20_normale" style:base-cell-address="'2 - L''île au trésor'.E11"/>
    </style:style>
    <style:style style:name="ce1151" style:family="table-cell" style:parent-style-name="Default">
      <style:table-cell-properties fo:wrap-option="wrap" fo:padding="1.99mm" style:vertical-align="top"/>
      <style:map style:condition="cell-content()!=&quot;&quot;" style:apply-style-name="cellule_20_normale" style:base-cell-address="'2 - L''île au trésor'.E12"/>
    </style:style>
    <style:style style:name="ce1152" style:family="table-cell" style:parent-style-name="Default">
      <style:table-cell-properties fo:wrap-option="wrap" fo:padding="1.99mm" style:vertical-align="top"/>
      <style:map style:condition="cell-content()!=&quot;&quot;" style:apply-style-name="cellule_20_normale" style:base-cell-address="'2 - L''île au trésor'.E13"/>
    </style:style>
    <style:style style:name="ce1153" style:family="table-cell" style:parent-style-name="Default">
      <style:table-cell-properties fo:wrap-option="wrap" fo:padding="1.99mm" style:vertical-align="top"/>
      <style:map style:condition="cell-content()!=&quot;&quot;" style:apply-style-name="cellule_20_normale" style:base-cell-address="'2 - L''île au trésor'.E14"/>
    </style:style>
    <style:style style:name="ce1154" style:family="table-cell" style:parent-style-name="Default">
      <style:table-cell-properties fo:wrap-option="wrap" fo:padding="1.99mm" style:vertical-align="top"/>
      <style:map style:condition="cell-content()!=&quot;&quot;" style:apply-style-name="cellule_20_normale" style:base-cell-address="'2 - L''île au trésor'.E15"/>
    </style:style>
    <style:style style:name="ce1155" style:family="table-cell" style:parent-style-name="Default">
      <style:table-cell-properties fo:wrap-option="wrap" fo:padding="1.99mm" style:vertical-align="top"/>
      <style:map style:condition="cell-content()!=&quot;&quot;" style:apply-style-name="cellule_20_normale" style:base-cell-address="'2 - L''île au trésor'.E16"/>
    </style:style>
    <style:style style:name="ce1156" style:family="table-cell" style:parent-style-name="Default">
      <style:table-cell-properties fo:wrap-option="wrap" fo:padding="1.99mm" style:vertical-align="top"/>
      <style:map style:condition="cell-content()!=&quot;&quot;" style:apply-style-name="cellule_20_normale" style:base-cell-address="'2 - L''île au trésor'.E17"/>
    </style:style>
    <style:style style:name="ce1157" style:family="table-cell" style:parent-style-name="Default">
      <style:table-cell-properties fo:wrap-option="wrap" fo:padding="1.99mm" style:vertical-align="top"/>
      <style:map style:condition="cell-content()!=&quot;&quot;" style:apply-style-name="cellule_20_normale" style:base-cell-address="'2 - L''île au trésor'.E18"/>
    </style:style>
    <style:style style:name="ce1158" style:family="table-cell" style:parent-style-name="Default">
      <style:table-cell-properties fo:wrap-option="wrap" fo:padding="1.99mm" style:vertical-align="top"/>
      <style:map style:condition="cell-content()!=&quot;&quot;" style:apply-style-name="cellule_20_normale" style:base-cell-address="'2 - L''île au trésor'.E27"/>
    </style:style>
    <style:style style:name="ce1159" style:family="table-cell" style:parent-style-name="Default">
      <style:table-cell-properties fo:wrap-option="wrap" fo:padding="1.99mm" style:vertical-align="top"/>
      <style:map style:condition="cell-content()!=&quot;&quot;" style:apply-style-name="cellule_20_normale" style:base-cell-address="'2 - L''île au trésor'.D28"/>
    </style:style>
    <style:style style:name="ce1160" style:family="table-cell" style:parent-style-name="Default">
      <style:table-cell-properties fo:wrap-option="wrap" fo:padding="1.99mm" style:vertical-align="top"/>
      <style:map style:condition="cell-content()!=&quot;&quot;" style:apply-style-name="cellule_20_normale" style:base-cell-address="'2 - L''île au trésor'.E28"/>
    </style:style>
    <style:style style:name="ce1161" style:family="table-cell" style:parent-style-name="Default">
      <style:table-cell-properties fo:wrap-option="wrap" fo:padding="1.99mm" style:vertical-align="top"/>
      <style:map style:condition="cell-content()!=&quot;&quot;" style:apply-style-name="cellule_20_normale" style:base-cell-address="'2 - L''île au trésor'.F3"/>
    </style:style>
    <style:style style:name="ce1162" style:family="table-cell" style:parent-style-name="Default">
      <style:table-cell-properties fo:wrap-option="wrap" fo:padding="1.99mm" style:vertical-align="top"/>
      <style:map style:condition="cell-content()!=&quot;&quot;" style:apply-style-name="cellule_20_normale" style:base-cell-address="'2 - L''île au trésor'.F4"/>
    </style:style>
    <style:style style:name="ce1163" style:family="table-cell" style:parent-style-name="Default">
      <style:table-cell-properties fo:wrap-option="wrap" fo:padding="1.99mm" style:vertical-align="top"/>
      <style:map style:condition="cell-content()!=&quot;&quot;" style:apply-style-name="cellule_20_normale" style:base-cell-address="'2 - L''île au trésor'.F5"/>
    </style:style>
    <style:style style:name="ce1164" style:family="table-cell" style:parent-style-name="Default">
      <style:table-cell-properties fo:wrap-option="wrap" fo:padding="1.99mm" style:vertical-align="top"/>
      <style:map style:condition="cell-content()!=&quot;&quot;" style:apply-style-name="cellule_20_normale" style:base-cell-address="'2 - L''île au trésor'.F6"/>
    </style:style>
    <style:style style:name="ce1165" style:family="table-cell" style:parent-style-name="Default">
      <style:table-cell-properties fo:wrap-option="wrap" fo:padding="1.99mm" style:vertical-align="top"/>
      <style:map style:condition="cell-content()!=&quot;&quot;" style:apply-style-name="cellule_20_normale" style:base-cell-address="'2 - L''île au trésor'.F7"/>
    </style:style>
    <style:style style:name="ce1266" style:family="table-cell" style:parent-style-name="Default">
      <style:table-cell-properties fo:wrap-option="wrap" fo:padding="1.99mm" style:vertical-align="top"/>
      <style:map style:condition="cell-content()!=&quot;&quot;" style:apply-style-name="cellule_20_normale" style:base-cell-address="'2 - L''île au trésor'.F8"/>
    </style:style>
    <style:style style:name="ce1267" style:family="table-cell" style:parent-style-name="Default">
      <style:table-cell-properties fo:wrap-option="wrap" fo:padding="1.99mm" style:vertical-align="top"/>
      <style:map style:condition="cell-content()!=&quot;&quot;" style:apply-style-name="cellule_20_normale" style:base-cell-address="'2 - L''île au trésor'.F9"/>
    </style:style>
    <style:style style:name="ce1268" style:family="table-cell" style:parent-style-name="Default">
      <style:table-cell-properties fo:wrap-option="wrap" fo:padding="1.99mm" style:vertical-align="top"/>
      <style:map style:condition="cell-content()!=&quot;&quot;" style:apply-style-name="cellule_20_normale" style:base-cell-address="'2 - L''île au trésor'.F10"/>
    </style:style>
    <style:style style:name="ce1269" style:family="table-cell" style:parent-style-name="Default">
      <style:table-cell-properties fo:wrap-option="wrap" fo:padding="1.99mm" style:vertical-align="top"/>
      <style:map style:condition="cell-content()!=&quot;&quot;" style:apply-style-name="cellule_20_normale" style:base-cell-address="'2 - L''île au trésor'.F11"/>
    </style:style>
    <style:style style:name="ce1270" style:family="table-cell" style:parent-style-name="Default">
      <style:table-cell-properties fo:wrap-option="wrap" fo:padding="1.99mm" style:vertical-align="top"/>
      <style:map style:condition="cell-content()!=&quot;&quot;" style:apply-style-name="cellule_20_normale" style:base-cell-address="'2 - L''île au trésor'.F12"/>
    </style:style>
    <style:style style:name="ce1271" style:family="table-cell" style:parent-style-name="Default">
      <style:table-cell-properties fo:wrap-option="wrap" fo:padding="1.99mm" style:vertical-align="top"/>
      <style:map style:condition="cell-content()!=&quot;&quot;" style:apply-style-name="cellule_20_normale" style:base-cell-address="'2 - L''île au trésor'.F13"/>
    </style:style>
    <style:style style:name="ce1272" style:family="table-cell" style:parent-style-name="Default">
      <style:table-cell-properties fo:wrap-option="wrap" fo:padding="1.99mm" style:vertical-align="top"/>
      <style:map style:condition="cell-content()!=&quot;&quot;" style:apply-style-name="cellule_20_normale" style:base-cell-address="'2 - L''île au trésor'.F14"/>
    </style:style>
    <style:style style:name="ce1273" style:family="table-cell" style:parent-style-name="Default">
      <style:table-cell-properties fo:wrap-option="wrap" fo:padding="1.99mm" style:vertical-align="top"/>
      <style:map style:condition="cell-content()!=&quot;&quot;" style:apply-style-name="cellule_20_normale" style:base-cell-address="'2 - L''île au trésor'.F15"/>
    </style:style>
    <style:style style:name="ce1274" style:family="table-cell" style:parent-style-name="Default">
      <style:table-cell-properties fo:wrap-option="wrap" fo:padding="1.99mm" style:vertical-align="top"/>
      <style:map style:condition="cell-content()!=&quot;&quot;" style:apply-style-name="cellule_20_normale" style:base-cell-address="'2 - L''île au trésor'.F16"/>
    </style:style>
    <style:style style:name="ce1275" style:family="table-cell" style:parent-style-name="Default">
      <style:table-cell-properties fo:wrap-option="wrap" fo:padding="1.99mm" style:vertical-align="top"/>
      <style:map style:condition="cell-content()!=&quot;&quot;" style:apply-style-name="cellule_20_normale" style:base-cell-address="'2 - L''île au trésor'.F17"/>
    </style:style>
    <style:style style:name="ce1276" style:family="table-cell" style:parent-style-name="Default">
      <style:table-cell-properties fo:wrap-option="wrap" fo:padding="1.99mm" style:vertical-align="top"/>
      <style:map style:condition="cell-content()!=&quot;&quot;" style:apply-style-name="cellule_20_normale" style:base-cell-address="'2 - L''île au trésor'.F18"/>
    </style:style>
    <style:style style:name="ce1277" style:family="table-cell" style:parent-style-name="Default">
      <style:table-cell-properties fo:wrap-option="wrap" fo:padding="1.99mm" style:vertical-align="top"/>
      <style:map style:condition="cell-content()!=&quot;&quot;" style:apply-style-name="cellule_20_normale" style:base-cell-address="'2 - L''île au trésor'.F19"/>
    </style:style>
    <style:style style:name="ce1278" style:family="table-cell" style:parent-style-name="Default">
      <style:table-cell-properties fo:wrap-option="wrap" fo:padding="1.99mm" style:vertical-align="top"/>
      <style:map style:condition="cell-content()!=&quot;&quot;" style:apply-style-name="cellule_20_normale" style:base-cell-address="'2 - L''île au trésor'.F25"/>
    </style:style>
    <style:style style:name="ce1279" style:family="table-cell" style:parent-style-name="Default">
      <style:table-cell-properties fo:wrap-option="wrap" fo:padding="1.99mm" style:vertical-align="top"/>
      <style:map style:condition="cell-content()!=&quot;&quot;" style:apply-style-name="cellule_20_normale" style:base-cell-address="'2 - L''île au trésor'.F26"/>
    </style:style>
    <style:style style:name="ce1280" style:family="table-cell" style:parent-style-name="Default">
      <style:table-cell-properties fo:wrap-option="wrap" fo:padding="1.99mm" style:vertical-align="top"/>
      <style:map style:condition="cell-content()!=&quot;&quot;" style:apply-style-name="cellule_20_normale" style:base-cell-address="'2 - L''île au trésor'.F27"/>
    </style:style>
    <style:style style:name="ce1281" style:family="table-cell" style:parent-style-name="Default">
      <style:table-cell-properties fo:background-color="#ffff00" style:text-align-source="fix" style:repeat-content="false"/>
      <style:paragraph-properties fo:text-align="center" fo:margin-left="0mm"/>
      <style:text-properties fo:font-size="12pt" style:font-size-asian="12pt" style:font-size-complex="12pt"/>
    </style:style>
    <style:style style:name="ce1282" style:family="table-cell" style:parent-style-name="Default">
      <style:table-cell-properties fo:wrap-option="wrap" fo:padding="1.99mm" style:vertical-align="top"/>
      <style:map style:condition="cell-content()!=&quot;&quot;" style:apply-style-name="cellule_20_normale" style:base-cell-address="Bandits.A3"/>
    </style:style>
    <style:style style:name="ce1283" style:family="table-cell" style:parent-style-name="Default">
      <style:table-cell-properties fo:wrap-option="wrap" fo:padding="1.99mm" style:vertical-align="top"/>
      <style:map style:condition="cell-content()!=&quot;&quot;" style:apply-style-name="cellule_20_normale" style:base-cell-address="Bandits.A4"/>
    </style:style>
    <style:style style:name="ce1284" style:family="table-cell" style:parent-style-name="Default">
      <style:table-cell-properties fo:wrap-option="wrap" fo:padding="1.99mm" style:vertical-align="top"/>
      <style:map style:condition="cell-content()!=&quot;&quot;" style:apply-style-name="cellule_20_normale" style:base-cell-address="Bandits.A5"/>
    </style:style>
    <style:style style:name="ce1285" style:family="table-cell" style:parent-style-name="Default">
      <style:table-cell-properties fo:wrap-option="wrap" fo:padding="1.99mm" style:vertical-align="top"/>
      <style:map style:condition="cell-content()!=&quot;&quot;" style:apply-style-name="cellule_20_normale" style:base-cell-address="Bandits.A6"/>
    </style:style>
    <style:style style:name="ce1286" style:family="table-cell" style:parent-style-name="Default">
      <style:table-cell-properties fo:wrap-option="wrap" fo:padding="1.99mm" style:vertical-align="top"/>
      <style:map style:condition="cell-content()!=&quot;&quot;" style:apply-style-name="cellule_20_normale" style:base-cell-address="Bandits.A7"/>
    </style:style>
    <style:style style:name="ce1287" style:family="table-cell" style:parent-style-name="Default">
      <style:table-cell-properties fo:wrap-option="wrap" fo:padding="1.99mm" style:vertical-align="top"/>
      <style:map style:condition="cell-content()!=&quot;&quot;" style:apply-style-name="cellule_20_normale" style:base-cell-address="Bandits.A8"/>
    </style:style>
    <style:style style:name="ce1288" style:family="table-cell" style:parent-style-name="Default">
      <style:table-cell-properties fo:wrap-option="wrap" fo:padding="1.99mm" style:vertical-align="top"/>
      <style:map style:condition="cell-content()!=&quot;&quot;" style:apply-style-name="cellule_20_normale" style:base-cell-address="Bandits.A9"/>
    </style:style>
    <style:style style:name="ce1289" style:family="table-cell" style:parent-style-name="Default">
      <style:table-cell-properties fo:wrap-option="wrap" fo:padding="1.99mm" style:vertical-align="top"/>
      <style:map style:condition="cell-content()!=&quot;&quot;" style:apply-style-name="cellule_20_normale" style:base-cell-address="Bandits.A10"/>
    </style:style>
    <style:style style:name="ce1290" style:family="table-cell" style:parent-style-name="Default">
      <style:table-cell-properties fo:wrap-option="wrap" fo:padding="1.99mm" style:vertical-align="top"/>
      <style:map style:condition="cell-content()!=&quot;&quot;" style:apply-style-name="cellule_20_normale" style:base-cell-address="Bandits.A11"/>
    </style:style>
    <style:style style:name="ce1291" style:family="table-cell" style:parent-style-name="Default">
      <style:table-cell-properties fo:wrap-option="wrap" fo:padding="1.99mm" style:vertical-align="top"/>
      <style:map style:condition="cell-content()!=&quot;&quot;" style:apply-style-name="cellule_20_normale" style:base-cell-address="Bandits.A12"/>
    </style:style>
    <style:style style:name="ce1292" style:family="table-cell" style:parent-style-name="Default">
      <style:table-cell-properties fo:wrap-option="wrap" fo:padding="1.99mm" style:vertical-align="top"/>
      <style:map style:condition="cell-content()!=&quot;&quot;" style:apply-style-name="cellule_20_normale" style:base-cell-address="Bandits.A13"/>
    </style:style>
    <style:style style:name="ce1293" style:family="table-cell" style:parent-style-name="Default">
      <style:table-cell-properties fo:wrap-option="wrap" fo:padding="1.99mm" style:vertical-align="top"/>
      <style:map style:condition="cell-content()!=&quot;&quot;" style:apply-style-name="cellule_20_normale" style:base-cell-address="Bandits.A14"/>
    </style:style>
    <style:style style:name="ce1294" style:family="table-cell" style:parent-style-name="Default">
      <style:table-cell-properties fo:wrap-option="wrap" fo:padding="1.99mm" style:vertical-align="top"/>
      <style:map style:condition="cell-content()!=&quot;&quot;" style:apply-style-name="cellule_20_normale" style:base-cell-address="Bandits.A15"/>
    </style:style>
    <style:style style:name="ce1295" style:family="table-cell" style:parent-style-name="Default">
      <style:table-cell-properties fo:wrap-option="wrap" fo:padding="1.99mm" style:vertical-align="top"/>
      <style:map style:condition="cell-content()!=&quot;&quot;" style:apply-style-name="cellule_20_normale" style:base-cell-address="Bandits.A16"/>
    </style:style>
    <style:style style:name="ce1296" style:family="table-cell" style:parent-style-name="Default">
      <style:table-cell-properties fo:wrap-option="wrap" fo:padding="1.99mm" style:vertical-align="top"/>
      <style:map style:condition="cell-content()!=&quot;&quot;" style:apply-style-name="cellule_20_normale" style:base-cell-address="Bandits.A17"/>
    </style:style>
    <style:style style:name="ce1297" style:family="table-cell" style:parent-style-name="Default">
      <style:table-cell-properties fo:wrap-option="wrap" fo:padding="1.99mm" style:vertical-align="top"/>
      <style:map style:condition="cell-content()!=&quot;&quot;" style:apply-style-name="cellule_20_normale" style:base-cell-address="Bandits.A18"/>
    </style:style>
    <style:style style:name="ce1298" style:family="table-cell" style:parent-style-name="Default">
      <style:table-cell-properties fo:wrap-option="wrap" fo:padding="1.99mm" style:vertical-align="top"/>
      <style:map style:condition="cell-content()!=&quot;&quot;" style:apply-style-name="cellule_20_normale" style:base-cell-address="Bandits.A19"/>
    </style:style>
    <style:style style:name="ce1299" style:family="table-cell" style:parent-style-name="Default">
      <style:table-cell-properties fo:wrap-option="wrap" fo:padding="1.99mm" style:vertical-align="top"/>
      <style:map style:condition="cell-content()!=&quot;&quot;" style:apply-style-name="cellule_20_normale" style:base-cell-address="Bandits.B11"/>
    </style:style>
    <style:style style:name="ce1300" style:family="table-cell" style:parent-style-name="Default">
      <style:table-cell-properties fo:wrap-option="wrap" fo:padding="1.99mm" style:vertical-align="top"/>
      <style:map style:condition="cell-content()!=&quot;&quot;" style:apply-style-name="cellule_20_normale" style:base-cell-address="Bandits.B12"/>
    </style:style>
    <style:style style:name="ce1301" style:family="table-cell" style:parent-style-name="Default">
      <style:table-cell-properties fo:wrap-option="wrap" fo:padding="1.99mm" style:vertical-align="top"/>
      <style:map style:condition="cell-content()!=&quot;&quot;" style:apply-style-name="cellule_20_normale" style:base-cell-address="Bandits.B13"/>
    </style:style>
    <style:style style:name="ce1302" style:family="table-cell" style:parent-style-name="Default">
      <style:table-cell-properties fo:wrap-option="wrap" fo:padding="1.99mm" style:vertical-align="top"/>
      <style:map style:condition="cell-content()!=&quot;&quot;" style:apply-style-name="cellule_20_normale" style:base-cell-address="Bandits.B14"/>
    </style:style>
    <style:style style:name="ce1303" style:family="table-cell" style:parent-style-name="Default">
      <style:table-cell-properties fo:wrap-option="wrap" fo:padding="1.99mm" style:vertical-align="top"/>
      <style:map style:condition="cell-content()!=&quot;&quot;" style:apply-style-name="cellule_20_normale" style:base-cell-address="Bandits.C9"/>
    </style:style>
    <style:style style:name="ce1304" style:family="table-cell" style:parent-style-name="Default">
      <style:table-cell-properties fo:wrap-option="wrap" fo:padding="1.99mm" style:vertical-align="top"/>
      <style:map style:condition="cell-content()!=&quot;&quot;" style:apply-style-name="cellule_20_normale" style:base-cell-address="Bandits.C10"/>
    </style:style>
    <style:style style:name="ce1305" style:family="table-cell" style:parent-style-name="Default">
      <style:table-cell-properties fo:wrap-option="wrap" fo:padding="1.99mm" style:vertical-align="top"/>
      <style:map style:condition="cell-content()!=&quot;&quot;" style:apply-style-name="cellule_20_normale" style:base-cell-address="Bandits.C11"/>
    </style:style>
    <style:style style:name="ce1306" style:family="table-cell" style:parent-style-name="Default">
      <style:table-cell-properties fo:wrap-option="wrap" fo:padding="1.99mm" style:vertical-align="top"/>
      <style:map style:condition="cell-content()!=&quot;&quot;" style:apply-style-name="cellule_20_normale" style:base-cell-address="Bandits.D3"/>
    </style:style>
    <style:style style:name="ce1307" style:family="table-cell" style:parent-style-name="Default">
      <style:table-cell-properties fo:wrap-option="wrap" fo:padding="1.99mm" style:vertical-align="top"/>
      <style:map style:condition="cell-content()!=&quot;&quot;" style:apply-style-name="cellule_20_normale" style:base-cell-address="Bandits.D4"/>
    </style:style>
    <style:style style:name="ce1308" style:family="table-cell" style:parent-style-name="Default">
      <style:table-cell-properties fo:wrap-option="wrap" fo:padding="1.99mm" style:vertical-align="top"/>
      <style:map style:condition="cell-content()!=&quot;&quot;" style:apply-style-name="cellule_20_normale" style:base-cell-address="Bandits.D5"/>
    </style:style>
    <style:style style:name="ce1309" style:family="table-cell" style:parent-style-name="Default">
      <style:table-cell-properties fo:wrap-option="wrap" fo:padding="1.99mm" style:vertical-align="top"/>
      <style:map style:condition="cell-content()!=&quot;&quot;" style:apply-style-name="cellule_20_normale" style:base-cell-address="Bandits.D6"/>
    </style:style>
    <style:style style:name="ce1310" style:family="table-cell" style:parent-style-name="Default">
      <style:table-cell-properties fo:wrap-option="wrap" fo:padding="1.99mm" style:vertical-align="top"/>
      <style:map style:condition="cell-content()!=&quot;&quot;" style:apply-style-name="cellule_20_normale" style:base-cell-address="Bandits.D7"/>
    </style:style>
    <style:style style:name="ce1311" style:family="table-cell" style:parent-style-name="Default">
      <style:table-cell-properties fo:wrap-option="wrap" fo:padding="1.99mm" style:vertical-align="top"/>
      <style:map style:condition="cell-content()!=&quot;&quot;" style:apply-style-name="cellule_20_normale" style:base-cell-address="Bandits.D8"/>
    </style:style>
    <style:style style:name="ce1312" style:family="table-cell" style:parent-style-name="Default">
      <style:table-cell-properties fo:wrap-option="wrap" fo:padding="1.99mm" style:vertical-align="top"/>
      <style:map style:condition="cell-content()!=&quot;&quot;" style:apply-style-name="cellule_20_normale" style:base-cell-address="Bandits.D9"/>
    </style:style>
    <style:style style:name="ce1313" style:family="table-cell" style:parent-style-name="Default">
      <style:table-cell-properties fo:wrap-option="wrap" fo:padding="1.99mm" style:vertical-align="top"/>
      <style:map style:condition="cell-content()!=&quot;&quot;" style:apply-style-name="cellule_20_normale" style:base-cell-address="Bandits.D10"/>
    </style:style>
    <style:style style:name="ce1314" style:family="table-cell" style:parent-style-name="Default">
      <style:table-cell-properties fo:wrap-option="wrap" fo:padding="1.99mm" style:vertical-align="top"/>
      <style:map style:condition="cell-content()!=&quot;&quot;" style:apply-style-name="cellule_20_normale" style:base-cell-address="Bandits.D11"/>
    </style:style>
    <style:style style:name="ce1315" style:family="table-cell" style:parent-style-name="Default">
      <style:table-cell-properties fo:wrap-option="wrap" fo:padding="1.99mm" style:vertical-align="top"/>
      <style:map style:condition="cell-content()!=&quot;&quot;" style:apply-style-name="cellule_20_normale" style:base-cell-address="Bandits.D12"/>
    </style:style>
    <style:style style:name="ce1316" style:family="table-cell" style:parent-style-name="Default">
      <style:table-cell-properties fo:wrap-option="wrap" fo:padding="1.99mm" style:vertical-align="top"/>
      <style:map style:condition="cell-content()!=&quot;&quot;" style:apply-style-name="cellule_20_normale" style:base-cell-address="Bandits.D13"/>
    </style:style>
    <style:style style:name="ce1317" style:family="table-cell" style:parent-style-name="Default">
      <style:table-cell-properties fo:wrap-option="wrap" fo:padding="1.99mm" style:vertical-align="top"/>
      <style:map style:condition="cell-content()!=&quot;&quot;" style:apply-style-name="cellule_20_normale" style:base-cell-address="Bandits.D14"/>
    </style:style>
    <style:style style:name="ce1318" style:family="table-cell" style:parent-style-name="Default">
      <style:table-cell-properties fo:wrap-option="wrap" fo:padding="1.99mm" style:vertical-align="top"/>
      <style:map style:condition="cell-content()!=&quot;&quot;" style:apply-style-name="cellule_20_normale" style:base-cell-address="Bandits.D15"/>
    </style:style>
    <style:style style:name="ce1319" style:family="table-cell" style:parent-style-name="Default">
      <style:table-cell-properties fo:wrap-option="wrap" fo:padding="1.99mm" style:vertical-align="top"/>
      <style:map style:condition="cell-content()!=&quot;&quot;" style:apply-style-name="cellule_20_normale" style:base-cell-address="Bandits.D16"/>
    </style:style>
    <style:style style:name="ce1320" style:family="table-cell" style:parent-style-name="Default">
      <style:table-cell-properties fo:wrap-option="wrap" fo:padding="1.99mm" style:vertical-align="top"/>
      <style:map style:condition="cell-content()!=&quot;&quot;" style:apply-style-name="cellule_20_normale" style:base-cell-address="Bandits.D17"/>
    </style:style>
    <style:style style:name="ce1321" style:family="table-cell" style:parent-style-name="Default">
      <style:table-cell-properties fo:wrap-option="wrap" fo:padding="1.99mm" style:vertical-align="top"/>
      <style:map style:condition="cell-content()!=&quot;&quot;" style:apply-style-name="cellule_20_normale" style:base-cell-address="Bandits.D18"/>
    </style:style>
    <style:style style:name="ce1322" style:family="table-cell" style:parent-style-name="Default">
      <style:table-cell-properties fo:wrap-option="wrap" fo:padding="1.99mm" style:vertical-align="top"/>
      <style:map style:condition="cell-content()!=&quot;&quot;" style:apply-style-name="cellule_20_normale" style:base-cell-address="Bandits.D19"/>
    </style:style>
    <style:style style:name="ce1323" style:family="table-cell" style:parent-style-name="Default">
      <style:table-cell-properties fo:wrap-option="wrap" fo:padding="1.99mm" style:vertical-align="top"/>
      <style:map style:condition="cell-content()!=&quot;&quot;" style:apply-style-name="cellule_20_normale" style:base-cell-address="Bandits.E13"/>
    </style:style>
    <style:style style:name="ce1324" style:family="table-cell" style:parent-style-name="Default">
      <style:table-cell-properties fo:wrap-option="wrap" fo:padding="1.99mm" style:vertical-align="top"/>
      <style:map style:condition="cell-content()!=&quot;&quot;" style:apply-style-name="cellule_20_normale" style:base-cell-address="Bandits.E14"/>
    </style:style>
    <style:style style:name="ce1325" style:family="table-cell" style:parent-style-name="Default">
      <style:table-cell-properties fo:wrap-option="wrap" fo:padding="1.99mm" style:vertical-align="top"/>
      <style:map style:condition="cell-content()!=&quot;&quot;" style:apply-style-name="cellule_20_normale" style:base-cell-address="Bandits.E15"/>
    </style:style>
    <style:style style:name="ce1326" style:family="table-cell" style:parent-style-name="Default">
      <style:table-cell-properties fo:wrap-option="wrap" fo:padding="1.99mm" style:vertical-align="top"/>
      <style:map style:condition="cell-content()!=&quot;&quot;" style:apply-style-name="cellule_20_normale" style:base-cell-address="Bandits.F3"/>
    </style:style>
    <style:style style:name="ce1327" style:family="table-cell" style:parent-style-name="Default">
      <style:table-cell-properties fo:wrap-option="wrap" fo:padding="1.99mm" style:vertical-align="top"/>
      <style:map style:condition="cell-content()!=&quot;&quot;" style:apply-style-name="cellule_20_normale" style:base-cell-address="Bandits.F4"/>
    </style:style>
    <style:style style:name="ce1328" style:family="table-cell" style:parent-style-name="Default">
      <style:table-cell-properties fo:wrap-option="wrap" fo:padding="1.99mm" style:vertical-align="top"/>
      <style:map style:condition="cell-content()!=&quot;&quot;" style:apply-style-name="cellule_20_normale" style:base-cell-address="Bandits.F5"/>
    </style:style>
    <style:style style:name="ce1329" style:family="table-cell" style:parent-style-name="Default">
      <style:table-cell-properties fo:wrap-option="wrap" fo:padding="1.99mm" style:vertical-align="top"/>
      <style:map style:condition="cell-content()!=&quot;&quot;" style:apply-style-name="cellule_20_normale" style:base-cell-address="Bandits.F6"/>
    </style:style>
    <style:style style:name="ce1330" style:family="table-cell" style:parent-style-name="Default">
      <style:table-cell-properties fo:wrap-option="wrap" fo:padding="1.99mm" style:vertical-align="top"/>
      <style:map style:condition="cell-content()!=&quot;&quot;" style:apply-style-name="cellule_20_normale" style:base-cell-address="Bandits.F7"/>
    </style:style>
    <style:style style:name="ce1331" style:family="table-cell" style:parent-style-name="Default">
      <style:table-cell-properties fo:wrap-option="wrap" fo:padding="1.99mm" style:vertical-align="top"/>
      <style:map style:condition="cell-content()!=&quot;&quot;" style:apply-style-name="cellule_20_normale" style:base-cell-address="Bandits.F8"/>
    </style:style>
    <style:style style:name="ce1332" style:family="table-cell" style:parent-style-name="Default">
      <style:table-cell-properties fo:wrap-option="wrap" fo:padding="1.99mm" style:vertical-align="top"/>
      <style:map style:condition="cell-content()!=&quot;&quot;" style:apply-style-name="cellule_20_normale" style:base-cell-address="Bandits.F9"/>
    </style:style>
    <style:style style:name="ce1333" style:family="table-cell" style:parent-style-name="Default">
      <style:table-cell-properties fo:wrap-option="wrap" fo:padding="1.99mm" style:vertical-align="top"/>
      <style:map style:condition="cell-content()!=&quot;&quot;" style:apply-style-name="cellule_20_normale" style:base-cell-address="Bandits.F10"/>
    </style:style>
    <style:style style:name="ce1334" style:family="table-cell" style:parent-style-name="Default">
      <style:table-cell-properties fo:wrap-option="wrap" fo:padding="1.99mm" style:vertical-align="top"/>
      <style:map style:condition="cell-content()!=&quot;&quot;" style:apply-style-name="cellule_20_normale" style:base-cell-address="Bandits.F11"/>
    </style:style>
    <style:style style:name="ce1335" style:family="table-cell" style:parent-style-name="Default">
      <style:table-cell-properties fo:wrap-option="wrap" fo:padding="1.99mm" style:vertical-align="top"/>
      <style:map style:condition="cell-content()!=&quot;&quot;" style:apply-style-name="cellule_20_normale" style:base-cell-address="Bandits.F12"/>
    </style:style>
    <style:style style:name="ce1336" style:family="table-cell" style:parent-style-name="Default">
      <style:table-cell-properties fo:wrap-option="wrap" fo:padding="1.99mm" style:vertical-align="top"/>
      <style:map style:condition="cell-content()!=&quot;&quot;" style:apply-style-name="cellule_20_normale" style:base-cell-address="Bandits.F13"/>
    </style:style>
    <style:style style:name="ce1337" style:family="table-cell" style:parent-style-name="Default">
      <style:table-cell-properties fo:wrap-option="wrap" fo:padding="1.99mm" style:vertical-align="top"/>
      <style:map style:condition="cell-content()!=&quot;&quot;" style:apply-style-name="cellule_20_normale" style:base-cell-address="Bandits.F14"/>
    </style:style>
    <style:style style:name="ce1338" style:family="table-cell" style:parent-style-name="Default">
      <style:table-cell-properties fo:wrap-option="wrap" fo:padding="1.99mm" style:vertical-align="top"/>
      <style:map style:condition="cell-content()!=&quot;&quot;" style:apply-style-name="cellule_20_normale" style:base-cell-address="Bandits.F15"/>
    </style:style>
    <style:style style:name="ce1339" style:family="table-cell" style:parent-style-name="Default">
      <style:table-cell-properties fo:wrap-option="wrap" fo:padding="1.99mm" style:vertical-align="top"/>
      <style:map style:condition="cell-content()!=&quot;&quot;" style:apply-style-name="cellule_20_normale" style:base-cell-address="Bandits.F16"/>
    </style:style>
    <style:style style:name="ce1340" style:family="table-cell" style:parent-style-name="Default">
      <style:table-cell-properties fo:wrap-option="wrap" fo:padding="1.99mm" style:vertical-align="top"/>
      <style:map style:condition="cell-content()!=&quot;&quot;" style:apply-style-name="cellule_20_normale" style:base-cell-address="Bandits.F17"/>
    </style:style>
    <style:style style:name="ce1341" style:family="table-cell" style:parent-style-name="Default">
      <style:table-cell-properties fo:wrap-option="wrap" fo:padding="1.99mm" style:vertical-align="top"/>
      <style:map style:condition="cell-content()!=&quot;&quot;" style:apply-style-name="cellule_20_normale" style:base-cell-address="Bandits.F18"/>
    </style:style>
    <style:style style:name="ce1342" style:family="table-cell" style:parent-style-name="Default">
      <style:table-cell-properties fo:wrap-option="wrap" fo:padding="1.99mm" style:vertical-align="top"/>
      <style:map style:condition="cell-content()!=&quot;&quot;" style:apply-style-name="cellule_20_normale" style:base-cell-address="Bandits.F19"/>
    </style:style>
    <style:style style:name="ce1343" style:family="table-cell" style:parent-style-name="Default">
      <style:table-cell-properties fo:background-color="#ffcc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344" style:family="table-cell" style:parent-style-name="Default">
      <style:table-cell-properties fo:background-color="#ffff00" style:text-align-source="fix" style:repeat-content="false" fo:border="0.06pt solid #000000" style:vertical-align="top"/>
      <style:paragraph-properties fo:text-align="center" fo:margin-left="0mm"/>
      <style:text-properties fo:font-size="12pt" fo:font-weight="bold" style:font-size-asian="12pt" style:font-weight-asian="bold" style:font-size-complex="12pt" style:font-weight-complex="bold"/>
    </style:style>
    <style:style style:name="ce1345" style:family="table-cell" style:parent-style-name="Default">
      <style:table-cell-properties fo:wrap-option="wrap" fo:padding="1.99mm" style:vertical-align="top"/>
      <style:map style:condition="cell-content()!=&quot;&quot;" style:apply-style-name="cellule_20_normale" style:base-cell-address="Taverne.A3"/>
    </style:style>
    <style:style style:name="ce1346" style:family="table-cell" style:parent-style-name="Default">
      <style:table-cell-properties fo:wrap-option="wrap" fo:border="0.06pt solid #000000" fo:padding="1.99mm"/>
      <style:map style:condition="cell-content()!=&quot;&quot;" style:apply-style-name="cellule_20_normale" style:base-cell-address="Taverne.A4"/>
    </style:style>
    <style:style style:name="ce1347" style:family="table-cell" style:parent-style-name="Default">
      <style:table-cell-properties fo:wrap-option="wrap" fo:border="0.06pt solid #000000" fo:padding="1.99mm"/>
      <style:map style:condition="cell-content()!=&quot;&quot;" style:apply-style-name="cellule_20_normale" style:base-cell-address="Taverne.A5"/>
    </style:style>
    <style:style style:name="ce1348" style:family="table-cell" style:parent-style-name="Default">
      <style:table-cell-properties fo:wrap-option="wrap" fo:border="0.06pt solid #000000" fo:padding="1.99mm"/>
      <style:map style:condition="cell-content()!=&quot;&quot;" style:apply-style-name="cellule_20_normale" style:base-cell-address="Taverne.A6"/>
    </style:style>
    <style:style style:name="ce1349" style:family="table-cell" style:parent-style-name="Default">
      <style:table-cell-properties fo:wrap-option="wrap" fo:border="0.06pt solid #000000" fo:padding="1.99mm"/>
      <style:map style:condition="cell-content()!=&quot;&quot;" style:apply-style-name="cellule_20_normale" style:base-cell-address="Taverne.A7"/>
    </style:style>
    <style:style style:name="ce1350" style:family="table-cell" style:parent-style-name="Default">
      <style:table-cell-properties fo:wrap-option="wrap" fo:border="0.06pt solid #000000" fo:padding="1.99mm"/>
      <style:map style:condition="cell-content()!=&quot;&quot;" style:apply-style-name="cellule_20_normale" style:base-cell-address="Taverne.A8"/>
    </style:style>
    <style:style style:name="ce1351" style:family="table-cell" style:parent-style-name="Default">
      <style:table-cell-properties fo:wrap-option="wrap" fo:border="0.06pt solid #000000" fo:padding="1.99mm"/>
      <style:map style:condition="cell-content()!=&quot;&quot;" style:apply-style-name="cellule_20_normale" style:base-cell-address="Taverne.A9"/>
    </style:style>
    <style:style style:name="ce1352" style:family="table-cell" style:parent-style-name="Default">
      <style:table-cell-properties fo:wrap-option="wrap" fo:border="0.06pt solid #000000" fo:padding="1.99mm"/>
      <style:map style:condition="cell-content()!=&quot;&quot;" style:apply-style-name="cellule_20_normale" style:base-cell-address="Taverne.A10"/>
    </style:style>
    <style:style style:name="ce1353" style:family="table-cell" style:parent-style-name="Default">
      <style:table-cell-properties fo:wrap-option="wrap" fo:border="0.06pt solid #000000" fo:padding="1.99mm"/>
      <style:map style:condition="cell-content()!=&quot;&quot;" style:apply-style-name="cellule_20_normale" style:base-cell-address="Taverne.A11"/>
    </style:style>
    <style:style style:name="ce1354" style:family="table-cell" style:parent-style-name="Default">
      <style:table-cell-properties fo:wrap-option="wrap" fo:border="0.06pt solid #000000" fo:padding="1.99mm"/>
      <style:map style:condition="cell-content()!=&quot;&quot;" style:apply-style-name="cellule_20_normale" style:base-cell-address="Taverne.A12"/>
    </style:style>
    <style:style style:name="ce1355" style:family="table-cell" style:parent-style-name="Default">
      <style:table-cell-properties fo:wrap-option="wrap" fo:border="0.06pt solid #000000" fo:padding="1.99mm"/>
      <style:map style:condition="cell-content()!=&quot;&quot;" style:apply-style-name="cellule_20_normale" style:base-cell-address="Taverne.A13"/>
    </style:style>
    <style:style style:name="ce1356" style:family="table-cell" style:parent-style-name="Default">
      <style:table-cell-properties fo:wrap-option="wrap" fo:border="0.06pt solid #000000" fo:padding="1.99mm"/>
      <style:map style:condition="cell-content()!=&quot;&quot;" style:apply-style-name="cellule_20_normale" style:base-cell-address="Taverne.A14"/>
    </style:style>
    <style:style style:name="ce1357" style:family="table-cell" style:parent-style-name="Default">
      <style:table-cell-properties fo:wrap-option="wrap" fo:border="0.06pt solid #000000" fo:padding="1.99mm"/>
      <style:map style:condition="cell-content()!=&quot;&quot;" style:apply-style-name="cellule_20_normale" style:base-cell-address="Taverne.A15"/>
    </style:style>
    <style:style style:name="ce1358" style:family="table-cell" style:parent-style-name="Default">
      <style:table-cell-properties fo:wrap-option="wrap" fo:border="0.06pt solid #000000" fo:padding="1.99mm"/>
      <style:map style:condition="cell-content()!=&quot;&quot;" style:apply-style-name="cellule_20_normale" style:base-cell-address="Taverne.A16"/>
    </style:style>
    <style:style style:name="ce1359" style:family="table-cell" style:parent-style-name="Default">
      <style:table-cell-properties fo:wrap-option="wrap" fo:border="0.06pt solid #000000" fo:padding="1.99mm"/>
      <style:map style:condition="cell-content()!=&quot;&quot;" style:apply-style-name="cellule_20_normale" style:base-cell-address="Taverne.A17"/>
    </style:style>
    <style:style style:name="ce1360" style:family="table-cell" style:parent-style-name="Default">
      <style:table-cell-properties fo:wrap-option="wrap" fo:border="0.06pt solid #000000" fo:padding="1.99mm"/>
      <style:map style:condition="cell-content()!=&quot;&quot;" style:apply-style-name="cellule_20_normale" style:base-cell-address="Taverne.A18"/>
    </style:style>
    <style:style style:name="ce1361" style:family="table-cell" style:parent-style-name="Default">
      <style:table-cell-properties fo:wrap-option="wrap" fo:border="0.06pt solid #000000" fo:padding="1.99mm"/>
      <style:map style:condition="cell-content()!=&quot;&quot;" style:apply-style-name="cellule_20_normale" style:base-cell-address="Taverne.A19"/>
    </style:style>
    <style:style style:name="ce1362" style:family="table-cell" style:parent-style-name="Default">
      <style:table-cell-properties fo:wrap-option="wrap" fo:border="0.06pt solid #000000" fo:padding="1.99mm"/>
      <style:map style:condition="cell-content()!=&quot;&quot;" style:apply-style-name="cellule_20_normale" style:base-cell-address="Taverne.A20"/>
    </style:style>
    <style:style style:name="ce1363" style:family="table-cell" style:parent-style-name="Default">
      <style:table-cell-properties fo:wrap-option="wrap" fo:border="0.06pt solid #000000" fo:padding="1.99mm"/>
      <style:map style:condition="cell-content()!=&quot;&quot;" style:apply-style-name="cellule_20_normale" style:base-cell-address="Taverne.A21"/>
    </style:style>
    <style:style style:name="ce1364" style:family="table-cell" style:parent-style-name="Default">
      <style:table-cell-properties fo:wrap-option="wrap" fo:border="0.06pt solid #000000" fo:padding="1.99mm"/>
      <style:map style:condition="cell-content()!=&quot;&quot;" style:apply-style-name="cellule_20_normale" style:base-cell-address="Taverne.A22"/>
    </style:style>
    <style:style style:name="ce1365" style:family="table-cell" style:parent-style-name="Default">
      <style:table-cell-properties fo:wrap-option="wrap" fo:border="0.06pt solid #000000" fo:padding="1.99mm"/>
      <style:map style:condition="cell-content()!=&quot;&quot;" style:apply-style-name="cellule_20_normale" style:base-cell-address="Taverne.A23"/>
    </style:style>
    <style:style style:name="ce1366" style:family="table-cell" style:parent-style-name="Default">
      <style:table-cell-properties fo:wrap-option="wrap" fo:border="0.06pt solid #000000" fo:padding="1.99mm"/>
      <style:map style:condition="cell-content()!=&quot;&quot;" style:apply-style-name="cellule_20_normale" style:base-cell-address="Taverne.A24"/>
    </style:style>
    <style:style style:name="ce1367" style:family="table-cell" style:parent-style-name="Default">
      <style:table-cell-properties fo:wrap-option="wrap" fo:border="0.06pt solid #000000" fo:padding="1.99mm"/>
      <style:map style:condition="cell-content()!=&quot;&quot;" style:apply-style-name="cellule_20_normale" style:base-cell-address="Taverne.A25"/>
    </style:style>
    <style:style style:name="ce1368" style:family="table-cell" style:parent-style-name="Default">
      <style:table-cell-properties fo:wrap-option="wrap" fo:border="0.06pt solid #000000" fo:padding="1.99mm"/>
      <style:map style:condition="cell-content()!=&quot;&quot;" style:apply-style-name="cellule_20_normale" style:base-cell-address="Taverne.A26"/>
    </style:style>
    <style:style style:name="ce1369" style:family="table-cell" style:parent-style-name="Default">
      <style:table-cell-properties fo:wrap-option="wrap" fo:border="0.06pt solid #000000" fo:padding="1.99mm"/>
      <style:map style:condition="cell-content()!=&quot;&quot;" style:apply-style-name="cellule_20_normale" style:base-cell-address="Taverne.A27"/>
    </style:style>
    <style:style style:name="ce1370" style:family="table-cell" style:parent-style-name="Default">
      <style:table-cell-properties fo:wrap-option="wrap" fo:border="0.06pt solid #000000" fo:padding="1.99mm"/>
      <style:map style:condition="cell-content()!=&quot;&quot;" style:apply-style-name="cellule_20_normale" style:base-cell-address="Taverne.A28"/>
    </style:style>
    <style:style style:name="ce1371" style:family="table-cell" style:parent-style-name="Default">
      <style:table-cell-properties fo:wrap-option="wrap" fo:border="0.06pt solid #000000" fo:padding="1.99mm"/>
      <style:map style:condition="cell-content()!=&quot;&quot;" style:apply-style-name="cellule_20_normale" style:base-cell-address="Taverne.A29"/>
    </style:style>
    <style:style style:name="ce1372" style:family="table-cell" style:parent-style-name="Default">
      <style:table-cell-properties fo:wrap-option="wrap" fo:padding="1.99mm" style:vertical-align="top"/>
      <style:map style:condition="cell-content()!=&quot;&quot;" style:apply-style-name="cellule_20_normale" style:base-cell-address="Taverne.A30"/>
    </style:style>
    <style:style style:name="ce1373" style:family="table-cell" style:parent-style-name="Default">
      <style:table-cell-properties fo:wrap-option="wrap" fo:padding="1.99mm" style:vertical-align="top"/>
      <style:map style:condition="cell-content()!=&quot;&quot;" style:apply-style-name="cellule_20_normale" style:base-cell-address="Taverne.A31"/>
    </style:style>
    <style:style style:name="ce1374" style:family="table-cell" style:parent-style-name="Default">
      <style:table-cell-properties fo:wrap-option="wrap" fo:padding="1.99mm" style:vertical-align="top"/>
      <style:map style:condition="cell-content()!=&quot;&quot;" style:apply-style-name="cellule_20_normale" style:base-cell-address="Taverne.A32"/>
    </style:style>
    <style:style style:name="ce1375" style:family="table-cell" style:parent-style-name="Default">
      <style:table-cell-properties fo:wrap-option="wrap" fo:padding="1.99mm" style:vertical-align="top"/>
      <style:map style:condition="cell-content()!=&quot;&quot;" style:apply-style-name="cellule_20_normale" style:base-cell-address="Taverne.A33"/>
    </style:style>
    <style:style style:name="ce1376" style:family="table-cell" style:parent-style-name="Default">
      <style:table-cell-properties fo:wrap-option="wrap" fo:padding="1.99mm" style:vertical-align="top"/>
      <style:map style:condition="cell-content()!=&quot;&quot;" style:apply-style-name="cellule_20_normale" style:base-cell-address="Taverne.A34"/>
    </style:style>
    <style:style style:name="ce1377" style:family="table-cell" style:parent-style-name="Default">
      <style:table-cell-properties fo:wrap-option="wrap" fo:padding="1.99mm" style:vertical-align="top"/>
      <style:map style:condition="cell-content()!=&quot;&quot;" style:apply-style-name="cellule_20_normale" style:base-cell-address="Taverne.A35"/>
    </style:style>
    <style:style style:name="ce1378" style:family="table-cell" style:parent-style-name="Default">
      <style:table-cell-properties fo:wrap-option="wrap" fo:padding="1.99mm" style:vertical-align="top"/>
      <style:map style:condition="cell-content()!=&quot;&quot;" style:apply-style-name="cellule_20_normale" style:base-cell-address="Taverne.A36"/>
    </style:style>
    <style:style style:name="ce1379" style:family="table-cell" style:parent-style-name="Default">
      <style:table-cell-properties style:vertical-align="top"/>
    </style:style>
    <style:style style:name="ce1380" style:family="table-cell" style:parent-style-name="Default">
      <style:table-cell-properties fo:wrap-option="wrap" fo:border="0.06pt solid #000000" fo:padding="1.99mm"/>
      <style:map style:condition="cell-content()!=&quot;&quot;" style:apply-style-name="cellule_20_normale" style:base-cell-address="Taverne.B4"/>
    </style:style>
    <style:style style:name="ce1381" style:family="table-cell" style:parent-style-name="Default">
      <style:table-cell-properties fo:wrap-option="wrap" fo:border="0.06pt solid #000000" fo:padding="1.99mm"/>
      <style:map style:condition="cell-content()!=&quot;&quot;" style:apply-style-name="cellule_20_normale" style:base-cell-address="Taverne.B5"/>
    </style:style>
    <style:style style:name="ce1382" style:family="table-cell" style:parent-style-name="Default">
      <style:table-cell-properties fo:wrap-option="wrap" fo:border="0.06pt solid #000000" fo:padding="1.99mm"/>
      <style:map style:condition="cell-content()!=&quot;&quot;" style:apply-style-name="cellule_20_normale" style:base-cell-address="Taverne.B6"/>
    </style:style>
    <style:style style:name="ce1383" style:family="table-cell" style:parent-style-name="Default">
      <style:table-cell-properties fo:wrap-option="wrap" fo:border="0.06pt solid #000000" fo:padding="1.99mm"/>
      <style:map style:condition="cell-content()!=&quot;&quot;" style:apply-style-name="cellule_20_normale" style:base-cell-address="Taverne.B7"/>
    </style:style>
    <style:style style:name="ce1384" style:family="table-cell" style:parent-style-name="Default">
      <style:table-cell-properties fo:wrap-option="wrap" fo:border="0.06pt solid #000000" fo:padding="1.99mm"/>
      <style:map style:condition="cell-content()!=&quot;&quot;" style:apply-style-name="cellule_20_normale" style:base-cell-address="Taverne.B8"/>
    </style:style>
    <style:style style:name="ce1385" style:family="table-cell" style:parent-style-name="Default">
      <style:table-cell-properties fo:wrap-option="wrap" fo:border="0.06pt solid #000000" fo:padding="1.99mm"/>
      <style:map style:condition="cell-content()!=&quot;&quot;" style:apply-style-name="cellule_20_normale" style:base-cell-address="Taverne.B9"/>
    </style:style>
    <style:style style:name="ce1386" style:family="table-cell" style:parent-style-name="Default">
      <style:table-cell-properties fo:wrap-option="wrap" fo:border="0.06pt solid #000000" fo:padding="1.99mm"/>
      <style:map style:condition="cell-content()!=&quot;&quot;" style:apply-style-name="cellule_20_normale" style:base-cell-address="Taverne.B10"/>
    </style:style>
    <style:style style:name="ce1387" style:family="table-cell" style:parent-style-name="Default">
      <style:table-cell-properties fo:wrap-option="wrap" fo:border="0.06pt solid #000000" fo:padding="1.99mm"/>
      <style:map style:condition="cell-content()!=&quot;&quot;" style:apply-style-name="cellule_20_normale" style:base-cell-address="Taverne.B11"/>
    </style:style>
    <style:style style:name="ce1388" style:family="table-cell" style:parent-style-name="Default">
      <style:table-cell-properties fo:wrap-option="wrap" fo:border="0.06pt solid #000000" fo:padding="1.99mm"/>
      <style:map style:condition="cell-content()!=&quot;&quot;" style:apply-style-name="cellule_20_normale" style:base-cell-address="Taverne.B12"/>
    </style:style>
    <style:style style:name="ce1389" style:family="table-cell" style:parent-style-name="Default">
      <style:table-cell-properties fo:wrap-option="wrap" fo:border="0.06pt solid #000000" fo:padding="1.99mm"/>
      <style:map style:condition="cell-content()!=&quot;&quot;" style:apply-style-name="cellule_20_normale" style:base-cell-address="Taverne.B13"/>
    </style:style>
    <style:style style:name="ce1390" style:family="table-cell" style:parent-style-name="Default">
      <style:table-cell-properties fo:wrap-option="wrap" fo:border="0.06pt solid #000000" fo:padding="1.99mm"/>
      <style:map style:condition="cell-content()!=&quot;&quot;" style:apply-style-name="cellule_20_normale" style:base-cell-address="Taverne.B14"/>
    </style:style>
    <style:style style:name="ce1391" style:family="table-cell" style:parent-style-name="Default">
      <style:table-cell-properties fo:wrap-option="wrap" fo:border="0.06pt solid #000000" fo:padding="1.99mm"/>
      <style:map style:condition="cell-content()!=&quot;&quot;" style:apply-style-name="cellule_20_normale" style:base-cell-address="Taverne.B15"/>
    </style:style>
    <style:style style:name="ce1392" style:family="table-cell" style:parent-style-name="Default">
      <style:table-cell-properties fo:wrap-option="wrap" fo:border="0.06pt solid #000000" fo:padding="1.99mm"/>
      <style:map style:condition="cell-content()!=&quot;&quot;" style:apply-style-name="cellule_20_normale" style:base-cell-address="Taverne.B16"/>
    </style:style>
    <style:style style:name="ce1393" style:family="table-cell" style:parent-style-name="Default">
      <style:table-cell-properties fo:wrap-option="wrap" fo:border="0.06pt solid #000000" fo:padding="1.99mm"/>
      <style:map style:condition="cell-content()!=&quot;&quot;" style:apply-style-name="cellule_20_normale" style:base-cell-address="Taverne.B17"/>
    </style:style>
    <style:style style:name="ce1394" style:family="table-cell" style:parent-style-name="Default">
      <style:table-cell-properties fo:wrap-option="wrap" fo:border="0.06pt solid #000000" fo:padding="1.99mm"/>
      <style:map style:condition="cell-content()!=&quot;&quot;" style:apply-style-name="cellule_20_normale" style:base-cell-address="Taverne.B18"/>
    </style:style>
    <style:style style:name="ce1395" style:family="table-cell" style:parent-style-name="Default">
      <style:table-cell-properties fo:wrap-option="wrap" fo:border="0.06pt solid #000000" fo:padding="1.99mm"/>
      <style:map style:condition="cell-content()!=&quot;&quot;" style:apply-style-name="cellule_20_normale" style:base-cell-address="Taverne.B19"/>
    </style:style>
    <style:style style:name="ce1396" style:family="table-cell" style:parent-style-name="Default">
      <style:table-cell-properties fo:wrap-option="wrap" fo:border="0.06pt solid #000000" fo:padding="1.99mm"/>
      <style:map style:condition="cell-content()!=&quot;&quot;" style:apply-style-name="cellule_20_normale" style:base-cell-address="Taverne.B20"/>
    </style:style>
    <style:style style:name="ce1397" style:family="table-cell" style:parent-style-name="Default">
      <style:table-cell-properties fo:wrap-option="wrap" fo:border="0.06pt solid #000000" fo:padding="1.99mm"/>
      <style:map style:condition="cell-content()!=&quot;&quot;" style:apply-style-name="cellule_20_normale" style:base-cell-address="Taverne.B21"/>
    </style:style>
    <style:style style:name="ce1398" style:family="table-cell" style:parent-style-name="Default">
      <style:table-cell-properties fo:wrap-option="wrap" fo:border="0.06pt solid #000000" fo:padding="1.99mm"/>
      <style:map style:condition="cell-content()!=&quot;&quot;" style:apply-style-name="cellule_20_normale" style:base-cell-address="Taverne.B22"/>
    </style:style>
    <style:style style:name="ce1399" style:family="table-cell" style:parent-style-name="Default">
      <style:table-cell-properties fo:wrap-option="wrap" fo:border="0.06pt solid #000000" fo:padding="1.99mm"/>
      <style:map style:condition="cell-content()!=&quot;&quot;" style:apply-style-name="cellule_20_normale" style:base-cell-address="Taverne.B23"/>
    </style:style>
    <style:style style:name="ce1400" style:family="table-cell" style:parent-style-name="Default">
      <style:table-cell-properties fo:wrap-option="wrap" fo:border="0.06pt solid #000000" fo:padding="1.99mm"/>
      <style:map style:condition="cell-content()!=&quot;&quot;" style:apply-style-name="cellule_20_normale" style:base-cell-address="Taverne.B24"/>
    </style:style>
    <style:style style:name="ce1401" style:family="table-cell" style:parent-style-name="Default">
      <style:table-cell-properties fo:wrap-option="wrap" fo:border="0.06pt solid #000000" fo:padding="1.99mm"/>
      <style:map style:condition="cell-content()!=&quot;&quot;" style:apply-style-name="cellule_20_normale" style:base-cell-address="Taverne.B25"/>
    </style:style>
    <style:style style:name="ce1402" style:family="table-cell" style:parent-style-name="Default">
      <style:table-cell-properties fo:wrap-option="wrap" fo:border="0.06pt solid #000000" fo:padding="1.99mm"/>
    </style:style>
    <style:style style:name="ce1403" style:family="table-cell" style:parent-style-name="Default">
      <style:table-cell-properties fo:wrap-option="wrap" fo:border="0.06pt solid #000000" fo:padding="1.99mm"/>
      <style:map style:condition="cell-content()!=&quot;&quot;" style:apply-style-name="cellule_20_normale" style:base-cell-address="Taverne.B28"/>
    </style:style>
    <style:style style:name="ce1404" style:family="table-cell" style:parent-style-name="Default">
      <style:table-cell-properties fo:wrap-option="wrap" fo:border="0.06pt solid #000000" fo:padding="1.99mm"/>
      <style:map style:condition="cell-content()!=&quot;&quot;" style:apply-style-name="cellule_20_normale" style:base-cell-address="Taverne.B29"/>
    </style:style>
    <style:style style:name="ce1405" style:family="table-cell" style:parent-style-name="Default">
      <style:table-cell-properties fo:wrap-option="wrap" fo:border="0.06pt solid #000000" fo:padding="1.99mm"/>
      <style:map style:condition="cell-content()!=&quot;&quot;" style:apply-style-name="cellule_20_normale" style:base-cell-address="Taverne.C4"/>
    </style:style>
    <style:style style:name="ce1406" style:family="table-cell" style:parent-style-name="Default">
      <style:table-cell-properties fo:wrap-option="wrap" fo:border="0.06pt solid #000000" fo:padding="1.99mm"/>
      <style:map style:condition="cell-content()!=&quot;&quot;" style:apply-style-name="cellule_20_normale" style:base-cell-address="Taverne.C5"/>
    </style:style>
    <style:style style:name="ce1407" style:family="table-cell" style:parent-style-name="Default">
      <style:table-cell-properties fo:wrap-option="wrap" fo:border="0.06pt solid #000000" fo:padding="1.99mm"/>
      <style:map style:condition="cell-content()!=&quot;&quot;" style:apply-style-name="cellule_20_normale" style:base-cell-address="Taverne.C6"/>
    </style:style>
    <style:style style:name="ce1408" style:family="table-cell" style:parent-style-name="Default">
      <style:table-cell-properties fo:wrap-option="wrap" fo:border="0.06pt solid #000000" fo:padding="1.99mm"/>
      <style:map style:condition="cell-content()!=&quot;&quot;" style:apply-style-name="cellule_20_normale" style:base-cell-address="Taverne.C7"/>
    </style:style>
    <style:style style:name="ce1409" style:family="table-cell" style:parent-style-name="Default">
      <style:table-cell-properties fo:wrap-option="wrap" fo:border="0.06pt solid #000000" fo:padding="1.99mm"/>
      <style:map style:condition="cell-content()!=&quot;&quot;" style:apply-style-name="cellule_20_normale" style:base-cell-address="Taverne.C8"/>
    </style:style>
    <style:style style:name="ce1410" style:family="table-cell" style:parent-style-name="Default">
      <style:table-cell-properties fo:wrap-option="wrap" fo:border="0.06pt solid #000000" fo:padding="1.99mm"/>
      <style:map style:condition="cell-content()!=&quot;&quot;" style:apply-style-name="cellule_20_normale" style:base-cell-address="Taverne.C9"/>
    </style:style>
    <style:style style:name="ce1411" style:family="table-cell" style:parent-style-name="Default">
      <style:table-cell-properties fo:wrap-option="wrap" fo:border="0.06pt solid #000000" fo:padding="1.99mm"/>
      <style:map style:condition="cell-content()!=&quot;&quot;" style:apply-style-name="cellule_20_normale" style:base-cell-address="Taverne.C10"/>
    </style:style>
    <style:style style:name="ce1412" style:family="table-cell" style:parent-style-name="Default">
      <style:table-cell-properties fo:wrap-option="wrap" fo:border="0.06pt solid #000000" fo:padding="1.99mm"/>
      <style:map style:condition="cell-content()!=&quot;&quot;" style:apply-style-name="cellule_20_normale" style:base-cell-address="Taverne.C11"/>
    </style:style>
    <style:style style:name="ce1413" style:family="table-cell" style:parent-style-name="Default">
      <style:table-cell-properties fo:wrap-option="wrap" fo:border="0.06pt solid #000000" fo:padding="1.99mm"/>
      <style:map style:condition="cell-content()!=&quot;&quot;" style:apply-style-name="cellule_20_normale" style:base-cell-address="Taverne.C12"/>
    </style:style>
    <style:style style:name="ce1414" style:family="table-cell" style:parent-style-name="Default">
      <style:table-cell-properties fo:wrap-option="wrap" fo:border="0.06pt solid #000000" fo:padding="1.99mm"/>
      <style:map style:condition="cell-content()!=&quot;&quot;" style:apply-style-name="cellule_20_normale" style:base-cell-address="Taverne.C13"/>
    </style:style>
    <style:style style:name="ce1415" style:family="table-cell" style:parent-style-name="Default">
      <style:table-cell-properties fo:wrap-option="wrap" fo:border="0.06pt solid #000000" fo:padding="1.99mm"/>
      <style:map style:condition="cell-content()!=&quot;&quot;" style:apply-style-name="cellule_20_normale" style:base-cell-address="Taverne.C14"/>
    </style:style>
    <style:style style:name="ce1416" style:family="table-cell" style:parent-style-name="Default">
      <style:table-cell-properties fo:wrap-option="wrap" fo:border="0.06pt solid #000000" fo:padding="1.99mm"/>
      <style:map style:condition="cell-content()!=&quot;&quot;" style:apply-style-name="cellule_20_normale" style:base-cell-address="Taverne.C15"/>
    </style:style>
    <style:style style:name="ce1417" style:family="table-cell" style:parent-style-name="Default">
      <style:table-cell-properties fo:wrap-option="wrap" fo:border="0.06pt solid #000000" fo:padding="1.99mm"/>
      <style:map style:condition="cell-content()!=&quot;&quot;" style:apply-style-name="cellule_20_normale" style:base-cell-address="Taverne.C16"/>
    </style:style>
    <style:style style:name="ce1418" style:family="table-cell" style:parent-style-name="Default">
      <style:table-cell-properties fo:wrap-option="wrap" fo:border="0.06pt solid #000000" fo:padding="1.99mm"/>
      <style:map style:condition="cell-content()!=&quot;&quot;" style:apply-style-name="cellule_20_normale" style:base-cell-address="Taverne.C19"/>
    </style:style>
    <style:style style:name="ce1419" style:family="table-cell" style:parent-style-name="Default">
      <style:table-cell-properties fo:wrap-option="wrap" fo:border="0.06pt solid #000000" fo:padding="1.99mm"/>
      <style:map style:condition="cell-content()!=&quot;&quot;" style:apply-style-name="cellule_20_normale" style:base-cell-address="Taverne.C20"/>
    </style:style>
    <style:style style:name="ce1420" style:family="table-cell" style:parent-style-name="Default">
      <style:table-cell-properties fo:wrap-option="wrap" fo:border="0.06pt solid #000000" fo:padding="1.99mm"/>
      <style:map style:condition="cell-content()!=&quot;&quot;" style:apply-style-name="cellule_20_normale" style:base-cell-address="Taverne.C21"/>
    </style:style>
    <style:style style:name="ce1421" style:family="table-cell" style:parent-style-name="Default">
      <style:table-cell-properties fo:wrap-option="wrap" fo:border="0.06pt solid #000000" fo:padding="1.99mm"/>
      <style:map style:condition="cell-content()!=&quot;&quot;" style:apply-style-name="cellule_20_normale" style:base-cell-address="Taverne.C22"/>
    </style:style>
    <style:style style:name="ce1422" style:family="table-cell" style:parent-style-name="Default">
      <style:table-cell-properties fo:wrap-option="wrap" fo:border="0.06pt solid #000000" fo:padding="1.99mm"/>
      <style:map style:condition="cell-content()!=&quot;&quot;" style:apply-style-name="cellule_20_normale" style:base-cell-address="Taverne.C23"/>
    </style:style>
    <style:style style:name="ce1423" style:family="table-cell" style:parent-style-name="Default">
      <style:table-cell-properties fo:wrap-option="wrap" fo:border="0.06pt solid #000000" fo:padding="1.99mm"/>
      <style:map style:condition="cell-content()!=&quot;&quot;" style:apply-style-name="cellule_20_normale" style:base-cell-address="Taverne.C24"/>
    </style:style>
    <style:style style:name="ce1424" style:family="table-cell" style:parent-style-name="Default">
      <style:table-cell-properties fo:wrap-option="wrap" fo:border="0.06pt solid #000000" fo:padding="1.99mm"/>
      <style:map style:condition="cell-content()!=&quot;&quot;" style:apply-style-name="cellule_20_normale" style:base-cell-address="Taverne.C25"/>
    </style:style>
    <style:style style:name="ce1425" style:family="table-cell" style:parent-style-name="Default">
      <style:table-cell-properties fo:wrap-option="wrap" fo:border="0.06pt solid #000000" fo:padding="1.99mm"/>
      <style:map style:condition="cell-content()!=&quot;&quot;" style:apply-style-name="cellule_20_normale" style:base-cell-address="Taverne.C26"/>
    </style:style>
    <style:style style:name="ce1426" style:family="table-cell" style:parent-style-name="Default">
      <style:table-cell-properties fo:wrap-option="wrap" fo:border="0.06pt solid #000000" fo:padding="1.99mm"/>
      <style:map style:condition="cell-content()!=&quot;&quot;" style:apply-style-name="cellule_20_normale" style:base-cell-address="Taverne.C28"/>
    </style:style>
    <style:style style:name="ce1427" style:family="table-cell" style:parent-style-name="Default">
      <style:table-cell-properties fo:wrap-option="wrap" fo:border="0.06pt solid #000000" fo:padding="1.99mm"/>
      <style:map style:condition="cell-content()!=&quot;&quot;" style:apply-style-name="cellule_20_normale" style:base-cell-address="Taverne.C29"/>
    </style:style>
    <style:style style:name="ce1428" style:family="table-cell" style:parent-style-name="Default">
      <style:table-cell-properties fo:wrap-option="wrap" fo:padding="1.99mm" style:vertical-align="top"/>
      <style:map style:condition="cell-content()!=&quot;&quot;" style:apply-style-name="cellule_20_normale" style:base-cell-address="Taverne.D3"/>
    </style:style>
    <style:style style:name="ce1429" style:family="table-cell" style:parent-style-name="Default">
      <style:table-cell-properties fo:wrap-option="wrap" fo:border="0.06pt solid #000000" fo:padding="1.99mm"/>
      <style:map style:condition="cell-content()!=&quot;&quot;" style:apply-style-name="cellule_20_normale" style:base-cell-address="Taverne.D12"/>
    </style:style>
    <style:style style:name="ce1430" style:family="table-cell" style:parent-style-name="Default">
      <style:table-cell-properties fo:wrap-option="wrap" fo:border="0.06pt solid #000000" fo:padding="1.99mm"/>
      <style:map style:condition="cell-content()!=&quot;&quot;" style:apply-style-name="cellule_20_normale" style:base-cell-address="Taverne.D13"/>
    </style:style>
    <style:style style:name="ce1431" style:family="table-cell" style:parent-style-name="Default">
      <style:table-cell-properties fo:wrap-option="wrap" fo:border="0.06pt solid #000000" fo:padding="1.99mm"/>
      <style:map style:condition="cell-content()!=&quot;&quot;" style:apply-style-name="cellule_20_normale" style:base-cell-address="Taverne.D14"/>
    </style:style>
    <style:style style:name="ce1432" style:family="table-cell" style:parent-style-name="Default">
      <style:table-cell-properties fo:wrap-option="wrap" fo:padding="1.99mm" style:vertical-align="top"/>
      <style:map style:condition="cell-content()!=&quot;&quot;" style:apply-style-name="cellule_20_normale" style:base-cell-address="Taverne.D30"/>
    </style:style>
    <style:style style:name="ce1433" style:family="table-cell" style:parent-style-name="Default">
      <style:table-cell-properties fo:wrap-option="wrap" fo:border="0.06pt solid #000000" fo:padding="1.99mm"/>
      <style:map style:condition="cell-content()!=&quot;&quot;" style:apply-style-name="cellule_20_normale" style:base-cell-address="Taverne.E12"/>
    </style:style>
    <style:style style:name="ce1434" style:family="table-cell" style:parent-style-name="Default">
      <style:table-cell-properties fo:wrap-option="wrap" fo:border="0.06pt solid #000000" fo:padding="1.99mm"/>
      <style:map style:condition="cell-content()!=&quot;&quot;" style:apply-style-name="cellule_20_normale" style:base-cell-address="Taverne.E15"/>
    </style:style>
    <style:style style:name="ce1435" style:family="table-cell" style:parent-style-name="Default">
      <style:table-cell-properties fo:wrap-option="wrap" fo:border="0.06pt solid #000000" fo:padding="1.99mm"/>
      <style:map style:condition="cell-content()!=&quot;&quot;" style:apply-style-name="cellule_20_normale" style:base-cell-address="Taverne.E16"/>
    </style:style>
    <style:style style:name="ce1436" style:family="table-cell" style:parent-style-name="Default">
      <style:table-cell-properties fo:wrap-option="wrap" fo:border="0.06pt solid #000000" fo:padding="1.99mm"/>
      <style:map style:condition="cell-content()!=&quot;&quot;" style:apply-style-name="cellule_20_normale" style:base-cell-address="Taverne.E17"/>
    </style:style>
    <style:style style:name="ce1437" style:family="table-cell" style:parent-style-name="Default">
      <style:table-cell-properties fo:wrap-option="wrap" fo:border="0.06pt solid #000000" fo:padding="1.99mm"/>
      <style:map style:condition="cell-content()!=&quot;&quot;" style:apply-style-name="cellule_20_normale" style:base-cell-address="Taverne.E18"/>
    </style:style>
    <style:style style:name="ce1438" style:family="table-cell" style:parent-style-name="Default">
      <style:table-cell-properties fo:wrap-option="wrap" fo:border="0.06pt solid #000000" fo:padding="1.99mm"/>
      <style:map style:condition="cell-content()!=&quot;&quot;" style:apply-style-name="cellule_20_normale" style:base-cell-address="Taverne.E19"/>
    </style:style>
    <style:style style:name="ce1439" style:family="table-cell" style:parent-style-name="Default">
      <style:table-cell-properties fo:wrap-option="wrap" fo:border="0.06pt solid #000000" fo:padding="1.99mm"/>
      <style:map style:condition="cell-content()!=&quot;&quot;" style:apply-style-name="cellule_20_normale" style:base-cell-address="Taverne.E20"/>
    </style:style>
    <style:style style:name="ce1440" style:family="table-cell" style:parent-style-name="Default">
      <style:table-cell-properties fo:wrap-option="wrap" fo:border="0.06pt solid #000000" fo:padding="1.99mm"/>
      <style:map style:condition="cell-content()!=&quot;&quot;" style:apply-style-name="cellule_20_normale" style:base-cell-address="Taverne.E21"/>
    </style:style>
    <style:style style:name="ce1441" style:family="table-cell" style:parent-style-name="Default">
      <style:table-cell-properties fo:wrap-option="wrap" fo:border="0.06pt solid #000000" fo:padding="1.99mm"/>
      <style:map style:condition="cell-content()!=&quot;&quot;" style:apply-style-name="cellule_20_normale" style:base-cell-address="Taverne.E22"/>
    </style:style>
    <style:style style:name="ce1442" style:family="table-cell" style:parent-style-name="Default">
      <style:table-cell-properties fo:wrap-option="wrap" fo:border="0.06pt solid #000000" fo:padding="1.99mm"/>
      <style:map style:condition="cell-content()!=&quot;&quot;" style:apply-style-name="cellule_20_normale" style:base-cell-address="Taverne.E23"/>
    </style:style>
    <style:style style:name="ce1443" style:family="table-cell" style:parent-style-name="Default">
      <style:table-cell-properties fo:wrap-option="wrap" fo:border="0.06pt solid #000000" fo:padding="1.99mm"/>
      <style:map style:condition="cell-content()!=&quot;&quot;" style:apply-style-name="cellule_20_normale" style:base-cell-address="Taverne.E24"/>
    </style:style>
    <style:style style:name="ce1444" style:family="table-cell" style:parent-style-name="Default">
      <style:table-cell-properties fo:wrap-option="wrap" fo:border="0.06pt solid #000000" fo:padding="1.99mm"/>
      <style:map style:condition="cell-content()!=&quot;&quot;" style:apply-style-name="cellule_20_normale" style:base-cell-address="Taverne.E25"/>
    </style:style>
    <style:style style:name="ce1445" style:family="table-cell" style:parent-style-name="Default">
      <style:table-cell-properties fo:wrap-option="wrap" fo:border="0.06pt solid #000000" fo:padding="1.99mm"/>
      <style:map style:condition="cell-content()!=&quot;&quot;" style:apply-style-name="cellule_20_normale" style:base-cell-address="Taverne.E26"/>
    </style:style>
    <style:style style:name="ce1446" style:family="table-cell" style:parent-style-name="Default">
      <style:table-cell-properties fo:wrap-option="wrap" fo:border="0.06pt solid #000000" fo:padding="1.99mm"/>
      <style:map style:condition="cell-content()!=&quot;&quot;" style:apply-style-name="cellule_20_normale" style:base-cell-address="Taverne.E27"/>
    </style:style>
    <style:style style:name="ce1447" style:family="table-cell" style:parent-style-name="Default">
      <style:table-cell-properties fo:wrap-option="wrap" fo:padding="1.99mm" style:vertical-align="top"/>
      <style:map style:condition="cell-content()!=&quot;&quot;" style:apply-style-name="cellule_20_normale" style:base-cell-address="Taverne.F3"/>
    </style:style>
    <style:style style:name="ce1448" style:family="table-cell" style:parent-style-name="Default">
      <style:table-cell-properties fo:wrap-option="wrap" fo:border="0.06pt solid #000000" fo:padding="1.99mm"/>
      <style:map style:condition="cell-content()!=&quot;&quot;" style:apply-style-name="cellule_20_normale" style:base-cell-address="Taverne.F17"/>
    </style:style>
    <style:style style:name="ce1449" style:family="table-cell" style:parent-style-name="Default">
      <style:table-cell-properties fo:wrap-option="wrap" fo:border="0.06pt solid #000000" fo:padding="1.99mm"/>
      <style:map style:condition="cell-content()!=&quot;&quot;" style:apply-style-name="cellule_20_normale" style:base-cell-address="Taverne.F18"/>
    </style:style>
    <style:style style:name="ce1450" style:family="table-cell" style:parent-style-name="Default">
      <style:table-cell-properties fo:wrap-option="wrap" fo:border="0.06pt solid #000000" fo:padding="1.99mm"/>
      <style:map style:condition="cell-content()!=&quot;&quot;" style:apply-style-name="cellule_20_normale" style:base-cell-address="Taverne.F19"/>
    </style:style>
    <style:style style:name="ce1451" style:family="table-cell" style:parent-style-name="Default">
      <style:table-cell-properties fo:wrap-option="wrap" fo:border="0.06pt solid #000000" fo:padding="1.99mm"/>
      <style:map style:condition="cell-content()!=&quot;&quot;" style:apply-style-name="cellule_20_normale" style:base-cell-address="Taverne.F20"/>
    </style:style>
    <style:style style:name="ce1452" style:family="table-cell" style:parent-style-name="Default">
      <style:table-cell-properties fo:wrap-option="wrap" fo:border="0.06pt solid #000000" fo:padding="1.99mm"/>
      <style:map style:condition="cell-content()!=&quot;&quot;" style:apply-style-name="cellule_20_normale" style:base-cell-address="Taverne.F22"/>
    </style:style>
    <style:style style:name="ce1453" style:family="table-cell" style:parent-style-name="Default">
      <style:table-cell-properties fo:wrap-option="wrap" fo:border="0.06pt solid #000000" fo:padding="1.99mm"/>
      <style:map style:condition="cell-content()!=&quot;&quot;" style:apply-style-name="cellule_20_normale" style:base-cell-address="Taverne.F23"/>
    </style:style>
    <style:style style:name="ce1454" style:family="table-cell" style:parent-style-name="Default">
      <style:table-cell-properties fo:wrap-option="wrap" fo:padding="1.99mm" style:vertical-align="top"/>
      <style:map style:condition="cell-content()!=&quot;&quot;" style:apply-style-name="cellule_20_normale" style:base-cell-address="Taverne.F30"/>
    </style:style>
    <style:style style:name="ce1455" style:family="table-cell" style:parent-style-name="Default">
      <style:table-cell-properties fo:background-color="#ffff00" style:text-align-source="fix" style:repeat-content="false" style:vertical-align="top"/>
      <style:paragraph-properties fo:text-align="center" fo:margin-left="0mm"/>
      <style:text-properties fo:font-size="12pt" style:font-size-asian="12pt" style:font-size-complex="12pt"/>
    </style:style>
    <style:style style:name="ce1456" style:family="table-cell" style:parent-style-name="Default">
      <style:table-cell-properties fo:wrap-option="wrap" fo:padding="1.99mm" style:vertical-align="top"/>
      <style:map style:condition="cell-content()!=&quot;&quot;" style:apply-style-name="cellule_20_normale" style:base-cell-address="'Ile déserte'.A3"/>
    </style:style>
    <style:style style:name="ce1457" style:family="table-cell" style:parent-style-name="Default">
      <style:table-cell-properties fo:wrap-option="wrap" fo:padding="1.99mm" style:vertical-align="top"/>
      <style:map style:condition="cell-content()!=&quot;&quot;" style:apply-style-name="cellule_20_normale" style:base-cell-address="'Ile déserte'.A4"/>
    </style:style>
    <style:style style:name="ce1458" style:family="table-cell" style:parent-style-name="Default">
      <style:table-cell-properties fo:wrap-option="wrap" fo:padding="1.99mm" style:vertical-align="top"/>
      <style:map style:condition="cell-content()!=&quot;&quot;" style:apply-style-name="cellule_20_normale" style:base-cell-address="'Ile déserte'.A5"/>
    </style:style>
    <style:style style:name="ce1459" style:family="table-cell" style:parent-style-name="Default">
      <style:table-cell-properties fo:wrap-option="wrap" fo:padding="1.99mm" style:vertical-align="top"/>
      <style:map style:condition="cell-content()!=&quot;&quot;" style:apply-style-name="cellule_20_normale" style:base-cell-address="'Ile déserte'.A6"/>
    </style:style>
    <style:style style:name="ce1460" style:family="table-cell" style:parent-style-name="Default">
      <style:table-cell-properties fo:wrap-option="wrap" fo:padding="1.99mm" style:vertical-align="top"/>
      <style:map style:condition="cell-content()!=&quot;&quot;" style:apply-style-name="cellule_20_normale" style:base-cell-address="'Ile déserte'.A7"/>
    </style:style>
    <style:style style:name="ce1461" style:family="table-cell" style:parent-style-name="Default">
      <style:table-cell-properties fo:wrap-option="wrap" fo:padding="1.99mm" style:vertical-align="top"/>
      <style:map style:condition="cell-content()!=&quot;&quot;" style:apply-style-name="cellule_20_normale" style:base-cell-address="'Ile déserte'.A8"/>
    </style:style>
    <style:style style:name="ce1462" style:family="table-cell" style:parent-style-name="Default">
      <style:table-cell-properties fo:wrap-option="wrap" fo:padding="1.99mm" style:vertical-align="top"/>
      <style:map style:condition="cell-content()!=&quot;&quot;" style:apply-style-name="cellule_20_normale" style:base-cell-address="'Ile déserte'.A17"/>
    </style:style>
    <style:style style:name="ce1463" style:family="table-cell" style:parent-style-name="Default">
      <style:table-cell-properties fo:wrap-option="wrap" fo:padding="1.99mm" style:vertical-align="top"/>
      <style:map style:condition="cell-content()!=&quot;&quot;" style:apply-style-name="cellule_20_normale" style:base-cell-address="'Ile déserte'.A18"/>
    </style:style>
    <style:style style:name="ce1464" style:family="table-cell" style:parent-style-name="Default">
      <style:table-cell-properties fo:wrap-option="wrap" fo:padding="1.99mm" style:vertical-align="top"/>
      <style:map style:condition="cell-content()!=&quot;&quot;" style:apply-style-name="cellule_20_normale" style:base-cell-address="'Ile déserte'.A19"/>
    </style:style>
    <style:style style:name="ce1465" style:family="table-cell" style:parent-style-name="Default">
      <style:table-cell-properties fo:wrap-option="wrap" fo:padding="1.99mm" style:vertical-align="top"/>
      <style:map style:condition="cell-content()!=&quot;&quot;" style:apply-style-name="cellule_20_normale" style:base-cell-address="'Ile déserte'.A20"/>
    </style:style>
    <style:style style:name="ce1466" style:family="table-cell" style:parent-style-name="Default">
      <style:table-cell-properties fo:wrap-option="wrap" fo:padding="1.99mm" style:vertical-align="top"/>
      <style:map style:condition="cell-content()!=&quot;&quot;" style:apply-style-name="cellule_20_normale" style:base-cell-address="'Ile déserte'.A21"/>
    </style:style>
    <style:style style:name="ce1467" style:family="table-cell" style:parent-style-name="Default">
      <style:table-cell-properties fo:wrap-option="wrap" fo:padding="1.99mm" style:vertical-align="top"/>
      <style:map style:condition="cell-content()!=&quot;&quot;" style:apply-style-name="cellule_20_normale" style:base-cell-address="'Ile déserte'.A22"/>
    </style:style>
    <style:style style:name="ce1468" style:family="table-cell" style:parent-style-name="Default">
      <style:table-cell-properties fo:wrap-option="wrap" fo:padding="1.99mm" style:vertical-align="top"/>
      <style:map style:condition="cell-content()!=&quot;&quot;" style:apply-style-name="cellule_20_normale" style:base-cell-address="'Ile déserte'.A23"/>
    </style:style>
    <style:style style:name="ce1469" style:family="table-cell" style:parent-style-name="Default">
      <style:table-cell-properties fo:wrap-option="wrap" fo:padding="1.99mm" style:vertical-align="top"/>
      <style:map style:condition="cell-content()!=&quot;&quot;" style:apply-style-name="cellule_20_normale" style:base-cell-address="'Ile déserte'.A24"/>
    </style:style>
    <style:style style:name="ce1470" style:family="table-cell" style:parent-style-name="Default">
      <style:table-cell-properties fo:wrap-option="wrap" fo:padding="1.99mm" style:vertical-align="top"/>
      <style:map style:condition="cell-content()!=&quot;&quot;" style:apply-style-name="cellule_20_normale" style:base-cell-address="'Ile déserte'.A25"/>
    </style:style>
    <style:style style:name="ce1471" style:family="table-cell" style:parent-style-name="Default">
      <style:table-cell-properties fo:wrap-option="wrap" fo:padding="1.99mm" style:vertical-align="top"/>
      <style:map style:condition="cell-content()!=&quot;&quot;" style:apply-style-name="cellule_20_normale" style:base-cell-address="'Ile déserte'.A26"/>
    </style:style>
    <style:style style:name="ce1472" style:family="table-cell" style:parent-style-name="Default">
      <style:table-cell-properties fo:wrap-option="wrap" fo:padding="1.99mm" style:vertical-align="top"/>
      <style:map style:condition="cell-content()!=&quot;&quot;" style:apply-style-name="cellule_20_normale" style:base-cell-address="'Ile déserte'.A27"/>
    </style:style>
    <style:style style:name="ce1473" style:family="table-cell" style:parent-style-name="Default">
      <style:table-cell-properties fo:wrap-option="wrap" fo:padding="1.99mm" style:vertical-align="top"/>
      <style:map style:condition="cell-content()!=&quot;&quot;" style:apply-style-name="cellule_20_normale" style:base-cell-address="'Ile déserte'.A28"/>
    </style:style>
    <style:style style:name="ce1474" style:family="table-cell" style:parent-style-name="Default">
      <style:table-cell-properties fo:wrap-option="wrap" fo:padding="1.99mm" style:vertical-align="top"/>
      <style:map style:condition="cell-content()!=&quot;&quot;" style:apply-style-name="cellule_20_normale" style:base-cell-address="'Ile déserte'.A29"/>
    </style:style>
    <style:style style:name="ce1475" style:family="table-cell" style:parent-style-name="Default">
      <style:table-cell-properties fo:wrap-option="wrap" fo:padding="1.99mm" style:vertical-align="top"/>
      <style:map style:condition="cell-content()!=&quot;&quot;" style:apply-style-name="cellule_20_normale" style:base-cell-address="'Ile déserte'.A30"/>
    </style:style>
    <style:style style:name="ce1476" style:family="table-cell" style:parent-style-name="Default">
      <style:table-cell-properties fo:wrap-option="wrap" fo:padding="1.99mm" style:vertical-align="top"/>
      <style:map style:condition="cell-content()!=&quot;&quot;" style:apply-style-name="cellule_20_normale" style:base-cell-address="'Ile déserte'.A31"/>
    </style:style>
    <style:style style:name="ce1477" style:family="table-cell" style:parent-style-name="Default">
      <style:table-cell-properties fo:wrap-option="wrap" fo:padding="1.99mm" style:vertical-align="top"/>
      <style:map style:condition="cell-content()!=&quot;&quot;" style:apply-style-name="cellule_20_normale" style:base-cell-address="'Ile déserte'.A32"/>
    </style:style>
    <style:style style:name="ce1478" style:family="table-cell" style:parent-style-name="Default">
      <style:table-cell-properties fo:wrap-option="wrap" fo:padding="1.99mm" style:vertical-align="top"/>
      <style:map style:condition="cell-content()!=&quot;&quot;" style:apply-style-name="cellule_20_normale" style:base-cell-address="'Ile déserte'.A33"/>
    </style:style>
    <style:style style:name="ce1479" style:family="table-cell" style:parent-style-name="Default">
      <style:table-cell-properties fo:wrap-option="wrap" fo:padding="1.99mm" style:vertical-align="top"/>
      <style:map style:condition="cell-content()!=&quot;&quot;" style:apply-style-name="cellule_20_normale" style:base-cell-address="'Ile déserte'.A34"/>
    </style:style>
    <style:style style:name="ce1480" style:family="table-cell" style:parent-style-name="Default">
      <style:table-cell-properties fo:wrap-option="wrap" fo:padding="1.99mm" style:vertical-align="top"/>
      <style:map style:condition="cell-content()!=&quot;&quot;" style:apply-style-name="cellule_20_normale" style:base-cell-address="'Ile déserte'.A35"/>
    </style:style>
    <style:style style:name="ce1481" style:family="table-cell" style:parent-style-name="Default">
      <style:table-cell-properties fo:wrap-option="wrap" fo:padding="1.99mm" style:vertical-align="top"/>
      <style:map style:condition="cell-content()!=&quot;&quot;" style:apply-style-name="cellule_20_normale" style:base-cell-address="'Ile déserte'.A36"/>
    </style:style>
    <style:style style:name="ce1482" style:family="table-cell" style:parent-style-name="Default">
      <style:table-cell-properties fo:wrap-option="wrap" fo:padding="1.99mm" style:vertical-align="top"/>
      <style:map style:condition="cell-content()!=&quot;&quot;" style:apply-style-name="cellule_20_normale" style:base-cell-address="'Ile déserte'.A37"/>
    </style:style>
    <style:style style:name="ce1483" style:family="table-cell" style:parent-style-name="Default">
      <style:table-cell-properties fo:wrap-option="wrap" fo:padding="1.99mm" style:vertical-align="top"/>
      <style:map style:condition="cell-content()!=&quot;&quot;" style:apply-style-name="cellule_20_normale" style:base-cell-address="'Ile déserte'.A38"/>
    </style:style>
    <style:style style:name="ce1484" style:family="table-cell" style:parent-style-name="Default">
      <style:table-cell-properties fo:wrap-option="wrap" fo:padding="1.99mm" style:vertical-align="top"/>
      <style:map style:condition="cell-content()!=&quot;&quot;" style:apply-style-name="cellule_20_normale" style:base-cell-address="'Ile déserte'.A39"/>
    </style:style>
    <style:style style:name="ce1485" style:family="table-cell" style:parent-style-name="Default">
      <style:table-cell-properties fo:wrap-option="wrap" fo:padding="1.99mm" style:vertical-align="top"/>
      <style:map style:condition="cell-content()!=&quot;&quot;" style:apply-style-name="cellule_20_normale" style:base-cell-address="'Ile déserte'.A40"/>
    </style:style>
    <style:style style:name="ce1486" style:family="table-cell" style:parent-style-name="Default">
      <style:table-cell-properties fo:wrap-option="wrap" fo:padding="1.99mm" style:vertical-align="top"/>
      <style:map style:condition="cell-content()!=&quot;&quot;" style:apply-style-name="cellule_20_normale" style:base-cell-address="'Ile déserte'.A41"/>
    </style:style>
    <style:style style:name="ce1487" style:family="table-cell" style:parent-style-name="Default">
      <style:table-cell-properties fo:wrap-option="wrap" fo:padding="1.99mm" style:vertical-align="top"/>
      <style:map style:condition="cell-content()!=&quot;&quot;" style:apply-style-name="cellule_20_normale" style:base-cell-address="'Ile déserte'.A42"/>
    </style:style>
    <style:style style:name="ce1488" style:family="table-cell" style:parent-style-name="Default">
      <style:table-cell-properties fo:wrap-option="wrap" fo:padding="1.99mm" style:vertical-align="top"/>
      <style:map style:condition="cell-content()!=&quot;&quot;" style:apply-style-name="cellule_20_normale" style:base-cell-address="'Ile déserte'.A43"/>
    </style:style>
    <style:style style:name="ce1489" style:family="table-cell" style:parent-style-name="Default">
      <style:table-cell-properties fo:wrap-option="wrap" fo:padding="1.99mm" style:vertical-align="top"/>
      <style:map style:condition="cell-content()!=&quot;&quot;" style:apply-style-name="cellule_20_normale" style:base-cell-address="'Ile déserte'.A44"/>
    </style:style>
    <style:style style:name="ce1490" style:family="table-cell" style:parent-style-name="Default">
      <style:table-cell-properties fo:wrap-option="wrap" fo:padding="1.99mm" style:vertical-align="top"/>
      <style:map style:condition="cell-content()!=&quot;&quot;" style:apply-style-name="cellule_20_normale" style:base-cell-address="'Ile déserte'.A45"/>
    </style:style>
    <style:style style:name="ce1491" style:family="table-cell" style:parent-style-name="Default">
      <style:table-cell-properties fo:wrap-option="wrap" fo:padding="1.99mm" style:vertical-align="top"/>
      <style:map style:condition="cell-content()!=&quot;&quot;" style:apply-style-name="cellule_20_normale" style:base-cell-address="'Ile déserte'.A46"/>
    </style:style>
    <style:style style:name="ce1492" style:family="table-cell" style:parent-style-name="Default">
      <style:table-cell-properties fo:wrap-option="wrap" fo:padding="1.99mm" style:vertical-align="top"/>
      <style:map style:condition="cell-content()!=&quot;&quot;" style:apply-style-name="cellule_20_normale" style:base-cell-address="'Ile déserte'.A47"/>
    </style:style>
    <style:style style:name="ce1493" style:family="table-cell" style:parent-style-name="Default">
      <style:table-cell-properties fo:wrap-option="wrap" fo:padding="1.99mm" style:vertical-align="top"/>
      <style:map style:condition="cell-content()!=&quot;&quot;" style:apply-style-name="cellule_20_normale" style:base-cell-address="'Ile déserte'.A48"/>
    </style:style>
    <style:style style:name="ce1494" style:family="table-cell" style:parent-style-name="Default">
      <style:table-cell-properties fo:wrap-option="wrap" fo:padding="1.99mm" style:vertical-align="top"/>
      <style:map style:condition="cell-content()!=&quot;&quot;" style:apply-style-name="cellule_20_normale" style:base-cell-address="'Ile déserte'.A49"/>
    </style:style>
    <style:style style:name="ce1495" style:family="table-cell" style:parent-style-name="Default">
      <style:table-cell-properties fo:wrap-option="wrap" fo:padding="1.99mm" style:vertical-align="top"/>
      <style:map style:condition="cell-content()!=&quot;&quot;" style:apply-style-name="cellule_20_normale" style:base-cell-address="'Ile déserte'.A50"/>
    </style:style>
    <style:style style:name="ce1496" style:family="table-cell" style:parent-style-name="Default">
      <style:table-cell-properties fo:wrap-option="wrap" fo:padding="1.99mm" style:vertical-align="top"/>
      <style:map style:condition="cell-content()!=&quot;&quot;" style:apply-style-name="cellule_20_normale" style:base-cell-address="'Ile déserte'.A51"/>
    </style:style>
    <style:style style:name="ce1497" style:family="table-cell" style:parent-style-name="Default">
      <style:table-cell-properties fo:wrap-option="wrap" fo:padding="1.99mm" style:vertical-align="top"/>
      <style:map style:condition="cell-content()!=&quot;&quot;" style:apply-style-name="cellule_20_normale" style:base-cell-address="'Ile déserte'.A52"/>
    </style:style>
    <style:style style:name="ce1498" style:family="table-cell" style:parent-style-name="Default">
      <style:table-cell-properties fo:wrap-option="wrap" fo:padding="1.99mm" style:vertical-align="top"/>
      <style:map style:condition="cell-content()!=&quot;&quot;" style:apply-style-name="cellule_20_normale" style:base-cell-address="'Ile déserte'.A53"/>
    </style:style>
    <style:style style:name="ce1499" style:family="table-cell" style:parent-style-name="Default">
      <style:table-cell-properties fo:wrap-option="wrap" fo:padding="1.99mm" style:vertical-align="top"/>
      <style:map style:condition="cell-content()!=&quot;&quot;" style:apply-style-name="cellule_20_normale" style:base-cell-address="'Ile déserte'.A54"/>
    </style:style>
    <style:style style:name="ce1500" style:family="table-cell" style:parent-style-name="Default">
      <style:table-cell-properties fo:wrap-option="wrap" fo:padding="1.99mm" style:vertical-align="top"/>
      <style:map style:condition="cell-content()!=&quot;&quot;" style:apply-style-name="cellule_20_normale" style:base-cell-address="'Ile déserte'.A55"/>
    </style:style>
    <style:style style:name="ce1501" style:family="table-cell" style:parent-style-name="Default">
      <style:table-cell-properties fo:wrap-option="wrap" fo:padding="1.99mm" style:vertical-align="top"/>
      <style:map style:condition="cell-content()!=&quot;&quot;" style:apply-style-name="cellule_20_normale" style:base-cell-address="'Ile déserte'.A56"/>
    </style:style>
    <style:style style:name="ce1502" style:family="table-cell" style:parent-style-name="Default">
      <style:table-cell-properties fo:wrap-option="wrap" fo:padding="1.99mm" style:vertical-align="top"/>
      <style:map style:condition="cell-content()!=&quot;&quot;" style:apply-style-name="cellule_20_normale" style:base-cell-address="'Ile déserte'.A57"/>
    </style:style>
    <style:style style:name="ce1503" style:family="table-cell" style:parent-style-name="Default">
      <style:table-cell-properties fo:wrap-option="wrap" fo:padding="1.99mm" style:vertical-align="top"/>
      <style:map style:condition="cell-content()!=&quot;&quot;" style:apply-style-name="cellule_20_normale" style:base-cell-address="'Ile déserte'.A58"/>
    </style:style>
    <style:style style:name="ce1504" style:family="table-cell" style:parent-style-name="Default">
      <style:table-cell-properties fo:wrap-option="wrap" fo:padding="1.99mm" style:vertical-align="top"/>
      <style:map style:condition="cell-content()!=&quot;&quot;" style:apply-style-name="cellule_20_normale" style:base-cell-address="'Ile déserte'.A59"/>
    </style:style>
    <style:style style:name="ce1505" style:family="table-cell" style:parent-style-name="Default">
      <style:table-cell-properties fo:wrap-option="wrap" fo:padding="1.99mm" style:vertical-align="top"/>
      <style:map style:condition="cell-content()!=&quot;&quot;" style:apply-style-name="cellule_20_normale" style:base-cell-address="'Ile déserte'.A60"/>
    </style:style>
    <style:style style:name="ce1506" style:family="table-cell" style:parent-style-name="Default">
      <style:table-cell-properties fo:wrap-option="wrap" fo:padding="1.99mm" style:vertical-align="top"/>
      <style:map style:condition="cell-content()!=&quot;&quot;" style:apply-style-name="cellule_20_normale" style:base-cell-address="'Ile déserte'.A61"/>
    </style:style>
    <style:style style:name="ce1507" style:family="table-cell" style:parent-style-name="Default">
      <style:table-cell-properties fo:wrap-option="wrap" fo:padding="1.99mm" style:vertical-align="top"/>
      <style:map style:condition="cell-content()!=&quot;&quot;" style:apply-style-name="cellule_20_normale" style:base-cell-address="'Ile déserte'.A62"/>
    </style:style>
    <style:style style:name="ce1508" style:family="table-cell" style:parent-style-name="Default">
      <style:table-cell-properties fo:wrap-option="wrap" fo:padding="1.99mm" style:vertical-align="top"/>
      <style:map style:condition="cell-content()!=&quot;&quot;" style:apply-style-name="cellule_20_normale" style:base-cell-address="'Ile déserte'.A63"/>
    </style:style>
    <style:style style:name="ce1509" style:family="table-cell" style:parent-style-name="Default">
      <style:table-cell-properties fo:wrap-option="wrap" fo:padding="1.99mm" style:vertical-align="top"/>
      <style:map style:condition="cell-content()!=&quot;&quot;" style:apply-style-name="cellule_20_normale" style:base-cell-address="'Ile déserte'.A64"/>
    </style:style>
    <style:style style:name="ce1510" style:family="table-cell" style:parent-style-name="Default">
      <style:table-cell-properties fo:wrap-option="wrap" fo:padding="1.99mm" style:vertical-align="top"/>
      <style:map style:condition="cell-content()!=&quot;&quot;" style:apply-style-name="cellule_20_normale" style:base-cell-address="'Ile déserte'.A65"/>
    </style:style>
    <style:style style:name="ce1511" style:family="table-cell" style:parent-style-name="Default">
      <style:table-cell-properties fo:wrap-option="wrap" fo:padding="1.99mm" style:vertical-align="top"/>
      <style:map style:condition="cell-content()!=&quot;&quot;" style:apply-style-name="cellule_20_normale" style:base-cell-address="'Ile déserte'.A66"/>
    </style:style>
    <style:style style:name="ce1512" style:family="table-cell" style:parent-style-name="Default">
      <style:table-cell-properties fo:wrap-option="wrap" fo:padding="1.99mm" style:vertical-align="top"/>
      <style:map style:condition="cell-content()!=&quot;&quot;" style:apply-style-name="cellule_20_normale" style:base-cell-address="'Ile déserte'.A67"/>
    </style:style>
    <style:style style:name="ce1513" style:family="table-cell" style:parent-style-name="Default">
      <style:table-cell-properties fo:wrap-option="wrap" fo:padding="1.99mm" style:vertical-align="top"/>
      <style:map style:condition="cell-content()!=&quot;&quot;" style:apply-style-name="cellule_20_normale" style:base-cell-address="'Ile déserte'.A68"/>
    </style:style>
    <style:style style:name="ce1514" style:family="table-cell" style:parent-style-name="Default">
      <style:table-cell-properties fo:wrap-option="wrap" fo:padding="1.99mm" style:vertical-align="top"/>
      <style:map style:condition="cell-content()!=&quot;&quot;" style:apply-style-name="cellule_20_normale" style:base-cell-address="'Ile déserte'.A69"/>
    </style:style>
    <style:style style:name="ce1515" style:family="table-cell" style:parent-style-name="Default">
      <style:table-cell-properties fo:wrap-option="wrap" fo:padding="1.99mm" style:vertical-align="top"/>
      <style:map style:condition="cell-content()!=&quot;&quot;" style:apply-style-name="cellule_20_normale" style:base-cell-address="'Ile déserte'.A70"/>
    </style:style>
    <style:style style:name="ce1516" style:family="table-cell" style:parent-style-name="Default">
      <style:table-cell-properties fo:wrap-option="wrap" fo:padding="1.99mm" style:vertical-align="top"/>
      <style:map style:condition="cell-content()!=&quot;&quot;" style:apply-style-name="cellule_20_normale" style:base-cell-address="'Ile déserte'.A71"/>
    </style:style>
    <style:style style:name="ce1517" style:family="table-cell" style:parent-style-name="Default">
      <style:table-cell-properties fo:wrap-option="wrap" fo:padding="1.99mm" style:vertical-align="top"/>
      <style:map style:condition="cell-content()!=&quot;&quot;" style:apply-style-name="cellule_20_normale" style:base-cell-address="'Ile déserte'.A72"/>
    </style:style>
    <style:style style:name="ce1518" style:family="table-cell" style:parent-style-name="Default">
      <style:table-cell-properties fo:wrap-option="wrap" fo:padding="1.99mm" style:vertical-align="top"/>
      <style:map style:condition="cell-content()!=&quot;&quot;" style:apply-style-name="cellule_20_normale" style:base-cell-address="'Ile déserte'.A73"/>
    </style:style>
    <style:style style:name="ce1519" style:family="table-cell" style:parent-style-name="Default">
      <style:table-cell-properties fo:wrap-option="wrap" fo:padding="1.99mm" style:vertical-align="top"/>
      <style:map style:condition="cell-content()!=&quot;&quot;" style:apply-style-name="cellule_20_normale" style:base-cell-address="'Ile déserte'.A74"/>
    </style:style>
    <style:style style:name="ce1520" style:family="table-cell" style:parent-style-name="Default">
      <style:table-cell-properties fo:wrap-option="wrap" fo:padding="1.99mm" style:vertical-align="top"/>
      <style:map style:condition="cell-content()!=&quot;&quot;" style:apply-style-name="cellule_20_normale" style:base-cell-address="'Ile déserte'.A75"/>
    </style:style>
    <style:style style:name="ce1521" style:family="table-cell" style:parent-style-name="Default">
      <style:table-cell-properties fo:wrap-option="wrap" fo:padding="1.99mm" style:vertical-align="top"/>
      <style:map style:condition="cell-content()!=&quot;&quot;" style:apply-style-name="cellule_20_normale" style:base-cell-address="'Ile déserte'.A76"/>
    </style:style>
    <style:style style:name="ce1522" style:family="table-cell" style:parent-style-name="Default">
      <style:table-cell-properties fo:wrap-option="wrap" fo:padding="1.99mm" style:vertical-align="top"/>
      <style:map style:condition="cell-content()!=&quot;&quot;" style:apply-style-name="cellule_20_normale" style:base-cell-address="'Ile déserte'.A77"/>
    </style:style>
    <style:style style:name="ce1523" style:family="table-cell" style:parent-style-name="Default">
      <style:table-cell-properties fo:wrap-option="wrap" fo:padding="1.99mm" style:vertical-align="top"/>
      <style:map style:condition="cell-content()!=&quot;&quot;" style:apply-style-name="cellule_20_normale" style:base-cell-address="'Ile déserte'.A78"/>
    </style:style>
    <style:style style:name="ce1524" style:family="table-cell" style:parent-style-name="Default">
      <style:table-cell-properties fo:wrap-option="wrap" fo:padding="1.99mm" style:vertical-align="top"/>
      <style:map style:condition="cell-content()!=&quot;&quot;" style:apply-style-name="cellule_20_normale" style:base-cell-address="'Ile déserte'.A79"/>
    </style:style>
    <style:style style:name="ce1525" style:family="table-cell" style:parent-style-name="Default">
      <style:table-cell-properties fo:wrap-option="wrap" fo:padding="1.99mm" style:vertical-align="top"/>
      <style:map style:condition="cell-content()!=&quot;&quot;" style:apply-style-name="cellule_20_normale" style:base-cell-address="'Ile déserte'.A80"/>
    </style:style>
    <style:style style:name="ce1526" style:family="table-cell" style:parent-style-name="Default">
      <style:table-cell-properties fo:wrap-option="wrap" fo:padding="1.99mm" style:vertical-align="top"/>
      <style:map style:condition="cell-content()!=&quot;&quot;" style:apply-style-name="cellule_20_normale" style:base-cell-address="'Ile déserte'.A81"/>
    </style:style>
    <style:style style:name="ce1527" style:family="table-cell" style:parent-style-name="Default">
      <style:table-cell-properties fo:wrap-option="wrap" fo:padding="1.99mm" style:vertical-align="top"/>
      <style:map style:condition="cell-content()!=&quot;&quot;" style:apply-style-name="cellule_20_normale" style:base-cell-address="'Ile déserte'.A82"/>
    </style:style>
    <style:style style:name="ce1528" style:family="table-cell" style:parent-style-name="Default">
      <style:table-cell-properties fo:wrap-option="wrap" fo:padding="1.99mm" style:vertical-align="top"/>
      <style:map style:condition="cell-content()!=&quot;&quot;" style:apply-style-name="cellule_20_normale" style:base-cell-address="'Ile déserte'.A83"/>
    </style:style>
    <style:style style:name="ce1529" style:family="table-cell" style:parent-style-name="Default">
      <style:table-cell-properties fo:wrap-option="wrap" fo:padding="1.99mm" style:vertical-align="top"/>
      <style:map style:condition="cell-content()!=&quot;&quot;" style:apply-style-name="cellule_20_normale" style:base-cell-address="'Ile déserte'.A84"/>
    </style:style>
    <style:style style:name="ce1530" style:family="table-cell" style:parent-style-name="Default">
      <style:table-cell-properties fo:wrap-option="wrap" fo:padding="1.99mm" style:vertical-align="top"/>
      <style:map style:condition="cell-content()!=&quot;&quot;" style:apply-style-name="cellule_20_normale" style:base-cell-address="'Ile déserte'.A85"/>
    </style:style>
    <style:style style:name="ce1531" style:family="table-cell" style:parent-style-name="Default">
      <style:table-cell-properties fo:wrap-option="wrap" fo:padding="1.99mm" style:vertical-align="top"/>
      <style:map style:condition="cell-content()!=&quot;&quot;" style:apply-style-name="cellule_20_normale" style:base-cell-address="'Ile déserte'.A86"/>
    </style:style>
    <style:style style:name="ce1532" style:family="table-cell" style:parent-style-name="Default">
      <style:table-cell-properties fo:wrap-option="wrap" fo:padding="1.99mm" style:vertical-align="top"/>
      <style:map style:condition="cell-content()!=&quot;&quot;" style:apply-style-name="cellule_20_normale" style:base-cell-address="'Ile déserte'.A87"/>
    </style:style>
    <style:style style:name="ce1533" style:family="table-cell" style:parent-style-name="Default">
      <style:table-cell-properties fo:wrap-option="wrap" fo:padding="1.99mm" style:vertical-align="top"/>
      <style:map style:condition="cell-content()!=&quot;&quot;" style:apply-style-name="cellule_20_normale" style:base-cell-address="'Ile déserte'.A88"/>
    </style:style>
    <style:style style:name="ce1534" style:family="table-cell" style:parent-style-name="Default">
      <style:table-cell-properties fo:wrap-option="wrap" fo:padding="1.99mm" style:vertical-align="top"/>
      <style:map style:condition="cell-content()!=&quot;&quot;" style:apply-style-name="cellule_20_normale" style:base-cell-address="'Ile déserte'.A89"/>
    </style:style>
    <style:style style:name="ce1535" style:family="table-cell" style:parent-style-name="Default">
      <style:table-cell-properties fo:wrap-option="wrap" fo:padding="1.99mm" style:vertical-align="top"/>
      <style:map style:condition="cell-content()!=&quot;&quot;" style:apply-style-name="cellule_20_normale" style:base-cell-address="'Ile déserte'.A90"/>
    </style:style>
    <style:style style:name="ce1536" style:family="table-cell" style:parent-style-name="Default">
      <style:table-cell-properties fo:wrap-option="wrap" fo:padding="1.99mm" style:vertical-align="top"/>
      <style:map style:condition="cell-content()!=&quot;&quot;" style:apply-style-name="cellule_20_normale" style:base-cell-address="'Ile déserte'.A91"/>
    </style:style>
    <style:style style:name="ce1537" style:family="table-cell" style:parent-style-name="Default">
      <style:table-cell-properties fo:wrap-option="wrap" fo:padding="1.99mm" style:vertical-align="top"/>
      <style:map style:condition="cell-content()!=&quot;&quot;" style:apply-style-name="cellule_20_normale" style:base-cell-address="'Ile déserte'.A92"/>
    </style:style>
    <style:style style:name="ce1538" style:family="table-cell" style:parent-style-name="Default">
      <style:table-cell-properties fo:wrap-option="wrap" fo:padding="1.99mm" style:vertical-align="top"/>
      <style:map style:condition="cell-content()!=&quot;&quot;" style:apply-style-name="cellule_20_normale" style:base-cell-address="'Ile déserte'.A93"/>
    </style:style>
    <style:style style:name="ce1539" style:family="table-cell" style:parent-style-name="Default">
      <style:table-cell-properties fo:wrap-option="wrap" fo:padding="1.99mm" style:vertical-align="top"/>
      <style:map style:condition="cell-content()!=&quot;&quot;" style:apply-style-name="cellule_20_normale" style:base-cell-address="'Ile déserte'.A94"/>
    </style:style>
    <style:style style:name="ce1540" style:family="table-cell" style:parent-style-name="Default">
      <style:table-cell-properties fo:wrap-option="wrap" fo:padding="1.99mm" style:vertical-align="top"/>
      <style:map style:condition="cell-content()!=&quot;&quot;" style:apply-style-name="cellule_20_normale" style:base-cell-address="'Ile déserte'.A95"/>
    </style:style>
    <style:style style:name="ce1541" style:family="table-cell" style:parent-style-name="Default">
      <style:table-cell-properties fo:wrap-option="wrap" fo:padding="1.99mm" style:vertical-align="top"/>
      <style:map style:condition="cell-content()!=&quot;&quot;" style:apply-style-name="cellule_20_normale" style:base-cell-address="'Ile déserte'.A96"/>
    </style:style>
    <style:style style:name="ce1542" style:family="table-cell" style:parent-style-name="Default">
      <style:table-cell-properties fo:wrap-option="wrap" fo:padding="1.99mm" style:vertical-align="top"/>
      <style:map style:condition="cell-content()!=&quot;&quot;" style:apply-style-name="cellule_20_normale" style:base-cell-address="'Ile déserte'.A97"/>
    </style:style>
    <style:style style:name="ce1543" style:family="table-cell" style:parent-style-name="Default">
      <style:table-cell-properties fo:wrap-option="wrap" fo:padding="1.99mm" style:vertical-align="top"/>
      <style:map style:condition="cell-content()!=&quot;&quot;" style:apply-style-name="cellule_20_normale" style:base-cell-address="'Ile déserte'.A98"/>
    </style:style>
    <style:style style:name="ce1544" style:family="table-cell" style:parent-style-name="Default">
      <style:table-cell-properties fo:wrap-option="wrap" fo:padding="1.99mm" style:vertical-align="top"/>
      <style:map style:condition="cell-content()!=&quot;&quot;" style:apply-style-name="cellule_20_normale" style:base-cell-address="'Ile déserte'.A99"/>
    </style:style>
    <style:style style:name="ce1545" style:family="table-cell" style:parent-style-name="Default">
      <style:table-cell-properties fo:wrap-option="wrap" fo:padding="1.99mm" style:vertical-align="top"/>
      <style:map style:condition="cell-content()!=&quot;&quot;" style:apply-style-name="cellule_20_normale" style:base-cell-address="'Ile déserte'.A100"/>
    </style:style>
    <style:style style:name="ce1546" style:family="table-cell" style:parent-style-name="Default">
      <style:table-cell-properties fo:wrap-option="wrap" fo:padding="1.99mm" style:vertical-align="top"/>
      <style:map style:condition="cell-content()!=&quot;&quot;" style:apply-style-name="cellule_20_normale" style:base-cell-address="'Ile déserte'.A101"/>
    </style:style>
    <style:style style:name="ce1547" style:family="table-cell" style:parent-style-name="Default">
      <style:table-cell-properties fo:wrap-option="wrap" fo:padding="1.99mm" style:vertical-align="top"/>
      <style:map style:condition="cell-content()!=&quot;&quot;" style:apply-style-name="cellule_20_normale" style:base-cell-address="'Ile déserte'.A102"/>
    </style:style>
    <style:style style:name="ce1548" style:family="table-cell" style:parent-style-name="Default">
      <style:table-cell-properties fo:wrap-option="wrap" fo:padding="1.99mm" style:vertical-align="top"/>
      <style:map style:condition="cell-content()!=&quot;&quot;" style:apply-style-name="cellule_20_normale" style:base-cell-address="'Ile déserte'.A103"/>
    </style:style>
    <style:style style:name="ce1549" style:family="table-cell" style:parent-style-name="Default">
      <style:table-cell-properties fo:wrap-option="wrap" fo:padding="1.99mm" style:vertical-align="top"/>
      <style:map style:condition="cell-content()!=&quot;&quot;" style:apply-style-name="cellule_20_normale" style:base-cell-address="'Ile déserte'.A104"/>
    </style:style>
    <style:style style:name="ce1550" style:family="table-cell" style:parent-style-name="Default">
      <style:table-cell-properties fo:wrap-option="wrap" fo:padding="1.99mm" style:vertical-align="top"/>
      <style:map style:condition="cell-content()!=&quot;&quot;" style:apply-style-name="cellule_20_normale" style:base-cell-address="'Ile déserte'.A105"/>
    </style:style>
    <style:style style:name="ce1551" style:family="table-cell" style:parent-style-name="Default">
      <style:table-cell-properties fo:wrap-option="wrap" fo:padding="1.99mm" style:vertical-align="top"/>
      <style:map style:condition="cell-content()!=&quot;&quot;" style:apply-style-name="cellule_20_normale" style:base-cell-address="'Ile déserte'.A106"/>
    </style:style>
    <style:style style:name="ce1552" style:family="table-cell" style:parent-style-name="Default">
      <style:table-cell-properties fo:wrap-option="wrap" fo:padding="1.99mm" style:vertical-align="top"/>
      <style:map style:condition="cell-content()!=&quot;&quot;" style:apply-style-name="cellule_20_normale" style:base-cell-address="'Ile déserte'.A107"/>
    </style:style>
    <style:style style:name="ce1553" style:family="table-cell" style:parent-style-name="Default">
      <style:table-cell-properties fo:wrap-option="wrap" fo:padding="1.99mm" style:vertical-align="top"/>
      <style:map style:condition="cell-content()!=&quot;&quot;" style:apply-style-name="cellule_20_normale" style:base-cell-address="'Ile déserte'.A108"/>
    </style:style>
    <style:style style:name="ce1554" style:family="table-cell" style:parent-style-name="Default">
      <style:table-cell-properties fo:wrap-option="wrap" fo:padding="1.99mm" style:vertical-align="top"/>
      <style:map style:condition="cell-content()!=&quot;&quot;" style:apply-style-name="cellule_20_normale" style:base-cell-address="'Ile déserte'.A109"/>
    </style:style>
    <style:style style:name="ce1555" style:family="table-cell" style:parent-style-name="Default">
      <style:table-cell-properties fo:wrap-option="wrap" fo:padding="1.99mm" style:vertical-align="top"/>
      <style:map style:condition="cell-content()!=&quot;&quot;" style:apply-style-name="cellule_20_normale" style:base-cell-address="'Ile déserte'.A110"/>
    </style:style>
    <style:style style:name="ce1556" style:family="table-cell" style:parent-style-name="Default">
      <style:table-cell-properties fo:wrap-option="wrap" fo:padding="1.99mm" style:vertical-align="top"/>
      <style:map style:condition="cell-content()!=&quot;&quot;" style:apply-style-name="cellule_20_normale" style:base-cell-address="'Ile déserte'.A111"/>
    </style:style>
    <style:style style:name="ce1557" style:family="table-cell" style:parent-style-name="Default">
      <style:table-cell-properties fo:wrap-option="wrap" fo:padding="1.99mm" style:vertical-align="top"/>
      <style:map style:condition="cell-content()!=&quot;&quot;" style:apply-style-name="cellule_20_normale" style:base-cell-address="'Ile déserte'.A112"/>
    </style:style>
    <style:style style:name="ce1558" style:family="table-cell" style:parent-style-name="Default">
      <style:table-cell-properties fo:wrap-option="wrap" fo:padding="1.99mm" style:vertical-align="top"/>
      <style:map style:condition="cell-content()!=&quot;&quot;" style:apply-style-name="cellule_20_normale" style:base-cell-address="'Ile déserte'.A113"/>
    </style:style>
    <style:style style:name="ce1559" style:family="table-cell" style:parent-style-name="Default">
      <style:table-cell-properties fo:wrap-option="wrap" fo:padding="1.99mm" style:vertical-align="top"/>
      <style:map style:condition="cell-content()!=&quot;&quot;" style:apply-style-name="cellule_20_normale" style:base-cell-address="'Ile déserte'.A114"/>
    </style:style>
    <style:style style:name="ce1560" style:family="table-cell" style:parent-style-name="Default">
      <style:table-cell-properties fo:wrap-option="wrap" fo:padding="1.99mm" style:vertical-align="top"/>
      <style:map style:condition="cell-content()!=&quot;&quot;" style:apply-style-name="cellule_20_normale" style:base-cell-address="'Ile déserte'.A115"/>
    </style:style>
    <style:style style:name="ce1561" style:family="table-cell" style:parent-style-name="Default">
      <style:table-cell-properties fo:wrap-option="wrap" fo:padding="1.99mm" style:vertical-align="top"/>
      <style:map style:condition="cell-content()!=&quot;&quot;" style:apply-style-name="cellule_20_normale" style:base-cell-address="'Ile déserte'.A116"/>
    </style:style>
    <style:style style:name="ce1562" style:family="table-cell" style:parent-style-name="Default">
      <style:table-cell-properties fo:wrap-option="wrap" fo:padding="1.99mm" style:vertical-align="top"/>
      <style:map style:condition="cell-content()!=&quot;&quot;" style:apply-style-name="cellule_20_normale" style:base-cell-address="'Ile déserte'.A117"/>
    </style:style>
    <style:style style:name="ce1563" style:family="table-cell" style:parent-style-name="Default">
      <style:table-cell-properties fo:wrap-option="wrap" fo:padding="1.99mm" style:vertical-align="top"/>
      <style:map style:condition="cell-content()!=&quot;&quot;" style:apply-style-name="cellule_20_normale" style:base-cell-address="'Ile déserte'.A118"/>
    </style:style>
    <style:style style:name="ce1564" style:family="table-cell" style:parent-style-name="Default">
      <style:table-cell-properties fo:wrap-option="wrap" fo:padding="1.99mm" style:vertical-align="top"/>
      <style:map style:condition="cell-content()!=&quot;&quot;" style:apply-style-name="cellule_20_normale" style:base-cell-address="'Ile déserte'.A119"/>
    </style:style>
    <style:style style:name="ce1565" style:family="table-cell" style:parent-style-name="Default">
      <style:table-cell-properties fo:wrap-option="wrap" fo:padding="1.99mm" style:vertical-align="top"/>
      <style:map style:condition="cell-content()!=&quot;&quot;" style:apply-style-name="cellule_20_normale" style:base-cell-address="'Ile déserte'.A120"/>
    </style:style>
    <style:style style:name="ce1566" style:family="table-cell" style:parent-style-name="Default">
      <style:table-cell-properties fo:wrap-option="wrap" fo:padding="1.99mm" style:vertical-align="top"/>
      <style:map style:condition="cell-content()!=&quot;&quot;" style:apply-style-name="cellule_20_normale" style:base-cell-address="'Ile déserte'.A121"/>
    </style:style>
    <style:style style:name="ce1567" style:family="table-cell" style:parent-style-name="Default">
      <style:table-cell-properties fo:wrap-option="wrap" fo:padding="1.99mm" style:vertical-align="top"/>
      <style:map style:condition="cell-content()!=&quot;&quot;" style:apply-style-name="cellule_20_normale" style:base-cell-address="'Ile déserte'.A122"/>
    </style:style>
    <style:style style:name="ce1568" style:family="table-cell" style:parent-style-name="Default">
      <style:table-cell-properties fo:wrap-option="wrap" fo:padding="1.99mm" style:vertical-align="top"/>
      <style:map style:condition="cell-content()!=&quot;&quot;" style:apply-style-name="cellule_20_normale" style:base-cell-address="'Ile déserte'.B3"/>
    </style:style>
    <style:style style:name="ce1569" style:family="table-cell" style:parent-style-name="Default">
      <style:table-cell-properties fo:wrap-option="wrap" fo:padding="1.99mm" style:vertical-align="top"/>
      <style:map style:condition="cell-content()!=&quot;&quot;" style:apply-style-name="cellule_20_normale" style:base-cell-address="'Ile déserte'.B4"/>
    </style:style>
    <style:style style:name="ce1570" style:family="table-cell" style:parent-style-name="Default">
      <style:table-cell-properties fo:wrap-option="wrap" fo:padding="1.99mm" style:vertical-align="top"/>
      <style:map style:condition="cell-content()!=&quot;&quot;" style:apply-style-name="cellule_20_normale" style:base-cell-address="'Ile déserte'.B5"/>
    </style:style>
    <style:style style:name="ce1571" style:family="table-cell" style:parent-style-name="Default">
      <style:table-cell-properties fo:wrap-option="wrap" fo:padding="1.99mm" style:vertical-align="top"/>
      <style:map style:condition="cell-content()!=&quot;&quot;" style:apply-style-name="cellule_20_normale" style:base-cell-address="'Ile déserte'.B6"/>
    </style:style>
    <style:style style:name="ce1572" style:family="table-cell" style:parent-style-name="Default">
      <style:table-cell-properties fo:wrap-option="wrap" fo:padding="1.99mm" style:vertical-align="top"/>
      <style:map style:condition="cell-content()!=&quot;&quot;" style:apply-style-name="cellule_20_normale" style:base-cell-address="'Ile déserte'.B7"/>
    </style:style>
    <style:style style:name="ce1573" style:family="table-cell" style:parent-style-name="Default">
      <style:table-cell-properties fo:wrap-option="wrap" fo:padding="1.99mm" style:vertical-align="top"/>
      <style:map style:condition="cell-content()!=&quot;&quot;" style:apply-style-name="cellule_20_normale" style:base-cell-address="'Ile déserte'.B8"/>
    </style:style>
    <style:style style:name="ce1574" style:family="table-cell" style:parent-style-name="Default">
      <style:table-cell-properties fo:wrap-option="wrap" fo:padding="1.99mm" style:vertical-align="top"/>
      <style:map style:condition="cell-content()!=&quot;&quot;" style:apply-style-name="cellule_20_normale" style:base-cell-address="'Ile déserte'.B10"/>
    </style:style>
    <style:style style:name="ce1575" style:family="table-cell" style:parent-style-name="Default">
      <style:table-cell-properties fo:wrap-option="wrap" fo:padding="1.99mm" style:vertical-align="top"/>
      <style:map style:condition="cell-content()!=&quot;&quot;" style:apply-style-name="cellule_20_normale" style:base-cell-address="'Ile déserte'.B11"/>
    </style:style>
    <style:style style:name="ce1576" style:family="table-cell" style:parent-style-name="Default">
      <style:table-cell-properties fo:wrap-option="wrap" fo:padding="1.99mm" style:vertical-align="top"/>
      <style:map style:condition="cell-content()!=&quot;&quot;" style:apply-style-name="cellule_20_normale" style:base-cell-address="'Ile déserte'.B12"/>
    </style:style>
    <style:style style:name="ce1577" style:family="table-cell" style:parent-style-name="Default">
      <style:table-cell-properties fo:wrap-option="wrap" fo:padding="1.99mm" style:vertical-align="top"/>
      <style:map style:condition="cell-content()!=&quot;&quot;" style:apply-style-name="cellule_20_normale" style:base-cell-address="'Ile déserte'.B13"/>
    </style:style>
    <style:style style:name="ce1578" style:family="table-cell" style:parent-style-name="Default">
      <style:table-cell-properties fo:wrap-option="wrap" fo:padding="1.99mm" style:vertical-align="top"/>
      <style:map style:condition="cell-content()!=&quot;&quot;" style:apply-style-name="cellule_20_normale" style:base-cell-address="'Ile déserte'.B14"/>
    </style:style>
    <style:style style:name="ce1579" style:family="table-cell" style:parent-style-name="Default">
      <style:table-cell-properties fo:wrap-option="wrap" fo:padding="1.99mm" style:vertical-align="top"/>
      <style:map style:condition="cell-content()!=&quot;&quot;" style:apply-style-name="cellule_20_normale" style:base-cell-address="'Ile déserte'.B15"/>
    </style:style>
    <style:style style:name="ce1580" style:family="table-cell" style:parent-style-name="Default">
      <style:table-cell-properties fo:wrap-option="wrap" fo:padding="1.99mm" style:vertical-align="top"/>
      <style:map style:condition="cell-content()!=&quot;&quot;" style:apply-style-name="cellule_20_normale" style:base-cell-address="'Ile déserte'.B16"/>
    </style:style>
    <style:style style:name="ce1581" style:family="table-cell" style:parent-style-name="Default">
      <style:table-cell-properties fo:wrap-option="wrap" fo:padding="1.99mm" style:vertical-align="top"/>
      <style:map style:condition="cell-content()!=&quot;&quot;" style:apply-style-name="cellule_20_normale" style:base-cell-address="'Ile déserte_2'.A3"/>
    </style:style>
    <style:style style:name="ce1582" style:family="table-cell" style:parent-style-name="Default">
      <style:table-cell-properties fo:wrap-option="wrap" fo:padding="1.99mm" style:vertical-align="top"/>
      <style:map style:condition="cell-content()!=&quot;&quot;" style:apply-style-name="cellule_20_normale" style:base-cell-address="'Ile déserte_2'.A4"/>
    </style:style>
    <style:style style:name="ce1583" style:family="table-cell" style:parent-style-name="Default">
      <style:table-cell-properties fo:wrap-option="wrap" fo:padding="1.99mm" style:vertical-align="top"/>
      <style:map style:condition="cell-content()!=&quot;&quot;" style:apply-style-name="cellule_20_normale" style:base-cell-address="'Ile déserte_2'.A5"/>
    </style:style>
    <style:style style:name="ce1584" style:family="table-cell" style:parent-style-name="Default">
      <style:table-cell-properties fo:wrap-option="wrap" fo:padding="1.99mm" style:vertical-align="top"/>
      <style:map style:condition="cell-content()!=&quot;&quot;" style:apply-style-name="cellule_20_normale" style:base-cell-address="'Ile déserte_2'.A6"/>
    </style:style>
    <style:style style:name="ce1585" style:family="table-cell" style:parent-style-name="Default">
      <style:table-cell-properties fo:wrap-option="wrap" fo:padding="1.99mm" style:vertical-align="top"/>
      <style:map style:condition="cell-content()!=&quot;&quot;" style:apply-style-name="cellule_20_normale" style:base-cell-address="'Ile déserte_2'.A7"/>
    </style:style>
    <style:style style:name="ce1586" style:family="table-cell" style:parent-style-name="Default">
      <style:table-cell-properties fo:wrap-option="wrap" fo:padding="1.99mm" style:vertical-align="top"/>
      <style:map style:condition="cell-content()!=&quot;&quot;" style:apply-style-name="cellule_20_normale" style:base-cell-address="'Ile déserte_2'.A9"/>
    </style:style>
    <style:style style:name="ce1587" style:family="table-cell" style:parent-style-name="Default">
      <style:table-cell-properties fo:wrap-option="wrap" fo:padding="1.99mm" style:vertical-align="top"/>
      <style:map style:condition="cell-content()!=&quot;&quot;" style:apply-style-name="cellule_20_normale" style:base-cell-address="'Ile déserte_2'.A10"/>
    </style:style>
    <style:style style:name="ce1588" style:family="table-cell" style:parent-style-name="Default">
      <style:table-cell-properties fo:wrap-option="wrap" fo:padding="1.99mm" style:vertical-align="top"/>
      <style:map style:condition="cell-content()!=&quot;&quot;" style:apply-style-name="cellule_20_normale" style:base-cell-address="'Ile déserte_2'.A12"/>
    </style:style>
    <style:style style:name="ce1589" style:family="table-cell" style:parent-style-name="Default">
      <style:table-cell-properties fo:wrap-option="wrap" fo:padding="1.99mm" style:vertical-align="top"/>
      <style:map style:condition="cell-content()!=&quot;&quot;" style:apply-style-name="cellule_20_normale" style:base-cell-address="'Ile déserte_2'.A13"/>
    </style:style>
    <style:style style:name="ce1590" style:family="table-cell" style:parent-style-name="Default">
      <style:table-cell-properties fo:wrap-option="wrap" fo:padding="1.99mm" style:vertical-align="top"/>
      <style:map style:condition="cell-content()!=&quot;&quot;" style:apply-style-name="cellule_20_normale" style:base-cell-address="'Ile déserte_2'.A17"/>
    </style:style>
    <style:style style:name="ce1591" style:family="table-cell" style:parent-style-name="Default">
      <style:table-cell-properties fo:wrap-option="wrap" fo:padding="1.99mm" style:vertical-align="top"/>
      <style:map style:condition="cell-content()!=&quot;&quot;" style:apply-style-name="cellule_20_normale" style:base-cell-address="'Ile déserte_2'.A18"/>
    </style:style>
    <style:style style:name="ce1592" style:family="table-cell" style:parent-style-name="Default">
      <style:table-cell-properties fo:wrap-option="wrap" fo:padding="1.99mm" style:vertical-align="top"/>
      <style:map style:condition="cell-content()!=&quot;&quot;" style:apply-style-name="cellule_20_normale" style:base-cell-address="'Ile déserte_2'.A19"/>
    </style:style>
    <style:style style:name="ce1593" style:family="table-cell" style:parent-style-name="Default">
      <style:table-cell-properties fo:wrap-option="wrap" fo:padding="1.99mm" style:vertical-align="top"/>
      <style:map style:condition="cell-content()!=&quot;&quot;" style:apply-style-name="cellule_20_normale" style:base-cell-address="'Ile déserte_2'.A20"/>
    </style:style>
    <style:style style:name="ce1594" style:family="table-cell" style:parent-style-name="Default">
      <style:table-cell-properties fo:wrap-option="wrap" fo:padding="1.99mm" style:vertical-align="top"/>
      <style:map style:condition="cell-content()!=&quot;&quot;" style:apply-style-name="cellule_20_normale" style:base-cell-address="'Ile déserte_2'.A21"/>
    </style:style>
    <style:style style:name="ce1595" style:family="table-cell" style:parent-style-name="Default">
      <style:table-cell-properties fo:wrap-option="wrap" fo:padding="1.99mm" style:vertical-align="top"/>
      <style:map style:condition="cell-content()!=&quot;&quot;" style:apply-style-name="cellule_20_normale" style:base-cell-address="'Ile déserte_2'.A22"/>
    </style:style>
    <style:style style:name="ce1596" style:family="table-cell" style:parent-style-name="Default">
      <style:table-cell-properties fo:wrap-option="wrap" fo:padding="1.99mm" style:vertical-align="top"/>
      <style:map style:condition="cell-content()!=&quot;&quot;" style:apply-style-name="cellule_20_normale" style:base-cell-address="'Ile déserte_2'.A23"/>
    </style:style>
    <style:style style:name="ce1597" style:family="table-cell" style:parent-style-name="Default">
      <style:table-cell-properties fo:wrap-option="wrap" fo:padding="1.99mm" style:vertical-align="top"/>
      <style:map style:condition="cell-content()!=&quot;&quot;" style:apply-style-name="cellule_20_normale" style:base-cell-address="'Ile déserte_2'.A24"/>
    </style:style>
    <style:style style:name="ce1598" style:family="table-cell" style:parent-style-name="Default">
      <style:table-cell-properties fo:wrap-option="wrap" fo:padding="1.99mm" style:vertical-align="top"/>
      <style:map style:condition="cell-content()!=&quot;&quot;" style:apply-style-name="cellule_20_normale" style:base-cell-address="'Ile déserte_2'.A25"/>
    </style:style>
    <style:style style:name="ce1599" style:family="table-cell" style:parent-style-name="Default">
      <style:table-cell-properties fo:wrap-option="wrap" fo:padding="1.99mm" style:vertical-align="top"/>
      <style:map style:condition="cell-content()!=&quot;&quot;" style:apply-style-name="cellule_20_normale" style:base-cell-address="'Ile déserte_2'.A26"/>
    </style:style>
    <style:style style:name="ce1600" style:family="table-cell" style:parent-style-name="Default">
      <style:table-cell-properties fo:wrap-option="wrap" fo:padding="1.99mm" style:vertical-align="top"/>
      <style:map style:condition="cell-content()!=&quot;&quot;" style:apply-style-name="cellule_20_normale" style:base-cell-address="'Ile déserte_2'.A27"/>
    </style:style>
    <style:style style:name="ce1601" style:family="table-cell" style:parent-style-name="Default">
      <style:table-cell-properties fo:wrap-option="wrap" fo:padding="1.99mm" style:vertical-align="top"/>
      <style:map style:condition="cell-content()!=&quot;&quot;" style:apply-style-name="cellule_20_normale" style:base-cell-address="'Ile déserte_2'.A28"/>
    </style:style>
    <style:style style:name="ce1602" style:family="table-cell" style:parent-style-name="Default">
      <style:table-cell-properties fo:wrap-option="wrap" fo:padding="1.99mm" style:vertical-align="top"/>
      <style:map style:condition="cell-content()!=&quot;&quot;" style:apply-style-name="cellule_20_normale" style:base-cell-address="'Ile déserte_2'.A29"/>
    </style:style>
    <style:style style:name="ce1603" style:family="table-cell" style:parent-style-name="Default">
      <style:table-cell-properties fo:wrap-option="wrap" fo:padding="1.99mm" style:vertical-align="top"/>
      <style:map style:condition="cell-content()!=&quot;&quot;" style:apply-style-name="cellule_20_normale" style:base-cell-address="'Ile déserte_2'.A30"/>
    </style:style>
    <style:style style:name="ce1604" style:family="table-cell" style:parent-style-name="Default">
      <style:table-cell-properties fo:wrap-option="wrap" fo:padding="1.99mm" style:vertical-align="top"/>
      <style:map style:condition="cell-content()!=&quot;&quot;" style:apply-style-name="cellule_20_normale" style:base-cell-address="'Ile déserte_2'.A31"/>
    </style:style>
    <style:style style:name="ce1605" style:family="table-cell" style:parent-style-name="Default">
      <style:table-cell-properties fo:wrap-option="wrap" fo:padding="1.99mm" style:vertical-align="top"/>
      <style:map style:condition="cell-content()!=&quot;&quot;" style:apply-style-name="cellule_20_normale" style:base-cell-address="'Ile déserte_2'.A32"/>
    </style:style>
    <style:style style:name="ce1606" style:family="table-cell" style:parent-style-name="Default">
      <style:table-cell-properties fo:wrap-option="wrap" fo:padding="1.99mm" style:vertical-align="top"/>
      <style:map style:condition="cell-content()!=&quot;&quot;" style:apply-style-name="cellule_20_normale" style:base-cell-address="'Ile déserte_2'.A33"/>
    </style:style>
    <style:style style:name="ce1607" style:family="table-cell" style:parent-style-name="Default">
      <style:table-cell-properties fo:wrap-option="wrap" fo:padding="1.99mm" style:vertical-align="top"/>
      <style:map style:condition="cell-content()!=&quot;&quot;" style:apply-style-name="cellule_20_normale" style:base-cell-address="'Ile déserte_2'.A34"/>
    </style:style>
    <style:style style:name="ce1608" style:family="table-cell" style:parent-style-name="Default">
      <style:table-cell-properties fo:wrap-option="wrap" fo:padding="1.99mm" style:vertical-align="top"/>
      <style:map style:condition="cell-content()!=&quot;&quot;" style:apply-style-name="cellule_20_normale" style:base-cell-address="'Ile déserte_2'.A35"/>
    </style:style>
    <style:style style:name="ce1609" style:family="table-cell" style:parent-style-name="Default">
      <style:table-cell-properties fo:wrap-option="wrap" fo:padding="1.99mm" style:vertical-align="top"/>
      <style:map style:condition="cell-content()!=&quot;&quot;" style:apply-style-name="cellule_20_normale" style:base-cell-address="'Ile déserte_2'.A36"/>
    </style:style>
    <style:style style:name="ce1610" style:family="table-cell" style:parent-style-name="Default">
      <style:table-cell-properties fo:wrap-option="wrap" fo:padding="1.99mm" style:vertical-align="top"/>
      <style:map style:condition="cell-content()!=&quot;&quot;" style:apply-style-name="cellule_20_normale" style:base-cell-address="'Ile déserte_2'.A37"/>
    </style:style>
    <style:style style:name="ce1611" style:family="table-cell" style:parent-style-name="Default">
      <style:table-cell-properties fo:wrap-option="wrap" fo:padding="1.99mm" style:vertical-align="top"/>
      <style:map style:condition="cell-content()!=&quot;&quot;" style:apply-style-name="cellule_20_normale" style:base-cell-address="'Ile déserte_2'.A38"/>
    </style:style>
    <style:style style:name="ce1612" style:family="table-cell" style:parent-style-name="Default">
      <style:table-cell-properties fo:wrap-option="wrap" fo:padding="1.99mm" style:vertical-align="top"/>
      <style:map style:condition="cell-content()!=&quot;&quot;" style:apply-style-name="cellule_20_normale" style:base-cell-address="'Ile déserte_2'.A39"/>
    </style:style>
    <style:style style:name="ce1613" style:family="table-cell" style:parent-style-name="Default">
      <style:table-cell-properties fo:wrap-option="wrap" fo:padding="1.99mm" style:vertical-align="top"/>
      <style:map style:condition="cell-content()!=&quot;&quot;" style:apply-style-name="cellule_20_normale" style:base-cell-address="'Ile déserte_2'.A40"/>
    </style:style>
    <style:style style:name="ce1614" style:family="table-cell" style:parent-style-name="Default">
      <style:table-cell-properties fo:wrap-option="wrap" fo:padding="1.99mm" style:vertical-align="top"/>
      <style:map style:condition="cell-content()!=&quot;&quot;" style:apply-style-name="cellule_20_normale" style:base-cell-address="'Ile déserte_2'.A41"/>
    </style:style>
    <style:style style:name="ce1615" style:family="table-cell" style:parent-style-name="Default">
      <style:table-cell-properties fo:wrap-option="wrap" fo:padding="1.99mm" style:vertical-align="top"/>
      <style:map style:condition="cell-content()!=&quot;&quot;" style:apply-style-name="cellule_20_normale" style:base-cell-address="'Ile déserte_2'.A42"/>
    </style:style>
    <style:style style:name="ce1616" style:family="table-cell" style:parent-style-name="Default">
      <style:table-cell-properties fo:wrap-option="wrap" fo:padding="1.99mm" style:vertical-align="top"/>
      <style:map style:condition="cell-content()!=&quot;&quot;" style:apply-style-name="cellule_20_normale" style:base-cell-address="'Ile déserte_2'.A43"/>
    </style:style>
    <style:style style:name="ce1617" style:family="table-cell" style:parent-style-name="Default">
      <style:table-cell-properties fo:wrap-option="wrap" fo:padding="1.99mm" style:vertical-align="top"/>
      <style:map style:condition="cell-content()!=&quot;&quot;" style:apply-style-name="cellule_20_normale" style:base-cell-address="'Ile déserte_2'.A44"/>
    </style:style>
    <style:style style:name="ce1618" style:family="table-cell" style:parent-style-name="Default">
      <style:table-cell-properties fo:wrap-option="wrap" fo:padding="1.99mm" style:vertical-align="top"/>
      <style:map style:condition="cell-content()!=&quot;&quot;" style:apply-style-name="cellule_20_normale" style:base-cell-address="'Ile déserte_2'.A45"/>
    </style:style>
    <style:style style:name="ce1619" style:family="table-cell" style:parent-style-name="Default">
      <style:table-cell-properties fo:wrap-option="wrap" fo:padding="1.99mm" style:vertical-align="top"/>
      <style:map style:condition="cell-content()!=&quot;&quot;" style:apply-style-name="cellule_20_normale" style:base-cell-address="'Ile déserte_2'.A46"/>
    </style:style>
    <style:style style:name="ce1620" style:family="table-cell" style:parent-style-name="Default">
      <style:table-cell-properties fo:wrap-option="wrap" fo:padding="1.99mm" style:vertical-align="top"/>
      <style:map style:condition="cell-content()!=&quot;&quot;" style:apply-style-name="cellule_20_normale" style:base-cell-address="'Ile déserte_2'.A47"/>
    </style:style>
    <style:style style:name="ce1621" style:family="table-cell" style:parent-style-name="Default">
      <style:table-cell-properties fo:wrap-option="wrap" fo:padding="1.99mm" style:vertical-align="top"/>
      <style:map style:condition="cell-content()!=&quot;&quot;" style:apply-style-name="cellule_20_normale" style:base-cell-address="'Ile déserte_2'.A48"/>
    </style:style>
    <style:style style:name="ce1622" style:family="table-cell" style:parent-style-name="Default">
      <style:table-cell-properties fo:wrap-option="wrap" fo:padding="1.99mm" style:vertical-align="top"/>
      <style:map style:condition="cell-content()!=&quot;&quot;" style:apply-style-name="cellule_20_normale" style:base-cell-address="'Ile déserte_2'.A49"/>
    </style:style>
    <style:style style:name="ce1623" style:family="table-cell" style:parent-style-name="Default">
      <style:table-cell-properties fo:wrap-option="wrap" fo:padding="1.99mm" style:vertical-align="top"/>
      <style:map style:condition="cell-content()!=&quot;&quot;" style:apply-style-name="cellule_20_normale" style:base-cell-address="'Ile déserte_2'.A50"/>
    </style:style>
    <style:style style:name="ce1624" style:family="table-cell" style:parent-style-name="Default">
      <style:table-cell-properties fo:wrap-option="wrap" fo:padding="1.99mm" style:vertical-align="top"/>
      <style:map style:condition="cell-content()!=&quot;&quot;" style:apply-style-name="cellule_20_normale" style:base-cell-address="'Ile déserte_2'.A51"/>
    </style:style>
    <style:style style:name="ce1625" style:family="table-cell" style:parent-style-name="Default">
      <style:table-cell-properties fo:wrap-option="wrap" fo:padding="1.99mm" style:vertical-align="top"/>
      <style:map style:condition="cell-content()!=&quot;&quot;" style:apply-style-name="cellule_20_normale" style:base-cell-address="'Ile déserte_2'.A52"/>
    </style:style>
    <style:style style:name="ce1626" style:family="table-cell" style:parent-style-name="Default">
      <style:table-cell-properties fo:wrap-option="wrap" fo:padding="1.99mm" style:vertical-align="top"/>
      <style:map style:condition="cell-content()!=&quot;&quot;" style:apply-style-name="cellule_20_normale" style:base-cell-address="'Ile déserte_2'.A53"/>
    </style:style>
    <style:style style:name="ce1627" style:family="table-cell" style:parent-style-name="Default">
      <style:table-cell-properties fo:wrap-option="wrap" fo:padding="1.99mm" style:vertical-align="top"/>
      <style:map style:condition="cell-content()!=&quot;&quot;" style:apply-style-name="cellule_20_normale" style:base-cell-address="'Ile déserte_2'.A54"/>
    </style:style>
    <style:style style:name="ce1628" style:family="table-cell" style:parent-style-name="Default">
      <style:table-cell-properties fo:wrap-option="wrap" fo:padding="1.99mm" style:vertical-align="top"/>
      <style:map style:condition="cell-content()!=&quot;&quot;" style:apply-style-name="cellule_20_normale" style:base-cell-address="'Ile déserte_2'.A55"/>
    </style:style>
    <style:style style:name="ce1629" style:family="table-cell" style:parent-style-name="Default">
      <style:table-cell-properties fo:wrap-option="wrap" fo:padding="1.99mm" style:vertical-align="top"/>
      <style:map style:condition="cell-content()!=&quot;&quot;" style:apply-style-name="cellule_20_normale" style:base-cell-address="'Ile déserte_2'.A56"/>
    </style:style>
    <style:style style:name="ce1630" style:family="table-cell" style:parent-style-name="Default">
      <style:table-cell-properties fo:wrap-option="wrap" fo:padding="1.99mm" style:vertical-align="top"/>
      <style:map style:condition="cell-content()!=&quot;&quot;" style:apply-style-name="cellule_20_normale" style:base-cell-address="'Ile déserte_2'.A57"/>
    </style:style>
    <style:style style:name="ce1631" style:family="table-cell" style:parent-style-name="Default">
      <style:table-cell-properties fo:wrap-option="wrap" fo:padding="1.99mm" style:vertical-align="top"/>
      <style:map style:condition="cell-content()!=&quot;&quot;" style:apply-style-name="cellule_20_normale" style:base-cell-address="'Ile déserte_2'.A58"/>
    </style:style>
    <style:style style:name="ce1632" style:family="table-cell" style:parent-style-name="Default">
      <style:table-cell-properties fo:wrap-option="wrap" fo:padding="1.99mm" style:vertical-align="top"/>
      <style:map style:condition="cell-content()!=&quot;&quot;" style:apply-style-name="cellule_20_normale" style:base-cell-address="'Ile déserte_2'.A59"/>
    </style:style>
    <style:style style:name="ce1633" style:family="table-cell" style:parent-style-name="Default">
      <style:table-cell-properties fo:wrap-option="wrap" fo:padding="1.99mm" style:vertical-align="top"/>
      <style:map style:condition="cell-content()!=&quot;&quot;" style:apply-style-name="cellule_20_normale" style:base-cell-address="'Ile déserte_2'.A60"/>
    </style:style>
    <style:style style:name="ce1634" style:family="table-cell" style:parent-style-name="Default">
      <style:table-cell-properties fo:wrap-option="wrap" fo:padding="1.99mm" style:vertical-align="top"/>
      <style:map style:condition="cell-content()!=&quot;&quot;" style:apply-style-name="cellule_20_normale" style:base-cell-address="'Ile déserte_2'.A61"/>
    </style:style>
    <style:style style:name="ce1635" style:family="table-cell" style:parent-style-name="Default">
      <style:table-cell-properties fo:wrap-option="wrap" fo:padding="1.99mm" style:vertical-align="top"/>
      <style:map style:condition="cell-content()!=&quot;&quot;" style:apply-style-name="cellule_20_normale" style:base-cell-address="'Ile déserte_2'.A62"/>
    </style:style>
    <style:style style:name="ce1636" style:family="table-cell" style:parent-style-name="Default">
      <style:table-cell-properties fo:wrap-option="wrap" fo:padding="1.99mm" style:vertical-align="top"/>
      <style:map style:condition="cell-content()!=&quot;&quot;" style:apply-style-name="cellule_20_normale" style:base-cell-address="'Ile déserte_2'.A63"/>
    </style:style>
    <style:style style:name="ce1637" style:family="table-cell" style:parent-style-name="Default">
      <style:table-cell-properties fo:wrap-option="wrap" fo:padding="1.99mm" style:vertical-align="top"/>
      <style:map style:condition="cell-content()!=&quot;&quot;" style:apply-style-name="cellule_20_normale" style:base-cell-address="'Ile déserte_2'.A64"/>
    </style:style>
    <style:style style:name="ce1638" style:family="table-cell" style:parent-style-name="Default">
      <style:table-cell-properties fo:wrap-option="wrap" fo:padding="1.99mm" style:vertical-align="top"/>
      <style:map style:condition="cell-content()!=&quot;&quot;" style:apply-style-name="cellule_20_normale" style:base-cell-address="'Ile déserte_2'.A65"/>
    </style:style>
    <style:style style:name="ce1639" style:family="table-cell" style:parent-style-name="Default">
      <style:table-cell-properties fo:wrap-option="wrap" fo:padding="1.99mm" style:vertical-align="top"/>
      <style:map style:condition="cell-content()!=&quot;&quot;" style:apply-style-name="cellule_20_normale" style:base-cell-address="'Ile déserte_2'.A66"/>
    </style:style>
    <style:style style:name="ce1640" style:family="table-cell" style:parent-style-name="Default">
      <style:table-cell-properties fo:wrap-option="wrap" fo:padding="1.99mm" style:vertical-align="top"/>
      <style:map style:condition="cell-content()!=&quot;&quot;" style:apply-style-name="cellule_20_normale" style:base-cell-address="'Ile déserte_2'.A67"/>
    </style:style>
    <style:style style:name="ce1641" style:family="table-cell" style:parent-style-name="Default">
      <style:table-cell-properties fo:wrap-option="wrap" fo:padding="1.99mm" style:vertical-align="top"/>
      <style:map style:condition="cell-content()!=&quot;&quot;" style:apply-style-name="cellule_20_normale" style:base-cell-address="'Ile déserte_2'.A68"/>
    </style:style>
    <style:style style:name="ce1642" style:family="table-cell" style:parent-style-name="Default">
      <style:table-cell-properties fo:wrap-option="wrap" fo:padding="1.99mm" style:vertical-align="top"/>
      <style:map style:condition="cell-content()!=&quot;&quot;" style:apply-style-name="cellule_20_normale" style:base-cell-address="'Ile déserte_2'.A69"/>
    </style:style>
    <style:style style:name="ce1643" style:family="table-cell" style:parent-style-name="Default">
      <style:table-cell-properties fo:wrap-option="wrap" fo:padding="1.99mm" style:vertical-align="top"/>
      <style:map style:condition="cell-content()!=&quot;&quot;" style:apply-style-name="cellule_20_normale" style:base-cell-address="'Ile déserte_2'.A70"/>
    </style:style>
    <style:style style:name="ce1644" style:family="table-cell" style:parent-style-name="Default">
      <style:table-cell-properties fo:wrap-option="wrap" fo:padding="1.99mm" style:vertical-align="top"/>
      <style:map style:condition="cell-content()!=&quot;&quot;" style:apply-style-name="cellule_20_normale" style:base-cell-address="'Ile déserte_2'.A71"/>
    </style:style>
    <style:style style:name="ce1645" style:family="table-cell" style:parent-style-name="Default">
      <style:table-cell-properties fo:wrap-option="wrap" fo:padding="1.99mm" style:vertical-align="top"/>
      <style:map style:condition="cell-content()!=&quot;&quot;" style:apply-style-name="cellule_20_normale" style:base-cell-address="'Ile déserte_2'.A72"/>
    </style:style>
    <style:style style:name="ce1646" style:family="table-cell" style:parent-style-name="Default">
      <style:table-cell-properties fo:wrap-option="wrap" fo:padding="1.99mm" style:vertical-align="top"/>
      <style:map style:condition="cell-content()!=&quot;&quot;" style:apply-style-name="cellule_20_normale" style:base-cell-address="'Ile déserte_2'.A73"/>
    </style:style>
    <style:style style:name="ce1647" style:family="table-cell" style:parent-style-name="Default">
      <style:table-cell-properties fo:wrap-option="wrap" fo:padding="1.99mm" style:vertical-align="top"/>
      <style:map style:condition="cell-content()!=&quot;&quot;" style:apply-style-name="cellule_20_normale" style:base-cell-address="'Ile déserte_2'.A74"/>
    </style:style>
    <style:style style:name="ce1648" style:family="table-cell" style:parent-style-name="Default">
      <style:table-cell-properties fo:wrap-option="wrap" fo:padding="1.99mm" style:vertical-align="top"/>
      <style:map style:condition="cell-content()!=&quot;&quot;" style:apply-style-name="cellule_20_normale" style:base-cell-address="'Ile déserte_2'.A75"/>
    </style:style>
    <style:style style:name="ce1649" style:family="table-cell" style:parent-style-name="Default">
      <style:table-cell-properties fo:wrap-option="wrap" fo:padding="1.99mm" style:vertical-align="top"/>
      <style:map style:condition="cell-content()!=&quot;&quot;" style:apply-style-name="cellule_20_normale" style:base-cell-address="'Ile déserte_2'.A76"/>
    </style:style>
    <style:style style:name="ce1650" style:family="table-cell" style:parent-style-name="Default">
      <style:table-cell-properties fo:wrap-option="wrap" fo:padding="1.99mm" style:vertical-align="top"/>
      <style:map style:condition="cell-content()!=&quot;&quot;" style:apply-style-name="cellule_20_normale" style:base-cell-address="'Ile déserte_2'.A77"/>
    </style:style>
    <style:style style:name="ce1651" style:family="table-cell" style:parent-style-name="Default">
      <style:table-cell-properties fo:wrap-option="wrap" fo:padding="1.99mm" style:vertical-align="top"/>
      <style:map style:condition="cell-content()!=&quot;&quot;" style:apply-style-name="cellule_20_normale" style:base-cell-address="'Ile déserte_2'.A78"/>
    </style:style>
    <style:style style:name="ce1652" style:family="table-cell" style:parent-style-name="Default">
      <style:table-cell-properties fo:wrap-option="wrap" fo:padding="1.99mm" style:vertical-align="top"/>
      <style:map style:condition="cell-content()!=&quot;&quot;" style:apply-style-name="cellule_20_normale" style:base-cell-address="'Ile déserte_2'.A79"/>
    </style:style>
    <style:style style:name="ce1653" style:family="table-cell" style:parent-style-name="Default">
      <style:table-cell-properties fo:wrap-option="wrap" fo:padding="1.99mm" style:vertical-align="top"/>
      <style:map style:condition="cell-content()!=&quot;&quot;" style:apply-style-name="cellule_20_normale" style:base-cell-address="'Ile déserte_2'.A80"/>
    </style:style>
    <style:style style:name="ce1654" style:family="table-cell" style:parent-style-name="Default">
      <style:table-cell-properties fo:wrap-option="wrap" fo:padding="1.99mm" style:vertical-align="top"/>
      <style:map style:condition="cell-content()!=&quot;&quot;" style:apply-style-name="cellule_20_normale" style:base-cell-address="'Ile déserte_2'.A81"/>
    </style:style>
    <style:style style:name="ce1655" style:family="table-cell" style:parent-style-name="Default">
      <style:table-cell-properties fo:wrap-option="wrap" fo:padding="1.99mm" style:vertical-align="top"/>
      <style:map style:condition="cell-content()!=&quot;&quot;" style:apply-style-name="cellule_20_normale" style:base-cell-address="'Ile déserte_2'.A82"/>
    </style:style>
    <style:style style:name="ce1656" style:family="table-cell" style:parent-style-name="Default">
      <style:table-cell-properties fo:wrap-option="wrap" fo:padding="1.99mm" style:vertical-align="top"/>
      <style:map style:condition="cell-content()!=&quot;&quot;" style:apply-style-name="cellule_20_normale" style:base-cell-address="'Ile déserte_2'.A83"/>
    </style:style>
    <style:style style:name="ce1657" style:family="table-cell" style:parent-style-name="Default">
      <style:table-cell-properties fo:wrap-option="wrap" fo:padding="1.99mm" style:vertical-align="top"/>
      <style:map style:condition="cell-content()!=&quot;&quot;" style:apply-style-name="cellule_20_normale" style:base-cell-address="'Ile déserte_2'.A84"/>
    </style:style>
    <style:style style:name="ce1658" style:family="table-cell" style:parent-style-name="Default">
      <style:table-cell-properties fo:wrap-option="wrap" fo:padding="1.99mm" style:vertical-align="top"/>
      <style:map style:condition="cell-content()!=&quot;&quot;" style:apply-style-name="cellule_20_normale" style:base-cell-address="'Ile déserte_2'.A85"/>
    </style:style>
    <style:style style:name="ce1659" style:family="table-cell" style:parent-style-name="Default">
      <style:table-cell-properties fo:wrap-option="wrap" fo:padding="1.99mm" style:vertical-align="top"/>
      <style:map style:condition="cell-content()!=&quot;&quot;" style:apply-style-name="cellule_20_normale" style:base-cell-address="'Ile déserte_2'.A86"/>
    </style:style>
    <style:style style:name="ce1660" style:family="table-cell" style:parent-style-name="Default">
      <style:table-cell-properties fo:wrap-option="wrap" fo:padding="1.99mm" style:vertical-align="top"/>
      <style:map style:condition="cell-content()!=&quot;&quot;" style:apply-style-name="cellule_20_normale" style:base-cell-address="'Ile déserte_2'.A87"/>
    </style:style>
    <style:style style:name="ce1661" style:family="table-cell" style:parent-style-name="Default">
      <style:table-cell-properties fo:wrap-option="wrap" fo:padding="1.99mm" style:vertical-align="top"/>
      <style:map style:condition="cell-content()!=&quot;&quot;" style:apply-style-name="cellule_20_normale" style:base-cell-address="'Ile déserte_2'.A88"/>
    </style:style>
    <style:style style:name="ce1662" style:family="table-cell" style:parent-style-name="Default">
      <style:table-cell-properties fo:wrap-option="wrap" fo:padding="1.99mm" style:vertical-align="top"/>
      <style:map style:condition="cell-content()!=&quot;&quot;" style:apply-style-name="cellule_20_normale" style:base-cell-address="'Ile déserte_2'.A89"/>
    </style:style>
    <style:style style:name="ce1663" style:family="table-cell" style:parent-style-name="Default">
      <style:table-cell-properties fo:wrap-option="wrap" fo:padding="1.99mm" style:vertical-align="top"/>
      <style:map style:condition="cell-content()!=&quot;&quot;" style:apply-style-name="cellule_20_normale" style:base-cell-address="'Ile déserte_2'.A90"/>
    </style:style>
    <style:style style:name="ce1664" style:family="table-cell" style:parent-style-name="Default">
      <style:table-cell-properties fo:wrap-option="wrap" fo:padding="1.99mm" style:vertical-align="top"/>
      <style:map style:condition="cell-content()!=&quot;&quot;" style:apply-style-name="cellule_20_normale" style:base-cell-address="'Ile déserte_2'.A91"/>
    </style:style>
    <style:style style:name="ce1665" style:family="table-cell" style:parent-style-name="Default">
      <style:table-cell-properties fo:wrap-option="wrap" fo:padding="1.99mm" style:vertical-align="top"/>
      <style:map style:condition="cell-content()!=&quot;&quot;" style:apply-style-name="cellule_20_normale" style:base-cell-address="'Ile déserte_2'.A92"/>
    </style:style>
    <style:style style:name="ce1666" style:family="table-cell" style:parent-style-name="Default">
      <style:table-cell-properties fo:wrap-option="wrap" fo:padding="1.99mm" style:vertical-align="top"/>
      <style:map style:condition="cell-content()!=&quot;&quot;" style:apply-style-name="cellule_20_normale" style:base-cell-address="'Ile déserte_2'.A93"/>
    </style:style>
    <style:style style:name="ce1667" style:family="table-cell" style:parent-style-name="Default">
      <style:table-cell-properties fo:wrap-option="wrap" fo:padding="1.99mm" style:vertical-align="top"/>
      <style:map style:condition="cell-content()!=&quot;&quot;" style:apply-style-name="cellule_20_normale" style:base-cell-address="'Ile déserte_2'.A94"/>
    </style:style>
    <style:style style:name="ce1668" style:family="table-cell" style:parent-style-name="Default">
      <style:table-cell-properties fo:wrap-option="wrap" fo:padding="1.99mm" style:vertical-align="top"/>
      <style:map style:condition="cell-content()!=&quot;&quot;" style:apply-style-name="cellule_20_normale" style:base-cell-address="'Ile déserte_2'.A95"/>
    </style:style>
    <style:style style:name="ce1669" style:family="table-cell" style:parent-style-name="Default">
      <style:table-cell-properties fo:wrap-option="wrap" fo:padding="1.99mm" style:vertical-align="top"/>
      <style:map style:condition="cell-content()!=&quot;&quot;" style:apply-style-name="cellule_20_normale" style:base-cell-address="'Ile déserte_2'.A96"/>
    </style:style>
    <style:style style:name="ce1670" style:family="table-cell" style:parent-style-name="Default">
      <style:table-cell-properties fo:wrap-option="wrap" fo:padding="1.99mm" style:vertical-align="top"/>
      <style:map style:condition="cell-content()!=&quot;&quot;" style:apply-style-name="cellule_20_normale" style:base-cell-address="'Ile déserte_2'.A97"/>
    </style:style>
    <style:style style:name="ce1671" style:family="table-cell" style:parent-style-name="Default">
      <style:table-cell-properties fo:wrap-option="wrap" fo:padding="1.99mm" style:vertical-align="top"/>
      <style:map style:condition="cell-content()!=&quot;&quot;" style:apply-style-name="cellule_20_normale" style:base-cell-address="'Ile déserte_2'.A98"/>
    </style:style>
    <style:style style:name="ce1672" style:family="table-cell" style:parent-style-name="Default">
      <style:table-cell-properties fo:wrap-option="wrap" fo:padding="1.99mm" style:vertical-align="top"/>
      <style:map style:condition="cell-content()!=&quot;&quot;" style:apply-style-name="cellule_20_normale" style:base-cell-address="'Ile déserte_2'.A99"/>
    </style:style>
    <style:style style:name="ce1673" style:family="table-cell" style:parent-style-name="Default">
      <style:table-cell-properties fo:wrap-option="wrap" fo:padding="1.99mm" style:vertical-align="top"/>
      <style:map style:condition="cell-content()!=&quot;&quot;" style:apply-style-name="cellule_20_normale" style:base-cell-address="'Ile déserte_2'.A100"/>
    </style:style>
    <style:style style:name="ce1674" style:family="table-cell" style:parent-style-name="Default">
      <style:table-cell-properties fo:wrap-option="wrap" fo:padding="1.99mm" style:vertical-align="top"/>
      <style:map style:condition="cell-content()!=&quot;&quot;" style:apply-style-name="cellule_20_normale" style:base-cell-address="'Ile déserte_2'.A101"/>
    </style:style>
    <style:style style:name="ce1675" style:family="table-cell" style:parent-style-name="Default">
      <style:table-cell-properties fo:wrap-option="wrap" fo:padding="1.99mm" style:vertical-align="top"/>
      <style:map style:condition="cell-content()!=&quot;&quot;" style:apply-style-name="cellule_20_normale" style:base-cell-address="'Ile déserte_2'.A102"/>
    </style:style>
    <style:style style:name="ce1676" style:family="table-cell" style:parent-style-name="Default">
      <style:table-cell-properties fo:wrap-option="wrap" fo:padding="1.99mm" style:vertical-align="top"/>
      <style:map style:condition="cell-content()!=&quot;&quot;" style:apply-style-name="cellule_20_normale" style:base-cell-address="'Ile déserte_2'.A103"/>
    </style:style>
    <style:style style:name="ce1677" style:family="table-cell" style:parent-style-name="Default">
      <style:table-cell-properties fo:wrap-option="wrap" fo:padding="1.99mm" style:vertical-align="top"/>
      <style:map style:condition="cell-content()!=&quot;&quot;" style:apply-style-name="cellule_20_normale" style:base-cell-address="'Ile déserte_2'.A104"/>
    </style:style>
    <style:style style:name="ce1678" style:family="table-cell" style:parent-style-name="Default">
      <style:table-cell-properties fo:wrap-option="wrap" fo:padding="1.99mm" style:vertical-align="top"/>
      <style:map style:condition="cell-content()!=&quot;&quot;" style:apply-style-name="cellule_20_normale" style:base-cell-address="'Ile déserte_2'.A105"/>
    </style:style>
    <style:style style:name="ce1679" style:family="table-cell" style:parent-style-name="Default">
      <style:table-cell-properties fo:wrap-option="wrap" fo:padding="1.99mm" style:vertical-align="top"/>
      <style:map style:condition="cell-content()!=&quot;&quot;" style:apply-style-name="cellule_20_normale" style:base-cell-address="'Ile déserte_2'.A106"/>
    </style:style>
    <style:style style:name="ce1680" style:family="table-cell" style:parent-style-name="Default">
      <style:table-cell-properties fo:wrap-option="wrap" fo:padding="1.99mm" style:vertical-align="top"/>
      <style:map style:condition="cell-content()!=&quot;&quot;" style:apply-style-name="cellule_20_normale" style:base-cell-address="'Ile déserte_2'.A107"/>
    </style:style>
    <style:style style:name="ce1681" style:family="table-cell" style:parent-style-name="Default">
      <style:table-cell-properties fo:wrap-option="wrap" fo:padding="1.99mm" style:vertical-align="top"/>
      <style:map style:condition="cell-content()!=&quot;&quot;" style:apply-style-name="cellule_20_normale" style:base-cell-address="'Ile déserte_2'.A108"/>
    </style:style>
    <style:style style:name="ce1682" style:family="table-cell" style:parent-style-name="Default">
      <style:table-cell-properties fo:wrap-option="wrap" fo:padding="1.99mm" style:vertical-align="top"/>
      <style:map style:condition="cell-content()!=&quot;&quot;" style:apply-style-name="cellule_20_normale" style:base-cell-address="'Ile déserte_2'.A109"/>
    </style:style>
    <style:style style:name="ce1683" style:family="table-cell" style:parent-style-name="Default">
      <style:table-cell-properties fo:wrap-option="wrap" fo:padding="1.99mm" style:vertical-align="top"/>
      <style:map style:condition="cell-content()!=&quot;&quot;" style:apply-style-name="cellule_20_normale" style:base-cell-address="'Ile déserte_2'.A110"/>
    </style:style>
    <style:style style:name="ce1684" style:family="table-cell" style:parent-style-name="Default">
      <style:table-cell-properties fo:wrap-option="wrap" fo:padding="1.99mm" style:vertical-align="top"/>
      <style:map style:condition="cell-content()!=&quot;&quot;" style:apply-style-name="cellule_20_normale" style:base-cell-address="'Ile déserte_2'.A111"/>
    </style:style>
    <style:style style:name="ce1685" style:family="table-cell" style:parent-style-name="Default">
      <style:table-cell-properties fo:wrap-option="wrap" fo:padding="1.99mm" style:vertical-align="top"/>
      <style:map style:condition="cell-content()!=&quot;&quot;" style:apply-style-name="cellule_20_normale" style:base-cell-address="'Ile déserte_2'.A112"/>
    </style:style>
    <style:style style:name="ce1686" style:family="table-cell" style:parent-style-name="Default">
      <style:table-cell-properties fo:wrap-option="wrap" fo:padding="1.99mm" style:vertical-align="top"/>
      <style:map style:condition="cell-content()!=&quot;&quot;" style:apply-style-name="cellule_20_normale" style:base-cell-address="'Ile déserte_2'.A113"/>
    </style:style>
    <style:style style:name="ce1687" style:family="table-cell" style:parent-style-name="Default">
      <style:table-cell-properties fo:wrap-option="wrap" fo:padding="1.99mm" style:vertical-align="top"/>
      <style:map style:condition="cell-content()!=&quot;&quot;" style:apply-style-name="cellule_20_normale" style:base-cell-address="'Ile déserte_2'.A114"/>
    </style:style>
    <style:style style:name="ce1688" style:family="table-cell" style:parent-style-name="Default">
      <style:table-cell-properties fo:wrap-option="wrap" fo:padding="1.99mm" style:vertical-align="top"/>
      <style:map style:condition="cell-content()!=&quot;&quot;" style:apply-style-name="cellule_20_normale" style:base-cell-address="'Ile déserte_2'.A115"/>
    </style:style>
    <style:style style:name="ce1689" style:family="table-cell" style:parent-style-name="Default">
      <style:table-cell-properties fo:wrap-option="wrap" fo:padding="1.99mm" style:vertical-align="top"/>
      <style:map style:condition="cell-content()!=&quot;&quot;" style:apply-style-name="cellule_20_normale" style:base-cell-address="'Ile déserte_2'.A116"/>
    </style:style>
    <style:style style:name="ce1690" style:family="table-cell" style:parent-style-name="Default">
      <style:table-cell-properties fo:wrap-option="wrap" fo:padding="1.99mm" style:vertical-align="top"/>
      <style:map style:condition="cell-content()!=&quot;&quot;" style:apply-style-name="cellule_20_normale" style:base-cell-address="'Ile déserte_2'.A117"/>
    </style:style>
    <style:style style:name="ce1691" style:family="table-cell" style:parent-style-name="Default">
      <style:table-cell-properties fo:wrap-option="wrap" fo:padding="1.99mm" style:vertical-align="top"/>
      <style:map style:condition="cell-content()!=&quot;&quot;" style:apply-style-name="cellule_20_normale" style:base-cell-address="'Ile déserte_2'.A118"/>
    </style:style>
    <style:style style:name="ce1692" style:family="table-cell" style:parent-style-name="Default">
      <style:table-cell-properties fo:wrap-option="wrap" fo:padding="1.99mm" style:vertical-align="top"/>
      <style:map style:condition="cell-content()!=&quot;&quot;" style:apply-style-name="cellule_20_normale" style:base-cell-address="'Ile déserte_2'.A119"/>
    </style:style>
    <style:style style:name="ce1693" style:family="table-cell" style:parent-style-name="Default">
      <style:table-cell-properties fo:wrap-option="wrap" fo:padding="1.99mm" style:vertical-align="top"/>
      <style:map style:condition="cell-content()!=&quot;&quot;" style:apply-style-name="cellule_20_normale" style:base-cell-address="'Ile déserte_2'.A120"/>
    </style:style>
    <style:style style:name="ce1694" style:family="table-cell" style:parent-style-name="Default">
      <style:table-cell-properties fo:wrap-option="wrap" fo:padding="1.99mm" style:vertical-align="top"/>
      <style:map style:condition="cell-content()!=&quot;&quot;" style:apply-style-name="cellule_20_normale" style:base-cell-address="'Ile déserte_2'.A121"/>
    </style:style>
    <style:style style:name="ce1695" style:family="table-cell" style:parent-style-name="Default">
      <style:table-cell-properties fo:wrap-option="wrap" fo:padding="1.99mm" style:vertical-align="top"/>
      <style:map style:condition="cell-content()!=&quot;&quot;" style:apply-style-name="cellule_20_normale" style:base-cell-address="'Ile déserte_2'.A122"/>
    </style:style>
    <style:style style:name="ce1696" style:family="table-cell" style:parent-style-name="Default">
      <style:table-cell-properties fo:wrap-option="wrap" fo:padding="1.99mm" style:vertical-align="top"/>
      <style:map style:condition="cell-content()!=&quot;&quot;" style:apply-style-name="cellule_20_normale" style:base-cell-address="'Ile déserte_2'.B3"/>
    </style:style>
    <style:style style:name="ce1697" style:family="table-cell" style:parent-style-name="Default">
      <style:table-cell-properties fo:wrap-option="wrap" fo:padding="1.99mm" style:vertical-align="top"/>
      <style:map style:condition="cell-content()!=&quot;&quot;" style:apply-style-name="cellule_20_normale" style:base-cell-address="'Ile déserte_2'.B4"/>
    </style:style>
    <style:style style:name="ce1698" style:family="table-cell" style:parent-style-name="Default">
      <style:table-cell-properties fo:wrap-option="wrap" fo:padding="1.99mm" style:vertical-align="top"/>
      <style:map style:condition="cell-content()!=&quot;&quot;" style:apply-style-name="cellule_20_normale" style:base-cell-address="'Ile déserte_2'.B5"/>
    </style:style>
    <style:style style:name="ce1699" style:family="table-cell" style:parent-style-name="Default">
      <style:table-cell-properties fo:wrap-option="wrap" fo:padding="1.99mm" style:vertical-align="top"/>
      <style:map style:condition="cell-content()!=&quot;&quot;" style:apply-style-name="cellule_20_normale" style:base-cell-address="'Ile déserte_2'.B6"/>
    </style:style>
    <style:style style:name="ce1700" style:family="table-cell" style:parent-style-name="Default">
      <style:table-cell-properties fo:wrap-option="wrap" fo:padding="1.99mm" style:vertical-align="top"/>
      <style:map style:condition="cell-content()!=&quot;&quot;" style:apply-style-name="cellule_20_normale" style:base-cell-address="'Ile déserte_2'.B7"/>
    </style:style>
    <style:style style:name="ce1701" style:family="table-cell" style:parent-style-name="Default">
      <style:table-cell-properties fo:wrap-option="wrap" fo:padding="1.99mm" style:vertical-align="top"/>
      <style:map style:condition="cell-content()!=&quot;&quot;" style:apply-style-name="cellule_20_normale" style:base-cell-address="'Ile déserte_2'.B8"/>
    </style:style>
    <style:style style:name="ce1702" style:family="table-cell" style:parent-style-name="Default">
      <style:table-cell-properties fo:wrap-option="wrap" fo:padding="1.99mm" style:vertical-align="top"/>
      <style:map style:condition="cell-content()!=&quot;&quot;" style:apply-style-name="cellule_20_normale" style:base-cell-address="'Ile déserte_2'.B9"/>
    </style:style>
    <style:style style:name="ce1703" style:family="table-cell" style:parent-style-name="Default">
      <style:table-cell-properties fo:wrap-option="wrap" fo:padding="1.99mm" style:vertical-align="top"/>
      <style:map style:condition="cell-content()!=&quot;&quot;" style:apply-style-name="cellule_20_normale" style:base-cell-address="'Ile déserte_2'.B10"/>
    </style:style>
    <style:style style:name="ce1704" style:family="table-cell" style:parent-style-name="Default">
      <style:table-cell-properties fo:wrap-option="wrap" fo:padding="1.99mm" style:vertical-align="top"/>
      <style:map style:condition="cell-content()!=&quot;&quot;" style:apply-style-name="cellule_20_normale" style:base-cell-address="'Ile déserte_2'.B12"/>
    </style:style>
    <style:style style:name="ce1705" style:family="table-cell" style:parent-style-name="Default">
      <style:table-cell-properties fo:wrap-option="wrap" fo:padding="1.99mm" style:vertical-align="top"/>
      <style:map style:condition="cell-content()!=&quot;&quot;" style:apply-style-name="cellule_20_normale" style:base-cell-address="'Ile déserte_2'.B13"/>
    </style:style>
    <style:style style:name="ce1706" style:family="table-cell" style:parent-style-name="Default">
      <style:table-cell-properties fo:wrap-option="wrap" fo:padding="1.99mm" style:vertical-align="top"/>
      <style:map style:condition="cell-content()!=&quot;&quot;" style:apply-style-name="cellule_20_normale" style:base-cell-address="'Ile déserte_2'.B15"/>
    </style:style>
    <style:style style:name="ce1707" style:family="table-cell" style:parent-style-name="Default">
      <style:table-cell-properties fo:wrap-option="wrap" fo:padding="1.99mm" style:vertical-align="top"/>
      <style:map style:condition="cell-content()!=&quot;&quot;" style:apply-style-name="cellule_20_normale" style:base-cell-address="'Ile déserte_2'.B16"/>
    </style:style>
    <style:style style:name="ce1708" style:family="table-cell" style:parent-style-name="Default">
      <style:table-cell-properties fo:wrap-option="wrap" fo:padding="1.99mm" style:vertical-align="top"/>
      <style:map style:condition="cell-content()!=&quot;&quot;" style:apply-style-name="cellule_20_normale" style:base-cell-address="'Ile déserte_2'.C3"/>
    </style:style>
    <style:style style:name="ce1709" style:family="table-cell" style:parent-style-name="Default">
      <style:table-cell-properties fo:wrap-option="wrap" fo:padding="1.99mm" style:vertical-align="top"/>
      <style:map style:condition="cell-content()!=&quot;&quot;" style:apply-style-name="cellule_20_normale" style:base-cell-address="'Ile déserte_2'.C4"/>
    </style:style>
    <style:style style:name="ce1710" style:family="table-cell" style:parent-style-name="Default">
      <style:table-cell-properties fo:wrap-option="wrap" fo:padding="1.99mm" style:vertical-align="top"/>
      <style:map style:condition="cell-content()!=&quot;&quot;" style:apply-style-name="cellule_20_normale" style:base-cell-address="'Ile déserte_2'.C5"/>
    </style:style>
    <style:style style:name="ce1711" style:family="table-cell" style:parent-style-name="Default">
      <style:table-cell-properties fo:wrap-option="wrap" fo:padding="1.99mm" style:vertical-align="top"/>
      <style:map style:condition="cell-content()!=&quot;&quot;" style:apply-style-name="cellule_20_normale" style:base-cell-address="'Ile déserte_2'.C6"/>
    </style:style>
    <style:style style:name="ce1712" style:family="table-cell" style:parent-style-name="Default">
      <style:table-cell-properties fo:wrap-option="wrap" fo:padding="1.99mm" style:vertical-align="top"/>
      <style:map style:condition="cell-content()!=&quot;&quot;" style:apply-style-name="cellule_20_normale" style:base-cell-address="'Ile déserte_2'.C7"/>
    </style:style>
    <style:style style:name="ce1713" style:family="table-cell" style:parent-style-name="Default">
      <style:table-cell-properties fo:wrap-option="wrap" fo:padding="1.99mm" style:vertical-align="top"/>
      <style:map style:condition="cell-content()!=&quot;&quot;" style:apply-style-name="cellule_20_normale" style:base-cell-address="'Ile déserte_2'.C8"/>
    </style:style>
    <style:style style:name="ce1714" style:family="table-cell" style:parent-style-name="Default">
      <style:table-cell-properties fo:wrap-option="wrap" fo:padding="1.99mm" style:vertical-align="top"/>
      <style:map style:condition="cell-content()!=&quot;&quot;" style:apply-style-name="cellule_20_normale" style:base-cell-address="'Ile déserte_2'.C9"/>
    </style:style>
    <style:style style:name="ce1715" style:family="table-cell" style:parent-style-name="Default">
      <style:table-cell-properties fo:wrap-option="wrap" fo:padding="1.99mm" style:vertical-align="top"/>
      <style:map style:condition="cell-content()!=&quot;&quot;" style:apply-style-name="cellule_20_normale" style:base-cell-address="'Ile déserte_2'.C10"/>
    </style:style>
    <style:style style:name="ce1716" style:family="table-cell" style:parent-style-name="Default">
      <style:table-cell-properties fo:wrap-option="wrap" fo:padding="1.99mm" style:vertical-align="top"/>
      <style:map style:condition="cell-content()!=&quot;&quot;" style:apply-style-name="cellule_20_normale" style:base-cell-address="'Ile déserte_2'.C12"/>
    </style:style>
    <style:style style:name="ce1717" style:family="table-cell" style:parent-style-name="Default">
      <style:table-cell-properties fo:wrap-option="wrap" fo:padding="1.99mm" style:vertical-align="top"/>
      <style:map style:condition="cell-content()!=&quot;&quot;" style:apply-style-name="cellule_20_normale" style:base-cell-address="'Ile déserte_2'.C13"/>
    </style:style>
    <style:style style:name="ce1718" style:family="table-cell" style:parent-style-name="Default">
      <style:table-cell-properties fo:wrap-option="wrap" fo:padding="1.99mm" style:vertical-align="top"/>
      <style:map style:condition="cell-content()!=&quot;&quot;" style:apply-style-name="cellule_20_normale" style:base-cell-address="'Ile déserte_2'.D3"/>
    </style:style>
    <style:style style:name="ce1719" style:family="table-cell" style:parent-style-name="Default">
      <style:table-cell-properties fo:wrap-option="wrap" fo:padding="1.99mm" style:vertical-align="top"/>
      <style:map style:condition="cell-content()!=&quot;&quot;" style:apply-style-name="cellule_20_normale" style:base-cell-address="'Ile déserte_2'.D4"/>
    </style:style>
    <style:style style:name="ce1720" style:family="table-cell" style:parent-style-name="Default">
      <style:table-cell-properties fo:wrap-option="wrap" fo:padding="1.99mm" style:vertical-align="top"/>
      <style:map style:condition="cell-content()!=&quot;&quot;" style:apply-style-name="cellule_20_normale" style:base-cell-address="'Ile déserte_2'.D6"/>
    </style:style>
    <style:style style:name="ce1721" style:family="table-cell" style:parent-style-name="Default">
      <style:table-cell-properties fo:wrap-option="wrap" fo:padding="1.99mm" style:vertical-align="top"/>
      <style:map style:condition="cell-content()!=&quot;&quot;" style:apply-style-name="cellule_20_normale" style:base-cell-address="'Ile déserte_2'.D7"/>
    </style:style>
    <style:style style:name="ce1722" style:family="table-cell" style:parent-style-name="Default">
      <style:table-cell-properties fo:wrap-option="wrap" fo:padding="1.99mm" style:vertical-align="top"/>
      <style:map style:condition="cell-content()!=&quot;&quot;" style:apply-style-name="cellule_20_normale" style:base-cell-address="'Ile déserte_2'.D8"/>
    </style:style>
    <style:style style:name="ce1723" style:family="table-cell" style:parent-style-name="Default">
      <style:table-cell-properties fo:wrap-option="wrap" fo:padding="1.99mm" style:vertical-align="top"/>
      <style:map style:condition="cell-content()!=&quot;&quot;" style:apply-style-name="cellule_20_normale" style:base-cell-address="'Ile déserte_2'.D9"/>
    </style:style>
    <style:style style:name="ce1724" style:family="table-cell" style:parent-style-name="Default">
      <style:table-cell-properties fo:wrap-option="wrap" fo:padding="1.99mm" style:vertical-align="top"/>
      <style:map style:condition="cell-content()!=&quot;&quot;" style:apply-style-name="cellule_20_normale" style:base-cell-address="'Ile déserte_2'.D10"/>
    </style:style>
    <style:style style:name="ce1725" style:family="table-cell" style:parent-style-name="Default">
      <style:table-cell-properties fo:wrap-option="wrap" fo:padding="1.99mm" style:vertical-align="top"/>
      <style:map style:condition="cell-content()!=&quot;&quot;" style:apply-style-name="cellule_20_normale" style:base-cell-address="'Ile déserte_2'.D12"/>
    </style:style>
    <style:style style:name="ce1726" style:family="table-cell" style:parent-style-name="Default">
      <style:table-cell-properties fo:wrap-option="wrap" fo:padding="1.99mm" style:vertical-align="top"/>
      <style:map style:condition="cell-content()!=&quot;&quot;" style:apply-style-name="cellule_20_normale" style:base-cell-address="'Ile déserte_2'.D13"/>
    </style:style>
    <style:style style:name="ce1727" style:family="table-cell" style:parent-style-name="Default">
      <style:table-cell-properties fo:wrap-option="wrap" fo:padding="1.99mm" style:vertical-align="top"/>
      <style:map style:condition="cell-content()!=&quot;&quot;" style:apply-style-name="cellule_20_normale" style:base-cell-address="'Village pêcheur taverne seule'.A3"/>
    </style:style>
    <style:style style:name="ce1728" style:family="table-cell" style:parent-style-name="Default">
      <style:table-cell-properties fo:wrap-option="wrap" fo:padding="1.99mm" style:vertical-align="top"/>
      <style:map style:condition="cell-content()!=&quot;&quot;" style:apply-style-name="cellule_20_normale" style:base-cell-address="'Village pêcheur taverne seule'.A4"/>
    </style:style>
    <style:style style:name="ce1729" style:family="table-cell" style:parent-style-name="Default">
      <style:table-cell-properties fo:wrap-option="wrap" fo:padding="1.99mm" style:vertical-align="top"/>
      <style:map style:condition="cell-content()!=&quot;&quot;" style:apply-style-name="cellule_20_normale" style:base-cell-address="'Village pêcheur taverne seule'.A5"/>
    </style:style>
    <style:style style:name="ce1730" style:family="table-cell" style:parent-style-name="Default">
      <style:table-cell-properties fo:wrap-option="wrap" fo:padding="1.99mm" style:vertical-align="top"/>
      <style:map style:condition="cell-content()!=&quot;&quot;" style:apply-style-name="cellule_20_normale" style:base-cell-address="'Village pêcheur taverne seule'.A6"/>
    </style:style>
    <style:style style:name="ce1731" style:family="table-cell" style:parent-style-name="Default">
      <style:table-cell-properties fo:wrap-option="wrap" fo:padding="1.99mm" style:vertical-align="top"/>
      <style:map style:condition="cell-content()!=&quot;&quot;" style:apply-style-name="cellule_20_normale" style:base-cell-address="'Village pêcheur taverne seule'.A7"/>
    </style:style>
    <style:style style:name="ce1732" style:family="table-cell" style:parent-style-name="Default">
      <style:table-cell-properties fo:wrap-option="wrap" fo:padding="1.99mm" style:vertical-align="top"/>
      <style:map style:condition="cell-content()!=&quot;&quot;" style:apply-style-name="cellule_20_normale" style:base-cell-address="'Village pêcheur taverne seule'.A8"/>
    </style:style>
    <style:style style:name="ce1733" style:family="table-cell" style:parent-style-name="Default">
      <style:table-cell-properties fo:wrap-option="wrap" fo:padding="1.99mm" style:vertical-align="top"/>
      <style:map style:condition="cell-content()!=&quot;&quot;" style:apply-style-name="cellule_20_normale" style:base-cell-address="'Village pêcheur taverne seule'.A9"/>
    </style:style>
    <style:style style:name="ce1734" style:family="table-cell" style:parent-style-name="Default">
      <style:table-cell-properties fo:wrap-option="wrap" fo:padding="1.99mm" style:vertical-align="top"/>
      <style:map style:condition="cell-content()!=&quot;&quot;" style:apply-style-name="cellule_20_normale" style:base-cell-address="'Village pêcheur taverne seule'.A10"/>
    </style:style>
    <style:style style:name="ce1735" style:family="table-cell" style:parent-style-name="Default">
      <style:table-cell-properties fo:wrap-option="wrap" fo:padding="1.99mm" style:vertical-align="top"/>
      <style:map style:condition="cell-content()!=&quot;&quot;" style:apply-style-name="cellule_20_normale" style:base-cell-address="'Village pêcheur taverne seule'.A11"/>
    </style:style>
    <style:style style:name="ce1736" style:family="table-cell" style:parent-style-name="Default">
      <style:table-cell-properties fo:wrap-option="wrap" fo:padding="1.99mm" style:vertical-align="top"/>
      <style:map style:condition="cell-content()!=&quot;&quot;" style:apply-style-name="cellule_20_normale" style:base-cell-address="'Village pêcheur taverne seule'.A13"/>
    </style:style>
    <style:style style:name="ce1737" style:family="table-cell" style:parent-style-name="Default">
      <style:table-cell-properties fo:wrap-option="wrap" fo:padding="1.99mm" style:vertical-align="top"/>
      <style:map style:condition="cell-content()!=&quot;&quot;" style:apply-style-name="cellule_20_normale" style:base-cell-address="'Village pêcheur taverne seule'.A17"/>
    </style:style>
    <style:style style:name="ce1738" style:family="table-cell" style:parent-style-name="Default">
      <style:table-cell-properties fo:wrap-option="wrap" fo:padding="1.99mm" style:vertical-align="top"/>
      <style:map style:condition="cell-content()!=&quot;&quot;" style:apply-style-name="cellule_20_normale" style:base-cell-address="'Village pêcheur taverne seule'.A18"/>
    </style:style>
    <style:style style:name="ce1739" style:family="table-cell" style:parent-style-name="Default">
      <style:table-cell-properties fo:wrap-option="wrap" fo:padding="1.99mm" style:vertical-align="top"/>
      <style:map style:condition="cell-content()!=&quot;&quot;" style:apply-style-name="cellule_20_normale" style:base-cell-address="'Village pêcheur taverne seule'.A19"/>
    </style:style>
    <style:style style:name="ce1740" style:family="table-cell" style:parent-style-name="Default">
      <style:table-cell-properties fo:wrap-option="wrap" fo:padding="1.99mm" style:vertical-align="top"/>
      <style:map style:condition="cell-content()!=&quot;&quot;" style:apply-style-name="cellule_20_normale" style:base-cell-address="'Village pêcheur taverne seule'.A20"/>
    </style:style>
    <style:style style:name="ce1741" style:family="table-cell" style:parent-style-name="Default">
      <style:table-cell-properties fo:wrap-option="wrap" fo:padding="1.99mm" style:vertical-align="top"/>
      <style:map style:condition="cell-content()!=&quot;&quot;" style:apply-style-name="cellule_20_normale" style:base-cell-address="'Village pêcheur taverne seule'.A21"/>
    </style:style>
    <style:style style:name="ce1742" style:family="table-cell" style:parent-style-name="Default">
      <style:table-cell-properties fo:wrap-option="wrap" fo:padding="1.99mm" style:vertical-align="top"/>
      <style:map style:condition="cell-content()!=&quot;&quot;" style:apply-style-name="cellule_20_normale" style:base-cell-address="'Village pêcheur taverne seule'.A22"/>
    </style:style>
    <style:style style:name="ce1743" style:family="table-cell" style:parent-style-name="Default">
      <style:table-cell-properties fo:wrap-option="wrap" fo:padding="1.99mm" style:vertical-align="top"/>
      <style:map style:condition="cell-content()!=&quot;&quot;" style:apply-style-name="cellule_20_normale" style:base-cell-address="'Village pêcheur taverne seule'.A23"/>
    </style:style>
    <style:style style:name="ce1744" style:family="table-cell" style:parent-style-name="Default">
      <style:table-cell-properties fo:wrap-option="wrap" fo:border="0.06pt solid #000000" fo:padding="1.99mm"/>
      <style:map style:condition="cell-content()!=&quot;&quot;" style:apply-style-name="cellule_20_normale" style:base-cell-address="'Village pêcheur taverne seule'.A24"/>
    </style:style>
    <style:style style:name="ce1745" style:family="table-cell" style:parent-style-name="Default">
      <style:table-cell-properties fo:wrap-option="wrap" fo:border="0.06pt solid #000000" fo:padding="1.99mm"/>
      <style:map style:condition="cell-content()!=&quot;&quot;" style:apply-style-name="cellule_20_normale" style:base-cell-address="'Village pêcheur taverne seule'.A25"/>
    </style:style>
    <style:style style:name="ce1746" style:family="table-cell" style:parent-style-name="Default">
      <style:table-cell-properties fo:wrap-option="wrap" fo:border="0.06pt solid #000000" fo:padding="1.99mm"/>
      <style:map style:condition="cell-content()!=&quot;&quot;" style:apply-style-name="cellule_20_normale" style:base-cell-address="'Village pêcheur taverne seule'.A26"/>
    </style:style>
    <style:style style:name="ce1747" style:family="table-cell" style:parent-style-name="Default">
      <style:table-cell-properties fo:wrap-option="wrap" fo:border="0.06pt solid #000000" fo:padding="1.99mm"/>
      <style:map style:condition="cell-content()!=&quot;&quot;" style:apply-style-name="cellule_20_normale" style:base-cell-address="'Village pêcheur taverne seule'.A27"/>
    </style:style>
    <style:style style:name="ce1748" style:family="table-cell" style:parent-style-name="Default">
      <style:table-cell-properties fo:wrap-option="wrap" fo:border="0.06pt solid #000000" fo:padding="1.99mm"/>
      <style:map style:condition="cell-content()!=&quot;&quot;" style:apply-style-name="cellule_20_normale" style:base-cell-address="'Village pêcheur taverne seule'.A28"/>
    </style:style>
    <style:style style:name="ce1749" style:family="table-cell" style:parent-style-name="Default">
      <style:table-cell-properties fo:wrap-option="wrap" fo:border="0.06pt solid #000000" fo:padding="1.99mm"/>
      <style:map style:condition="cell-content()!=&quot;&quot;" style:apply-style-name="cellule_20_normale" style:base-cell-address="'Village pêcheur taverne seule'.A29"/>
    </style:style>
    <style:style style:name="ce1750" style:family="table-cell" style:parent-style-name="Default">
      <style:table-cell-properties fo:wrap-option="wrap" fo:border="0.06pt solid #000000" fo:padding="1.99mm"/>
      <style:map style:condition="cell-content()!=&quot;&quot;" style:apply-style-name="cellule_20_normale" style:base-cell-address="'Village pêcheur taverne seule'.A30"/>
    </style:style>
    <style:style style:name="ce1751" style:family="table-cell" style:parent-style-name="Default">
      <style:table-cell-properties fo:wrap-option="wrap" fo:border="0.06pt solid #000000" fo:padding="1.99mm"/>
      <style:map style:condition="cell-content()!=&quot;&quot;" style:apply-style-name="cellule_20_normale" style:base-cell-address="'Village pêcheur taverne seule'.A31"/>
    </style:style>
    <style:style style:name="ce1752" style:family="table-cell" style:parent-style-name="Default">
      <style:table-cell-properties fo:wrap-option="wrap" fo:border="0.06pt solid #000000" fo:padding="1.99mm"/>
      <style:map style:condition="cell-content()!=&quot;&quot;" style:apply-style-name="cellule_20_normale" style:base-cell-address="'Village pêcheur taverne seule'.A32"/>
    </style:style>
    <style:style style:name="ce1753" style:family="table-cell" style:parent-style-name="Default">
      <style:table-cell-properties fo:wrap-option="wrap" fo:border="0.06pt solid #000000" fo:padding="1.99mm"/>
      <style:map style:condition="cell-content()!=&quot;&quot;" style:apply-style-name="cellule_20_normale" style:base-cell-address="'Village pêcheur taverne seule'.A33"/>
    </style:style>
    <style:style style:name="ce1754" style:family="table-cell" style:parent-style-name="Default">
      <style:table-cell-properties fo:wrap-option="wrap" fo:border="0.06pt solid #000000" fo:padding="1.99mm"/>
      <style:map style:condition="cell-content()!=&quot;&quot;" style:apply-style-name="cellule_20_normale" style:base-cell-address="'Village pêcheur taverne seule'.A34"/>
    </style:style>
    <style:style style:name="ce1755" style:family="table-cell" style:parent-style-name="Default">
      <style:table-cell-properties fo:wrap-option="wrap" fo:border="0.06pt solid #000000" fo:padding="1.99mm"/>
      <style:map style:condition="cell-content()!=&quot;&quot;" style:apply-style-name="cellule_20_normale" style:base-cell-address="'Village pêcheur taverne seule'.A35"/>
    </style:style>
    <style:style style:name="ce1756" style:family="table-cell" style:parent-style-name="Default">
      <style:table-cell-properties fo:wrap-option="wrap" fo:border="0.06pt solid #000000" fo:padding="1.99mm"/>
      <style:map style:condition="cell-content()!=&quot;&quot;" style:apply-style-name="cellule_20_normale" style:base-cell-address="'Village pêcheur taverne seule'.A36"/>
    </style:style>
    <style:style style:name="ce1757" style:family="table-cell" style:parent-style-name="Default">
      <style:table-cell-properties fo:wrap-option="wrap" fo:border="0.06pt solid #000000" fo:padding="1.99mm"/>
      <style:map style:condition="cell-content()!=&quot;&quot;" style:apply-style-name="cellule_20_normale" style:base-cell-address="'Village pêcheur taverne seule'.A37"/>
    </style:style>
    <style:style style:name="ce1758" style:family="table-cell" style:parent-style-name="Default">
      <style:table-cell-properties fo:wrap-option="wrap" fo:border="0.06pt solid #000000" fo:padding="1.99mm"/>
      <style:map style:condition="cell-content()!=&quot;&quot;" style:apply-style-name="cellule_20_normale" style:base-cell-address="'Village pêcheur taverne seule'.A38"/>
    </style:style>
    <style:style style:name="ce1759" style:family="table-cell" style:parent-style-name="Default">
      <style:table-cell-properties fo:wrap-option="wrap" fo:border="0.06pt solid #000000" fo:padding="1.99mm"/>
      <style:map style:condition="cell-content()!=&quot;&quot;" style:apply-style-name="cellule_20_normale" style:base-cell-address="'Village pêcheur taverne seule'.A39"/>
    </style:style>
    <style:style style:name="ce1760" style:family="table-cell" style:parent-style-name="Default">
      <style:table-cell-properties fo:wrap-option="wrap" fo:border="0.06pt solid #000000" fo:padding="1.99mm"/>
      <style:map style:condition="cell-content()!=&quot;&quot;" style:apply-style-name="cellule_20_normale" style:base-cell-address="'Village pêcheur taverne seule'.A40"/>
    </style:style>
    <style:style style:name="ce1761" style:family="table-cell" style:parent-style-name="Default">
      <style:table-cell-properties fo:wrap-option="wrap" fo:padding="1.99mm" style:vertical-align="top"/>
      <style:map style:condition="cell-content()!=&quot;&quot;" style:apply-style-name="cellule_20_normale" style:base-cell-address="'Village pêcheur taverne seule'.A43"/>
    </style:style>
    <style:style style:name="ce1762" style:family="table-cell" style:parent-style-name="Default">
      <style:table-cell-properties fo:wrap-option="wrap" fo:padding="1.99mm" style:vertical-align="top"/>
      <style:map style:condition="cell-content()!=&quot;&quot;" style:apply-style-name="cellule_20_normale" style:base-cell-address="'Village pêcheur taverne seule'.A44"/>
    </style:style>
    <style:style style:name="ce1763" style:family="table-cell" style:parent-style-name="Default">
      <style:table-cell-properties fo:wrap-option="wrap" fo:padding="1.99mm" style:vertical-align="top"/>
      <style:map style:condition="cell-content()!=&quot;&quot;" style:apply-style-name="cellule_20_normale" style:base-cell-address="'Village pêcheur taverne seule'.A45"/>
    </style:style>
    <style:style style:name="ce1764" style:family="table-cell" style:parent-style-name="Default">
      <style:table-cell-properties fo:wrap-option="wrap" fo:padding="1.99mm" style:vertical-align="top"/>
      <style:map style:condition="cell-content()!=&quot;&quot;" style:apply-style-name="cellule_20_normale" style:base-cell-address="'Village pêcheur taverne seule'.A46"/>
    </style:style>
    <style:style style:name="ce1765" style:family="table-cell" style:parent-style-name="Default">
      <style:table-cell-properties fo:wrap-option="wrap" fo:padding="1.99mm" style:vertical-align="top"/>
      <style:map style:condition="cell-content()!=&quot;&quot;" style:apply-style-name="cellule_20_normale" style:base-cell-address="'Village pêcheur taverne seule'.A47"/>
    </style:style>
    <style:style style:name="ce1766" style:family="table-cell" style:parent-style-name="Default">
      <style:table-cell-properties fo:wrap-option="wrap" fo:padding="1.99mm" style:vertical-align="top"/>
      <style:map style:condition="cell-content()!=&quot;&quot;" style:apply-style-name="cellule_20_normale" style:base-cell-address="'Village pêcheur taverne seule'.A48"/>
    </style:style>
    <style:style style:name="ce1767" style:family="table-cell" style:parent-style-name="Default">
      <style:table-cell-properties fo:wrap-option="wrap" fo:padding="1.99mm" style:vertical-align="top"/>
      <style:map style:condition="cell-content()!=&quot;&quot;" style:apply-style-name="cellule_20_normale" style:base-cell-address="'Village pêcheur taverne seule'.A49"/>
    </style:style>
    <style:style style:name="ce1768" style:family="table-cell" style:parent-style-name="Default">
      <style:table-cell-properties fo:wrap-option="wrap" fo:padding="1.99mm" style:vertical-align="top"/>
      <style:map style:condition="cell-content()!=&quot;&quot;" style:apply-style-name="cellule_20_normale" style:base-cell-address="'Village pêcheur taverne seule'.A50"/>
    </style:style>
    <style:style style:name="ce1769" style:family="table-cell" style:parent-style-name="Default">
      <style:table-cell-properties fo:wrap-option="wrap" fo:padding="1.99mm" style:vertical-align="top"/>
      <style:map style:condition="cell-content()!=&quot;&quot;" style:apply-style-name="cellule_20_normale" style:base-cell-address="'Village pêcheur taverne seule'.A51"/>
    </style:style>
    <style:style style:name="ce1770" style:family="table-cell" style:parent-style-name="Default">
      <style:table-cell-properties fo:wrap-option="wrap" fo:padding="1.99mm" style:vertical-align="top"/>
      <style:map style:condition="cell-content()!=&quot;&quot;" style:apply-style-name="cellule_20_normale" style:base-cell-address="'Village pêcheur taverne seule'.A52"/>
    </style:style>
    <style:style style:name="ce1771" style:family="table-cell" style:parent-style-name="Default">
      <style:table-cell-properties fo:wrap-option="wrap" fo:padding="1.99mm" style:vertical-align="top"/>
      <style:map style:condition="cell-content()!=&quot;&quot;" style:apply-style-name="cellule_20_normale" style:base-cell-address="'Village pêcheur taverne seule'.A53"/>
    </style:style>
    <style:style style:name="ce1772" style:family="table-cell" style:parent-style-name="Default">
      <style:table-cell-properties fo:wrap-option="wrap" fo:padding="1.99mm" style:vertical-align="top"/>
      <style:map style:condition="cell-content()!=&quot;&quot;" style:apply-style-name="cellule_20_normale" style:base-cell-address="'Village pêcheur taverne seule'.A54"/>
    </style:style>
    <style:style style:name="ce1773" style:family="table-cell" style:parent-style-name="Default">
      <style:table-cell-properties fo:wrap-option="wrap" fo:padding="1.99mm" style:vertical-align="top"/>
      <style:map style:condition="cell-content()!=&quot;&quot;" style:apply-style-name="cellule_20_normale" style:base-cell-address="'Village pêcheur taverne seule'.A55"/>
    </style:style>
    <style:style style:name="ce1774" style:family="table-cell" style:parent-style-name="Default">
      <style:table-cell-properties fo:wrap-option="wrap" fo:padding="1.99mm" style:vertical-align="top"/>
      <style:map style:condition="cell-content()!=&quot;&quot;" style:apply-style-name="cellule_20_normale" style:base-cell-address="'Village pêcheur taverne seule'.A56"/>
    </style:style>
    <style:style style:name="ce1775" style:family="table-cell" style:parent-style-name="Default">
      <style:table-cell-properties fo:wrap-option="wrap" fo:padding="1.99mm" style:vertical-align="top"/>
      <style:map style:condition="cell-content()!=&quot;&quot;" style:apply-style-name="cellule_20_normale" style:base-cell-address="'Village pêcheur taverne seule'.A57"/>
    </style:style>
    <style:style style:name="ce1776" style:family="table-cell" style:parent-style-name="Default">
      <style:table-cell-properties fo:wrap-option="wrap" fo:padding="1.99mm" style:vertical-align="top"/>
      <style:map style:condition="cell-content()!=&quot;&quot;" style:apply-style-name="cellule_20_normale" style:base-cell-address="'Village pêcheur taverne seule'.A58"/>
    </style:style>
    <style:style style:name="ce1777" style:family="table-cell" style:parent-style-name="Default">
      <style:table-cell-properties fo:wrap-option="wrap" fo:padding="1.99mm" style:vertical-align="top"/>
      <style:map style:condition="cell-content()!=&quot;&quot;" style:apply-style-name="cellule_20_normale" style:base-cell-address="'Village pêcheur taverne seule'.A59"/>
    </style:style>
    <style:style style:name="ce1778" style:family="table-cell" style:parent-style-name="Default">
      <style:table-cell-properties fo:wrap-option="wrap" fo:padding="1.99mm" style:vertical-align="top"/>
      <style:map style:condition="cell-content()!=&quot;&quot;" style:apply-style-name="cellule_20_normale" style:base-cell-address="'Village pêcheur taverne seule'.A60"/>
    </style:style>
    <style:style style:name="ce1779" style:family="table-cell" style:parent-style-name="Default">
      <style:table-cell-properties fo:wrap-option="wrap" fo:padding="1.99mm" style:vertical-align="top"/>
      <style:map style:condition="cell-content()!=&quot;&quot;" style:apply-style-name="cellule_20_normale" style:base-cell-address="'Village pêcheur taverne seule'.A61"/>
    </style:style>
    <style:style style:name="ce1780" style:family="table-cell" style:parent-style-name="Default">
      <style:table-cell-properties fo:wrap-option="wrap" fo:padding="1.99mm" style:vertical-align="top"/>
      <style:map style:condition="cell-content()!=&quot;&quot;" style:apply-style-name="cellule_20_normale" style:base-cell-address="'Village pêcheur taverne seule'.A62"/>
    </style:style>
    <style:style style:name="ce1781" style:family="table-cell" style:parent-style-name="Default">
      <style:table-cell-properties fo:wrap-option="wrap" fo:padding="1.99mm" style:vertical-align="top"/>
      <style:map style:condition="cell-content()!=&quot;&quot;" style:apply-style-name="cellule_20_normale" style:base-cell-address="'Village pêcheur taverne seule'.A63"/>
    </style:style>
    <style:style style:name="ce1782" style:family="table-cell" style:parent-style-name="Default">
      <style:table-cell-properties fo:wrap-option="wrap" fo:padding="1.99mm" style:vertical-align="top"/>
      <style:map style:condition="cell-content()!=&quot;&quot;" style:apply-style-name="cellule_20_normale" style:base-cell-address="'Village pêcheur taverne seule'.A64"/>
    </style:style>
    <style:style style:name="ce1783" style:family="table-cell" style:parent-style-name="Default">
      <style:table-cell-properties fo:wrap-option="wrap" fo:padding="1.99mm" style:vertical-align="top"/>
      <style:map style:condition="cell-content()!=&quot;&quot;" style:apply-style-name="cellule_20_normale" style:base-cell-address="'Village pêcheur taverne seule'.A65"/>
    </style:style>
    <style:style style:name="ce1784" style:family="table-cell" style:parent-style-name="Default">
      <style:table-cell-properties fo:wrap-option="wrap" fo:padding="1.99mm" style:vertical-align="top"/>
      <style:map style:condition="cell-content()!=&quot;&quot;" style:apply-style-name="cellule_20_normale" style:base-cell-address="'Village pêcheur taverne seule'.A66"/>
    </style:style>
    <style:style style:name="ce1785" style:family="table-cell" style:parent-style-name="Default">
      <style:table-cell-properties fo:wrap-option="wrap" fo:padding="1.99mm" style:vertical-align="top"/>
      <style:map style:condition="cell-content()!=&quot;&quot;" style:apply-style-name="cellule_20_normale" style:base-cell-address="'Village pêcheur taverne seule'.A67"/>
    </style:style>
    <style:style style:name="ce1786" style:family="table-cell" style:parent-style-name="Default">
      <style:table-cell-properties fo:wrap-option="wrap" fo:padding="1.99mm" style:vertical-align="top"/>
      <style:map style:condition="cell-content()!=&quot;&quot;" style:apply-style-name="cellule_20_normale" style:base-cell-address="'Village pêcheur taverne seule'.A68"/>
    </style:style>
    <style:style style:name="ce1787" style:family="table-cell" style:parent-style-name="Default">
      <style:table-cell-properties fo:wrap-option="wrap" fo:padding="1.99mm" style:vertical-align="top"/>
      <style:map style:condition="cell-content()!=&quot;&quot;" style:apply-style-name="cellule_20_normale" style:base-cell-address="'Village pêcheur taverne seule'.A69"/>
    </style:style>
    <style:style style:name="ce1788" style:family="table-cell" style:parent-style-name="Default">
      <style:table-cell-properties fo:wrap-option="wrap" fo:padding="1.99mm" style:vertical-align="top"/>
      <style:map style:condition="cell-content()!=&quot;&quot;" style:apply-style-name="cellule_20_normale" style:base-cell-address="'Village pêcheur taverne seule'.A70"/>
    </style:style>
    <style:style style:name="ce1789" style:family="table-cell" style:parent-style-name="Default">
      <style:table-cell-properties fo:wrap-option="wrap" fo:padding="1.99mm" style:vertical-align="top"/>
      <style:map style:condition="cell-content()!=&quot;&quot;" style:apply-style-name="cellule_20_normale" style:base-cell-address="'Village pêcheur taverne seule'.A71"/>
    </style:style>
    <style:style style:name="ce1790" style:family="table-cell" style:parent-style-name="Default">
      <style:table-cell-properties fo:wrap-option="wrap" fo:padding="1.99mm" style:vertical-align="top"/>
      <style:map style:condition="cell-content()!=&quot;&quot;" style:apply-style-name="cellule_20_normale" style:base-cell-address="'Village pêcheur taverne seule'.A72"/>
    </style:style>
    <style:style style:name="ce1791" style:family="table-cell" style:parent-style-name="Default">
      <style:table-cell-properties fo:wrap-option="wrap" fo:padding="1.99mm" style:vertical-align="top"/>
      <style:map style:condition="cell-content()!=&quot;&quot;" style:apply-style-name="cellule_20_normale" style:base-cell-address="'Village pêcheur taverne seule'.A73"/>
    </style:style>
    <style:style style:name="ce1792" style:family="table-cell" style:parent-style-name="Default">
      <style:table-cell-properties fo:wrap-option="wrap" fo:padding="1.99mm" style:vertical-align="top"/>
      <style:map style:condition="cell-content()!=&quot;&quot;" style:apply-style-name="cellule_20_normale" style:base-cell-address="'Village pêcheur taverne seule'.A74"/>
    </style:style>
    <style:style style:name="ce1793" style:family="table-cell" style:parent-style-name="Default">
      <style:table-cell-properties fo:wrap-option="wrap" fo:padding="1.99mm" style:vertical-align="top"/>
      <style:map style:condition="cell-content()!=&quot;&quot;" style:apply-style-name="cellule_20_normale" style:base-cell-address="'Village pêcheur taverne seule'.A75"/>
    </style:style>
    <style:style style:name="ce1794" style:family="table-cell" style:parent-style-name="Default">
      <style:table-cell-properties fo:wrap-option="wrap" fo:padding="1.99mm" style:vertical-align="top"/>
      <style:map style:condition="cell-content()!=&quot;&quot;" style:apply-style-name="cellule_20_normale" style:base-cell-address="'Village pêcheur taverne seule'.A76"/>
    </style:style>
    <style:style style:name="ce1795" style:family="table-cell" style:parent-style-name="Default">
      <style:table-cell-properties fo:wrap-option="wrap" fo:padding="1.99mm" style:vertical-align="top"/>
      <style:map style:condition="cell-content()!=&quot;&quot;" style:apply-style-name="cellule_20_normale" style:base-cell-address="'Village pêcheur taverne seule'.A77"/>
    </style:style>
    <style:style style:name="ce1796" style:family="table-cell" style:parent-style-name="Default">
      <style:table-cell-properties fo:wrap-option="wrap" fo:padding="1.99mm" style:vertical-align="top"/>
      <style:map style:condition="cell-content()!=&quot;&quot;" style:apply-style-name="cellule_20_normale" style:base-cell-address="'Village pêcheur taverne seule'.A78"/>
    </style:style>
    <style:style style:name="ce1797" style:family="table-cell" style:parent-style-name="Default">
      <style:table-cell-properties fo:wrap-option="wrap" fo:padding="1.99mm" style:vertical-align="top"/>
      <style:map style:condition="cell-content()!=&quot;&quot;" style:apply-style-name="cellule_20_normale" style:base-cell-address="'Village pêcheur taverne seule'.A79"/>
    </style:style>
    <style:style style:name="ce1798" style:family="table-cell" style:parent-style-name="Default">
      <style:table-cell-properties fo:wrap-option="wrap" fo:padding="1.99mm" style:vertical-align="top"/>
      <style:map style:condition="cell-content()!=&quot;&quot;" style:apply-style-name="cellule_20_normale" style:base-cell-address="'Village pêcheur taverne seule'.A80"/>
    </style:style>
    <style:style style:name="ce1799" style:family="table-cell" style:parent-style-name="Default">
      <style:table-cell-properties fo:wrap-option="wrap" fo:padding="1.99mm" style:vertical-align="top"/>
      <style:map style:condition="cell-content()!=&quot;&quot;" style:apply-style-name="cellule_20_normale" style:base-cell-address="'Village pêcheur taverne seule'.A81"/>
    </style:style>
    <style:style style:name="ce1800" style:family="table-cell" style:parent-style-name="Default">
      <style:table-cell-properties fo:wrap-option="wrap" fo:padding="1.99mm" style:vertical-align="top"/>
      <style:map style:condition="cell-content()!=&quot;&quot;" style:apply-style-name="cellule_20_normale" style:base-cell-address="'Village pêcheur taverne seule'.A82"/>
    </style:style>
    <style:style style:name="ce1801" style:family="table-cell" style:parent-style-name="Default">
      <style:table-cell-properties fo:wrap-option="wrap" fo:padding="1.99mm" style:vertical-align="top"/>
      <style:map style:condition="cell-content()!=&quot;&quot;" style:apply-style-name="cellule_20_normale" style:base-cell-address="'Village pêcheur taverne seule'.A83"/>
    </style:style>
    <style:style style:name="ce1802" style:family="table-cell" style:parent-style-name="Default">
      <style:table-cell-properties fo:wrap-option="wrap" fo:padding="1.99mm" style:vertical-align="top"/>
      <style:map style:condition="cell-content()!=&quot;&quot;" style:apply-style-name="cellule_20_normale" style:base-cell-address="'Village pêcheur taverne seule'.A84"/>
    </style:style>
    <style:style style:name="ce1803" style:family="table-cell" style:parent-style-name="Default">
      <style:table-cell-properties fo:wrap-option="wrap" fo:padding="1.99mm" style:vertical-align="top"/>
      <style:map style:condition="cell-content()!=&quot;&quot;" style:apply-style-name="cellule_20_normale" style:base-cell-address="'Village pêcheur taverne seule'.A85"/>
    </style:style>
    <style:style style:name="ce1804" style:family="table-cell" style:parent-style-name="Default">
      <style:table-cell-properties fo:wrap-option="wrap" fo:padding="1.99mm" style:vertical-align="top"/>
      <style:map style:condition="cell-content()!=&quot;&quot;" style:apply-style-name="cellule_20_normale" style:base-cell-address="'Village pêcheur taverne seule'.A86"/>
    </style:style>
    <style:style style:name="ce1805" style:family="table-cell" style:parent-style-name="Default">
      <style:table-cell-properties fo:wrap-option="wrap" fo:padding="1.99mm" style:vertical-align="top"/>
      <style:map style:condition="cell-content()!=&quot;&quot;" style:apply-style-name="cellule_20_normale" style:base-cell-address="'Village pêcheur taverne seule'.A87"/>
    </style:style>
    <style:style style:name="ce1806" style:family="table-cell" style:parent-style-name="Default">
      <style:table-cell-properties fo:wrap-option="wrap" fo:padding="1.99mm" style:vertical-align="top"/>
      <style:map style:condition="cell-content()!=&quot;&quot;" style:apply-style-name="cellule_20_normale" style:base-cell-address="'Village pêcheur taverne seule'.A88"/>
    </style:style>
    <style:style style:name="ce1807" style:family="table-cell" style:parent-style-name="Default">
      <style:table-cell-properties fo:wrap-option="wrap" fo:padding="1.99mm" style:vertical-align="top"/>
      <style:map style:condition="cell-content()!=&quot;&quot;" style:apply-style-name="cellule_20_normale" style:base-cell-address="'Village pêcheur taverne seule'.A89"/>
    </style:style>
    <style:style style:name="ce1808" style:family="table-cell" style:parent-style-name="Default">
      <style:table-cell-properties fo:wrap-option="wrap" fo:padding="1.99mm" style:vertical-align="top"/>
      <style:map style:condition="cell-content()!=&quot;&quot;" style:apply-style-name="cellule_20_normale" style:base-cell-address="'Village pêcheur taverne seule'.A90"/>
    </style:style>
    <style:style style:name="ce1809" style:family="table-cell" style:parent-style-name="Default">
      <style:table-cell-properties fo:wrap-option="wrap" fo:padding="1.99mm" style:vertical-align="top"/>
      <style:map style:condition="cell-content()!=&quot;&quot;" style:apply-style-name="cellule_20_normale" style:base-cell-address="'Village pêcheur taverne seule'.A91"/>
    </style:style>
    <style:style style:name="ce1810" style:family="table-cell" style:parent-style-name="Default">
      <style:table-cell-properties fo:wrap-option="wrap" fo:padding="1.99mm" style:vertical-align="top"/>
      <style:map style:condition="cell-content()!=&quot;&quot;" style:apply-style-name="cellule_20_normale" style:base-cell-address="'Village pêcheur taverne seule'.A92"/>
    </style:style>
    <style:style style:name="ce1811" style:family="table-cell" style:parent-style-name="Default">
      <style:table-cell-properties fo:wrap-option="wrap" fo:padding="1.99mm" style:vertical-align="top"/>
      <style:map style:condition="cell-content()!=&quot;&quot;" style:apply-style-name="cellule_20_normale" style:base-cell-address="'Village pêcheur taverne seule'.A93"/>
    </style:style>
    <style:style style:name="ce1812" style:family="table-cell" style:parent-style-name="Default">
      <style:table-cell-properties fo:wrap-option="wrap" fo:padding="1.99mm" style:vertical-align="top"/>
      <style:map style:condition="cell-content()!=&quot;&quot;" style:apply-style-name="cellule_20_normale" style:base-cell-address="'Village pêcheur taverne seule'.A94"/>
    </style:style>
    <style:style style:name="ce1813" style:family="table-cell" style:parent-style-name="Default">
      <style:table-cell-properties fo:wrap-option="wrap" fo:padding="1.99mm" style:vertical-align="top"/>
      <style:map style:condition="cell-content()!=&quot;&quot;" style:apply-style-name="cellule_20_normale" style:base-cell-address="'Village pêcheur taverne seule'.A95"/>
    </style:style>
    <style:style style:name="ce1814" style:family="table-cell" style:parent-style-name="Default">
      <style:table-cell-properties fo:wrap-option="wrap" fo:padding="1.99mm" style:vertical-align="top"/>
      <style:map style:condition="cell-content()!=&quot;&quot;" style:apply-style-name="cellule_20_normale" style:base-cell-address="'Village pêcheur taverne seule'.A96"/>
    </style:style>
    <style:style style:name="ce1815" style:family="table-cell" style:parent-style-name="Default">
      <style:table-cell-properties fo:wrap-option="wrap" fo:padding="1.99mm" style:vertical-align="top"/>
      <style:map style:condition="cell-content()!=&quot;&quot;" style:apply-style-name="cellule_20_normale" style:base-cell-address="'Village pêcheur taverne seule'.A97"/>
    </style:style>
    <style:style style:name="ce1816" style:family="table-cell" style:parent-style-name="Default">
      <style:table-cell-properties fo:wrap-option="wrap" fo:padding="1.99mm" style:vertical-align="top"/>
      <style:map style:condition="cell-content()!=&quot;&quot;" style:apply-style-name="cellule_20_normale" style:base-cell-address="'Village pêcheur taverne seule'.A98"/>
    </style:style>
    <style:style style:name="ce1817" style:family="table-cell" style:parent-style-name="Default">
      <style:table-cell-properties fo:wrap-option="wrap" fo:padding="1.99mm" style:vertical-align="top"/>
      <style:map style:condition="cell-content()!=&quot;&quot;" style:apply-style-name="cellule_20_normale" style:base-cell-address="'Village pêcheur taverne seule'.A99"/>
    </style:style>
    <style:style style:name="ce1818" style:family="table-cell" style:parent-style-name="Default">
      <style:table-cell-properties fo:wrap-option="wrap" fo:padding="1.99mm" style:vertical-align="top"/>
      <style:map style:condition="cell-content()!=&quot;&quot;" style:apply-style-name="cellule_20_normale" style:base-cell-address="'Village pêcheur taverne seule'.A100"/>
    </style:style>
    <style:style style:name="ce1819" style:family="table-cell" style:parent-style-name="Default">
      <style:table-cell-properties fo:wrap-option="wrap" fo:padding="1.99mm" style:vertical-align="top"/>
      <style:map style:condition="cell-content()!=&quot;&quot;" style:apply-style-name="cellule_20_normale" style:base-cell-address="'Village pêcheur taverne seule'.A101"/>
    </style:style>
    <style:style style:name="ce1820" style:family="table-cell" style:parent-style-name="Default">
      <style:table-cell-properties fo:wrap-option="wrap" fo:padding="1.99mm" style:vertical-align="top"/>
      <style:map style:condition="cell-content()!=&quot;&quot;" style:apply-style-name="cellule_20_normale" style:base-cell-address="'Village pêcheur taverne seule'.A102"/>
    </style:style>
    <style:style style:name="ce1821" style:family="table-cell" style:parent-style-name="Default">
      <style:table-cell-properties fo:wrap-option="wrap" fo:padding="1.99mm" style:vertical-align="top"/>
      <style:map style:condition="cell-content()!=&quot;&quot;" style:apply-style-name="cellule_20_normale" style:base-cell-address="'Village pêcheur taverne seule'.A103"/>
    </style:style>
    <style:style style:name="ce1822" style:family="table-cell" style:parent-style-name="Default">
      <style:table-cell-properties fo:wrap-option="wrap" fo:padding="1.99mm" style:vertical-align="top"/>
      <style:map style:condition="cell-content()!=&quot;&quot;" style:apply-style-name="cellule_20_normale" style:base-cell-address="'Village pêcheur taverne seule'.A104"/>
    </style:style>
    <style:style style:name="ce1823" style:family="table-cell" style:parent-style-name="Default">
      <style:table-cell-properties fo:wrap-option="wrap" fo:padding="1.99mm" style:vertical-align="top"/>
      <style:map style:condition="cell-content()!=&quot;&quot;" style:apply-style-name="cellule_20_normale" style:base-cell-address="'Village pêcheur taverne seule'.A105"/>
    </style:style>
    <style:style style:name="ce1824" style:family="table-cell" style:parent-style-name="Default">
      <style:table-cell-properties fo:wrap-option="wrap" fo:padding="1.99mm" style:vertical-align="top"/>
      <style:map style:condition="cell-content()!=&quot;&quot;" style:apply-style-name="cellule_20_normale" style:base-cell-address="'Village pêcheur taverne seule'.A106"/>
    </style:style>
    <style:style style:name="ce1825" style:family="table-cell" style:parent-style-name="Default">
      <style:table-cell-properties fo:wrap-option="wrap" fo:padding="1.99mm" style:vertical-align="top"/>
      <style:map style:condition="cell-content()!=&quot;&quot;" style:apply-style-name="cellule_20_normale" style:base-cell-address="'Village pêcheur taverne seule'.A107"/>
    </style:style>
    <style:style style:name="ce1826" style:family="table-cell" style:parent-style-name="Default">
      <style:table-cell-properties fo:wrap-option="wrap" fo:padding="1.99mm" style:vertical-align="top"/>
      <style:map style:condition="cell-content()!=&quot;&quot;" style:apply-style-name="cellule_20_normale" style:base-cell-address="'Village pêcheur taverne seule'.A108"/>
    </style:style>
    <style:style style:name="ce1827" style:family="table-cell" style:parent-style-name="Default">
      <style:table-cell-properties fo:wrap-option="wrap" fo:padding="1.99mm" style:vertical-align="top"/>
      <style:map style:condition="cell-content()!=&quot;&quot;" style:apply-style-name="cellule_20_normale" style:base-cell-address="'Village pêcheur taverne seule'.A109"/>
    </style:style>
    <style:style style:name="ce1828" style:family="table-cell" style:parent-style-name="Default">
      <style:table-cell-properties fo:wrap-option="wrap" fo:padding="1.99mm" style:vertical-align="top"/>
      <style:map style:condition="cell-content()!=&quot;&quot;" style:apply-style-name="cellule_20_normale" style:base-cell-address="'Village pêcheur taverne seule'.A110"/>
    </style:style>
    <style:style style:name="ce1829" style:family="table-cell" style:parent-style-name="Default">
      <style:table-cell-properties fo:wrap-option="wrap" fo:padding="1.99mm" style:vertical-align="top"/>
      <style:map style:condition="cell-content()!=&quot;&quot;" style:apply-style-name="cellule_20_normale" style:base-cell-address="'Village pêcheur taverne seule'.A111"/>
    </style:style>
    <style:style style:name="ce1830" style:family="table-cell" style:parent-style-name="Default">
      <style:table-cell-properties fo:wrap-option="wrap" fo:padding="1.99mm" style:vertical-align="top"/>
      <style:map style:condition="cell-content()!=&quot;&quot;" style:apply-style-name="cellule_20_normale" style:base-cell-address="'Village pêcheur taverne seule'.A112"/>
    </style:style>
    <style:style style:name="ce1831" style:family="table-cell" style:parent-style-name="Default">
      <style:table-cell-properties fo:wrap-option="wrap" fo:padding="1.99mm" style:vertical-align="top"/>
      <style:map style:condition="cell-content()!=&quot;&quot;" style:apply-style-name="cellule_20_normale" style:base-cell-address="'Village pêcheur taverne seule'.A113"/>
    </style:style>
    <style:style style:name="ce1832" style:family="table-cell" style:parent-style-name="Default">
      <style:table-cell-properties fo:wrap-option="wrap" fo:padding="1.99mm" style:vertical-align="top"/>
      <style:map style:condition="cell-content()!=&quot;&quot;" style:apply-style-name="cellule_20_normale" style:base-cell-address="'Village pêcheur taverne seule'.A114"/>
    </style:style>
    <style:style style:name="ce1833" style:family="table-cell" style:parent-style-name="Default">
      <style:table-cell-properties fo:wrap-option="wrap" fo:padding="1.99mm" style:vertical-align="top"/>
      <style:map style:condition="cell-content()!=&quot;&quot;" style:apply-style-name="cellule_20_normale" style:base-cell-address="'Village pêcheur taverne seule'.A115"/>
    </style:style>
    <style:style style:name="ce1834" style:family="table-cell" style:parent-style-name="Default">
      <style:table-cell-properties fo:wrap-option="wrap" fo:padding="1.99mm" style:vertical-align="top"/>
      <style:map style:condition="cell-content()!=&quot;&quot;" style:apply-style-name="cellule_20_normale" style:base-cell-address="'Village pêcheur taverne seule'.A116"/>
    </style:style>
    <style:style style:name="ce1835" style:family="table-cell" style:parent-style-name="Default">
      <style:table-cell-properties fo:wrap-option="wrap" fo:padding="1.99mm" style:vertical-align="top"/>
      <style:map style:condition="cell-content()!=&quot;&quot;" style:apply-style-name="cellule_20_normale" style:base-cell-address="'Village pêcheur taverne seule'.A117"/>
    </style:style>
    <style:style style:name="ce1836" style:family="table-cell" style:parent-style-name="Default">
      <style:table-cell-properties fo:wrap-option="wrap" fo:padding="1.99mm" style:vertical-align="top"/>
      <style:map style:condition="cell-content()!=&quot;&quot;" style:apply-style-name="cellule_20_normale" style:base-cell-address="'Village pêcheur taverne seule'.A118"/>
    </style:style>
    <style:style style:name="ce1837" style:family="table-cell" style:parent-style-name="Default">
      <style:table-cell-properties fo:wrap-option="wrap" fo:padding="1.99mm" style:vertical-align="top"/>
      <style:map style:condition="cell-content()!=&quot;&quot;" style:apply-style-name="cellule_20_normale" style:base-cell-address="'Village pêcheur taverne seule'.A119"/>
    </style:style>
    <style:style style:name="ce1838" style:family="table-cell" style:parent-style-name="Default">
      <style:table-cell-properties fo:wrap-option="wrap" fo:padding="1.99mm" style:vertical-align="top"/>
      <style:map style:condition="cell-content()!=&quot;&quot;" style:apply-style-name="cellule_20_normale" style:base-cell-address="'Village pêcheur taverne seule'.A120"/>
    </style:style>
    <style:style style:name="ce1839" style:family="table-cell" style:parent-style-name="Default">
      <style:table-cell-properties fo:wrap-option="wrap" fo:padding="1.99mm" style:vertical-align="top"/>
      <style:map style:condition="cell-content()!=&quot;&quot;" style:apply-style-name="cellule_20_normale" style:base-cell-address="'Village pêcheur taverne seule'.A121"/>
    </style:style>
    <style:style style:name="ce1840" style:family="table-cell" style:parent-style-name="Default">
      <style:table-cell-properties fo:wrap-option="wrap" fo:padding="1.99mm" style:vertical-align="top"/>
      <style:map style:condition="cell-content()!=&quot;&quot;" style:apply-style-name="cellule_20_normale" style:base-cell-address="'Village pêcheur taverne seule'.A122"/>
    </style:style>
    <style:style style:name="ce1841" style:family="table-cell" style:parent-style-name="Default">
      <style:table-cell-properties fo:wrap-option="wrap" fo:padding="1.99mm" style:vertical-align="top"/>
      <style:map style:condition="cell-content()!=&quot;&quot;" style:apply-style-name="cellule_20_normale" style:base-cell-address="'Village pêcheur taverne seule'.B3"/>
    </style:style>
    <style:style style:name="ce1842" style:family="table-cell" style:parent-style-name="Default">
      <style:table-cell-properties fo:wrap-option="wrap" fo:padding="1.99mm" style:vertical-align="top"/>
      <style:map style:condition="cell-content()!=&quot;&quot;" style:apply-style-name="cellule_20_normale" style:base-cell-address="'Village pêcheur taverne seule'.B7"/>
    </style:style>
    <style:style style:name="ce1843" style:family="table-cell" style:parent-style-name="Default">
      <style:table-cell-properties fo:wrap-option="wrap" fo:padding="1.99mm" style:vertical-align="top"/>
      <style:map style:condition="cell-content()!=&quot;&quot;" style:apply-style-name="cellule_20_normale" style:base-cell-address="'Village pêcheur taverne seule'.B9"/>
    </style:style>
    <style:style style:name="ce1844" style:family="table-cell" style:parent-style-name="Default">
      <style:table-cell-properties fo:wrap-option="wrap" fo:padding="1.99mm" style:vertical-align="top"/>
      <style:map style:condition="cell-content()!=&quot;&quot;" style:apply-style-name="cellule_20_normale" style:base-cell-address="'Village pêcheur taverne seule'.B10"/>
    </style:style>
    <style:style style:name="ce1845" style:family="table-cell" style:parent-style-name="Default">
      <style:table-cell-properties fo:wrap-option="wrap" fo:padding="1.99mm" style:vertical-align="top"/>
      <style:map style:condition="cell-content()!=&quot;&quot;" style:apply-style-name="cellule_20_normale" style:base-cell-address="'Village pêcheur taverne seule'.B11"/>
    </style:style>
    <style:style style:name="ce1846" style:family="table-cell" style:parent-style-name="Default">
      <style:table-cell-properties fo:wrap-option="wrap" fo:padding="1.99mm" style:vertical-align="top"/>
      <style:map style:condition="cell-content()!=&quot;&quot;" style:apply-style-name="cellule_20_normale" style:base-cell-address="'Village pêcheur taverne seule'.B12"/>
    </style:style>
    <style:style style:name="ce1847" style:family="table-cell" style:parent-style-name="Default">
      <style:table-cell-properties fo:wrap-option="wrap" fo:padding="1.99mm" style:vertical-align="top"/>
      <style:map style:condition="cell-content()!=&quot;&quot;" style:apply-style-name="cellule_20_normale" style:base-cell-address="'Village pêcheur taverne seule'.B13"/>
    </style:style>
    <style:style style:name="ce1848" style:family="table-cell" style:parent-style-name="Default">
      <style:table-cell-properties fo:wrap-option="wrap" fo:padding="1.99mm" style:vertical-align="top"/>
      <style:map style:condition="cell-content()!=&quot;&quot;" style:apply-style-name="cellule_20_normale" style:base-cell-address="'Village pêcheur taverne seule'.B14"/>
    </style:style>
    <style:style style:name="ce1849" style:family="table-cell" style:parent-style-name="Default">
      <style:table-cell-properties fo:wrap-option="wrap" fo:padding="1.99mm" style:vertical-align="top"/>
      <style:map style:condition="cell-content()!=&quot;&quot;" style:apply-style-name="cellule_20_normale" style:base-cell-address="'Village pêcheur taverne seule'.B15"/>
    </style:style>
    <style:style style:name="ce1850" style:family="table-cell" style:parent-style-name="Default">
      <style:table-cell-properties fo:wrap-option="wrap" fo:padding="1.99mm" style:vertical-align="top"/>
      <style:map style:condition="cell-content()!=&quot;&quot;" style:apply-style-name="cellule_20_normale" style:base-cell-address="'Village pêcheur taverne seule'.B21"/>
    </style:style>
    <style:style style:name="ce1851" style:family="table-cell" style:parent-style-name="Default">
      <style:table-cell-properties fo:wrap-option="wrap" fo:padding="1.99mm" style:vertical-align="top"/>
      <style:map style:condition="cell-content()!=&quot;&quot;" style:apply-style-name="cellule_20_normale" style:base-cell-address="'Village pêcheur taverne seule'.B22"/>
    </style:style>
    <style:style style:name="ce1852" style:family="table-cell" style:parent-style-name="Default">
      <style:table-cell-properties fo:wrap-option="wrap" fo:padding="1.99mm" style:vertical-align="top"/>
      <style:map style:condition="cell-content()!=&quot;&quot;" style:apply-style-name="cellule_20_normale" style:base-cell-address="'Village pêcheur taverne seule'.B23"/>
    </style:style>
    <style:style style:name="ce1853" style:family="table-cell" style:parent-style-name="Default">
      <style:table-cell-properties fo:wrap-option="wrap" fo:padding="1.99mm" style:vertical-align="top"/>
      <style:map style:condition="cell-content()!=&quot;&quot;" style:apply-style-name="cellule_20_normale" style:base-cell-address="'Village pêcheur taverne seule'.B24"/>
    </style:style>
    <style:style style:name="ce1854" style:family="table-cell" style:parent-style-name="Default">
      <style:table-cell-properties fo:wrap-option="wrap" fo:padding="1.99mm" style:vertical-align="top"/>
      <style:map style:condition="cell-content()!=&quot;&quot;" style:apply-style-name="cellule_20_normale" style:base-cell-address="'Village pêcheur taverne seule'.B25"/>
    </style:style>
    <style:style style:name="ce1855" style:family="table-cell" style:parent-style-name="Default">
      <style:table-cell-properties fo:wrap-option="wrap" fo:padding="1.99mm" style:vertical-align="top"/>
      <style:map style:condition="cell-content()!=&quot;&quot;" style:apply-style-name="cellule_20_normale" style:base-cell-address="'Village pêcheur taverne seule'.B26"/>
    </style:style>
    <style:style style:name="ce1856" style:family="table-cell" style:parent-style-name="Default">
      <style:table-cell-properties fo:wrap-option="wrap" fo:padding="1.99mm" style:vertical-align="top"/>
      <style:map style:condition="cell-content()!=&quot;&quot;" style:apply-style-name="cellule_20_normale" style:base-cell-address="'Village pêcheur taverne seule'.B27"/>
    </style:style>
    <style:style style:name="ce1857" style:family="table-cell" style:parent-style-name="Default">
      <style:table-cell-properties fo:wrap-option="wrap" fo:padding="1.99mm" style:vertical-align="top"/>
      <style:map style:condition="cell-content()!=&quot;&quot;" style:apply-style-name="cellule_20_normale" style:base-cell-address="'Village pêcheur taverne seule'.B28"/>
    </style:style>
    <style:style style:name="ce1858" style:family="table-cell" style:parent-style-name="Default">
      <style:table-cell-properties fo:wrap-option="wrap" fo:padding="1.99mm" style:vertical-align="top"/>
      <style:map style:condition="cell-content()!=&quot;&quot;" style:apply-style-name="cellule_20_normale" style:base-cell-address="'Village pêcheur taverne seule'.B29"/>
    </style:style>
    <style:style style:name="ce1859" style:family="table-cell" style:parent-style-name="Default">
      <style:table-cell-properties fo:wrap-option="wrap" fo:padding="1.99mm" style:vertical-align="top"/>
      <style:map style:condition="cell-content()!=&quot;&quot;" style:apply-style-name="cellule_20_normale" style:base-cell-address="'Village pêcheur taverne seule'.B30"/>
    </style:style>
    <style:style style:name="ce1860" style:family="table-cell" style:parent-style-name="Default">
      <style:table-cell-properties fo:wrap-option="wrap" fo:padding="1.99mm" style:vertical-align="top"/>
      <style:map style:condition="cell-content()!=&quot;&quot;" style:apply-style-name="cellule_20_normale" style:base-cell-address="'Village pêcheur taverne seule'.B31"/>
    </style:style>
    <style:style style:name="ce1861" style:family="table-cell" style:parent-style-name="Default">
      <style:table-cell-properties fo:wrap-option="wrap" fo:border="0.06pt solid #000000" fo:padding="1.99mm"/>
      <style:map style:condition="cell-content()!=&quot;&quot;" style:apply-style-name="cellule_20_normale" style:base-cell-address="'Village pêcheur taverne seule'.B32"/>
    </style:style>
    <style:style style:name="ce1862" style:family="table-cell" style:parent-style-name="Default">
      <style:table-cell-properties fo:wrap-option="wrap" fo:border="0.06pt solid #000000" fo:padding="1.99mm"/>
      <style:map style:condition="cell-content()!=&quot;&quot;" style:apply-style-name="cellule_20_normale" style:base-cell-address="'Village pêcheur taverne seule'.B33"/>
    </style:style>
    <style:style style:name="ce1863" style:family="table-cell" style:parent-style-name="Default">
      <style:table-cell-properties fo:wrap-option="wrap" fo:padding="1.99mm" style:vertical-align="top"/>
      <style:map style:condition="cell-content()!=&quot;&quot;" style:apply-style-name="cellule_20_normale" style:base-cell-address="'Village pêcheur taverne seule'.B34"/>
    </style:style>
    <style:style style:name="ce1864" style:family="table-cell" style:parent-style-name="Default">
      <style:table-cell-properties fo:wrap-option="wrap" fo:padding="1.99mm" style:vertical-align="top"/>
      <style:map style:condition="cell-content()!=&quot;&quot;" style:apply-style-name="cellule_20_normale" style:base-cell-address="'Village pêcheur taverne seule'.B35"/>
    </style:style>
    <style:style style:name="ce1865" style:family="table-cell" style:parent-style-name="Default">
      <style:map style:condition="cell-content()!=&quot;&quot;" style:apply-style-name="cellule_20_normale" style:base-cell-address="'Village pêcheur taverne seule'.B37"/>
    </style:style>
    <style:style style:name="ce1866" style:family="table-cell" style:parent-style-name="Default">
      <style:table-cell-properties fo:wrap-option="wrap" fo:padding="1.99mm" style:vertical-align="top"/>
      <style:map style:condition="cell-content()!=&quot;&quot;" style:apply-style-name="cellule_20_normale" style:base-cell-address="'Village pêcheur taverne seule'.B38"/>
    </style:style>
    <style:style style:name="ce1867" style:family="table-cell" style:parent-style-name="Default">
      <style:table-cell-properties fo:wrap-option="wrap" fo:border="0.06pt solid #000000" fo:padding="1.99mm"/>
      <style:map style:condition="cell-content()!=&quot;&quot;" style:apply-style-name="cellule_20_normale" style:base-cell-address="'Village pêcheur taverne seule'.B39"/>
    </style:style>
    <style:style style:name="ce1868" style:family="table-cell" style:parent-style-name="Default">
      <style:table-cell-properties fo:wrap-option="wrap" fo:border="0.06pt solid #000000" fo:padding="1.99mm"/>
      <style:map style:condition="cell-content()!=&quot;&quot;" style:apply-style-name="cellule_20_normale" style:base-cell-address="'Village pêcheur taverne seule'.B40"/>
    </style:style>
    <style:style style:name="ce1869" style:family="table-cell" style:parent-style-name="Default">
      <style:table-cell-properties fo:wrap-option="wrap" fo:padding="1.99mm" style:vertical-align="top"/>
      <style:map style:condition="cell-content()!=&quot;&quot;" style:apply-style-name="cellule_20_normale" style:base-cell-address="'Village pêcheur taverne seule'.B43"/>
    </style:style>
    <style:style style:name="ce1870" style:family="table-cell" style:parent-style-name="Default">
      <style:table-cell-properties fo:wrap-option="wrap" fo:padding="1.99mm" style:vertical-align="top"/>
      <style:map style:condition="cell-content()!=&quot;&quot;" style:apply-style-name="cellule_20_normale" style:base-cell-address="'Village pêcheur taverne seule'.B44"/>
    </style:style>
    <style:style style:name="ce1871" style:family="table-cell" style:parent-style-name="Default">
      <style:table-cell-properties fo:wrap-option="wrap" fo:padding="1.99mm" style:vertical-align="top"/>
      <style:map style:condition="cell-content()!=&quot;&quot;" style:apply-style-name="cellule_20_normale" style:base-cell-address="'Village pêcheur taverne seule'.B45"/>
    </style:style>
    <style:style style:name="ce1872" style:family="table-cell" style:parent-style-name="Default">
      <style:table-cell-properties fo:wrap-option="wrap" fo:padding="1.99mm" style:vertical-align="top"/>
      <style:map style:condition="cell-content()!=&quot;&quot;" style:apply-style-name="cellule_20_normale" style:base-cell-address="'Village pêcheur taverne seule'.B46"/>
    </style:style>
    <style:style style:name="ce1873" style:family="table-cell" style:parent-style-name="Default">
      <style:table-cell-properties fo:wrap-option="wrap" fo:padding="1.99mm" style:vertical-align="top"/>
      <style:map style:condition="cell-content()!=&quot;&quot;" style:apply-style-name="cellule_20_normale" style:base-cell-address="'Village pêcheur taverne seule'.B47"/>
    </style:style>
    <style:style style:name="ce1874" style:family="table-cell" style:parent-style-name="Default">
      <style:table-cell-properties fo:wrap-option="wrap" fo:padding="1.99mm" style:vertical-align="top"/>
      <style:map style:condition="cell-content()!=&quot;&quot;" style:apply-style-name="cellule_20_normale" style:base-cell-address="'Village pêcheur taverne seule'.C1"/>
    </style:style>
    <style:style style:name="ce1875" style:family="table-cell" style:parent-style-name="Default">
      <style:table-cell-properties fo:wrap-option="wrap" fo:padding="1.99mm" style:vertical-align="top"/>
      <style:map style:condition="cell-content()!=&quot;&quot;" style:apply-style-name="cellule_20_normale" style:base-cell-address="'Village pêcheur taverne seule'.C2"/>
    </style:style>
    <style:style style:name="ce1876" style:family="table-cell" style:parent-style-name="Default">
      <style:table-cell-properties fo:wrap-option="wrap" fo:padding="1.99mm" style:vertical-align="top"/>
      <style:map style:condition="cell-content()!=&quot;&quot;" style:apply-style-name="cellule_20_normale" style:base-cell-address="'Village pêcheur taverne seule'.C3"/>
    </style:style>
    <style:style style:name="ce1877" style:family="table-cell" style:parent-style-name="Default">
      <style:table-cell-properties fo:wrap-option="wrap" fo:padding="1.99mm" style:vertical-align="top"/>
      <style:map style:condition="cell-content()!=&quot;&quot;" style:apply-style-name="cellule_20_normale" style:base-cell-address="'Village pêcheur taverne seule'.C5"/>
    </style:style>
    <style:style style:name="ce1878" style:family="table-cell" style:parent-style-name="Default">
      <style:table-cell-properties fo:wrap-option="wrap" fo:padding="1.99mm" style:vertical-align="top"/>
      <style:map style:condition="cell-content()!=&quot;&quot;" style:apply-style-name="cellule_20_normale" style:base-cell-address="'Village pêcheur taverne seule'.C6"/>
    </style:style>
    <style:style style:name="ce1879" style:family="table-cell" style:parent-style-name="Default">
      <style:table-cell-properties fo:wrap-option="wrap" fo:padding="1.99mm" style:vertical-align="top"/>
      <style:map style:condition="cell-content()!=&quot;&quot;" style:apply-style-name="cellule_20_normale" style:base-cell-address="'Village pêcheur taverne seule'.C7"/>
    </style:style>
    <style:style style:name="ce1880" style:family="table-cell" style:parent-style-name="Default">
      <style:table-cell-properties fo:wrap-option="wrap" fo:padding="1.99mm" style:vertical-align="top"/>
      <style:map style:condition="cell-content()!=&quot;&quot;" style:apply-style-name="cellule_20_normale" style:base-cell-address="'Village pêcheur taverne seule'.C8"/>
    </style:style>
    <style:style style:name="ce1881" style:family="table-cell" style:parent-style-name="Default">
      <style:table-cell-properties fo:wrap-option="wrap" fo:padding="1.99mm" style:vertical-align="top"/>
      <style:map style:condition="cell-content()!=&quot;&quot;" style:apply-style-name="cellule_20_normale" style:base-cell-address="'Village pêcheur taverne seule'.C9"/>
    </style:style>
    <style:style style:name="ce1882" style:family="table-cell" style:parent-style-name="Default">
      <style:table-cell-properties fo:wrap-option="wrap" fo:padding="1.99mm" style:vertical-align="top"/>
      <style:map style:condition="cell-content()!=&quot;&quot;" style:apply-style-name="cellule_20_normale" style:base-cell-address="'Village pêcheur taverne seule'.C10"/>
    </style:style>
    <style:style style:name="ce1883" style:family="table-cell" style:parent-style-name="Default">
      <style:table-cell-properties fo:wrap-option="wrap" fo:padding="1.99mm" style:vertical-align="top"/>
      <style:map style:condition="cell-content()!=&quot;&quot;" style:apply-style-name="cellule_20_normale" style:base-cell-address="'Village pêcheur taverne seule'.C12"/>
    </style:style>
    <style:style style:name="ce1884" style:family="table-cell" style:parent-style-name="Default">
      <style:table-cell-properties fo:wrap-option="wrap" fo:padding="1.99mm" style:vertical-align="top"/>
      <style:map style:condition="cell-content()!=&quot;&quot;" style:apply-style-name="cellule_20_normale" style:base-cell-address="'Village pêcheur taverne seule'.C13"/>
    </style:style>
    <style:style style:name="ce1885" style:family="table-cell" style:parent-style-name="Default">
      <style:table-cell-properties fo:wrap-option="wrap" fo:padding="1.99mm" style:vertical-align="top"/>
      <style:map style:condition="cell-content()!=&quot;&quot;" style:apply-style-name="cellule_20_normale" style:base-cell-address="'Village pêcheur taverne seule'.C24"/>
    </style:style>
    <style:style style:name="ce1886" style:family="table-cell" style:parent-style-name="Default">
      <style:table-cell-properties fo:wrap-option="wrap" fo:padding="1.99mm" style:vertical-align="top"/>
      <style:map style:condition="cell-content()!=&quot;&quot;" style:apply-style-name="cellule_20_normale" style:base-cell-address="'Village pêcheur taverne seule'.C25"/>
    </style:style>
    <style:style style:name="ce1887" style:family="table-cell" style:parent-style-name="Default">
      <style:table-cell-properties fo:wrap-option="wrap" fo:padding="1.99mm" style:vertical-align="top"/>
      <style:map style:condition="cell-content()!=&quot;&quot;" style:apply-style-name="cellule_20_normale" style:base-cell-address="'Village pêcheur taverne seule'.C26"/>
    </style:style>
    <style:style style:name="ce1888" style:family="table-cell" style:parent-style-name="Default">
      <style:table-cell-properties fo:wrap-option="wrap" fo:padding="1.99mm" style:vertical-align="top"/>
      <style:map style:condition="cell-content()!=&quot;&quot;" style:apply-style-name="cellule_20_normale" style:base-cell-address="'Village pêcheur taverne seule'.C27"/>
    </style:style>
    <style:style style:name="ce1889" style:family="table-cell" style:parent-style-name="Default">
      <style:table-cell-properties fo:wrap-option="wrap" fo:padding="1.99mm" style:vertical-align="top"/>
      <style:map style:condition="cell-content()!=&quot;&quot;" style:apply-style-name="cellule_20_normale" style:base-cell-address="'Village pêcheur taverne seule'.C28"/>
    </style:style>
    <style:style style:name="ce1890" style:family="table-cell" style:parent-style-name="Default">
      <style:table-cell-properties fo:wrap-option="wrap" fo:padding="1.99mm" style:vertical-align="top"/>
      <style:map style:condition="cell-content()!=&quot;&quot;" style:apply-style-name="cellule_20_normale" style:base-cell-address="'Village pêcheur taverne seule'.C29"/>
    </style:style>
    <style:style style:name="ce1891" style:family="table-cell" style:parent-style-name="Default">
      <style:table-cell-properties fo:wrap-option="wrap" fo:border="0.06pt solid #000000" fo:padding="1.99mm"/>
      <style:map style:condition="cell-content()!=&quot;&quot;" style:apply-style-name="cellule_20_normale" style:base-cell-address="'Village pêcheur taverne seule'.C30"/>
    </style:style>
    <style:style style:name="ce1892" style:family="table-cell" style:parent-style-name="Default">
      <style:table-cell-properties fo:wrap-option="wrap" fo:border="0.06pt solid #000000" fo:padding="1.99mm"/>
      <style:map style:condition="cell-content()!=&quot;&quot;" style:apply-style-name="cellule_20_normale" style:base-cell-address="'Village pêcheur taverne seule'.C31"/>
    </style:style>
    <style:style style:name="ce1893" style:family="table-cell" style:parent-style-name="Default">
      <style:table-cell-properties fo:wrap-option="wrap" fo:border="0.06pt solid #000000" fo:padding="1.99mm"/>
      <style:map style:condition="cell-content()!=&quot;&quot;" style:apply-style-name="cellule_20_normale" style:base-cell-address="'Village pêcheur taverne seule'.C32"/>
    </style:style>
    <style:style style:name="ce1894" style:family="table-cell" style:parent-style-name="Default">
      <style:table-cell-properties fo:wrap-option="wrap" fo:padding="1.99mm" style:vertical-align="top"/>
      <style:map style:condition="cell-content()!=&quot;&quot;" style:apply-style-name="cellule_20_normale" style:base-cell-address="'Village pêcheur taverne seule'.C33"/>
    </style:style>
    <style:style style:name="ce1895" style:family="table-cell" style:parent-style-name="Default">
      <style:table-cell-properties fo:wrap-option="wrap" fo:padding="1.99mm" style:vertical-align="top"/>
      <style:map style:condition="cell-content()!=&quot;&quot;" style:apply-style-name="cellule_20_normale" style:base-cell-address="'Village pêcheur taverne seule'.C34"/>
    </style:style>
    <style:style style:name="ce1896" style:family="table-cell" style:parent-style-name="Default">
      <style:table-cell-properties fo:wrap-option="wrap" fo:padding="1.99mm" style:vertical-align="top"/>
      <style:map style:condition="cell-content()!=[.C1]" style:apply-style-name="cellule_20_normale" style:base-cell-address="'Village pêcheur taverne seule'.C35"/>
    </style:style>
    <style:style style:name="ce1897" style:family="table-cell" style:parent-style-name="Default">
      <style:table-cell-properties fo:wrap-option="wrap" fo:padding="1.99mm" style:vertical-align="top"/>
      <style:map style:condition="cell-content()!=&quot;&quot;" style:apply-style-name="cellule_20_normale" style:base-cell-address="'Village pêcheur taverne seule'.C36"/>
    </style:style>
    <style:style style:name="ce1898" style:family="table-cell" style:parent-style-name="Default">
      <style:table-cell-properties fo:wrap-option="wrap" fo:padding="1.99mm" style:vertical-align="top"/>
      <style:map style:condition="cell-content()!=&quot;&quot;" style:apply-style-name="cellule_20_normale" style:base-cell-address="'Village pêcheur taverne seule'.C37"/>
    </style:style>
    <style:style style:name="ce1899" style:family="table-cell" style:parent-style-name="Default">
      <style:table-cell-properties fo:wrap-option="wrap" fo:padding="1.99mm" style:vertical-align="top"/>
      <style:map style:condition="cell-content()!=&quot;&quot;" style:apply-style-name="cellule_20_normale" style:base-cell-address="'Village pêcheur taverne seule'.C38"/>
    </style:style>
    <style:style style:name="ce1900" style:family="table-cell" style:parent-style-name="Default">
      <style:table-cell-properties fo:wrap-option="wrap" fo:padding="1.99mm" style:vertical-align="top"/>
      <style:map style:condition="cell-content()!=&quot;&quot;" style:apply-style-name="cellule_20_normale" style:base-cell-address="'Village pêcheur taverne seule'.C39"/>
    </style:style>
    <style:style style:name="ce1901" style:family="table-cell" style:parent-style-name="Default">
      <style:table-cell-properties fo:wrap-option="wrap" fo:padding="1.99mm" style:vertical-align="top"/>
      <style:map style:condition="cell-content()!=&quot;&quot;" style:apply-style-name="cellule_20_normale" style:base-cell-address="'Village pêcheur taverne seule'.C45"/>
    </style:style>
    <style:style style:name="ce1902" style:family="table-cell" style:parent-style-name="Default">
      <style:table-cell-properties fo:wrap-option="wrap" fo:padding="1.99mm" style:vertical-align="top"/>
      <style:map style:condition="cell-content()!=&quot;&quot;" style:apply-style-name="cellule_20_normale" style:base-cell-address="'Village pêcheur taverne seule'.C46"/>
    </style:style>
    <style:style style:name="ce1903" style:family="table-cell" style:parent-style-name="Default">
      <style:table-cell-properties fo:wrap-option="wrap" fo:padding="1.99mm" style:vertical-align="top"/>
      <style:map style:condition="cell-content()!=&quot;&quot;" style:apply-style-name="cellule_20_normale" style:base-cell-address="'Village pêcheur taverne seule'.C47"/>
    </style:style>
    <style:style style:name="ce1904" style:family="table-cell" style:parent-style-name="Default">
      <style:table-cell-properties fo:wrap-option="wrap" fo:padding="1.99mm" style:vertical-align="top"/>
      <style:map style:condition="cell-content()!=&quot;&quot;" style:apply-style-name="cellule_20_normale" style:base-cell-address="'Village pêcheur taverne seule'.D3"/>
    </style:style>
    <style:style style:name="ce1905" style:family="table-cell" style:parent-style-name="Default">
      <style:table-cell-properties fo:wrap-option="wrap" fo:padding="1.99mm" style:vertical-align="top"/>
      <style:map style:condition="cell-content()!=&quot;&quot;" style:apply-style-name="cellule_20_normale" style:base-cell-address="'Village pêcheur taverne seule'.D4"/>
    </style:style>
    <style:style style:name="ce1906" style:family="table-cell" style:parent-style-name="Default">
      <style:table-cell-properties fo:wrap-option="wrap" fo:padding="1.99mm" style:vertical-align="top"/>
      <style:map style:condition="cell-content()!=&quot;&quot;" style:apply-style-name="cellule_20_normale" style:base-cell-address="'Village pêcheur taverne seule'.D5"/>
    </style:style>
    <style:style style:name="ce1907" style:family="table-cell" style:parent-style-name="Default">
      <style:table-cell-properties fo:wrap-option="wrap" fo:padding="1.99mm" style:vertical-align="top"/>
      <style:map style:condition="cell-content()!=&quot;&quot;" style:apply-style-name="cellule_20_normale" style:base-cell-address="'Village pêcheur taverne seule'.D6"/>
    </style:style>
    <style:style style:name="ce1908" style:family="table-cell" style:parent-style-name="Default">
      <style:table-cell-properties fo:wrap-option="wrap" fo:padding="1.99mm" style:vertical-align="top"/>
      <style:map style:condition="cell-content()!=&quot;&quot;" style:apply-style-name="cellule_20_normale" style:base-cell-address="'Village pêcheur taverne seule'.D7"/>
    </style:style>
    <style:style style:name="ce1909" style:family="table-cell" style:parent-style-name="Default">
      <style:table-cell-properties fo:wrap-option="wrap" fo:padding="1.99mm" style:vertical-align="top"/>
      <style:map style:condition="cell-content()!=&quot;&quot;" style:apply-style-name="cellule_20_normale" style:base-cell-address="'Village pêcheur taverne seule'.D9"/>
    </style:style>
    <style:style style:name="ce1910" style:family="table-cell" style:parent-style-name="Default">
      <style:table-cell-properties fo:wrap-option="wrap" fo:padding="1.99mm" style:vertical-align="top"/>
      <style:map style:condition="cell-content()!=&quot;&quot;" style:apply-style-name="cellule_20_normale" style:base-cell-address="'Village pêcheur taverne seule'.D10"/>
    </style:style>
    <style:style style:name="ce1911" style:family="table-cell" style:parent-style-name="Default">
      <style:table-cell-properties fo:wrap-option="wrap" fo:padding="1.99mm" style:vertical-align="top"/>
      <style:map style:condition="cell-content()!=&quot;&quot;" style:apply-style-name="cellule_20_normale" style:base-cell-address="'Village pêcheur taverne seule'.D11"/>
    </style:style>
    <style:style style:name="ce1912" style:family="table-cell" style:parent-style-name="Default">
      <style:table-cell-properties fo:wrap-option="wrap" fo:padding="1.99mm" style:vertical-align="top"/>
      <style:map style:condition="cell-content()!=&quot;&quot;" style:apply-style-name="cellule_20_normale" style:base-cell-address="'Village pêcheur taverne seule'.D12"/>
    </style:style>
    <style:style style:name="ce1913" style:family="table-cell" style:parent-style-name="Default">
      <style:table-cell-properties fo:wrap-option="wrap" fo:padding="1.99mm" style:vertical-align="top"/>
      <style:map style:condition="cell-content()!=&quot;&quot;" style:apply-style-name="cellule_20_normale" style:base-cell-address="'Village pêcheur taverne seule'.D13"/>
    </style:style>
    <style:style style:name="ce1914" style:family="table-cell" style:parent-style-name="Default">
      <style:table-cell-properties fo:wrap-option="wrap" fo:padding="1.99mm" style:vertical-align="top"/>
      <style:map style:condition="cell-content()!=&quot;&quot;" style:apply-style-name="cellule_20_normale" style:base-cell-address="'Village pêcheur taverne seule'.D14"/>
    </style:style>
    <style:style style:name="ce1915" style:family="table-cell" style:parent-style-name="Default">
      <style:table-cell-properties fo:wrap-option="wrap" fo:padding="1.99mm" style:vertical-align="top"/>
      <style:map style:condition="cell-content()!=&quot;&quot;" style:apply-style-name="cellule_20_normale" style:base-cell-address="'Village pêcheur taverne seule'.D15"/>
    </style:style>
    <style:style style:name="ce1916" style:family="table-cell" style:parent-style-name="Default">
      <style:table-cell-properties fo:wrap-option="wrap" fo:padding="1.99mm" style:vertical-align="top"/>
      <style:map style:condition="cell-content()!=&quot;&quot;" style:apply-style-name="cellule_20_normale" style:base-cell-address="'Village pêcheur taverne seule'.D16"/>
    </style:style>
    <style:style style:name="ce1917" style:family="table-cell" style:parent-style-name="Default">
      <style:table-cell-properties fo:wrap-option="wrap" fo:padding="1.99mm" style:vertical-align="top"/>
      <style:map style:condition="cell-content()!=&quot;&quot;" style:apply-style-name="cellule_20_normale" style:base-cell-address="'Village pêcheur taverne seule'.D17"/>
    </style:style>
    <style:style style:name="ce1918" style:family="table-cell" style:parent-style-name="Default">
      <style:table-cell-properties fo:wrap-option="wrap" fo:padding="1.99mm" style:vertical-align="top"/>
      <style:map style:condition="cell-content()!=&quot;&quot;" style:apply-style-name="cellule_20_normale" style:base-cell-address="'Village pêcheur taverne seule'.D18"/>
    </style:style>
    <style:style style:name="ce1919" style:family="table-cell" style:parent-style-name="Default">
      <style:table-cell-properties fo:wrap-option="wrap" fo:border="0.06pt solid #000000" fo:padding="1.99mm"/>
      <style:map style:condition="cell-content()!=&quot;&quot;" style:apply-style-name="cellule_20_normale" style:base-cell-address="'Village pêcheur taverne seule'.D30"/>
    </style:style>
    <style:style style:name="ce1920" style:family="table-cell" style:parent-style-name="Default">
      <style:table-cell-properties fo:wrap-option="wrap" fo:padding="1.99mm" style:vertical-align="top"/>
      <style:map style:condition="cell-content()!=&quot;&quot;" style:apply-style-name="cellule_20_normale" style:base-cell-address="'Village pêcheur taverne seule'.D31"/>
    </style:style>
    <style:style style:name="ce1921" style:family="table-cell" style:parent-style-name="Default">
      <style:table-cell-properties fo:wrap-option="wrap" fo:padding="1.99mm" style:vertical-align="top"/>
      <style:map style:condition="cell-content()!=&quot;&quot;" style:apply-style-name="cellule_20_normale" style:base-cell-address="'Village pêcheur taverne seule'.D32"/>
    </style:style>
    <style:style style:name="ce1922" style:family="table-cell" style:parent-style-name="Default">
      <style:table-cell-properties fo:wrap-option="wrap" fo:padding="1.99mm" style:vertical-align="top"/>
      <style:map style:condition="cell-content()!=&quot;&quot;" style:apply-style-name="cellule_20_normale" style:base-cell-address="'Village pêcheur taverne seule'.D33"/>
    </style:style>
    <style:style style:name="ce1923" style:family="table-cell" style:parent-style-name="Default">
      <style:table-cell-properties fo:wrap-option="wrap" fo:padding="1.99mm" style:vertical-align="top"/>
      <style:map style:condition="cell-content()!=&quot;&quot;" style:apply-style-name="cellule_20_normale" style:base-cell-address="'Village pêcheur taverne seule'.D34"/>
    </style:style>
    <style:style style:name="ce1924" style:family="table-cell" style:parent-style-name="Default">
      <style:table-cell-properties fo:wrap-option="wrap" fo:padding="1.99mm" style:vertical-align="top"/>
      <style:map style:condition="cell-content()!=&quot;&quot;" style:apply-style-name="cellule_20_normale" style:base-cell-address="'Village pêcheur taverne seule'.D35"/>
    </style:style>
    <style:style style:name="ce1925" style:family="table-cell" style:parent-style-name="Default">
      <style:table-cell-properties fo:wrap-option="wrap" fo:padding="1.99mm" style:vertical-align="top"/>
      <style:map style:condition="cell-content()!=&quot;&quot;" style:apply-style-name="cellule_20_normale" style:base-cell-address="'Village pêcheur taverne seule'.D36"/>
    </style:style>
    <style:style style:name="ce1926" style:family="table-cell" style:parent-style-name="Default">
      <style:table-cell-properties fo:wrap-option="wrap" fo:padding="1.99mm" style:vertical-align="top"/>
      <style:map style:condition="cell-content()!=&quot;&quot;" style:apply-style-name="cellule_20_normale" style:base-cell-address="'Village pêcheur taverne seule'.D37"/>
    </style:style>
    <style:style style:name="ce1927" style:family="table-cell" style:parent-style-name="Default">
      <style:table-cell-properties fo:wrap-option="wrap" fo:padding="1.99mm" style:vertical-align="top"/>
      <style:map style:condition="cell-content()!=&quot;&quot;" style:apply-style-name="cellule_20_normale" style:base-cell-address="'Village pêcheur taverne seule'.D38"/>
    </style:style>
    <style:style style:name="ce1928" style:family="table-cell" style:parent-style-name="Default">
      <style:table-cell-properties fo:wrap-option="wrap" fo:padding="1.99mm" style:vertical-align="top"/>
      <style:map style:condition="cell-content()!=&quot;&quot;" style:apply-style-name="cellule_20_normale" style:base-cell-address="'Village pêcheur taverne seule'.D39"/>
    </style:style>
    <style:style style:name="ce1929" style:family="table-cell" style:parent-style-name="Default">
      <style:table-cell-properties fo:wrap-option="wrap" fo:padding="1.99mm" style:vertical-align="top"/>
      <style:map style:condition="cell-content()!=&quot;&quot;" style:apply-style-name="cellule_20_normale" style:base-cell-address="'Village pêcheur taverne seule'.D40"/>
    </style:style>
    <style:style style:name="ce1930" style:family="table-cell" style:parent-style-name="Default">
      <style:table-cell-properties fo:wrap-option="wrap" fo:padding="1.99mm" style:vertical-align="top"/>
      <style:map style:condition="cell-content()!=&quot;&quot;" style:apply-style-name="cellule_20_normale" style:base-cell-address="'Village pêcheur taverne seule'.D41"/>
    </style:style>
    <style:style style:name="ce1931" style:family="table-cell" style:parent-style-name="Default">
      <style:table-cell-properties fo:wrap-option="wrap" fo:padding="1.99mm" style:vertical-align="top"/>
      <style:map style:condition="cell-content()!=&quot;&quot;" style:apply-style-name="cellule_20_normale" style:base-cell-address="'Village pêcheur taverne seule'.D42"/>
    </style:style>
    <style:style style:name="ce1932" style:family="table-cell" style:parent-style-name="Default">
      <style:table-cell-properties fo:wrap-option="wrap" fo:padding="1.99mm" style:vertical-align="top"/>
      <style:map style:condition="cell-content()!=&quot;&quot;" style:apply-style-name="cellule_20_normale" style:base-cell-address="'Village pêcheur taverne seule'.D43"/>
    </style:style>
    <style:style style:name="ce1933" style:family="table-cell" style:parent-style-name="Default">
      <style:table-cell-properties fo:wrap-option="wrap" fo:padding="1.99mm" style:vertical-align="top"/>
      <style:map style:condition="cell-content()!=&quot;&quot;" style:apply-style-name="cellule_20_normale" style:base-cell-address="'Village pêcheur taverne seule'.D44"/>
    </style:style>
    <style:style style:name="ce1934" style:family="table-cell" style:parent-style-name="Default">
      <style:table-cell-properties fo:wrap-option="wrap" fo:padding="1.99mm" style:vertical-align="top"/>
      <style:map style:condition="cell-content()!=&quot;&quot;" style:apply-style-name="cellule_20_normale" style:base-cell-address="'Village pêcheur taverne seule'.D45"/>
    </style:style>
    <style:style style:name="ce1935" style:family="table-cell" style:parent-style-name="Default">
      <style:table-cell-properties fo:wrap-option="wrap" fo:padding="1.99mm" style:vertical-align="top"/>
      <style:map style:condition="cell-content()!=&quot;&quot;" style:apply-style-name="cellule_20_normale" style:base-cell-address="'Village pêcheur taverne seule'.D46"/>
    </style:style>
    <style:style style:name="ce1936" style:family="table-cell" style:parent-style-name="Default">
      <style:table-cell-properties fo:wrap-option="wrap" fo:padding="1.99mm" style:vertical-align="top"/>
      <style:map style:condition="cell-content()!=&quot;&quot;" style:apply-style-name="cellule_20_normale" style:base-cell-address="'Village pêcheur taverne seule'.D47"/>
    </style:style>
    <style:style style:name="ce1937" style:family="table-cell" style:parent-style-name="Default">
      <style:table-cell-properties fo:wrap-option="wrap" fo:padding="1.99mm" style:vertical-align="top"/>
      <style:map style:condition="cell-content()!=&quot;&quot;" style:apply-style-name="cellule_20_normale" style:base-cell-address="'Village pêcheur taverne seule'.E3"/>
    </style:style>
    <style:style style:name="ce1938" style:family="table-cell" style:parent-style-name="Default">
      <style:table-cell-properties fo:wrap-option="wrap" fo:padding="1.99mm" style:vertical-align="top"/>
      <style:map style:condition="cell-content()!=&quot;&quot;" style:apply-style-name="cellule_20_normale" style:base-cell-address="'Village pêcheur taverne seule'.E4"/>
    </style:style>
    <style:style style:name="ce1939" style:family="table-cell" style:parent-style-name="Default">
      <style:table-cell-properties fo:wrap-option="wrap" fo:padding="1.99mm" style:vertical-align="top"/>
      <style:map style:condition="cell-content()!=&quot;&quot;" style:apply-style-name="cellule_20_normale" style:base-cell-address="'Village pêcheur taverne seule'.E5"/>
    </style:style>
    <style:style style:name="ce1940" style:family="table-cell" style:parent-style-name="Default">
      <style:table-cell-properties fo:wrap-option="wrap" fo:padding="1.99mm" style:vertical-align="top"/>
      <style:map style:condition="cell-content()!=&quot;&quot;" style:apply-style-name="cellule_20_normale" style:base-cell-address="'Village pêcheur taverne seule'.E6"/>
    </style:style>
    <style:style style:name="ce1941" style:family="table-cell" style:parent-style-name="Default">
      <style:table-cell-properties fo:wrap-option="wrap" fo:padding="1.99mm" style:vertical-align="top"/>
      <style:map style:condition="cell-content()!=&quot;&quot;" style:apply-style-name="cellule_20_normale" style:base-cell-address="'Village pêcheur taverne seule'.E7"/>
    </style:style>
    <style:style style:name="ce1942" style:family="table-cell" style:parent-style-name="Default">
      <style:table-cell-properties fo:wrap-option="wrap" fo:padding="1.99mm" style:vertical-align="top"/>
      <style:map style:condition="cell-content()!=&quot;&quot;" style:apply-style-name="cellule_20_normale" style:base-cell-address="'Village pêcheur taverne seule'.E8"/>
    </style:style>
    <style:style style:name="ce1943" style:family="table-cell" style:parent-style-name="Default">
      <style:table-cell-properties fo:wrap-option="wrap" fo:padding="1.99mm" style:vertical-align="top"/>
      <style:map style:condition="cell-content()!=&quot;&quot;" style:apply-style-name="cellule_20_normale" style:base-cell-address="'Village pêcheur taverne seule'.E9"/>
    </style:style>
    <style:style style:name="ce1944" style:family="table-cell" style:parent-style-name="Default">
      <style:table-cell-properties fo:wrap-option="wrap" fo:padding="1.99mm" style:vertical-align="top"/>
      <style:map style:condition="cell-content()!=&quot;&quot;" style:apply-style-name="cellule_20_normale" style:base-cell-address="'Village pêcheur taverne seule'.E10"/>
    </style:style>
    <style:style style:name="ce1945" style:family="table-cell" style:parent-style-name="Default">
      <style:table-cell-properties fo:wrap-option="wrap" fo:padding="1.99mm" style:vertical-align="top"/>
      <style:map style:condition="cell-content()!=&quot;&quot;" style:apply-style-name="cellule_20_normale" style:base-cell-address="'Village pêcheur taverne seule'.E11"/>
    </style:style>
    <style:style style:name="ce1946" style:family="table-cell" style:parent-style-name="Default">
      <style:table-cell-properties fo:wrap-option="wrap" fo:border="0.06pt solid #000000" fo:padding="1.99mm"/>
      <style:map style:condition="cell-content()!=&quot;&quot;" style:apply-style-name="cellule_20_normale" style:base-cell-address="'Village pêcheur taverne seule'.E12"/>
    </style:style>
    <style:style style:name="ce1947" style:family="table-cell" style:parent-style-name="Default">
      <style:table-cell-properties fo:wrap-option="wrap" fo:border="0.06pt solid #000000" fo:padding="1.99mm"/>
      <style:map style:condition="cell-content()!=&quot;&quot;" style:apply-style-name="cellule_20_normale" style:base-cell-address="'Village pêcheur taverne seule'.E13"/>
    </style:style>
    <style:style style:name="ce1948" style:family="table-cell" style:parent-style-name="Default">
      <style:table-cell-properties fo:wrap-option="wrap" fo:border="0.06pt solid #000000" fo:padding="1.99mm"/>
      <style:map style:condition="cell-content()!=&quot;&quot;" style:apply-style-name="cellule_20_normale" style:base-cell-address="'Village pêcheur taverne seule'.E30"/>
    </style:style>
    <style:style style:name="ce1949" style:family="table-cell" style:parent-style-name="Default">
      <style:table-cell-properties fo:wrap-option="wrap" fo:padding="1.99mm" style:vertical-align="top"/>
      <style:map style:condition="cell-content()!=&quot;&quot;" style:apply-style-name="cellule_20_normale" style:base-cell-address="'Village pêcheur taverne seule'.F3"/>
    </style:style>
    <style:style style:name="ce1950" style:family="table-cell" style:parent-style-name="Default">
      <style:table-cell-properties fo:wrap-option="wrap" fo:padding="1.99mm" style:vertical-align="top"/>
      <style:map style:condition="cell-content()!=&quot;&quot;" style:apply-style-name="cellule_20_normale" style:base-cell-address="'Village pêcheur taverne seule'.F4"/>
    </style:style>
    <style:style style:name="ce1951" style:family="table-cell" style:parent-style-name="Default">
      <style:table-cell-properties fo:wrap-option="wrap" fo:padding="1.99mm" style:vertical-align="top"/>
      <style:map style:condition="cell-content()!=&quot;&quot;" style:apply-style-name="cellule_20_normale" style:base-cell-address="'Village pêcheur taverne seule'.F5"/>
    </style:style>
    <style:style style:name="ce1952" style:family="table-cell" style:parent-style-name="Default">
      <style:table-cell-properties fo:wrap-option="wrap" fo:padding="1.99mm" style:vertical-align="top"/>
      <style:map style:condition="cell-content()!=&quot;&quot;" style:apply-style-name="cellule_20_normale" style:base-cell-address="'Village pêcheur taverne seule'.F6"/>
    </style:style>
    <style:style style:name="ce1953" style:family="table-cell" style:parent-style-name="Default">
      <style:table-cell-properties fo:wrap-option="wrap" fo:padding="1.99mm" style:vertical-align="top"/>
      <style:map style:condition="cell-content()!=&quot;&quot;" style:apply-style-name="cellule_20_normale" style:base-cell-address="'Village pêcheur taverne seule'.F8"/>
    </style:style>
    <style:style style:name="ce1954" style:family="table-cell" style:parent-style-name="Default">
      <style:table-cell-properties fo:wrap-option="wrap" fo:padding="1.99mm" style:vertical-align="top"/>
      <style:map style:condition="cell-content()!=&quot;&quot;" style:apply-style-name="cellule_20_normale" style:base-cell-address="'Village pêcheur taverne seule'.F9"/>
    </style:style>
    <style:style style:name="ce1955" style:family="table-cell" style:parent-style-name="Default">
      <style:table-cell-properties fo:wrap-option="wrap" fo:padding="1.99mm" style:vertical-align="top"/>
      <style:map style:condition="cell-content()!=&quot;&quot;" style:apply-style-name="cellule_20_normale" style:base-cell-address="'Village pêcheur taverne seule'.F10"/>
    </style:style>
    <style:style style:name="ce1956" style:family="table-cell" style:parent-style-name="Default">
      <style:table-cell-properties fo:wrap-option="wrap" fo:padding="1.99mm" style:vertical-align="top"/>
      <style:map style:condition="cell-content()!=&quot;&quot;" style:apply-style-name="cellule_20_normale" style:base-cell-address="'Village pêcheur taverne seule'.F11"/>
    </style:style>
    <style:style style:name="ce1957" style:family="table-cell" style:parent-style-name="Default">
      <style:table-cell-properties fo:wrap-option="wrap" fo:border="0.06pt solid #000000" fo:padding="1.99mm"/>
      <style:map style:condition="cell-content()!=&quot;&quot;" style:apply-style-name="cellule_20_normale" style:base-cell-address="'Village pêcheur taverne seule'.F12"/>
    </style:style>
    <style:style style:name="ce1958" style:family="table-cell" style:parent-style-name="Default">
      <style:table-cell-properties fo:wrap-option="wrap" fo:border="0.06pt solid #000000" fo:padding="1.99mm"/>
      <style:map style:condition="cell-content()!=&quot;&quot;" style:apply-style-name="cellule_20_normale" style:base-cell-address="'Village pêcheur taverne seule'.F13"/>
    </style:style>
    <style:style style:name="ce1959" style:family="table-cell" style:parent-style-name="Default">
      <style:table-cell-properties fo:wrap-option="wrap" fo:padding="1.99mm" style:vertical-align="top"/>
      <style:map style:condition="cell-content()!=&quot;&quot;" style:apply-style-name="cellule_20_normale" style:base-cell-address="'Village pêcheur taverne seule'.F14"/>
    </style:style>
    <style:style style:name="ce1960" style:family="table-cell" style:parent-style-name="Default">
      <style:table-cell-properties fo:wrap-option="wrap" fo:padding="1.99mm" style:vertical-align="top"/>
      <style:map style:condition="cell-content()!=&quot;&quot;" style:apply-style-name="cellule_20_normale" style:base-cell-address="'Village pêcheur taverne seule'.F15"/>
    </style:style>
    <style:style style:name="ce1961" style:family="table-cell" style:parent-style-name="Default">
      <style:table-cell-properties fo:wrap-option="wrap" fo:padding="1.99mm" style:vertical-align="top"/>
      <style:map style:condition="cell-content()!=&quot;&quot;" style:apply-style-name="cellule_20_normale" style:base-cell-address="'Village pêcheur taverne seule'.F16"/>
    </style:style>
    <style:style style:name="ce1962" style:family="table-cell" style:parent-style-name="Default">
      <style:table-cell-properties fo:wrap-option="wrap" fo:padding="1.99mm" style:vertical-align="top"/>
      <style:map style:condition="cell-content()!=&quot;&quot;" style:apply-style-name="cellule_20_normale" style:base-cell-address="'Village pêcheur taverne seule'.F17"/>
    </style:style>
    <style:style style:name="ce1963" style:family="table-cell" style:parent-style-name="Default">
      <style:table-cell-properties fo:wrap-option="wrap" fo:padding="1.99mm" style:vertical-align="top"/>
      <style:map style:condition="cell-content()!=&quot;&quot;" style:apply-style-name="cellule_20_normale" style:base-cell-address="'Village pêcheur taverne seule'.G3"/>
    </style:style>
    <style:style style:name="ce1964" style:family="table-cell" style:parent-style-name="Default">
      <style:table-cell-properties fo:wrap-option="wrap" fo:padding="1.99mm" style:vertical-align="top"/>
      <style:map style:condition="cell-content()!=&quot;&quot;" style:apply-style-name="cellule_20_normale" style:base-cell-address="'Village pêcheur taverne seule'.G4"/>
    </style:style>
    <style:style style:name="ce1965" style:family="table-cell" style:parent-style-name="Default">
      <style:table-cell-properties fo:wrap-option="wrap" fo:padding="1.99mm" style:vertical-align="top"/>
      <style:map style:condition="cell-content()!=&quot;&quot;" style:apply-style-name="cellule_20_normale" style:base-cell-address="'Village pêcheur taverne seule'.G5"/>
    </style:style>
    <style:style style:name="ce1966" style:family="table-cell" style:parent-style-name="Default">
      <style:table-cell-properties fo:wrap-option="wrap" fo:padding="1.99mm" style:vertical-align="top"/>
      <style:map style:condition="cell-content()!=&quot;&quot;" style:apply-style-name="cellule_20_normale" style:base-cell-address="'Village pêcheur taverne seule'.G6"/>
    </style:style>
    <style:style style:name="ce1967" style:family="table-cell" style:parent-style-name="Default">
      <style:table-cell-properties fo:wrap-option="wrap" fo:padding="1.99mm" style:vertical-align="top"/>
      <style:map style:condition="cell-content()!=&quot;&quot;" style:apply-style-name="cellule_20_normale" style:base-cell-address="'Village pêcheur taverne seule'.G7"/>
    </style:style>
    <style:style style:name="ce1968" style:family="table-cell" style:parent-style-name="Default">
      <style:table-cell-properties fo:wrap-option="wrap" fo:padding="1.99mm" style:vertical-align="top"/>
      <style:map style:condition="cell-content()!=&quot;&quot;" style:apply-style-name="cellule_20_normale" style:base-cell-address="'Village pêcheur taverne seule'.G8"/>
    </style:style>
    <style:style style:name="ce1969" style:family="table-cell" style:parent-style-name="Default">
      <style:table-cell-properties fo:wrap-option="wrap" fo:padding="1.99mm" style:vertical-align="top"/>
      <style:map style:condition="cell-content()!=&quot;&quot;" style:apply-style-name="cellule_20_normale" style:base-cell-address="'Village pêcheur taverne seule'.G9"/>
    </style:style>
    <style:style style:name="ce1970" style:family="table-cell" style:parent-style-name="Default">
      <style:table-cell-properties fo:wrap-option="wrap" fo:padding="1.99mm" style:vertical-align="top"/>
      <style:map style:condition="cell-content()!=&quot;&quot;" style:apply-style-name="cellule_20_normale" style:base-cell-address="'Village pêcheur taverne seule'.G10"/>
    </style:style>
    <style:style style:name="ce1971" style:family="table-cell" style:parent-style-name="Default">
      <style:table-cell-properties fo:wrap-option="wrap" fo:padding="1.99mm" style:vertical-align="top"/>
      <style:map style:condition="cell-content()!=&quot;&quot;" style:apply-style-name="cellule_20_normale" style:base-cell-address="'Village pêcheur taverne seule'.G12"/>
    </style:style>
    <style:style style:name="ce1972" style:family="table-cell" style:parent-style-name="Default">
      <style:table-cell-properties fo:wrap-option="wrap" fo:padding="1.99mm" style:vertical-align="top"/>
      <style:map style:condition="cell-content()!=&quot;&quot;" style:apply-style-name="cellule_20_normale" style:base-cell-address="'Village pêcheur taverne seule'.G13"/>
    </style:style>
    <style:style style:name="ce1973" style:family="table-cell" style:parent-style-name="Default">
      <style:table-cell-properties fo:wrap-option="wrap" fo:padding="1.99mm" style:vertical-align="top"/>
      <style:map style:condition="cell-content()!=&quot;&quot;" style:apply-style-name="cellule_20_normale" style:base-cell-address="'Village pêcheur taverne seule'.G17"/>
    </style:style>
    <style:style style:name="ce1974" style:family="table-cell" style:parent-style-name="Default">
      <style:table-cell-properties fo:wrap-option="wrap" fo:padding="1.99mm" style:vertical-align="top"/>
      <style:map style:condition="cell-content()!=&quot;&quot;" style:apply-style-name="cellule_20_normale" style:base-cell-address="'Village pêcheur taverne seule'.H8"/>
    </style:style>
    <style:style style:name="ce1975" style:family="table-cell" style:parent-style-name="Default">
      <style:table-cell-properties fo:wrap-option="wrap" fo:padding="1.99mm" style:vertical-align="top"/>
      <style:map style:condition="cell-content()!=&quot;&quot;" style:apply-style-name="cellule_20_normale" style:base-cell-address="'Village pêcheur taverne seule'.H9"/>
    </style:style>
    <style:style style:name="ce1976" style:family="table-cell" style:parent-style-name="Default">
      <style:table-cell-properties fo:wrap-option="wrap" fo:padding="1.99mm" style:vertical-align="top"/>
      <style:map style:condition="cell-content()!=&quot;&quot;" style:apply-style-name="cellule_20_normale" style:base-cell-address="'Village pêcheur taverne seule'.H10"/>
    </style:style>
    <style:style style:name="ce1977" style:family="table-cell" style:parent-style-name="Default">
      <style:table-cell-properties fo:wrap-option="wrap" fo:padding="1.99mm" style:vertical-align="top"/>
      <style:map style:condition="cell-content()!=&quot;&quot;" style:apply-style-name="cellule_20_normale" style:base-cell-address="'Village pêcheur taverne seule'.H11"/>
    </style:style>
    <style:style style:name="ce1978" style:family="table-cell" style:parent-style-name="Default">
      <style:table-cell-properties fo:wrap-option="wrap" fo:border="0.06pt solid #000000" fo:padding="1.99mm"/>
      <style:map style:condition="cell-content()!=&quot;&quot;" style:apply-style-name="cellule_20_normale" style:base-cell-address="'Village pêcheur taverne seule'.H12"/>
    </style:style>
    <style:style style:name="ce1979" style:family="table-cell" style:parent-style-name="Default">
      <style:table-cell-properties fo:wrap-option="wrap" fo:border="0.06pt solid #000000" fo:padding="1.99mm"/>
      <style:map style:condition="cell-content()!=&quot;&quot;" style:apply-style-name="cellule_20_normale" style:base-cell-address="'Village pêcheur taverne seule'.H13"/>
    </style:style>
    <style:style style:name="ce1980" style:family="table-cell" style:parent-style-name="Default">
      <style:table-cell-properties fo:wrap-option="wrap" fo:padding="1.99mm" style:vertical-align="top"/>
      <style:map style:condition="cell-content()!=&quot;&quot;" style:apply-style-name="cellule_20_normale" style:base-cell-address="'Village pêcheur taverne seule'.I8"/>
    </style:style>
    <style:style style:name="ce1981" style:family="table-cell" style:parent-style-name="Default">
      <style:table-cell-properties fo:wrap-option="wrap" fo:padding="1.99mm" style:vertical-align="top"/>
      <style:map style:condition="cell-content()!=&quot;&quot;" style:apply-style-name="cellule_20_normale" style:base-cell-address="'Village pêcheur taverne seule'.I9"/>
    </style:style>
    <style:style style:name="ce1982" style:family="table-cell" style:parent-style-name="Default">
      <style:table-cell-properties fo:wrap-option="wrap" fo:padding="1.99mm" style:vertical-align="top"/>
      <style:map style:condition="cell-content()!=&quot;&quot;" style:apply-style-name="cellule_20_normale" style:base-cell-address="'Village pêcheur taverne seule'.I10"/>
    </style:style>
    <style:style style:name="ce1983" style:family="table-cell" style:parent-style-name="Default">
      <style:table-cell-properties fo:wrap-option="wrap" fo:padding="1.99mm" style:vertical-align="top"/>
      <style:map style:condition="cell-content()!=&quot;&quot;" style:apply-style-name="cellule_20_normale" style:base-cell-address="'Village pêcheur taverne seule'.I11"/>
    </style:style>
    <style:style style:name="ce1984" style:family="table-cell" style:parent-style-name="Default">
      <style:table-cell-properties fo:wrap-option="wrap" fo:border="0.06pt solid #000000" fo:padding="1.99mm"/>
      <style:map style:condition="cell-content()!=&quot;&quot;" style:apply-style-name="cellule_20_normale" style:base-cell-address="'Village pêcheur taverne seule'.I12"/>
    </style:style>
    <style:style style:name="ce1985" style:family="table-cell" style:parent-style-name="Default">
      <style:table-cell-properties fo:wrap-option="wrap" fo:border="0.06pt solid #000000" fo:padding="1.99mm"/>
      <style:map style:condition="cell-content()!=&quot;&quot;" style:apply-style-name="cellule_20_normale" style:base-cell-address="'Village pêcheur taverne seule'.I13"/>
    </style:style>
    <style:style style:name="ce1986" style:family="table-cell" style:parent-style-name="Default">
      <style:table-cell-properties fo:wrap-option="wrap" fo:padding="1.99mm" style:vertical-align="top"/>
      <style:map style:condition="cell-content()!=&quot;&quot;" style:apply-style-name="cellule_20_normale" style:base-cell-address="'Village pêcheur taverne seule'.I14"/>
    </style:style>
    <style:style style:name="ce1987" style:family="table-cell" style:parent-style-name="Default">
      <style:table-cell-properties fo:wrap-option="wrap" fo:padding="1.99mm" style:vertical-align="top"/>
      <style:map style:condition="cell-content()!=&quot;&quot;" style:apply-style-name="cellule_20_normale" style:base-cell-address="'Village pêcheur taverne seule'.I15"/>
    </style:style>
    <style:style style:name="ce1988" style:family="table-cell" style:parent-style-name="Default">
      <style:table-cell-properties fo:wrap-option="wrap" fo:padding="1.99mm" style:vertical-align="top"/>
      <style:map style:condition="cell-content()!=&quot;&quot;" style:apply-style-name="cellule_20_normale" style:base-cell-address="'Village pêcheur taverne seule'.I16"/>
    </style:style>
    <style:style style:name="ce1989" style:family="table-cell" style:parent-style-name="Default">
      <style:table-cell-properties fo:wrap-option="wrap" fo:padding="1.99mm" style:vertical-align="top"/>
      <style:map style:condition="cell-content()!=&quot;&quot;" style:apply-style-name="cellule_20_normale" style:base-cell-address="'Village pêcheur taverne seule'.I17"/>
    </style:style>
    <style:style style:name="ce1990" style:family="table-cell" style:parent-style-name="Default">
      <style:table-cell-properties fo:wrap-option="wrap" fo:padding="1.99mm" style:vertical-align="top"/>
      <style:map style:condition="cell-content()!=&quot;&quot;" style:apply-style-name="cellule_20_normale" style:base-cell-address="'Village pêcheur avec maçon'.A3"/>
    </style:style>
    <style:style style:name="ce1991" style:family="table-cell" style:parent-style-name="Default">
      <style:table-cell-properties fo:wrap-option="wrap" fo:padding="1.99mm" style:vertical-align="top"/>
      <style:map style:condition="cell-content()!=&quot;&quot;" style:apply-style-name="cellule_20_normale" style:base-cell-address="'Village pêcheur avec maçon'.A4"/>
    </style:style>
    <style:style style:name="ce1992" style:family="table-cell" style:parent-style-name="Default">
      <style:table-cell-properties fo:wrap-option="wrap" fo:padding="1.99mm" style:vertical-align="top"/>
      <style:map style:condition="cell-content()!=&quot;&quot;" style:apply-style-name="cellule_20_normale" style:base-cell-address="'Village pêcheur avec maçon'.A5"/>
    </style:style>
    <style:style style:name="ce1993" style:family="table-cell" style:parent-style-name="Default">
      <style:table-cell-properties fo:wrap-option="wrap" fo:padding="1.99mm" style:vertical-align="top"/>
      <style:map style:condition="cell-content()!=&quot;&quot;" style:apply-style-name="cellule_20_normale" style:base-cell-address="'Village pêcheur avec maçon'.A6"/>
    </style:style>
    <style:style style:name="ce1994" style:family="table-cell" style:parent-style-name="Default">
      <style:table-cell-properties fo:wrap-option="wrap" fo:padding="1.99mm" style:vertical-align="top"/>
      <style:map style:condition="cell-content()!=&quot;&quot;" style:apply-style-name="cellule_20_normale" style:base-cell-address="'Village pêcheur avec maçon'.A7"/>
    </style:style>
    <style:style style:name="ce1995" style:family="table-cell" style:parent-style-name="Default">
      <style:table-cell-properties fo:wrap-option="wrap" fo:padding="1.99mm" style:vertical-align="top"/>
      <style:map style:condition="cell-content()!=&quot;&quot;" style:apply-style-name="cellule_20_normale" style:base-cell-address="'Village pêcheur avec maçon'.A8"/>
    </style:style>
    <style:style style:name="ce1996" style:family="table-cell" style:parent-style-name="Default">
      <style:table-cell-properties fo:wrap-option="wrap" fo:padding="1.99mm" style:vertical-align="top"/>
      <style:map style:condition="cell-content()!=&quot;&quot;" style:apply-style-name="cellule_20_normale" style:base-cell-address="'Village pêcheur avec maçon'.A9"/>
    </style:style>
    <style:style style:name="ce1997" style:family="table-cell" style:parent-style-name="Default">
      <style:table-cell-properties fo:wrap-option="wrap" fo:padding="1.99mm" style:vertical-align="top"/>
      <style:map style:condition="cell-content()!=&quot;&quot;" style:apply-style-name="cellule_20_normale" style:base-cell-address="'Village pêcheur avec maçon'.A10"/>
    </style:style>
    <style:style style:name="ce1998" style:family="table-cell" style:parent-style-name="Default">
      <style:table-cell-properties fo:wrap-option="wrap" fo:padding="1.99mm" style:vertical-align="top"/>
      <style:map style:condition="cell-content()!=&quot;&quot;" style:apply-style-name="cellule_20_normale" style:base-cell-address="'Village pêcheur avec maçon'.A11"/>
    </style:style>
    <style:style style:name="ce1999" style:family="table-cell" style:parent-style-name="Default">
      <style:table-cell-properties fo:wrap-option="wrap" fo:padding="1.99mm" style:vertical-align="top"/>
      <style:map style:condition="cell-content()!=&quot;&quot;" style:apply-style-name="cellule_20_normale" style:base-cell-address="'Village pêcheur avec maçon'.A13"/>
    </style:style>
    <style:style style:name="ce2000" style:family="table-cell" style:parent-style-name="Default">
      <style:table-cell-properties fo:wrap-option="wrap" fo:padding="1.99mm" style:vertical-align="top"/>
      <style:map style:condition="cell-content()!=&quot;&quot;" style:apply-style-name="cellule_20_normale" style:base-cell-address="'Village pêcheur avec maçon'.A17"/>
    </style:style>
    <style:style style:name="ce2001" style:family="table-cell" style:parent-style-name="Default">
      <style:table-cell-properties fo:wrap-option="wrap" fo:padding="1.99mm" style:vertical-align="top"/>
      <style:map style:condition="cell-content()!=&quot;&quot;" style:apply-style-name="cellule_20_normale" style:base-cell-address="'Village pêcheur avec maçon'.A18"/>
    </style:style>
    <style:style style:name="ce2002" style:family="table-cell" style:parent-style-name="Default">
      <style:table-cell-properties fo:wrap-option="wrap" fo:padding="1.99mm" style:vertical-align="top"/>
      <style:map style:condition="cell-content()!=&quot;&quot;" style:apply-style-name="cellule_20_normale" style:base-cell-address="'Village pêcheur avec maçon'.A19"/>
    </style:style>
    <style:style style:name="ce2003" style:family="table-cell" style:parent-style-name="Default">
      <style:table-cell-properties fo:wrap-option="wrap" fo:padding="1.99mm" style:vertical-align="top"/>
      <style:map style:condition="cell-content()!=&quot;&quot;" style:apply-style-name="cellule_20_normale" style:base-cell-address="'Village pêcheur avec maçon'.A20"/>
    </style:style>
    <style:style style:name="ce2004" style:family="table-cell" style:parent-style-name="Default">
      <style:table-cell-properties fo:wrap-option="wrap" fo:padding="1.99mm" style:vertical-align="top"/>
      <style:map style:condition="cell-content()!=&quot;&quot;" style:apply-style-name="cellule_20_normale" style:base-cell-address="'Village pêcheur avec maçon'.A21"/>
    </style:style>
    <style:style style:name="ce2005" style:family="table-cell" style:parent-style-name="Default">
      <style:table-cell-properties fo:wrap-option="wrap" fo:padding="1.99mm" style:vertical-align="top"/>
      <style:map style:condition="cell-content()!=&quot;&quot;" style:apply-style-name="cellule_20_normale" style:base-cell-address="'Village pêcheur avec maçon'.A22"/>
    </style:style>
    <style:style style:name="ce2006" style:family="table-cell" style:parent-style-name="Default">
      <style:table-cell-properties fo:wrap-option="wrap" fo:padding="1.99mm" style:vertical-align="top"/>
      <style:map style:condition="cell-content()!=&quot;&quot;" style:apply-style-name="cellule_20_normale" style:base-cell-address="'Village pêcheur avec maçon'.A23"/>
    </style:style>
    <style:style style:name="ce2007" style:family="table-cell" style:parent-style-name="Default">
      <style:table-cell-properties fo:wrap-option="wrap" fo:border="0.06pt solid #000000" fo:padding="1.99mm"/>
      <style:map style:condition="cell-content()!=&quot;&quot;" style:apply-style-name="cellule_20_normale" style:base-cell-address="'Village pêcheur avec maçon'.A24"/>
    </style:style>
    <style:style style:name="ce2008" style:family="table-cell" style:parent-style-name="Default">
      <style:table-cell-properties fo:wrap-option="wrap" fo:border="0.06pt solid #000000" fo:padding="1.99mm"/>
      <style:map style:condition="cell-content()!=&quot;&quot;" style:apply-style-name="cellule_20_normale" style:base-cell-address="'Village pêcheur avec maçon'.A25"/>
    </style:style>
    <style:style style:name="ce2009" style:family="table-cell" style:parent-style-name="Default">
      <style:table-cell-properties fo:wrap-option="wrap" fo:border="0.06pt solid #000000" fo:padding="1.99mm"/>
      <style:map style:condition="cell-content()!=&quot;&quot;" style:apply-style-name="cellule_20_normale" style:base-cell-address="'Village pêcheur avec maçon'.A26"/>
    </style:style>
    <style:style style:name="ce2010" style:family="table-cell" style:parent-style-name="Default">
      <style:table-cell-properties fo:wrap-option="wrap" fo:border="0.06pt solid #000000" fo:padding="1.99mm"/>
      <style:map style:condition="cell-content()!=&quot;&quot;" style:apply-style-name="cellule_20_normale" style:base-cell-address="'Village pêcheur avec maçon'.A27"/>
    </style:style>
    <style:style style:name="ce2011" style:family="table-cell" style:parent-style-name="Default">
      <style:table-cell-properties fo:wrap-option="wrap" fo:border="0.06pt solid #000000" fo:padding="1.99mm"/>
      <style:map style:condition="cell-content()!=&quot;&quot;" style:apply-style-name="cellule_20_normale" style:base-cell-address="'Village pêcheur avec maçon'.A28"/>
    </style:style>
    <style:style style:name="ce2012" style:family="table-cell" style:parent-style-name="Default">
      <style:table-cell-properties fo:wrap-option="wrap" fo:border="0.06pt solid #000000" fo:padding="1.99mm"/>
      <style:map style:condition="cell-content()!=&quot;&quot;" style:apply-style-name="cellule_20_normale" style:base-cell-address="'Village pêcheur avec maçon'.A29"/>
    </style:style>
    <style:style style:name="ce2013" style:family="table-cell" style:parent-style-name="Default">
      <style:table-cell-properties fo:wrap-option="wrap" fo:border="0.06pt solid #000000" fo:padding="1.99mm"/>
      <style:map style:condition="cell-content()!=&quot;&quot;" style:apply-style-name="cellule_20_normale" style:base-cell-address="'Village pêcheur avec maçon'.A30"/>
    </style:style>
    <style:style style:name="ce2014" style:family="table-cell" style:parent-style-name="Default">
      <style:table-cell-properties fo:wrap-option="wrap" fo:border="0.06pt solid #000000" fo:padding="1.99mm"/>
      <style:map style:condition="cell-content()!=&quot;&quot;" style:apply-style-name="cellule_20_normale" style:base-cell-address="'Village pêcheur avec maçon'.A31"/>
    </style:style>
    <style:style style:name="ce2015" style:family="table-cell" style:parent-style-name="Default">
      <style:table-cell-properties fo:wrap-option="wrap" fo:border="0.06pt solid #000000" fo:padding="1.99mm"/>
      <style:map style:condition="cell-content()!=&quot;&quot;" style:apply-style-name="cellule_20_normale" style:base-cell-address="'Village pêcheur avec maçon'.A32"/>
    </style:style>
    <style:style style:name="ce2016" style:family="table-cell" style:parent-style-name="Default">
      <style:table-cell-properties fo:wrap-option="wrap" fo:border="0.06pt solid #000000" fo:padding="1.99mm"/>
      <style:map style:condition="cell-content()!=&quot;&quot;" style:apply-style-name="cellule_20_normale" style:base-cell-address="'Village pêcheur avec maçon'.A33"/>
    </style:style>
    <style:style style:name="ce2017" style:family="table-cell" style:parent-style-name="Default">
      <style:table-cell-properties fo:wrap-option="wrap" fo:border="0.06pt solid #000000" fo:padding="1.99mm"/>
      <style:map style:condition="cell-content()!=&quot;&quot;" style:apply-style-name="cellule_20_normale" style:base-cell-address="'Village pêcheur avec maçon'.A34"/>
    </style:style>
    <style:style style:name="ce2018" style:family="table-cell" style:parent-style-name="Default">
      <style:table-cell-properties fo:wrap-option="wrap" fo:border="0.06pt solid #000000" fo:padding="1.99mm"/>
      <style:map style:condition="cell-content()!=&quot;&quot;" style:apply-style-name="cellule_20_normale" style:base-cell-address="'Village pêcheur avec maçon'.A35"/>
    </style:style>
    <style:style style:name="ce2019" style:family="table-cell" style:parent-style-name="Default">
      <style:table-cell-properties fo:wrap-option="wrap" fo:border="0.06pt solid #000000" fo:padding="1.99mm"/>
      <style:map style:condition="cell-content()!=&quot;&quot;" style:apply-style-name="cellule_20_normale" style:base-cell-address="'Village pêcheur avec maçon'.A36"/>
    </style:style>
    <style:style style:name="ce2020" style:family="table-cell" style:parent-style-name="Default">
      <style:table-cell-properties fo:wrap-option="wrap" fo:border="0.06pt solid #000000" fo:padding="1.99mm"/>
      <style:map style:condition="cell-content()!=&quot;&quot;" style:apply-style-name="cellule_20_normale" style:base-cell-address="'Village pêcheur avec maçon'.A37"/>
    </style:style>
    <style:style style:name="ce2021" style:family="table-cell" style:parent-style-name="Default">
      <style:table-cell-properties fo:wrap-option="wrap" fo:border="0.06pt solid #000000" fo:padding="1.99mm"/>
      <style:map style:condition="cell-content()!=&quot;&quot;" style:apply-style-name="cellule_20_normale" style:base-cell-address="'Village pêcheur avec maçon'.A38"/>
    </style:style>
    <style:style style:name="ce2022" style:family="table-cell" style:parent-style-name="Default">
      <style:table-cell-properties fo:wrap-option="wrap" fo:border="0.06pt solid #000000" fo:padding="1.99mm"/>
      <style:map style:condition="cell-content()!=&quot;&quot;" style:apply-style-name="cellule_20_normale" style:base-cell-address="'Village pêcheur avec maçon'.A39"/>
    </style:style>
    <style:style style:name="ce2023" style:family="table-cell" style:parent-style-name="Default">
      <style:table-cell-properties fo:wrap-option="wrap" fo:border="0.06pt solid #000000" fo:padding="1.99mm"/>
      <style:map style:condition="cell-content()!=&quot;&quot;" style:apply-style-name="cellule_20_normale" style:base-cell-address="'Village pêcheur avec maçon'.A40"/>
    </style:style>
    <style:style style:name="ce2024" style:family="table-cell" style:parent-style-name="Default">
      <style:table-cell-properties fo:wrap-option="wrap" fo:padding="1.99mm" style:vertical-align="top"/>
      <style:map style:condition="cell-content()!=&quot;&quot;" style:apply-style-name="cellule_20_normale" style:base-cell-address="'Village pêcheur avec maçon'.A43"/>
    </style:style>
    <style:style style:name="ce2025" style:family="table-cell" style:parent-style-name="Default">
      <style:table-cell-properties fo:wrap-option="wrap" fo:padding="1.99mm" style:vertical-align="top"/>
      <style:map style:condition="cell-content()!=&quot;&quot;" style:apply-style-name="cellule_20_normale" style:base-cell-address="'Village pêcheur avec maçon'.A44"/>
    </style:style>
    <style:style style:name="ce2026" style:family="table-cell" style:parent-style-name="Default">
      <style:table-cell-properties fo:wrap-option="wrap" fo:padding="1.99mm" style:vertical-align="top"/>
      <style:map style:condition="cell-content()!=&quot;&quot;" style:apply-style-name="cellule_20_normale" style:base-cell-address="'Village pêcheur avec maçon'.A45"/>
    </style:style>
    <style:style style:name="ce2027" style:family="table-cell" style:parent-style-name="Default">
      <style:table-cell-properties fo:wrap-option="wrap" fo:padding="1.99mm" style:vertical-align="top"/>
      <style:map style:condition="cell-content()!=&quot;&quot;" style:apply-style-name="cellule_20_normale" style:base-cell-address="'Village pêcheur avec maçon'.A46"/>
    </style:style>
    <style:style style:name="ce2028" style:family="table-cell" style:parent-style-name="Default">
      <style:table-cell-properties fo:wrap-option="wrap" fo:padding="1.99mm" style:vertical-align="top"/>
      <style:map style:condition="cell-content()!=&quot;&quot;" style:apply-style-name="cellule_20_normale" style:base-cell-address="'Village pêcheur avec maçon'.A47"/>
    </style:style>
    <style:style style:name="ce2029" style:family="table-cell" style:parent-style-name="Default">
      <style:table-cell-properties fo:wrap-option="wrap" fo:padding="1.99mm" style:vertical-align="top"/>
      <style:map style:condition="cell-content()!=&quot;&quot;" style:apply-style-name="cellule_20_normale" style:base-cell-address="'Village pêcheur avec maçon'.A48"/>
    </style:style>
    <style:style style:name="ce2030" style:family="table-cell" style:parent-style-name="Default">
      <style:table-cell-properties fo:wrap-option="wrap" fo:padding="1.99mm" style:vertical-align="top"/>
      <style:map style:condition="cell-content()!=&quot;&quot;" style:apply-style-name="cellule_20_normale" style:base-cell-address="'Village pêcheur avec maçon'.A49"/>
    </style:style>
    <style:style style:name="ce2031" style:family="table-cell" style:parent-style-name="Default">
      <style:table-cell-properties fo:wrap-option="wrap" fo:padding="1.99mm" style:vertical-align="top"/>
      <style:map style:condition="cell-content()!=&quot;&quot;" style:apply-style-name="cellule_20_normale" style:base-cell-address="'Village pêcheur avec maçon'.A50"/>
    </style:style>
    <style:style style:name="ce2032" style:family="table-cell" style:parent-style-name="Default">
      <style:table-cell-properties fo:wrap-option="wrap" fo:padding="1.99mm" style:vertical-align="top"/>
      <style:map style:condition="cell-content()!=&quot;&quot;" style:apply-style-name="cellule_20_normale" style:base-cell-address="'Village pêcheur avec maçon'.A51"/>
    </style:style>
    <style:style style:name="ce2033" style:family="table-cell" style:parent-style-name="Default">
      <style:table-cell-properties fo:wrap-option="wrap" fo:padding="1.99mm" style:vertical-align="top"/>
      <style:map style:condition="cell-content()!=&quot;&quot;" style:apply-style-name="cellule_20_normale" style:base-cell-address="'Village pêcheur avec maçon'.A52"/>
    </style:style>
    <style:style style:name="ce2034" style:family="table-cell" style:parent-style-name="Default">
      <style:table-cell-properties fo:wrap-option="wrap" fo:padding="1.99mm" style:vertical-align="top"/>
      <style:map style:condition="cell-content()!=&quot;&quot;" style:apply-style-name="cellule_20_normale" style:base-cell-address="'Village pêcheur avec maçon'.A53"/>
    </style:style>
    <style:style style:name="ce2035" style:family="table-cell" style:parent-style-name="Default">
      <style:table-cell-properties fo:wrap-option="wrap" fo:padding="1.99mm" style:vertical-align="top"/>
      <style:map style:condition="cell-content()!=&quot;&quot;" style:apply-style-name="cellule_20_normale" style:base-cell-address="'Village pêcheur avec maçon'.A54"/>
    </style:style>
    <style:style style:name="ce2036" style:family="table-cell" style:parent-style-name="Default">
      <style:table-cell-properties fo:wrap-option="wrap" fo:padding="1.99mm" style:vertical-align="top"/>
      <style:map style:condition="cell-content()!=&quot;&quot;" style:apply-style-name="cellule_20_normale" style:base-cell-address="'Village pêcheur avec maçon'.A55"/>
    </style:style>
    <style:style style:name="ce2037" style:family="table-cell" style:parent-style-name="Default">
      <style:table-cell-properties fo:wrap-option="wrap" fo:padding="1.99mm" style:vertical-align="top"/>
      <style:map style:condition="cell-content()!=&quot;&quot;" style:apply-style-name="cellule_20_normale" style:base-cell-address="'Village pêcheur avec maçon'.A56"/>
    </style:style>
    <style:style style:name="ce2038" style:family="table-cell" style:parent-style-name="Default">
      <style:table-cell-properties fo:wrap-option="wrap" fo:padding="1.99mm" style:vertical-align="top"/>
      <style:map style:condition="cell-content()!=&quot;&quot;" style:apply-style-name="cellule_20_normale" style:base-cell-address="'Village pêcheur avec maçon'.A57"/>
    </style:style>
    <style:style style:name="ce2039" style:family="table-cell" style:parent-style-name="Default">
      <style:table-cell-properties fo:wrap-option="wrap" fo:padding="1.99mm" style:vertical-align="top"/>
      <style:map style:condition="cell-content()!=&quot;&quot;" style:apply-style-name="cellule_20_normale" style:base-cell-address="'Village pêcheur avec maçon'.A58"/>
    </style:style>
    <style:style style:name="ce2040" style:family="table-cell" style:parent-style-name="Default">
      <style:table-cell-properties fo:wrap-option="wrap" fo:padding="1.99mm" style:vertical-align="top"/>
      <style:map style:condition="cell-content()!=&quot;&quot;" style:apply-style-name="cellule_20_normale" style:base-cell-address="'Village pêcheur avec maçon'.A59"/>
    </style:style>
    <style:style style:name="ce2041" style:family="table-cell" style:parent-style-name="Default">
      <style:table-cell-properties fo:wrap-option="wrap" fo:padding="1.99mm" style:vertical-align="top"/>
      <style:map style:condition="cell-content()!=&quot;&quot;" style:apply-style-name="cellule_20_normale" style:base-cell-address="'Village pêcheur avec maçon'.A60"/>
    </style:style>
    <style:style style:name="ce2042" style:family="table-cell" style:parent-style-name="Default">
      <style:table-cell-properties fo:wrap-option="wrap" fo:padding="1.99mm" style:vertical-align="top"/>
      <style:map style:condition="cell-content()!=&quot;&quot;" style:apply-style-name="cellule_20_normale" style:base-cell-address="'Village pêcheur avec maçon'.A61"/>
    </style:style>
    <style:style style:name="ce2043" style:family="table-cell" style:parent-style-name="Default">
      <style:table-cell-properties fo:wrap-option="wrap" fo:padding="1.99mm" style:vertical-align="top"/>
      <style:map style:condition="cell-content()!=&quot;&quot;" style:apply-style-name="cellule_20_normale" style:base-cell-address="'Village pêcheur avec maçon'.A62"/>
    </style:style>
    <style:style style:name="ce2044" style:family="table-cell" style:parent-style-name="Default">
      <style:table-cell-properties fo:wrap-option="wrap" fo:padding="1.99mm" style:vertical-align="top"/>
      <style:map style:condition="cell-content()!=&quot;&quot;" style:apply-style-name="cellule_20_normale" style:base-cell-address="'Village pêcheur avec maçon'.A63"/>
    </style:style>
    <style:style style:name="ce2045" style:family="table-cell" style:parent-style-name="Default">
      <style:table-cell-properties fo:wrap-option="wrap" fo:padding="1.99mm" style:vertical-align="top"/>
      <style:map style:condition="cell-content()!=&quot;&quot;" style:apply-style-name="cellule_20_normale" style:base-cell-address="'Village pêcheur avec maçon'.A64"/>
    </style:style>
    <style:style style:name="ce2046" style:family="table-cell" style:parent-style-name="Default">
      <style:table-cell-properties fo:wrap-option="wrap" fo:padding="1.99mm" style:vertical-align="top"/>
      <style:map style:condition="cell-content()!=&quot;&quot;" style:apply-style-name="cellule_20_normale" style:base-cell-address="'Village pêcheur avec maçon'.A65"/>
    </style:style>
    <style:style style:name="ce2047" style:family="table-cell" style:parent-style-name="Default">
      <style:table-cell-properties fo:wrap-option="wrap" fo:padding="1.99mm" style:vertical-align="top"/>
      <style:map style:condition="cell-content()!=&quot;&quot;" style:apply-style-name="cellule_20_normale" style:base-cell-address="'Village pêcheur avec maçon'.A66"/>
    </style:style>
    <style:style style:name="ce2048" style:family="table-cell" style:parent-style-name="Default">
      <style:table-cell-properties fo:wrap-option="wrap" fo:padding="1.99mm" style:vertical-align="top"/>
      <style:map style:condition="cell-content()!=&quot;&quot;" style:apply-style-name="cellule_20_normale" style:base-cell-address="'Village pêcheur avec maçon'.A67"/>
    </style:style>
    <style:style style:name="ce2049" style:family="table-cell" style:parent-style-name="Default">
      <style:table-cell-properties fo:wrap-option="wrap" fo:padding="1.99mm" style:vertical-align="top"/>
      <style:map style:condition="cell-content()!=&quot;&quot;" style:apply-style-name="cellule_20_normale" style:base-cell-address="'Village pêcheur avec maçon'.A68"/>
    </style:style>
    <style:style style:name="ce2050" style:family="table-cell" style:parent-style-name="Default">
      <style:table-cell-properties fo:wrap-option="wrap" fo:padding="1.99mm" style:vertical-align="top"/>
      <style:map style:condition="cell-content()!=&quot;&quot;" style:apply-style-name="cellule_20_normale" style:base-cell-address="'Village pêcheur avec maçon'.A69"/>
    </style:style>
    <style:style style:name="ce2051" style:family="table-cell" style:parent-style-name="Default">
      <style:table-cell-properties fo:wrap-option="wrap" fo:padding="1.99mm" style:vertical-align="top"/>
      <style:map style:condition="cell-content()!=&quot;&quot;" style:apply-style-name="cellule_20_normale" style:base-cell-address="'Village pêcheur avec maçon'.A70"/>
    </style:style>
    <style:style style:name="ce2052" style:family="table-cell" style:parent-style-name="Default">
      <style:table-cell-properties fo:wrap-option="wrap" fo:padding="1.99mm" style:vertical-align="top"/>
      <style:map style:condition="cell-content()!=&quot;&quot;" style:apply-style-name="cellule_20_normale" style:base-cell-address="'Village pêcheur avec maçon'.A71"/>
    </style:style>
    <style:style style:name="ce2053" style:family="table-cell" style:parent-style-name="Default">
      <style:table-cell-properties fo:wrap-option="wrap" fo:padding="1.99mm" style:vertical-align="top"/>
      <style:map style:condition="cell-content()!=&quot;&quot;" style:apply-style-name="cellule_20_normale" style:base-cell-address="'Village pêcheur avec maçon'.A72"/>
    </style:style>
    <style:style style:name="ce2054" style:family="table-cell" style:parent-style-name="Default">
      <style:table-cell-properties fo:wrap-option="wrap" fo:padding="1.99mm" style:vertical-align="top"/>
      <style:map style:condition="cell-content()!=&quot;&quot;" style:apply-style-name="cellule_20_normale" style:base-cell-address="'Village pêcheur avec maçon'.A73"/>
    </style:style>
    <style:style style:name="ce2055" style:family="table-cell" style:parent-style-name="Default">
      <style:table-cell-properties fo:wrap-option="wrap" fo:padding="1.99mm" style:vertical-align="top"/>
      <style:map style:condition="cell-content()!=&quot;&quot;" style:apply-style-name="cellule_20_normale" style:base-cell-address="'Village pêcheur avec maçon'.A74"/>
    </style:style>
    <style:style style:name="ce2056" style:family="table-cell" style:parent-style-name="Default">
      <style:table-cell-properties fo:wrap-option="wrap" fo:padding="1.99mm" style:vertical-align="top"/>
      <style:map style:condition="cell-content()!=&quot;&quot;" style:apply-style-name="cellule_20_normale" style:base-cell-address="'Village pêcheur avec maçon'.A75"/>
    </style:style>
    <style:style style:name="ce2057" style:family="table-cell" style:parent-style-name="Default">
      <style:table-cell-properties fo:wrap-option="wrap" fo:padding="1.99mm" style:vertical-align="top"/>
      <style:map style:condition="cell-content()!=&quot;&quot;" style:apply-style-name="cellule_20_normale" style:base-cell-address="'Village pêcheur avec maçon'.A76"/>
    </style:style>
    <style:style style:name="ce2058" style:family="table-cell" style:parent-style-name="Default">
      <style:table-cell-properties fo:wrap-option="wrap" fo:padding="1.99mm" style:vertical-align="top"/>
      <style:map style:condition="cell-content()!=&quot;&quot;" style:apply-style-name="cellule_20_normale" style:base-cell-address="'Village pêcheur avec maçon'.A77"/>
    </style:style>
    <style:style style:name="ce2059" style:family="table-cell" style:parent-style-name="Default">
      <style:table-cell-properties fo:wrap-option="wrap" fo:padding="1.99mm" style:vertical-align="top"/>
      <style:map style:condition="cell-content()!=&quot;&quot;" style:apply-style-name="cellule_20_normale" style:base-cell-address="'Village pêcheur avec maçon'.A78"/>
    </style:style>
    <style:style style:name="ce2060" style:family="table-cell" style:parent-style-name="Default">
      <style:table-cell-properties fo:wrap-option="wrap" fo:padding="1.99mm" style:vertical-align="top"/>
      <style:map style:condition="cell-content()!=&quot;&quot;" style:apply-style-name="cellule_20_normale" style:base-cell-address="'Village pêcheur avec maçon'.A79"/>
    </style:style>
    <style:style style:name="ce2061" style:family="table-cell" style:parent-style-name="Default">
      <style:table-cell-properties fo:wrap-option="wrap" fo:padding="1.99mm" style:vertical-align="top"/>
      <style:map style:condition="cell-content()!=&quot;&quot;" style:apply-style-name="cellule_20_normale" style:base-cell-address="'Village pêcheur avec maçon'.A80"/>
    </style:style>
    <style:style style:name="ce2062" style:family="table-cell" style:parent-style-name="Default">
      <style:table-cell-properties fo:wrap-option="wrap" fo:padding="1.99mm" style:vertical-align="top"/>
      <style:map style:condition="cell-content()!=&quot;&quot;" style:apply-style-name="cellule_20_normale" style:base-cell-address="'Village pêcheur avec maçon'.A81"/>
    </style:style>
    <style:style style:name="ce2063" style:family="table-cell" style:parent-style-name="Default">
      <style:table-cell-properties fo:wrap-option="wrap" fo:padding="1.99mm" style:vertical-align="top"/>
      <style:map style:condition="cell-content()!=&quot;&quot;" style:apply-style-name="cellule_20_normale" style:base-cell-address="'Village pêcheur avec maçon'.A82"/>
    </style:style>
    <style:style style:name="ce2064" style:family="table-cell" style:parent-style-name="Default">
      <style:table-cell-properties fo:wrap-option="wrap" fo:padding="1.99mm" style:vertical-align="top"/>
      <style:map style:condition="cell-content()!=&quot;&quot;" style:apply-style-name="cellule_20_normale" style:base-cell-address="'Village pêcheur avec maçon'.A83"/>
    </style:style>
    <style:style style:name="ce2065" style:family="table-cell" style:parent-style-name="Default">
      <style:table-cell-properties fo:wrap-option="wrap" fo:padding="1.99mm" style:vertical-align="top"/>
      <style:map style:condition="cell-content()!=&quot;&quot;" style:apply-style-name="cellule_20_normale" style:base-cell-address="'Village pêcheur avec maçon'.A84"/>
    </style:style>
    <style:style style:name="ce2066" style:family="table-cell" style:parent-style-name="Default">
      <style:table-cell-properties fo:wrap-option="wrap" fo:padding="1.99mm" style:vertical-align="top"/>
      <style:map style:condition="cell-content()!=&quot;&quot;" style:apply-style-name="cellule_20_normale" style:base-cell-address="'Village pêcheur avec maçon'.A85"/>
    </style:style>
    <style:style style:name="ce2067" style:family="table-cell" style:parent-style-name="Default">
      <style:table-cell-properties fo:wrap-option="wrap" fo:padding="1.99mm" style:vertical-align="top"/>
      <style:map style:condition="cell-content()!=&quot;&quot;" style:apply-style-name="cellule_20_normale" style:base-cell-address="'Village pêcheur avec maçon'.A86"/>
    </style:style>
    <style:style style:name="ce2068" style:family="table-cell" style:parent-style-name="Default">
      <style:table-cell-properties fo:wrap-option="wrap" fo:padding="1.99mm" style:vertical-align="top"/>
      <style:map style:condition="cell-content()!=&quot;&quot;" style:apply-style-name="cellule_20_normale" style:base-cell-address="'Village pêcheur avec maçon'.A87"/>
    </style:style>
    <style:style style:name="ce2069" style:family="table-cell" style:parent-style-name="Default">
      <style:table-cell-properties fo:wrap-option="wrap" fo:padding="1.99mm" style:vertical-align="top"/>
      <style:map style:condition="cell-content()!=&quot;&quot;" style:apply-style-name="cellule_20_normale" style:base-cell-address="'Village pêcheur avec maçon'.A88"/>
    </style:style>
    <style:style style:name="ce2070" style:family="table-cell" style:parent-style-name="Default">
      <style:table-cell-properties fo:wrap-option="wrap" fo:padding="1.99mm" style:vertical-align="top"/>
      <style:map style:condition="cell-content()!=&quot;&quot;" style:apply-style-name="cellule_20_normale" style:base-cell-address="'Village pêcheur avec maçon'.A89"/>
    </style:style>
    <style:style style:name="ce2071" style:family="table-cell" style:parent-style-name="Default">
      <style:table-cell-properties fo:wrap-option="wrap" fo:padding="1.99mm" style:vertical-align="top"/>
      <style:map style:condition="cell-content()!=&quot;&quot;" style:apply-style-name="cellule_20_normale" style:base-cell-address="'Village pêcheur avec maçon'.A90"/>
    </style:style>
    <style:style style:name="ce2072" style:family="table-cell" style:parent-style-name="Default">
      <style:table-cell-properties fo:wrap-option="wrap" fo:padding="1.99mm" style:vertical-align="top"/>
      <style:map style:condition="cell-content()!=&quot;&quot;" style:apply-style-name="cellule_20_normale" style:base-cell-address="'Village pêcheur avec maçon'.A91"/>
    </style:style>
    <style:style style:name="ce2073" style:family="table-cell" style:parent-style-name="Default">
      <style:table-cell-properties fo:wrap-option="wrap" fo:padding="1.99mm" style:vertical-align="top"/>
      <style:map style:condition="cell-content()!=&quot;&quot;" style:apply-style-name="cellule_20_normale" style:base-cell-address="'Village pêcheur avec maçon'.A92"/>
    </style:style>
    <style:style style:name="ce2074" style:family="table-cell" style:parent-style-name="Default">
      <style:table-cell-properties fo:wrap-option="wrap" fo:padding="1.99mm" style:vertical-align="top"/>
      <style:map style:condition="cell-content()!=&quot;&quot;" style:apply-style-name="cellule_20_normale" style:base-cell-address="'Village pêcheur avec maçon'.A93"/>
    </style:style>
    <style:style style:name="ce2075" style:family="table-cell" style:parent-style-name="Default">
      <style:table-cell-properties fo:wrap-option="wrap" fo:padding="1.99mm" style:vertical-align="top"/>
      <style:map style:condition="cell-content()!=&quot;&quot;" style:apply-style-name="cellule_20_normale" style:base-cell-address="'Village pêcheur avec maçon'.A94"/>
    </style:style>
    <style:style style:name="ce2076" style:family="table-cell" style:parent-style-name="Default">
      <style:table-cell-properties fo:wrap-option="wrap" fo:padding="1.99mm" style:vertical-align="top"/>
      <style:map style:condition="cell-content()!=&quot;&quot;" style:apply-style-name="cellule_20_normale" style:base-cell-address="'Village pêcheur avec maçon'.A95"/>
    </style:style>
    <style:style style:name="ce2077" style:family="table-cell" style:parent-style-name="Default">
      <style:table-cell-properties fo:wrap-option="wrap" fo:padding="1.99mm" style:vertical-align="top"/>
      <style:map style:condition="cell-content()!=&quot;&quot;" style:apply-style-name="cellule_20_normale" style:base-cell-address="'Village pêcheur avec maçon'.A96"/>
    </style:style>
    <style:style style:name="ce2078" style:family="table-cell" style:parent-style-name="Default">
      <style:table-cell-properties fo:wrap-option="wrap" fo:padding="1.99mm" style:vertical-align="top"/>
      <style:map style:condition="cell-content()!=&quot;&quot;" style:apply-style-name="cellule_20_normale" style:base-cell-address="'Village pêcheur avec maçon'.A97"/>
    </style:style>
    <style:style style:name="ce2079" style:family="table-cell" style:parent-style-name="Default">
      <style:table-cell-properties fo:wrap-option="wrap" fo:padding="1.99mm" style:vertical-align="top"/>
      <style:map style:condition="cell-content()!=&quot;&quot;" style:apply-style-name="cellule_20_normale" style:base-cell-address="'Village pêcheur avec maçon'.A98"/>
    </style:style>
    <style:style style:name="ce2080" style:family="table-cell" style:parent-style-name="Default">
      <style:table-cell-properties fo:wrap-option="wrap" fo:padding="1.99mm" style:vertical-align="top"/>
      <style:map style:condition="cell-content()!=&quot;&quot;" style:apply-style-name="cellule_20_normale" style:base-cell-address="'Village pêcheur avec maçon'.A99"/>
    </style:style>
    <style:style style:name="ce2081" style:family="table-cell" style:parent-style-name="Default">
      <style:table-cell-properties fo:wrap-option="wrap" fo:padding="1.99mm" style:vertical-align="top"/>
      <style:map style:condition="cell-content()!=&quot;&quot;" style:apply-style-name="cellule_20_normale" style:base-cell-address="'Village pêcheur avec maçon'.A100"/>
    </style:style>
    <style:style style:name="ce2082" style:family="table-cell" style:parent-style-name="Default">
      <style:table-cell-properties fo:wrap-option="wrap" fo:padding="1.99mm" style:vertical-align="top"/>
      <style:map style:condition="cell-content()!=&quot;&quot;" style:apply-style-name="cellule_20_normale" style:base-cell-address="'Village pêcheur avec maçon'.A101"/>
    </style:style>
    <style:style style:name="ce2083" style:family="table-cell" style:parent-style-name="Default">
      <style:table-cell-properties fo:wrap-option="wrap" fo:padding="1.99mm" style:vertical-align="top"/>
      <style:map style:condition="cell-content()!=&quot;&quot;" style:apply-style-name="cellule_20_normale" style:base-cell-address="'Village pêcheur avec maçon'.A102"/>
    </style:style>
    <style:style style:name="ce2084" style:family="table-cell" style:parent-style-name="Default">
      <style:table-cell-properties fo:wrap-option="wrap" fo:padding="1.99mm" style:vertical-align="top"/>
      <style:map style:condition="cell-content()!=&quot;&quot;" style:apply-style-name="cellule_20_normale" style:base-cell-address="'Village pêcheur avec maçon'.A103"/>
    </style:style>
    <style:style style:name="ce2085" style:family="table-cell" style:parent-style-name="Default">
      <style:table-cell-properties fo:wrap-option="wrap" fo:padding="1.99mm" style:vertical-align="top"/>
      <style:map style:condition="cell-content()!=&quot;&quot;" style:apply-style-name="cellule_20_normale" style:base-cell-address="'Village pêcheur avec maçon'.A104"/>
    </style:style>
    <style:style style:name="ce2086" style:family="table-cell" style:parent-style-name="Default">
      <style:table-cell-properties fo:wrap-option="wrap" fo:padding="1.99mm" style:vertical-align="top"/>
      <style:map style:condition="cell-content()!=&quot;&quot;" style:apply-style-name="cellule_20_normale" style:base-cell-address="'Village pêcheur avec maçon'.A105"/>
    </style:style>
    <style:style style:name="ce2087" style:family="table-cell" style:parent-style-name="Default">
      <style:table-cell-properties fo:wrap-option="wrap" fo:padding="1.99mm" style:vertical-align="top"/>
      <style:map style:condition="cell-content()!=&quot;&quot;" style:apply-style-name="cellule_20_normale" style:base-cell-address="'Village pêcheur avec maçon'.A106"/>
    </style:style>
    <style:style style:name="ce2088" style:family="table-cell" style:parent-style-name="Default">
      <style:table-cell-properties fo:wrap-option="wrap" fo:padding="1.99mm" style:vertical-align="top"/>
      <style:map style:condition="cell-content()!=&quot;&quot;" style:apply-style-name="cellule_20_normale" style:base-cell-address="'Village pêcheur avec maçon'.A107"/>
    </style:style>
    <style:style style:name="ce2089" style:family="table-cell" style:parent-style-name="Default">
      <style:table-cell-properties fo:wrap-option="wrap" fo:padding="1.99mm" style:vertical-align="top"/>
      <style:map style:condition="cell-content()!=&quot;&quot;" style:apply-style-name="cellule_20_normale" style:base-cell-address="'Village pêcheur avec maçon'.A108"/>
    </style:style>
    <style:style style:name="ce2090" style:family="table-cell" style:parent-style-name="Default">
      <style:table-cell-properties fo:wrap-option="wrap" fo:padding="1.99mm" style:vertical-align="top"/>
      <style:map style:condition="cell-content()!=&quot;&quot;" style:apply-style-name="cellule_20_normale" style:base-cell-address="'Village pêcheur avec maçon'.A109"/>
    </style:style>
    <style:style style:name="ce2091" style:family="table-cell" style:parent-style-name="Default">
      <style:table-cell-properties fo:wrap-option="wrap" fo:padding="1.99mm" style:vertical-align="top"/>
      <style:map style:condition="cell-content()!=&quot;&quot;" style:apply-style-name="cellule_20_normale" style:base-cell-address="'Village pêcheur avec maçon'.A110"/>
    </style:style>
    <style:style style:name="ce2092" style:family="table-cell" style:parent-style-name="Default">
      <style:table-cell-properties fo:wrap-option="wrap" fo:padding="1.99mm" style:vertical-align="top"/>
      <style:map style:condition="cell-content()!=&quot;&quot;" style:apply-style-name="cellule_20_normale" style:base-cell-address="'Village pêcheur avec maçon'.A111"/>
    </style:style>
    <style:style style:name="ce2093" style:family="table-cell" style:parent-style-name="Default">
      <style:table-cell-properties fo:wrap-option="wrap" fo:padding="1.99mm" style:vertical-align="top"/>
      <style:map style:condition="cell-content()!=&quot;&quot;" style:apply-style-name="cellule_20_normale" style:base-cell-address="'Village pêcheur avec maçon'.A112"/>
    </style:style>
    <style:style style:name="ce2094" style:family="table-cell" style:parent-style-name="Default">
      <style:table-cell-properties fo:wrap-option="wrap" fo:padding="1.99mm" style:vertical-align="top"/>
      <style:map style:condition="cell-content()!=&quot;&quot;" style:apply-style-name="cellule_20_normale" style:base-cell-address="'Village pêcheur avec maçon'.A113"/>
    </style:style>
    <style:style style:name="ce2095" style:family="table-cell" style:parent-style-name="Default">
      <style:table-cell-properties fo:wrap-option="wrap" fo:padding="1.99mm" style:vertical-align="top"/>
      <style:map style:condition="cell-content()!=&quot;&quot;" style:apply-style-name="cellule_20_normale" style:base-cell-address="'Village pêcheur avec maçon'.A114"/>
    </style:style>
    <style:style style:name="ce2096" style:family="table-cell" style:parent-style-name="Default">
      <style:table-cell-properties fo:wrap-option="wrap" fo:padding="1.99mm" style:vertical-align="top"/>
      <style:map style:condition="cell-content()!=&quot;&quot;" style:apply-style-name="cellule_20_normale" style:base-cell-address="'Village pêcheur avec maçon'.A115"/>
    </style:style>
    <style:style style:name="ce2097" style:family="table-cell" style:parent-style-name="Default">
      <style:table-cell-properties fo:wrap-option="wrap" fo:padding="1.99mm" style:vertical-align="top"/>
      <style:map style:condition="cell-content()!=&quot;&quot;" style:apply-style-name="cellule_20_normale" style:base-cell-address="'Village pêcheur avec maçon'.A116"/>
    </style:style>
    <style:style style:name="ce2098" style:family="table-cell" style:parent-style-name="Default">
      <style:table-cell-properties fo:wrap-option="wrap" fo:padding="1.99mm" style:vertical-align="top"/>
      <style:map style:condition="cell-content()!=&quot;&quot;" style:apply-style-name="cellule_20_normale" style:base-cell-address="'Village pêcheur avec maçon'.A117"/>
    </style:style>
    <style:style style:name="ce2099" style:family="table-cell" style:parent-style-name="Default">
      <style:table-cell-properties fo:wrap-option="wrap" fo:padding="1.99mm" style:vertical-align="top"/>
      <style:map style:condition="cell-content()!=&quot;&quot;" style:apply-style-name="cellule_20_normale" style:base-cell-address="'Village pêcheur avec maçon'.A118"/>
    </style:style>
    <style:style style:name="ce2100" style:family="table-cell" style:parent-style-name="Default">
      <style:table-cell-properties fo:wrap-option="wrap" fo:padding="1.99mm" style:vertical-align="top"/>
      <style:map style:condition="cell-content()!=&quot;&quot;" style:apply-style-name="cellule_20_normale" style:base-cell-address="'Village pêcheur avec maçon'.A119"/>
    </style:style>
    <style:style style:name="ce2101" style:family="table-cell" style:parent-style-name="Default">
      <style:table-cell-properties fo:wrap-option="wrap" fo:padding="1.99mm" style:vertical-align="top"/>
      <style:map style:condition="cell-content()!=&quot;&quot;" style:apply-style-name="cellule_20_normale" style:base-cell-address="'Village pêcheur avec maçon'.A120"/>
    </style:style>
    <style:style style:name="ce2102" style:family="table-cell" style:parent-style-name="Default">
      <style:table-cell-properties fo:wrap-option="wrap" fo:padding="1.99mm" style:vertical-align="top"/>
      <style:map style:condition="cell-content()!=&quot;&quot;" style:apply-style-name="cellule_20_normale" style:base-cell-address="'Village pêcheur avec maçon'.A121"/>
    </style:style>
    <style:style style:name="ce2103" style:family="table-cell" style:parent-style-name="Default">
      <style:table-cell-properties fo:wrap-option="wrap" fo:padding="1.99mm" style:vertical-align="top"/>
      <style:map style:condition="cell-content()!=&quot;&quot;" style:apply-style-name="cellule_20_normale" style:base-cell-address="'Village pêcheur avec maçon'.A122"/>
    </style:style>
    <style:style style:name="ce2104" style:family="table-cell" style:parent-style-name="Default">
      <style:table-cell-properties fo:wrap-option="wrap" fo:padding="1.99mm" style:vertical-align="top"/>
      <style:map style:condition="cell-content()!=&quot;&quot;" style:apply-style-name="cellule_20_normale" style:base-cell-address="'Village pêcheur avec maçon'.B3"/>
    </style:style>
    <style:style style:name="ce2105" style:family="table-cell" style:parent-style-name="Default">
      <style:table-cell-properties fo:wrap-option="wrap" fo:padding="1.99mm" style:vertical-align="top"/>
      <style:map style:condition="cell-content()!=&quot;&quot;" style:apply-style-name="cellule_20_normale" style:base-cell-address="'Village pêcheur avec maçon'.B7"/>
    </style:style>
    <style:style style:name="ce2106" style:family="table-cell" style:parent-style-name="Default">
      <style:table-cell-properties fo:wrap-option="wrap" fo:padding="1.99mm" style:vertical-align="top"/>
      <style:map style:condition="cell-content()!=&quot;&quot;" style:apply-style-name="cellule_20_normale" style:base-cell-address="'Village pêcheur avec maçon'.B9"/>
    </style:style>
    <style:style style:name="ce2107" style:family="table-cell" style:parent-style-name="Default">
      <style:table-cell-properties fo:wrap-option="wrap" fo:padding="1.99mm" style:vertical-align="top"/>
      <style:map style:condition="cell-content()!=&quot;&quot;" style:apply-style-name="cellule_20_normale" style:base-cell-address="'Village pêcheur avec maçon'.B10"/>
    </style:style>
    <style:style style:name="ce2108" style:family="table-cell" style:parent-style-name="Default">
      <style:table-cell-properties fo:wrap-option="wrap" fo:padding="1.99mm" style:vertical-align="top"/>
      <style:map style:condition="cell-content()!=&quot;&quot;" style:apply-style-name="cellule_20_normale" style:base-cell-address="'Village pêcheur avec maçon'.B11"/>
    </style:style>
    <style:style style:name="ce2109" style:family="table-cell" style:parent-style-name="Default">
      <style:table-cell-properties fo:wrap-option="wrap" fo:padding="1.99mm" style:vertical-align="top"/>
      <style:map style:condition="cell-content()!=&quot;&quot;" style:apply-style-name="cellule_20_normale" style:base-cell-address="'Village pêcheur avec maçon'.B12"/>
    </style:style>
    <style:style style:name="ce2110" style:family="table-cell" style:parent-style-name="Default">
      <style:table-cell-properties fo:wrap-option="wrap" fo:padding="1.99mm" style:vertical-align="top"/>
      <style:map style:condition="cell-content()!=&quot;&quot;" style:apply-style-name="cellule_20_normale" style:base-cell-address="'Village pêcheur avec maçon'.B13"/>
    </style:style>
    <style:style style:name="ce2111" style:family="table-cell" style:parent-style-name="Default">
      <style:table-cell-properties fo:wrap-option="wrap" fo:padding="1.99mm" style:vertical-align="top"/>
      <style:map style:condition="cell-content()!=&quot;&quot;" style:apply-style-name="cellule_20_normale" style:base-cell-address="'Village pêcheur avec maçon'.B14"/>
    </style:style>
    <style:style style:name="ce2112" style:family="table-cell" style:parent-style-name="Default">
      <style:table-cell-properties fo:wrap-option="wrap" fo:padding="1.99mm" style:vertical-align="top"/>
      <style:map style:condition="cell-content()!=&quot;&quot;" style:apply-style-name="cellule_20_normale" style:base-cell-address="'Village pêcheur avec maçon'.B15"/>
    </style:style>
    <style:style style:name="ce2113" style:family="table-cell" style:parent-style-name="Default">
      <style:table-cell-properties fo:wrap-option="wrap" fo:padding="1.99mm" style:vertical-align="top"/>
      <style:map style:condition="cell-content()!=&quot;&quot;" style:apply-style-name="cellule_20_normale" style:base-cell-address="'Village pêcheur avec maçon'.B21"/>
    </style:style>
    <style:style style:name="ce2114" style:family="table-cell" style:parent-style-name="Default">
      <style:table-cell-properties fo:wrap-option="wrap" fo:padding="1.99mm" style:vertical-align="top"/>
      <style:map style:condition="cell-content()!=&quot;&quot;" style:apply-style-name="cellule_20_normale" style:base-cell-address="'Village pêcheur avec maçon'.B22"/>
    </style:style>
    <style:style style:name="ce2115" style:family="table-cell" style:parent-style-name="Default">
      <style:table-cell-properties fo:wrap-option="wrap" fo:padding="1.99mm" style:vertical-align="top"/>
      <style:map style:condition="cell-content()!=&quot;&quot;" style:apply-style-name="cellule_20_normale" style:base-cell-address="'Village pêcheur avec maçon'.B23"/>
    </style:style>
    <style:style style:name="ce2116" style:family="table-cell" style:parent-style-name="Default">
      <style:table-cell-properties fo:wrap-option="wrap" fo:padding="1.99mm" style:vertical-align="top"/>
      <style:map style:condition="cell-content()!=&quot;&quot;" style:apply-style-name="cellule_20_normale" style:base-cell-address="'Village pêcheur avec maçon'.B24"/>
    </style:style>
    <style:style style:name="ce2117" style:family="table-cell" style:parent-style-name="Default">
      <style:table-cell-properties fo:wrap-option="wrap" fo:padding="1.99mm" style:vertical-align="top"/>
      <style:map style:condition="cell-content()!=&quot;&quot;" style:apply-style-name="cellule_20_normale" style:base-cell-address="'Village pêcheur avec maçon'.B25"/>
    </style:style>
    <style:style style:name="ce2118" style:family="table-cell" style:parent-style-name="Default">
      <style:table-cell-properties fo:wrap-option="wrap" fo:padding="1.99mm" style:vertical-align="top"/>
      <style:map style:condition="cell-content()!=&quot;&quot;" style:apply-style-name="cellule_20_normale" style:base-cell-address="'Village pêcheur avec maçon'.B26"/>
    </style:style>
    <style:style style:name="ce2119" style:family="table-cell" style:parent-style-name="Default">
      <style:table-cell-properties fo:wrap-option="wrap" fo:padding="1.99mm" style:vertical-align="top"/>
      <style:map style:condition="cell-content()!=&quot;&quot;" style:apply-style-name="cellule_20_normale" style:base-cell-address="'Village pêcheur avec maçon'.B27"/>
    </style:style>
    <style:style style:name="ce2120" style:family="table-cell" style:parent-style-name="Default">
      <style:table-cell-properties fo:wrap-option="wrap" fo:padding="1.99mm" style:vertical-align="top"/>
      <style:map style:condition="cell-content()!=&quot;&quot;" style:apply-style-name="cellule_20_normale" style:base-cell-address="'Village pêcheur avec maçon'.B28"/>
    </style:style>
    <style:style style:name="ce2121" style:family="table-cell" style:parent-style-name="Default">
      <style:table-cell-properties fo:wrap-option="wrap" fo:padding="1.99mm" style:vertical-align="top"/>
      <style:map style:condition="cell-content()!=&quot;&quot;" style:apply-style-name="cellule_20_normale" style:base-cell-address="'Village pêcheur avec maçon'.B29"/>
    </style:style>
    <style:style style:name="ce2122" style:family="table-cell" style:parent-style-name="Default">
      <style:table-cell-properties fo:wrap-option="wrap" fo:padding="1.99mm" style:vertical-align="top"/>
      <style:map style:condition="cell-content()!=&quot;&quot;" style:apply-style-name="cellule_20_normale" style:base-cell-address="'Village pêcheur avec maçon'.B30"/>
    </style:style>
    <style:style style:name="ce2123" style:family="table-cell" style:parent-style-name="Default">
      <style:table-cell-properties fo:wrap-option="wrap" fo:padding="1.99mm" style:vertical-align="top"/>
      <style:map style:condition="cell-content()!=&quot;&quot;" style:apply-style-name="cellule_20_normale" style:base-cell-address="'Village pêcheur avec maçon'.B31"/>
    </style:style>
    <style:style style:name="ce2124" style:family="table-cell" style:parent-style-name="Default">
      <style:table-cell-properties fo:wrap-option="wrap" fo:border="0.06pt solid #000000" fo:padding="1.99mm"/>
      <style:map style:condition="cell-content()!=&quot;&quot;" style:apply-style-name="cellule_20_normale" style:base-cell-address="'Village pêcheur avec maçon'.B32"/>
    </style:style>
    <style:style style:name="ce2125" style:family="table-cell" style:parent-style-name="Default">
      <style:table-cell-properties fo:wrap-option="wrap" fo:border="0.06pt solid #000000" fo:padding="1.99mm"/>
      <style:map style:condition="cell-content()!=&quot;&quot;" style:apply-style-name="cellule_20_normale" style:base-cell-address="'Village pêcheur avec maçon'.B33"/>
    </style:style>
    <style:style style:name="ce2126" style:family="table-cell" style:parent-style-name="Default">
      <style:table-cell-properties fo:wrap-option="wrap" fo:padding="1.99mm" style:vertical-align="top"/>
      <style:map style:condition="cell-content()!=&quot;&quot;" style:apply-style-name="cellule_20_normale" style:base-cell-address="'Village pêcheur avec maçon'.B34"/>
    </style:style>
    <style:style style:name="ce2127" style:family="table-cell" style:parent-style-name="Default">
      <style:table-cell-properties fo:wrap-option="wrap" fo:padding="1.99mm" style:vertical-align="top"/>
      <style:map style:condition="cell-content()!=&quot;&quot;" style:apply-style-name="cellule_20_normale" style:base-cell-address="'Village pêcheur avec maçon'.B35"/>
    </style:style>
    <style:style style:name="ce2128" style:family="table-cell" style:parent-style-name="Default">
      <style:map style:condition="cell-content()!=&quot;&quot;" style:apply-style-name="cellule_20_normale" style:base-cell-address="'Village pêcheur avec maçon'.B37"/>
    </style:style>
    <style:style style:name="ce2129" style:family="table-cell" style:parent-style-name="Default">
      <style:table-cell-properties fo:wrap-option="wrap" fo:padding="1.99mm" style:vertical-align="top"/>
      <style:map style:condition="cell-content()!=&quot;&quot;" style:apply-style-name="cellule_20_normale" style:base-cell-address="'Village pêcheur avec maçon'.B38"/>
    </style:style>
    <style:style style:name="ce2130" style:family="table-cell" style:parent-style-name="Default">
      <style:table-cell-properties fo:wrap-option="wrap" fo:border="0.06pt solid #000000" fo:padding="1.99mm"/>
      <style:map style:condition="cell-content()!=&quot;&quot;" style:apply-style-name="cellule_20_normale" style:base-cell-address="'Village pêcheur avec maçon'.B39"/>
    </style:style>
    <style:style style:name="ce2131" style:family="table-cell" style:parent-style-name="Default">
      <style:table-cell-properties fo:wrap-option="wrap" fo:border="0.06pt solid #000000" fo:padding="1.99mm"/>
      <style:map style:condition="cell-content()!=&quot;&quot;" style:apply-style-name="cellule_20_normale" style:base-cell-address="'Village pêcheur avec maçon'.B40"/>
    </style:style>
    <style:style style:name="ce2132" style:family="table-cell" style:parent-style-name="Default">
      <style:table-cell-properties fo:wrap-option="wrap" fo:padding="1.99mm" style:vertical-align="top"/>
      <style:map style:condition="cell-content()!=&quot;&quot;" style:apply-style-name="cellule_20_normale" style:base-cell-address="'Village pêcheur avec maçon'.B43"/>
    </style:style>
    <style:style style:name="ce2133" style:family="table-cell" style:parent-style-name="Default">
      <style:table-cell-properties fo:wrap-option="wrap" fo:padding="1.99mm" style:vertical-align="top"/>
      <style:map style:condition="cell-content()!=&quot;&quot;" style:apply-style-name="cellule_20_normale" style:base-cell-address="'Village pêcheur avec maçon'.B44"/>
    </style:style>
    <style:style style:name="ce2134" style:family="table-cell" style:parent-style-name="Default">
      <style:table-cell-properties fo:wrap-option="wrap" fo:padding="1.99mm" style:vertical-align="top"/>
      <style:map style:condition="cell-content()!=&quot;&quot;" style:apply-style-name="cellule_20_normale" style:base-cell-address="'Village pêcheur avec maçon'.B45"/>
    </style:style>
    <style:style style:name="ce2135" style:family="table-cell" style:parent-style-name="Default">
      <style:table-cell-properties fo:wrap-option="wrap" fo:padding="1.99mm" style:vertical-align="top"/>
      <style:map style:condition="cell-content()!=&quot;&quot;" style:apply-style-name="cellule_20_normale" style:base-cell-address="'Village pêcheur avec maçon'.B46"/>
    </style:style>
    <style:style style:name="ce2136" style:family="table-cell" style:parent-style-name="Default">
      <style:table-cell-properties fo:wrap-option="wrap" fo:padding="1.99mm" style:vertical-align="top"/>
      <style:map style:condition="cell-content()!=&quot;&quot;" style:apply-style-name="cellule_20_normale" style:base-cell-address="'Village pêcheur avec maçon'.B47"/>
    </style:style>
    <style:style style:name="ce2137" style:family="table-cell" style:parent-style-name="Default">
      <style:table-cell-properties fo:wrap-option="wrap" fo:padding="1.99mm" style:vertical-align="top"/>
      <style:map style:condition="cell-content()!=&quot;&quot;" style:apply-style-name="cellule_20_normale" style:base-cell-address="'Village pêcheur avec maçon'.C1"/>
    </style:style>
    <style:style style:name="ce2138" style:family="table-cell" style:parent-style-name="Default">
      <style:table-cell-properties fo:wrap-option="wrap" fo:padding="1.99mm" style:vertical-align="top"/>
      <style:map style:condition="cell-content()!=&quot;&quot;" style:apply-style-name="cellule_20_normale" style:base-cell-address="'Village pêcheur avec maçon'.C2"/>
    </style:style>
    <style:style style:name="ce2139" style:family="table-cell" style:parent-style-name="Default">
      <style:table-cell-properties fo:wrap-option="wrap" fo:padding="1.99mm" style:vertical-align="top"/>
      <style:map style:condition="cell-content()!=&quot;&quot;" style:apply-style-name="cellule_20_normale" style:base-cell-address="'Village pêcheur avec maçon'.C3"/>
    </style:style>
    <style:style style:name="ce2140" style:family="table-cell" style:parent-style-name="Default">
      <style:table-cell-properties fo:wrap-option="wrap" fo:padding="1.99mm" style:vertical-align="top"/>
      <style:map style:condition="cell-content()!=&quot;&quot;" style:apply-style-name="cellule_20_normale" style:base-cell-address="'Village pêcheur avec maçon'.C5"/>
    </style:style>
    <style:style style:name="ce2141" style:family="table-cell" style:parent-style-name="Default">
      <style:table-cell-properties fo:wrap-option="wrap" fo:padding="1.99mm" style:vertical-align="top"/>
      <style:map style:condition="cell-content()!=&quot;&quot;" style:apply-style-name="cellule_20_normale" style:base-cell-address="'Village pêcheur avec maçon'.C6"/>
    </style:style>
    <style:style style:name="ce2142" style:family="table-cell" style:parent-style-name="Default">
      <style:table-cell-properties fo:wrap-option="wrap" fo:padding="1.99mm" style:vertical-align="top"/>
      <style:map style:condition="cell-content()!=&quot;&quot;" style:apply-style-name="cellule_20_normale" style:base-cell-address="'Village pêcheur avec maçon'.C7"/>
    </style:style>
    <style:style style:name="ce2143" style:family="table-cell" style:parent-style-name="Default">
      <style:table-cell-properties fo:wrap-option="wrap" fo:padding="1.99mm" style:vertical-align="top"/>
      <style:map style:condition="cell-content()!=&quot;&quot;" style:apply-style-name="cellule_20_normale" style:base-cell-address="'Village pêcheur avec maçon'.C8"/>
    </style:style>
    <style:style style:name="ce2144" style:family="table-cell" style:parent-style-name="Default">
      <style:table-cell-properties fo:wrap-option="wrap" fo:padding="1.99mm" style:vertical-align="top"/>
      <style:map style:condition="cell-content()!=&quot;&quot;" style:apply-style-name="cellule_20_normale" style:base-cell-address="'Village pêcheur avec maçon'.C9"/>
    </style:style>
    <style:style style:name="ce2145" style:family="table-cell" style:parent-style-name="Default">
      <style:table-cell-properties fo:wrap-option="wrap" fo:padding="1.99mm" style:vertical-align="top"/>
      <style:map style:condition="cell-content()!=&quot;&quot;" style:apply-style-name="cellule_20_normale" style:base-cell-address="'Village pêcheur avec maçon'.C10"/>
    </style:style>
    <style:style style:name="ce2146" style:family="table-cell" style:parent-style-name="Default">
      <style:table-cell-properties fo:wrap-option="wrap" fo:padding="1.99mm" style:vertical-align="top"/>
      <style:map style:condition="cell-content()!=&quot;&quot;" style:apply-style-name="cellule_20_normale" style:base-cell-address="'Village pêcheur avec maçon'.C12"/>
    </style:style>
    <style:style style:name="ce2147" style:family="table-cell" style:parent-style-name="Default">
      <style:table-cell-properties fo:wrap-option="wrap" fo:padding="1.99mm" style:vertical-align="top"/>
      <style:map style:condition="cell-content()!=&quot;&quot;" style:apply-style-name="cellule_20_normale" style:base-cell-address="'Village pêcheur avec maçon'.C13"/>
    </style:style>
    <style:style style:name="ce2148" style:family="table-cell" style:parent-style-name="Default">
      <style:table-cell-properties fo:wrap-option="wrap" fo:padding="1.99mm" style:vertical-align="top"/>
      <style:map style:condition="cell-content()!=&quot;&quot;" style:apply-style-name="cellule_20_normale" style:base-cell-address="'Village pêcheur avec maçon'.C24"/>
    </style:style>
    <style:style style:name="ce2149" style:family="table-cell" style:parent-style-name="Default">
      <style:table-cell-properties fo:wrap-option="wrap" fo:padding="1.99mm" style:vertical-align="top"/>
      <style:map style:condition="cell-content()!=&quot;&quot;" style:apply-style-name="cellule_20_normale" style:base-cell-address="'Village pêcheur avec maçon'.C25"/>
    </style:style>
    <style:style style:name="ce2150" style:family="table-cell" style:parent-style-name="Default">
      <style:table-cell-properties fo:wrap-option="wrap" fo:padding="1.99mm" style:vertical-align="top"/>
      <style:map style:condition="cell-content()!=&quot;&quot;" style:apply-style-name="cellule_20_normale" style:base-cell-address="'Village pêcheur avec maçon'.C26"/>
    </style:style>
    <style:style style:name="ce2151" style:family="table-cell" style:parent-style-name="Default">
      <style:table-cell-properties fo:wrap-option="wrap" fo:padding="1.99mm" style:vertical-align="top"/>
      <style:map style:condition="cell-content()!=&quot;&quot;" style:apply-style-name="cellule_20_normale" style:base-cell-address="'Village pêcheur avec maçon'.C27"/>
    </style:style>
    <style:style style:name="ce2152" style:family="table-cell" style:parent-style-name="Default">
      <style:table-cell-properties fo:wrap-option="wrap" fo:padding="1.99mm" style:vertical-align="top"/>
      <style:map style:condition="cell-content()!=&quot;&quot;" style:apply-style-name="cellule_20_normale" style:base-cell-address="'Village pêcheur avec maçon'.C28"/>
    </style:style>
    <style:style style:name="ce2153" style:family="table-cell" style:parent-style-name="Default">
      <style:table-cell-properties fo:wrap-option="wrap" fo:padding="1.99mm" style:vertical-align="top"/>
      <style:map style:condition="cell-content()!=&quot;&quot;" style:apply-style-name="cellule_20_normale" style:base-cell-address="'Village pêcheur avec maçon'.C29"/>
    </style:style>
    <style:style style:name="ce2154" style:family="table-cell" style:parent-style-name="Default">
      <style:table-cell-properties fo:wrap-option="wrap" fo:border="0.06pt solid #000000" fo:padding="1.99mm"/>
      <style:map style:condition="cell-content()!=&quot;&quot;" style:apply-style-name="cellule_20_normale" style:base-cell-address="'Village pêcheur avec maçon'.C30"/>
    </style:style>
    <style:style style:name="ce2155" style:family="table-cell" style:parent-style-name="Default">
      <style:table-cell-properties fo:wrap-option="wrap" fo:border="0.06pt solid #000000" fo:padding="1.99mm"/>
      <style:map style:condition="cell-content()!=&quot;&quot;" style:apply-style-name="cellule_20_normale" style:base-cell-address="'Village pêcheur avec maçon'.C31"/>
    </style:style>
    <style:style style:name="ce2156" style:family="table-cell" style:parent-style-name="Default">
      <style:table-cell-properties fo:wrap-option="wrap" fo:border="0.06pt solid #000000" fo:padding="1.99mm"/>
      <style:map style:condition="cell-content()!=&quot;&quot;" style:apply-style-name="cellule_20_normale" style:base-cell-address="'Village pêcheur avec maçon'.C32"/>
    </style:style>
    <style:style style:name="ce2157" style:family="table-cell" style:parent-style-name="Default">
      <style:table-cell-properties fo:wrap-option="wrap" fo:padding="1.99mm" style:vertical-align="top"/>
      <style:map style:condition="cell-content()!=&quot;&quot;" style:apply-style-name="cellule_20_normale" style:base-cell-address="'Village pêcheur avec maçon'.C33"/>
    </style:style>
    <style:style style:name="ce2158" style:family="table-cell" style:parent-style-name="Default">
      <style:table-cell-properties fo:wrap-option="wrap" fo:padding="1.99mm" style:vertical-align="top"/>
      <style:map style:condition="cell-content()!=&quot;&quot;" style:apply-style-name="cellule_20_normale" style:base-cell-address="'Village pêcheur avec maçon'.C34"/>
    </style:style>
    <style:style style:name="ce2159" style:family="table-cell" style:parent-style-name="Default">
      <style:table-cell-properties fo:wrap-option="wrap" fo:padding="1.99mm" style:vertical-align="top"/>
      <style:map style:condition="cell-content()!=[.C1]" style:apply-style-name="cellule_20_normale" style:base-cell-address="'Village pêcheur avec maçon'.C35"/>
    </style:style>
    <style:style style:name="ce2160" style:family="table-cell" style:parent-style-name="Default">
      <style:table-cell-properties fo:wrap-option="wrap" fo:padding="1.99mm" style:vertical-align="top"/>
      <style:map style:condition="cell-content()!=&quot;&quot;" style:apply-style-name="cellule_20_normale" style:base-cell-address="'Village pêcheur avec maçon'.C36"/>
    </style:style>
    <style:style style:name="ce2161" style:family="table-cell" style:parent-style-name="Default">
      <style:table-cell-properties fo:wrap-option="wrap" fo:padding="1.99mm" style:vertical-align="top"/>
      <style:map style:condition="cell-content()!=&quot;&quot;" style:apply-style-name="cellule_20_normale" style:base-cell-address="'Village pêcheur avec maçon'.C37"/>
    </style:style>
    <style:style style:name="ce2162" style:family="table-cell" style:parent-style-name="Default">
      <style:table-cell-properties fo:wrap-option="wrap" fo:padding="1.99mm" style:vertical-align="top"/>
      <style:map style:condition="cell-content()!=&quot;&quot;" style:apply-style-name="cellule_20_normale" style:base-cell-address="'Village pêcheur avec maçon'.C38"/>
    </style:style>
    <style:style style:name="ce2163" style:family="table-cell" style:parent-style-name="Default">
      <style:table-cell-properties fo:wrap-option="wrap" fo:padding="1.99mm" style:vertical-align="top"/>
      <style:map style:condition="cell-content()!=&quot;&quot;" style:apply-style-name="cellule_20_normale" style:base-cell-address="'Village pêcheur avec maçon'.C39"/>
    </style:style>
    <style:style style:name="ce2164" style:family="table-cell" style:parent-style-name="Default">
      <style:table-cell-properties fo:wrap-option="wrap" fo:padding="1.99mm" style:vertical-align="top"/>
      <style:map style:condition="cell-content()!=&quot;&quot;" style:apply-style-name="cellule_20_normale" style:base-cell-address="'Village pêcheur avec maçon'.C45"/>
    </style:style>
    <style:style style:name="ce2165" style:family="table-cell" style:parent-style-name="Default">
      <style:table-cell-properties fo:wrap-option="wrap" fo:padding="1.99mm" style:vertical-align="top"/>
      <style:map style:condition="cell-content()!=&quot;&quot;" style:apply-style-name="cellule_20_normale" style:base-cell-address="'Village pêcheur avec maçon'.C46"/>
    </style:style>
    <style:style style:name="ce2166" style:family="table-cell" style:parent-style-name="Default">
      <style:table-cell-properties fo:wrap-option="wrap" fo:padding="1.99mm" style:vertical-align="top"/>
      <style:map style:condition="cell-content()!=&quot;&quot;" style:apply-style-name="cellule_20_normale" style:base-cell-address="'Village pêcheur avec maçon'.C47"/>
    </style:style>
    <style:style style:name="ce2167" style:family="table-cell" style:parent-style-name="Default">
      <style:table-cell-properties fo:wrap-option="wrap" fo:padding="1.99mm" style:vertical-align="top"/>
      <style:map style:condition="cell-content()!=&quot;&quot;" style:apply-style-name="cellule_20_normale" style:base-cell-address="'Village pêcheur avec maçon'.D3"/>
    </style:style>
    <style:style style:name="ce2168" style:family="table-cell" style:parent-style-name="Default">
      <style:table-cell-properties fo:wrap-option="wrap" fo:padding="1.99mm" style:vertical-align="top"/>
      <style:map style:condition="cell-content()!=&quot;&quot;" style:apply-style-name="cellule_20_normale" style:base-cell-address="'Village pêcheur avec maçon'.D4"/>
    </style:style>
    <style:style style:name="ce2169" style:family="table-cell" style:parent-style-name="Default">
      <style:table-cell-properties fo:wrap-option="wrap" fo:padding="1.99mm" style:vertical-align="top"/>
      <style:map style:condition="cell-content()!=&quot;&quot;" style:apply-style-name="cellule_20_normale" style:base-cell-address="'Village pêcheur avec maçon'.D5"/>
    </style:style>
    <style:style style:name="ce2170" style:family="table-cell" style:parent-style-name="Default">
      <style:table-cell-properties fo:wrap-option="wrap" fo:padding="1.99mm" style:vertical-align="top"/>
      <style:map style:condition="cell-content()!=&quot;&quot;" style:apply-style-name="cellule_20_normale" style:base-cell-address="'Village pêcheur avec maçon'.D6"/>
    </style:style>
    <style:style style:name="ce2171" style:family="table-cell" style:parent-style-name="Default">
      <style:table-cell-properties fo:wrap-option="wrap" fo:padding="1.99mm" style:vertical-align="top"/>
      <style:map style:condition="cell-content()!=&quot;&quot;" style:apply-style-name="cellule_20_normale" style:base-cell-address="'Village pêcheur avec maçon'.D7"/>
    </style:style>
    <style:style style:name="ce2172" style:family="table-cell" style:parent-style-name="Default">
      <style:table-cell-properties fo:wrap-option="wrap" fo:padding="1.99mm" style:vertical-align="top"/>
      <style:map style:condition="cell-content()!=&quot;&quot;" style:apply-style-name="cellule_20_normale" style:base-cell-address="'Village pêcheur avec maçon'.D9"/>
    </style:style>
    <style:style style:name="ce2173" style:family="table-cell" style:parent-style-name="Default">
      <style:table-cell-properties fo:wrap-option="wrap" fo:border="0.06pt solid #000000" fo:padding="1.99mm"/>
      <style:map style:condition="cell-content()!=&quot;&quot;" style:apply-style-name="cellule_20_normale" style:base-cell-address="'Village pêcheur avec maçon'.D30"/>
    </style:style>
    <style:style style:name="ce2174" style:family="table-cell" style:parent-style-name="Default">
      <style:table-cell-properties fo:wrap-option="wrap" fo:padding="1.99mm" style:vertical-align="top"/>
      <style:map style:condition="cell-content()!=&quot;&quot;" style:apply-style-name="cellule_20_normale" style:base-cell-address="'Village pêcheur avec maçon'.D31"/>
    </style:style>
    <style:style style:name="ce2175" style:family="table-cell" style:parent-style-name="Default">
      <style:table-cell-properties fo:wrap-option="wrap" fo:padding="1.99mm" style:vertical-align="top"/>
      <style:map style:condition="cell-content()!=&quot;&quot;" style:apply-style-name="cellule_20_normale" style:base-cell-address="'Village pêcheur avec maçon'.D32"/>
    </style:style>
    <style:style style:name="ce2176" style:family="table-cell" style:parent-style-name="Default">
      <style:table-cell-properties fo:wrap-option="wrap" fo:padding="1.99mm" style:vertical-align="top"/>
      <style:map style:condition="cell-content()!=&quot;&quot;" style:apply-style-name="cellule_20_normale" style:base-cell-address="'Village pêcheur avec maçon'.D33"/>
    </style:style>
    <style:style style:name="ce2177" style:family="table-cell" style:parent-style-name="Default">
      <style:table-cell-properties fo:wrap-option="wrap" fo:padding="1.99mm" style:vertical-align="top"/>
      <style:map style:condition="cell-content()!=&quot;&quot;" style:apply-style-name="cellule_20_normale" style:base-cell-address="'Village pêcheur avec maçon'.D34"/>
    </style:style>
    <style:style style:name="ce2178" style:family="table-cell" style:parent-style-name="Default">
      <style:table-cell-properties fo:wrap-option="wrap" fo:padding="1.99mm" style:vertical-align="top"/>
      <style:map style:condition="cell-content()!=&quot;&quot;" style:apply-style-name="cellule_20_normale" style:base-cell-address="'Village pêcheur avec maçon'.D35"/>
    </style:style>
    <style:style style:name="ce2179" style:family="table-cell" style:parent-style-name="Default">
      <style:table-cell-properties fo:wrap-option="wrap" fo:padding="1.99mm" style:vertical-align="top"/>
      <style:map style:condition="cell-content()!=&quot;&quot;" style:apply-style-name="cellule_20_normale" style:base-cell-address="'Village pêcheur avec maçon'.D36"/>
    </style:style>
    <style:style style:name="ce2180" style:family="table-cell" style:parent-style-name="Default">
      <style:table-cell-properties fo:wrap-option="wrap" fo:padding="1.99mm" style:vertical-align="top"/>
      <style:map style:condition="cell-content()!=&quot;&quot;" style:apply-style-name="cellule_20_normale" style:base-cell-address="'Village pêcheur avec maçon'.D37"/>
    </style:style>
    <style:style style:name="ce2181" style:family="table-cell" style:parent-style-name="Default">
      <style:table-cell-properties fo:wrap-option="wrap" fo:padding="1.99mm" style:vertical-align="top"/>
      <style:map style:condition="cell-content()!=&quot;&quot;" style:apply-style-name="cellule_20_normale" style:base-cell-address="'Village pêcheur avec maçon'.D38"/>
    </style:style>
    <style:style style:name="ce2182" style:family="table-cell" style:parent-style-name="Default">
      <style:table-cell-properties fo:wrap-option="wrap" fo:padding="1.99mm" style:vertical-align="top"/>
      <style:map style:condition="cell-content()!=&quot;&quot;" style:apply-style-name="cellule_20_normale" style:base-cell-address="'Village pêcheur avec maçon'.D39"/>
    </style:style>
    <style:style style:name="ce2183" style:family="table-cell" style:parent-style-name="Default">
      <style:table-cell-properties fo:wrap-option="wrap" fo:padding="1.99mm" style:vertical-align="top"/>
      <style:map style:condition="cell-content()!=&quot;&quot;" style:apply-style-name="cellule_20_normale" style:base-cell-address="'Village pêcheur avec maçon'.D40"/>
    </style:style>
    <style:style style:name="ce2184" style:family="table-cell" style:parent-style-name="Default">
      <style:table-cell-properties fo:wrap-option="wrap" fo:padding="1.99mm" style:vertical-align="top"/>
      <style:map style:condition="cell-content()!=&quot;&quot;" style:apply-style-name="cellule_20_normale" style:base-cell-address="'Village pêcheur avec maçon'.D41"/>
    </style:style>
    <style:style style:name="ce2185" style:family="table-cell" style:parent-style-name="Default">
      <style:table-cell-properties fo:wrap-option="wrap" fo:padding="1.99mm" style:vertical-align="top"/>
      <style:map style:condition="cell-content()!=&quot;&quot;" style:apply-style-name="cellule_20_normale" style:base-cell-address="'Village pêcheur avec maçon'.D42"/>
    </style:style>
    <style:style style:name="ce2186" style:family="table-cell" style:parent-style-name="Default">
      <style:table-cell-properties fo:wrap-option="wrap" fo:padding="1.99mm" style:vertical-align="top"/>
      <style:map style:condition="cell-content()!=&quot;&quot;" style:apply-style-name="cellule_20_normale" style:base-cell-address="'Village pêcheur avec maçon'.D43"/>
    </style:style>
    <style:style style:name="ce2187" style:family="table-cell" style:parent-style-name="Default">
      <style:table-cell-properties fo:wrap-option="wrap" fo:padding="1.99mm" style:vertical-align="top"/>
      <style:map style:condition="cell-content()!=&quot;&quot;" style:apply-style-name="cellule_20_normale" style:base-cell-address="'Village pêcheur avec maçon'.D44"/>
    </style:style>
    <style:style style:name="ce2188" style:family="table-cell" style:parent-style-name="Default">
      <style:table-cell-properties fo:wrap-option="wrap" fo:padding="1.99mm" style:vertical-align="top"/>
      <style:map style:condition="cell-content()!=&quot;&quot;" style:apply-style-name="cellule_20_normale" style:base-cell-address="'Village pêcheur avec maçon'.D45"/>
    </style:style>
    <style:style style:name="ce2189" style:family="table-cell" style:parent-style-name="Default">
      <style:table-cell-properties fo:wrap-option="wrap" fo:padding="1.99mm" style:vertical-align="top"/>
      <style:map style:condition="cell-content()!=&quot;&quot;" style:apply-style-name="cellule_20_normale" style:base-cell-address="'Village pêcheur avec maçon'.D46"/>
    </style:style>
    <style:style style:name="ce2190" style:family="table-cell" style:parent-style-name="Default">
      <style:table-cell-properties fo:wrap-option="wrap" fo:padding="1.99mm" style:vertical-align="top"/>
      <style:map style:condition="cell-content()!=&quot;&quot;" style:apply-style-name="cellule_20_normale" style:base-cell-address="'Village pêcheur avec maçon'.D47"/>
    </style:style>
    <style:style style:name="ce2191" style:family="table-cell" style:parent-style-name="Default">
      <style:table-cell-properties fo:wrap-option="wrap" fo:padding="1.99mm" style:vertical-align="top"/>
      <style:map style:condition="cell-content()!=&quot;&quot;" style:apply-style-name="cellule_20_normale" style:base-cell-address="'Village pêcheur avec maçon'.E3"/>
    </style:style>
    <style:style style:name="ce2192" style:family="table-cell" style:parent-style-name="Default">
      <style:table-cell-properties fo:wrap-option="wrap" fo:padding="1.99mm" style:vertical-align="top"/>
      <style:map style:condition="cell-content()!=&quot;&quot;" style:apply-style-name="cellule_20_normale" style:base-cell-address="'Village pêcheur avec maçon'.E4"/>
    </style:style>
    <style:style style:name="ce2193" style:family="table-cell" style:parent-style-name="Default">
      <style:table-cell-properties fo:wrap-option="wrap" fo:padding="1.99mm" style:vertical-align="top"/>
      <style:map style:condition="cell-content()!=&quot;&quot;" style:apply-style-name="cellule_20_normale" style:base-cell-address="'Village pêcheur avec maçon'.E5"/>
    </style:style>
    <style:style style:name="ce2194" style:family="table-cell" style:parent-style-name="Default">
      <style:table-cell-properties fo:wrap-option="wrap" fo:padding="1.99mm" style:vertical-align="top"/>
      <style:map style:condition="cell-content()!=&quot;&quot;" style:apply-style-name="cellule_20_normale" style:base-cell-address="'Village pêcheur avec maçon'.E6"/>
    </style:style>
    <style:style style:name="ce2195" style:family="table-cell" style:parent-style-name="Default">
      <style:table-cell-properties fo:wrap-option="wrap" fo:padding="1.99mm" style:vertical-align="top"/>
      <style:map style:condition="cell-content()!=&quot;&quot;" style:apply-style-name="cellule_20_normale" style:base-cell-address="'Village pêcheur avec maçon'.E7"/>
    </style:style>
    <style:style style:name="ce2196" style:family="table-cell" style:parent-style-name="Default">
      <style:table-cell-properties fo:wrap-option="wrap" fo:padding="1.99mm" style:vertical-align="top"/>
      <style:map style:condition="cell-content()!=&quot;&quot;" style:apply-style-name="cellule_20_normale" style:base-cell-address="'Village pêcheur avec maçon'.E8"/>
    </style:style>
    <style:style style:name="ce2197" style:family="table-cell" style:parent-style-name="Default">
      <style:table-cell-properties fo:wrap-option="wrap" fo:padding="1.99mm" style:vertical-align="top"/>
      <style:map style:condition="cell-content()!=&quot;&quot;" style:apply-style-name="cellule_20_normale" style:base-cell-address="'Village pêcheur avec maçon'.E9"/>
    </style:style>
    <style:style style:name="ce2198" style:family="table-cell" style:parent-style-name="Default">
      <style:table-cell-properties fo:wrap-option="wrap" fo:padding="1.99mm" style:vertical-align="top"/>
      <style:map style:condition="cell-content()!=&quot;&quot;" style:apply-style-name="cellule_20_normale" style:base-cell-address="'Village pêcheur avec maçon'.E10"/>
    </style:style>
    <style:style style:name="ce2199" style:family="table-cell" style:parent-style-name="Default">
      <style:table-cell-properties fo:wrap-option="wrap" fo:padding="1.99mm" style:vertical-align="top"/>
      <style:map style:condition="cell-content()!=&quot;&quot;" style:apply-style-name="cellule_20_normale" style:base-cell-address="'Village pêcheur avec maçon'.E11"/>
    </style:style>
    <style:style style:name="ce2200" style:family="table-cell" style:parent-style-name="Default">
      <style:table-cell-properties fo:wrap-option="wrap" fo:border="0.06pt solid #000000" fo:padding="1.99mm"/>
      <style:map style:condition="cell-content()!=&quot;&quot;" style:apply-style-name="cellule_20_normale" style:base-cell-address="'Village pêcheur avec maçon'.E12"/>
    </style:style>
    <style:style style:name="ce2201" style:family="table-cell" style:parent-style-name="Default">
      <style:table-cell-properties fo:wrap-option="wrap" fo:border="0.06pt solid #000000" fo:padding="1.99mm"/>
      <style:map style:condition="cell-content()!=&quot;&quot;" style:apply-style-name="cellule_20_normale" style:base-cell-address="'Village pêcheur avec maçon'.E13"/>
    </style:style>
    <style:style style:name="ce2202" style:family="table-cell" style:parent-style-name="Default">
      <style:table-cell-properties fo:wrap-option="wrap" fo:border="0.06pt solid #000000" fo:padding="1.99mm"/>
      <style:map style:condition="cell-content()!=&quot;&quot;" style:apply-style-name="cellule_20_normale" style:base-cell-address="'Village pêcheur avec maçon'.E30"/>
    </style:style>
    <style:style style:name="ce2203" style:family="table-cell" style:parent-style-name="Default">
      <style:table-cell-properties fo:wrap-option="wrap" fo:padding="1.99mm" style:vertical-align="top"/>
      <style:map style:condition="cell-content()!=&quot;&quot;" style:apply-style-name="cellule_20_normale" style:base-cell-address="'Village pêcheur avec maçon'.F3"/>
    </style:style>
    <style:style style:name="ce2204" style:family="table-cell" style:parent-style-name="Default">
      <style:table-cell-properties fo:wrap-option="wrap" fo:padding="1.99mm" style:vertical-align="top"/>
      <style:map style:condition="cell-content()!=&quot;&quot;" style:apply-style-name="cellule_20_normale" style:base-cell-address="'Village pêcheur avec maçon'.F4"/>
    </style:style>
    <style:style style:name="ce2205" style:family="table-cell" style:parent-style-name="Default">
      <style:table-cell-properties fo:wrap-option="wrap" fo:padding="1.99mm" style:vertical-align="top"/>
      <style:map style:condition="cell-content()!=&quot;&quot;" style:apply-style-name="cellule_20_normale" style:base-cell-address="'Village pêcheur avec maçon'.F5"/>
    </style:style>
    <style:style style:name="ce2206" style:family="table-cell" style:parent-style-name="Default">
      <style:table-cell-properties fo:wrap-option="wrap" fo:padding="1.99mm" style:vertical-align="top"/>
      <style:map style:condition="cell-content()!=&quot;&quot;" style:apply-style-name="cellule_20_normale" style:base-cell-address="'Village pêcheur avec maçon'.F6"/>
    </style:style>
    <style:style style:name="ce2207" style:family="table-cell" style:parent-style-name="Default">
      <style:table-cell-properties fo:wrap-option="wrap" fo:padding="1.99mm" style:vertical-align="top"/>
      <style:map style:condition="cell-content()!=&quot;&quot;" style:apply-style-name="cellule_20_normale" style:base-cell-address="'Village pêcheur avec maçon'.F8"/>
    </style:style>
    <style:style style:name="ce2208" style:family="table-cell" style:parent-style-name="Default">
      <style:table-cell-properties fo:wrap-option="wrap" fo:padding="1.99mm" style:vertical-align="top"/>
      <style:map style:condition="cell-content()!=&quot;&quot;" style:apply-style-name="cellule_20_normale" style:base-cell-address="'Village pêcheur avec maçon'.F9"/>
    </style:style>
    <style:style style:name="ce2209" style:family="table-cell" style:parent-style-name="Default">
      <style:table-cell-properties fo:wrap-option="wrap" fo:padding="1.99mm" style:vertical-align="top"/>
      <style:map style:condition="cell-content()!=&quot;&quot;" style:apply-style-name="cellule_20_normale" style:base-cell-address="'Village pêcheur avec maçon'.F10"/>
    </style:style>
    <style:style style:name="ce2210" style:family="table-cell" style:parent-style-name="Default">
      <style:table-cell-properties fo:wrap-option="wrap" fo:padding="1.99mm" style:vertical-align="top"/>
      <style:map style:condition="cell-content()!=&quot;&quot;" style:apply-style-name="cellule_20_normale" style:base-cell-address="'Village pêcheur avec maçon'.F11"/>
    </style:style>
    <style:style style:name="ce2211" style:family="table-cell" style:parent-style-name="Default">
      <style:table-cell-properties fo:wrap-option="wrap" fo:border="0.06pt solid #000000" fo:padding="1.99mm"/>
      <style:map style:condition="cell-content()!=&quot;&quot;" style:apply-style-name="cellule_20_normale" style:base-cell-address="'Village pêcheur avec maçon'.F12"/>
    </style:style>
    <style:style style:name="ce2212" style:family="table-cell" style:parent-style-name="Default">
      <style:table-cell-properties fo:wrap-option="wrap" fo:border="0.06pt solid #000000" fo:padding="1.99mm"/>
      <style:map style:condition="cell-content()!=&quot;&quot;" style:apply-style-name="cellule_20_normale" style:base-cell-address="'Village pêcheur avec maçon'.F13"/>
    </style:style>
    <style:style style:name="ce2213" style:family="table-cell" style:parent-style-name="Default">
      <style:table-cell-properties fo:wrap-option="wrap" fo:padding="1.99mm" style:vertical-align="top"/>
      <style:map style:condition="cell-content()!=&quot;&quot;" style:apply-style-name="cellule_20_normale" style:base-cell-address="'Village pêcheur avec maçon'.F14"/>
    </style:style>
    <style:style style:name="ce2214" style:family="table-cell" style:parent-style-name="Default">
      <style:table-cell-properties fo:wrap-option="wrap" fo:padding="1.99mm" style:vertical-align="top"/>
      <style:map style:condition="cell-content()!=&quot;&quot;" style:apply-style-name="cellule_20_normale" style:base-cell-address="'Village pêcheur avec maçon'.F15"/>
    </style:style>
    <style:style style:name="ce2215" style:family="table-cell" style:parent-style-name="Default">
      <style:table-cell-properties fo:wrap-option="wrap" fo:padding="1.99mm" style:vertical-align="top"/>
      <style:map style:condition="cell-content()!=&quot;&quot;" style:apply-style-name="cellule_20_normale" style:base-cell-address="'Village pêcheur avec maçon'.F16"/>
    </style:style>
    <style:style style:name="ce2216" style:family="table-cell" style:parent-style-name="Default">
      <style:table-cell-properties fo:wrap-option="wrap" fo:padding="1.99mm" style:vertical-align="top"/>
      <style:map style:condition="cell-content()!=&quot;&quot;" style:apply-style-name="cellule_20_normale" style:base-cell-address="'Village pêcheur avec maçon'.F17"/>
    </style:style>
    <style:style style:name="ce2217" style:family="table-cell" style:parent-style-name="Default">
      <style:table-cell-properties fo:wrap-option="wrap" fo:padding="1.99mm" style:vertical-align="top"/>
      <style:map style:condition="cell-content()!=&quot;&quot;" style:apply-style-name="cellule_20_normale" style:base-cell-address="'Village pêcheur avec maçon'.G3"/>
    </style:style>
    <style:style style:name="ce2218" style:family="table-cell" style:parent-style-name="Default">
      <style:table-cell-properties fo:wrap-option="wrap" fo:padding="1.99mm" style:vertical-align="top"/>
      <style:map style:condition="cell-content()!=&quot;&quot;" style:apply-style-name="cellule_20_normale" style:base-cell-address="'Village pêcheur avec maçon'.G4"/>
    </style:style>
    <style:style style:name="ce2219" style:family="table-cell" style:parent-style-name="Default">
      <style:table-cell-properties fo:wrap-option="wrap" fo:padding="1.99mm" style:vertical-align="top"/>
      <style:map style:condition="cell-content()!=&quot;&quot;" style:apply-style-name="cellule_20_normale" style:base-cell-address="'Village pêcheur avec maçon'.G5"/>
    </style:style>
    <style:style style:name="ce2220" style:family="table-cell" style:parent-style-name="Default">
      <style:table-cell-properties fo:wrap-option="wrap" fo:padding="1.99mm" style:vertical-align="top"/>
      <style:map style:condition="cell-content()!=&quot;&quot;" style:apply-style-name="cellule_20_normale" style:base-cell-address="'Village pêcheur avec maçon'.G6"/>
    </style:style>
    <style:style style:name="ce2221" style:family="table-cell" style:parent-style-name="Default">
      <style:table-cell-properties fo:wrap-option="wrap" fo:padding="1.99mm" style:vertical-align="top"/>
      <style:map style:condition="cell-content()!=&quot;&quot;" style:apply-style-name="cellule_20_normale" style:base-cell-address="'Village pêcheur avec maçon'.G7"/>
    </style:style>
    <style:style style:name="ce2222" style:family="table-cell" style:parent-style-name="Default">
      <style:table-cell-properties fo:wrap-option="wrap" fo:padding="1.99mm" style:vertical-align="top"/>
      <style:map style:condition="cell-content()!=&quot;&quot;" style:apply-style-name="cellule_20_normale" style:base-cell-address="'Village pêcheur avec maçon'.G8"/>
    </style:style>
    <style:style style:name="ce2223" style:family="table-cell" style:parent-style-name="Default">
      <style:table-cell-properties fo:wrap-option="wrap" fo:padding="1.99mm" style:vertical-align="top"/>
      <style:map style:condition="cell-content()!=&quot;&quot;" style:apply-style-name="cellule_20_normale" style:base-cell-address="'Village pêcheur avec maçon'.G9"/>
    </style:style>
    <style:style style:name="ce2224" style:family="table-cell" style:parent-style-name="Default">
      <style:table-cell-properties fo:wrap-option="wrap" fo:padding="1.99mm" style:vertical-align="top"/>
      <style:map style:condition="cell-content()!=&quot;&quot;" style:apply-style-name="cellule_20_normale" style:base-cell-address="'Village pêcheur avec maçon'.G10"/>
    </style:style>
    <style:style style:name="ce2225" style:family="table-cell" style:parent-style-name="Default">
      <style:table-cell-properties fo:wrap-option="wrap" fo:padding="1.99mm" style:vertical-align="top"/>
      <style:map style:condition="cell-content()!=&quot;&quot;" style:apply-style-name="cellule_20_normale" style:base-cell-address="'Village pêcheur avec maçon'.G12"/>
    </style:style>
    <style:style style:name="ce2226" style:family="table-cell" style:parent-style-name="Default">
      <style:table-cell-properties fo:wrap-option="wrap" fo:padding="1.99mm" style:vertical-align="top"/>
      <style:map style:condition="cell-content()!=&quot;&quot;" style:apply-style-name="cellule_20_normale" style:base-cell-address="'Village pêcheur avec maçon'.G13"/>
    </style:style>
    <style:style style:name="ce2227" style:family="table-cell" style:parent-style-name="Default">
      <style:table-cell-properties fo:wrap-option="wrap" fo:padding="1.99mm" style:vertical-align="top"/>
      <style:map style:condition="cell-content()!=&quot;&quot;" style:apply-style-name="cellule_20_normale" style:base-cell-address="'Village pêcheur avec maçon'.G17"/>
    </style:style>
    <style:style style:name="ce2228" style:family="table-cell" style:parent-style-name="Default">
      <style:table-cell-properties fo:wrap-option="wrap" fo:padding="1.99mm" style:vertical-align="top"/>
      <style:map style:condition="cell-content()!=&quot;&quot;" style:apply-style-name="cellule_20_normale" style:base-cell-address="'Village pêcheur avec maçon'.H8"/>
    </style:style>
    <style:style style:name="ce2229" style:family="table-cell" style:parent-style-name="Default">
      <style:table-cell-properties fo:wrap-option="wrap" fo:padding="1.99mm" style:vertical-align="top"/>
      <style:map style:condition="cell-content()!=&quot;&quot;" style:apply-style-name="cellule_20_normale" style:base-cell-address="'Village pêcheur avec maçon'.H9"/>
    </style:style>
    <style:style style:name="ce2230" style:family="table-cell" style:parent-style-name="Default">
      <style:table-cell-properties fo:wrap-option="wrap" fo:padding="1.99mm" style:vertical-align="top"/>
      <style:map style:condition="cell-content()!=&quot;&quot;" style:apply-style-name="cellule_20_normale" style:base-cell-address="'Village pêcheur avec maçon'.H10"/>
    </style:style>
    <style:style style:name="ce2231" style:family="table-cell" style:parent-style-name="Default">
      <style:table-cell-properties fo:wrap-option="wrap" fo:padding="1.99mm" style:vertical-align="top"/>
      <style:map style:condition="cell-content()!=&quot;&quot;" style:apply-style-name="cellule_20_normale" style:base-cell-address="'Village pêcheur avec maçon'.H11"/>
    </style:style>
    <style:style style:name="ce2232" style:family="table-cell" style:parent-style-name="Default">
      <style:table-cell-properties fo:wrap-option="wrap" fo:border="0.06pt solid #000000" fo:padding="1.99mm"/>
      <style:map style:condition="cell-content()!=&quot;&quot;" style:apply-style-name="cellule_20_normale" style:base-cell-address="'Village pêcheur avec maçon'.H12"/>
    </style:style>
    <style:style style:name="ce2233" style:family="table-cell" style:parent-style-name="Default">
      <style:table-cell-properties fo:wrap-option="wrap" fo:border="0.06pt solid #000000" fo:padding="1.99mm"/>
      <style:map style:condition="cell-content()!=&quot;&quot;" style:apply-style-name="cellule_20_normale" style:base-cell-address="'Village pêcheur avec maçon'.H13"/>
    </style:style>
    <style:style style:name="ce2234" style:family="table-cell" style:parent-style-name="Default">
      <style:table-cell-properties fo:wrap-option="wrap" fo:padding="1.99mm" style:vertical-align="top"/>
      <style:map style:condition="cell-content()!=&quot;&quot;" style:apply-style-name="cellule_20_normale" style:base-cell-address="'Village pêcheur avec maçon'.I8"/>
    </style:style>
    <style:style style:name="ce2235" style:family="table-cell" style:parent-style-name="Default">
      <style:table-cell-properties fo:wrap-option="wrap" fo:padding="1.99mm" style:vertical-align="top"/>
      <style:map style:condition="cell-content()!=&quot;&quot;" style:apply-style-name="cellule_20_normale" style:base-cell-address="'Village pêcheur avec maçon'.I9"/>
    </style:style>
    <style:style style:name="ce2236" style:family="table-cell" style:parent-style-name="Default">
      <style:table-cell-properties fo:wrap-option="wrap" fo:padding="1.99mm" style:vertical-align="top"/>
      <style:map style:condition="cell-content()!=&quot;&quot;" style:apply-style-name="cellule_20_normale" style:base-cell-address="'Village pêcheur avec maçon'.I10"/>
    </style:style>
    <style:style style:name="ce2237" style:family="table-cell" style:parent-style-name="Default">
      <style:table-cell-properties fo:wrap-option="wrap" fo:padding="1.99mm" style:vertical-align="top"/>
      <style:map style:condition="cell-content()!=&quot;&quot;" style:apply-style-name="cellule_20_normale" style:base-cell-address="'Village pêcheur avec maçon'.I11"/>
    </style:style>
    <style:style style:name="ce2238" style:family="table-cell" style:parent-style-name="Default">
      <style:table-cell-properties fo:wrap-option="wrap" fo:border="0.06pt solid #000000" fo:padding="1.99mm"/>
      <style:map style:condition="cell-content()!=&quot;&quot;" style:apply-style-name="cellule_20_normale" style:base-cell-address="'Village pêcheur avec maçon'.I12"/>
    </style:style>
    <style:style style:name="ce2239" style:family="table-cell" style:parent-style-name="Default">
      <style:table-cell-properties fo:wrap-option="wrap" fo:border="0.06pt solid #000000" fo:padding="1.99mm"/>
      <style:map style:condition="cell-content()!=&quot;&quot;" style:apply-style-name="cellule_20_normale" style:base-cell-address="'Village pêcheur avec maçon'.I13"/>
    </style:style>
    <style:style style:name="ce2240" style:family="table-cell" style:parent-style-name="Default">
      <style:table-cell-properties fo:wrap-option="wrap" fo:padding="1.99mm" style:vertical-align="top"/>
      <style:map style:condition="cell-content()!=&quot;&quot;" style:apply-style-name="cellule_20_normale" style:base-cell-address="'Village pêcheur avec maçon'.I14"/>
    </style:style>
    <style:style style:name="ce2241" style:family="table-cell" style:parent-style-name="Default">
      <style:table-cell-properties fo:wrap-option="wrap" fo:padding="1.99mm" style:vertical-align="top"/>
      <style:map style:condition="cell-content()!=&quot;&quot;" style:apply-style-name="cellule_20_normale" style:base-cell-address="'Village pêcheur avec maçon'.I15"/>
    </style:style>
    <style:style style:name="ce2242" style:family="table-cell" style:parent-style-name="Default">
      <style:table-cell-properties fo:wrap-option="wrap" fo:padding="1.99mm" style:vertical-align="top"/>
      <style:map style:condition="cell-content()!=&quot;&quot;" style:apply-style-name="cellule_20_normale" style:base-cell-address="'Village pêcheur avec maçon'.I16"/>
    </style:style>
    <style:style style:name="ce2243" style:family="table-cell" style:parent-style-name="Default">
      <style:table-cell-properties fo:wrap-option="wrap" fo:padding="1.99mm" style:vertical-align="top"/>
      <style:map style:condition="cell-content()!=&quot;&quot;" style:apply-style-name="cellule_20_normale" style:base-cell-address="'Village pêcheur avec maçon'.I17"/>
    </style:style>
  </office:automatic-styles>
  <office:body>
    <office:spreadsheet>
      <table:calculation-settings table:automatic-find-labels="false"/>
      <table:table table:name="1 - Fonctions" table:style-name="ta1">
        <table:table-column table:style-name="co18" table:default-cell-style-name="Default"/>
        <table:table-column table:style-name="co19" table:default-cell-style-name="ce1079"/>
        <table:table-column table:style-name="co3" table:number-columns-repeated="2" table:default-cell-style-name="Default"/>
        <table:table-row table:style-name="ro44">
          <table:table-cell table:style-name="ce814" office:value-type="string" calcext:value-type="string">
            <text:p>Fonctions</text:p>
          </table:table-cell>
          <table:table-cell table:style-name="ce1077" office:value-type="string" calcext:value-type="string">
            <text:p>Description</text:p>
          </table:table-cell>
          <table:table-cell table:style-name="ce814" office:value-type="string" calcext:value-type="string">
            <text:p>écrite ?</text:p>
          </table:table-cell>
          <table:table-cell table:style-name="ce814" office:value-type="string" calcext:value-type="string">
            <text:p>Testée ?</text:p>
          </table:table-cell>
        </table:table-row>
        <table:table-row table:style-name="ro45">
          <table:table-cell table:style-name="ce815" office:value-type="string" calcext:value-type="string">
            <text:p>leave</text:p>
          </table:table-cell>
          <table:table-cell table:style-name="ce1078" office:value-type="string" calcext:value-type="string">
            <text:p>termine l'histoire mais le joueur peut revenir</text:p>
          </table:table-cell>
          <table:table-cell table:style-name="ce1080"/>
          <table:table-cell table:style-name="ce1081"/>
        </table:table-row>
        <table:table-row table:style-name="ro46">
          <table:table-cell table:style-name="ce815" office:value-type="string" calcext:value-type="string">
            <text:p>conclude</text:p>
          </table:table-cell>
          <table:table-cell table:style-name="ce1078" office:value-type="string" calcext:value-type="string">
            <text:p>termine l'histoire mais le joueur ne peut pas revenir</text:p>
          </table:table-cell>
          <table:table-cell table:style-name="ce1080"/>
          <table:table-cell table:style-name="ce1081"/>
        </table:table-row>
        <table:table-row table:style-name="ro45">
          <table:table-cell table:style-name="ce816" office:value-type="string" calcext:value-type="string">
            <text:p>randomPercent</text:p>
          </table:table-cell>
          <table:table-cell table:style-name="ce1078" office:value-type="string" calcext:value-type="string">
            <text:p>X pourcent de chance</text:p>
          </table:table-cell>
          <table:table-cell table:style-name="ce1080"/>
          <table:table-cell table:style-name="ce1081"/>
        </table:table-row>
        <table:table-row table:style-name="ro45">
          <table:table-cell table:style-name="ce816" office:value-type="string" calcext:value-type="string">
            <text:p>randomRange</text:p>
          </table:table-cell>
          <table:table-cell table:style-name="ce1078" office:value-type="string" calcext:value-type="string">
            <text:p>choisit entre X possibilités</text:p>
          </table:table-cell>
          <table:table-cell table:style-name="ce1080"/>
          <table:table-cell table:style-name="ce1081"/>
        </table:table-row>
        <table:table-row table:style-name="ro45">
          <table:table-cell table:style-name="ce816" office:value-type="string" calcext:value-type="string">
            <text:p>randomCrew</text:p>
          </table:table-cell>
          <table:table-cell table:style-name="ce1078" office:value-type="string" calcext:value-type="string">
            <text:p>crée un équipage aléatoire</text:p>
          </table:table-cell>
          <table:table-cell table:style-name="ce1080" table:number-columns-repeated="2"/>
        </table:table-row>
        <table:table-row table:style-name="ro45">
          <table:table-cell table:style-name="ce816" office:value-type="string" calcext:value-type="string">
            <text:p>randomCharacter</text:p>
          </table:table-cell>
          <table:table-cell table:style-name="ce1078" office:value-type="string" calcext:value-type="string">
            <text:p>fait apparaître un personnage aléatoire</text:p>
          </table:table-cell>
          <table:table-cell table:style-name="ce1080"/>
          <table:table-cell table:style-name="ce1081"/>
        </table:table-row>
        <table:table-row table:style-name="ro45">
          <table:table-cell table:style-name="ce817" office:value-type="string" calcext:value-type="string">
            <text:p>Narrator</text:p>
          </table:table-cell>
          <table:table-cell table:style-name="ce1078" office:value-type="string" calcext:value-type="string">
            <text:p>dialogue narrateur</text:p>
          </table:table-cell>
          <table:table-cell table:style-name="ce1080"/>
          <table:table-cell table:style-name="ce1081"/>
        </table:table-row>
        <table:table-row table:style-name="ro47">
          <table:table-cell table:style-name="ce818" office:value-type="string" calcext:value-type="string">
            <text:p>setChoices</text:p>
          </table:table-cell>
          <table:table-cell table:style-name="ce1078" office:value-type="string" calcext:value-type="string">
            <text:p>fait apparaître plusieurs bulles de dialogues que le joueur peut choisir X étant le nombre de choix</text:p>
          </table:table-cell>
          <table:table-cell table:style-name="ce1080"/>
          <table:table-cell table:style-name="ce1081"/>
        </table:table-row>
        <table:table-row table:style-name="ro45">
          <table:table-cell table:style-name="ce818" office:value-type="string" calcext:value-type="string">
            <text:p>Narrator</text:p>
          </table:table-cell>
          <table:table-cell table:style-name="ce1078" office:value-type="string" calcext:value-type="string">
            <text:p>dialogue narrateur</text:p>
          </table:table-cell>
          <table:table-cell table:style-name="ce1080"/>
          <table:table-cell table:style-name="ce1081"/>
        </table:table-row>
        <table:table-row table:style-name="ro45">
          <table:table-cell table:style-name="ce818" office:value-type="string" calcext:value-type="string">
            <text:p>PlayerSpeak</text:p>
          </table:table-cell>
          <table:table-cell table:style-name="ce1078" office:value-type="string" calcext:value-type="string">
            <text:p>dialogue pour PNJ</text:p>
          </table:table-cell>
          <table:table-cell table:style-name="ce1080"/>
          <table:table-cell table:style-name="ce1081"/>
        </table:table-row>
        <table:table-row table:style-name="ro45">
          <table:table-cell table:style-name="ce818" office:value-type="string" calcext:value-type="string">
            <text:p>OtherSpeak</text:p>
          </table:table-cell>
          <table:table-cell table:style-name="ce1078" office:value-type="string" calcext:value-type="string">
            <text:p>dialogue pour PNJ</text:p>
          </table:table-cell>
          <table:table-cell table:style-name="ce1080"/>
          <table:table-cell table:style-name="ce1081"/>
        </table:table-row>
        <table:table-row table:style-name="ro45">
          <table:table-cell table:style-name="ce818" office:value-type="string" calcext:value-type="string">
            <text:p>hideOther</text:p>
          </table:table-cell>
          <table:table-cell table:style-name="ce1078" office:value-type="string" calcext:value-type="string">
            <text:p>cache le personnage</text:p>
          </table:table-cell>
          <table:table-cell table:style-name="ce1080"/>
          <table:table-cell table:style-name="ce1081"/>
        </table:table-row>
        <table:table-row table:style-name="ro45">
          <table:table-cell table:style-name="ce818" office:value-type="string" calcext:value-type="string">
            <text:p>deleteOther</text:p>
          </table:table-cell>
          <table:table-cell table:style-name="ce1078" office:value-type="string" calcext:value-type="string">
            <text:p>supprime le personnage</text:p>
          </table:table-cell>
          <table:table-cell table:style-name="ce1080"/>
          <table:table-cell table:style-name="ce1081"/>
        </table:table-row>
        <table:table-row table:style-name="ro45">
          <table:table-cell table:style-name="ce819" office:value-type="string" calcext:value-type="string">
            <text:p>checkGold</text:p>
          </table:table-cell>
          <table:table-cell table:style-name="ce1078" office:value-type="string" calcext:value-type="string">
            <text:p>vérifie si le joueur a X argent</text:p>
          </table:table-cell>
          <table:table-cell table:style-name="ce1080"/>
          <table:table-cell table:style-name="ce1081"/>
        </table:table-row>
        <table:table-row table:style-name="ro45">
          <table:table-cell table:style-name="ce819" office:value-type="string" calcext:value-type="string">
            <text:p>removeGold</text:p>
          </table:table-cell>
          <table:table-cell table:style-name="ce1078" office:value-type="string" calcext:value-type="string">
            <text:p>enlève X argent au joueur</text:p>
          </table:table-cell>
          <table:table-cell table:style-name="ce1080"/>
          <table:table-cell table:style-name="ce1081"/>
        </table:table-row>
        <table:table-row table:style-name="ro45">
          <table:table-cell table:style-name="ce819" office:value-type="string" calcext:value-type="string">
            <text:p>addGold</text:p>
          </table:table-cell>
          <table:table-cell table:style-name="ce1078" office:value-type="string" calcext:value-type="string">
            <text:p>enlève X argent au joueur</text:p>
          </table:table-cell>
          <table:table-cell table:style-name="ce1080"/>
          <table:table-cell table:style-name="ce1081"/>
        </table:table-row>
        <table:table-row table:style-name="ro46">
          <table:table-cell table:style-name="ce820" office:value-type="string" calcext:value-type="string">
            <text:p>launchCombat</text:p>
          </table:table-cell>
          <table:table-cell table:style-name="ce1078" office:value-type="string" calcext:value-type="string">
            <text:p>lance un combat entre le personnage ou l'équipage non joueur</text:p>
          </table:table-cell>
          <table:table-cell table:style-name="ce1080"/>
          <table:table-cell table:style-name="ce1081"/>
        </table:table-row>
        <table:table-row table:style-name="ro45">
          <table:table-cell table:style-name="ce819" office:value-type="string" calcext:value-type="string">
            <text:p>lootAll</text:p>
          </table:table-cell>
          <table:table-cell table:style-name="ce1078" office:value-type="string" calcext:value-type="string">
            <text:p>crée un loot, toutes catégories confondues</text:p>
          </table:table-cell>
          <table:table-cell table:style-name="ce1080"/>
          <table:table-cell table:style-name="ce1081"/>
        </table:table-row>
        <table:table-row table:style-name="ro45">
          <table:table-cell table:style-name="ce819" office:value-type="string" calcext:value-type="string">
            <text:p>lootFood</text:p>
          </table:table-cell>
          <table:table-cell table:style-name="ce1078" office:value-type="string" calcext:value-type="string">
            <text:p>crée un loot de nourriture</text:p>
          </table:table-cell>
          <table:table-cell table:style-name="ce1080"/>
          <table:table-cell table:style-name="ce1081"/>
        </table:table-row>
        <table:table-row table:style-name="ro45">
          <table:table-cell table:style-name="ce819" office:value-type="string" calcext:value-type="string">
            <text:p>lootClothes</text:p>
          </table:table-cell>
          <table:table-cell table:style-name="ce1078" office:value-type="string" calcext:value-type="string">
            <text:p>crée un loot de vetetement</text:p>
          </table:table-cell>
          <table:table-cell table:style-name="ce1080"/>
          <table:table-cell table:style-name="ce1081"/>
        </table:table-row>
        <table:table-row table:style-name="ro45">
          <table:table-cell table:style-name="ce819" office:value-type="string" calcext:value-type="string">
            <text:p>lootMisc</text:p>
          </table:table-cell>
          <table:table-cell table:style-name="ce1078" office:value-type="string" calcext:value-type="string">
            <text:p>crée un loot divers</text:p>
          </table:table-cell>
          <table:table-cell table:style-name="ce1080"/>
          <table:table-cell table:style-name="ce1081"/>
        </table:table-row>
        <table:table-row table:style-name="ro45">
          <table:table-cell table:style-name="ce819" office:value-type="string" calcext:value-type="string">
            <text:p>lootWeapons</text:p>
          </table:table-cell>
          <table:table-cell table:style-name="ce1078" office:value-type="string" calcext:value-type="string">
            <text:p>crée un loot d'armes</text:p>
          </table:table-cell>
          <table:table-cell table:style-name="ce1080"/>
          <table:table-cell table:style-name="ce1081"/>
        </table:table-row>
        <table:table-row table:style-name="ro45">
          <table:table-cell table:style-name="ce819" office:value-type="string" calcext:value-type="string">
            <text:p>tradeAll</text:p>
          </table:table-cell>
          <table:table-cell table:style-name="ce1078" office:value-type="string" calcext:value-type="string">
            <text:p>crée un loot, toutes catégories confondues</text:p>
          </table:table-cell>
          <table:table-cell table:style-name="ce1080"/>
          <table:table-cell table:style-name="ce1081"/>
        </table:table-row>
        <table:table-row table:style-name="ro45">
          <table:table-cell table:style-name="ce819" office:value-type="string" calcext:value-type="string">
            <text:p>tradeFood</text:p>
          </table:table-cell>
          <table:table-cell table:style-name="ce1078" office:value-type="string" calcext:value-type="string">
            <text:p>crée un loot de nourriture</text:p>
          </table:table-cell>
          <table:table-cell table:style-name="ce1080"/>
          <table:table-cell table:style-name="ce1081"/>
        </table:table-row>
        <table:table-row table:style-name="ro45">
          <table:table-cell table:style-name="ce819" office:value-type="string" calcext:value-type="string">
            <text:p>tradeClothes</text:p>
          </table:table-cell>
          <table:table-cell table:style-name="ce1078" office:value-type="string" calcext:value-type="string">
            <text:p>crée un loot de vetetement</text:p>
          </table:table-cell>
          <table:table-cell table:style-name="ce1080"/>
          <table:table-cell table:style-name="ce1081"/>
        </table:table-row>
        <table:table-row table:style-name="ro45">
          <table:table-cell table:style-name="ce819" office:value-type="string" calcext:value-type="string">
            <text:p>tradeMisc</text:p>
          </table:table-cell>
          <table:table-cell table:style-name="ce1078" office:value-type="string" calcext:value-type="string">
            <text:p>crée un loot divers</text:p>
          </table:table-cell>
          <table:table-cell table:style-name="ce1080"/>
          <table:table-cell table:style-name="ce1081"/>
        </table:table-row>
        <table:table-row table:style-name="ro45">
          <table:table-cell table:style-name="ce819" office:value-type="string" calcext:value-type="string">
            <text:p>tradeWeapons</text:p>
          </table:table-cell>
          <table:table-cell table:style-name="ce1078" office:value-type="string" calcext:value-type="string">
            <text:p>crée un loot d'armes</text:p>
          </table:table-cell>
          <table:table-cell table:style-name="ce1080"/>
          <table:table-cell table:style-name="ce1081"/>
        </table:table-row>
        <table:table-row table:style-name="ro45">
          <table:table-cell table:style-name="ce821" office:value-type="string" calcext:value-type="string">
            <text:p>checkClues</text:p>
          </table:table-cell>
          <table:table-cell table:style-name="ce1078" office:value-type="string" calcext:value-type="string">
            <text:p>lance la vérification d'indice pour le trésor</text:p>
          </table:table-cell>
          <table:table-cell table:style-name="ce1080"/>
          <table:table-cell table:style-name="ce1081"/>
        </table:table-row>
        <table:table-row table:style-name="ro45">
          <table:table-cell table:style-name="ce821" office:value-type="string" calcext:value-type="string">
            <text:p>goTo</text:p>
          </table:table-cell>
          <table:table-cell table:style-name="ce1078" office:value-type="string" calcext:value-type="string">
            <text:p>retourne au decal X , ligne Y</text:p>
          </table:table-cell>
          <table:table-cell table:style-name="ce1080"/>
          <table:table-cell table:style-name="ce1081"/>
        </table:table-row>
        <table:table-row table:style-name="ro45">
          <table:table-cell table:style-name="ce1076" office:value-type="string" calcext:value-type="string">
            <text:p>setWeatherNight</text:p>
          </table:table-cell>
          <table:table-cell table:style-name="ce1078" office:value-type="string" calcext:value-type="string">
            <text:p>lance la pluie</text:p>
          </table:table-cell>
          <table:table-cell table:style-name="ce1080"/>
          <table:table-cell table:style-name="ce1081"/>
        </table:table-row>
        <table:table-row table:style-name="ro45">
          <table:table-cell table:style-name="ce1076" office:value-type="string" calcext:value-type="string">
            <text:p>setWeatherRain</text:p>
          </table:table-cell>
          <table:table-cell table:style-name="ce1078" office:value-type="string" calcext:value-type="string">
            <text:p>lance la nuit</text:p>
          </table:table-cell>
          <table:table-cell table:style-name="ce1080"/>
          <table:table-cell table:style-name="ce1081"/>
        </table:table-row>
        <table:table-row table:style-name="ro45">
          <table:table-cell table:style-name="ce1076" office:value-type="string" calcext:value-type="string">
            <text:p>setWeatherDay</text:p>
          </table:table-cell>
          <table:table-cell table:style-name="ce1078" office:value-type="string" calcext:value-type="string">
            <text:p>lance le jour</text:p>
          </table:table-cell>
          <table:table-cell table:style-name="ce1080"/>
          <table:table-cell table:style-name="ce1081"/>
        </table:table-row>
        <table:table-row table:style-name="ro45">
          <table:table-cell table:style-name="ce1076" office:value-type="string" calcext:value-type="string">
            <text:p>switchWeather</text:p>
          </table:table-cell>
          <table:table-cell table:style-name="ce1078" office:value-type="string" calcext:value-type="string">
            <text:p>lance le jour si nuit et nuit si jour</text:p>
          </table:table-cell>
          <table:table-cell table:style-name="ce1080"/>
          <table:table-cell table:style-name="ce1081"/>
        </table:table-row>
        <table:table-row table:style-name="ro45">
          <table:table-cell table:style-name="ce1076" office:value-type="string" calcext:value-type="string">
            <text:p>nextDay</text:p>
          </table:table-cell>
          <table:table-cell table:style-name="ce1078" office:value-type="string" calcext:value-type="string">
            <text:p>le bateau avance sur place</text:p>
          </table:table-cell>
          <table:table-cell table:style-name="ce1080"/>
          <table:table-cell table:style-name="ce1081"/>
        </table:table-row>
        <table:table-row table:style-name="ro45">
          <table:table-cell table:style-name="ce1076" office:value-type="string" calcext:value-type="string">
            <text:p>checkDay</text:p>
          </table:table-cell>
          <table:table-cell table:style-name="ce1078" office:value-type="string" calcext:value-type="string">
            <text:p>se décale si c'est la nuit</text:p>
          </table:table-cell>
          <table:table-cell table:style-name="ce1080"/>
          <table:table-cell table:style-name="ce1081"/>
        </table:table-row>
        <table:table-row table:style-name="ro5" table:number-rows-repeated="2">
          <table:table-cell/>
          <table:table-cell table:style-name="Default"/>
          <table:table-cell table:number-columns-repeated="2"/>
        </table:table-row>
        <table:table-row table:style-name="ro5" table:number-rows-repeated="1048537">
          <table:table-cell table:number-columns-repeated="4"/>
        </table:table-row>
        <table:table-row table:style-name="ro5">
          <table:table-cell table:number-columns-repeated="4"/>
        </table:table-row>
      </table:table>
      <table:table table:name="2 - L'île au trésor" table:style-name="ta1">
        <table:table-column table:style-name="co4" table:default-cell-style-name="ce1195"/>
        <table:table-column table:style-name="co5" table:number-columns-repeated="2" table:default-cell-style-name="ce1195"/>
        <table:table-column table:style-name="co5" table:default-cell-style-name="ce1191"/>
        <table:table-column table:style-name="co5" table:number-columns-repeated="2" table:default-cell-style-name="ce1195"/>
        <table:table-column table:style-name="co6" table:default-cell-style-name="ce1195"/>
        <table:table-column table:style-name="co7" table:number-columns-repeated="2" table:default-cell-style-name="ce1195"/>
        <table:table-column table:style-name="co3" table:default-cell-style-name="ce1195"/>
        <table:table-column table:style-name="co3" table:number-columns-repeated="1007" table:default-cell-style-name="Default"/>
        <table:table-row table:style-name="ro6">
          <table:table-cell table:style-name="ce1166" office:value-type="string" calcext:value-type="string">
            <text:p>Nom</text:p>
          </table:table-cell>
          <table:table-cell table:style-name="ce1166" office:value-type="string" calcext:value-type="string">
            <text:p>Fréquence / 5</text:p>
          </table:table-cell>
          <table:table-cell table:style-name="Default" table:number-columns-repeated="8"/>
          <table:table-cell table:number-columns-repeated="6"/>
          <table:table-cell table:style-name="ce1265" table:number-columns-repeated="1001"/>
        </table:table-row>
        <table:table-row table:style-name="ro6">
          <table:table-cell table:style-name="ce1167" office:value-type="string" calcext:value-type="string">
            <text:p>Bandits</text:p>
          </table:table-cell>
          <table:table-cell table:style-name="ce1167" office:value-type="float" office:value="1" calcext:value-type="float">
            <text:p>1</text:p>
          </table:table-cell>
          <table:table-cell table:style-name="Default" table:number-columns-repeated="8"/>
          <table:table-cell table:number-columns-repeated="1007"/>
        </table:table-row>
        <table:table-row table:style-name="ro7">
          <table:table-cell table:style-name="ce1168" office:value-type="string" calcext:value-type="string">
            <text:p>Narrator : Le bateau s'approche d'une grande île. Aucunes trace d'autres bateau.</text:p>
          </table:table-cell>
          <table:table-cell table:style-name="ce1191" table:number-columns-repeated="2"/>
          <table:table-cell table:style-name="ce1223"/>
          <table:table-cell table:style-name="ce1191"/>
          <table:table-cell table:style-name="ce1245"/>
          <table:table-cell table:number-columns-repeated="4"/>
          <table:table-cell table:style-name="ce1195" table:number-columns-repeated="3"/>
          <table:table-cell table:number-columns-repeated="1004"/>
        </table:table-row>
        <table:table-row table:style-name="ro8">
          <table:table-cell table:style-name="ce1169" office:value-type="string" calcext:value-type="string">
            <text:p>setChoices2</text:p>
          </table:table-cell>
          <table:table-cell table:style-name="ce1196"/>
          <table:table-cell table:style-name="ce1191"/>
          <table:table-cell/>
          <table:table-cell table:style-name="ce1191"/>
          <table:table-cell table:style-name="ce1246"/>
          <table:table-cell table:number-columns-repeated="4"/>
          <table:table-cell table:style-name="ce1195" table:number-columns-repeated="3"/>
          <table:table-cell table:number-columns-repeated="1004"/>
        </table:table-row>
        <table:table-row table:style-name="ro9">
          <table:table-cell table:style-name="ce1170" office:value-type="string" calcext:value-type="string">
            <text:p>Explorer l'île</text:p>
          </table:table-cell>
          <table:table-cell table:style-name="ce1197" office:value-type="string" calcext:value-type="string">
            <text:p>Repartir</text:p>
          </table:table-cell>
          <table:table-cell table:style-name="ce1191"/>
          <table:table-cell/>
          <table:table-cell table:style-name="ce1228"/>
          <table:table-cell table:style-name="ce1247"/>
          <table:table-cell table:number-columns-repeated="4"/>
          <table:table-cell table:style-name="ce1195" table:number-columns-repeated="3"/>
          <table:table-cell table:number-columns-repeated="1004"/>
        </table:table-row>
        <table:table-row table:style-name="ro10">
          <table:table-cell table:style-name="ce1171" office:value-type="string" calcext:value-type="string">
            <text:p>Narrator : Une grande montagne s'ouvre devant l'équipage</text:p>
          </table:table-cell>
          <table:table-cell table:style-name="ce1198" office:value-type="string" calcext:value-type="string">
            <text:p>OtherSpeak : Encore un guet apens ! Tayo !</text:p>
          </table:table-cell>
          <table:table-cell table:style-name="ce1191"/>
          <table:table-cell/>
          <table:table-cell table:style-name="ce1229"/>
          <table:table-cell table:style-name="ce1248"/>
          <table:table-cell table:number-columns-repeated="4"/>
          <table:table-cell table:style-name="ce1195" table:number-columns-repeated="3"/>
          <table:table-cell table:number-columns-repeated="1004"/>
        </table:table-row>
        <table:table-row table:style-name="ro9">
          <table:table-cell table:style-name="ce1172" office:value-type="string" calcext:value-type="string">
            <text:p>setChoices2</text:p>
          </table:table-cell>
          <table:table-cell table:style-name="ce1191" office:value-type="string" calcext:value-type="string">
            <text:p>leave</text:p>
          </table:table-cell>
          <table:table-cell table:style-name="ce1191"/>
          <table:table-cell/>
          <table:table-cell table:style-name="ce1230"/>
          <table:table-cell table:style-name="ce1249"/>
          <table:table-cell table:number-columns-repeated="4"/>
          <table:table-cell table:style-name="ce1195" table:number-columns-repeated="3"/>
          <table:table-cell table:number-columns-repeated="1004"/>
        </table:table-row>
        <table:table-row table:style-name="ro11">
          <table:table-cell table:style-name="ce1173" office:value-type="string" calcext:value-type="string">
            <text:p>S'avancer</text:p>
          </table:table-cell>
          <table:table-cell table:style-name="ce1191" office:value-type="string" calcext:value-type="string">
            <text:p>Revenir sur ses pas</text:p>
          </table:table-cell>
          <table:table-cell table:style-name="ce1191"/>
          <table:table-cell/>
          <table:table-cell table:style-name="ce1231"/>
          <table:table-cell table:style-name="ce1250"/>
          <table:table-cell table:number-columns-repeated="4"/>
          <table:table-cell table:style-name="ce1195" table:number-columns-repeated="3"/>
          <table:table-cell table:number-columns-repeated="1004"/>
        </table:table-row>
        <table:table-row table:style-name="ro40">
          <table:table-cell table:style-name="ce1174" office:value-type="string" calcext:value-type="string">
            <text:p>Narrator : L'équipe escalade pendant un bon quart d'heure avant d'arriver sur un plateau. La vue est magnifique.</text:p>
          </table:table-cell>
          <table:table-cell table:style-name="ce1199" office:value-type="string" calcext:value-type="string">
            <text:p>PlayerSpeak : On va revenir sur la plage, rien à voir ici….</text:p>
          </table:table-cell>
          <table:table-cell table:style-name="ce1191"/>
          <table:table-cell/>
          <table:table-cell table:style-name="ce1232"/>
          <table:table-cell table:style-name="ce1251"/>
          <table:table-cell table:number-columns-repeated="4"/>
          <table:table-cell table:style-name="ce1195" table:number-columns-repeated="3"/>
          <table:table-cell table:number-columns-repeated="1004"/>
        </table:table-row>
        <table:table-row table:style-name="ro8">
          <table:table-cell table:style-name="ce1175" office:value-type="string" calcext:value-type="string">
            <text:p>setChoices3</text:p>
          </table:table-cell>
          <table:table-cell table:style-name="ce1200" office:value-type="string" calcext:value-type="string">
            <text:p>goTo1/2</text:p>
          </table:table-cell>
          <table:table-cell table:style-name="ce1191"/>
          <table:table-cell/>
          <table:table-cell table:style-name="ce1233"/>
          <table:table-cell table:style-name="ce1252"/>
          <table:table-cell table:number-columns-repeated="4"/>
          <table:table-cell table:style-name="ce1195" table:number-columns-repeated="3"/>
          <table:table-cell table:number-columns-repeated="1004"/>
        </table:table-row>
        <table:table-row table:style-name="ro13">
          <table:table-cell table:style-name="ce1176" office:value-type="string" calcext:value-type="string">
            <text:p>Continuer de grimper</text:p>
          </table:table-cell>
          <table:table-cell table:style-name="ce1201" office:value-type="string" calcext:value-type="string">
            <text:p>Camper pour la nuit</text:p>
          </table:table-cell>
          <table:table-cell table:style-name="ce1215" office:value-type="string" calcext:value-type="string">
            <text:p>Redescendre</text:p>
          </table:table-cell>
          <table:table-cell/>
          <table:table-cell table:style-name="ce1234"/>
          <table:table-cell table:style-name="ce1253"/>
          <table:table-cell table:number-columns-repeated="4"/>
          <table:table-cell table:style-name="ce1195" table:number-columns-repeated="3"/>
          <table:table-cell table:number-columns-repeated="1004"/>
        </table:table-row>
        <table:table-row table:style-name="ro40">
          <table:table-cell table:style-name="ce1177" office:value-type="string" calcext:value-type="string">
            <text:p>Narrator : L'équipe se remet à grimper, cette fois pendant seulement quelques minutes avant d'arriver devant une grotte</text:p>
          </table:table-cell>
          <table:table-cell table:style-name="ce1202" office:value-type="string" calcext:value-type="string">
            <text:p>nextDay</text:p>
          </table:table-cell>
          <table:table-cell table:style-name="ce1216" office:value-type="string" calcext:value-type="string">
            <text:p>OtherSpeak : Qu'est-ce qu'on fait là bordel…</text:p>
          </table:table-cell>
          <table:table-cell/>
          <table:table-cell table:style-name="ce1235"/>
          <table:table-cell table:style-name="ce1254"/>
          <table:table-cell table:number-columns-repeated="4"/>
          <table:table-cell table:style-name="ce1195" table:number-columns-repeated="3"/>
          <table:table-cell table:number-columns-repeated="1004"/>
        </table:table-row>
        <table:table-row table:style-name="ro8">
          <table:table-cell table:style-name="ce1178" office:value-type="string" calcext:value-type="string">
            <text:p>setChoices2</text:p>
          </table:table-cell>
          <table:table-cell table:style-name="ce1203" office:value-type="string" calcext:value-type="string">
            <text:p>goTo1/8</text:p>
          </table:table-cell>
          <table:table-cell table:style-name="ce1217" office:value-type="string" calcext:value-type="string">
            <text:p>goTo1/5</text:p>
          </table:table-cell>
          <table:table-cell/>
          <table:table-cell table:style-name="ce1236"/>
          <table:table-cell table:style-name="ce1255"/>
          <table:table-cell table:number-columns-repeated="4"/>
          <table:table-cell table:style-name="ce1195" table:number-columns-repeated="3"/>
          <table:table-cell table:number-columns-repeated="1004"/>
        </table:table-row>
        <table:table-row table:style-name="ro13">
          <table:table-cell table:style-name="ce1179" office:value-type="string" calcext:value-type="string">
            <text:p>Continuer de grimper</text:p>
          </table:table-cell>
          <table:table-cell table:style-name="ce1204" office:value-type="string" calcext:value-type="string">
            <text:p>Entrer dans la grotte</text:p>
          </table:table-cell>
          <table:table-cell table:style-name="ce1218" office:value-type="string" calcext:value-type="string">
            <text:p>Redescendre</text:p>
          </table:table-cell>
          <table:table-cell/>
          <table:table-cell table:style-name="ce1237"/>
          <table:table-cell table:style-name="ce1256"/>
          <table:table-cell table:number-columns-repeated="4"/>
          <table:table-cell table:style-name="ce1195" table:number-columns-repeated="3"/>
          <table:table-cell table:number-columns-repeated="1004"/>
        </table:table-row>
        <table:table-row table:style-name="ro41">
          <table:table-cell table:style-name="ce1180" office:value-type="string" calcext:value-type="string">
            <text:p>Narrator : L'équipe arrive au sommet de la montagne. Il n'y a aucun chemin à part vers la grotte</text:p>
          </table:table-cell>
          <table:table-cell table:style-name="ce1205" office:value-type="string" calcext:value-type="string">
            <text:p>Narrator : L'équipage arrive dans une pièce magnifique. Une grande porte se tient au bout.</text:p>
          </table:table-cell>
          <table:table-cell table:style-name="ce1219" office:value-type="string" calcext:value-type="string">
            <text:p>OtherSpeak : Qu'est-ce qu'on fait là bordel…</text:p>
          </table:table-cell>
          <table:table-cell/>
          <table:table-cell table:style-name="ce1238"/>
          <table:table-cell table:style-name="ce1257"/>
          <table:table-cell table:number-columns-repeated="4"/>
          <table:table-cell table:style-name="ce1195" table:number-columns-repeated="3"/>
          <table:table-cell table:number-columns-repeated="1004"/>
        </table:table-row>
        <table:table-row table:style-name="ro42">
          <table:table-cell table:style-name="ce1181" office:value-type="string" calcext:value-type="string">
            <text:p>PlayerSpeak : C'est totalement vide ! </text:p>
          </table:table-cell>
          <table:table-cell table:style-name="ce1206" office:value-type="string" calcext:value-type="string">
            <text:p>PlayerSpeak : LE TRESOR !</text:p>
          </table:table-cell>
          <table:table-cell table:style-name="ce1220" office:value-type="string" calcext:value-type="string">
            <text:p>goTo1/8</text:p>
          </table:table-cell>
          <table:table-cell/>
          <table:table-cell table:style-name="ce1239"/>
          <table:table-cell table:style-name="ce1258"/>
          <table:table-cell table:number-columns-repeated="4"/>
          <table:table-cell table:style-name="ce1195" table:number-columns-repeated="3"/>
          <table:table-cell table:number-columns-repeated="1004"/>
        </table:table-row>
        <table:table-row table:style-name="ro8">
          <table:table-cell table:style-name="ce1182" office:value-type="string" calcext:value-type="string">
            <text:p>setChoices2</text:p>
          </table:table-cell>
          <table:table-cell table:style-name="ce1207" office:value-type="string" calcext:value-type="string">
            <text:p>goTo1/18</text:p>
          </table:table-cell>
          <table:table-cell table:style-name="ce1191"/>
          <table:table-cell/>
          <table:table-cell table:style-name="ce1240"/>
          <table:table-cell table:style-name="ce1259"/>
          <table:table-cell table:number-columns-repeated="4"/>
          <table:table-cell table:style-name="ce1195" table:number-columns-repeated="3"/>
          <table:table-cell table:number-columns-repeated="1004"/>
        </table:table-row>
        <table:table-row table:style-name="ro13">
          <table:table-cell table:style-name="ce1183" office:value-type="string" calcext:value-type="string">
            <text:p>Descendre vers grotte</text:p>
          </table:table-cell>
          <table:table-cell table:style-name="ce1208" office:value-type="string" calcext:value-type="string">
            <text:p>Camper pour la nuit</text:p>
          </table:table-cell>
          <table:table-cell table:style-name="ce1191"/>
          <table:table-cell/>
          <table:table-cell table:style-name="ce1241"/>
          <table:table-cell table:style-name="ce1260"/>
          <table:table-cell table:number-columns-repeated="1011"/>
        </table:table-row>
        <table:table-row table:style-name="ro8">
          <table:table-cell table:style-name="ce1184" office:value-type="string" calcext:value-type="string">
            <text:p>goTo1/11</text:p>
          </table:table-cell>
          <table:table-cell table:style-name="ce1209" office:value-type="string" calcext:value-type="string">
            <text:p>goTo1/11</text:p>
          </table:table-cell>
          <table:table-cell table:style-name="ce1191"/>
          <table:table-cell table:style-name="ce1224"/>
          <table:table-cell table:style-name="ce1191"/>
          <table:table-cell table:style-name="ce1261"/>
          <table:table-cell table:number-columns-repeated="1011"/>
        </table:table-row>
        <table:table-row table:style-name="ro8">
          <table:table-cell table:style-name="ce1185" office:value-type="string" calcext:value-type="string">
            <text:p>setChoices2</text:p>
          </table:table-cell>
          <table:table-cell table:number-columns-repeated="2"/>
          <table:table-cell table:style-name="ce1195"/>
          <table:table-cell table:number-columns-repeated="1013"/>
        </table:table-row>
        <table:table-row table:style-name="ro8">
          <table:table-cell table:style-name="ce1186" office:value-type="string" calcext:value-type="string">
            <text:p>S'approcher de la porte</text:p>
          </table:table-cell>
          <table:table-cell table:style-name="ce1210" office:value-type="string" calcext:value-type="string">
            <text:p>Sortir</text:p>
          </table:table-cell>
          <table:table-cell/>
          <table:table-cell table:style-name="ce1195"/>
          <table:table-cell table:number-columns-repeated="1013"/>
        </table:table-row>
        <table:table-row table:style-name="ro17">
          <table:table-cell table:style-name="ce1187" office:value-type="string" calcext:value-type="string">
            <text:p>PlayerSpeak : Il y a quelque chose d'écrit !</text:p>
          </table:table-cell>
          <table:table-cell table:style-name="ce1211" office:value-type="string" calcext:value-type="string">
            <text:p>PlayerSpeak : Il est moche ! On s'casse</text:p>
          </table:table-cell>
          <table:table-cell/>
          <table:table-cell table:style-name="ce1195"/>
          <table:table-cell table:number-columns-repeated="1013"/>
        </table:table-row>
        <table:table-row table:style-name="ro43">
          <table:table-cell table:style-name="ce1188" office:value-type="string" calcext:value-type="string">
            <text:p>Narrator : « récitez les formules »</text:p>
          </table:table-cell>
          <table:table-cell table:style-name="ce1212" office:value-type="string" calcext:value-type="string">
            <text:p>Narrator : L'équipe est de retour devant la grotte</text:p>
          </table:table-cell>
          <table:table-cell/>
          <table:table-cell table:style-name="ce1195"/>
          <table:table-cell table:number-columns-repeated="1013"/>
        </table:table-row>
        <table:table-row table:style-name="ro9">
          <table:table-cell table:style-name="ce1189" office:value-type="string" calcext:value-type="string">
            <text:p>setChoices2</text:p>
          </table:table-cell>
          <table:table-cell table:style-name="ce1213" office:value-type="string" calcext:value-type="string">
            <text:p>goTo1/10</text:p>
          </table:table-cell>
          <table:table-cell table:style-name="Default"/>
          <table:table-cell table:style-name="ce1195"/>
          <table:table-cell table:number-columns-repeated="1013"/>
        </table:table-row>
        <table:table-row table:style-name="ro11">
          <table:table-cell table:style-name="ce1190" office:value-type="string" calcext:value-type="string">
            <text:p>C'est parti ! </text:p>
          </table:table-cell>
          <table:table-cell table:style-name="Default" table:number-columns-repeated="4"/>
          <table:table-cell table:style-name="ce1262" office:value-type="string" calcext:value-type="string">
            <text:p>Je ne comprends rien… on s'en va</text:p>
          </table:table-cell>
          <table:table-cell table:number-columns-repeated="1011"/>
        </table:table-row>
        <table:table-row table:style-name="ro43">
          <table:table-cell table:style-name="ce1191" office:value-type="string" calcext:value-type="string">
            <text:p>checkClues</text:p>
          </table:table-cell>
          <table:table-cell table:style-name="Default"/>
          <table:table-cell/>
          <table:table-cell table:style-name="Default" table:number-columns-repeated="2"/>
          <table:table-cell table:style-name="ce1263" office:value-type="string" calcext:value-type="string">
            <text:p>Narrator : L'équipe est de retour devant la grotte</text:p>
          </table:table-cell>
          <table:table-cell table:number-columns-repeated="1011"/>
        </table:table-row>
        <table:table-row table:style-name="ro40">
          <table:table-cell table:style-name="ce1191" office:value-type="string" calcext:value-type="string">
            <text:p>Narrator : Rien en se passe…</text:p>
          </table:table-cell>
          <table:table-cell table:style-name="Default"/>
          <table:table-cell/>
          <table:table-cell table:style-name="ce1225" office:value-type="string" calcext:value-type="string">
            <text:p>Narrator : Un des loquets sur la porte se dévérouille…</text:p>
          </table:table-cell>
          <table:table-cell table:style-name="ce1242" office:value-type="string" calcext:value-type="string">
            <text:p>Narrator : Un grincement immense fait trembler la caverne…</text:p>
          </table:table-cell>
          <table:table-cell table:style-name="ce1264" office:value-type="string" calcext:value-type="string">
            <text:p>goTo1/11</text:p>
          </table:table-cell>
          <table:table-cell table:number-columns-repeated="1011"/>
        </table:table-row>
        <table:table-row table:style-name="ro17">
          <table:table-cell table:style-name="ce1192" office:value-type="string" calcext:value-type="string">
            <text:p>setChoices3</text:p>
          </table:table-cell>
          <table:table-cell table:number-columns-repeated="2"/>
          <table:table-cell table:style-name="ce1226" office:value-type="string" calcext:value-type="string">
            <text:p>Narrator : « RECITEZ LA FORMULE »</text:p>
          </table:table-cell>
          <table:table-cell table:style-name="ce1243" office:value-type="string" calcext:value-type="string">
            <text:p>PlayerSpeak : EUREKA !</text:p>
          </table:table-cell>
          <table:table-cell table:number-columns-repeated="1012"/>
        </table:table-row>
        <table:table-row table:style-name="ro7">
          <table:table-cell table:style-name="ce1193" office:value-type="string" calcext:value-type="string">
            <text:p>Quelle arnaque ! On se barre !</text:p>
          </table:table-cell>
          <table:table-cell table:style-name="ce1214" office:value-type="string" calcext:value-type="string">
            <text:p>Je crois qu'il nous faut plus d'indices…</text:p>
          </table:table-cell>
          <table:table-cell table:style-name="ce1221" office:value-type="string" calcext:value-type="string">
            <text:p>Je vais pas me laisser faire comme ça ! (Réassayer)</text:p>
          </table:table-cell>
          <table:table-cell table:style-name="ce1227" office:value-type="string" calcext:value-type="string">
            <text:p>goTo1/22</text:p>
          </table:table-cell>
          <table:table-cell table:style-name="ce1244" office:value-type="string" calcext:value-type="string">
            <text:p>Narrator : « Vous avez gagné »</text:p>
          </table:table-cell>
          <table:table-cell table:number-columns-repeated="1012"/>
        </table:table-row>
        <table:table-row table:style-name="ro9">
          <table:table-cell table:style-name="ce1194"/>
          <table:table-cell/>
          <table:table-cell table:style-name="ce1222" office:value-type="string" calcext:value-type="string">
            <text:p>goTo1/24</text:p>
          </table:table-cell>
          <table:table-cell table:style-name="ce1195"/>
          <table:table-cell table:number-columns-repeated="1013"/>
        </table:table-row>
        <table:table-row table:style-name="ro16" table:number-rows-repeated="4">
          <table:table-cell table:number-columns-repeated="3"/>
          <table:table-cell table:style-name="ce1195"/>
          <table:table-cell table:number-columns-repeated="1013"/>
        </table:table-row>
        <table:table-row table:style-name="ro16">
          <table:table-cell table:number-columns-repeated="3"/>
          <table:table-cell table:style-name="ce1195"/>
          <table:table-cell table:number-columns-repeated="1013"/>
        </table:table-row>
        <calcext:conditional-formats>
          <calcext:conditional-format calcext:target-range-address="'2 - L''île au trésor'.F3:'2 - L''île au trésor'.F3">
            <calcext:condition calcext:apply-style-name="cellule normale" calcext:value="!=&quot;&quot;" calcext:base-cell-address="'2 - L''île au trésor'.F3"/>
          </calcext:conditional-format>
          <calcext:conditional-format calcext:target-range-address="'2 - L''île au trésor'.A3:'2 - L''île au trésor'.A3">
            <calcext:condition calcext:apply-style-name="cellule normale" calcext:value="!=&quot;&quot;" calcext:base-cell-address="'2 - L''île au trésor'.A3"/>
          </calcext:conditional-format>
          <calcext:conditional-format calcext:target-range-address="'2 - L''île au trésor'.D3:'2 - L''île au trésor'.D3">
            <calcext:condition calcext:apply-style-name="cellule normale" calcext:value="!=&quot;&quot;" calcext:base-cell-address="'2 - L''île au trésor'.D3"/>
          </calcext:conditional-format>
          <calcext:conditional-format calcext:target-range-address="'2 - L''île au trésor'.F4:'2 - L''île au trésor'.F4">
            <calcext:condition calcext:apply-style-name="cellule normale" calcext:value="!=&quot;&quot;" calcext:base-cell-address="'2 - L''île au trésor'.F4"/>
          </calcext:conditional-format>
          <calcext:conditional-format calcext:target-range-address="'2 - L''île au trésor'.F5:'2 - L''île au trésor'.F5">
            <calcext:condition calcext:apply-style-name="cellule normale" calcext:value="!=&quot;&quot;" calcext:base-cell-address="'2 - L''île au trésor'.F5"/>
          </calcext:conditional-format>
          <calcext:conditional-format calcext:target-range-address="'2 - L''île au trésor'.F6:'2 - L''île au trésor'.F6">
            <calcext:condition calcext:apply-style-name="cellule normale" calcext:value="!=&quot;&quot;" calcext:base-cell-address="'2 - L''île au trésor'.F6"/>
          </calcext:conditional-format>
          <calcext:conditional-format calcext:target-range-address="'2 - L''île au trésor'.F7:'2 - L''île au trésor'.F7">
            <calcext:condition calcext:apply-style-name="cellule normale" calcext:value="!=&quot;&quot;" calcext:base-cell-address="'2 - L''île au trésor'.F7"/>
          </calcext:conditional-format>
          <calcext:conditional-format calcext:target-range-address="'2 - L''île au trésor'.F8:'2 - L''île au trésor'.F8">
            <calcext:condition calcext:apply-style-name="cellule normale" calcext:value="!=&quot;&quot;" calcext:base-cell-address="'2 - L''île au trésor'.F8"/>
          </calcext:conditional-format>
          <calcext:conditional-format calcext:target-range-address="'2 - L''île au trésor'.F9:'2 - L''île au trésor'.F9">
            <calcext:condition calcext:apply-style-name="cellule normale" calcext:value="!=&quot;&quot;" calcext:base-cell-address="'2 - L''île au trésor'.F9"/>
          </calcext:conditional-format>
          <calcext:conditional-format calcext:target-range-address="'2 - L''île au trésor'.F10:'2 - L''île au trésor'.F10">
            <calcext:condition calcext:apply-style-name="cellule normale" calcext:value="!=&quot;&quot;" calcext:base-cell-address="'2 - L''île au trésor'.F10"/>
          </calcext:conditional-format>
          <calcext:conditional-format calcext:target-range-address="'2 - L''île au trésor'.F11:'2 - L''île au trésor'.F11">
            <calcext:condition calcext:apply-style-name="cellule normale" calcext:value="!=&quot;&quot;" calcext:base-cell-address="'2 - L''île au trésor'.F11"/>
          </calcext:conditional-format>
          <calcext:conditional-format calcext:target-range-address="'2 - L''île au trésor'.F12:'2 - L''île au trésor'.F12">
            <calcext:condition calcext:apply-style-name="cellule normale" calcext:value="!=&quot;&quot;" calcext:base-cell-address="'2 - L''île au trésor'.F12"/>
          </calcext:conditional-format>
          <calcext:conditional-format calcext:target-range-address="'2 - L''île au trésor'.F13:'2 - L''île au trésor'.F13">
            <calcext:condition calcext:apply-style-name="cellule normale" calcext:value="!=&quot;&quot;" calcext:base-cell-address="'2 - L''île au trésor'.F13"/>
          </calcext:conditional-format>
          <calcext:conditional-format calcext:target-range-address="'2 - L''île au trésor'.F14:'2 - L''île au trésor'.F14">
            <calcext:condition calcext:apply-style-name="cellule normale" calcext:value="!=&quot;&quot;" calcext:base-cell-address="'2 - L''île au trésor'.F14"/>
          </calcext:conditional-format>
          <calcext:conditional-format calcext:target-range-address="'2 - L''île au trésor'.F15:'2 - L''île au trésor'.F15">
            <calcext:condition calcext:apply-style-name="cellule normale" calcext:value="!=&quot;&quot;" calcext:base-cell-address="'2 - L''île au trésor'.F15"/>
          </calcext:conditional-format>
          <calcext:conditional-format calcext:target-range-address="'2 - L''île au trésor'.F16:'2 - L''île au trésor'.F16">
            <calcext:condition calcext:apply-style-name="cellule normale" calcext:value="!=&quot;&quot;" calcext:base-cell-address="'2 - L''île au trésor'.F16"/>
          </calcext:conditional-format>
          <calcext:conditional-format calcext:target-range-address="'2 - L''île au trésor'.F17:'2 - L''île au trésor'.F17">
            <calcext:condition calcext:apply-style-name="cellule normale" calcext:value="!=&quot;&quot;" calcext:base-cell-address="'2 - L''île au trésor'.F17"/>
          </calcext:conditional-format>
          <calcext:conditional-format calcext:target-range-address="'2 - L''île au trésor'.F18:'2 - L''île au trésor'.F18">
            <calcext:condition calcext:apply-style-name="cellule normale" calcext:value="!=&quot;&quot;" calcext:base-cell-address="'2 - L''île au trésor'.F18"/>
          </calcext:conditional-format>
          <calcext:conditional-format calcext:target-range-address="'2 - L''île au trésor'.F19:'2 - L''île au trésor'.F19">
            <calcext:condition calcext:apply-style-name="cellule normale" calcext:value="!=&quot;&quot;" calcext:base-cell-address="'2 - L''île au trésor'.F19"/>
          </calcext:conditional-format>
          <calcext:conditional-format calcext:target-range-address="'2 - L''île au trésor'.D19:'2 - L''île au trésor'.D19">
            <calcext:condition calcext:apply-style-name="cellule normale" calcext:value="!=&quot;&quot;" calcext:base-cell-address="'2 - L''île au trésor'.D19"/>
          </calcext:conditional-format>
          <calcext:conditional-format calcext:target-range-address="'2 - L''île au trésor'.B4:'2 - L''île au trésor'.B4">
            <calcext:condition calcext:apply-style-name="cellule normale" calcext:value="!=&quot;&quot;" calcext:base-cell-address="'2 - L''île au trésor'.B4"/>
          </calcext:conditional-format>
          <calcext:conditional-format calcext:target-range-address="'2 - L''île au trésor'.A5:'2 - L''île au trésor'.A5">
            <calcext:condition calcext:apply-style-name="cellule normale" calcext:value="!=&quot;&quot;" calcext:base-cell-address="'2 - L''île au trésor'.A5"/>
          </calcext:conditional-format>
          <calcext:conditional-format calcext:target-range-address="'2 - L''île au trésor'.A4:'2 - L''île au trésor'.A4">
            <calcext:condition calcext:apply-style-name="cellule normale" calcext:value="!=&quot;&quot;" calcext:base-cell-address="'2 - L''île au trésor'.A4"/>
          </calcext:conditional-format>
          <calcext:conditional-format calcext:target-range-address="'2 - L''île au trésor'.A6:'2 - L''île au trésor'.A6">
            <calcext:condition calcext:apply-style-name="cellule normale" calcext:value="!=&quot;&quot;" calcext:base-cell-address="'2 - L''île au trésor'.A6"/>
          </calcext:conditional-format>
          <calcext:conditional-format calcext:target-range-address="'2 - L''île au trésor'.A7:'2 - L''île au trésor'.A7">
            <calcext:condition calcext:apply-style-name="cellule normale" calcext:value="!=&quot;&quot;" calcext:base-cell-address="'2 - L''île au trésor'.A7"/>
          </calcext:conditional-format>
          <calcext:conditional-format calcext:target-range-address="'2 - L''île au trésor'.A8:'2 - L''île au trésor'.A8">
            <calcext:condition calcext:apply-style-name="cellule normale" calcext:value="!=&quot;&quot;" calcext:base-cell-address="'2 - L''île au trésor'.A8"/>
          </calcext:conditional-format>
          <calcext:conditional-format calcext:target-range-address="'2 - L''île au trésor'.B5:'2 - L''île au trésor'.B5">
            <calcext:condition calcext:apply-style-name="cellule normale" calcext:value="!=&quot;&quot;" calcext:base-cell-address="'2 - L''île au trésor'.B5"/>
          </calcext:conditional-format>
          <calcext:conditional-format calcext:target-range-address="'2 - L''île au trésor'.B5:'2 - L''île au trésor'.B5">
            <calcext:condition calcext:apply-style-name="cellule normale" calcext:value="!=&quot;&quot;" calcext:base-cell-address="'2 - L''île au trésor'.B5"/>
          </calcext:conditional-format>
          <calcext:conditional-format calcext:target-range-address="'2 - L''île au trésor'.B6:'2 - L''île au trésor'.B6">
            <calcext:condition calcext:apply-style-name="cellule normale" calcext:value="!=&quot;&quot;" calcext:base-cell-address="'2 - L''île au trésor'.B6"/>
          </calcext:conditional-format>
          <calcext:conditional-format calcext:target-range-address="'2 - L''île au trésor'.E5:'2 - L''île au trésor'.E5">
            <calcext:condition calcext:apply-style-name="cellule normale" calcext:value="!=&quot;&quot;" calcext:base-cell-address="'2 - L''île au trésor'.E5"/>
          </calcext:conditional-format>
          <calcext:conditional-format calcext:target-range-address="'2 - L''île au trésor'.E6:'2 - L''île au trésor'.E6">
            <calcext:condition calcext:apply-style-name="cellule normale" calcext:value="!=&quot;&quot;" calcext:base-cell-address="'2 - L''île au trésor'.E6"/>
          </calcext:conditional-format>
          <calcext:conditional-format calcext:target-range-address="'2 - L''île au trésor'.E7:'2 - L''île au trésor'.E7">
            <calcext:condition calcext:apply-style-name="cellule normale" calcext:value="!=&quot;&quot;" calcext:base-cell-address="'2 - L''île au trésor'.E7"/>
          </calcext:conditional-format>
          <calcext:conditional-format calcext:target-range-address="'2 - L''île au trésor'.E8:'2 - L''île au trésor'.E8">
            <calcext:condition calcext:apply-style-name="cellule normale" calcext:value="!=&quot;&quot;" calcext:base-cell-address="'2 - L''île au trésor'.E8"/>
          </calcext:conditional-format>
          <calcext:conditional-format calcext:target-range-address="'2 - L''île au trésor'.E9:'2 - L''île au trésor'.E9">
            <calcext:condition calcext:apply-style-name="cellule normale" calcext:value="!=&quot;&quot;" calcext:base-cell-address="'2 - L''île au trésor'.E9"/>
          </calcext:conditional-format>
          <calcext:conditional-format calcext:target-range-address="'2 - L''île au trésor'.E10:'2 - L''île au trésor'.E10">
            <calcext:condition calcext:apply-style-name="cellule normale" calcext:value="!=&quot;&quot;" calcext:base-cell-address="'2 - L''île au trésor'.E10"/>
          </calcext:conditional-format>
          <calcext:conditional-format calcext:target-range-address="'2 - L''île au trésor'.E11:'2 - L''île au trésor'.E11">
            <calcext:condition calcext:apply-style-name="cellule normale" calcext:value="!=&quot;&quot;" calcext:base-cell-address="'2 - L''île au trésor'.E11"/>
          </calcext:conditional-format>
          <calcext:conditional-format calcext:target-range-address="'2 - L''île au trésor'.E12:'2 - L''île au trésor'.E12">
            <calcext:condition calcext:apply-style-name="cellule normale" calcext:value="!=&quot;&quot;" calcext:base-cell-address="'2 - L''île au trésor'.E12"/>
          </calcext:conditional-format>
          <calcext:conditional-format calcext:target-range-address="'2 - L''île au trésor'.E13:'2 - L''île au trésor'.E13">
            <calcext:condition calcext:apply-style-name="cellule normale" calcext:value="!=&quot;&quot;" calcext:base-cell-address="'2 - L''île au trésor'.E13"/>
          </calcext:conditional-format>
          <calcext:conditional-format calcext:target-range-address="'2 - L''île au trésor'.E14:'2 - L''île au trésor'.E14">
            <calcext:condition calcext:apply-style-name="cellule normale" calcext:value="!=&quot;&quot;" calcext:base-cell-address="'2 - L''île au trésor'.E14"/>
          </calcext:conditional-format>
          <calcext:conditional-format calcext:target-range-address="'2 - L''île au trésor'.E15:'2 - L''île au trésor'.E15">
            <calcext:condition calcext:apply-style-name="cellule normale" calcext:value="!=&quot;&quot;" calcext:base-cell-address="'2 - L''île au trésor'.E15"/>
          </calcext:conditional-format>
          <calcext:conditional-format calcext:target-range-address="'2 - L''île au trésor'.E16:'2 - L''île au trésor'.E16">
            <calcext:condition calcext:apply-style-name="cellule normale" calcext:value="!=&quot;&quot;" calcext:base-cell-address="'2 - L''île au trésor'.E16"/>
          </calcext:conditional-format>
          <calcext:conditional-format calcext:target-range-address="'2 - L''île au trésor'.E17:'2 - L''île au trésor'.E17">
            <calcext:condition calcext:apply-style-name="cellule normale" calcext:value="!=&quot;&quot;" calcext:base-cell-address="'2 - L''île au trésor'.E17"/>
          </calcext:conditional-format>
          <calcext:conditional-format calcext:target-range-address="'2 - L''île au trésor'.E18:'2 - L''île au trésor'.E18">
            <calcext:condition calcext:apply-style-name="cellule normale" calcext:value="!=&quot;&quot;" calcext:base-cell-address="'2 - L''île au trésor'.E18"/>
          </calcext:conditional-format>
          <calcext:conditional-format calcext:target-range-address="'2 - L''île au trésor'.A9:'2 - L''île au trésor'.A9">
            <calcext:condition calcext:apply-style-name="cellule normale" calcext:value="!=&quot;&quot;" calcext:base-cell-address="'2 - L''île au trésor'.A9"/>
          </calcext:conditional-format>
          <calcext:conditional-format calcext:target-range-address="'2 - L''île au trésor'.A10:'2 - L''île au trésor'.A10">
            <calcext:condition calcext:apply-style-name="cellule normale" calcext:value="!=&quot;&quot;" calcext:base-cell-address="'2 - L''île au trésor'.A10"/>
          </calcext:conditional-format>
          <calcext:conditional-format calcext:target-range-address="'2 - L''île au trésor'.A11:'2 - L''île au trésor'.A11">
            <calcext:condition calcext:apply-style-name="cellule normale" calcext:value="!=&quot;&quot;" calcext:base-cell-address="'2 - L''île au trésor'.A11"/>
          </calcext:conditional-format>
          <calcext:conditional-format calcext:target-range-address="'2 - L''île au trésor'.B11:'2 - L''île au trésor'.B11">
            <calcext:condition calcext:apply-style-name="cellule normale" calcext:value="!=&quot;&quot;" calcext:base-cell-address="'2 - L''île au trésor'.B11"/>
          </calcext:conditional-format>
          <calcext:conditional-format calcext:target-range-address="'2 - L''île au trésor'.C11:'2 - L''île au trésor'.C11">
            <calcext:condition calcext:apply-style-name="cellule normale" calcext:value="!=&quot;&quot;" calcext:base-cell-address="'2 - L''île au trésor'.C11"/>
          </calcext:conditional-format>
          <calcext:conditional-format calcext:target-range-address="'2 - L''île au trésor'.B10:'2 - L''île au trésor'.B10">
            <calcext:condition calcext:apply-style-name="cellule normale" calcext:value="!=&quot;&quot;" calcext:base-cell-address="'2 - L''île au trésor'.B10"/>
          </calcext:conditional-format>
          <calcext:conditional-format calcext:target-range-address="'2 - L''île au trésor'.B9:'2 - L''île au trésor'.B9">
            <calcext:condition calcext:apply-style-name="cellule normale" calcext:value="!=&quot;&quot;" calcext:base-cell-address="'2 - L''île au trésor'.B9"/>
          </calcext:conditional-format>
          <calcext:conditional-format calcext:target-range-address="'2 - L''île au trésor'.A12:'2 - L''île au trésor'.A12">
            <calcext:condition calcext:apply-style-name="cellule normale" calcext:value="!=&quot;&quot;" calcext:base-cell-address="'2 - L''île au trésor'.A12"/>
          </calcext:conditional-format>
          <calcext:conditional-format calcext:target-range-address="'2 - L''île au trésor'.A13:'2 - L''île au trésor'.A13">
            <calcext:condition calcext:apply-style-name="cellule normale" calcext:value="!=&quot;&quot;" calcext:base-cell-address="'2 - L''île au trésor'.A13"/>
          </calcext:conditional-format>
          <calcext:conditional-format calcext:target-range-address="'2 - L''île au trésor'.A14:'2 - L''île au trésor'.A14">
            <calcext:condition calcext:apply-style-name="cellule normale" calcext:value="!=&quot;&quot;" calcext:base-cell-address="'2 - L''île au trésor'.A14"/>
          </calcext:conditional-format>
          <calcext:conditional-format calcext:target-range-address="'2 - L''île au trésor'.B14:'2 - L''île au trésor'.B14">
            <calcext:condition calcext:apply-style-name="cellule normale" calcext:value="!=&quot;&quot;" calcext:base-cell-address="'2 - L''île au trésor'.B14"/>
          </calcext:conditional-format>
          <calcext:conditional-format calcext:target-range-address="'2 - L''île au trésor'.C14:'2 - L''île au trésor'.C14">
            <calcext:condition calcext:apply-style-name="cellule normale" calcext:value="!=&quot;&quot;" calcext:base-cell-address="'2 - L''île au trésor'.C14"/>
          </calcext:conditional-format>
          <calcext:conditional-format calcext:target-range-address="'2 - L''île au trésor'.A15:'2 - L''île au trésor'.A15">
            <calcext:condition calcext:apply-style-name="cellule normale" calcext:value="!=&quot;&quot;" calcext:base-cell-address="'2 - L''île au trésor'.A15"/>
          </calcext:conditional-format>
          <calcext:conditional-format calcext:target-range-address="'2 - L''île au trésor'.C15:'2 - L''île au trésor'.C15">
            <calcext:condition calcext:apply-style-name="cellule normale" calcext:value="!=&quot;&quot;" calcext:base-cell-address="'2 - L''île au trésor'.C15"/>
          </calcext:conditional-format>
          <calcext:conditional-format calcext:target-range-address="'2 - L''île au trésor'.C16:'2 - L''île au trésor'.C16">
            <calcext:condition calcext:apply-style-name="cellule normale" calcext:value="!=&quot;&quot;" calcext:base-cell-address="'2 - L''île au trésor'.C16"/>
          </calcext:conditional-format>
          <calcext:conditional-format calcext:target-range-address="'2 - L''île au trésor'.C12:'2 - L''île au trésor'.C12">
            <calcext:condition calcext:apply-style-name="cellule normale" calcext:value="!=&quot;&quot;" calcext:base-cell-address="'2 - L''île au trésor'.C12"/>
          </calcext:conditional-format>
          <calcext:conditional-format calcext:target-range-address="'2 - L''île au trésor'.C13:'2 - L''île au trésor'.C13">
            <calcext:condition calcext:apply-style-name="cellule normale" calcext:value="!=&quot;&quot;" calcext:base-cell-address="'2 - L''île au trésor'.C13"/>
          </calcext:conditional-format>
          <calcext:conditional-format calcext:target-range-address="'2 - L''île au trésor'.B12:'2 - L''île au trésor'.B12">
            <calcext:condition calcext:apply-style-name="cellule normale" calcext:value="!=&quot;&quot;" calcext:base-cell-address="'2 - L''île au trésor'.B12"/>
          </calcext:conditional-format>
          <calcext:conditional-format calcext:target-range-address="'2 - L''île au trésor'.B13:'2 - L''île au trésor'.B13">
            <calcext:condition calcext:apply-style-name="cellule normale" calcext:value="!=&quot;&quot;" calcext:base-cell-address="'2 - L''île au trésor'.B13"/>
          </calcext:conditional-format>
          <calcext:conditional-format calcext:target-range-address="'2 - L''île au trésor'.A16:'2 - L''île au trésor'.A16">
            <calcext:condition calcext:apply-style-name="cellule normale" calcext:value="!=&quot;&quot;" calcext:base-cell-address="'2 - L''île au trésor'.A16"/>
          </calcext:conditional-format>
          <calcext:conditional-format calcext:target-range-address="'2 - L''île au trésor'.A17:'2 - L''île au trésor'.A17">
            <calcext:condition calcext:apply-style-name="cellule normale" calcext:value="!=&quot;&quot;" calcext:base-cell-address="'2 - L''île au trésor'.A17"/>
          </calcext:conditional-format>
          <calcext:conditional-format calcext:target-range-address="'2 - L''île au trésor'.A18:'2 - L''île au trésor'.A18">
            <calcext:condition calcext:apply-style-name="cellule normale" calcext:value="!=&quot;&quot;" calcext:base-cell-address="'2 - L''île au trésor'.A18"/>
          </calcext:conditional-format>
          <calcext:conditional-format calcext:target-range-address="'2 - L''île au trésor'.B18:'2 - L''île au trésor'.B18">
            <calcext:condition calcext:apply-style-name="cellule normale" calcext:value="!=&quot;&quot;" calcext:base-cell-address="'2 - L''île au trésor'.B18"/>
          </calcext:conditional-format>
          <calcext:conditional-format calcext:target-range-address="'2 - L''île au trésor'.B17:'2 - L''île au trésor'.B17">
            <calcext:condition calcext:apply-style-name="cellule normale" calcext:value="!=&quot;&quot;" calcext:base-cell-address="'2 - L''île au trésor'.B17"/>
          </calcext:conditional-format>
          <calcext:conditional-format calcext:target-range-address="'2 - L''île au trésor'.B16:'2 - L''île au trésor'.B16">
            <calcext:condition calcext:apply-style-name="cellule normale" calcext:value="!=&quot;&quot;" calcext:base-cell-address="'2 - L''île au trésor'.B16"/>
          </calcext:conditional-format>
          <calcext:conditional-format calcext:target-range-address="'2 - L''île au trésor'.B15:'2 - L''île au trésor'.B15">
            <calcext:condition calcext:apply-style-name="cellule normale" calcext:value="!=&quot;&quot;" calcext:base-cell-address="'2 - L''île au trésor'.B15"/>
          </calcext:conditional-format>
          <calcext:conditional-format calcext:target-range-address="'2 - L''île au trésor'.A20:'2 - L''île au trésor'.A20">
            <calcext:condition calcext:apply-style-name="cellule normale" calcext:value="!=&quot;&quot;" calcext:base-cell-address="'2 - L''île au trésor'.A20"/>
          </calcext:conditional-format>
          <calcext:conditional-format calcext:target-range-address="'2 - L''île au trésor'.A21:'2 - L''île au trésor'.A21">
            <calcext:condition calcext:apply-style-name="cellule normale" calcext:value="!=&quot;&quot;" calcext:base-cell-address="'2 - L''île au trésor'.A21"/>
          </calcext:conditional-format>
          <calcext:conditional-format calcext:target-range-address="'2 - L''île au trésor'.B21:'2 - L''île au trésor'.B21">
            <calcext:condition calcext:apply-style-name="cellule normale" calcext:value="!=&quot;&quot;" calcext:base-cell-address="'2 - L''île au trésor'.B21"/>
          </calcext:conditional-format>
          <calcext:conditional-format calcext:target-range-address="'2 - L''île au trésor'.B22:'2 - L''île au trésor'.B22">
            <calcext:condition calcext:apply-style-name="cellule normale" calcext:value="!=&quot;&quot;" calcext:base-cell-address="'2 - L''île au trésor'.B22"/>
          </calcext:conditional-format>
          <calcext:conditional-format calcext:target-range-address="'2 - L''île au trésor'.A22:'2 - L''île au trésor'.A22">
            <calcext:condition calcext:apply-style-name="cellule normale" calcext:value="!=&quot;&quot;" calcext:base-cell-address="'2 - L''île au trésor'.A22"/>
          </calcext:conditional-format>
          <calcext:conditional-format calcext:target-range-address="'2 - L''île au trésor'.A23:'2 - L''île au trésor'.A23">
            <calcext:condition calcext:apply-style-name="cellule normale" calcext:value="!=&quot;&quot;" calcext:base-cell-address="'2 - L''île au trésor'.A23"/>
          </calcext:conditional-format>
          <calcext:conditional-format calcext:target-range-address="'2 - L''île au trésor'.A28:'2 - L''île au trésor'.A28">
            <calcext:condition calcext:apply-style-name="cellule normale" calcext:value="!=&quot;&quot;" calcext:base-cell-address="'2 - L''île au trésor'.A28"/>
          </calcext:conditional-format>
          <calcext:conditional-format calcext:target-range-address="'2 - L''île au trésor'.A29:'2 - L''île au trésor'.A29">
            <calcext:condition calcext:apply-style-name="cellule normale" calcext:value="!=&quot;&quot;" calcext:base-cell-address="'2 - L''île au trésor'.A29"/>
          </calcext:conditional-format>
          <calcext:conditional-format calcext:target-range-address="'2 - L''île au trésor'.A30:'2 - L''île au trésor'.A30">
            <calcext:condition calcext:apply-style-name="cellule normale" calcext:value="!=&quot;&quot;" calcext:base-cell-address="'2 - L''île au trésor'.A30"/>
          </calcext:conditional-format>
          <calcext:conditional-format calcext:target-range-address="'2 - L''île au trésor'.A29:'2 - L''île au trésor'.A29">
            <calcext:condition calcext:apply-style-name="cellule normale" calcext:value="!=&quot;&quot;" calcext:base-cell-address="'2 - L''île au trésor'.A29"/>
          </calcext:conditional-format>
          <calcext:conditional-format calcext:target-range-address="'2 - L''île au trésor'.B29:'2 - L''île au trésor'.B29">
            <calcext:condition calcext:apply-style-name="cellule normale" calcext:value="!=&quot;&quot;" calcext:base-cell-address="'2 - L''île au trésor'.B29"/>
          </calcext:conditional-format>
          <calcext:conditional-format calcext:target-range-address="'2 - L''île au trésor'.C29:'2 - L''île au trésor'.C29">
            <calcext:condition calcext:apply-style-name="cellule normale" calcext:value="!=&quot;&quot;" calcext:base-cell-address="'2 - L''île au trésor'.C29"/>
          </calcext:conditional-format>
          <calcext:conditional-format calcext:target-range-address="'2 - L''île au trésor'.C30:'2 - L''île au trésor'.C30">
            <calcext:condition calcext:apply-style-name="cellule normale" calcext:value="!=&quot;&quot;" calcext:base-cell-address="'2 - L''île au trésor'.C30"/>
          </calcext:conditional-format>
          <calcext:conditional-format calcext:target-range-address="'2 - L''île au trésor'.D27:'2 - L''île au trésor'.D27">
            <calcext:condition calcext:apply-style-name="cellule normale" calcext:value="!=&quot;&quot;" calcext:base-cell-address="'2 - L''île au trésor'.D27"/>
          </calcext:conditional-format>
          <calcext:conditional-format calcext:target-range-address="'2 - L''île au trésor'.D28:'2 - L''île au trésor'.D28">
            <calcext:condition calcext:apply-style-name="cellule normale" calcext:value="!=&quot;&quot;" calcext:base-cell-address="'2 - L''île au trésor'.D28"/>
          </calcext:conditional-format>
          <calcext:conditional-format calcext:target-range-address="'2 - L''île au trésor'.A24:'2 - L''île au trésor'.A24">
            <calcext:condition calcext:apply-style-name="cellule normale" calcext:value="!=&quot;&quot;" calcext:base-cell-address="'2 - L''île au trésor'.A24"/>
          </calcext:conditional-format>
          <calcext:conditional-format calcext:target-range-address="'2 - L''île au trésor'.A25:'2 - L''île au trésor'.A25">
            <calcext:condition calcext:apply-style-name="cellule normale" calcext:value="!=&quot;&quot;" calcext:base-cell-address="'2 - L''île au trésor'.A25"/>
          </calcext:conditional-format>
          <calcext:conditional-format calcext:target-range-address="'2 - L''île au trésor'.B24:'2 - L''île au trésor'.B24">
            <calcext:condition calcext:apply-style-name="cellule normale" calcext:value="!=&quot;&quot;" calcext:base-cell-address="'2 - L''île au trésor'.B24"/>
          </calcext:conditional-format>
          <calcext:conditional-format calcext:target-range-address="'2 - L''île au trésor'.B23:'2 - L''île au trésor'.B23">
            <calcext:condition calcext:apply-style-name="cellule normale" calcext:value="!=&quot;&quot;" calcext:base-cell-address="'2 - L''île au trésor'.B23"/>
          </calcext:conditional-format>
          <calcext:conditional-format calcext:target-range-address="'2 - L''île au trésor'.D29:'2 - L''île au trésor'.D29">
            <calcext:condition calcext:apply-style-name="cellule normale" calcext:value="!=&quot;&quot;" calcext:base-cell-address="'2 - L''île au trésor'.D29"/>
          </calcext:conditional-format>
          <calcext:conditional-format calcext:target-range-address="'2 - L''île au trésor'.F25:'2 - L''île au trésor'.F25">
            <calcext:condition calcext:apply-style-name="cellule normale" calcext:value="!=&quot;&quot;" calcext:base-cell-address="'2 - L''île au trésor'.F25"/>
          </calcext:conditional-format>
          <calcext:conditional-format calcext:target-range-address="'2 - L''île au trésor'.F27:'2 - L''île au trésor'.F27">
            <calcext:condition calcext:apply-style-name="cellule normale" calcext:value="!=&quot;&quot;" calcext:base-cell-address="'2 - L''île au trésor'.F27"/>
          </calcext:conditional-format>
          <calcext:conditional-format calcext:target-range-address="'2 - L''île au trésor'.F26:'2 - L''île au trésor'.F26">
            <calcext:condition calcext:apply-style-name="cellule normale" calcext:value="!=&quot;&quot;" calcext:base-cell-address="'2 - L''île au trésor'.F26"/>
          </calcext:conditional-format>
          <calcext:conditional-format calcext:target-range-address="'2 - L''île au trésor'.E27:'2 - L''île au trésor'.E27">
            <calcext:condition calcext:apply-style-name="cellule normale" calcext:value="!=&quot;&quot;" calcext:base-cell-address="'2 - L''île au trésor'.E27"/>
          </calcext:conditional-format>
          <calcext:conditional-format calcext:target-range-address="'2 - L''île au trésor'.E28:'2 - L''île au trésor'.E28">
            <calcext:condition calcext:apply-style-name="cellule normale" calcext:value="!=&quot;&quot;" calcext:base-cell-address="'2 - L''île au trésor'.D28"/>
          </calcext:conditional-format>
          <calcext:conditional-format calcext:target-range-address="'2 - L''île au trésor'.E29:'2 - L''île au trésor'.E29">
            <calcext:condition calcext:apply-style-name="cellule normale" calcext:value="!=&quot;&quot;" calcext:base-cell-address="'2 - L''île au trésor'.E28"/>
          </calcext:conditional-format>
          <calcext:conditional-format calcext:target-range-address="'2 - L''île au trésor'.A19:'2 - L''île au trésor'.A19">
            <calcext:condition calcext:apply-style-name="cellule normale" calcext:value="!=&quot;&quot;" calcext:base-cell-address="'2 - L''île au trésor'.A18"/>
          </calcext:conditional-format>
          <calcext:conditional-format calcext:target-range-address="'2 - L''île au trésor'.B19:'2 - L''île au trésor'.B19">
            <calcext:condition calcext:apply-style-name="cellule normale" calcext:value="!=&quot;&quot;" calcext:base-cell-address="'2 - L''île au trésor'.A19"/>
          </calcext:conditional-format>
        </calcext:conditional-formats>
      </table:table>
      <table:table table:name="Bandits" table:style-name="ta1">
        <table:table-column table:style-name="co4" table:default-cell-style-name="ce1111"/>
        <table:table-column table:style-name="co5" table:number-columns-repeated="5" table:default-cell-style-name="ce1111"/>
        <table:table-column table:style-name="co6" table:default-cell-style-name="ce1111"/>
        <table:table-column table:style-name="co7" table:number-columns-repeated="2" table:default-cell-style-name="ce1111"/>
        <table:table-column table:style-name="co3" table:default-cell-style-name="ce1111"/>
        <table:table-column table:style-name="co3" table:number-columns-repeated="1007" table:default-cell-style-name="Default"/>
        <table:table-row table:style-name="ro6">
          <table:table-cell table:style-name="ce1082" office:value-type="string" calcext:value-type="string">
            <text:p>Nom</text:p>
          </table:table-cell>
          <table:table-cell table:style-name="ce1082" office:value-type="string" calcext:value-type="string">
            <text:p>Fréquence / 5</text:p>
          </table:table-cell>
          <table:table-cell table:style-name="Default" table:number-columns-repeated="8"/>
          <table:table-cell table:number-columns-repeated="6"/>
          <table:table-cell table:style-name="ce1281" table:number-columns-repeated="1001"/>
        </table:table-row>
        <table:table-row table:style-name="ro6">
          <table:table-cell table:style-name="ce1083" office:value-type="string" calcext:value-type="string">
            <text:p>Bandits</text:p>
          </table:table-cell>
          <table:table-cell table:style-name="ce1083" office:value-type="float" office:value="3" calcext:value-type="float">
            <text:p>3</text:p>
          </table:table-cell>
          <table:table-cell table:style-name="Default" table:number-columns-repeated="8"/>
          <table:table-cell table:number-columns-repeated="1007"/>
        </table:table-row>
        <table:table-row table:style-name="ro13">
          <table:table-cell table:style-name="ce1282" office:value-type="string" calcext:value-type="string">
            <text:p>Narrator : L'équipage accoste sur une petite île.</text:p>
          </table:table-cell>
          <table:table-cell table:style-name="ce1107" table:number-columns-repeated="2"/>
          <table:table-cell table:style-name="ce1306"/>
          <table:table-cell table:style-name="ce1107"/>
          <table:table-cell table:style-name="ce1326"/>
          <table:table-cell table:number-columns-repeated="4"/>
          <table:table-cell table:style-name="ce1111" table:number-columns-repeated="3"/>
          <table:table-cell table:number-columns-repeated="1004"/>
        </table:table-row>
        <table:table-row table:style-name="ro13">
          <table:table-cell table:style-name="ce1283" office:value-type="string" calcext:value-type="string">
            <text:p>Narrator : Quelques hommes s'avancent</text:p>
          </table:table-cell>
          <table:table-cell table:style-name="ce1107" table:number-columns-repeated="2"/>
          <table:table-cell table:style-name="ce1307"/>
          <table:table-cell table:style-name="ce1107"/>
          <table:table-cell table:style-name="ce1327"/>
          <table:table-cell table:number-columns-repeated="4"/>
          <table:table-cell table:style-name="ce1111" table:number-columns-repeated="3"/>
          <table:table-cell table:number-columns-repeated="1004"/>
        </table:table-row>
        <table:table-row table:style-name="ro8">
          <table:table-cell table:style-name="ce1284" office:value-type="string" calcext:value-type="string">
            <text:p>OtherSpeak : Oyé !</text:p>
          </table:table-cell>
          <table:table-cell table:style-name="ce1107" table:number-columns-repeated="2"/>
          <table:table-cell table:style-name="ce1308"/>
          <table:table-cell table:style-name="ce1107"/>
          <table:table-cell table:style-name="ce1328"/>
          <table:table-cell table:number-columns-repeated="4"/>
          <table:table-cell table:style-name="ce1111" table:number-columns-repeated="3"/>
          <table:table-cell table:number-columns-repeated="1004"/>
        </table:table-row>
        <table:table-row table:style-name="ro8">
          <table:table-cell table:style-name="ce1285" office:value-type="string" calcext:value-type="string">
            <text:p>PlayerSpeak : Ahoi !</text:p>
          </table:table-cell>
          <table:table-cell table:style-name="ce1107" table:number-columns-repeated="2"/>
          <table:table-cell table:style-name="ce1309"/>
          <table:table-cell table:style-name="ce1107"/>
          <table:table-cell table:style-name="ce1329"/>
          <table:table-cell table:number-columns-repeated="4"/>
          <table:table-cell table:style-name="ce1111" table:number-columns-repeated="3"/>
          <table:table-cell table:number-columns-repeated="1004"/>
        </table:table-row>
        <table:table-row table:style-name="ro13">
          <table:table-cell table:style-name="ce1286" office:value-type="string" calcext:value-type="string">
            <text:p>OtherSpeak : C'est simple : 200 pièces d'or ou c'est fini !</text:p>
          </table:table-cell>
          <table:table-cell table:style-name="ce1107" table:number-columns-repeated="2"/>
          <table:table-cell table:style-name="ce1310"/>
          <table:table-cell table:style-name="ce1107"/>
          <table:table-cell table:style-name="ce1330"/>
          <table:table-cell table:number-columns-repeated="4"/>
          <table:table-cell table:style-name="ce1111" table:number-columns-repeated="3"/>
          <table:table-cell table:number-columns-repeated="1004"/>
        </table:table-row>
        <table:table-row table:style-name="ro8">
          <table:table-cell table:style-name="ce1287" office:value-type="string" calcext:value-type="string">
            <text:p>setChoices3</text:p>
          </table:table-cell>
          <table:table-cell table:style-name="ce1107" table:number-columns-repeated="2"/>
          <table:table-cell table:style-name="ce1311"/>
          <table:table-cell table:style-name="ce1107"/>
          <table:table-cell table:style-name="ce1331"/>
          <table:table-cell table:number-columns-repeated="4"/>
          <table:table-cell table:style-name="ce1111" table:number-columns-repeated="3"/>
          <table:table-cell table:number-columns-repeated="1004"/>
        </table:table-row>
        <table:table-row table:style-name="ro19">
          <table:table-cell table:style-name="ce1288" office:value-type="string" calcext:value-type="string">
            <text:p>Tenez…</text:p>
          </table:table-cell>
          <table:table-cell table:style-name="ce1107"/>
          <table:table-cell table:style-name="ce1303" office:value-type="string" calcext:value-type="string">
            <text:p>Plutôt mourir !</text:p>
          </table:table-cell>
          <table:table-cell table:style-name="ce1312" office:value-type="string" calcext:value-type="string">
            <text:p>Je n'ai pas assez</text:p>
          </table:table-cell>
          <table:table-cell table:style-name="Default"/>
          <table:table-cell table:style-name="ce1332"/>
          <table:table-cell table:number-columns-repeated="4"/>
          <table:table-cell table:style-name="ce1111" table:number-columns-repeated="3"/>
          <table:table-cell table:number-columns-repeated="1004"/>
        </table:table-row>
        <table:table-row table:style-name="ro10">
          <table:table-cell table:style-name="ce1289" office:value-type="string" calcext:value-type="string">
            <text:p>checkGold200</text:p>
          </table:table-cell>
          <table:table-cell table:style-name="ce1107"/>
          <table:table-cell table:style-name="ce1304" office:value-type="string" calcext:value-type="string">
            <text:p>launchCombat</text:p>
          </table:table-cell>
          <table:table-cell table:style-name="ce1313" office:value-type="string" calcext:value-type="string">
            <text:p>OtherSpeak : Tanpis Pour vous !</text:p>
          </table:table-cell>
          <table:table-cell table:style-name="Default"/>
          <table:table-cell table:style-name="ce1333"/>
          <table:table-cell table:number-columns-repeated="4"/>
          <table:table-cell table:style-name="ce1111" table:number-columns-repeated="3"/>
          <table:table-cell table:number-columns-repeated="1004"/>
        </table:table-row>
        <table:table-row table:style-name="ro17">
          <table:table-cell table:style-name="ce1290" office:value-type="string" calcext:value-type="string">
            <text:p>removeGold200</text:p>
          </table:table-cell>
          <table:table-cell table:style-name="ce1299" office:value-type="string" calcext:value-type="string">
            <text:p>OtherSpeak : Vous vous foutez de moi ?</text:p>
          </table:table-cell>
          <table:table-cell table:style-name="ce1305" office:value-type="string" calcext:value-type="string">
            <text:p>conclude</text:p>
          </table:table-cell>
          <table:table-cell table:style-name="ce1314" office:value-type="string" calcext:value-type="string">
            <text:p>launchCombat</text:p>
          </table:table-cell>
          <table:table-cell table:style-name="Default"/>
          <table:table-cell table:style-name="ce1334"/>
          <table:table-cell table:number-columns-repeated="4"/>
          <table:table-cell table:style-name="ce1111" table:number-columns-repeated="3"/>
          <table:table-cell table:number-columns-repeated="1004"/>
        </table:table-row>
        <table:table-row table:style-name="ro17">
          <table:table-cell table:style-name="ce1291" office:value-type="string" calcext:value-type="string">
            <text:p>OtherSpeak : C'est très bien ça…</text:p>
          </table:table-cell>
          <table:table-cell table:style-name="ce1300" office:value-type="string" calcext:value-type="string">
            <text:p>OtherSpeak : Déglingez les gars !</text:p>
          </table:table-cell>
          <table:table-cell table:style-name="ce1107"/>
          <table:table-cell table:style-name="ce1315" office:value-type="string" calcext:value-type="string">
            <text:p>conclude</text:p>
          </table:table-cell>
          <table:table-cell table:style-name="Default"/>
          <table:table-cell table:style-name="ce1335"/>
          <table:table-cell table:number-columns-repeated="4"/>
          <table:table-cell table:style-name="ce1111" table:number-columns-repeated="3"/>
          <table:table-cell table:number-columns-repeated="1004"/>
        </table:table-row>
        <table:table-row table:style-name="ro19">
          <table:table-cell table:style-name="ce1292" office:value-type="string" calcext:value-type="string">
            <text:p>OtherSpeak : A la prochaine</text:p>
          </table:table-cell>
          <table:table-cell table:style-name="ce1301" office:value-type="string" calcext:value-type="string">
            <text:p>launchCombat</text:p>
          </table:table-cell>
          <table:table-cell table:style-name="ce1107"/>
          <table:table-cell table:style-name="ce1316"/>
          <table:table-cell table:style-name="ce1323"/>
          <table:table-cell table:style-name="ce1336"/>
          <table:table-cell table:number-columns-repeated="4"/>
          <table:table-cell table:style-name="ce1111" table:number-columns-repeated="3"/>
          <table:table-cell table:number-columns-repeated="1004"/>
        </table:table-row>
        <table:table-row table:style-name="ro19">
          <table:table-cell table:style-name="ce1293" office:value-type="string" calcext:value-type="string">
            <text:p>conclude</text:p>
          </table:table-cell>
          <table:table-cell table:style-name="ce1302" office:value-type="string" calcext:value-type="string">
            <text:p>conclude</text:p>
          </table:table-cell>
          <table:table-cell table:style-name="ce1107"/>
          <table:table-cell table:style-name="ce1317"/>
          <table:table-cell table:style-name="ce1324"/>
          <table:table-cell table:style-name="ce1337"/>
          <table:table-cell table:number-columns-repeated="4"/>
          <table:table-cell table:style-name="ce1111" table:number-columns-repeated="3"/>
          <table:table-cell table:number-columns-repeated="1004"/>
        </table:table-row>
        <table:table-row table:style-name="ro16">
          <table:table-cell table:style-name="ce1294"/>
          <table:table-cell table:style-name="ce1107" table:number-columns-repeated="2"/>
          <table:table-cell table:style-name="ce1318"/>
          <table:table-cell table:style-name="ce1325"/>
          <table:table-cell table:style-name="ce1338"/>
          <table:table-cell table:number-columns-repeated="4"/>
          <table:table-cell table:style-name="ce1111" table:number-columns-repeated="3"/>
          <table:table-cell table:number-columns-repeated="1004"/>
        </table:table-row>
        <table:table-row table:style-name="ro16">
          <table:table-cell table:style-name="ce1295"/>
          <table:table-cell table:style-name="ce1107" table:number-columns-repeated="2"/>
          <table:table-cell table:style-name="ce1319"/>
          <table:table-cell table:style-name="ce1107"/>
          <table:table-cell table:style-name="ce1339"/>
          <table:table-cell table:number-columns-repeated="4"/>
          <table:table-cell table:style-name="ce1111" table:number-columns-repeated="3"/>
          <table:table-cell table:number-columns-repeated="1004"/>
        </table:table-row>
        <table:table-row table:style-name="ro16">
          <table:table-cell table:style-name="ce1296"/>
          <table:table-cell table:style-name="ce1107" table:number-columns-repeated="2"/>
          <table:table-cell table:style-name="ce1320"/>
          <table:table-cell table:style-name="ce1107"/>
          <table:table-cell table:style-name="ce1340"/>
          <table:table-cell table:number-columns-repeated="4"/>
          <table:table-cell table:style-name="ce1111" table:number-columns-repeated="3"/>
          <table:table-cell table:number-columns-repeated="1004"/>
        </table:table-row>
        <table:table-row table:style-name="ro16">
          <table:table-cell table:style-name="ce1297"/>
          <table:table-cell table:style-name="ce1107" table:number-columns-repeated="2"/>
          <table:table-cell table:style-name="ce1321"/>
          <table:table-cell table:style-name="ce1107"/>
          <table:table-cell table:style-name="ce1341"/>
          <table:table-cell table:number-columns-repeated="1011"/>
        </table:table-row>
        <table:table-row table:style-name="ro16">
          <table:table-cell table:style-name="ce1298"/>
          <table:table-cell table:style-name="ce1107" table:number-columns-repeated="2"/>
          <table:table-cell table:style-name="ce1322"/>
          <table:table-cell table:style-name="ce1107"/>
          <table:table-cell table:style-name="ce1342"/>
          <table:table-cell table:number-columns-repeated="1011"/>
        </table:table-row>
        <table:table-row table:style-name="ro16" table:number-rows-repeated="15">
          <table:table-cell table:number-columns-repeated="1017"/>
        </table:table-row>
        <table:table-row table:style-name="ro16">
          <table:table-cell table:number-columns-repeated="1017"/>
        </table:table-row>
        <calcext:conditional-formats>
          <calcext:conditional-format calcext:target-range-address="Bandits.F3:Bandits.F3">
            <calcext:condition calcext:apply-style-name="cellule normale" calcext:value="!=&quot;&quot;" calcext:base-cell-address="Bandits.F3"/>
          </calcext:conditional-format>
          <calcext:conditional-format calcext:target-range-address="Bandits.A3:Bandits.A3">
            <calcext:condition calcext:apply-style-name="cellule normale" calcext:value="!=&quot;&quot;" calcext:base-cell-address="Bandits.A3"/>
          </calcext:conditional-format>
          <calcext:conditional-format calcext:target-range-address="Bandits.D3:Bandits.D3">
            <calcext:condition calcext:apply-style-name="cellule normale" calcext:value="!=&quot;&quot;" calcext:base-cell-address="Bandits.D3"/>
          </calcext:conditional-format>
          <calcext:conditional-format calcext:target-range-address="Bandits.F4:Bandits.F4">
            <calcext:condition calcext:apply-style-name="cellule normale" calcext:value="!=&quot;&quot;" calcext:base-cell-address="Bandits.F4"/>
          </calcext:conditional-format>
          <calcext:conditional-format calcext:target-range-address="Bandits.A4:Bandits.A4">
            <calcext:condition calcext:apply-style-name="cellule normale" calcext:value="!=&quot;&quot;" calcext:base-cell-address="Bandits.A4"/>
          </calcext:conditional-format>
          <calcext:conditional-format calcext:target-range-address="Bandits.D4:Bandits.D4">
            <calcext:condition calcext:apply-style-name="cellule normale" calcext:value="!=&quot;&quot;" calcext:base-cell-address="Bandits.D4"/>
          </calcext:conditional-format>
          <calcext:conditional-format calcext:target-range-address="Bandits.F5:Bandits.F5">
            <calcext:condition calcext:apply-style-name="cellule normale" calcext:value="!=&quot;&quot;" calcext:base-cell-address="Bandits.F5"/>
          </calcext:conditional-format>
          <calcext:conditional-format calcext:target-range-address="Bandits.A5:Bandits.A5">
            <calcext:condition calcext:apply-style-name="cellule normale" calcext:value="!=&quot;&quot;" calcext:base-cell-address="Bandits.A5"/>
          </calcext:conditional-format>
          <calcext:conditional-format calcext:target-range-address="Bandits.D5:Bandits.D5">
            <calcext:condition calcext:apply-style-name="cellule normale" calcext:value="!=&quot;&quot;" calcext:base-cell-address="Bandits.D5"/>
          </calcext:conditional-format>
          <calcext:conditional-format calcext:target-range-address="Bandits.F6:Bandits.F6">
            <calcext:condition calcext:apply-style-name="cellule normale" calcext:value="!=&quot;&quot;" calcext:base-cell-address="Bandits.F6"/>
          </calcext:conditional-format>
          <calcext:conditional-format calcext:target-range-address="Bandits.A6:Bandits.A6">
            <calcext:condition calcext:apply-style-name="cellule normale" calcext:value="!=&quot;&quot;" calcext:base-cell-address="Bandits.A6"/>
          </calcext:conditional-format>
          <calcext:conditional-format calcext:target-range-address="Bandits.D6:Bandits.D6">
            <calcext:condition calcext:apply-style-name="cellule normale" calcext:value="!=&quot;&quot;" calcext:base-cell-address="Bandits.D6"/>
          </calcext:conditional-format>
          <calcext:conditional-format calcext:target-range-address="Bandits.F7:Bandits.F7">
            <calcext:condition calcext:apply-style-name="cellule normale" calcext:value="!=&quot;&quot;" calcext:base-cell-address="Bandits.F7"/>
          </calcext:conditional-format>
          <calcext:conditional-format calcext:target-range-address="Bandits.A7:Bandits.A7">
            <calcext:condition calcext:apply-style-name="cellule normale" calcext:value="!=&quot;&quot;" calcext:base-cell-address="Bandits.A7"/>
          </calcext:conditional-format>
          <calcext:conditional-format calcext:target-range-address="Bandits.D7:Bandits.D7">
            <calcext:condition calcext:apply-style-name="cellule normale" calcext:value="!=&quot;&quot;" calcext:base-cell-address="Bandits.D7"/>
          </calcext:conditional-format>
          <calcext:conditional-format calcext:target-range-address="Bandits.F8:Bandits.F8">
            <calcext:condition calcext:apply-style-name="cellule normale" calcext:value="!=&quot;&quot;" calcext:base-cell-address="Bandits.F8"/>
          </calcext:conditional-format>
          <calcext:conditional-format calcext:target-range-address="Bandits.A8:Bandits.A8">
            <calcext:condition calcext:apply-style-name="cellule normale" calcext:value="!=&quot;&quot;" calcext:base-cell-address="Bandits.A8"/>
          </calcext:conditional-format>
          <calcext:conditional-format calcext:target-range-address="Bandits.D8:Bandits.D8">
            <calcext:condition calcext:apply-style-name="cellule normale" calcext:value="!=&quot;&quot;" calcext:base-cell-address="Bandits.D8"/>
          </calcext:conditional-format>
          <calcext:conditional-format calcext:target-range-address="Bandits.F9:Bandits.F9">
            <calcext:condition calcext:apply-style-name="cellule normale" calcext:value="!=&quot;&quot;" calcext:base-cell-address="Bandits.F9"/>
          </calcext:conditional-format>
          <calcext:conditional-format calcext:target-range-address="Bandits.A9:Bandits.A9">
            <calcext:condition calcext:apply-style-name="cellule normale" calcext:value="!=&quot;&quot;" calcext:base-cell-address="Bandits.A9"/>
          </calcext:conditional-format>
          <calcext:conditional-format calcext:target-range-address="Bandits.F10:Bandits.F10">
            <calcext:condition calcext:apply-style-name="cellule normale" calcext:value="!=&quot;&quot;" calcext:base-cell-address="Bandits.F10"/>
          </calcext:conditional-format>
          <calcext:conditional-format calcext:target-range-address="Bandits.A10:Bandits.A10">
            <calcext:condition calcext:apply-style-name="cellule normale" calcext:value="!=&quot;&quot;" calcext:base-cell-address="Bandits.A10"/>
          </calcext:conditional-format>
          <calcext:conditional-format calcext:target-range-address="Bandits.F11:Bandits.F11">
            <calcext:condition calcext:apply-style-name="cellule normale" calcext:value="!=&quot;&quot;" calcext:base-cell-address="Bandits.F11"/>
          </calcext:conditional-format>
          <calcext:conditional-format calcext:target-range-address="Bandits.A11:Bandits.A11">
            <calcext:condition calcext:apply-style-name="cellule normale" calcext:value="!=&quot;&quot;" calcext:base-cell-address="Bandits.A11"/>
          </calcext:conditional-format>
          <calcext:conditional-format calcext:target-range-address="Bandits.F12:Bandits.F12">
            <calcext:condition calcext:apply-style-name="cellule normale" calcext:value="!=&quot;&quot;" calcext:base-cell-address="Bandits.F12"/>
          </calcext:conditional-format>
          <calcext:conditional-format calcext:target-range-address="Bandits.F13:Bandits.F13">
            <calcext:condition calcext:apply-style-name="cellule normale" calcext:value="!=&quot;&quot;" calcext:base-cell-address="Bandits.F13"/>
          </calcext:conditional-format>
          <calcext:conditional-format calcext:target-range-address="Bandits.A13:Bandits.A13">
            <calcext:condition calcext:apply-style-name="cellule normale" calcext:value="!=&quot;&quot;" calcext:base-cell-address="Bandits.A13"/>
          </calcext:conditional-format>
          <calcext:conditional-format calcext:target-range-address="Bandits.D13:Bandits.D13">
            <calcext:condition calcext:apply-style-name="cellule normale" calcext:value="!=&quot;&quot;" calcext:base-cell-address="Bandits.D13"/>
          </calcext:conditional-format>
          <calcext:conditional-format calcext:target-range-address="Bandits.F14:Bandits.F14">
            <calcext:condition calcext:apply-style-name="cellule normale" calcext:value="!=&quot;&quot;" calcext:base-cell-address="Bandits.F14"/>
          </calcext:conditional-format>
          <calcext:conditional-format calcext:target-range-address="Bandits.A14:Bandits.A14">
            <calcext:condition calcext:apply-style-name="cellule normale" calcext:value="!=&quot;&quot;" calcext:base-cell-address="Bandits.A14"/>
          </calcext:conditional-format>
          <calcext:conditional-format calcext:target-range-address="Bandits.D14:Bandits.D14">
            <calcext:condition calcext:apply-style-name="cellule normale" calcext:value="!=&quot;&quot;" calcext:base-cell-address="Bandits.D14"/>
          </calcext:conditional-format>
          <calcext:conditional-format calcext:target-range-address="Bandits.F15:Bandits.F15">
            <calcext:condition calcext:apply-style-name="cellule normale" calcext:value="!=&quot;&quot;" calcext:base-cell-address="Bandits.F15"/>
          </calcext:conditional-format>
          <calcext:conditional-format calcext:target-range-address="Bandits.A15:Bandits.A15">
            <calcext:condition calcext:apply-style-name="cellule normale" calcext:value="!=&quot;&quot;" calcext:base-cell-address="Bandits.A15"/>
          </calcext:conditional-format>
          <calcext:conditional-format calcext:target-range-address="Bandits.D15:Bandits.D15">
            <calcext:condition calcext:apply-style-name="cellule normale" calcext:value="!=&quot;&quot;" calcext:base-cell-address="Bandits.D15"/>
          </calcext:conditional-format>
          <calcext:conditional-format calcext:target-range-address="Bandits.F16:Bandits.F16">
            <calcext:condition calcext:apply-style-name="cellule normale" calcext:value="!=&quot;&quot;" calcext:base-cell-address="Bandits.F16"/>
          </calcext:conditional-format>
          <calcext:conditional-format calcext:target-range-address="Bandits.A16:Bandits.A16">
            <calcext:condition calcext:apply-style-name="cellule normale" calcext:value="!=&quot;&quot;" calcext:base-cell-address="Bandits.A16"/>
          </calcext:conditional-format>
          <calcext:conditional-format calcext:target-range-address="Bandits.D16:Bandits.D16">
            <calcext:condition calcext:apply-style-name="cellule normale" calcext:value="!=&quot;&quot;" calcext:base-cell-address="Bandits.D16"/>
          </calcext:conditional-format>
          <calcext:conditional-format calcext:target-range-address="Bandits.F17:Bandits.F17">
            <calcext:condition calcext:apply-style-name="cellule normale" calcext:value="!=&quot;&quot;" calcext:base-cell-address="Bandits.F17"/>
          </calcext:conditional-format>
          <calcext:conditional-format calcext:target-range-address="Bandits.A17:Bandits.A17">
            <calcext:condition calcext:apply-style-name="cellule normale" calcext:value="!=&quot;&quot;" calcext:base-cell-address="Bandits.A17"/>
          </calcext:conditional-format>
          <calcext:conditional-format calcext:target-range-address="Bandits.D17:Bandits.D17">
            <calcext:condition calcext:apply-style-name="cellule normale" calcext:value="!=&quot;&quot;" calcext:base-cell-address="Bandits.D17"/>
          </calcext:conditional-format>
          <calcext:conditional-format calcext:target-range-address="Bandits.F18:Bandits.F18">
            <calcext:condition calcext:apply-style-name="cellule normale" calcext:value="!=&quot;&quot;" calcext:base-cell-address="Bandits.F18"/>
          </calcext:conditional-format>
          <calcext:conditional-format calcext:target-range-address="Bandits.A18:Bandits.A18">
            <calcext:condition calcext:apply-style-name="cellule normale" calcext:value="!=&quot;&quot;" calcext:base-cell-address="Bandits.A18"/>
          </calcext:conditional-format>
          <calcext:conditional-format calcext:target-range-address="Bandits.D18:Bandits.D18">
            <calcext:condition calcext:apply-style-name="cellule normale" calcext:value="!=&quot;&quot;" calcext:base-cell-address="Bandits.D18"/>
          </calcext:conditional-format>
          <calcext:conditional-format calcext:target-range-address="Bandits.F19:Bandits.F19">
            <calcext:condition calcext:apply-style-name="cellule normale" calcext:value="!=&quot;&quot;" calcext:base-cell-address="Bandits.F19"/>
          </calcext:conditional-format>
          <calcext:conditional-format calcext:target-range-address="Bandits.A19:Bandits.A19">
            <calcext:condition calcext:apply-style-name="cellule normale" calcext:value="!=&quot;&quot;" calcext:base-cell-address="Bandits.A19"/>
          </calcext:conditional-format>
          <calcext:conditional-format calcext:target-range-address="Bandits.D19:Bandits.D19">
            <calcext:condition calcext:apply-style-name="cellule normale" calcext:value="!=&quot;&quot;" calcext:base-cell-address="Bandits.D19"/>
          </calcext:conditional-format>
          <calcext:conditional-format calcext:target-range-address="Bandits.C9:Bandits.C9">
            <calcext:condition calcext:apply-style-name="cellule normale" calcext:value="!=&quot;&quot;" calcext:base-cell-address="Bandits.C9"/>
          </calcext:conditional-format>
          <calcext:conditional-format calcext:target-range-address="Bandits.C10:Bandits.C10">
            <calcext:condition calcext:apply-style-name="cellule normale" calcext:value="!=&quot;&quot;" calcext:base-cell-address="Bandits.C10"/>
          </calcext:conditional-format>
          <calcext:conditional-format calcext:target-range-address="Bandits.C11:Bandits.C11">
            <calcext:condition calcext:apply-style-name="cellule normale" calcext:value="!=&quot;&quot;" calcext:base-cell-address="Bandits.C11"/>
          </calcext:conditional-format>
          <calcext:conditional-format calcext:target-range-address="Bandits.E13:Bandits.E13">
            <calcext:condition calcext:apply-style-name="cellule normale" calcext:value="!=&quot;&quot;" calcext:base-cell-address="Bandits.E13"/>
          </calcext:conditional-format>
          <calcext:conditional-format calcext:target-range-address="Bandits.E14:Bandits.E14">
            <calcext:condition calcext:apply-style-name="cellule normale" calcext:value="!=&quot;&quot;" calcext:base-cell-address="Bandits.E14"/>
          </calcext:conditional-format>
          <calcext:conditional-format calcext:target-range-address="Bandits.E15:Bandits.E15">
            <calcext:condition calcext:apply-style-name="cellule normale" calcext:value="!=&quot;&quot;" calcext:base-cell-address="Bandits.E15"/>
          </calcext:conditional-format>
          <calcext:conditional-format calcext:target-range-address="Bandits.D9:Bandits.D9">
            <calcext:condition calcext:apply-style-name="cellule normale" calcext:value="!=&quot;&quot;" calcext:base-cell-address="Bandits.D9"/>
          </calcext:conditional-format>
          <calcext:conditional-format calcext:target-range-address="Bandits.D10:Bandits.D10">
            <calcext:condition calcext:apply-style-name="cellule normale" calcext:value="!=&quot;&quot;" calcext:base-cell-address="Bandits.D10"/>
          </calcext:conditional-format>
          <calcext:conditional-format calcext:target-range-address="Bandits.D11:Bandits.D11">
            <calcext:condition calcext:apply-style-name="cellule normale" calcext:value="!=&quot;&quot;" calcext:base-cell-address="Bandits.D11"/>
          </calcext:conditional-format>
          <calcext:conditional-format calcext:target-range-address="Bandits.D12:Bandits.D12">
            <calcext:condition calcext:apply-style-name="cellule normale" calcext:value="!=&quot;&quot;" calcext:base-cell-address="Bandits.D12"/>
          </calcext:conditional-format>
          <calcext:conditional-format calcext:target-range-address="Bandits.A12:Bandits.A12">
            <calcext:condition calcext:apply-style-name="cellule normale" calcext:value="!=&quot;&quot;" calcext:base-cell-address="Bandits.A12"/>
          </calcext:conditional-format>
          <calcext:conditional-format calcext:target-range-address="Bandits.B11:Bandits.B11">
            <calcext:condition calcext:apply-style-name="cellule normale" calcext:value="!=&quot;&quot;" calcext:base-cell-address="Bandits.B11"/>
          </calcext:conditional-format>
          <calcext:conditional-format calcext:target-range-address="Bandits.B12:Bandits.B12">
            <calcext:condition calcext:apply-style-name="cellule normale" calcext:value="!=&quot;&quot;" calcext:base-cell-address="Bandits.B12"/>
          </calcext:conditional-format>
          <calcext:conditional-format calcext:target-range-address="Bandits.B13:Bandits.B13">
            <calcext:condition calcext:apply-style-name="cellule normale" calcext:value="!=&quot;&quot;" calcext:base-cell-address="Bandits.B13"/>
          </calcext:conditional-format>
          <calcext:conditional-format calcext:target-range-address="Bandits.B14:Bandits.B14">
            <calcext:condition calcext:apply-style-name="cellule normale" calcext:value="!=&quot;&quot;" calcext:base-cell-address="Bandits.B14"/>
          </calcext:conditional-format>
        </calcext:conditional-formats>
      </table:table>
      <table:table table:name="Taverne" table:style-name="ta1">
        <table:table-column table:style-name="co4" table:default-cell-style-name="ce211"/>
        <table:table-column table:style-name="co5" table:number-columns-repeated="5" table:default-cell-style-name="ce211"/>
        <table:table-column table:style-name="co6" table:default-cell-style-name="ce211"/>
        <table:table-column table:style-name="co7" table:number-columns-repeated="2" table:default-cell-style-name="ce211"/>
        <table:table-column table:style-name="co3" table:number-columns-repeated="1015" table:default-cell-style-name="ce211"/>
        <table:table-row table:style-name="ro16">
          <table:table-cell table:style-name="ce175" office:value-type="string" calcext:value-type="string">
            <text:p>Nom</text:p>
          </table:table-cell>
          <table:table-cell table:style-name="ce175" office:value-type="string" calcext:value-type="string">
            <text:p>Fréquence / 5</text:p>
          </table:table-cell>
          <table:table-cell table:number-columns-repeated="4"/>
          <table:table-cell table:style-name="ce33"/>
          <table:table-cell table:number-columns-repeated="9"/>
          <table:table-cell table:style-name="ce287" table:number-columns-repeated="1001"/>
          <table:table-cell table:number-columns-repeated="7"/>
        </table:table-row>
        <table:table-row table:style-name="ro21">
          <table:table-cell table:style-name="ce176" office:value-type="string" calcext:value-type="string">
            <text:p>Taverne</text:p>
          </table:table-cell>
          <table:table-cell table:style-name="ce176" office:value-type="float" office:value="2" calcext:value-type="float">
            <text:p>2</text:p>
          </table:table-cell>
          <table:table-cell table:number-columns-repeated="4"/>
          <table:table-cell table:style-name="ce33"/>
          <table:table-cell table:number-columns-repeated="1017"/>
        </table:table-row>
        <table:table-row table:style-name="ro7">
          <table:table-cell table:style-name="ce177" office:value-type="string" calcext:value-type="string">
            <text:p>Narrator : De la fumée monte dans le ciel et une odeur merveilleuse flotte dans l'air. C'est une taverne.</text:p>
          </table:table-cell>
          <table:table-cell table:style-name="ce33" table:number-columns-repeated="2"/>
          <table:table-cell table:style-name="ce260"/>
          <table:table-cell table:style-name="ce33"/>
          <table:table-cell table:style-name="ce279"/>
          <table:table-cell table:style-name="ce33" table:number-columns-repeated="16"/>
          <table:table-cell table:number-columns-repeated="1002"/>
        </table:table-row>
        <table:table-row table:style-name="ro8">
          <table:table-cell table:style-name="ce178" office:value-type="string" calcext:value-type="string">
            <text:p>setChoices2</text:p>
          </table:table-cell>
          <table:table-cell table:style-name="ce212"/>
          <table:table-cell table:style-name="ce237"/>
          <table:table-cell table:style-name="ce212" table:number-columns-repeated="3"/>
          <table:table-cell table:style-name="ce33" table:number-columns-repeated="16"/>
          <table:table-cell table:number-columns-repeated="1002"/>
        </table:table-row>
        <table:table-row table:style-name="ro8">
          <table:table-cell table:style-name="ce179" office:value-type="string" calcext:value-type="string">
            <text:p>Reprenons la mer</text:p>
          </table:table-cell>
          <table:table-cell table:style-name="ce213" office:value-type="string" calcext:value-type="string">
            <text:p>Entrons</text:p>
          </table:table-cell>
          <table:table-cell table:style-name="ce238"/>
          <table:table-cell table:style-name="ce213" table:number-columns-repeated="3"/>
          <table:table-cell table:style-name="ce33" table:number-columns-repeated="16"/>
          <table:table-cell table:number-columns-repeated="1002"/>
        </table:table-row>
        <table:table-row table:style-name="ro8">
          <table:table-cell table:style-name="ce180" office:value-type="string" calcext:value-type="string">
            <text:p>leave</text:p>
          </table:table-cell>
          <table:table-cell table:style-name="ce214" office:value-type="string" calcext:value-type="string">
            <text:p>randomCrew</text:p>
          </table:table-cell>
          <table:table-cell table:style-name="ce239"/>
          <table:table-cell table:style-name="ce214" table:number-columns-repeated="3"/>
          <table:table-cell table:style-name="ce33" table:number-columns-repeated="16"/>
          <table:table-cell table:number-columns-repeated="1002"/>
        </table:table-row>
        <table:table-row table:style-name="ro7">
          <table:table-cell table:style-name="ce181"/>
          <table:table-cell table:style-name="ce215" office:value-type="string" calcext:value-type="string">
            <text:p>OtherSpeak : Qu'est-ce que je peux faire pour vous ?</text:p>
          </table:table-cell>
          <table:table-cell table:style-name="ce240"/>
          <table:table-cell table:style-name="ce215" table:number-columns-repeated="3"/>
          <table:table-cell table:style-name="ce33" table:number-columns-repeated="16"/>
          <table:table-cell table:number-columns-repeated="1002"/>
        </table:table-row>
        <table:table-row table:style-name="ro8">
          <table:table-cell table:style-name="ce182"/>
          <table:table-cell table:style-name="ce216" office:value-type="string" calcext:value-type="string">
            <text:p>setChoices3</text:p>
          </table:table-cell>
          <table:table-cell table:style-name="ce241"/>
          <table:table-cell table:style-name="ce216" table:number-columns-repeated="3"/>
          <table:table-cell table:style-name="ce33" table:number-columns-repeated="16"/>
          <table:table-cell table:number-columns-repeated="1002"/>
        </table:table-row>
        <table:table-row table:style-name="ro17">
          <table:table-cell table:style-name="ce183"/>
          <table:table-cell table:style-name="ce217" office:value-type="string" calcext:value-type="string">
            <text:p>Des chambres pour mes hommes !</text:p>
          </table:table-cell>
          <table:table-cell table:style-name="ce242"/>
          <table:table-cell table:style-name="ce217"/>
          <table:table-cell table:style-name="ce217" office:value-type="string" calcext:value-type="string">
            <text:p>On a faim !</text:p>
          </table:table-cell>
          <table:table-cell table:style-name="ce217" office:value-type="string" calcext:value-type="string">
            <text:p>Ça ira pour aujourdh'ui</text:p>
          </table:table-cell>
          <table:table-cell table:style-name="ce33" table:number-columns-repeated="16"/>
          <table:table-cell table:number-columns-repeated="1002"/>
        </table:table-row>
        <table:table-row table:style-name="ro17">
          <table:table-cell table:style-name="ce184"/>
          <table:table-cell table:style-name="ce218" office:value-type="string" calcext:value-type="string">
            <text:p>OtherSpeak : Ça sera 50 pièces d'or</text:p>
          </table:table-cell>
          <table:table-cell table:style-name="ce243"/>
          <table:table-cell table:style-name="ce218"/>
          <table:table-cell table:style-name="ce218" office:value-type="string" calcext:value-type="string">
            <text:p>OtherSpeak : Regardez voir ce que j'ai</text:p>
          </table:table-cell>
          <table:table-cell table:style-name="ce218" office:value-type="string" calcext:value-type="string">
            <text:p>OtherSpeak : Bon bah à la prochaine !</text:p>
          </table:table-cell>
          <table:table-cell table:style-name="ce33" table:number-columns-repeated="16"/>
          <table:table-cell table:number-columns-repeated="1002"/>
        </table:table-row>
        <table:table-row table:style-name="ro8">
          <table:table-cell table:style-name="ce185"/>
          <table:table-cell table:style-name="ce219" office:value-type="string" calcext:value-type="string">
            <text:p>setChoices2</text:p>
          </table:table-cell>
          <table:table-cell table:style-name="ce244"/>
          <table:table-cell table:style-name="ce219"/>
          <table:table-cell table:style-name="ce219" office:value-type="string" calcext:value-type="string">
            <text:p>tradeFood</text:p>
          </table:table-cell>
          <table:table-cell table:style-name="ce219" office:value-type="string" calcext:value-type="string">
            <text:p>leave</text:p>
          </table:table-cell>
          <table:table-cell table:style-name="ce33" table:number-columns-repeated="16"/>
          <table:table-cell table:number-columns-repeated="1002"/>
        </table:table-row>
        <table:table-row table:style-name="ro13">
          <table:table-cell table:style-name="ce186"/>
          <table:table-cell table:style-name="ce220" office:value-type="string" calcext:value-type="string">
            <text:p>Tenez !</text:p>
          </table:table-cell>
          <table:table-cell table:style-name="ce245"/>
          <table:table-cell table:style-name="ce261" office:value-type="string" calcext:value-type="string">
            <text:p>Je n'ai pas assez…</text:p>
          </table:table-cell>
          <table:table-cell table:style-name="ce265" table:formula="of:=&quot;goTo&quot; &amp; COLUMN([.B7]) &amp; &quot;/&quot; &amp; ROW([.B7]) - 2" office:value-type="string" office:string-value="goTo2/5" calcext:value-type="string">
            <text:p>goTo2/5</text:p>
          </table:table-cell>
          <table:table-cell table:style-name="ce220"/>
          <table:table-cell table:style-name="ce33" table:number-columns-repeated="16"/>
          <table:table-cell table:number-columns-repeated="1002"/>
        </table:table-row>
        <table:table-row table:style-name="ro17">
          <table:table-cell table:style-name="ce187"/>
          <table:table-cell table:style-name="ce221" office:value-type="string" calcext:value-type="string">
            <text:p>checkGold50</text:p>
          </table:table-cell>
          <table:table-cell table:style-name="ce246"/>
          <table:table-cell table:style-name="ce262" office:value-type="string" calcext:value-type="string">
            <text:p>OtherSpeak : C'est rien mon bon monsieur</text:p>
          </table:table-cell>
          <table:table-cell table:style-name="Default"/>
          <table:table-cell table:style-name="ce221"/>
          <table:table-cell table:style-name="ce33" table:number-columns-repeated="16"/>
          <table:table-cell table:number-columns-repeated="1002"/>
        </table:table-row>
        <table:table-row table:style-name="ro7">
          <table:table-cell table:style-name="ce188"/>
          <table:table-cell table:style-name="ce222" office:value-type="string" calcext:value-type="string">
            <text:p>OtherSpeak : Prenez le dortoir à gauche en haut des escaliers !</text:p>
          </table:table-cell>
          <table:table-cell table:style-name="ce247" office:value-type="string" calcext:value-type="string">
            <text:p>OtherSpeak : Désolé mon bon m'sieur mais c'est pas assez</text:p>
          </table:table-cell>
          <table:table-cell table:style-name="ce263" office:value-type="string" calcext:value-type="string">
            <text:p>goTo2/5</text:p>
          </table:table-cell>
          <table:table-cell table:style-name="ce222" table:number-columns-repeated="2"/>
          <table:table-cell table:style-name="ce33" table:number-columns-repeated="16"/>
          <table:table-cell table:number-columns-repeated="1002"/>
        </table:table-row>
        <table:table-row table:style-name="ro13">
          <table:table-cell table:style-name="ce189"/>
          <table:table-cell table:style-name="ce223" office:value-type="string" calcext:value-type="string">
            <text:p>OtherSpeak : Bonne nuit</text:p>
          </table:table-cell>
          <table:table-cell table:style-name="ce248" table:formula="of:=&quot;goTo&quot; &amp; COLUMN([.B10]) &amp; &quot;/&quot; &amp; ROW([.B7]) - 2" office:value-type="string" office:string-value="goTo2/5" calcext:value-type="string">
            <text:p>goTo2/5</text:p>
          </table:table-cell>
          <table:table-cell table:style-name="ce223"/>
          <table:table-cell table:style-name="ce266" table:number-columns-repeated="2"/>
          <table:table-cell table:style-name="ce33" table:number-columns-repeated="16"/>
          <table:table-cell table:number-columns-repeated="1002"/>
        </table:table-row>
        <table:table-row table:style-name="ro19">
          <table:table-cell table:style-name="ce190"/>
          <table:table-cell table:style-name="ce224" office:value-type="string" calcext:value-type="string">
            <text:p>randomPercent4</text:p>
          </table:table-cell>
          <table:table-cell table:style-name="ce249"/>
          <table:table-cell table:style-name="ce224"/>
          <table:table-cell table:style-name="ce267" table:number-columns-repeated="2"/>
          <table:table-cell table:style-name="ce33" table:number-columns-repeated="16"/>
          <table:table-cell table:number-columns-repeated="1002"/>
        </table:table-row>
        <table:table-row table:style-name="ro19">
          <table:table-cell table:style-name="ce191"/>
          <table:table-cell table:style-name="ce225" office:value-type="string" calcext:value-type="string">
            <text:p>setWeatherNight</text:p>
          </table:table-cell>
          <table:table-cell table:style-name="Default"/>
          <table:table-cell table:style-name="ce225"/>
          <table:table-cell table:style-name="ce268" office:value-type="string" calcext:value-type="string">
            <text:p>setWeatherDay</text:p>
          </table:table-cell>
          <table:table-cell table:style-name="ce280"/>
          <table:table-cell table:style-name="ce33" table:number-columns-repeated="16"/>
          <table:table-cell table:number-columns-repeated="1002"/>
        </table:table-row>
        <table:table-row table:style-name="ro19">
          <table:table-cell table:style-name="ce192"/>
          <table:table-cell table:style-name="ce226" office:value-type="string" calcext:value-type="string">
            <text:p>nextDay</text:p>
          </table:table-cell>
          <table:table-cell table:style-name="Default"/>
          <table:table-cell table:style-name="ce226"/>
          <table:table-cell table:style-name="ce269" office:value-type="string" calcext:value-type="string">
            <text:p>nextDay</text:p>
          </table:table-cell>
          <table:table-cell table:style-name="ce281"/>
          <table:table-cell table:style-name="ce33" table:number-columns-repeated="16"/>
          <table:table-cell table:number-columns-repeated="1002"/>
        </table:table-row>
        <table:table-row table:style-name="ro22">
          <table:table-cell table:style-name="ce193"/>
          <table:table-cell table:style-name="ce227" office:value-type="string" calcext:value-type="string">
            <text:p>Narrator : Des craquements dans le couloir réveillent l'équipage</text:p>
          </table:table-cell>
          <table:table-cell table:style-name="ce250"/>
          <table:table-cell table:style-name="ce227"/>
          <table:table-cell table:style-name="ce270" office:value-type="string" calcext:value-type="string">
            <text:p>Narrator : L'équipe se réveille au son des mouettes…</text:p>
          </table:table-cell>
          <table:table-cell table:style-name="ce282"/>
          <table:table-cell table:style-name="ce33" table:number-columns-repeated="16"/>
          <table:table-cell table:number-columns-repeated="1002"/>
        </table:table-row>
        <table:table-row table:style-name="ro23">
          <table:table-cell table:style-name="ce194"/>
          <table:table-cell table:style-name="ce228" office:value-type="string" calcext:value-type="string">
            <text:p>setChoices2</text:p>
          </table:table-cell>
          <table:table-cell table:style-name="ce251"/>
          <table:table-cell table:style-name="ce228"/>
          <table:table-cell table:style-name="ce271" office:value-type="string" calcext:value-type="string">
            <text:p>OtherSpeak : Alors, bien dormis ?</text:p>
          </table:table-cell>
          <table:table-cell table:style-name="ce283"/>
          <table:table-cell table:style-name="ce33" table:number-columns-repeated="16"/>
          <table:table-cell table:number-columns-repeated="1002"/>
        </table:table-row>
        <table:table-row table:style-name="ro20">
          <table:table-cell table:style-name="ce195"/>
          <table:table-cell table:style-name="ce229" office:value-type="string" calcext:value-type="string">
            <text:p>Je vais voir ce que c'est</text:p>
          </table:table-cell>
          <table:table-cell table:style-name="ce252" office:value-type="string" calcext:value-type="string">
            <text:p>On verra demain…</text:p>
          </table:table-cell>
          <table:table-cell table:style-name="ce229"/>
          <table:table-cell table:style-name="ce272" office:value-type="string" calcext:value-type="string">
            <text:p>setChoices2</text:p>
          </table:table-cell>
          <table:table-cell table:style-name="Default"/>
          <table:table-cell table:style-name="ce33" table:number-columns-repeated="16"/>
          <table:table-cell table:number-columns-repeated="1002"/>
        </table:table-row>
        <table:table-row table:style-name="ro23">
          <table:table-cell table:style-name="ce196"/>
          <table:table-cell table:style-name="ce230" office:value-type="string" calcext:value-type="string">
            <text:p>PlayerSpeak : Vous pensiez nous avoir comme ça ?!</text:p>
          </table:table-cell>
          <table:table-cell table:style-name="ce253" office:value-type="string" calcext:value-type="string">
            <text:p>setWeatherDay</text:p>
          </table:table-cell>
          <table:table-cell table:style-name="ce230"/>
          <table:table-cell table:style-name="ce273" office:value-type="string" calcext:value-type="string">
            <text:p>Non j'ai très mal dormis</text:p>
          </table:table-cell>
          <table:table-cell table:style-name="ce284" office:value-type="string" calcext:value-type="string">
            <text:p>Oui merci !</text:p>
          </table:table-cell>
          <table:table-cell table:style-name="ce33" table:number-columns-repeated="16"/>
          <table:table-cell table:number-columns-repeated="1002"/>
        </table:table-row>
        <table:table-row table:style-name="ro19">
          <table:table-cell table:style-name="ce197"/>
          <table:table-cell table:style-name="ce231" office:value-type="string" calcext:value-type="string">
            <text:p>launchCombat</text:p>
          </table:table-cell>
          <table:table-cell table:style-name="ce254" office:value-type="string" calcext:value-type="string">
            <text:p>randomRange2</text:p>
          </table:table-cell>
          <table:table-cell table:style-name="ce231"/>
          <table:table-cell table:style-name="ce274" office:value-type="string" calcext:value-type="string">
            <text:p>goTo2/5</text:p>
          </table:table-cell>
          <table:table-cell table:style-name="ce285" office:value-type="string" calcext:value-type="string">
            <text:p>goTo2/5</text:p>
          </table:table-cell>
          <table:table-cell table:style-name="ce33" table:number-columns-repeated="16"/>
          <table:table-cell table:number-columns-repeated="1002"/>
        </table:table-row>
        <table:table-row table:style-name="ro24">
          <table:table-cell table:style-name="ce198"/>
          <table:table-cell table:style-name="ce232" office:value-type="string" calcext:value-type="string">
            <text:p>conclude</text:p>
          </table:table-cell>
          <table:table-cell table:style-name="ce255" office:value-type="string" calcext:value-type="string">
            <text:p>Narrator : L'équipage se réveille. Plus de deux cents pièces d'or ont disparues</text:p>
          </table:table-cell>
          <table:table-cell table:style-name="ce232" office:value-type="string" calcext:value-type="string">
            <text:p>Narrator : Le capitaine et ses hommes se réveillent après une bonne nuit de sommeil</text:p>
          </table:table-cell>
          <table:table-cell table:style-name="ce275" table:number-columns-repeated="2"/>
          <table:table-cell table:style-name="ce33" table:number-columns-repeated="16"/>
          <table:table-cell table:number-columns-repeated="1002"/>
        </table:table-row>
        <table:table-row table:style-name="ro25">
          <table:table-cell table:style-name="ce199"/>
          <table:table-cell table:style-name="ce233"/>
          <table:table-cell table:style-name="ce256" office:value-type="string" calcext:value-type="string">
            <text:p>PlayerSpeak : Nos bourses ! Qui a pris ma bourse !?</text:p>
          </table:table-cell>
          <table:table-cell table:style-name="ce233" office:value-type="string" calcext:value-type="string">
            <text:p>leave</text:p>
          </table:table-cell>
          <table:table-cell table:style-name="ce276" table:number-columns-repeated="2"/>
          <table:table-cell table:style-name="ce33" table:number-columns-repeated="16"/>
          <table:table-cell table:number-columns-repeated="1002"/>
        </table:table-row>
        <table:table-row table:style-name="ro19">
          <table:table-cell table:style-name="ce200"/>
          <table:table-cell table:style-name="ce234"/>
          <table:table-cell table:style-name="ce257" office:value-type="string" calcext:value-type="string">
            <text:p>leave</text:p>
          </table:table-cell>
          <table:table-cell table:style-name="ce234"/>
          <table:table-cell table:style-name="ce277" table:number-columns-repeated="2"/>
          <table:table-cell table:style-name="ce33" table:number-columns-repeated="16"/>
          <table:table-cell table:number-columns-repeated="1002"/>
        </table:table-row>
        <table:table-row table:style-name="ro16">
          <table:table-cell table:style-name="ce201"/>
          <table:table-cell table:style-name="Default" table:number-columns-repeated="3"/>
          <table:table-cell table:style-name="ce278" table:number-columns-repeated="2"/>
          <table:table-cell table:style-name="ce33" table:number-columns-repeated="16"/>
          <table:table-cell table:number-columns-repeated="1002"/>
        </table:table-row>
        <table:table-row table:style-name="ro16">
          <table:table-cell table:style-name="ce202"/>
          <table:table-cell table:style-name="ce235"/>
          <table:table-cell table:style-name="ce258"/>
          <table:table-cell table:style-name="ce235" table:number-columns-repeated="3"/>
          <table:table-cell table:style-name="ce33" table:number-columns-repeated="16"/>
          <table:table-cell table:number-columns-repeated="1002"/>
        </table:table-row>
        <table:table-row table:style-name="ro16">
          <table:table-cell table:style-name="ce203"/>
          <table:table-cell table:style-name="ce236"/>
          <table:table-cell table:style-name="ce259"/>
          <table:table-cell table:style-name="ce236" table:number-columns-repeated="3"/>
          <table:table-cell table:style-name="Default"/>
          <table:table-cell table:style-name="ce33" table:number-columns-repeated="15"/>
          <table:table-cell table:number-columns-repeated="1002"/>
        </table:table-row>
        <table:table-row table:style-name="ro16">
          <table:table-cell table:style-name="ce204"/>
          <table:table-cell table:style-name="ce33" table:number-columns-repeated="2"/>
          <table:table-cell table:style-name="ce264"/>
          <table:table-cell table:style-name="ce33"/>
          <table:table-cell table:style-name="ce286"/>
          <table:table-cell table:style-name="ce33" table:number-columns-repeated="4"/>
          <table:table-cell table:number-columns-repeated="1014"/>
        </table:table-row>
        <table:table-row table:style-name="ro16">
          <table:table-cell table:style-name="ce205" table:number-columns-repeated="7"/>
          <table:table-cell table:style-name="ce33" table:number-columns-repeated="3"/>
          <table:table-cell table:number-columns-repeated="1014"/>
        </table:table-row>
        <table:table-row table:style-name="ro16">
          <table:table-cell table:style-name="ce206" table:number-columns-repeated="7"/>
          <table:table-cell table:style-name="ce33" table:number-columns-repeated="3"/>
          <table:table-cell table:number-columns-repeated="1014"/>
        </table:table-row>
        <table:table-row table:style-name="ro16">
          <table:table-cell table:style-name="ce207" table:number-columns-repeated="7"/>
          <table:table-cell table:style-name="ce33" table:number-columns-repeated="3"/>
          <table:table-cell table:number-columns-repeated="1014"/>
        </table:table-row>
        <table:table-row table:style-name="ro16">
          <table:table-cell table:style-name="ce208" table:number-columns-repeated="7"/>
          <table:table-cell table:style-name="ce33" table:number-columns-repeated="3"/>
          <table:table-cell table:number-columns-repeated="1014"/>
        </table:table-row>
        <table:table-row table:style-name="ro16">
          <table:table-cell table:style-name="ce209" table:number-columns-repeated="7"/>
          <table:table-cell table:style-name="ce33" table:number-columns-repeated="3"/>
          <table:table-cell table:number-columns-repeated="1014"/>
        </table:table-row>
        <table:table-row table:style-name="ro16">
          <table:table-cell table:style-name="ce210" table:number-columns-repeated="7"/>
          <table:table-cell table:style-name="ce33" table:number-columns-repeated="3"/>
          <table:table-cell table:number-columns-repeated="1014"/>
        </table:table-row>
        <table:table-row table:style-name="ro5" table:number-rows-repeated="1048539">
          <table:table-cell table:number-columns-repeated="1024"/>
        </table:table-row>
        <table:table-row table:style-name="ro5">
          <table:table-cell table:number-columns-repeated="1024"/>
        </table:table-row>
        <calcext:conditional-formats>
          <calcext:conditional-format calcext:target-range-address="Taverne.A31:Taverne.G31">
            <calcext:condition calcext:apply-style-name="cellule normale" calcext:value="!=&quot;&quot;" calcext:base-cell-address="Taverne.A31"/>
          </calcext:conditional-format>
          <calcext:conditional-format calcext:target-range-address="Taverne.A32:Taverne.G32">
            <calcext:condition calcext:apply-style-name="cellule normale" calcext:value="!=&quot;&quot;" calcext:base-cell-address="Taverne.A32"/>
          </calcext:conditional-format>
          <calcext:conditional-format calcext:target-range-address="Taverne.A33:Taverne.G33">
            <calcext:condition calcext:apply-style-name="cellule normale" calcext:value="!=&quot;&quot;" calcext:base-cell-address="Taverne.A33"/>
          </calcext:conditional-format>
          <calcext:conditional-format calcext:target-range-address="Taverne.A34:Taverne.G34">
            <calcext:condition calcext:apply-style-name="cellule normale" calcext:value="!=&quot;&quot;" calcext:base-cell-address="Taverne.A34"/>
          </calcext:conditional-format>
          <calcext:conditional-format calcext:target-range-address="Taverne.A35:Taverne.G35">
            <calcext:condition calcext:apply-style-name="cellule normale" calcext:value="!=&quot;&quot;" calcext:base-cell-address="Taverne.A35"/>
          </calcext:conditional-format>
          <calcext:conditional-format calcext:target-range-address="Taverne.A36:Taverne.G36">
            <calcext:condition calcext:apply-style-name="cellule normale" calcext:value="!=&quot;&quot;" calcext:base-cell-address="Taverne.A36"/>
          </calcext:conditional-format>
          <calcext:conditional-format calcext:target-range-address="Taverne.F30:Taverne.F30">
            <calcext:condition calcext:apply-style-name="cellule normale" calcext:value="!=&quot;&quot;" calcext:base-cell-address="Taverne.F30"/>
          </calcext:conditional-format>
          <calcext:conditional-format calcext:target-range-address="Taverne.A30:Taverne.A30">
            <calcext:condition calcext:apply-style-name="cellule normale" calcext:value="!=&quot;&quot;" calcext:base-cell-address="Taverne.A30"/>
          </calcext:conditional-format>
          <calcext:conditional-format calcext:target-range-address="Taverne.D30:Taverne.D30">
            <calcext:condition calcext:apply-style-name="cellule normale" calcext:value="!=&quot;&quot;" calcext:base-cell-address="Taverne.D30"/>
          </calcext:conditional-format>
          <calcext:conditional-format calcext:target-range-address="Taverne.D4:Taverne.F4 Taverne.B4:Taverne.B4">
            <calcext:condition calcext:apply-style-name="cellule normale" calcext:value="!=&quot;&quot;" calcext:base-cell-address="Taverne.B4"/>
          </calcext:conditional-format>
          <calcext:conditional-format calcext:target-range-address="Taverne.A4:Taverne.A4">
            <calcext:condition calcext:apply-style-name="cellule normale" calcext:value="!=&quot;&quot;" calcext:base-cell-address="Taverne.A4"/>
          </calcext:conditional-format>
          <calcext:conditional-format calcext:target-range-address="Taverne.C4:Taverne.C4">
            <calcext:condition calcext:apply-style-name="cellule normale" calcext:value="!=&quot;&quot;" calcext:base-cell-address="Taverne.C4"/>
          </calcext:conditional-format>
          <calcext:conditional-format calcext:target-range-address="Taverne.D5:Taverne.F5 Taverne.B5:Taverne.B5">
            <calcext:condition calcext:apply-style-name="cellule normale" calcext:value="!=&quot;&quot;" calcext:base-cell-address="Taverne.B5"/>
          </calcext:conditional-format>
          <calcext:conditional-format calcext:target-range-address="Taverne.A5:Taverne.A5">
            <calcext:condition calcext:apply-style-name="cellule normale" calcext:value="!=&quot;&quot;" calcext:base-cell-address="Taverne.A5"/>
          </calcext:conditional-format>
          <calcext:conditional-format calcext:target-range-address="Taverne.C5:Taverne.C5">
            <calcext:condition calcext:apply-style-name="cellule normale" calcext:value="!=&quot;&quot;" calcext:base-cell-address="Taverne.C5"/>
          </calcext:conditional-format>
          <calcext:conditional-format calcext:target-range-address="Taverne.D6:Taverne.F6 Taverne.B6:Taverne.B6">
            <calcext:condition calcext:apply-style-name="cellule normale" calcext:value="!=&quot;&quot;" calcext:base-cell-address="Taverne.B6"/>
          </calcext:conditional-format>
          <calcext:conditional-format calcext:target-range-address="Taverne.A6:Taverne.A6">
            <calcext:condition calcext:apply-style-name="cellule normale" calcext:value="!=&quot;&quot;" calcext:base-cell-address="Taverne.A6"/>
          </calcext:conditional-format>
          <calcext:conditional-format calcext:target-range-address="Taverne.C6:Taverne.C6">
            <calcext:condition calcext:apply-style-name="cellule normale" calcext:value="!=&quot;&quot;" calcext:base-cell-address="Taverne.C6"/>
          </calcext:conditional-format>
          <calcext:conditional-format calcext:target-range-address="Taverne.D7:Taverne.F7 Taverne.B7:Taverne.B7">
            <calcext:condition calcext:apply-style-name="cellule normale" calcext:value="!=&quot;&quot;" calcext:base-cell-address="Taverne.B7"/>
          </calcext:conditional-format>
          <calcext:conditional-format calcext:target-range-address="Taverne.A7:Taverne.A7">
            <calcext:condition calcext:apply-style-name="cellule normale" calcext:value="!=&quot;&quot;" calcext:base-cell-address="Taverne.A7"/>
          </calcext:conditional-format>
          <calcext:conditional-format calcext:target-range-address="Taverne.C7:Taverne.C7">
            <calcext:condition calcext:apply-style-name="cellule normale" calcext:value="!=&quot;&quot;" calcext:base-cell-address="Taverne.C7"/>
          </calcext:conditional-format>
          <calcext:conditional-format calcext:target-range-address="Taverne.D8:Taverne.F8 Taverne.B8:Taverne.B8">
            <calcext:condition calcext:apply-style-name="cellule normale" calcext:value="!=&quot;&quot;" calcext:base-cell-address="Taverne.B8"/>
          </calcext:conditional-format>
          <calcext:conditional-format calcext:target-range-address="Taverne.A8:Taverne.A8">
            <calcext:condition calcext:apply-style-name="cellule normale" calcext:value="!=&quot;&quot;" calcext:base-cell-address="Taverne.A8"/>
          </calcext:conditional-format>
          <calcext:conditional-format calcext:target-range-address="Taverne.C8:Taverne.C8">
            <calcext:condition calcext:apply-style-name="cellule normale" calcext:value="!=&quot;&quot;" calcext:base-cell-address="Taverne.C8"/>
          </calcext:conditional-format>
          <calcext:conditional-format calcext:target-range-address="Taverne.D9:Taverne.F9 Taverne.B9:Taverne.B9">
            <calcext:condition calcext:apply-style-name="cellule normale" calcext:value="!=&quot;&quot;" calcext:base-cell-address="Taverne.B9"/>
          </calcext:conditional-format>
          <calcext:conditional-format calcext:target-range-address="Taverne.A9:Taverne.A9">
            <calcext:condition calcext:apply-style-name="cellule normale" calcext:value="!=&quot;&quot;" calcext:base-cell-address="Taverne.A9"/>
          </calcext:conditional-format>
          <calcext:conditional-format calcext:target-range-address="Taverne.C9:Taverne.C9">
            <calcext:condition calcext:apply-style-name="cellule normale" calcext:value="!=&quot;&quot;" calcext:base-cell-address="Taverne.C9"/>
          </calcext:conditional-format>
          <calcext:conditional-format calcext:target-range-address="Taverne.D10:Taverne.F10 Taverne.B10:Taverne.B10">
            <calcext:condition calcext:apply-style-name="cellule normale" calcext:value="!=&quot;&quot;" calcext:base-cell-address="Taverne.B10"/>
          </calcext:conditional-format>
          <calcext:conditional-format calcext:target-range-address="Taverne.A10:Taverne.A10">
            <calcext:condition calcext:apply-style-name="cellule normale" calcext:value="!=&quot;&quot;" calcext:base-cell-address="Taverne.A10"/>
          </calcext:conditional-format>
          <calcext:conditional-format calcext:target-range-address="Taverne.C10:Taverne.C10">
            <calcext:condition calcext:apply-style-name="cellule normale" calcext:value="!=&quot;&quot;" calcext:base-cell-address="Taverne.C10"/>
          </calcext:conditional-format>
          <calcext:conditional-format calcext:target-range-address="Taverne.D11:Taverne.F11 Taverne.B11:Taverne.B11">
            <calcext:condition calcext:apply-style-name="cellule normale" calcext:value="!=&quot;&quot;" calcext:base-cell-address="Taverne.B11"/>
          </calcext:conditional-format>
          <calcext:conditional-format calcext:target-range-address="Taverne.A11:Taverne.A11">
            <calcext:condition calcext:apply-style-name="cellule normale" calcext:value="!=&quot;&quot;" calcext:base-cell-address="Taverne.A11"/>
          </calcext:conditional-format>
          <calcext:conditional-format calcext:target-range-address="Taverne.C11:Taverne.C11">
            <calcext:condition calcext:apply-style-name="cellule normale" calcext:value="!=&quot;&quot;" calcext:base-cell-address="Taverne.C11"/>
          </calcext:conditional-format>
          <calcext:conditional-format calcext:target-range-address="Taverne.F12:Taverne.F12 Taverne.B12:Taverne.B12">
            <calcext:condition calcext:apply-style-name="cellule normale" calcext:value="!=&quot;&quot;" calcext:base-cell-address="Taverne.B12"/>
          </calcext:conditional-format>
          <calcext:conditional-format calcext:target-range-address="Taverne.A12:Taverne.A12">
            <calcext:condition calcext:apply-style-name="cellule normale" calcext:value="!=&quot;&quot;" calcext:base-cell-address="Taverne.A12"/>
          </calcext:conditional-format>
          <calcext:conditional-format calcext:target-range-address="Taverne.C12:Taverne.C12">
            <calcext:condition calcext:apply-style-name="cellule normale" calcext:value="!=&quot;&quot;" calcext:base-cell-address="Taverne.C12"/>
          </calcext:conditional-format>
          <calcext:conditional-format calcext:target-range-address="Taverne.F13:Taverne.F13 Taverne.B13:Taverne.B13">
            <calcext:condition calcext:apply-style-name="cellule normale" calcext:value="!=&quot;&quot;" calcext:base-cell-address="Taverne.B13"/>
          </calcext:conditional-format>
          <calcext:conditional-format calcext:target-range-address="Taverne.A13:Taverne.A13">
            <calcext:condition calcext:apply-style-name="cellule normale" calcext:value="!=&quot;&quot;" calcext:base-cell-address="Taverne.A13"/>
          </calcext:conditional-format>
          <calcext:conditional-format calcext:target-range-address="Taverne.E14:Taverne.F14 Taverne.B14:Taverne.B14">
            <calcext:condition calcext:apply-style-name="cellule normale" calcext:value="!=&quot;&quot;" calcext:base-cell-address="Taverne.B14"/>
          </calcext:conditional-format>
          <calcext:conditional-format calcext:target-range-address="Taverne.A14:Taverne.A14">
            <calcext:condition calcext:apply-style-name="cellule normale" calcext:value="!=&quot;&quot;" calcext:base-cell-address="Taverne.A14"/>
          </calcext:conditional-format>
          <calcext:conditional-format calcext:target-range-address="Taverne.E15:Taverne.F15">
            <calcext:condition calcext:apply-style-name="cellule normale" calcext:value="!=&quot;&quot;" calcext:base-cell-address="Taverne.E15"/>
          </calcext:conditional-format>
          <calcext:conditional-format calcext:target-range-address="Taverne.A15:Taverne.A15">
            <calcext:condition calcext:apply-style-name="cellule normale" calcext:value="!=&quot;&quot;" calcext:base-cell-address="Taverne.A15"/>
          </calcext:conditional-format>
          <calcext:conditional-format calcext:target-range-address="Taverne.E16:Taverne.F16">
            <calcext:condition calcext:apply-style-name="cellule normale" calcext:value="!=&quot;&quot;" calcext:base-cell-address="Taverne.E16"/>
          </calcext:conditional-format>
          <calcext:conditional-format calcext:target-range-address="Taverne.A16:Taverne.A16">
            <calcext:condition calcext:apply-style-name="cellule normale" calcext:value="!=&quot;&quot;" calcext:base-cell-address="Taverne.A16"/>
          </calcext:conditional-format>
          <calcext:conditional-format calcext:target-range-address="Taverne.F17:Taverne.F17">
            <calcext:condition calcext:apply-style-name="cellule normale" calcext:value="!=&quot;&quot;" calcext:base-cell-address="Taverne.F17"/>
          </calcext:conditional-format>
          <calcext:conditional-format calcext:target-range-address="Taverne.A17:Taverne.A17">
            <calcext:condition calcext:apply-style-name="cellule normale" calcext:value="!=&quot;&quot;" calcext:base-cell-address="Taverne.A17"/>
          </calcext:conditional-format>
          <calcext:conditional-format calcext:target-range-address="Taverne.F18:Taverne.F18">
            <calcext:condition calcext:apply-style-name="cellule normale" calcext:value="!=&quot;&quot;" calcext:base-cell-address="Taverne.F18"/>
          </calcext:conditional-format>
          <calcext:conditional-format calcext:target-range-address="Taverne.A18:Taverne.A18">
            <calcext:condition calcext:apply-style-name="cellule normale" calcext:value="!=&quot;&quot;" calcext:base-cell-address="Taverne.A18"/>
          </calcext:conditional-format>
          <calcext:conditional-format calcext:target-range-address="Taverne.A19:Taverne.A19">
            <calcext:condition calcext:apply-style-name="cellule normale" calcext:value="!=&quot;&quot;" calcext:base-cell-address="Taverne.A19"/>
          </calcext:conditional-format>
          <calcext:conditional-format calcext:target-range-address="Taverne.A20:Taverne.A20">
            <calcext:condition calcext:apply-style-name="cellule normale" calcext:value="!=&quot;&quot;" calcext:base-cell-address="Taverne.A20"/>
          </calcext:conditional-format>
          <calcext:conditional-format calcext:target-range-address="Taverne.A21:Taverne.A21">
            <calcext:condition calcext:apply-style-name="cellule normale" calcext:value="!=&quot;&quot;" calcext:base-cell-address="Taverne.A21"/>
          </calcext:conditional-format>
          <calcext:conditional-format calcext:target-range-address="Taverne.A22:Taverne.A22">
            <calcext:condition calcext:apply-style-name="cellule normale" calcext:value="!=&quot;&quot;" calcext:base-cell-address="Taverne.A22"/>
          </calcext:conditional-format>
          <calcext:conditional-format calcext:target-range-address="Taverne.A23:Taverne.A23">
            <calcext:condition calcext:apply-style-name="cellule normale" calcext:value="!=&quot;&quot;" calcext:base-cell-address="Taverne.A23"/>
          </calcext:conditional-format>
          <calcext:conditional-format calcext:target-range-address="Taverne.E24:Taverne.F24">
            <calcext:condition calcext:apply-style-name="cellule normale" calcext:value="!=&quot;&quot;" calcext:base-cell-address="Taverne.E24"/>
          </calcext:conditional-format>
          <calcext:conditional-format calcext:target-range-address="Taverne.A24:Taverne.A24">
            <calcext:condition calcext:apply-style-name="cellule normale" calcext:value="!=&quot;&quot;" calcext:base-cell-address="Taverne.A24"/>
          </calcext:conditional-format>
          <calcext:conditional-format calcext:target-range-address="Taverne.E25:Taverne.F25">
            <calcext:condition calcext:apply-style-name="cellule normale" calcext:value="!=&quot;&quot;" calcext:base-cell-address="Taverne.E25"/>
          </calcext:conditional-format>
          <calcext:conditional-format calcext:target-range-address="Taverne.A25:Taverne.A25">
            <calcext:condition calcext:apply-style-name="cellule normale" calcext:value="!=&quot;&quot;" calcext:base-cell-address="Taverne.A25"/>
          </calcext:conditional-format>
          <calcext:conditional-format calcext:target-range-address="Taverne.E26:Taverne.F26">
            <calcext:condition calcext:apply-style-name="cellule normale" calcext:value="!=&quot;&quot;" calcext:base-cell-address="Taverne.E26"/>
          </calcext:conditional-format>
          <calcext:conditional-format calcext:target-range-address="Taverne.A26:Taverne.A26">
            <calcext:condition calcext:apply-style-name="cellule normale" calcext:value="!=&quot;&quot;" calcext:base-cell-address="Taverne.A26"/>
          </calcext:conditional-format>
          <calcext:conditional-format calcext:target-range-address="Taverne.E27:Taverne.F27">
            <calcext:condition calcext:apply-style-name="cellule normale" calcext:value="!=&quot;&quot;" calcext:base-cell-address="Taverne.E27"/>
          </calcext:conditional-format>
          <calcext:conditional-format calcext:target-range-address="Taverne.A27:Taverne.A27">
            <calcext:condition calcext:apply-style-name="cellule normale" calcext:value="!=&quot;&quot;" calcext:base-cell-address="Taverne.A27"/>
          </calcext:conditional-format>
          <calcext:conditional-format calcext:target-range-address="Taverne.D28:Taverne.F28 Taverne.B28:Taverne.B28">
            <calcext:condition calcext:apply-style-name="cellule normale" calcext:value="!=&quot;&quot;" calcext:base-cell-address="Taverne.B28"/>
          </calcext:conditional-format>
          <calcext:conditional-format calcext:target-range-address="Taverne.A28:Taverne.A28">
            <calcext:condition calcext:apply-style-name="cellule normale" calcext:value="!=&quot;&quot;" calcext:base-cell-address="Taverne.A28"/>
          </calcext:conditional-format>
          <calcext:conditional-format calcext:target-range-address="Taverne.C28:Taverne.C28">
            <calcext:condition calcext:apply-style-name="cellule normale" calcext:value="!=&quot;&quot;" calcext:base-cell-address="Taverne.C28"/>
          </calcext:conditional-format>
          <calcext:conditional-format calcext:target-range-address="Taverne.D29:Taverne.F29 Taverne.B29:Taverne.B29">
            <calcext:condition calcext:apply-style-name="cellule normale" calcext:value="!=&quot;&quot;" calcext:base-cell-address="Taverne.B29"/>
          </calcext:conditional-format>
          <calcext:conditional-format calcext:target-range-address="Taverne.A29:Taverne.A29">
            <calcext:condition calcext:apply-style-name="cellule normale" calcext:value="!=&quot;&quot;" calcext:base-cell-address="Taverne.A29"/>
          </calcext:conditional-format>
          <calcext:conditional-format calcext:target-range-address="Taverne.C29:Taverne.C29">
            <calcext:condition calcext:apply-style-name="cellule normale" calcext:value="!=&quot;&quot;" calcext:base-cell-address="Taverne.C29"/>
          </calcext:conditional-format>
          <calcext:conditional-format calcext:target-range-address="Taverne.F3:Taverne.F3">
            <calcext:condition calcext:apply-style-name="cellule normale" calcext:value="!=&quot;&quot;" calcext:base-cell-address="Taverne.F3"/>
          </calcext:conditional-format>
          <calcext:conditional-format calcext:target-range-address="Taverne.A3:Taverne.A3">
            <calcext:condition calcext:apply-style-name="cellule normale" calcext:value="!=&quot;&quot;" calcext:base-cell-address="Taverne.A3"/>
          </calcext:conditional-format>
          <calcext:conditional-format calcext:target-range-address="Taverne.D3:Taverne.D3">
            <calcext:condition calcext:apply-style-name="cellule normale" calcext:value="!=&quot;&quot;" calcext:base-cell-address="Taverne.D3"/>
          </calcext:conditional-format>
          <calcext:conditional-format calcext:target-range-address="Taverne.E12:Taverne.E12">
            <calcext:condition calcext:apply-style-name="cellule normale" calcext:value="!=&quot;&quot;" calcext:base-cell-address="Taverne.E12"/>
          </calcext:conditional-format>
          <calcext:conditional-format calcext:target-range-address="Taverne.C13:Taverne.C13">
            <calcext:condition calcext:apply-style-name="cellule normale" calcext:value="!=&quot;&quot;" calcext:base-cell-address="Taverne.C13"/>
          </calcext:conditional-format>
          <calcext:conditional-format calcext:target-range-address="Taverne.C14:Taverne.C14">
            <calcext:condition calcext:apply-style-name="cellule normale" calcext:value="!=&quot;&quot;" calcext:base-cell-address="Taverne.C14"/>
          </calcext:conditional-format>
          <calcext:conditional-format calcext:target-range-address="Taverne.D15:Taverne.D15 Taverne.B15:Taverne.B15">
            <calcext:condition calcext:apply-style-name="cellule normale" calcext:value="!=&quot;&quot;" calcext:base-cell-address="Taverne.B15"/>
          </calcext:conditional-format>
          <calcext:conditional-format calcext:target-range-address="Taverne.D15:Taverne.D15 Taverne.B15:Taverne.B15">
            <calcext:condition calcext:apply-style-name="cellule normale" calcext:value="!=&quot;&quot;" calcext:base-cell-address="Taverne.B15"/>
          </calcext:conditional-format>
          <calcext:conditional-format calcext:target-range-address="Taverne.D16:Taverne.D16 Taverne.B16:Taverne.B16">
            <calcext:condition calcext:apply-style-name="cellule normale" calcext:value="!=&quot;&quot;" calcext:base-cell-address="Taverne.B16"/>
          </calcext:conditional-format>
          <calcext:conditional-format calcext:target-range-address="Taverne.C16:Taverne.C16">
            <calcext:condition calcext:apply-style-name="cellule normale" calcext:value="!=&quot;&quot;" calcext:base-cell-address="Taverne.C16"/>
          </calcext:conditional-format>
          <calcext:conditional-format calcext:target-range-address="Taverne.D17:Taverne.D17 Taverne.B17:Taverne.B17">
            <calcext:condition calcext:apply-style-name="cellule normale" calcext:value="!=&quot;&quot;" calcext:base-cell-address="Taverne.B17"/>
          </calcext:conditional-format>
          <calcext:conditional-format calcext:target-range-address="Taverne.D18:Taverne.D18 Taverne.B18:Taverne.B18">
            <calcext:condition calcext:apply-style-name="cellule normale" calcext:value="!=&quot;&quot;" calcext:base-cell-address="Taverne.B18"/>
          </calcext:conditional-format>
          <calcext:conditional-format calcext:target-range-address="Taverne.D19:Taverne.D19 Taverne.B19:Taverne.B19">
            <calcext:condition calcext:apply-style-name="cellule normale" calcext:value="!=&quot;&quot;" calcext:base-cell-address="Taverne.B19"/>
          </calcext:conditional-format>
          <calcext:conditional-format calcext:target-range-address="Taverne.C19:Taverne.C19">
            <calcext:condition calcext:apply-style-name="cellule normale" calcext:value="!=&quot;&quot;" calcext:base-cell-address="Taverne.C19"/>
          </calcext:conditional-format>
          <calcext:conditional-format calcext:target-range-address="Taverne.D20:Taverne.D20 Taverne.B20:Taverne.B20">
            <calcext:condition calcext:apply-style-name="cellule normale" calcext:value="!=&quot;&quot;" calcext:base-cell-address="Taverne.B20"/>
          </calcext:conditional-format>
          <calcext:conditional-format calcext:target-range-address="Taverne.C20:Taverne.C20">
            <calcext:condition calcext:apply-style-name="cellule normale" calcext:value="!=&quot;&quot;" calcext:base-cell-address="Taverne.C20"/>
          </calcext:conditional-format>
          <calcext:conditional-format calcext:target-range-address="Taverne.D21:Taverne.D21 Taverne.B21:Taverne.B21">
            <calcext:condition calcext:apply-style-name="cellule normale" calcext:value="!=&quot;&quot;" calcext:base-cell-address="Taverne.B21"/>
          </calcext:conditional-format>
          <calcext:conditional-format calcext:target-range-address="Taverne.C21:Taverne.C21">
            <calcext:condition calcext:apply-style-name="cellule normale" calcext:value="!=&quot;&quot;" calcext:base-cell-address="Taverne.C21"/>
          </calcext:conditional-format>
          <calcext:conditional-format calcext:target-range-address="Taverne.D22:Taverne.D22 Taverne.B22:Taverne.B22">
            <calcext:condition calcext:apply-style-name="cellule normale" calcext:value="!=&quot;&quot;" calcext:base-cell-address="Taverne.B22"/>
          </calcext:conditional-format>
          <calcext:conditional-format calcext:target-range-address="Taverne.C22:Taverne.C22">
            <calcext:condition calcext:apply-style-name="cellule normale" calcext:value="!=&quot;&quot;" calcext:base-cell-address="Taverne.C22"/>
          </calcext:conditional-format>
          <calcext:conditional-format calcext:target-range-address="Taverne.D23:Taverne.D23 Taverne.B23:Taverne.B23">
            <calcext:condition calcext:apply-style-name="cellule normale" calcext:value="!=&quot;&quot;" calcext:base-cell-address="Taverne.B23"/>
          </calcext:conditional-format>
          <calcext:conditional-format calcext:target-range-address="Taverne.C23:Taverne.C23">
            <calcext:condition calcext:apply-style-name="cellule normale" calcext:value="!=&quot;&quot;" calcext:base-cell-address="Taverne.C23"/>
          </calcext:conditional-format>
          <calcext:conditional-format calcext:target-range-address="Taverne.D24:Taverne.D24 Taverne.B24:Taverne.B24">
            <calcext:condition calcext:apply-style-name="cellule normale" calcext:value="!=&quot;&quot;" calcext:base-cell-address="Taverne.B24"/>
          </calcext:conditional-format>
          <calcext:conditional-format calcext:target-range-address="Taverne.C24:Taverne.C24">
            <calcext:condition calcext:apply-style-name="cellule normale" calcext:value="!=&quot;&quot;" calcext:base-cell-address="Taverne.C24"/>
          </calcext:conditional-format>
          <calcext:conditional-format calcext:target-range-address="Taverne.D25:Taverne.D25 Taverne.B25:Taverne.B25">
            <calcext:condition calcext:apply-style-name="cellule normale" calcext:value="!=&quot;&quot;" calcext:base-cell-address="Taverne.B25"/>
          </calcext:conditional-format>
          <calcext:conditional-format calcext:target-range-address="Taverne.C25:Taverne.C25">
            <calcext:condition calcext:apply-style-name="cellule normale" calcext:value="!=&quot;&quot;" calcext:base-cell-address="Taverne.C25"/>
          </calcext:conditional-format>
          <calcext:conditional-format calcext:target-range-address="Taverne.C15:Taverne.C15">
            <calcext:condition calcext:apply-style-name="cellule normale" calcext:value="!=&quot;&quot;" calcext:base-cell-address="Taverne.C15"/>
          </calcext:conditional-format>
          <calcext:conditional-format calcext:target-range-address="Taverne.D14:Taverne.D14">
            <calcext:condition calcext:apply-style-name="cellule normale" calcext:value="!=&quot;&quot;" calcext:base-cell-address="Taverne.D14"/>
          </calcext:conditional-format>
          <calcext:conditional-format calcext:target-range-address="Taverne.D12:Taverne.D12">
            <calcext:condition calcext:apply-style-name="cellule normale" calcext:value="!=&quot;&quot;" calcext:base-cell-address="Taverne.D12"/>
          </calcext:conditional-format>
          <calcext:conditional-format calcext:target-range-address="Taverne.D13:Taverne.D13">
            <calcext:condition calcext:apply-style-name="cellule normale" calcext:value="!=&quot;&quot;" calcext:base-cell-address="Taverne.D13"/>
          </calcext:conditional-format>
          <calcext:conditional-format calcext:target-range-address="Taverne.E17:Taverne.E17">
            <calcext:condition calcext:apply-style-name="cellule normale" calcext:value="!=&quot;&quot;" calcext:base-cell-address="Taverne.E17"/>
          </calcext:conditional-format>
          <calcext:conditional-format calcext:target-range-address="Taverne.E18:Taverne.E18">
            <calcext:condition calcext:apply-style-name="cellule normale" calcext:value="!=&quot;&quot;" calcext:base-cell-address="Taverne.E18"/>
          </calcext:conditional-format>
          <calcext:conditional-format calcext:target-range-address="Taverne.F19:Taverne.F19">
            <calcext:condition calcext:apply-style-name="cellule normale" calcext:value="!=&quot;&quot;" calcext:base-cell-address="Taverne.F19"/>
          </calcext:conditional-format>
          <calcext:conditional-format calcext:target-range-address="Taverne.E19:Taverne.E19">
            <calcext:condition calcext:apply-style-name="cellule normale" calcext:value="!=&quot;&quot;" calcext:base-cell-address="Taverne.E19"/>
          </calcext:conditional-format>
          <calcext:conditional-format calcext:target-range-address="Taverne.F20:Taverne.F20">
            <calcext:condition calcext:apply-style-name="cellule normale" calcext:value="!=&quot;&quot;" calcext:base-cell-address="Taverne.F20"/>
          </calcext:conditional-format>
          <calcext:conditional-format calcext:target-range-address="Taverne.E22:Taverne.E22">
            <calcext:condition calcext:apply-style-name="cellule normale" calcext:value="!=&quot;&quot;" calcext:base-cell-address="Taverne.E22"/>
          </calcext:conditional-format>
          <calcext:conditional-format calcext:target-range-address="Taverne.E23:Taverne.E23">
            <calcext:condition calcext:apply-style-name="cellule normale" calcext:value="!=&quot;&quot;" calcext:base-cell-address="Taverne.E23"/>
          </calcext:conditional-format>
          <calcext:conditional-format calcext:target-range-address="Taverne.F22:Taverne.F22">
            <calcext:condition calcext:apply-style-name="cellule normale" calcext:value="!=&quot;&quot;" calcext:base-cell-address="Taverne.F22"/>
          </calcext:conditional-format>
          <calcext:conditional-format calcext:target-range-address="Taverne.F23:Taverne.F23">
            <calcext:condition calcext:apply-style-name="cellule normale" calcext:value="!=&quot;&quot;" calcext:base-cell-address="Taverne.F23"/>
          </calcext:conditional-format>
          <calcext:conditional-format calcext:target-range-address="Taverne.C26:Taverne.C26">
            <calcext:condition calcext:apply-style-name="cellule normale" calcext:value="!=&quot;&quot;" calcext:base-cell-address="Taverne.C26"/>
          </calcext:conditional-format>
          <calcext:conditional-format calcext:target-range-address="Taverne.E21:Taverne.E21">
            <calcext:condition calcext:apply-style-name="cellule normale" calcext:value="!=&quot;&quot;" calcext:base-cell-address="Taverne.E21"/>
          </calcext:conditional-format>
          <calcext:conditional-format calcext:target-range-address="Taverne.E20:Taverne.E20">
            <calcext:condition calcext:apply-style-name="cellule normale" calcext:value="!=&quot;&quot;" calcext:base-cell-address="Taverne.E20"/>
          </calcext:conditional-format>
        </calcext:conditional-formats>
      </table:table>
      <table:table table:name="Ile déserte" table:style-name="ta1">
        <table:table-column table:style-name="co8" table:default-cell-style-name="ce33"/>
        <table:table-column table:style-name="co9" table:default-cell-style-name="ce33"/>
        <table:table-column table:style-name="co3" table:number-columns-repeated="34" table:default-cell-style-name="ce33"/>
        <table:table-row table:style-name="ro6">
          <table:table-cell table:style-name="ce175" office:value-type="string" calcext:value-type="string">
            <text:p>Nom</text:p>
          </table:table-cell>
          <table:table-cell table:style-name="ce175" office:value-type="string" calcext:value-type="string">
            <text:p>Fréquence / 5</text:p>
          </table:table-cell>
          <table:table-cell table:style-name="Default" table:number-columns-repeated="34"/>
        </table:table-row>
        <table:table-row table:style-name="ro6">
          <table:table-cell table:style-name="ce176" office:value-type="string" calcext:value-type="string">
            <text:p>Taverne</text:p>
          </table:table-cell>
          <table:table-cell table:style-name="ce176" office:value-type="float" office:value="5" calcext:value-type="float">
            <text:p>5</text:p>
          </table:table-cell>
          <table:table-cell table:style-name="Default" table:number-columns-repeated="34"/>
        </table:table-row>
        <table:table-row table:style-name="ro10">
          <table:table-cell table:style-name="ce288" office:value-type="string" calcext:value-type="string">
            <text:p>Narrator : Le bateau accoste sur une petite île. Aucune trace d'autres humains.</text:p>
          </table:table-cell>
          <table:table-cell table:style-name="ce400"/>
          <table:table-cell table:number-columns-repeated="34"/>
        </table:table-row>
        <table:table-row table:style-name="ro9">
          <table:table-cell table:style-name="ce289" office:value-type="string" calcext:value-type="string">
            <text:p>setChoices2</text:p>
          </table:table-cell>
          <table:table-cell table:style-name="ce401"/>
          <table:table-cell table:number-columns-repeated="34"/>
        </table:table-row>
        <table:table-row table:style-name="ro11">
          <table:table-cell table:style-name="ce290" office:value-type="string" calcext:value-type="string">
            <text:p>On lève l'ancre !</text:p>
          </table:table-cell>
          <table:table-cell table:style-name="ce402" office:value-type="string" calcext:value-type="string">
            <text:p>On va rester ici pour la nuit</text:p>
          </table:table-cell>
          <table:table-cell table:number-columns-repeated="34"/>
        </table:table-row>
        <table:table-row table:style-name="ro9">
          <table:table-cell table:style-name="ce291" office:value-type="string" calcext:value-type="string">
            <text:p>leave</text:p>
          </table:table-cell>
          <table:table-cell table:style-name="ce403" office:value-type="string" calcext:value-type="string">
            <text:p>setWeatherDay</text:p>
          </table:table-cell>
          <table:table-cell table:number-columns-repeated="34"/>
        </table:table-row>
        <table:table-row table:style-name="ro9">
          <table:table-cell table:style-name="ce292"/>
          <table:table-cell table:style-name="ce404" office:value-type="string" calcext:value-type="string">
            <text:p>nextDay</text:p>
          </table:table-cell>
          <table:table-cell table:number-columns-repeated="34"/>
        </table:table-row>
        <table:table-row table:style-name="ro26">
          <table:table-cell table:style-name="ce293"/>
          <table:table-cell table:style-name="ce405" office:value-type="string" calcext:value-type="string">
            <text:p>goTo1/2</text:p>
          </table:table-cell>
          <table:table-cell table:number-columns-repeated="34"/>
        </table:table-row>
        <table:table-row table:style-name="ro16">
          <table:table-cell/>
          <table:table-cell table:style-name="Default"/>
          <table:table-cell table:number-columns-repeated="34"/>
        </table:table-row>
        <table:table-row table:style-name="ro16">
          <table:table-cell/>
          <table:table-cell table:style-name="ce406"/>
          <table:table-cell table:number-columns-repeated="34"/>
        </table:table-row>
        <table:table-row table:style-name="ro16">
          <table:table-cell/>
          <table:table-cell table:style-name="ce407"/>
          <table:table-cell table:number-columns-repeated="34"/>
        </table:table-row>
        <table:table-row table:style-name="ro16">
          <table:table-cell/>
          <table:table-cell table:style-name="ce408"/>
          <table:table-cell table:number-columns-repeated="34"/>
        </table:table-row>
        <table:table-row table:style-name="ro16">
          <table:table-cell/>
          <table:table-cell table:style-name="ce409"/>
          <table:table-cell table:number-columns-repeated="34"/>
        </table:table-row>
        <table:table-row table:style-name="ro16">
          <table:table-cell/>
          <table:table-cell table:style-name="ce410"/>
          <table:table-cell table:number-columns-repeated="34"/>
        </table:table-row>
        <table:table-row table:style-name="ro16">
          <table:table-cell/>
          <table:table-cell table:style-name="ce411"/>
          <table:table-cell table:number-columns-repeated="34"/>
        </table:table-row>
        <table:table-row table:style-name="ro16">
          <table:table-cell/>
          <table:table-cell table:style-name="ce412"/>
          <table:table-cell table:number-columns-repeated="34"/>
        </table:table-row>
        <table:table-row table:style-name="ro16">
          <table:table-cell table:style-name="ce294"/>
          <table:table-cell table:number-columns-repeated="35"/>
        </table:table-row>
        <table:table-row table:style-name="ro16">
          <table:table-cell table:style-name="ce295"/>
          <table:table-cell table:number-columns-repeated="35"/>
        </table:table-row>
        <table:table-row table:style-name="ro16">
          <table:table-cell table:style-name="ce296"/>
          <table:table-cell table:number-columns-repeated="35"/>
        </table:table-row>
        <table:table-row table:style-name="ro16">
          <table:table-cell table:style-name="ce297"/>
          <table:table-cell table:number-columns-repeated="35"/>
        </table:table-row>
        <table:table-row table:style-name="ro16">
          <table:table-cell table:style-name="ce298"/>
          <table:table-cell table:number-columns-repeated="35"/>
        </table:table-row>
        <table:table-row table:style-name="ro16">
          <table:table-cell table:style-name="ce299"/>
          <table:table-cell table:number-columns-repeated="35"/>
        </table:table-row>
        <table:table-row table:style-name="ro16">
          <table:table-cell table:style-name="ce300"/>
          <table:table-cell table:number-columns-repeated="35"/>
        </table:table-row>
        <table:table-row table:style-name="ro16">
          <table:table-cell table:style-name="ce301"/>
          <table:table-cell table:number-columns-repeated="35"/>
        </table:table-row>
        <table:table-row table:style-name="ro16">
          <table:table-cell table:style-name="ce302"/>
          <table:table-cell table:number-columns-repeated="35"/>
        </table:table-row>
        <table:table-row table:style-name="ro16">
          <table:table-cell table:style-name="ce303"/>
          <table:table-cell table:number-columns-repeated="35"/>
        </table:table-row>
        <table:table-row table:style-name="ro16">
          <table:table-cell table:style-name="ce304"/>
          <table:table-cell table:number-columns-repeated="35"/>
        </table:table-row>
        <table:table-row table:style-name="ro16">
          <table:table-cell table:style-name="ce305"/>
          <table:table-cell table:number-columns-repeated="35"/>
        </table:table-row>
        <table:table-row table:style-name="ro16">
          <table:table-cell table:style-name="ce306"/>
          <table:table-cell table:number-columns-repeated="35"/>
        </table:table-row>
        <table:table-row table:style-name="ro16">
          <table:table-cell table:style-name="ce307"/>
          <table:table-cell table:number-columns-repeated="35"/>
        </table:table-row>
        <table:table-row table:style-name="ro16">
          <table:table-cell table:style-name="ce308"/>
          <table:table-cell table:number-columns-repeated="35"/>
        </table:table-row>
        <table:table-row table:style-name="ro16">
          <table:table-cell table:style-name="ce309"/>
          <table:table-cell table:number-columns-repeated="35"/>
        </table:table-row>
        <table:table-row table:style-name="ro16">
          <table:table-cell table:style-name="ce310"/>
          <table:table-cell table:number-columns-repeated="35"/>
        </table:table-row>
        <table:table-row table:style-name="ro16">
          <table:table-cell table:style-name="ce311"/>
          <table:table-cell table:number-columns-repeated="35"/>
        </table:table-row>
        <table:table-row table:style-name="ro16">
          <table:table-cell table:style-name="ce312"/>
          <table:table-cell table:number-columns-repeated="35"/>
        </table:table-row>
        <table:table-row table:style-name="ro16">
          <table:table-cell table:style-name="ce313"/>
          <table:table-cell table:number-columns-repeated="35"/>
        </table:table-row>
        <table:table-row table:style-name="ro16">
          <table:table-cell table:style-name="ce314"/>
          <table:table-cell table:number-columns-repeated="35"/>
        </table:table-row>
        <table:table-row table:style-name="ro16">
          <table:table-cell table:style-name="ce315"/>
          <table:table-cell table:number-columns-repeated="35"/>
        </table:table-row>
        <table:table-row table:style-name="ro16">
          <table:table-cell table:style-name="ce316"/>
          <table:table-cell table:number-columns-repeated="35"/>
        </table:table-row>
        <table:table-row table:style-name="ro16">
          <table:table-cell table:style-name="ce317"/>
          <table:table-cell table:number-columns-repeated="35"/>
        </table:table-row>
        <table:table-row table:style-name="ro16">
          <table:table-cell table:style-name="ce318"/>
          <table:table-cell table:number-columns-repeated="35"/>
        </table:table-row>
        <table:table-row table:style-name="ro16">
          <table:table-cell table:style-name="ce319"/>
          <table:table-cell table:number-columns-repeated="35"/>
        </table:table-row>
        <table:table-row table:style-name="ro16">
          <table:table-cell table:style-name="ce320"/>
          <table:table-cell table:number-columns-repeated="35"/>
        </table:table-row>
        <table:table-row table:style-name="ro16">
          <table:table-cell table:style-name="ce321"/>
          <table:table-cell table:number-columns-repeated="35"/>
        </table:table-row>
        <table:table-row table:style-name="ro16">
          <table:table-cell table:style-name="ce322"/>
          <table:table-cell table:number-columns-repeated="35"/>
        </table:table-row>
        <table:table-row table:style-name="ro16">
          <table:table-cell table:style-name="ce323"/>
          <table:table-cell table:number-columns-repeated="35"/>
        </table:table-row>
        <table:table-row table:style-name="ro16">
          <table:table-cell table:style-name="ce324"/>
          <table:table-cell table:number-columns-repeated="35"/>
        </table:table-row>
        <table:table-row table:style-name="ro16">
          <table:table-cell table:style-name="ce325"/>
          <table:table-cell table:number-columns-repeated="35"/>
        </table:table-row>
        <table:table-row table:style-name="ro16">
          <table:table-cell table:style-name="ce326"/>
          <table:table-cell table:number-columns-repeated="35"/>
        </table:table-row>
        <table:table-row table:style-name="ro16">
          <table:table-cell table:style-name="ce327"/>
          <table:table-cell table:number-columns-repeated="35"/>
        </table:table-row>
        <table:table-row table:style-name="ro16">
          <table:table-cell table:style-name="ce328"/>
          <table:table-cell table:number-columns-repeated="35"/>
        </table:table-row>
        <table:table-row table:style-name="ro16">
          <table:table-cell table:style-name="ce329"/>
          <table:table-cell table:number-columns-repeated="35"/>
        </table:table-row>
        <table:table-row table:style-name="ro16">
          <table:table-cell table:style-name="ce330"/>
          <table:table-cell table:number-columns-repeated="35"/>
        </table:table-row>
        <table:table-row table:style-name="ro16">
          <table:table-cell table:style-name="ce331"/>
          <table:table-cell table:number-columns-repeated="35"/>
        </table:table-row>
        <table:table-row table:style-name="ro16">
          <table:table-cell table:style-name="ce332"/>
          <table:table-cell table:number-columns-repeated="35"/>
        </table:table-row>
        <table:table-row table:style-name="ro16">
          <table:table-cell table:style-name="ce333"/>
          <table:table-cell table:number-columns-repeated="35"/>
        </table:table-row>
        <table:table-row table:style-name="ro16">
          <table:table-cell table:style-name="ce334"/>
          <table:table-cell table:number-columns-repeated="35"/>
        </table:table-row>
        <table:table-row table:style-name="ro16">
          <table:table-cell table:style-name="ce335"/>
          <table:table-cell table:number-columns-repeated="35"/>
        </table:table-row>
        <table:table-row table:style-name="ro16">
          <table:table-cell table:style-name="ce336"/>
          <table:table-cell table:number-columns-repeated="35"/>
        </table:table-row>
        <table:table-row table:style-name="ro16">
          <table:table-cell table:style-name="ce337"/>
          <table:table-cell table:number-columns-repeated="35"/>
        </table:table-row>
        <table:table-row table:style-name="ro16">
          <table:table-cell table:style-name="ce338"/>
          <table:table-cell table:number-columns-repeated="35"/>
        </table:table-row>
        <table:table-row table:style-name="ro16">
          <table:table-cell table:style-name="ce339"/>
          <table:table-cell table:number-columns-repeated="35"/>
        </table:table-row>
        <table:table-row table:style-name="ro16">
          <table:table-cell table:style-name="ce340"/>
          <table:table-cell table:number-columns-repeated="35"/>
        </table:table-row>
        <table:table-row table:style-name="ro16">
          <table:table-cell table:style-name="ce341"/>
          <table:table-cell table:number-columns-repeated="35"/>
        </table:table-row>
        <table:table-row table:style-name="ro16">
          <table:table-cell table:style-name="ce342"/>
          <table:table-cell table:number-columns-repeated="35"/>
        </table:table-row>
        <table:table-row table:style-name="ro16">
          <table:table-cell table:style-name="ce343"/>
          <table:table-cell table:number-columns-repeated="35"/>
        </table:table-row>
        <table:table-row table:style-name="ro16">
          <table:table-cell table:style-name="ce344"/>
          <table:table-cell table:number-columns-repeated="35"/>
        </table:table-row>
        <table:table-row table:style-name="ro16">
          <table:table-cell table:style-name="ce345"/>
          <table:table-cell table:number-columns-repeated="35"/>
        </table:table-row>
        <table:table-row table:style-name="ro16">
          <table:table-cell table:style-name="ce346"/>
          <table:table-cell table:number-columns-repeated="35"/>
        </table:table-row>
        <table:table-row table:style-name="ro16">
          <table:table-cell table:style-name="ce347"/>
          <table:table-cell table:number-columns-repeated="35"/>
        </table:table-row>
        <table:table-row table:style-name="ro16">
          <table:table-cell table:style-name="ce348"/>
          <table:table-cell table:number-columns-repeated="35"/>
        </table:table-row>
        <table:table-row table:style-name="ro16">
          <table:table-cell table:style-name="ce349"/>
          <table:table-cell table:number-columns-repeated="35"/>
        </table:table-row>
        <table:table-row table:style-name="ro16">
          <table:table-cell table:style-name="ce350"/>
          <table:table-cell table:number-columns-repeated="35"/>
        </table:table-row>
        <table:table-row table:style-name="ro16">
          <table:table-cell table:style-name="ce351"/>
          <table:table-cell table:number-columns-repeated="35"/>
        </table:table-row>
        <table:table-row table:style-name="ro16">
          <table:table-cell table:style-name="ce352"/>
          <table:table-cell table:number-columns-repeated="35"/>
        </table:table-row>
        <table:table-row table:style-name="ro16">
          <table:table-cell table:style-name="ce353"/>
          <table:table-cell table:number-columns-repeated="35"/>
        </table:table-row>
        <table:table-row table:style-name="ro16">
          <table:table-cell table:style-name="ce354"/>
          <table:table-cell table:number-columns-repeated="35"/>
        </table:table-row>
        <table:table-row table:style-name="ro16">
          <table:table-cell table:style-name="ce355"/>
          <table:table-cell table:number-columns-repeated="35"/>
        </table:table-row>
        <table:table-row table:style-name="ro16">
          <table:table-cell table:style-name="ce356"/>
          <table:table-cell table:number-columns-repeated="35"/>
        </table:table-row>
        <table:table-row table:style-name="ro16">
          <table:table-cell table:style-name="ce357"/>
          <table:table-cell table:number-columns-repeated="35"/>
        </table:table-row>
        <table:table-row table:style-name="ro16">
          <table:table-cell table:style-name="ce358"/>
          <table:table-cell table:number-columns-repeated="35"/>
        </table:table-row>
        <table:table-row table:style-name="ro16">
          <table:table-cell table:style-name="ce359"/>
          <table:table-cell table:number-columns-repeated="35"/>
        </table:table-row>
        <table:table-row table:style-name="ro16">
          <table:table-cell table:style-name="ce360"/>
          <table:table-cell table:number-columns-repeated="35"/>
        </table:table-row>
        <table:table-row table:style-name="ro16">
          <table:table-cell table:style-name="ce361"/>
          <table:table-cell table:number-columns-repeated="35"/>
        </table:table-row>
        <table:table-row table:style-name="ro16">
          <table:table-cell table:style-name="ce362"/>
          <table:table-cell table:number-columns-repeated="35"/>
        </table:table-row>
        <table:table-row table:style-name="ro16">
          <table:table-cell table:style-name="ce363"/>
          <table:table-cell table:number-columns-repeated="35"/>
        </table:table-row>
        <table:table-row table:style-name="ro16">
          <table:table-cell table:style-name="ce364"/>
          <table:table-cell table:number-columns-repeated="35"/>
        </table:table-row>
        <table:table-row table:style-name="ro16">
          <table:table-cell table:style-name="ce365"/>
          <table:table-cell table:number-columns-repeated="35"/>
        </table:table-row>
        <table:table-row table:style-name="ro16">
          <table:table-cell table:style-name="ce366"/>
          <table:table-cell table:number-columns-repeated="35"/>
        </table:table-row>
        <table:table-row table:style-name="ro16">
          <table:table-cell table:style-name="ce367"/>
          <table:table-cell table:number-columns-repeated="35"/>
        </table:table-row>
        <table:table-row table:style-name="ro16">
          <table:table-cell table:style-name="ce368"/>
          <table:table-cell table:number-columns-repeated="35"/>
        </table:table-row>
        <table:table-row table:style-name="ro16">
          <table:table-cell table:style-name="ce369"/>
          <table:table-cell table:number-columns-repeated="35"/>
        </table:table-row>
        <table:table-row table:style-name="ro16">
          <table:table-cell table:style-name="ce370"/>
          <table:table-cell table:number-columns-repeated="35"/>
        </table:table-row>
        <table:table-row table:style-name="ro16">
          <table:table-cell table:style-name="ce371"/>
          <table:table-cell table:number-columns-repeated="35"/>
        </table:table-row>
        <table:table-row table:style-name="ro16">
          <table:table-cell table:style-name="ce372"/>
          <table:table-cell table:number-columns-repeated="35"/>
        </table:table-row>
        <table:table-row table:style-name="ro16">
          <table:table-cell table:style-name="ce373"/>
          <table:table-cell table:number-columns-repeated="35"/>
        </table:table-row>
        <table:table-row table:style-name="ro16">
          <table:table-cell table:style-name="ce374"/>
          <table:table-cell table:number-columns-repeated="35"/>
        </table:table-row>
        <table:table-row table:style-name="ro16">
          <table:table-cell table:style-name="ce375"/>
          <table:table-cell table:number-columns-repeated="35"/>
        </table:table-row>
        <table:table-row table:style-name="ro16">
          <table:table-cell table:style-name="ce376"/>
          <table:table-cell table:number-columns-repeated="35"/>
        </table:table-row>
        <table:table-row table:style-name="ro16">
          <table:table-cell table:style-name="ce377"/>
          <table:table-cell table:number-columns-repeated="35"/>
        </table:table-row>
        <table:table-row table:style-name="ro16">
          <table:table-cell table:style-name="ce378"/>
          <table:table-cell table:number-columns-repeated="35"/>
        </table:table-row>
        <table:table-row table:style-name="ro16">
          <table:table-cell table:style-name="ce379"/>
          <table:table-cell table:number-columns-repeated="35"/>
        </table:table-row>
        <table:table-row table:style-name="ro16">
          <table:table-cell table:style-name="ce380"/>
          <table:table-cell table:number-columns-repeated="35"/>
        </table:table-row>
        <table:table-row table:style-name="ro16">
          <table:table-cell table:style-name="ce381"/>
          <table:table-cell table:number-columns-repeated="35"/>
        </table:table-row>
        <table:table-row table:style-name="ro16">
          <table:table-cell table:style-name="ce382"/>
          <table:table-cell table:number-columns-repeated="35"/>
        </table:table-row>
        <table:table-row table:style-name="ro16">
          <table:table-cell table:style-name="ce383"/>
          <table:table-cell table:number-columns-repeated="35"/>
        </table:table-row>
        <table:table-row table:style-name="ro16">
          <table:table-cell table:style-name="ce384"/>
          <table:table-cell table:number-columns-repeated="35"/>
        </table:table-row>
        <table:table-row table:style-name="ro16">
          <table:table-cell table:style-name="ce385"/>
          <table:table-cell table:number-columns-repeated="35"/>
        </table:table-row>
        <table:table-row table:style-name="ro16">
          <table:table-cell table:style-name="ce386"/>
          <table:table-cell table:number-columns-repeated="35"/>
        </table:table-row>
        <table:table-row table:style-name="ro16">
          <table:table-cell table:style-name="ce387"/>
          <table:table-cell table:number-columns-repeated="35"/>
        </table:table-row>
        <table:table-row table:style-name="ro16">
          <table:table-cell table:style-name="ce388"/>
          <table:table-cell table:number-columns-repeated="35"/>
        </table:table-row>
        <table:table-row table:style-name="ro16">
          <table:table-cell table:style-name="ce389"/>
          <table:table-cell table:number-columns-repeated="35"/>
        </table:table-row>
        <table:table-row table:style-name="ro16">
          <table:table-cell table:style-name="ce390"/>
          <table:table-cell table:number-columns-repeated="35"/>
        </table:table-row>
        <table:table-row table:style-name="ro16">
          <table:table-cell table:style-name="ce391"/>
          <table:table-cell table:number-columns-repeated="35"/>
        </table:table-row>
        <table:table-row table:style-name="ro16">
          <table:table-cell table:style-name="ce392"/>
          <table:table-cell table:number-columns-repeated="35"/>
        </table:table-row>
        <table:table-row table:style-name="ro16">
          <table:table-cell table:style-name="ce393"/>
          <table:table-cell table:number-columns-repeated="35"/>
        </table:table-row>
        <table:table-row table:style-name="ro16">
          <table:table-cell table:style-name="ce394"/>
          <table:table-cell table:number-columns-repeated="35"/>
        </table:table-row>
        <table:table-row table:style-name="ro16">
          <table:table-cell table:style-name="ce395"/>
          <table:table-cell table:number-columns-repeated="35"/>
        </table:table-row>
        <table:table-row table:style-name="ro16">
          <table:table-cell table:style-name="ce396"/>
          <table:table-cell table:number-columns-repeated="35"/>
        </table:table-row>
        <table:table-row table:style-name="ro16">
          <table:table-cell table:style-name="ce397"/>
          <table:table-cell table:number-columns-repeated="35"/>
        </table:table-row>
        <table:table-row table:style-name="ro16">
          <table:table-cell table:style-name="ce398"/>
          <table:table-cell table:number-columns-repeated="35"/>
        </table:table-row>
        <table:table-row table:style-name="ro16">
          <table:table-cell table:style-name="ce399"/>
          <table:table-cell table:number-columns-repeated="35"/>
        </table:table-row>
        <calcext:conditional-formats>
          <calcext:conditional-format calcext:target-range-address="'Ile déserte'.A17:'Ile déserte'.A17">
            <calcext:condition calcext:apply-style-name="cellule normale" calcext:value="!=&quot;&quot;" calcext:base-cell-address="'Ile déserte'.A17"/>
          </calcext:conditional-format>
          <calcext:conditional-format calcext:target-range-address="'Ile déserte'.A18:'Ile déserte'.A18">
            <calcext:condition calcext:apply-style-name="cellule normale" calcext:value="!=&quot;&quot;" calcext:base-cell-address="'Ile déserte'.A18"/>
          </calcext:conditional-format>
          <calcext:conditional-format calcext:target-range-address="'Ile déserte'.A19:'Ile déserte'.A19">
            <calcext:condition calcext:apply-style-name="cellule normale" calcext:value="!=&quot;&quot;" calcext:base-cell-address="'Ile déserte'.A19"/>
          </calcext:conditional-format>
          <calcext:conditional-format calcext:target-range-address="'Ile déserte'.A20:'Ile déserte'.A20">
            <calcext:condition calcext:apply-style-name="cellule normale" calcext:value="!=&quot;&quot;" calcext:base-cell-address="'Ile déserte'.A20"/>
          </calcext:conditional-format>
          <calcext:conditional-format calcext:target-range-address="'Ile déserte'.A21:'Ile déserte'.A21">
            <calcext:condition calcext:apply-style-name="cellule normale" calcext:value="!=&quot;&quot;" calcext:base-cell-address="'Ile déserte'.A21"/>
          </calcext:conditional-format>
          <calcext:conditional-format calcext:target-range-address="'Ile déserte'.A22:'Ile déserte'.A22">
            <calcext:condition calcext:apply-style-name="cellule normale" calcext:value="!=&quot;&quot;" calcext:base-cell-address="'Ile déserte'.A22"/>
          </calcext:conditional-format>
          <calcext:conditional-format calcext:target-range-address="'Ile déserte'.A23:'Ile déserte'.A23">
            <calcext:condition calcext:apply-style-name="cellule normale" calcext:value="!=&quot;&quot;" calcext:base-cell-address="'Ile déserte'.A23"/>
          </calcext:conditional-format>
          <calcext:conditional-format calcext:target-range-address="'Ile déserte'.A24:'Ile déserte'.A24">
            <calcext:condition calcext:apply-style-name="cellule normale" calcext:value="!=&quot;&quot;" calcext:base-cell-address="'Ile déserte'.A24"/>
          </calcext:conditional-format>
          <calcext:conditional-format calcext:target-range-address="'Ile déserte'.A25:'Ile déserte'.A25">
            <calcext:condition calcext:apply-style-name="cellule normale" calcext:value="!=&quot;&quot;" calcext:base-cell-address="'Ile déserte'.A25"/>
          </calcext:conditional-format>
          <calcext:conditional-format calcext:target-range-address="'Ile déserte'.A26:'Ile déserte'.A26">
            <calcext:condition calcext:apply-style-name="cellule normale" calcext:value="!=&quot;&quot;" calcext:base-cell-address="'Ile déserte'.A26"/>
          </calcext:conditional-format>
          <calcext:conditional-format calcext:target-range-address="'Ile déserte'.A27:'Ile déserte'.A27">
            <calcext:condition calcext:apply-style-name="cellule normale" calcext:value="!=&quot;&quot;" calcext:base-cell-address="'Ile déserte'.A27"/>
          </calcext:conditional-format>
          <calcext:conditional-format calcext:target-range-address="'Ile déserte'.A28:'Ile déserte'.A28">
            <calcext:condition calcext:apply-style-name="cellule normale" calcext:value="!=&quot;&quot;" calcext:base-cell-address="'Ile déserte'.A28"/>
          </calcext:conditional-format>
          <calcext:conditional-format calcext:target-range-address="'Ile déserte'.A29:'Ile déserte'.A29">
            <calcext:condition calcext:apply-style-name="cellule normale" calcext:value="!=&quot;&quot;" calcext:base-cell-address="'Ile déserte'.A29"/>
          </calcext:conditional-format>
          <calcext:conditional-format calcext:target-range-address="'Ile déserte'.A30:'Ile déserte'.A30">
            <calcext:condition calcext:apply-style-name="cellule normale" calcext:value="!=&quot;&quot;" calcext:base-cell-address="'Ile déserte'.A30"/>
          </calcext:conditional-format>
          <calcext:conditional-format calcext:target-range-address="'Ile déserte'.A31:'Ile déserte'.A31">
            <calcext:condition calcext:apply-style-name="cellule normale" calcext:value="!=&quot;&quot;" calcext:base-cell-address="'Ile déserte'.A31"/>
          </calcext:conditional-format>
          <calcext:conditional-format calcext:target-range-address="'Ile déserte'.A32:'Ile déserte'.A32">
            <calcext:condition calcext:apply-style-name="cellule normale" calcext:value="!=&quot;&quot;" calcext:base-cell-address="'Ile déserte'.A32"/>
          </calcext:conditional-format>
          <calcext:conditional-format calcext:target-range-address="'Ile déserte'.A33:'Ile déserte'.A33">
            <calcext:condition calcext:apply-style-name="cellule normale" calcext:value="!=&quot;&quot;" calcext:base-cell-address="'Ile déserte'.A33"/>
          </calcext:conditional-format>
          <calcext:conditional-format calcext:target-range-address="'Ile déserte'.A34:'Ile déserte'.A34">
            <calcext:condition calcext:apply-style-name="cellule normale" calcext:value="!=&quot;&quot;" calcext:base-cell-address="'Ile déserte'.A34"/>
          </calcext:conditional-format>
          <calcext:conditional-format calcext:target-range-address="'Ile déserte'.A35:'Ile déserte'.A35">
            <calcext:condition calcext:apply-style-name="cellule normale" calcext:value="!=&quot;&quot;" calcext:base-cell-address="'Ile déserte'.A35"/>
          </calcext:conditional-format>
          <calcext:conditional-format calcext:target-range-address="'Ile déserte'.A36:'Ile déserte'.A36">
            <calcext:condition calcext:apply-style-name="cellule normale" calcext:value="!=&quot;&quot;" calcext:base-cell-address="'Ile déserte'.A36"/>
          </calcext:conditional-format>
          <calcext:conditional-format calcext:target-range-address="'Ile déserte'.A37:'Ile déserte'.A37">
            <calcext:condition calcext:apply-style-name="cellule normale" calcext:value="!=&quot;&quot;" calcext:base-cell-address="'Ile déserte'.A37"/>
          </calcext:conditional-format>
          <calcext:conditional-format calcext:target-range-address="'Ile déserte'.A38:'Ile déserte'.A38">
            <calcext:condition calcext:apply-style-name="cellule normale" calcext:value="!=&quot;&quot;" calcext:base-cell-address="'Ile déserte'.A38"/>
          </calcext:conditional-format>
          <calcext:conditional-format calcext:target-range-address="'Ile déserte'.A39:'Ile déserte'.A39">
            <calcext:condition calcext:apply-style-name="cellule normale" calcext:value="!=&quot;&quot;" calcext:base-cell-address="'Ile déserte'.A39"/>
          </calcext:conditional-format>
          <calcext:conditional-format calcext:target-range-address="'Ile déserte'.A40:'Ile déserte'.A40">
            <calcext:condition calcext:apply-style-name="cellule normale" calcext:value="!=&quot;&quot;" calcext:base-cell-address="'Ile déserte'.A40"/>
          </calcext:conditional-format>
          <calcext:conditional-format calcext:target-range-address="'Ile déserte'.A41:'Ile déserte'.A41">
            <calcext:condition calcext:apply-style-name="cellule normale" calcext:value="!=&quot;&quot;" calcext:base-cell-address="'Ile déserte'.A41"/>
          </calcext:conditional-format>
          <calcext:conditional-format calcext:target-range-address="'Ile déserte'.A42:'Ile déserte'.A42">
            <calcext:condition calcext:apply-style-name="cellule normale" calcext:value="!=&quot;&quot;" calcext:base-cell-address="'Ile déserte'.A42"/>
          </calcext:conditional-format>
          <calcext:conditional-format calcext:target-range-address="'Ile déserte'.A43:'Ile déserte'.A43">
            <calcext:condition calcext:apply-style-name="cellule normale" calcext:value="!=&quot;&quot;" calcext:base-cell-address="'Ile déserte'.A43"/>
          </calcext:conditional-format>
          <calcext:conditional-format calcext:target-range-address="'Ile déserte'.A44:'Ile déserte'.A44">
            <calcext:condition calcext:apply-style-name="cellule normale" calcext:value="!=&quot;&quot;" calcext:base-cell-address="'Ile déserte'.A44"/>
          </calcext:conditional-format>
          <calcext:conditional-format calcext:target-range-address="'Ile déserte'.A45:'Ile déserte'.A45">
            <calcext:condition calcext:apply-style-name="cellule normale" calcext:value="!=&quot;&quot;" calcext:base-cell-address="'Ile déserte'.A45"/>
          </calcext:conditional-format>
          <calcext:conditional-format calcext:target-range-address="'Ile déserte'.A46:'Ile déserte'.A46">
            <calcext:condition calcext:apply-style-name="cellule normale" calcext:value="!=&quot;&quot;" calcext:base-cell-address="'Ile déserte'.A46"/>
          </calcext:conditional-format>
          <calcext:conditional-format calcext:target-range-address="'Ile déserte'.A47:'Ile déserte'.A47">
            <calcext:condition calcext:apply-style-name="cellule normale" calcext:value="!=&quot;&quot;" calcext:base-cell-address="'Ile déserte'.A47"/>
          </calcext:conditional-format>
          <calcext:conditional-format calcext:target-range-address="'Ile déserte'.A48:'Ile déserte'.A48">
            <calcext:condition calcext:apply-style-name="cellule normale" calcext:value="!=&quot;&quot;" calcext:base-cell-address="'Ile déserte'.A48"/>
          </calcext:conditional-format>
          <calcext:conditional-format calcext:target-range-address="'Ile déserte'.A49:'Ile déserte'.A49">
            <calcext:condition calcext:apply-style-name="cellule normale" calcext:value="!=&quot;&quot;" calcext:base-cell-address="'Ile déserte'.A49"/>
          </calcext:conditional-format>
          <calcext:conditional-format calcext:target-range-address="'Ile déserte'.A50:'Ile déserte'.A50">
            <calcext:condition calcext:apply-style-name="cellule normale" calcext:value="!=&quot;&quot;" calcext:base-cell-address="'Ile déserte'.A50"/>
          </calcext:conditional-format>
          <calcext:conditional-format calcext:target-range-address="'Ile déserte'.A51:'Ile déserte'.A51">
            <calcext:condition calcext:apply-style-name="cellule normale" calcext:value="!=&quot;&quot;" calcext:base-cell-address="'Ile déserte'.A51"/>
          </calcext:conditional-format>
          <calcext:conditional-format calcext:target-range-address="'Ile déserte'.A52:'Ile déserte'.A52">
            <calcext:condition calcext:apply-style-name="cellule normale" calcext:value="!=&quot;&quot;" calcext:base-cell-address="'Ile déserte'.A52"/>
          </calcext:conditional-format>
          <calcext:conditional-format calcext:target-range-address="'Ile déserte'.A53:'Ile déserte'.A53">
            <calcext:condition calcext:apply-style-name="cellule normale" calcext:value="!=&quot;&quot;" calcext:base-cell-address="'Ile déserte'.A53"/>
          </calcext:conditional-format>
          <calcext:conditional-format calcext:target-range-address="'Ile déserte'.A54:'Ile déserte'.A54">
            <calcext:condition calcext:apply-style-name="cellule normale" calcext:value="!=&quot;&quot;" calcext:base-cell-address="'Ile déserte'.A54"/>
          </calcext:conditional-format>
          <calcext:conditional-format calcext:target-range-address="'Ile déserte'.A55:'Ile déserte'.A55">
            <calcext:condition calcext:apply-style-name="cellule normale" calcext:value="!=&quot;&quot;" calcext:base-cell-address="'Ile déserte'.A55"/>
          </calcext:conditional-format>
          <calcext:conditional-format calcext:target-range-address="'Ile déserte'.A56:'Ile déserte'.A56">
            <calcext:condition calcext:apply-style-name="cellule normale" calcext:value="!=&quot;&quot;" calcext:base-cell-address="'Ile déserte'.A56"/>
          </calcext:conditional-format>
          <calcext:conditional-format calcext:target-range-address="'Ile déserte'.A57:'Ile déserte'.A57">
            <calcext:condition calcext:apply-style-name="cellule normale" calcext:value="!=&quot;&quot;" calcext:base-cell-address="'Ile déserte'.A57"/>
          </calcext:conditional-format>
          <calcext:conditional-format calcext:target-range-address="'Ile déserte'.A58:'Ile déserte'.A58">
            <calcext:condition calcext:apply-style-name="cellule normale" calcext:value="!=&quot;&quot;" calcext:base-cell-address="'Ile déserte'.A58"/>
          </calcext:conditional-format>
          <calcext:conditional-format calcext:target-range-address="'Ile déserte'.A59:'Ile déserte'.A59">
            <calcext:condition calcext:apply-style-name="cellule normale" calcext:value="!=&quot;&quot;" calcext:base-cell-address="'Ile déserte'.A59"/>
          </calcext:conditional-format>
          <calcext:conditional-format calcext:target-range-address="'Ile déserte'.A60:'Ile déserte'.A60">
            <calcext:condition calcext:apply-style-name="cellule normale" calcext:value="!=&quot;&quot;" calcext:base-cell-address="'Ile déserte'.A60"/>
          </calcext:conditional-format>
          <calcext:conditional-format calcext:target-range-address="'Ile déserte'.A61:'Ile déserte'.A61">
            <calcext:condition calcext:apply-style-name="cellule normale" calcext:value="!=&quot;&quot;" calcext:base-cell-address="'Ile déserte'.A61"/>
          </calcext:conditional-format>
          <calcext:conditional-format calcext:target-range-address="'Ile déserte'.A62:'Ile déserte'.A62">
            <calcext:condition calcext:apply-style-name="cellule normale" calcext:value="!=&quot;&quot;" calcext:base-cell-address="'Ile déserte'.A62"/>
          </calcext:conditional-format>
          <calcext:conditional-format calcext:target-range-address="'Ile déserte'.A63:'Ile déserte'.A63">
            <calcext:condition calcext:apply-style-name="cellule normale" calcext:value="!=&quot;&quot;" calcext:base-cell-address="'Ile déserte'.A63"/>
          </calcext:conditional-format>
          <calcext:conditional-format calcext:target-range-address="'Ile déserte'.A64:'Ile déserte'.A64">
            <calcext:condition calcext:apply-style-name="cellule normale" calcext:value="!=&quot;&quot;" calcext:base-cell-address="'Ile déserte'.A64"/>
          </calcext:conditional-format>
          <calcext:conditional-format calcext:target-range-address="'Ile déserte'.A65:'Ile déserte'.A65">
            <calcext:condition calcext:apply-style-name="cellule normale" calcext:value="!=&quot;&quot;" calcext:base-cell-address="'Ile déserte'.A65"/>
          </calcext:conditional-format>
          <calcext:conditional-format calcext:target-range-address="'Ile déserte'.A66:'Ile déserte'.A66">
            <calcext:condition calcext:apply-style-name="cellule normale" calcext:value="!=&quot;&quot;" calcext:base-cell-address="'Ile déserte'.A66"/>
          </calcext:conditional-format>
          <calcext:conditional-format calcext:target-range-address="'Ile déserte'.A67:'Ile déserte'.A67">
            <calcext:condition calcext:apply-style-name="cellule normale" calcext:value="!=&quot;&quot;" calcext:base-cell-address="'Ile déserte'.A67"/>
          </calcext:conditional-format>
          <calcext:conditional-format calcext:target-range-address="'Ile déserte'.A68:'Ile déserte'.A68">
            <calcext:condition calcext:apply-style-name="cellule normale" calcext:value="!=&quot;&quot;" calcext:base-cell-address="'Ile déserte'.A68"/>
          </calcext:conditional-format>
          <calcext:conditional-format calcext:target-range-address="'Ile déserte'.A69:'Ile déserte'.A69">
            <calcext:condition calcext:apply-style-name="cellule normale" calcext:value="!=&quot;&quot;" calcext:base-cell-address="'Ile déserte'.A69"/>
          </calcext:conditional-format>
          <calcext:conditional-format calcext:target-range-address="'Ile déserte'.A70:'Ile déserte'.A70">
            <calcext:condition calcext:apply-style-name="cellule normale" calcext:value="!=&quot;&quot;" calcext:base-cell-address="'Ile déserte'.A70"/>
          </calcext:conditional-format>
          <calcext:conditional-format calcext:target-range-address="'Ile déserte'.A71:'Ile déserte'.A71">
            <calcext:condition calcext:apply-style-name="cellule normale" calcext:value="!=&quot;&quot;" calcext:base-cell-address="'Ile déserte'.A71"/>
          </calcext:conditional-format>
          <calcext:conditional-format calcext:target-range-address="'Ile déserte'.A72:'Ile déserte'.A72">
            <calcext:condition calcext:apply-style-name="cellule normale" calcext:value="!=&quot;&quot;" calcext:base-cell-address="'Ile déserte'.A72"/>
          </calcext:conditional-format>
          <calcext:conditional-format calcext:target-range-address="'Ile déserte'.A73:'Ile déserte'.A73">
            <calcext:condition calcext:apply-style-name="cellule normale" calcext:value="!=&quot;&quot;" calcext:base-cell-address="'Ile déserte'.A73"/>
          </calcext:conditional-format>
          <calcext:conditional-format calcext:target-range-address="'Ile déserte'.A74:'Ile déserte'.A74">
            <calcext:condition calcext:apply-style-name="cellule normale" calcext:value="!=&quot;&quot;" calcext:base-cell-address="'Ile déserte'.A74"/>
          </calcext:conditional-format>
          <calcext:conditional-format calcext:target-range-address="'Ile déserte'.A75:'Ile déserte'.A75">
            <calcext:condition calcext:apply-style-name="cellule normale" calcext:value="!=&quot;&quot;" calcext:base-cell-address="'Ile déserte'.A75"/>
          </calcext:conditional-format>
          <calcext:conditional-format calcext:target-range-address="'Ile déserte'.A76:'Ile déserte'.A76">
            <calcext:condition calcext:apply-style-name="cellule normale" calcext:value="!=&quot;&quot;" calcext:base-cell-address="'Ile déserte'.A76"/>
          </calcext:conditional-format>
          <calcext:conditional-format calcext:target-range-address="'Ile déserte'.A77:'Ile déserte'.A77">
            <calcext:condition calcext:apply-style-name="cellule normale" calcext:value="!=&quot;&quot;" calcext:base-cell-address="'Ile déserte'.A77"/>
          </calcext:conditional-format>
          <calcext:conditional-format calcext:target-range-address="'Ile déserte'.A78:'Ile déserte'.A78">
            <calcext:condition calcext:apply-style-name="cellule normale" calcext:value="!=&quot;&quot;" calcext:base-cell-address="'Ile déserte'.A78"/>
          </calcext:conditional-format>
          <calcext:conditional-format calcext:target-range-address="'Ile déserte'.A79:'Ile déserte'.A79">
            <calcext:condition calcext:apply-style-name="cellule normale" calcext:value="!=&quot;&quot;" calcext:base-cell-address="'Ile déserte'.A79"/>
          </calcext:conditional-format>
          <calcext:conditional-format calcext:target-range-address="'Ile déserte'.A80:'Ile déserte'.A80">
            <calcext:condition calcext:apply-style-name="cellule normale" calcext:value="!=&quot;&quot;" calcext:base-cell-address="'Ile déserte'.A80"/>
          </calcext:conditional-format>
          <calcext:conditional-format calcext:target-range-address="'Ile déserte'.A81:'Ile déserte'.A81">
            <calcext:condition calcext:apply-style-name="cellule normale" calcext:value="!=&quot;&quot;" calcext:base-cell-address="'Ile déserte'.A81"/>
          </calcext:conditional-format>
          <calcext:conditional-format calcext:target-range-address="'Ile déserte'.A82:'Ile déserte'.A82">
            <calcext:condition calcext:apply-style-name="cellule normale" calcext:value="!=&quot;&quot;" calcext:base-cell-address="'Ile déserte'.A82"/>
          </calcext:conditional-format>
          <calcext:conditional-format calcext:target-range-address="'Ile déserte'.A83:'Ile déserte'.A83">
            <calcext:condition calcext:apply-style-name="cellule normale" calcext:value="!=&quot;&quot;" calcext:base-cell-address="'Ile déserte'.A83"/>
          </calcext:conditional-format>
          <calcext:conditional-format calcext:target-range-address="'Ile déserte'.A84:'Ile déserte'.A84">
            <calcext:condition calcext:apply-style-name="cellule normale" calcext:value="!=&quot;&quot;" calcext:base-cell-address="'Ile déserte'.A84"/>
          </calcext:conditional-format>
          <calcext:conditional-format calcext:target-range-address="'Ile déserte'.A85:'Ile déserte'.A85">
            <calcext:condition calcext:apply-style-name="cellule normale" calcext:value="!=&quot;&quot;" calcext:base-cell-address="'Ile déserte'.A85"/>
          </calcext:conditional-format>
          <calcext:conditional-format calcext:target-range-address="'Ile déserte'.A86:'Ile déserte'.A86">
            <calcext:condition calcext:apply-style-name="cellule normale" calcext:value="!=&quot;&quot;" calcext:base-cell-address="'Ile déserte'.A86"/>
          </calcext:conditional-format>
          <calcext:conditional-format calcext:target-range-address="'Ile déserte'.A87:'Ile déserte'.A87">
            <calcext:condition calcext:apply-style-name="cellule normale" calcext:value="!=&quot;&quot;" calcext:base-cell-address="'Ile déserte'.A87"/>
          </calcext:conditional-format>
          <calcext:conditional-format calcext:target-range-address="'Ile déserte'.A88:'Ile déserte'.A88">
            <calcext:condition calcext:apply-style-name="cellule normale" calcext:value="!=&quot;&quot;" calcext:base-cell-address="'Ile déserte'.A88"/>
          </calcext:conditional-format>
          <calcext:conditional-format calcext:target-range-address="'Ile déserte'.A89:'Ile déserte'.A89">
            <calcext:condition calcext:apply-style-name="cellule normale" calcext:value="!=&quot;&quot;" calcext:base-cell-address="'Ile déserte'.A89"/>
          </calcext:conditional-format>
          <calcext:conditional-format calcext:target-range-address="'Ile déserte'.A90:'Ile déserte'.A90">
            <calcext:condition calcext:apply-style-name="cellule normale" calcext:value="!=&quot;&quot;" calcext:base-cell-address="'Ile déserte'.A90"/>
          </calcext:conditional-format>
          <calcext:conditional-format calcext:target-range-address="'Ile déserte'.A91:'Ile déserte'.A91">
            <calcext:condition calcext:apply-style-name="cellule normale" calcext:value="!=&quot;&quot;" calcext:base-cell-address="'Ile déserte'.A91"/>
          </calcext:conditional-format>
          <calcext:conditional-format calcext:target-range-address="'Ile déserte'.A92:'Ile déserte'.A92">
            <calcext:condition calcext:apply-style-name="cellule normale" calcext:value="!=&quot;&quot;" calcext:base-cell-address="'Ile déserte'.A92"/>
          </calcext:conditional-format>
          <calcext:conditional-format calcext:target-range-address="'Ile déserte'.A93:'Ile déserte'.A93">
            <calcext:condition calcext:apply-style-name="cellule normale" calcext:value="!=&quot;&quot;" calcext:base-cell-address="'Ile déserte'.A93"/>
          </calcext:conditional-format>
          <calcext:conditional-format calcext:target-range-address="'Ile déserte'.A94:'Ile déserte'.A94">
            <calcext:condition calcext:apply-style-name="cellule normale" calcext:value="!=&quot;&quot;" calcext:base-cell-address="'Ile déserte'.A94"/>
          </calcext:conditional-format>
          <calcext:conditional-format calcext:target-range-address="'Ile déserte'.A95:'Ile déserte'.A95">
            <calcext:condition calcext:apply-style-name="cellule normale" calcext:value="!=&quot;&quot;" calcext:base-cell-address="'Ile déserte'.A95"/>
          </calcext:conditional-format>
          <calcext:conditional-format calcext:target-range-address="'Ile déserte'.A96:'Ile déserte'.A96">
            <calcext:condition calcext:apply-style-name="cellule normale" calcext:value="!=&quot;&quot;" calcext:base-cell-address="'Ile déserte'.A96"/>
          </calcext:conditional-format>
          <calcext:conditional-format calcext:target-range-address="'Ile déserte'.A97:'Ile déserte'.A97">
            <calcext:condition calcext:apply-style-name="cellule normale" calcext:value="!=&quot;&quot;" calcext:base-cell-address="'Ile déserte'.A97"/>
          </calcext:conditional-format>
          <calcext:conditional-format calcext:target-range-address="'Ile déserte'.A98:'Ile déserte'.A98">
            <calcext:condition calcext:apply-style-name="cellule normale" calcext:value="!=&quot;&quot;" calcext:base-cell-address="'Ile déserte'.A98"/>
          </calcext:conditional-format>
          <calcext:conditional-format calcext:target-range-address="'Ile déserte'.A99:'Ile déserte'.A99">
            <calcext:condition calcext:apply-style-name="cellule normale" calcext:value="!=&quot;&quot;" calcext:base-cell-address="'Ile déserte'.A99"/>
          </calcext:conditional-format>
          <calcext:conditional-format calcext:target-range-address="'Ile déserte'.A100:'Ile déserte'.A100">
            <calcext:condition calcext:apply-style-name="cellule normale" calcext:value="!=&quot;&quot;" calcext:base-cell-address="'Ile déserte'.A100"/>
          </calcext:conditional-format>
          <calcext:conditional-format calcext:target-range-address="'Ile déserte'.A101:'Ile déserte'.A101">
            <calcext:condition calcext:apply-style-name="cellule normale" calcext:value="!=&quot;&quot;" calcext:base-cell-address="'Ile déserte'.A101"/>
          </calcext:conditional-format>
          <calcext:conditional-format calcext:target-range-address="'Ile déserte'.A102:'Ile déserte'.A102">
            <calcext:condition calcext:apply-style-name="cellule normale" calcext:value="!=&quot;&quot;" calcext:base-cell-address="'Ile déserte'.A102"/>
          </calcext:conditional-format>
          <calcext:conditional-format calcext:target-range-address="'Ile déserte'.A103:'Ile déserte'.A103">
            <calcext:condition calcext:apply-style-name="cellule normale" calcext:value="!=&quot;&quot;" calcext:base-cell-address="'Ile déserte'.A103"/>
          </calcext:conditional-format>
          <calcext:conditional-format calcext:target-range-address="'Ile déserte'.A104:'Ile déserte'.A104">
            <calcext:condition calcext:apply-style-name="cellule normale" calcext:value="!=&quot;&quot;" calcext:base-cell-address="'Ile déserte'.A104"/>
          </calcext:conditional-format>
          <calcext:conditional-format calcext:target-range-address="'Ile déserte'.A105:'Ile déserte'.A105">
            <calcext:condition calcext:apply-style-name="cellule normale" calcext:value="!=&quot;&quot;" calcext:base-cell-address="'Ile déserte'.A105"/>
          </calcext:conditional-format>
          <calcext:conditional-format calcext:target-range-address="'Ile déserte'.A106:'Ile déserte'.A106">
            <calcext:condition calcext:apply-style-name="cellule normale" calcext:value="!=&quot;&quot;" calcext:base-cell-address="'Ile déserte'.A106"/>
          </calcext:conditional-format>
          <calcext:conditional-format calcext:target-range-address="'Ile déserte'.A107:'Ile déserte'.A107">
            <calcext:condition calcext:apply-style-name="cellule normale" calcext:value="!=&quot;&quot;" calcext:base-cell-address="'Ile déserte'.A107"/>
          </calcext:conditional-format>
          <calcext:conditional-format calcext:target-range-address="'Ile déserte'.A108:'Ile déserte'.A108">
            <calcext:condition calcext:apply-style-name="cellule normale" calcext:value="!=&quot;&quot;" calcext:base-cell-address="'Ile déserte'.A108"/>
          </calcext:conditional-format>
          <calcext:conditional-format calcext:target-range-address="'Ile déserte'.A109:'Ile déserte'.A109">
            <calcext:condition calcext:apply-style-name="cellule normale" calcext:value="!=&quot;&quot;" calcext:base-cell-address="'Ile déserte'.A109"/>
          </calcext:conditional-format>
          <calcext:conditional-format calcext:target-range-address="'Ile déserte'.A110:'Ile déserte'.A110">
            <calcext:condition calcext:apply-style-name="cellule normale" calcext:value="!=&quot;&quot;" calcext:base-cell-address="'Ile déserte'.A110"/>
          </calcext:conditional-format>
          <calcext:conditional-format calcext:target-range-address="'Ile déserte'.A111:'Ile déserte'.A111">
            <calcext:condition calcext:apply-style-name="cellule normale" calcext:value="!=&quot;&quot;" calcext:base-cell-address="'Ile déserte'.A111"/>
          </calcext:conditional-format>
          <calcext:conditional-format calcext:target-range-address="'Ile déserte'.A112:'Ile déserte'.A112">
            <calcext:condition calcext:apply-style-name="cellule normale" calcext:value="!=&quot;&quot;" calcext:base-cell-address="'Ile déserte'.A112"/>
          </calcext:conditional-format>
          <calcext:conditional-format calcext:target-range-address="'Ile déserte'.A113:'Ile déserte'.A113">
            <calcext:condition calcext:apply-style-name="cellule normale" calcext:value="!=&quot;&quot;" calcext:base-cell-address="'Ile déserte'.A113"/>
          </calcext:conditional-format>
          <calcext:conditional-format calcext:target-range-address="'Ile déserte'.A114:'Ile déserte'.A114">
            <calcext:condition calcext:apply-style-name="cellule normale" calcext:value="!=&quot;&quot;" calcext:base-cell-address="'Ile déserte'.A114"/>
          </calcext:conditional-format>
          <calcext:conditional-format calcext:target-range-address="'Ile déserte'.A115:'Ile déserte'.A115">
            <calcext:condition calcext:apply-style-name="cellule normale" calcext:value="!=&quot;&quot;" calcext:base-cell-address="'Ile déserte'.A115"/>
          </calcext:conditional-format>
          <calcext:conditional-format calcext:target-range-address="'Ile déserte'.A116:'Ile déserte'.A116">
            <calcext:condition calcext:apply-style-name="cellule normale" calcext:value="!=&quot;&quot;" calcext:base-cell-address="'Ile déserte'.A116"/>
          </calcext:conditional-format>
          <calcext:conditional-format calcext:target-range-address="'Ile déserte'.A117:'Ile déserte'.A117">
            <calcext:condition calcext:apply-style-name="cellule normale" calcext:value="!=&quot;&quot;" calcext:base-cell-address="'Ile déserte'.A117"/>
          </calcext:conditional-format>
          <calcext:conditional-format calcext:target-range-address="'Ile déserte'.A118:'Ile déserte'.A118">
            <calcext:condition calcext:apply-style-name="cellule normale" calcext:value="!=&quot;&quot;" calcext:base-cell-address="'Ile déserte'.A118"/>
          </calcext:conditional-format>
          <calcext:conditional-format calcext:target-range-address="'Ile déserte'.A119:'Ile déserte'.A119">
            <calcext:condition calcext:apply-style-name="cellule normale" calcext:value="!=&quot;&quot;" calcext:base-cell-address="'Ile déserte'.A119"/>
          </calcext:conditional-format>
          <calcext:conditional-format calcext:target-range-address="'Ile déserte'.A120:'Ile déserte'.A120">
            <calcext:condition calcext:apply-style-name="cellule normale" calcext:value="!=&quot;&quot;" calcext:base-cell-address="'Ile déserte'.A120"/>
          </calcext:conditional-format>
          <calcext:conditional-format calcext:target-range-address="'Ile déserte'.A121:'Ile déserte'.A121">
            <calcext:condition calcext:apply-style-name="cellule normale" calcext:value="!=&quot;&quot;" calcext:base-cell-address="'Ile déserte'.A121"/>
          </calcext:conditional-format>
          <calcext:conditional-format calcext:target-range-address="'Ile déserte'.A122:'Ile déserte'.A122">
            <calcext:condition calcext:apply-style-name="cellule normale" calcext:value="!=&quot;&quot;" calcext:base-cell-address="'Ile déserte'.A122"/>
          </calcext:conditional-format>
          <calcext:conditional-format calcext:target-range-address="'Ile déserte'.B10:'Ile déserte'.B10">
            <calcext:condition calcext:apply-style-name="cellule normale" calcext:value="!=&quot;&quot;" calcext:base-cell-address="'Ile déserte'.B10"/>
          </calcext:conditional-format>
          <calcext:conditional-format calcext:target-range-address="'Ile déserte'.B11:'Ile déserte'.B11">
            <calcext:condition calcext:apply-style-name="cellule normale" calcext:value="!=&quot;&quot;" calcext:base-cell-address="'Ile déserte'.B11"/>
          </calcext:conditional-format>
          <calcext:conditional-format calcext:target-range-address="'Ile déserte'.B12:'Ile déserte'.B12">
            <calcext:condition calcext:apply-style-name="cellule normale" calcext:value="!=&quot;&quot;" calcext:base-cell-address="'Ile déserte'.B12"/>
          </calcext:conditional-format>
          <calcext:conditional-format calcext:target-range-address="'Ile déserte'.B13:'Ile déserte'.B13">
            <calcext:condition calcext:apply-style-name="cellule normale" calcext:value="!=&quot;&quot;" calcext:base-cell-address="'Ile déserte'.B13"/>
          </calcext:conditional-format>
          <calcext:conditional-format calcext:target-range-address="'Ile déserte'.B14:'Ile déserte'.B14">
            <calcext:condition calcext:apply-style-name="cellule normale" calcext:value="!=&quot;&quot;" calcext:base-cell-address="'Ile déserte'.B14"/>
          </calcext:conditional-format>
          <calcext:conditional-format calcext:target-range-address="'Ile déserte'.B15:'Ile déserte'.B15">
            <calcext:condition calcext:apply-style-name="cellule normale" calcext:value="!=&quot;&quot;" calcext:base-cell-address="'Ile déserte'.B15"/>
          </calcext:conditional-format>
          <calcext:conditional-format calcext:target-range-address="'Ile déserte'.B16:'Ile déserte'.B16">
            <calcext:condition calcext:apply-style-name="cellule normale" calcext:value="!=&quot;&quot;" calcext:base-cell-address="'Ile déserte'.B16"/>
          </calcext:conditional-format>
          <calcext:conditional-format calcext:target-range-address="'Ile déserte'.A8:'Ile déserte'.A8">
            <calcext:condition calcext:apply-style-name="cellule normale" calcext:value="!=&quot;&quot;" calcext:base-cell-address="'Ile déserte'.A8"/>
          </calcext:conditional-format>
          <calcext:conditional-format calcext:target-range-address="'Ile déserte'.B8:'Ile déserte'.B8">
            <calcext:condition calcext:apply-style-name="cellule normale" calcext:value="!=&quot;&quot;" calcext:base-cell-address="'Ile déserte'.B8"/>
          </calcext:conditional-format>
          <calcext:conditional-format calcext:target-range-address="'Ile déserte'.A3:'Ile déserte'.A3">
            <calcext:condition calcext:apply-style-name="cellule normale" calcext:value="!=&quot;&quot;" calcext:base-cell-address="'Ile déserte'.A3"/>
          </calcext:conditional-format>
          <calcext:conditional-format calcext:target-range-address="'Ile déserte'.B3:'Ile déserte'.B3">
            <calcext:condition calcext:apply-style-name="cellule normale" calcext:value="!=&quot;&quot;" calcext:base-cell-address="'Ile déserte'.B3"/>
          </calcext:conditional-format>
          <calcext:conditional-format calcext:target-range-address="'Ile déserte'.A4:'Ile déserte'.A4">
            <calcext:condition calcext:apply-style-name="cellule normale" calcext:value="!=&quot;&quot;" calcext:base-cell-address="'Ile déserte'.A4"/>
          </calcext:conditional-format>
          <calcext:conditional-format calcext:target-range-address="'Ile déserte'.B4:'Ile déserte'.B4">
            <calcext:condition calcext:apply-style-name="cellule normale" calcext:value="!=&quot;&quot;" calcext:base-cell-address="'Ile déserte'.B4"/>
          </calcext:conditional-format>
          <calcext:conditional-format calcext:target-range-address="'Ile déserte'.A5:'Ile déserte'.A5">
            <calcext:condition calcext:apply-style-name="cellule normale" calcext:value="!=&quot;&quot;" calcext:base-cell-address="'Ile déserte'.A5"/>
          </calcext:conditional-format>
          <calcext:conditional-format calcext:target-range-address="'Ile déserte'.B5:'Ile déserte'.B5">
            <calcext:condition calcext:apply-style-name="cellule normale" calcext:value="!=&quot;&quot;" calcext:base-cell-address="'Ile déserte'.B5"/>
          </calcext:conditional-format>
          <calcext:conditional-format calcext:target-range-address="'Ile déserte'.A6:'Ile déserte'.A6">
            <calcext:condition calcext:apply-style-name="cellule normale" calcext:value="!=&quot;&quot;" calcext:base-cell-address="'Ile déserte'.A6"/>
          </calcext:conditional-format>
          <calcext:conditional-format calcext:target-range-address="'Ile déserte'.B6:'Ile déserte'.B6">
            <calcext:condition calcext:apply-style-name="cellule normale" calcext:value="!=&quot;&quot;" calcext:base-cell-address="'Ile déserte'.B6"/>
          </calcext:conditional-format>
          <calcext:conditional-format calcext:target-range-address="'Ile déserte'.A7:'Ile déserte'.A7">
            <calcext:condition calcext:apply-style-name="cellule normale" calcext:value="!=&quot;&quot;" calcext:base-cell-address="'Ile déserte'.A7"/>
          </calcext:conditional-format>
          <calcext:conditional-format calcext:target-range-address="'Ile déserte'.B7:'Ile déserte'.B7">
            <calcext:condition calcext:apply-style-name="cellule normale" calcext:value="!=&quot;&quot;" calcext:base-cell-address="'Ile déserte'.B7"/>
          </calcext:conditional-format>
        </calcext:conditional-formats>
      </table:table>
      <table:table table:name="Ile déserte_2" table:style-name="ta1">
        <table:table-column table:style-name="co8" table:default-cell-style-name="ce33"/>
        <table:table-column table:style-name="co9" table:default-cell-style-name="ce33"/>
        <table:table-column table:style-name="co10" table:number-columns-repeated="2" table:default-cell-style-name="ce33"/>
        <table:table-column table:style-name="co3" table:number-columns-repeated="32" table:default-cell-style-name="ce33"/>
        <table:table-row table:style-name="ro6">
          <table:table-cell table:style-name="ce175" office:value-type="string" calcext:value-type="string">
            <text:p>Nom</text:p>
          </table:table-cell>
          <table:table-cell table:style-name="ce175" office:value-type="string" calcext:value-type="string">
            <text:p>Fréquence / 5</text:p>
          </table:table-cell>
          <table:table-cell table:style-name="Default" table:number-columns-repeated="34"/>
        </table:table-row>
        <table:table-row table:style-name="ro6">
          <table:table-cell table:style-name="ce176" office:value-type="string" calcext:value-type="string">
            <text:p>Taverne</text:p>
          </table:table-cell>
          <table:table-cell table:style-name="ce176" office:value-type="float" office:value="5" calcext:value-type="float">
            <text:p>5</text:p>
          </table:table-cell>
          <table:table-cell table:style-name="Default" table:number-columns-repeated="34"/>
        </table:table-row>
        <table:table-row table:style-name="ro17">
          <table:table-cell table:style-name="ce413" office:value-type="string" calcext:value-type="string">
            <text:p>Narrator : Le bateau accoste sur une petite île. Un petit bois commence à l'autre bout de la plage</text:p>
          </table:table-cell>
          <table:table-cell table:style-name="ce528"/>
          <table:table-cell table:style-name="ce540"/>
          <table:table-cell table:style-name="ce550"/>
          <table:table-cell table:number-columns-repeated="32"/>
        </table:table-row>
        <table:table-row table:style-name="ro8">
          <table:table-cell table:style-name="ce414" office:value-type="string" calcext:value-type="string">
            <text:p>setChoices3</text:p>
          </table:table-cell>
          <table:table-cell table:style-name="ce529"/>
          <table:table-cell table:style-name="ce541"/>
          <table:table-cell table:style-name="ce551"/>
          <table:table-cell table:number-columns-repeated="32"/>
        </table:table-row>
        <table:table-row table:style-name="ro7">
          <table:table-cell table:style-name="ce415" office:value-type="string" calcext:value-type="string">
            <text:p>On lève l'ancre !</text:p>
          </table:table-cell>
          <table:table-cell table:style-name="ce530" office:value-type="string" calcext:value-type="string">
            <text:p>On va rester ici pour la nuit</text:p>
          </table:table-cell>
          <table:table-cell table:style-name="ce542" office:value-type="string" calcext:value-type="string">
            <text:p>On va chercher de la nourriture</text:p>
          </table:table-cell>
          <table:table-cell table:number-columns-repeated="33"/>
        </table:table-row>
        <table:table-row table:style-name="ro13">
          <table:table-cell table:style-name="ce416" office:value-type="string" calcext:value-type="string">
            <text:p>leave</text:p>
          </table:table-cell>
          <table:table-cell table:style-name="ce531" office:value-type="string" calcext:value-type="string">
            <text:p>setWeatherDay</text:p>
          </table:table-cell>
          <table:table-cell table:style-name="ce543" office:value-type="string" calcext:value-type="string">
            <text:p>randomPercent35</text:p>
          </table:table-cell>
          <table:table-cell table:style-name="ce552"/>
          <table:table-cell table:number-columns-repeated="32"/>
        </table:table-row>
        <table:table-row table:style-name="ro27">
          <table:table-cell table:style-name="ce417"/>
          <table:table-cell table:style-name="ce532" office:value-type="string" calcext:value-type="string">
            <text:p>nextDay</text:p>
          </table:table-cell>
          <table:table-cell table:style-name="ce544" office:value-type="string" calcext:value-type="string">
            <text:p>nextDay</text:p>
          </table:table-cell>
          <table:table-cell table:style-name="ce553" office:value-type="string" calcext:value-type="string">
            <text:p>nextDay</text:p>
          </table:table-cell>
          <table:table-cell table:number-columns-repeated="32"/>
        </table:table-row>
        <table:table-row table:style-name="ro28">
          <table:table-cell/>
          <table:table-cell table:style-name="ce533" office:value-type="string" calcext:value-type="string">
            <text:p>goTo1/2</text:p>
          </table:table-cell>
          <table:table-cell table:style-name="ce545" office:value-type="string" calcext:value-type="string">
            <text:p>Narrator : Après quelques pas dans le bois, l'équipage tombe sur une clairière</text:p>
          </table:table-cell>
          <table:table-cell table:style-name="ce554" office:value-type="string" calcext:value-type="string">
            <text:p>PlayerSpeak : Il n'y a rien de comestible dans ce bois</text:p>
          </table:table-cell>
          <table:table-cell table:number-columns-repeated="32"/>
        </table:table-row>
        <table:table-row table:style-name="ro8">
          <table:table-cell table:style-name="ce418"/>
          <table:table-cell table:style-name="ce534"/>
          <table:table-cell table:style-name="ce546" office:value-type="string" calcext:value-type="string">
            <text:p>lootFood</text:p>
          </table:table-cell>
          <table:table-cell table:style-name="ce555" office:value-type="string" calcext:value-type="string">
            <text:p>goTo1/2</text:p>
          </table:table-cell>
          <table:table-cell table:number-columns-repeated="32"/>
        </table:table-row>
        <table:table-row table:style-name="ro29">
          <table:table-cell table:style-name="ce419"/>
          <table:table-cell table:style-name="ce535"/>
          <table:table-cell table:style-name="ce547" office:value-type="string" calcext:value-type="string">
            <text:p>goTo1/2</text:p>
          </table:table-cell>
          <table:table-cell table:style-name="ce556"/>
          <table:table-cell table:number-columns-repeated="32"/>
        </table:table-row>
        <table:table-row table:style-name="ro16">
          <table:table-cell table:number-columns-repeated="36"/>
        </table:table-row>
        <table:table-row table:style-name="ro16">
          <table:table-cell table:style-name="ce420"/>
          <table:table-cell table:style-name="ce536"/>
          <table:table-cell table:style-name="ce548"/>
          <table:table-cell table:style-name="ce557"/>
          <table:table-cell table:number-columns-repeated="32"/>
        </table:table-row>
        <table:table-row table:style-name="ro16">
          <table:table-cell table:style-name="ce421"/>
          <table:table-cell table:style-name="ce537"/>
          <table:table-cell table:style-name="ce549"/>
          <table:table-cell table:style-name="ce558"/>
          <table:table-cell table:number-columns-repeated="32"/>
        </table:table-row>
        <table:table-row table:style-name="ro16">
          <table:table-cell table:number-columns-repeated="36"/>
        </table:table-row>
        <table:table-row table:style-name="ro16">
          <table:table-cell/>
          <table:table-cell table:style-name="ce538"/>
          <table:table-cell table:number-columns-repeated="34"/>
        </table:table-row>
        <table:table-row table:style-name="ro16">
          <table:table-cell/>
          <table:table-cell table:style-name="ce539"/>
          <table:table-cell table:number-columns-repeated="34"/>
        </table:table-row>
        <table:table-row table:style-name="ro16">
          <table:table-cell table:style-name="ce422"/>
          <table:table-cell table:number-columns-repeated="35"/>
        </table:table-row>
        <table:table-row table:style-name="ro16">
          <table:table-cell table:style-name="ce423"/>
          <table:table-cell table:number-columns-repeated="35"/>
        </table:table-row>
        <table:table-row table:style-name="ro16">
          <table:table-cell table:style-name="ce424"/>
          <table:table-cell table:number-columns-repeated="35"/>
        </table:table-row>
        <table:table-row table:style-name="ro16">
          <table:table-cell table:style-name="ce425"/>
          <table:table-cell table:number-columns-repeated="35"/>
        </table:table-row>
        <table:table-row table:style-name="ro16">
          <table:table-cell table:style-name="ce426"/>
          <table:table-cell table:number-columns-repeated="35"/>
        </table:table-row>
        <table:table-row table:style-name="ro16">
          <table:table-cell table:style-name="ce427"/>
          <table:table-cell table:number-columns-repeated="35"/>
        </table:table-row>
        <table:table-row table:style-name="ro16">
          <table:table-cell table:style-name="ce428"/>
          <table:table-cell table:number-columns-repeated="35"/>
        </table:table-row>
        <table:table-row table:style-name="ro16">
          <table:table-cell table:style-name="ce429"/>
          <table:table-cell table:number-columns-repeated="35"/>
        </table:table-row>
        <table:table-row table:style-name="ro16">
          <table:table-cell table:style-name="ce430"/>
          <table:table-cell table:number-columns-repeated="35"/>
        </table:table-row>
        <table:table-row table:style-name="ro16">
          <table:table-cell table:style-name="ce431"/>
          <table:table-cell table:number-columns-repeated="35"/>
        </table:table-row>
        <table:table-row table:style-name="ro16">
          <table:table-cell table:style-name="ce432"/>
          <table:table-cell table:number-columns-repeated="35"/>
        </table:table-row>
        <table:table-row table:style-name="ro16">
          <table:table-cell table:style-name="ce433"/>
          <table:table-cell table:number-columns-repeated="35"/>
        </table:table-row>
        <table:table-row table:style-name="ro16">
          <table:table-cell table:style-name="ce434"/>
          <table:table-cell table:number-columns-repeated="35"/>
        </table:table-row>
        <table:table-row table:style-name="ro16">
          <table:table-cell table:style-name="ce435"/>
          <table:table-cell table:number-columns-repeated="35"/>
        </table:table-row>
        <table:table-row table:style-name="ro16">
          <table:table-cell table:style-name="ce436"/>
          <table:table-cell table:number-columns-repeated="35"/>
        </table:table-row>
        <table:table-row table:style-name="ro16">
          <table:table-cell table:style-name="ce437"/>
          <table:table-cell table:number-columns-repeated="35"/>
        </table:table-row>
        <table:table-row table:style-name="ro16">
          <table:table-cell table:style-name="ce438"/>
          <table:table-cell table:number-columns-repeated="35"/>
        </table:table-row>
        <table:table-row table:style-name="ro16">
          <table:table-cell table:style-name="ce439"/>
          <table:table-cell table:number-columns-repeated="35"/>
        </table:table-row>
        <table:table-row table:style-name="ro16">
          <table:table-cell table:style-name="ce440"/>
          <table:table-cell table:number-columns-repeated="35"/>
        </table:table-row>
        <table:table-row table:style-name="ro16">
          <table:table-cell table:style-name="ce441"/>
          <table:table-cell table:number-columns-repeated="35"/>
        </table:table-row>
        <table:table-row table:style-name="ro16">
          <table:table-cell table:style-name="ce442"/>
          <table:table-cell table:number-columns-repeated="35"/>
        </table:table-row>
        <table:table-row table:style-name="ro16">
          <table:table-cell table:style-name="ce443"/>
          <table:table-cell table:number-columns-repeated="35"/>
        </table:table-row>
        <table:table-row table:style-name="ro16">
          <table:table-cell table:style-name="ce444"/>
          <table:table-cell table:number-columns-repeated="35"/>
        </table:table-row>
        <table:table-row table:style-name="ro16">
          <table:table-cell table:style-name="ce445"/>
          <table:table-cell table:number-columns-repeated="35"/>
        </table:table-row>
        <table:table-row table:style-name="ro16">
          <table:table-cell table:style-name="ce446"/>
          <table:table-cell table:number-columns-repeated="35"/>
        </table:table-row>
        <table:table-row table:style-name="ro16">
          <table:table-cell table:style-name="ce447"/>
          <table:table-cell table:number-columns-repeated="35"/>
        </table:table-row>
        <table:table-row table:style-name="ro16">
          <table:table-cell table:style-name="ce448"/>
          <table:table-cell table:number-columns-repeated="35"/>
        </table:table-row>
        <table:table-row table:style-name="ro16">
          <table:table-cell table:style-name="ce449"/>
          <table:table-cell table:number-columns-repeated="35"/>
        </table:table-row>
        <table:table-row table:style-name="ro16">
          <table:table-cell table:style-name="ce450"/>
          <table:table-cell table:number-columns-repeated="35"/>
        </table:table-row>
        <table:table-row table:style-name="ro16">
          <table:table-cell table:style-name="ce451"/>
          <table:table-cell table:number-columns-repeated="35"/>
        </table:table-row>
        <table:table-row table:style-name="ro16">
          <table:table-cell table:style-name="ce452"/>
          <table:table-cell table:number-columns-repeated="35"/>
        </table:table-row>
        <table:table-row table:style-name="ro16">
          <table:table-cell table:style-name="ce453"/>
          <table:table-cell table:number-columns-repeated="35"/>
        </table:table-row>
        <table:table-row table:style-name="ro16">
          <table:table-cell table:style-name="ce454"/>
          <table:table-cell table:number-columns-repeated="35"/>
        </table:table-row>
        <table:table-row table:style-name="ro16">
          <table:table-cell table:style-name="ce455"/>
          <table:table-cell table:number-columns-repeated="35"/>
        </table:table-row>
        <table:table-row table:style-name="ro16">
          <table:table-cell table:style-name="ce456"/>
          <table:table-cell table:number-columns-repeated="35"/>
        </table:table-row>
        <table:table-row table:style-name="ro16">
          <table:table-cell table:style-name="ce457"/>
          <table:table-cell table:number-columns-repeated="35"/>
        </table:table-row>
        <table:table-row table:style-name="ro16">
          <table:table-cell table:style-name="ce458"/>
          <table:table-cell table:number-columns-repeated="35"/>
        </table:table-row>
        <table:table-row table:style-name="ro16">
          <table:table-cell table:style-name="ce459"/>
          <table:table-cell table:number-columns-repeated="35"/>
        </table:table-row>
        <table:table-row table:style-name="ro16">
          <table:table-cell table:style-name="ce460"/>
          <table:table-cell table:number-columns-repeated="35"/>
        </table:table-row>
        <table:table-row table:style-name="ro16">
          <table:table-cell table:style-name="ce461"/>
          <table:table-cell table:number-columns-repeated="35"/>
        </table:table-row>
        <table:table-row table:style-name="ro16">
          <table:table-cell table:style-name="ce462"/>
          <table:table-cell table:number-columns-repeated="35"/>
        </table:table-row>
        <table:table-row table:style-name="ro16">
          <table:table-cell table:style-name="ce463"/>
          <table:table-cell table:number-columns-repeated="35"/>
        </table:table-row>
        <table:table-row table:style-name="ro16">
          <table:table-cell table:style-name="ce464"/>
          <table:table-cell table:number-columns-repeated="35"/>
        </table:table-row>
        <table:table-row table:style-name="ro16">
          <table:table-cell table:style-name="ce465"/>
          <table:table-cell table:number-columns-repeated="35"/>
        </table:table-row>
        <table:table-row table:style-name="ro16">
          <table:table-cell table:style-name="ce466"/>
          <table:table-cell table:number-columns-repeated="35"/>
        </table:table-row>
        <table:table-row table:style-name="ro16">
          <table:table-cell table:style-name="ce467"/>
          <table:table-cell table:number-columns-repeated="35"/>
        </table:table-row>
        <table:table-row table:style-name="ro16">
          <table:table-cell table:style-name="ce468"/>
          <table:table-cell table:number-columns-repeated="35"/>
        </table:table-row>
        <table:table-row table:style-name="ro16">
          <table:table-cell table:style-name="ce469"/>
          <table:table-cell table:number-columns-repeated="35"/>
        </table:table-row>
        <table:table-row table:style-name="ro16">
          <table:table-cell table:style-name="ce470"/>
          <table:table-cell table:number-columns-repeated="35"/>
        </table:table-row>
        <table:table-row table:style-name="ro16">
          <table:table-cell table:style-name="ce471"/>
          <table:table-cell table:number-columns-repeated="35"/>
        </table:table-row>
        <table:table-row table:style-name="ro16">
          <table:table-cell table:style-name="ce472"/>
          <table:table-cell table:number-columns-repeated="35"/>
        </table:table-row>
        <table:table-row table:style-name="ro16">
          <table:table-cell table:style-name="ce473"/>
          <table:table-cell table:number-columns-repeated="35"/>
        </table:table-row>
        <table:table-row table:style-name="ro16">
          <table:table-cell table:style-name="ce474"/>
          <table:table-cell table:number-columns-repeated="35"/>
        </table:table-row>
        <table:table-row table:style-name="ro16">
          <table:table-cell table:style-name="ce475"/>
          <table:table-cell table:number-columns-repeated="35"/>
        </table:table-row>
        <table:table-row table:style-name="ro16">
          <table:table-cell table:style-name="ce476"/>
          <table:table-cell table:number-columns-repeated="35"/>
        </table:table-row>
        <table:table-row table:style-name="ro16">
          <table:table-cell table:style-name="ce477"/>
          <table:table-cell table:number-columns-repeated="35"/>
        </table:table-row>
        <table:table-row table:style-name="ro16">
          <table:table-cell table:style-name="ce478"/>
          <table:table-cell table:number-columns-repeated="35"/>
        </table:table-row>
        <table:table-row table:style-name="ro16">
          <table:table-cell table:style-name="ce479"/>
          <table:table-cell table:number-columns-repeated="35"/>
        </table:table-row>
        <table:table-row table:style-name="ro16">
          <table:table-cell table:style-name="ce480"/>
          <table:table-cell table:number-columns-repeated="35"/>
        </table:table-row>
        <table:table-row table:style-name="ro16">
          <table:table-cell table:style-name="ce481"/>
          <table:table-cell table:number-columns-repeated="35"/>
        </table:table-row>
        <table:table-row table:style-name="ro16">
          <table:table-cell table:style-name="ce482"/>
          <table:table-cell table:number-columns-repeated="35"/>
        </table:table-row>
        <table:table-row table:style-name="ro16">
          <table:table-cell table:style-name="ce483"/>
          <table:table-cell table:number-columns-repeated="35"/>
        </table:table-row>
        <table:table-row table:style-name="ro16">
          <table:table-cell table:style-name="ce484"/>
          <table:table-cell table:number-columns-repeated="35"/>
        </table:table-row>
        <table:table-row table:style-name="ro16">
          <table:table-cell table:style-name="ce485"/>
          <table:table-cell table:number-columns-repeated="35"/>
        </table:table-row>
        <table:table-row table:style-name="ro16">
          <table:table-cell table:style-name="ce486"/>
          <table:table-cell table:number-columns-repeated="35"/>
        </table:table-row>
        <table:table-row table:style-name="ro16">
          <table:table-cell table:style-name="ce487"/>
          <table:table-cell table:number-columns-repeated="35"/>
        </table:table-row>
        <table:table-row table:style-name="ro16">
          <table:table-cell table:style-name="ce488"/>
          <table:table-cell table:number-columns-repeated="35"/>
        </table:table-row>
        <table:table-row table:style-name="ro16">
          <table:table-cell table:style-name="ce489"/>
          <table:table-cell table:number-columns-repeated="35"/>
        </table:table-row>
        <table:table-row table:style-name="ro16">
          <table:table-cell table:style-name="ce490"/>
          <table:table-cell table:number-columns-repeated="35"/>
        </table:table-row>
        <table:table-row table:style-name="ro16">
          <table:table-cell table:style-name="ce491"/>
          <table:table-cell table:number-columns-repeated="35"/>
        </table:table-row>
        <table:table-row table:style-name="ro16">
          <table:table-cell table:style-name="ce492"/>
          <table:table-cell table:number-columns-repeated="35"/>
        </table:table-row>
        <table:table-row table:style-name="ro16">
          <table:table-cell table:style-name="ce493"/>
          <table:table-cell table:number-columns-repeated="35"/>
        </table:table-row>
        <table:table-row table:style-name="ro16">
          <table:table-cell table:style-name="ce494"/>
          <table:table-cell table:number-columns-repeated="35"/>
        </table:table-row>
        <table:table-row table:style-name="ro16">
          <table:table-cell table:style-name="ce495"/>
          <table:table-cell table:number-columns-repeated="35"/>
        </table:table-row>
        <table:table-row table:style-name="ro16">
          <table:table-cell table:style-name="ce496"/>
          <table:table-cell table:number-columns-repeated="35"/>
        </table:table-row>
        <table:table-row table:style-name="ro16">
          <table:table-cell table:style-name="ce497"/>
          <table:table-cell table:number-columns-repeated="35"/>
        </table:table-row>
        <table:table-row table:style-name="ro16">
          <table:table-cell table:style-name="ce498"/>
          <table:table-cell table:number-columns-repeated="35"/>
        </table:table-row>
        <table:table-row table:style-name="ro16">
          <table:table-cell table:style-name="ce499"/>
          <table:table-cell table:number-columns-repeated="35"/>
        </table:table-row>
        <table:table-row table:style-name="ro16">
          <table:table-cell table:style-name="ce500"/>
          <table:table-cell table:number-columns-repeated="35"/>
        </table:table-row>
        <table:table-row table:style-name="ro16">
          <table:table-cell table:style-name="ce501"/>
          <table:table-cell table:number-columns-repeated="35"/>
        </table:table-row>
        <table:table-row table:style-name="ro16">
          <table:table-cell table:style-name="ce502"/>
          <table:table-cell table:number-columns-repeated="35"/>
        </table:table-row>
        <table:table-row table:style-name="ro16">
          <table:table-cell table:style-name="ce503"/>
          <table:table-cell table:number-columns-repeated="35"/>
        </table:table-row>
        <table:table-row table:style-name="ro16">
          <table:table-cell table:style-name="ce504"/>
          <table:table-cell table:number-columns-repeated="35"/>
        </table:table-row>
        <table:table-row table:style-name="ro16">
          <table:table-cell table:style-name="ce505"/>
          <table:table-cell table:number-columns-repeated="35"/>
        </table:table-row>
        <table:table-row table:style-name="ro16">
          <table:table-cell table:style-name="ce506"/>
          <table:table-cell table:number-columns-repeated="35"/>
        </table:table-row>
        <table:table-row table:style-name="ro16">
          <table:table-cell table:style-name="ce507"/>
          <table:table-cell table:number-columns-repeated="35"/>
        </table:table-row>
        <table:table-row table:style-name="ro16">
          <table:table-cell table:style-name="ce508"/>
          <table:table-cell table:number-columns-repeated="35"/>
        </table:table-row>
        <table:table-row table:style-name="ro16">
          <table:table-cell table:style-name="ce509"/>
          <table:table-cell table:number-columns-repeated="35"/>
        </table:table-row>
        <table:table-row table:style-name="ro16">
          <table:table-cell table:style-name="ce510"/>
          <table:table-cell table:number-columns-repeated="35"/>
        </table:table-row>
        <table:table-row table:style-name="ro16">
          <table:table-cell table:style-name="ce511"/>
          <table:table-cell table:number-columns-repeated="35"/>
        </table:table-row>
        <table:table-row table:style-name="ro16">
          <table:table-cell table:style-name="ce512"/>
          <table:table-cell table:number-columns-repeated="35"/>
        </table:table-row>
        <table:table-row table:style-name="ro16">
          <table:table-cell table:style-name="ce513"/>
          <table:table-cell table:number-columns-repeated="35"/>
        </table:table-row>
        <table:table-row table:style-name="ro16">
          <table:table-cell table:style-name="ce514"/>
          <table:table-cell table:number-columns-repeated="35"/>
        </table:table-row>
        <table:table-row table:style-name="ro16">
          <table:table-cell table:style-name="ce515"/>
          <table:table-cell table:number-columns-repeated="35"/>
        </table:table-row>
        <table:table-row table:style-name="ro16">
          <table:table-cell table:style-name="ce516"/>
          <table:table-cell table:number-columns-repeated="35"/>
        </table:table-row>
        <table:table-row table:style-name="ro16">
          <table:table-cell table:style-name="ce517"/>
          <table:table-cell table:number-columns-repeated="35"/>
        </table:table-row>
        <table:table-row table:style-name="ro16">
          <table:table-cell table:style-name="ce518"/>
          <table:table-cell table:number-columns-repeated="35"/>
        </table:table-row>
        <table:table-row table:style-name="ro16">
          <table:table-cell table:style-name="ce519"/>
          <table:table-cell table:number-columns-repeated="35"/>
        </table:table-row>
        <table:table-row table:style-name="ro16">
          <table:table-cell table:style-name="ce520"/>
          <table:table-cell table:number-columns-repeated="35"/>
        </table:table-row>
        <table:table-row table:style-name="ro16">
          <table:table-cell table:style-name="ce521"/>
          <table:table-cell table:number-columns-repeated="35"/>
        </table:table-row>
        <table:table-row table:style-name="ro16">
          <table:table-cell table:style-name="ce522"/>
          <table:table-cell table:number-columns-repeated="35"/>
        </table:table-row>
        <table:table-row table:style-name="ro16">
          <table:table-cell table:style-name="ce523"/>
          <table:table-cell table:number-columns-repeated="35"/>
        </table:table-row>
        <table:table-row table:style-name="ro16">
          <table:table-cell table:style-name="ce524"/>
          <table:table-cell table:number-columns-repeated="35"/>
        </table:table-row>
        <table:table-row table:style-name="ro16">
          <table:table-cell table:style-name="ce525"/>
          <table:table-cell table:number-columns-repeated="35"/>
        </table:table-row>
        <table:table-row table:style-name="ro16">
          <table:table-cell table:style-name="ce526"/>
          <table:table-cell table:number-columns-repeated="35"/>
        </table:table-row>
        <table:table-row table:style-name="ro16">
          <table:table-cell table:style-name="ce527"/>
          <table:table-cell table:number-columns-repeated="35"/>
        </table:table-row>
        <calcext:conditional-formats>
          <calcext:conditional-format calcext:target-range-address="'Ile déserte_2'.A17:'Ile déserte_2'.A17">
            <calcext:condition calcext:apply-style-name="cellule normale" calcext:value="!=&quot;&quot;" calcext:base-cell-address="'Ile déserte_2'.A17"/>
          </calcext:conditional-format>
          <calcext:conditional-format calcext:target-range-address="'Ile déserte_2'.A18:'Ile déserte_2'.A18">
            <calcext:condition calcext:apply-style-name="cellule normale" calcext:value="!=&quot;&quot;" calcext:base-cell-address="'Ile déserte_2'.A18"/>
          </calcext:conditional-format>
          <calcext:conditional-format calcext:target-range-address="'Ile déserte_2'.A19:'Ile déserte_2'.A19">
            <calcext:condition calcext:apply-style-name="cellule normale" calcext:value="!=&quot;&quot;" calcext:base-cell-address="'Ile déserte_2'.A19"/>
          </calcext:conditional-format>
          <calcext:conditional-format calcext:target-range-address="'Ile déserte_2'.A20:'Ile déserte_2'.A20">
            <calcext:condition calcext:apply-style-name="cellule normale" calcext:value="!=&quot;&quot;" calcext:base-cell-address="'Ile déserte_2'.A20"/>
          </calcext:conditional-format>
          <calcext:conditional-format calcext:target-range-address="'Ile déserte_2'.A21:'Ile déserte_2'.A21">
            <calcext:condition calcext:apply-style-name="cellule normale" calcext:value="!=&quot;&quot;" calcext:base-cell-address="'Ile déserte_2'.A21"/>
          </calcext:conditional-format>
          <calcext:conditional-format calcext:target-range-address="'Ile déserte_2'.A22:'Ile déserte_2'.A22">
            <calcext:condition calcext:apply-style-name="cellule normale" calcext:value="!=&quot;&quot;" calcext:base-cell-address="'Ile déserte_2'.A22"/>
          </calcext:conditional-format>
          <calcext:conditional-format calcext:target-range-address="'Ile déserte_2'.A23:'Ile déserte_2'.A23">
            <calcext:condition calcext:apply-style-name="cellule normale" calcext:value="!=&quot;&quot;" calcext:base-cell-address="'Ile déserte_2'.A23"/>
          </calcext:conditional-format>
          <calcext:conditional-format calcext:target-range-address="'Ile déserte_2'.A24:'Ile déserte_2'.A24">
            <calcext:condition calcext:apply-style-name="cellule normale" calcext:value="!=&quot;&quot;" calcext:base-cell-address="'Ile déserte_2'.A24"/>
          </calcext:conditional-format>
          <calcext:conditional-format calcext:target-range-address="'Ile déserte_2'.A25:'Ile déserte_2'.A25">
            <calcext:condition calcext:apply-style-name="cellule normale" calcext:value="!=&quot;&quot;" calcext:base-cell-address="'Ile déserte_2'.A25"/>
          </calcext:conditional-format>
          <calcext:conditional-format calcext:target-range-address="'Ile déserte_2'.A26:'Ile déserte_2'.A26">
            <calcext:condition calcext:apply-style-name="cellule normale" calcext:value="!=&quot;&quot;" calcext:base-cell-address="'Ile déserte_2'.A26"/>
          </calcext:conditional-format>
          <calcext:conditional-format calcext:target-range-address="'Ile déserte_2'.A27:'Ile déserte_2'.A27">
            <calcext:condition calcext:apply-style-name="cellule normale" calcext:value="!=&quot;&quot;" calcext:base-cell-address="'Ile déserte_2'.A27"/>
          </calcext:conditional-format>
          <calcext:conditional-format calcext:target-range-address="'Ile déserte_2'.A28:'Ile déserte_2'.A28">
            <calcext:condition calcext:apply-style-name="cellule normale" calcext:value="!=&quot;&quot;" calcext:base-cell-address="'Ile déserte_2'.A28"/>
          </calcext:conditional-format>
          <calcext:conditional-format calcext:target-range-address="'Ile déserte_2'.A29:'Ile déserte_2'.A29">
            <calcext:condition calcext:apply-style-name="cellule normale" calcext:value="!=&quot;&quot;" calcext:base-cell-address="'Ile déserte_2'.A29"/>
          </calcext:conditional-format>
          <calcext:conditional-format calcext:target-range-address="'Ile déserte_2'.A30:'Ile déserte_2'.A30">
            <calcext:condition calcext:apply-style-name="cellule normale" calcext:value="!=&quot;&quot;" calcext:base-cell-address="'Ile déserte_2'.A30"/>
          </calcext:conditional-format>
          <calcext:conditional-format calcext:target-range-address="'Ile déserte_2'.A31:'Ile déserte_2'.A31">
            <calcext:condition calcext:apply-style-name="cellule normale" calcext:value="!=&quot;&quot;" calcext:base-cell-address="'Ile déserte_2'.A31"/>
          </calcext:conditional-format>
          <calcext:conditional-format calcext:target-range-address="'Ile déserte_2'.A32:'Ile déserte_2'.A32">
            <calcext:condition calcext:apply-style-name="cellule normale" calcext:value="!=&quot;&quot;" calcext:base-cell-address="'Ile déserte_2'.A32"/>
          </calcext:conditional-format>
          <calcext:conditional-format calcext:target-range-address="'Ile déserte_2'.A33:'Ile déserte_2'.A33">
            <calcext:condition calcext:apply-style-name="cellule normale" calcext:value="!=&quot;&quot;" calcext:base-cell-address="'Ile déserte_2'.A33"/>
          </calcext:conditional-format>
          <calcext:conditional-format calcext:target-range-address="'Ile déserte_2'.A34:'Ile déserte_2'.A34">
            <calcext:condition calcext:apply-style-name="cellule normale" calcext:value="!=&quot;&quot;" calcext:base-cell-address="'Ile déserte_2'.A34"/>
          </calcext:conditional-format>
          <calcext:conditional-format calcext:target-range-address="'Ile déserte_2'.A35:'Ile déserte_2'.A35">
            <calcext:condition calcext:apply-style-name="cellule normale" calcext:value="!=&quot;&quot;" calcext:base-cell-address="'Ile déserte_2'.A35"/>
          </calcext:conditional-format>
          <calcext:conditional-format calcext:target-range-address="'Ile déserte_2'.A36:'Ile déserte_2'.A36">
            <calcext:condition calcext:apply-style-name="cellule normale" calcext:value="!=&quot;&quot;" calcext:base-cell-address="'Ile déserte_2'.A36"/>
          </calcext:conditional-format>
          <calcext:conditional-format calcext:target-range-address="'Ile déserte_2'.A37:'Ile déserte_2'.A37">
            <calcext:condition calcext:apply-style-name="cellule normale" calcext:value="!=&quot;&quot;" calcext:base-cell-address="'Ile déserte_2'.A37"/>
          </calcext:conditional-format>
          <calcext:conditional-format calcext:target-range-address="'Ile déserte_2'.A38:'Ile déserte_2'.A38">
            <calcext:condition calcext:apply-style-name="cellule normale" calcext:value="!=&quot;&quot;" calcext:base-cell-address="'Ile déserte_2'.A38"/>
          </calcext:conditional-format>
          <calcext:conditional-format calcext:target-range-address="'Ile déserte_2'.A39:'Ile déserte_2'.A39">
            <calcext:condition calcext:apply-style-name="cellule normale" calcext:value="!=&quot;&quot;" calcext:base-cell-address="'Ile déserte_2'.A39"/>
          </calcext:conditional-format>
          <calcext:conditional-format calcext:target-range-address="'Ile déserte_2'.A40:'Ile déserte_2'.A40">
            <calcext:condition calcext:apply-style-name="cellule normale" calcext:value="!=&quot;&quot;" calcext:base-cell-address="'Ile déserte_2'.A40"/>
          </calcext:conditional-format>
          <calcext:conditional-format calcext:target-range-address="'Ile déserte_2'.A41:'Ile déserte_2'.A41">
            <calcext:condition calcext:apply-style-name="cellule normale" calcext:value="!=&quot;&quot;" calcext:base-cell-address="'Ile déserte_2'.A41"/>
          </calcext:conditional-format>
          <calcext:conditional-format calcext:target-range-address="'Ile déserte_2'.A42:'Ile déserte_2'.A42">
            <calcext:condition calcext:apply-style-name="cellule normale" calcext:value="!=&quot;&quot;" calcext:base-cell-address="'Ile déserte_2'.A42"/>
          </calcext:conditional-format>
          <calcext:conditional-format calcext:target-range-address="'Ile déserte_2'.A43:'Ile déserte_2'.A43">
            <calcext:condition calcext:apply-style-name="cellule normale" calcext:value="!=&quot;&quot;" calcext:base-cell-address="'Ile déserte_2'.A43"/>
          </calcext:conditional-format>
          <calcext:conditional-format calcext:target-range-address="'Ile déserte_2'.A44:'Ile déserte_2'.A44">
            <calcext:condition calcext:apply-style-name="cellule normale" calcext:value="!=&quot;&quot;" calcext:base-cell-address="'Ile déserte_2'.A44"/>
          </calcext:conditional-format>
          <calcext:conditional-format calcext:target-range-address="'Ile déserte_2'.A45:'Ile déserte_2'.A45">
            <calcext:condition calcext:apply-style-name="cellule normale" calcext:value="!=&quot;&quot;" calcext:base-cell-address="'Ile déserte_2'.A45"/>
          </calcext:conditional-format>
          <calcext:conditional-format calcext:target-range-address="'Ile déserte_2'.A46:'Ile déserte_2'.A46">
            <calcext:condition calcext:apply-style-name="cellule normale" calcext:value="!=&quot;&quot;" calcext:base-cell-address="'Ile déserte_2'.A46"/>
          </calcext:conditional-format>
          <calcext:conditional-format calcext:target-range-address="'Ile déserte_2'.A47:'Ile déserte_2'.A47">
            <calcext:condition calcext:apply-style-name="cellule normale" calcext:value="!=&quot;&quot;" calcext:base-cell-address="'Ile déserte_2'.A47"/>
          </calcext:conditional-format>
          <calcext:conditional-format calcext:target-range-address="'Ile déserte_2'.A48:'Ile déserte_2'.A48">
            <calcext:condition calcext:apply-style-name="cellule normale" calcext:value="!=&quot;&quot;" calcext:base-cell-address="'Ile déserte_2'.A48"/>
          </calcext:conditional-format>
          <calcext:conditional-format calcext:target-range-address="'Ile déserte_2'.A49:'Ile déserte_2'.A49">
            <calcext:condition calcext:apply-style-name="cellule normale" calcext:value="!=&quot;&quot;" calcext:base-cell-address="'Ile déserte_2'.A49"/>
          </calcext:conditional-format>
          <calcext:conditional-format calcext:target-range-address="'Ile déserte_2'.A50:'Ile déserte_2'.A50">
            <calcext:condition calcext:apply-style-name="cellule normale" calcext:value="!=&quot;&quot;" calcext:base-cell-address="'Ile déserte_2'.A50"/>
          </calcext:conditional-format>
          <calcext:conditional-format calcext:target-range-address="'Ile déserte_2'.A51:'Ile déserte_2'.A51">
            <calcext:condition calcext:apply-style-name="cellule normale" calcext:value="!=&quot;&quot;" calcext:base-cell-address="'Ile déserte_2'.A51"/>
          </calcext:conditional-format>
          <calcext:conditional-format calcext:target-range-address="'Ile déserte_2'.A52:'Ile déserte_2'.A52">
            <calcext:condition calcext:apply-style-name="cellule normale" calcext:value="!=&quot;&quot;" calcext:base-cell-address="'Ile déserte_2'.A52"/>
          </calcext:conditional-format>
          <calcext:conditional-format calcext:target-range-address="'Ile déserte_2'.A53:'Ile déserte_2'.A53">
            <calcext:condition calcext:apply-style-name="cellule normale" calcext:value="!=&quot;&quot;" calcext:base-cell-address="'Ile déserte_2'.A53"/>
          </calcext:conditional-format>
          <calcext:conditional-format calcext:target-range-address="'Ile déserte_2'.A54:'Ile déserte_2'.A54">
            <calcext:condition calcext:apply-style-name="cellule normale" calcext:value="!=&quot;&quot;" calcext:base-cell-address="'Ile déserte_2'.A54"/>
          </calcext:conditional-format>
          <calcext:conditional-format calcext:target-range-address="'Ile déserte_2'.A55:'Ile déserte_2'.A55">
            <calcext:condition calcext:apply-style-name="cellule normale" calcext:value="!=&quot;&quot;" calcext:base-cell-address="'Ile déserte_2'.A55"/>
          </calcext:conditional-format>
          <calcext:conditional-format calcext:target-range-address="'Ile déserte_2'.A56:'Ile déserte_2'.A56">
            <calcext:condition calcext:apply-style-name="cellule normale" calcext:value="!=&quot;&quot;" calcext:base-cell-address="'Ile déserte_2'.A56"/>
          </calcext:conditional-format>
          <calcext:conditional-format calcext:target-range-address="'Ile déserte_2'.A57:'Ile déserte_2'.A57">
            <calcext:condition calcext:apply-style-name="cellule normale" calcext:value="!=&quot;&quot;" calcext:base-cell-address="'Ile déserte_2'.A57"/>
          </calcext:conditional-format>
          <calcext:conditional-format calcext:target-range-address="'Ile déserte_2'.A58:'Ile déserte_2'.A58">
            <calcext:condition calcext:apply-style-name="cellule normale" calcext:value="!=&quot;&quot;" calcext:base-cell-address="'Ile déserte_2'.A58"/>
          </calcext:conditional-format>
          <calcext:conditional-format calcext:target-range-address="'Ile déserte_2'.A59:'Ile déserte_2'.A59">
            <calcext:condition calcext:apply-style-name="cellule normale" calcext:value="!=&quot;&quot;" calcext:base-cell-address="'Ile déserte_2'.A59"/>
          </calcext:conditional-format>
          <calcext:conditional-format calcext:target-range-address="'Ile déserte_2'.A60:'Ile déserte_2'.A60">
            <calcext:condition calcext:apply-style-name="cellule normale" calcext:value="!=&quot;&quot;" calcext:base-cell-address="'Ile déserte_2'.A60"/>
          </calcext:conditional-format>
          <calcext:conditional-format calcext:target-range-address="'Ile déserte_2'.A61:'Ile déserte_2'.A61">
            <calcext:condition calcext:apply-style-name="cellule normale" calcext:value="!=&quot;&quot;" calcext:base-cell-address="'Ile déserte_2'.A61"/>
          </calcext:conditional-format>
          <calcext:conditional-format calcext:target-range-address="'Ile déserte_2'.A62:'Ile déserte_2'.A62">
            <calcext:condition calcext:apply-style-name="cellule normale" calcext:value="!=&quot;&quot;" calcext:base-cell-address="'Ile déserte_2'.A62"/>
          </calcext:conditional-format>
          <calcext:conditional-format calcext:target-range-address="'Ile déserte_2'.A63:'Ile déserte_2'.A63">
            <calcext:condition calcext:apply-style-name="cellule normale" calcext:value="!=&quot;&quot;" calcext:base-cell-address="'Ile déserte_2'.A63"/>
          </calcext:conditional-format>
          <calcext:conditional-format calcext:target-range-address="'Ile déserte_2'.A64:'Ile déserte_2'.A64">
            <calcext:condition calcext:apply-style-name="cellule normale" calcext:value="!=&quot;&quot;" calcext:base-cell-address="'Ile déserte_2'.A64"/>
          </calcext:conditional-format>
          <calcext:conditional-format calcext:target-range-address="'Ile déserte_2'.A65:'Ile déserte_2'.A65">
            <calcext:condition calcext:apply-style-name="cellule normale" calcext:value="!=&quot;&quot;" calcext:base-cell-address="'Ile déserte_2'.A65"/>
          </calcext:conditional-format>
          <calcext:conditional-format calcext:target-range-address="'Ile déserte_2'.A66:'Ile déserte_2'.A66">
            <calcext:condition calcext:apply-style-name="cellule normale" calcext:value="!=&quot;&quot;" calcext:base-cell-address="'Ile déserte_2'.A66"/>
          </calcext:conditional-format>
          <calcext:conditional-format calcext:target-range-address="'Ile déserte_2'.A67:'Ile déserte_2'.A67">
            <calcext:condition calcext:apply-style-name="cellule normale" calcext:value="!=&quot;&quot;" calcext:base-cell-address="'Ile déserte_2'.A67"/>
          </calcext:conditional-format>
          <calcext:conditional-format calcext:target-range-address="'Ile déserte_2'.A68:'Ile déserte_2'.A68">
            <calcext:condition calcext:apply-style-name="cellule normale" calcext:value="!=&quot;&quot;" calcext:base-cell-address="'Ile déserte_2'.A68"/>
          </calcext:conditional-format>
          <calcext:conditional-format calcext:target-range-address="'Ile déserte_2'.A69:'Ile déserte_2'.A69">
            <calcext:condition calcext:apply-style-name="cellule normale" calcext:value="!=&quot;&quot;" calcext:base-cell-address="'Ile déserte_2'.A69"/>
          </calcext:conditional-format>
          <calcext:conditional-format calcext:target-range-address="'Ile déserte_2'.A70:'Ile déserte_2'.A70">
            <calcext:condition calcext:apply-style-name="cellule normale" calcext:value="!=&quot;&quot;" calcext:base-cell-address="'Ile déserte_2'.A70"/>
          </calcext:conditional-format>
          <calcext:conditional-format calcext:target-range-address="'Ile déserte_2'.A71:'Ile déserte_2'.A71">
            <calcext:condition calcext:apply-style-name="cellule normale" calcext:value="!=&quot;&quot;" calcext:base-cell-address="'Ile déserte_2'.A71"/>
          </calcext:conditional-format>
          <calcext:conditional-format calcext:target-range-address="'Ile déserte_2'.A72:'Ile déserte_2'.A72">
            <calcext:condition calcext:apply-style-name="cellule normale" calcext:value="!=&quot;&quot;" calcext:base-cell-address="'Ile déserte_2'.A72"/>
          </calcext:conditional-format>
          <calcext:conditional-format calcext:target-range-address="'Ile déserte_2'.A73:'Ile déserte_2'.A73">
            <calcext:condition calcext:apply-style-name="cellule normale" calcext:value="!=&quot;&quot;" calcext:base-cell-address="'Ile déserte_2'.A73"/>
          </calcext:conditional-format>
          <calcext:conditional-format calcext:target-range-address="'Ile déserte_2'.A74:'Ile déserte_2'.A74">
            <calcext:condition calcext:apply-style-name="cellule normale" calcext:value="!=&quot;&quot;" calcext:base-cell-address="'Ile déserte_2'.A74"/>
          </calcext:conditional-format>
          <calcext:conditional-format calcext:target-range-address="'Ile déserte_2'.A75:'Ile déserte_2'.A75">
            <calcext:condition calcext:apply-style-name="cellule normale" calcext:value="!=&quot;&quot;" calcext:base-cell-address="'Ile déserte_2'.A75"/>
          </calcext:conditional-format>
          <calcext:conditional-format calcext:target-range-address="'Ile déserte_2'.A76:'Ile déserte_2'.A76">
            <calcext:condition calcext:apply-style-name="cellule normale" calcext:value="!=&quot;&quot;" calcext:base-cell-address="'Ile déserte_2'.A76"/>
          </calcext:conditional-format>
          <calcext:conditional-format calcext:target-range-address="'Ile déserte_2'.A77:'Ile déserte_2'.A77">
            <calcext:condition calcext:apply-style-name="cellule normale" calcext:value="!=&quot;&quot;" calcext:base-cell-address="'Ile déserte_2'.A77"/>
          </calcext:conditional-format>
          <calcext:conditional-format calcext:target-range-address="'Ile déserte_2'.A78:'Ile déserte_2'.A78">
            <calcext:condition calcext:apply-style-name="cellule normale" calcext:value="!=&quot;&quot;" calcext:base-cell-address="'Ile déserte_2'.A78"/>
          </calcext:conditional-format>
          <calcext:conditional-format calcext:target-range-address="'Ile déserte_2'.A79:'Ile déserte_2'.A79">
            <calcext:condition calcext:apply-style-name="cellule normale" calcext:value="!=&quot;&quot;" calcext:base-cell-address="'Ile déserte_2'.A79"/>
          </calcext:conditional-format>
          <calcext:conditional-format calcext:target-range-address="'Ile déserte_2'.A80:'Ile déserte_2'.A80">
            <calcext:condition calcext:apply-style-name="cellule normale" calcext:value="!=&quot;&quot;" calcext:base-cell-address="'Ile déserte_2'.A80"/>
          </calcext:conditional-format>
          <calcext:conditional-format calcext:target-range-address="'Ile déserte_2'.A81:'Ile déserte_2'.A81">
            <calcext:condition calcext:apply-style-name="cellule normale" calcext:value="!=&quot;&quot;" calcext:base-cell-address="'Ile déserte_2'.A81"/>
          </calcext:conditional-format>
          <calcext:conditional-format calcext:target-range-address="'Ile déserte_2'.A82:'Ile déserte_2'.A82">
            <calcext:condition calcext:apply-style-name="cellule normale" calcext:value="!=&quot;&quot;" calcext:base-cell-address="'Ile déserte_2'.A82"/>
          </calcext:conditional-format>
          <calcext:conditional-format calcext:target-range-address="'Ile déserte_2'.A83:'Ile déserte_2'.A83">
            <calcext:condition calcext:apply-style-name="cellule normale" calcext:value="!=&quot;&quot;" calcext:base-cell-address="'Ile déserte_2'.A83"/>
          </calcext:conditional-format>
          <calcext:conditional-format calcext:target-range-address="'Ile déserte_2'.A84:'Ile déserte_2'.A84">
            <calcext:condition calcext:apply-style-name="cellule normale" calcext:value="!=&quot;&quot;" calcext:base-cell-address="'Ile déserte_2'.A84"/>
          </calcext:conditional-format>
          <calcext:conditional-format calcext:target-range-address="'Ile déserte_2'.A85:'Ile déserte_2'.A85">
            <calcext:condition calcext:apply-style-name="cellule normale" calcext:value="!=&quot;&quot;" calcext:base-cell-address="'Ile déserte_2'.A85"/>
          </calcext:conditional-format>
          <calcext:conditional-format calcext:target-range-address="'Ile déserte_2'.A86:'Ile déserte_2'.A86">
            <calcext:condition calcext:apply-style-name="cellule normale" calcext:value="!=&quot;&quot;" calcext:base-cell-address="'Ile déserte_2'.A86"/>
          </calcext:conditional-format>
          <calcext:conditional-format calcext:target-range-address="'Ile déserte_2'.A87:'Ile déserte_2'.A87">
            <calcext:condition calcext:apply-style-name="cellule normale" calcext:value="!=&quot;&quot;" calcext:base-cell-address="'Ile déserte_2'.A87"/>
          </calcext:conditional-format>
          <calcext:conditional-format calcext:target-range-address="'Ile déserte_2'.A88:'Ile déserte_2'.A88">
            <calcext:condition calcext:apply-style-name="cellule normale" calcext:value="!=&quot;&quot;" calcext:base-cell-address="'Ile déserte_2'.A88"/>
          </calcext:conditional-format>
          <calcext:conditional-format calcext:target-range-address="'Ile déserte_2'.A89:'Ile déserte_2'.A89">
            <calcext:condition calcext:apply-style-name="cellule normale" calcext:value="!=&quot;&quot;" calcext:base-cell-address="'Ile déserte_2'.A89"/>
          </calcext:conditional-format>
          <calcext:conditional-format calcext:target-range-address="'Ile déserte_2'.A90:'Ile déserte_2'.A90">
            <calcext:condition calcext:apply-style-name="cellule normale" calcext:value="!=&quot;&quot;" calcext:base-cell-address="'Ile déserte_2'.A90"/>
          </calcext:conditional-format>
          <calcext:conditional-format calcext:target-range-address="'Ile déserte_2'.A91:'Ile déserte_2'.A91">
            <calcext:condition calcext:apply-style-name="cellule normale" calcext:value="!=&quot;&quot;" calcext:base-cell-address="'Ile déserte_2'.A91"/>
          </calcext:conditional-format>
          <calcext:conditional-format calcext:target-range-address="'Ile déserte_2'.A92:'Ile déserte_2'.A92">
            <calcext:condition calcext:apply-style-name="cellule normale" calcext:value="!=&quot;&quot;" calcext:base-cell-address="'Ile déserte_2'.A92"/>
          </calcext:conditional-format>
          <calcext:conditional-format calcext:target-range-address="'Ile déserte_2'.A93:'Ile déserte_2'.A93">
            <calcext:condition calcext:apply-style-name="cellule normale" calcext:value="!=&quot;&quot;" calcext:base-cell-address="'Ile déserte_2'.A93"/>
          </calcext:conditional-format>
          <calcext:conditional-format calcext:target-range-address="'Ile déserte_2'.A94:'Ile déserte_2'.A94">
            <calcext:condition calcext:apply-style-name="cellule normale" calcext:value="!=&quot;&quot;" calcext:base-cell-address="'Ile déserte_2'.A94"/>
          </calcext:conditional-format>
          <calcext:conditional-format calcext:target-range-address="'Ile déserte_2'.A95:'Ile déserte_2'.A95">
            <calcext:condition calcext:apply-style-name="cellule normale" calcext:value="!=&quot;&quot;" calcext:base-cell-address="'Ile déserte_2'.A95"/>
          </calcext:conditional-format>
          <calcext:conditional-format calcext:target-range-address="'Ile déserte_2'.A96:'Ile déserte_2'.A96">
            <calcext:condition calcext:apply-style-name="cellule normale" calcext:value="!=&quot;&quot;" calcext:base-cell-address="'Ile déserte_2'.A96"/>
          </calcext:conditional-format>
          <calcext:conditional-format calcext:target-range-address="'Ile déserte_2'.A97:'Ile déserte_2'.A97">
            <calcext:condition calcext:apply-style-name="cellule normale" calcext:value="!=&quot;&quot;" calcext:base-cell-address="'Ile déserte_2'.A97"/>
          </calcext:conditional-format>
          <calcext:conditional-format calcext:target-range-address="'Ile déserte_2'.A98:'Ile déserte_2'.A98">
            <calcext:condition calcext:apply-style-name="cellule normale" calcext:value="!=&quot;&quot;" calcext:base-cell-address="'Ile déserte_2'.A98"/>
          </calcext:conditional-format>
          <calcext:conditional-format calcext:target-range-address="'Ile déserte_2'.A99:'Ile déserte_2'.A99">
            <calcext:condition calcext:apply-style-name="cellule normale" calcext:value="!=&quot;&quot;" calcext:base-cell-address="'Ile déserte_2'.A99"/>
          </calcext:conditional-format>
          <calcext:conditional-format calcext:target-range-address="'Ile déserte_2'.A100:'Ile déserte_2'.A100">
            <calcext:condition calcext:apply-style-name="cellule normale" calcext:value="!=&quot;&quot;" calcext:base-cell-address="'Ile déserte_2'.A100"/>
          </calcext:conditional-format>
          <calcext:conditional-format calcext:target-range-address="'Ile déserte_2'.A101:'Ile déserte_2'.A101">
            <calcext:condition calcext:apply-style-name="cellule normale" calcext:value="!=&quot;&quot;" calcext:base-cell-address="'Ile déserte_2'.A101"/>
          </calcext:conditional-format>
          <calcext:conditional-format calcext:target-range-address="'Ile déserte_2'.A102:'Ile déserte_2'.A102">
            <calcext:condition calcext:apply-style-name="cellule normale" calcext:value="!=&quot;&quot;" calcext:base-cell-address="'Ile déserte_2'.A102"/>
          </calcext:conditional-format>
          <calcext:conditional-format calcext:target-range-address="'Ile déserte_2'.A103:'Ile déserte_2'.A103">
            <calcext:condition calcext:apply-style-name="cellule normale" calcext:value="!=&quot;&quot;" calcext:base-cell-address="'Ile déserte_2'.A103"/>
          </calcext:conditional-format>
          <calcext:conditional-format calcext:target-range-address="'Ile déserte_2'.A104:'Ile déserte_2'.A104">
            <calcext:condition calcext:apply-style-name="cellule normale" calcext:value="!=&quot;&quot;" calcext:base-cell-address="'Ile déserte_2'.A104"/>
          </calcext:conditional-format>
          <calcext:conditional-format calcext:target-range-address="'Ile déserte_2'.A105:'Ile déserte_2'.A105">
            <calcext:condition calcext:apply-style-name="cellule normale" calcext:value="!=&quot;&quot;" calcext:base-cell-address="'Ile déserte_2'.A105"/>
          </calcext:conditional-format>
          <calcext:conditional-format calcext:target-range-address="'Ile déserte_2'.A106:'Ile déserte_2'.A106">
            <calcext:condition calcext:apply-style-name="cellule normale" calcext:value="!=&quot;&quot;" calcext:base-cell-address="'Ile déserte_2'.A106"/>
          </calcext:conditional-format>
          <calcext:conditional-format calcext:target-range-address="'Ile déserte_2'.A107:'Ile déserte_2'.A107">
            <calcext:condition calcext:apply-style-name="cellule normale" calcext:value="!=&quot;&quot;" calcext:base-cell-address="'Ile déserte_2'.A107"/>
          </calcext:conditional-format>
          <calcext:conditional-format calcext:target-range-address="'Ile déserte_2'.A108:'Ile déserte_2'.A108">
            <calcext:condition calcext:apply-style-name="cellule normale" calcext:value="!=&quot;&quot;" calcext:base-cell-address="'Ile déserte_2'.A108"/>
          </calcext:conditional-format>
          <calcext:conditional-format calcext:target-range-address="'Ile déserte_2'.A109:'Ile déserte_2'.A109">
            <calcext:condition calcext:apply-style-name="cellule normale" calcext:value="!=&quot;&quot;" calcext:base-cell-address="'Ile déserte_2'.A109"/>
          </calcext:conditional-format>
          <calcext:conditional-format calcext:target-range-address="'Ile déserte_2'.A110:'Ile déserte_2'.A110">
            <calcext:condition calcext:apply-style-name="cellule normale" calcext:value="!=&quot;&quot;" calcext:base-cell-address="'Ile déserte_2'.A110"/>
          </calcext:conditional-format>
          <calcext:conditional-format calcext:target-range-address="'Ile déserte_2'.A111:'Ile déserte_2'.A111">
            <calcext:condition calcext:apply-style-name="cellule normale" calcext:value="!=&quot;&quot;" calcext:base-cell-address="'Ile déserte_2'.A111"/>
          </calcext:conditional-format>
          <calcext:conditional-format calcext:target-range-address="'Ile déserte_2'.A112:'Ile déserte_2'.A112">
            <calcext:condition calcext:apply-style-name="cellule normale" calcext:value="!=&quot;&quot;" calcext:base-cell-address="'Ile déserte_2'.A112"/>
          </calcext:conditional-format>
          <calcext:conditional-format calcext:target-range-address="'Ile déserte_2'.A113:'Ile déserte_2'.A113">
            <calcext:condition calcext:apply-style-name="cellule normale" calcext:value="!=&quot;&quot;" calcext:base-cell-address="'Ile déserte_2'.A113"/>
          </calcext:conditional-format>
          <calcext:conditional-format calcext:target-range-address="'Ile déserte_2'.A114:'Ile déserte_2'.A114">
            <calcext:condition calcext:apply-style-name="cellule normale" calcext:value="!=&quot;&quot;" calcext:base-cell-address="'Ile déserte_2'.A114"/>
          </calcext:conditional-format>
          <calcext:conditional-format calcext:target-range-address="'Ile déserte_2'.A115:'Ile déserte_2'.A115">
            <calcext:condition calcext:apply-style-name="cellule normale" calcext:value="!=&quot;&quot;" calcext:base-cell-address="'Ile déserte_2'.A115"/>
          </calcext:conditional-format>
          <calcext:conditional-format calcext:target-range-address="'Ile déserte_2'.A116:'Ile déserte_2'.A116">
            <calcext:condition calcext:apply-style-name="cellule normale" calcext:value="!=&quot;&quot;" calcext:base-cell-address="'Ile déserte_2'.A116"/>
          </calcext:conditional-format>
          <calcext:conditional-format calcext:target-range-address="'Ile déserte_2'.A117:'Ile déserte_2'.A117">
            <calcext:condition calcext:apply-style-name="cellule normale" calcext:value="!=&quot;&quot;" calcext:base-cell-address="'Ile déserte_2'.A117"/>
          </calcext:conditional-format>
          <calcext:conditional-format calcext:target-range-address="'Ile déserte_2'.A118:'Ile déserte_2'.A118">
            <calcext:condition calcext:apply-style-name="cellule normale" calcext:value="!=&quot;&quot;" calcext:base-cell-address="'Ile déserte_2'.A118"/>
          </calcext:conditional-format>
          <calcext:conditional-format calcext:target-range-address="'Ile déserte_2'.A119:'Ile déserte_2'.A119">
            <calcext:condition calcext:apply-style-name="cellule normale" calcext:value="!=&quot;&quot;" calcext:base-cell-address="'Ile déserte_2'.A119"/>
          </calcext:conditional-format>
          <calcext:conditional-format calcext:target-range-address="'Ile déserte_2'.A120:'Ile déserte_2'.A120">
            <calcext:condition calcext:apply-style-name="cellule normale" calcext:value="!=&quot;&quot;" calcext:base-cell-address="'Ile déserte_2'.A120"/>
          </calcext:conditional-format>
          <calcext:conditional-format calcext:target-range-address="'Ile déserte_2'.A121:'Ile déserte_2'.A121">
            <calcext:condition calcext:apply-style-name="cellule normale" calcext:value="!=&quot;&quot;" calcext:base-cell-address="'Ile déserte_2'.A121"/>
          </calcext:conditional-format>
          <calcext:conditional-format calcext:target-range-address="'Ile déserte_2'.A122:'Ile déserte_2'.A122">
            <calcext:condition calcext:apply-style-name="cellule normale" calcext:value="!=&quot;&quot;" calcext:base-cell-address="'Ile déserte_2'.A122"/>
          </calcext:conditional-format>
          <calcext:conditional-format calcext:target-range-address="'Ile déserte_2'.B15:'Ile déserte_2'.B15">
            <calcext:condition calcext:apply-style-name="cellule normale" calcext:value="!=&quot;&quot;" calcext:base-cell-address="'Ile déserte_2'.B15"/>
          </calcext:conditional-format>
          <calcext:conditional-format calcext:target-range-address="'Ile déserte_2'.B16:'Ile déserte_2'.B16">
            <calcext:condition calcext:apply-style-name="cellule normale" calcext:value="!=&quot;&quot;" calcext:base-cell-address="'Ile déserte_2'.B16"/>
          </calcext:conditional-format>
          <calcext:conditional-format calcext:target-range-address="'Ile déserte_2'.A3:'Ile déserte_2'.A3">
            <calcext:condition calcext:apply-style-name="cellule normale" calcext:value="!=&quot;&quot;" calcext:base-cell-address="'Ile déserte_2'.A3"/>
          </calcext:conditional-format>
          <calcext:conditional-format calcext:target-range-address="'Ile déserte_2'.A4:'Ile déserte_2'.A4">
            <calcext:condition calcext:apply-style-name="cellule normale" calcext:value="!=&quot;&quot;" calcext:base-cell-address="'Ile déserte_2'.A4"/>
          </calcext:conditional-format>
          <calcext:conditional-format calcext:target-range-address="'Ile déserte_2'.B3:'Ile déserte_2'.B3">
            <calcext:condition calcext:apply-style-name="cellule normale" calcext:value="!=&quot;&quot;" calcext:base-cell-address="'Ile déserte_2'.B3"/>
          </calcext:conditional-format>
          <calcext:conditional-format calcext:target-range-address="'Ile déserte_2'.B4:'Ile déserte_2'.B4">
            <calcext:condition calcext:apply-style-name="cellule normale" calcext:value="!=&quot;&quot;" calcext:base-cell-address="'Ile déserte_2'.B4"/>
          </calcext:conditional-format>
          <calcext:conditional-format calcext:target-range-address="'Ile déserte_2'.C3:'Ile déserte_2'.C3">
            <calcext:condition calcext:apply-style-name="cellule normale" calcext:value="!=&quot;&quot;" calcext:base-cell-address="'Ile déserte_2'.C3"/>
          </calcext:conditional-format>
          <calcext:conditional-format calcext:target-range-address="'Ile déserte_2'.C4:'Ile déserte_2'.C4">
            <calcext:condition calcext:apply-style-name="cellule normale" calcext:value="!=&quot;&quot;" calcext:base-cell-address="'Ile déserte_2'.C4"/>
          </calcext:conditional-format>
          <calcext:conditional-format calcext:target-range-address="'Ile déserte_2'.D3:'Ile déserte_2'.D3">
            <calcext:condition calcext:apply-style-name="cellule normale" calcext:value="!=&quot;&quot;" calcext:base-cell-address="'Ile déserte_2'.D3"/>
          </calcext:conditional-format>
          <calcext:conditional-format calcext:target-range-address="'Ile déserte_2'.D4:'Ile déserte_2'.D4">
            <calcext:condition calcext:apply-style-name="cellule normale" calcext:value="!=&quot;&quot;" calcext:base-cell-address="'Ile déserte_2'.D4"/>
          </calcext:conditional-format>
          <calcext:conditional-format calcext:target-range-address="'Ile déserte_2'.A6:'Ile déserte_2'.A6">
            <calcext:condition calcext:apply-style-name="cellule normale" calcext:value="!=&quot;&quot;" calcext:base-cell-address="'Ile déserte_2'.A6"/>
          </calcext:conditional-format>
          <calcext:conditional-format calcext:target-range-address="'Ile déserte_2'.A7:'Ile déserte_2'.A7">
            <calcext:condition calcext:apply-style-name="cellule normale" calcext:value="!=&quot;&quot;" calcext:base-cell-address="'Ile déserte_2'.A7"/>
          </calcext:conditional-format>
          <calcext:conditional-format calcext:target-range-address="'Ile déserte_2'.B6:'Ile déserte_2'.B6">
            <calcext:condition calcext:apply-style-name="cellule normale" calcext:value="!=&quot;&quot;" calcext:base-cell-address="'Ile déserte_2'.B6"/>
          </calcext:conditional-format>
          <calcext:conditional-format calcext:target-range-address="'Ile déserte_2'.C6:'Ile déserte_2'.C6">
            <calcext:condition calcext:apply-style-name="cellule normale" calcext:value="!=&quot;&quot;" calcext:base-cell-address="'Ile déserte_2'.C6"/>
          </calcext:conditional-format>
          <calcext:conditional-format calcext:target-range-address="'Ile déserte_2'.D6:'Ile déserte_2'.D6">
            <calcext:condition calcext:apply-style-name="cellule normale" calcext:value="!=&quot;&quot;" calcext:base-cell-address="'Ile déserte_2'.D6"/>
          </calcext:conditional-format>
          <calcext:conditional-format calcext:target-range-address="'Ile déserte_2'.A9:'Ile déserte_2'.A9">
            <calcext:condition calcext:apply-style-name="cellule normale" calcext:value="!=&quot;&quot;" calcext:base-cell-address="'Ile déserte_2'.A9"/>
          </calcext:conditional-format>
          <calcext:conditional-format calcext:target-range-address="'Ile déserte_2'.A10:'Ile déserte_2'.A10">
            <calcext:condition calcext:apply-style-name="cellule normale" calcext:value="!=&quot;&quot;" calcext:base-cell-address="'Ile déserte_2'.A10"/>
          </calcext:conditional-format>
          <calcext:conditional-format calcext:target-range-address="'Ile déserte_2'.B10:'Ile déserte_2'.B10">
            <calcext:condition calcext:apply-style-name="cellule normale" calcext:value="!=&quot;&quot;" calcext:base-cell-address="'Ile déserte_2'.B10"/>
          </calcext:conditional-format>
          <calcext:conditional-format calcext:target-range-address="'Ile déserte_2'.D10:'Ile déserte_2'.D10">
            <calcext:condition calcext:apply-style-name="cellule normale" calcext:value="!=&quot;&quot;" calcext:base-cell-address="'Ile déserte_2'.D10"/>
          </calcext:conditional-format>
          <calcext:conditional-format calcext:target-range-address="'Ile déserte_2'.A12:'Ile déserte_2'.A12">
            <calcext:condition calcext:apply-style-name="cellule normale" calcext:value="!=&quot;&quot;" calcext:base-cell-address="'Ile déserte_2'.A12"/>
          </calcext:conditional-format>
          <calcext:conditional-format calcext:target-range-address="'Ile déserte_2'.A13:'Ile déserte_2'.A13">
            <calcext:condition calcext:apply-style-name="cellule normale" calcext:value="!=&quot;&quot;" calcext:base-cell-address="'Ile déserte_2'.A13"/>
          </calcext:conditional-format>
          <calcext:conditional-format calcext:target-range-address="'Ile déserte_2'.B12:'Ile déserte_2'.B12">
            <calcext:condition calcext:apply-style-name="cellule normale" calcext:value="!=&quot;&quot;" calcext:base-cell-address="'Ile déserte_2'.B12"/>
          </calcext:conditional-format>
          <calcext:conditional-format calcext:target-range-address="'Ile déserte_2'.B13:'Ile déserte_2'.B13">
            <calcext:condition calcext:apply-style-name="cellule normale" calcext:value="!=&quot;&quot;" calcext:base-cell-address="'Ile déserte_2'.B13"/>
          </calcext:conditional-format>
          <calcext:conditional-format calcext:target-range-address="'Ile déserte_2'.C12:'Ile déserte_2'.C12">
            <calcext:condition calcext:apply-style-name="cellule normale" calcext:value="!=&quot;&quot;" calcext:base-cell-address="'Ile déserte_2'.C12"/>
          </calcext:conditional-format>
          <calcext:conditional-format calcext:target-range-address="'Ile déserte_2'.C13:'Ile déserte_2'.C13">
            <calcext:condition calcext:apply-style-name="cellule normale" calcext:value="!=&quot;&quot;" calcext:base-cell-address="'Ile déserte_2'.C13"/>
          </calcext:conditional-format>
          <calcext:conditional-format calcext:target-range-address="'Ile déserte_2'.D12:'Ile déserte_2'.D12">
            <calcext:condition calcext:apply-style-name="cellule normale" calcext:value="!=&quot;&quot;" calcext:base-cell-address="'Ile déserte_2'.D12"/>
          </calcext:conditional-format>
          <calcext:conditional-format calcext:target-range-address="'Ile déserte_2'.D13:'Ile déserte_2'.D13">
            <calcext:condition calcext:apply-style-name="cellule normale" calcext:value="!=&quot;&quot;" calcext:base-cell-address="'Ile déserte_2'.D13"/>
          </calcext:conditional-format>
          <calcext:conditional-format calcext:target-range-address="'Ile déserte_2'.A5:'Ile déserte_2'.A5">
            <calcext:condition calcext:apply-style-name="cellule normale" calcext:value="!=&quot;&quot;" calcext:base-cell-address="'Ile déserte_2'.A5"/>
          </calcext:conditional-format>
          <calcext:conditional-format calcext:target-range-address="'Ile déserte_2'.B5:'Ile déserte_2'.B5">
            <calcext:condition calcext:apply-style-name="cellule normale" calcext:value="!=&quot;&quot;" calcext:base-cell-address="'Ile déserte_2'.B5"/>
          </calcext:conditional-format>
          <calcext:conditional-format calcext:target-range-address="'Ile déserte_2'.B9:'Ile déserte_2'.B9">
            <calcext:condition calcext:apply-style-name="cellule normale" calcext:value="!=&quot;&quot;" calcext:base-cell-address="'Ile déserte_2'.B9"/>
          </calcext:conditional-format>
          <calcext:conditional-format calcext:target-range-address="'Ile déserte_2'.B7:'Ile déserte_2'.B7">
            <calcext:condition calcext:apply-style-name="cellule normale" calcext:value="!=&quot;&quot;" calcext:base-cell-address="'Ile déserte_2'.B7"/>
          </calcext:conditional-format>
          <calcext:conditional-format calcext:target-range-address="'Ile déserte_2'.B8:'Ile déserte_2'.B8">
            <calcext:condition calcext:apply-style-name="cellule normale" calcext:value="!=&quot;&quot;" calcext:base-cell-address="'Ile déserte_2'.B8"/>
          </calcext:conditional-format>
          <calcext:conditional-format calcext:target-range-address="'Ile déserte_2'.C5:'Ile déserte_2'.C5">
            <calcext:condition calcext:apply-style-name="cellule normale" calcext:value="!=&quot;&quot;" calcext:base-cell-address="'Ile déserte_2'.C5"/>
          </calcext:conditional-format>
          <calcext:conditional-format calcext:target-range-address="'Ile déserte_2'.C9:'Ile déserte_2'.C9">
            <calcext:condition calcext:apply-style-name="cellule normale" calcext:value="!=&quot;&quot;" calcext:base-cell-address="'Ile déserte_2'.C9"/>
          </calcext:conditional-format>
          <calcext:conditional-format calcext:target-range-address="'Ile déserte_2'.C9:'Ile déserte_2'.C9">
            <calcext:condition calcext:apply-style-name="cellule normale" calcext:value="!=&quot;&quot;" calcext:base-cell-address="'Ile déserte_2'.C9"/>
          </calcext:conditional-format>
          <calcext:conditional-format calcext:target-range-address="'Ile déserte_2'.C7:'Ile déserte_2'.C7">
            <calcext:condition calcext:apply-style-name="cellule normale" calcext:value="!=&quot;&quot;" calcext:base-cell-address="'Ile déserte_2'.C7"/>
          </calcext:conditional-format>
          <calcext:conditional-format calcext:target-range-address="'Ile déserte_2'.D7:'Ile déserte_2'.D7">
            <calcext:condition calcext:apply-style-name="cellule normale" calcext:value="!=&quot;&quot;" calcext:base-cell-address="'Ile déserte_2'.D7"/>
          </calcext:conditional-format>
          <calcext:conditional-format calcext:target-range-address="'Ile déserte_2'.D9:'Ile déserte_2'.D9">
            <calcext:condition calcext:apply-style-name="cellule normale" calcext:value="!=&quot;&quot;" calcext:base-cell-address="'Ile déserte_2'.D9"/>
          </calcext:conditional-format>
          <calcext:conditional-format calcext:target-range-address="'Ile déserte_2'.D8:'Ile déserte_2'.D8">
            <calcext:condition calcext:apply-style-name="cellule normale" calcext:value="!=&quot;&quot;" calcext:base-cell-address="'Ile déserte_2'.D8"/>
          </calcext:conditional-format>
          <calcext:conditional-format calcext:target-range-address="'Ile déserte_2'.C10:'Ile déserte_2'.C10">
            <calcext:condition calcext:apply-style-name="cellule normale" calcext:value="!=&quot;&quot;" calcext:base-cell-address="'Ile déserte_2'.C10"/>
          </calcext:conditional-format>
          <calcext:conditional-format calcext:target-range-address="'Ile déserte_2'.C8:'Ile déserte_2'.C8">
            <calcext:condition calcext:apply-style-name="cellule normale" calcext:value="!=&quot;&quot;" calcext:base-cell-address="'Ile déserte_2'.C8"/>
          </calcext:conditional-format>
        </calcext:conditional-formats>
      </table:table>
      <table:table table:name="Village pêcheur taverne seule" table:style-name="ta1">
        <table:table-column table:style-name="co8" table:default-cell-style-name="ce1107"/>
        <table:table-column table:style-name="co11" table:default-cell-style-name="ce1107"/>
        <table:table-column table:style-name="co11" table:default-cell-style-name="Default"/>
        <table:table-column table:style-name="co11" table:default-cell-style-name="ce1107"/>
        <table:table-column table:style-name="co12" table:default-cell-style-name="ce1107"/>
        <table:table-column table:style-name="co13" table:default-cell-style-name="ce1107"/>
        <table:table-column table:style-name="co14" table:default-cell-style-name="ce1107"/>
        <table:table-column table:style-name="co15" table:default-cell-style-name="ce1107"/>
        <table:table-column table:style-name="co16" table:default-cell-style-name="ce1107"/>
        <table:table-column table:style-name="co3" table:number-columns-repeated="28" table:default-cell-style-name="ce1107"/>
        <table:table-row table:style-name="ro16">
          <table:table-cell table:style-name="ce1343" office:value-type="string" calcext:value-type="string">
            <text:p>Nom</text:p>
          </table:table-cell>
          <table:table-cell table:style-name="ce1343" office:value-type="string" calcext:value-type="string">
            <text:p>Fréquence / 5</text:p>
          </table:table-cell>
          <table:table-cell table:style-name="ce1874"/>
          <table:table-cell table:style-name="Default" table:number-columns-repeated="34"/>
        </table:table-row>
        <table:table-row table:style-name="ro16">
          <table:table-cell table:style-name="ce1344" office:value-type="string" calcext:value-type="string">
            <text:p>Taverne</text:p>
          </table:table-cell>
          <table:table-cell table:style-name="ce1344" office:value-type="float" office:value="2" calcext:value-type="float">
            <text:p>2</text:p>
          </table:table-cell>
          <table:table-cell table:style-name="ce1875"/>
          <table:table-cell table:style-name="Default" table:number-columns-repeated="34"/>
        </table:table-row>
        <table:table-row table:style-name="ro30">
          <table:table-cell table:style-name="ce1727" office:value-type="string" calcext:value-type="string">
            <text:p>Narrator : Après avoir évité une vingtaine de bateau de pêche, le bateau accoste dans un petit port. L'air empeste le poisson.</text:p>
          </table:table-cell>
          <table:table-cell table:style-name="ce1841"/>
          <table:table-cell table:style-name="ce1876"/>
          <table:table-cell table:style-name="ce1904"/>
          <table:table-cell table:style-name="ce1937"/>
          <table:table-cell table:style-name="ce1949"/>
          <table:table-cell table:style-name="ce1963"/>
          <table:table-cell table:number-columns-repeated="30"/>
        </table:table-row>
        <table:table-row table:style-name="ro8">
          <table:table-cell table:style-name="ce1728" office:value-type="string" calcext:value-type="string">
            <text:p>setChoices3</text:p>
          </table:table-cell>
          <table:table-cell table:style-name="ce1728" table:number-columns-repeated="2"/>
          <table:table-cell table:style-name="ce1905"/>
          <table:table-cell table:style-name="ce1938"/>
          <table:table-cell table:style-name="ce1950"/>
          <table:table-cell table:style-name="ce1964"/>
          <table:table-cell table:number-columns-repeated="30"/>
        </table:table-row>
        <table:table-row table:style-name="ro8">
          <table:table-cell table:style-name="ce1729" office:value-type="string" calcext:value-type="string">
            <text:p>Aller voir les pêcheurs</text:p>
          </table:table-cell>
          <table:table-cell table:style-name="ce1729"/>
          <table:table-cell table:style-name="ce1877" office:value-type="string" calcext:value-type="string">
            <text:p>Entrer dans le village</text:p>
          </table:table-cell>
          <table:table-cell table:style-name="ce1906" office:value-type="string" calcext:value-type="string">
            <text:p>Repartir</text:p>
          </table:table-cell>
          <table:table-cell table:style-name="ce1939"/>
          <table:table-cell table:style-name="ce1951"/>
          <table:table-cell table:style-name="ce1965"/>
          <table:table-cell table:number-columns-repeated="30"/>
        </table:table-row>
        <table:table-row table:style-name="ro8">
          <table:table-cell table:style-name="ce1730" office:value-type="string" calcext:value-type="string">
            <text:p>randomCharacter</text:p>
          </table:table-cell>
          <table:table-cell table:style-name="ce1730"/>
          <table:table-cell table:style-name="ce1878" office:value-type="string" calcext:value-type="string">
            <text:p>checkDay</text:p>
          </table:table-cell>
          <table:table-cell table:style-name="ce1907" office:value-type="string" calcext:value-type="string">
            <text:p>PlayerSpeak : Ça pue on s'casse.</text:p>
          </table:table-cell>
          <table:table-cell table:style-name="ce1940"/>
          <table:table-cell table:style-name="ce1952"/>
          <table:table-cell table:style-name="ce1966"/>
          <table:table-cell table:number-columns-repeated="30"/>
        </table:table-row>
        <table:table-row table:style-name="ro31">
          <table:table-cell table:style-name="ce1731" office:value-type="string" calcext:value-type="string">
            <text:p>PlayerSpeak : Bonjour pêcheur !</text:p>
          </table:table-cell>
          <table:table-cell table:style-name="ce1842"/>
          <table:table-cell table:style-name="ce1879" office:value-type="string" calcext:value-type="string">
            <text:p>Narrator : Le village est petit mais vivant, c'est un jour de marché. Des hommes déplacent des caisses de poissons pendant que des femmes le cuisine et le vend. Une petite rue s'ouvre vers la gauche</text:p>
          </table:table-cell>
          <table:table-cell table:style-name="ce1908" office:value-type="string" calcext:value-type="string">
            <text:p>leave</text:p>
          </table:table-cell>
          <table:table-cell table:style-name="ce1941"/>
          <table:table-cell table:style-name="Default"/>
          <table:table-cell table:style-name="ce1967" office:value-type="string" calcext:value-type="string">
            <text:p>Narrator : Le village est sombre et calme. La place est éclairée par quelques torches.</text:p>
          </table:table-cell>
          <table:table-cell table:number-columns-repeated="30"/>
        </table:table-row>
        <table:table-row table:style-name="ro8">
          <table:table-cell table:style-name="ce1732" office:value-type="string" calcext:value-type="string">
            <text:p>OtherSpeak : Salut à toi</text:p>
          </table:table-cell>
          <table:table-cell/>
          <table:table-cell table:style-name="ce1880" office:value-type="string" calcext:value-type="string">
            <text:p>setChoices3</text:p>
          </table:table-cell>
          <table:table-cell table:style-name="Default"/>
          <table:table-cell table:style-name="ce1942"/>
          <table:table-cell table:style-name="ce1953"/>
          <table:table-cell table:style-name="ce1968" office:value-type="string" calcext:value-type="string">
            <text:p>setChoices3</text:p>
          </table:table-cell>
          <table:table-cell table:style-name="ce1974"/>
          <table:table-cell table:style-name="ce1980"/>
          <table:table-cell table:number-columns-repeated="28"/>
        </table:table-row>
        <table:table-row table:style-name="ro8">
          <table:table-cell table:style-name="ce1733" office:value-type="string" calcext:value-type="string">
            <text:p>setChoices2</text:p>
          </table:table-cell>
          <table:table-cell table:style-name="ce1843"/>
          <table:table-cell table:style-name="ce1881" office:value-type="string" calcext:value-type="string">
            <text:p>Retourner sur les quais</text:p>
          </table:table-cell>
          <table:table-cell table:style-name="ce1909" office:value-type="string" calcext:value-type="string">
            <text:p>Parler aux poissoniers</text:p>
          </table:table-cell>
          <table:table-cell table:style-name="ce1943" office:value-type="string" calcext:value-type="string">
            <text:p>S'aventurer dans le village</text:p>
          </table:table-cell>
          <table:table-cell table:style-name="ce1954"/>
          <table:table-cell table:style-name="ce1969" office:value-type="string" calcext:value-type="string">
            <text:p>Retourner sur les quais</text:p>
          </table:table-cell>
          <table:table-cell table:style-name="ce1975" office:value-type="string" calcext:value-type="string">
            <text:p>S'aventurer dans le village</text:p>
          </table:table-cell>
          <table:table-cell table:style-name="ce1981"/>
          <table:table-cell table:number-columns-repeated="28"/>
        </table:table-row>
        <table:table-row table:style-name="ro32">
          <table:table-cell table:style-name="ce1734" office:value-type="string" calcext:value-type="string">
            <text:p>Bobby Dick, ça te dit quelque chose ?</text:p>
          </table:table-cell>
          <table:table-cell table:style-name="ce1844" office:value-type="string" calcext:value-type="string">
            <text:p>Tu AS du poisson, ou autre, à me vendre non ?</text:p>
          </table:table-cell>
          <table:table-cell table:style-name="ce1882" office:value-type="string" calcext:value-type="string">
            <text:p>goTo1/2</text:p>
          </table:table-cell>
          <table:table-cell table:style-name="ce1910" office:value-type="string" calcext:value-type="string">
            <text:p>randomCharacter</text:p>
          </table:table-cell>
          <table:table-cell table:style-name="ce1944" office:value-type="string" calcext:value-type="string">
            <text:p>Narrator : La rue mène sur un impasse et sur la chaleur d'une taverne.</text:p>
          </table:table-cell>
          <table:table-cell table:style-name="ce1955"/>
          <table:table-cell table:style-name="ce1970" office:value-type="string" calcext:value-type="string">
            <text:p>goTo1/2</text:p>
          </table:table-cell>
          <table:table-cell table:style-name="ce1976" office:value-type="string" calcext:value-type="string">
            <text:p>Narrator : La rue mène sur un impasse et sur la chaleur d'une taverne. Toutes les boutiques sont fermées</text:p>
          </table:table-cell>
          <table:table-cell table:style-name="ce1982"/>
          <table:table-cell table:number-columns-repeated="28"/>
        </table:table-row>
        <table:table-row table:style-name="ro17">
          <table:table-cell table:style-name="ce1735" office:value-type="string" calcext:value-type="string">
            <text:p>Narrator : Tu dois coder le système d'indice enculé : si le mec te donne un indice ou pas, tu coche l'île</text:p>
          </table:table-cell>
          <table:table-cell table:style-name="ce1845" office:value-type="string" calcext:value-type="string">
            <text:p>OtherSpeak : Et comment !</text:p>
          </table:table-cell>
          <table:table-cell table:style-name="ce1107"/>
          <table:table-cell table:style-name="ce1911" office:value-type="string" calcext:value-type="string">
            <text:p>PlayerSpeak : Hé la !</text:p>
          </table:table-cell>
          <table:table-cell table:style-name="ce1945" office:value-type="string" calcext:value-type="string">
            <text:p>setChoices2</text:p>
          </table:table-cell>
          <table:table-cell table:style-name="ce1956"/>
          <table:table-cell/>
          <table:table-cell table:style-name="ce1977" office:value-type="string" calcext:value-type="string">
            <text:p>setChoices2</text:p>
          </table:table-cell>
          <table:table-cell table:style-name="ce1983"/>
          <table:table-cell table:number-columns-repeated="28"/>
        </table:table-row>
        <table:table-row table:style-name="ro19">
          <table:table-cell office:value-type="string" calcext:value-type="string">
            <text:p>goTo1/2</text:p>
          </table:table-cell>
          <table:table-cell table:style-name="ce1846" office:value-type="string" calcext:value-type="string">
            <text:p>tradeFood</text:p>
          </table:table-cell>
          <table:table-cell table:style-name="ce1883"/>
          <table:table-cell table:style-name="ce1912" office:value-type="string" calcext:value-type="string">
            <text:p>OtherSpeak : Hé ho !</text:p>
          </table:table-cell>
          <table:table-cell table:style-name="ce1946" office:value-type="string" calcext:value-type="string">
            <text:p>Entrons</text:p>
          </table:table-cell>
          <table:table-cell table:style-name="ce1957" office:value-type="string" calcext:value-type="string">
            <text:p>Revenons en arrière</text:p>
          </table:table-cell>
          <table:table-cell table:style-name="ce1971"/>
          <table:table-cell table:style-name="ce1978" office:value-type="string" calcext:value-type="string">
            <text:p>Entrons</text:p>
          </table:table-cell>
          <table:table-cell table:style-name="ce1984" office:value-type="string" calcext:value-type="string">
            <text:p>Revenons en arrière</text:p>
          </table:table-cell>
          <table:table-cell table:number-columns-repeated="28"/>
        </table:table-row>
        <table:table-row table:style-name="ro13">
          <table:table-cell table:style-name="ce1736"/>
          <table:table-cell table:style-name="ce1847" office:value-type="string" calcext:value-type="string">
            <text:p>PlayerSpeak : Merci bien !</text:p>
          </table:table-cell>
          <table:table-cell table:style-name="ce1884"/>
          <table:table-cell table:style-name="ce1913" office:value-type="string" calcext:value-type="string">
            <text:p>OtherSpeak : Qu'est-ce que je peux faire ?</text:p>
          </table:table-cell>
          <table:table-cell table:style-name="ce1947" office:value-type="string" calcext:value-type="string">
            <text:p>goTo1/22</text:p>
          </table:table-cell>
          <table:table-cell table:style-name="ce1958" office:value-type="string" calcext:value-type="string">
            <text:p>goTo3/5</text:p>
          </table:table-cell>
          <table:table-cell table:style-name="ce1972"/>
          <table:table-cell table:style-name="ce1979" office:value-type="string" calcext:value-type="string">
            <text:p>goTo1/22</text:p>
          </table:table-cell>
          <table:table-cell table:style-name="ce1985" office:value-type="string" calcext:value-type="string">
            <text:p>goTo3/5</text:p>
          </table:table-cell>
          <table:table-cell table:number-columns-repeated="28"/>
        </table:table-row>
        <table:table-row table:style-name="ro8">
          <table:table-cell/>
          <table:table-cell table:style-name="ce1848" office:value-type="string" calcext:value-type="string">
            <text:p>OtherSpeak : Au plaisir</text:p>
          </table:table-cell>
          <table:table-cell table:style-name="ce1107"/>
          <table:table-cell table:style-name="ce1914" office:value-type="string" calcext:value-type="string">
            <text:p>PlayerSpeak : Me vendre à manger.</text:p>
          </table:table-cell>
          <table:table-cell table:style-name="Default"/>
          <table:table-cell table:style-name="ce1959"/>
          <table:table-cell/>
          <table:table-cell table:style-name="Default"/>
          <table:table-cell table:style-name="ce1986"/>
          <table:table-cell table:number-columns-repeated="28"/>
        </table:table-row>
        <table:table-row table:style-name="ro8">
          <table:table-cell/>
          <table:table-cell table:style-name="ce1849" office:value-type="string" calcext:value-type="string">
            <text:p>deleteOther</text:p>
          </table:table-cell>
          <table:table-cell table:style-name="ce1107"/>
          <table:table-cell table:style-name="ce1915" office:value-type="string" calcext:value-type="string">
            <text:p>tradeFood</text:p>
          </table:table-cell>
          <table:table-cell table:style-name="Default"/>
          <table:table-cell table:style-name="ce1960"/>
          <table:table-cell/>
          <table:table-cell table:style-name="Default"/>
          <table:table-cell table:style-name="ce1987"/>
          <table:table-cell table:number-columns-repeated="28"/>
        </table:table-row>
        <table:table-row table:style-name="ro19">
          <table:table-cell/>
          <table:table-cell office:value-type="string" calcext:value-type="string">
            <text:p>goTo1/2</text:p>
          </table:table-cell>
          <table:table-cell table:style-name="ce1107"/>
          <table:table-cell table:style-name="ce1916" office:value-type="string" calcext:value-type="string">
            <text:p>OtherSpeak : A la prochaine !</text:p>
          </table:table-cell>
          <table:table-cell table:style-name="Default"/>
          <table:table-cell table:style-name="ce1961"/>
          <table:table-cell/>
          <table:table-cell table:style-name="Default"/>
          <table:table-cell table:style-name="ce1988"/>
          <table:table-cell table:number-columns-repeated="28"/>
        </table:table-row>
        <table:table-row table:style-name="ro8">
          <table:table-cell table:style-name="ce1737"/>
          <table:table-cell table:style-name="Default"/>
          <table:table-cell table:style-name="ce1737"/>
          <table:table-cell table:style-name="ce1917" office:value-type="string" calcext:value-type="string">
            <text:p>deleteOther</text:p>
          </table:table-cell>
          <table:table-cell table:style-name="Default"/>
          <table:table-cell table:style-name="ce1962"/>
          <table:table-cell table:style-name="ce1973"/>
          <table:table-cell table:style-name="Default"/>
          <table:table-cell table:style-name="ce1989"/>
          <table:table-cell table:number-columns-repeated="28"/>
        </table:table-row>
        <table:table-row table:style-name="ro8">
          <table:table-cell table:style-name="ce1738" table:number-columns-repeated="3"/>
          <table:table-cell table:style-name="ce1918" office:value-type="string" calcext:value-type="string">
            <text:p>goTo3/6</text:p>
          </table:table-cell>
          <table:table-cell table:style-name="Default" table:number-columns-repeated="4"/>
          <table:table-cell table:number-columns-repeated="29"/>
        </table:table-row>
        <table:table-row table:style-name="ro16">
          <table:table-cell table:style-name="ce1739" table:number-columns-repeated="3"/>
          <table:table-cell/>
          <table:table-cell table:style-name="Default" table:number-columns-repeated="4"/>
          <table:table-cell table:number-columns-repeated="29"/>
        </table:table-row>
        <table:table-row table:style-name="ro16">
          <table:table-cell table:style-name="ce1740" table:number-columns-repeated="3"/>
          <table:table-cell/>
          <table:table-cell table:style-name="Default" table:number-columns-repeated="4"/>
          <table:table-cell table:number-columns-repeated="29"/>
        </table:table-row>
        <table:table-row table:style-name="ro16">
          <table:table-cell table:style-name="ce1741"/>
          <table:table-cell table:style-name="ce1850" table:number-columns-repeated="2"/>
          <table:table-cell table:number-columns-repeated="2"/>
          <table:table-cell table:style-name="Default" table:number-columns-repeated="3"/>
          <table:table-cell table:number-columns-repeated="29"/>
        </table:table-row>
        <table:table-row table:style-name="ro16">
          <table:table-cell table:style-name="ce1742"/>
          <table:table-cell table:style-name="ce1851" table:number-columns-repeated="2"/>
          <table:table-cell table:number-columns-repeated="2"/>
          <table:table-cell table:style-name="Default" table:number-columns-repeated="3"/>
          <table:table-cell table:number-columns-repeated="29"/>
        </table:table-row>
        <table:table-row table:style-name="ro16">
          <table:table-cell table:style-name="ce1743"/>
          <table:table-cell table:style-name="ce1852" table:number-columns-repeated="2"/>
          <table:table-cell table:number-columns-repeated="2"/>
          <table:table-cell table:style-name="Default" table:number-columns-repeated="3"/>
          <table:table-cell table:number-columns-repeated="29"/>
        </table:table-row>
        <table:table-row table:style-name="ro16">
          <table:table-cell table:style-name="ce1744" office:value-type="string" calcext:value-type="string">
            <text:p>randomCrew</text:p>
          </table:table-cell>
          <table:table-cell table:style-name="ce1853"/>
          <table:table-cell table:style-name="ce1885"/>
          <table:table-cell table:number-columns-repeated="2"/>
          <table:table-cell table:style-name="Default" table:number-columns-repeated="3"/>
          <table:table-cell table:number-columns-repeated="29"/>
        </table:table-row>
        <table:table-row table:style-name="ro33">
          <table:table-cell table:style-name="ce1745" office:value-type="string" calcext:value-type="string">
            <text:p>OtherSpeak : Qu'est-ce que je peux faire pour vous ?</text:p>
          </table:table-cell>
          <table:table-cell table:style-name="ce1854"/>
          <table:table-cell table:style-name="ce1886"/>
          <table:table-cell table:number-columns-repeated="2"/>
          <table:table-cell table:style-name="Default" table:number-columns-repeated="3"/>
          <table:table-cell table:number-columns-repeated="29"/>
        </table:table-row>
        <table:table-row table:style-name="ro16">
          <table:table-cell table:style-name="ce1746" office:value-type="string" calcext:value-type="string">
            <text:p>setChoices3</text:p>
          </table:table-cell>
          <table:table-cell table:style-name="ce1855"/>
          <table:table-cell table:style-name="ce1887"/>
          <table:table-cell table:number-columns-repeated="2"/>
          <table:table-cell table:style-name="Default" table:number-columns-repeated="3"/>
          <table:table-cell table:number-columns-repeated="29"/>
        </table:table-row>
        <table:table-row table:style-name="ro16">
          <table:table-cell table:style-name="ce1747" office:value-type="string" calcext:value-type="string">
            <text:p>Des chambres pour mes hommes !</text:p>
          </table:table-cell>
          <table:table-cell table:style-name="ce1856"/>
          <table:table-cell table:style-name="ce1888"/>
          <table:table-cell table:style-name="ce1747" office:value-type="string" calcext:value-type="string">
            <text:p>On a faim !</text:p>
          </table:table-cell>
          <table:table-cell table:style-name="ce1747" office:value-type="string" calcext:value-type="string">
            <text:p>Ça ira pour aujourdh'ui</text:p>
          </table:table-cell>
          <table:table-cell table:style-name="Default" table:number-columns-repeated="3"/>
          <table:table-cell table:number-columns-repeated="29"/>
        </table:table-row>
        <table:table-row table:style-name="ro33">
          <table:table-cell table:style-name="ce1748" office:value-type="string" calcext:value-type="string">
            <text:p>OtherSpeak : Ça sera 50 pièces d'or</text:p>
          </table:table-cell>
          <table:table-cell table:style-name="ce1857"/>
          <table:table-cell table:style-name="ce1889"/>
          <table:table-cell table:style-name="ce1748" office:value-type="string" calcext:value-type="string">
            <text:p>OtherSpeak : Regardez voir ce que j'ai</text:p>
          </table:table-cell>
          <table:table-cell table:style-name="ce1748" office:value-type="string" calcext:value-type="string">
            <text:p>OtherSpeak : Bon bah à la prochaine !</text:p>
          </table:table-cell>
          <table:table-cell table:style-name="Default" table:number-columns-repeated="3"/>
          <table:table-cell table:number-columns-repeated="29"/>
        </table:table-row>
        <table:table-row table:style-name="ro8">
          <table:table-cell table:style-name="ce1749" office:value-type="string" calcext:value-type="string">
            <text:p>setChoices2</text:p>
          </table:table-cell>
          <table:table-cell table:style-name="ce1858"/>
          <table:table-cell table:style-name="ce1890"/>
          <table:table-cell table:style-name="ce1749" office:value-type="string" calcext:value-type="string">
            <text:p>tradeFood</text:p>
          </table:table-cell>
          <table:table-cell table:style-name="ce1749" office:value-type="string" calcext:value-type="string">
            <text:p>hideOther</text:p>
          </table:table-cell>
          <table:table-cell table:style-name="Default" table:number-columns-repeated="3"/>
          <table:table-cell table:number-columns-repeated="29"/>
        </table:table-row>
        <table:table-row table:style-name="ro34">
          <table:table-cell table:style-name="ce1750" office:value-type="string" calcext:value-type="string">
            <text:p>Tenez !</text:p>
          </table:table-cell>
          <table:table-cell table:style-name="ce1859"/>
          <table:table-cell table:style-name="ce1891" office:value-type="string" calcext:value-type="string">
            <text:p>Je n'ai pas assez…</text:p>
          </table:table-cell>
          <table:table-cell table:style-name="ce1919" office:value-type="string" calcext:value-type="string">
            <text:p>goTo1/23</text:p>
          </table:table-cell>
          <table:table-cell table:style-name="ce1948" office:value-type="string" calcext:value-type="string">
            <text:p>goTo5/8</text:p>
          </table:table-cell>
          <table:table-cell table:style-name="Default" table:number-columns-repeated="3"/>
          <table:table-cell table:number-columns-repeated="29"/>
        </table:table-row>
        <table:table-row table:style-name="ro33">
          <table:table-cell table:style-name="ce1751" office:value-type="string" calcext:value-type="string">
            <text:p>checkGold50</text:p>
          </table:table-cell>
          <table:table-cell table:style-name="ce1860"/>
          <table:table-cell table:style-name="ce1892" office:value-type="string" calcext:value-type="string">
            <text:p>OtherSpeak : Alors je peux rien faire pour vous</text:p>
          </table:table-cell>
          <table:table-cell table:style-name="ce1920" table:number-columns-repeated="2"/>
          <table:table-cell/>
          <table:table-cell table:style-name="Default" table:number-columns-repeated="2"/>
          <table:table-cell table:number-columns-repeated="29"/>
        </table:table-row>
        <table:table-row table:style-name="ro33">
          <table:table-cell table:style-name="ce1752" office:value-type="string" calcext:value-type="string">
            <text:p>OtherSpeak : Prenez le dortoir à gauche en haut des escaliers !</text:p>
          </table:table-cell>
          <table:table-cell table:style-name="ce1861" office:value-type="string" calcext:value-type="string">
            <text:p>OtherSpeak : Désolé mon bon m'sieur mais c'est pas assez</text:p>
          </table:table-cell>
          <table:table-cell table:style-name="ce1893" office:value-type="string" calcext:value-type="string">
            <text:p>goTo1/23</text:p>
          </table:table-cell>
          <table:table-cell table:style-name="ce1921" table:number-columns-repeated="2"/>
          <table:table-cell/>
          <table:table-cell table:style-name="Default" table:number-columns-repeated="2"/>
          <table:table-cell table:number-columns-repeated="29"/>
        </table:table-row>
        <table:table-row table:style-name="ro16">
          <table:table-cell table:style-name="ce1753" office:value-type="string" calcext:value-type="string">
            <text:p>OtherSpeak : Bonne nuit</text:p>
          </table:table-cell>
          <table:table-cell table:style-name="ce1862" office:value-type="string" calcext:value-type="string">
            <text:p>goTo1/23</text:p>
          </table:table-cell>
          <table:table-cell table:style-name="ce1894"/>
          <table:table-cell table:style-name="ce1922" table:number-columns-repeated="2"/>
          <table:table-cell/>
          <table:table-cell table:style-name="Default" table:number-columns-repeated="2"/>
          <table:table-cell table:number-columns-repeated="29"/>
        </table:table-row>
        <table:table-row table:style-name="ro9">
          <table:table-cell table:style-name="ce1754" office:value-type="string" calcext:value-type="string">
            <text:p>setWeatherDay</text:p>
          </table:table-cell>
          <table:table-cell table:style-name="ce1863"/>
          <table:table-cell table:style-name="ce1895"/>
          <table:table-cell table:style-name="ce1923" table:number-columns-repeated="2"/>
          <table:table-cell table:number-columns-repeated="32"/>
        </table:table-row>
        <table:table-row table:style-name="ro9">
          <table:table-cell table:style-name="ce1755" office:value-type="string" calcext:value-type="string">
            <text:p>nextDay</text:p>
          </table:table-cell>
          <table:table-cell table:style-name="ce1864"/>
          <table:table-cell table:style-name="ce1896"/>
          <table:table-cell table:style-name="ce1924" table:number-columns-repeated="2"/>
          <table:table-cell table:number-columns-repeated="32"/>
        </table:table-row>
        <table:table-row table:style-name="ro11">
          <table:table-cell table:style-name="ce1756" office:value-type="string" calcext:value-type="string">
            <text:p>Narrator : L'équipe se réveille au son des mouettes…</text:p>
          </table:table-cell>
          <table:table-cell/>
          <table:table-cell table:style-name="ce1897"/>
          <table:table-cell table:style-name="ce1925" table:number-columns-repeated="2"/>
          <table:table-cell table:number-columns-repeated="32"/>
        </table:table-row>
        <table:table-row table:style-name="ro9">
          <table:table-cell table:style-name="ce1757" office:value-type="string" calcext:value-type="string">
            <text:p>OtherSpeak : Alors, bien dormis ?</text:p>
          </table:table-cell>
          <table:table-cell table:style-name="ce1865"/>
          <table:table-cell table:style-name="ce1898"/>
          <table:table-cell table:style-name="ce1926" table:number-columns-repeated="2"/>
          <table:table-cell table:number-columns-repeated="32"/>
        </table:table-row>
        <table:table-row table:style-name="ro9">
          <table:table-cell table:style-name="ce1758" office:value-type="string" calcext:value-type="string">
            <text:p>setChoices2</text:p>
          </table:table-cell>
          <table:table-cell table:style-name="ce1866"/>
          <table:table-cell table:style-name="ce1899"/>
          <table:table-cell table:style-name="ce1927" table:number-columns-repeated="2"/>
          <table:table-cell table:number-columns-repeated="32"/>
        </table:table-row>
        <table:table-row table:style-name="ro9">
          <table:table-cell table:style-name="ce1759" office:value-type="string" calcext:value-type="string">
            <text:p>Non j'ai très mal dormis</text:p>
          </table:table-cell>
          <table:table-cell table:style-name="ce1867" office:value-type="string" calcext:value-type="string">
            <text:p>Oui merci</text:p>
          </table:table-cell>
          <table:table-cell table:style-name="ce1900"/>
          <table:table-cell table:style-name="ce1928" table:number-columns-repeated="2"/>
          <table:table-cell table:number-columns-repeated="32"/>
        </table:table-row>
        <table:table-row table:style-name="ro9">
          <table:table-cell table:style-name="ce1760" office:value-type="string" calcext:value-type="string">
            <text:p>OtherSpeak : Mince alors</text:p>
          </table:table-cell>
          <table:table-cell table:style-name="ce1868" office:value-type="string" calcext:value-type="string">
            <text:p>OtherSpeak : Comme toujours !</text:p>
          </table:table-cell>
          <table:table-cell/>
          <table:table-cell table:style-name="ce1929" table:number-columns-repeated="2"/>
          <table:table-cell table:number-columns-repeated="32"/>
        </table:table-row>
        <table:table-row table:style-name="ro9">
          <table:table-cell table:number-columns-repeated="2" table:style-name="ce1402" office:value-type="string" calcext:value-type="string">
            <text:p>goTo1/23</text:p>
          </table:table-cell>
          <table:table-cell/>
          <table:table-cell table:style-name="ce1930" table:number-columns-repeated="2"/>
          <table:table-cell table:number-columns-repeated="32"/>
        </table:table-row>
        <table:table-row table:style-name="ro16">
          <table:table-cell table:style-name="Default" table:number-columns-repeated="2"/>
          <table:table-cell/>
          <table:table-cell table:style-name="ce1931" table:number-columns-repeated="2"/>
          <table:table-cell table:number-columns-repeated="32"/>
        </table:table-row>
        <table:table-row table:style-name="ro16">
          <table:table-cell table:style-name="ce1761"/>
          <table:table-cell table:style-name="ce1869"/>
          <table:table-cell/>
          <table:table-cell table:style-name="ce1932" table:number-columns-repeated="2"/>
          <table:table-cell table:number-columns-repeated="32"/>
        </table:table-row>
        <table:table-row table:style-name="ro16">
          <table:table-cell table:style-name="ce1762"/>
          <table:table-cell table:style-name="ce1870"/>
          <table:table-cell/>
          <table:table-cell table:style-name="ce1933" table:number-columns-repeated="2"/>
          <table:table-cell table:number-columns-repeated="32"/>
        </table:table-row>
        <table:table-row table:style-name="ro16">
          <table:table-cell table:style-name="ce1763"/>
          <table:table-cell table:style-name="ce1871"/>
          <table:table-cell table:style-name="ce1901"/>
          <table:table-cell table:style-name="ce1934" table:number-columns-repeated="2"/>
          <table:table-cell table:number-columns-repeated="32"/>
        </table:table-row>
        <table:table-row table:style-name="ro16">
          <table:table-cell table:style-name="ce1764"/>
          <table:table-cell table:style-name="ce1872"/>
          <table:table-cell table:style-name="ce1902"/>
          <table:table-cell table:style-name="ce1935" table:number-columns-repeated="2"/>
          <table:table-cell table:number-columns-repeated="32"/>
        </table:table-row>
        <table:table-row table:style-name="ro16">
          <table:table-cell table:style-name="ce1765"/>
          <table:table-cell table:style-name="ce1873"/>
          <table:table-cell table:style-name="ce1903"/>
          <table:table-cell table:style-name="ce1936" table:number-columns-repeated="2"/>
          <table:table-cell table:number-columns-repeated="32"/>
        </table:table-row>
        <table:table-row table:style-name="ro16">
          <table:table-cell table:style-name="ce1766" table:number-columns-repeated="3"/>
          <table:table-cell table:number-columns-repeated="34"/>
        </table:table-row>
        <table:table-row table:style-name="ro16">
          <table:table-cell table:style-name="ce1767" table:number-columns-repeated="3"/>
          <table:table-cell table:number-columns-repeated="34"/>
        </table:table-row>
        <table:table-row table:style-name="ro16">
          <table:table-cell table:style-name="ce1768" table:number-columns-repeated="3"/>
          <table:table-cell table:number-columns-repeated="34"/>
        </table:table-row>
        <table:table-row table:style-name="ro16">
          <table:table-cell table:style-name="ce1769" table:number-columns-repeated="3"/>
          <table:table-cell table:number-columns-repeated="34"/>
        </table:table-row>
        <table:table-row table:style-name="ro16">
          <table:table-cell table:style-name="ce1770" table:number-columns-repeated="3"/>
          <table:table-cell table:number-columns-repeated="34"/>
        </table:table-row>
        <table:table-row table:style-name="ro16">
          <table:table-cell table:style-name="ce1771" table:number-columns-repeated="3"/>
          <table:table-cell table:number-columns-repeated="34"/>
        </table:table-row>
        <table:table-row table:style-name="ro16">
          <table:table-cell table:style-name="ce1772" table:number-columns-repeated="3"/>
          <table:table-cell table:number-columns-repeated="34"/>
        </table:table-row>
        <table:table-row table:style-name="ro16">
          <table:table-cell table:style-name="ce1773" table:number-columns-repeated="3"/>
          <table:table-cell table:number-columns-repeated="34"/>
        </table:table-row>
        <table:table-row table:style-name="ro16">
          <table:table-cell table:style-name="ce1774" table:number-columns-repeated="3"/>
          <table:table-cell table:number-columns-repeated="34"/>
        </table:table-row>
        <table:table-row table:style-name="ro16">
          <table:table-cell table:style-name="ce1775" table:number-columns-repeated="3"/>
          <table:table-cell table:number-columns-repeated="34"/>
        </table:table-row>
        <table:table-row table:style-name="ro16">
          <table:table-cell table:style-name="ce1776" table:number-columns-repeated="3"/>
          <table:table-cell table:number-columns-repeated="34"/>
        </table:table-row>
        <table:table-row table:style-name="ro16">
          <table:table-cell table:style-name="ce1777" table:number-columns-repeated="3"/>
          <table:table-cell table:number-columns-repeated="34"/>
        </table:table-row>
        <table:table-row table:style-name="ro16">
          <table:table-cell table:style-name="ce1778" table:number-columns-repeated="3"/>
          <table:table-cell table:number-columns-repeated="34"/>
        </table:table-row>
        <table:table-row table:style-name="ro16">
          <table:table-cell table:style-name="ce1779" table:number-columns-repeated="3"/>
          <table:table-cell table:number-columns-repeated="34"/>
        </table:table-row>
        <table:table-row table:style-name="ro16">
          <table:table-cell table:style-name="ce1780" table:number-columns-repeated="3"/>
          <table:table-cell table:number-columns-repeated="34"/>
        </table:table-row>
        <table:table-row table:style-name="ro16">
          <table:table-cell table:style-name="ce1781" table:number-columns-repeated="3"/>
          <table:table-cell table:number-columns-repeated="34"/>
        </table:table-row>
        <table:table-row table:style-name="ro16">
          <table:table-cell table:style-name="ce1782" table:number-columns-repeated="3"/>
          <table:table-cell table:number-columns-repeated="34"/>
        </table:table-row>
        <table:table-row table:style-name="ro16">
          <table:table-cell table:style-name="ce1783" table:number-columns-repeated="3"/>
          <table:table-cell table:number-columns-repeated="34"/>
        </table:table-row>
        <table:table-row table:style-name="ro16">
          <table:table-cell table:style-name="ce1784" table:number-columns-repeated="3"/>
          <table:table-cell table:number-columns-repeated="34"/>
        </table:table-row>
        <table:table-row table:style-name="ro16">
          <table:table-cell table:style-name="ce1785" table:number-columns-repeated="3"/>
          <table:table-cell table:number-columns-repeated="34"/>
        </table:table-row>
        <table:table-row table:style-name="ro16">
          <table:table-cell table:style-name="ce1786" table:number-columns-repeated="3"/>
          <table:table-cell table:number-columns-repeated="34"/>
        </table:table-row>
        <table:table-row table:style-name="ro16">
          <table:table-cell table:style-name="ce1787" table:number-columns-repeated="3"/>
          <table:table-cell table:number-columns-repeated="34"/>
        </table:table-row>
        <table:table-row table:style-name="ro16">
          <table:table-cell table:style-name="ce1788" table:number-columns-repeated="3"/>
          <table:table-cell table:number-columns-repeated="34"/>
        </table:table-row>
        <table:table-row table:style-name="ro16">
          <table:table-cell table:style-name="ce1789" table:number-columns-repeated="3"/>
          <table:table-cell table:number-columns-repeated="34"/>
        </table:table-row>
        <table:table-row table:style-name="ro16">
          <table:table-cell table:style-name="ce1790" table:number-columns-repeated="3"/>
          <table:table-cell table:number-columns-repeated="34"/>
        </table:table-row>
        <table:table-row table:style-name="ro16">
          <table:table-cell table:style-name="ce1791" table:number-columns-repeated="3"/>
          <table:table-cell table:number-columns-repeated="34"/>
        </table:table-row>
        <table:table-row table:style-name="ro16">
          <table:table-cell table:style-name="ce1792" table:number-columns-repeated="3"/>
          <table:table-cell table:number-columns-repeated="34"/>
        </table:table-row>
        <table:table-row table:style-name="ro16">
          <table:table-cell table:style-name="ce1793" table:number-columns-repeated="3"/>
          <table:table-cell table:number-columns-repeated="34"/>
        </table:table-row>
        <table:table-row table:style-name="ro16">
          <table:table-cell table:style-name="ce1794" table:number-columns-repeated="3"/>
          <table:table-cell table:number-columns-repeated="34"/>
        </table:table-row>
        <table:table-row table:style-name="ro16">
          <table:table-cell table:style-name="ce1795" table:number-columns-repeated="3"/>
          <table:table-cell table:number-columns-repeated="34"/>
        </table:table-row>
        <table:table-row table:style-name="ro16">
          <table:table-cell table:style-name="ce1796" table:number-columns-repeated="3"/>
          <table:table-cell table:number-columns-repeated="34"/>
        </table:table-row>
        <table:table-row table:style-name="ro16">
          <table:table-cell table:style-name="ce1797" table:number-columns-repeated="3"/>
          <table:table-cell table:number-columns-repeated="34"/>
        </table:table-row>
        <table:table-row table:style-name="ro16">
          <table:table-cell table:style-name="ce1798" table:number-columns-repeated="3"/>
          <table:table-cell table:number-columns-repeated="34"/>
        </table:table-row>
        <table:table-row table:style-name="ro16">
          <table:table-cell table:style-name="ce1799" table:number-columns-repeated="3"/>
          <table:table-cell table:number-columns-repeated="34"/>
        </table:table-row>
        <table:table-row table:style-name="ro16">
          <table:table-cell table:style-name="ce1800" table:number-columns-repeated="3"/>
          <table:table-cell table:number-columns-repeated="34"/>
        </table:table-row>
        <table:table-row table:style-name="ro16">
          <table:table-cell table:style-name="ce1801" table:number-columns-repeated="3"/>
          <table:table-cell table:number-columns-repeated="34"/>
        </table:table-row>
        <table:table-row table:style-name="ro16">
          <table:table-cell table:style-name="ce1802" table:number-columns-repeated="3"/>
          <table:table-cell table:number-columns-repeated="34"/>
        </table:table-row>
        <table:table-row table:style-name="ro16">
          <table:table-cell table:style-name="ce1803" table:number-columns-repeated="3"/>
          <table:table-cell table:number-columns-repeated="34"/>
        </table:table-row>
        <table:table-row table:style-name="ro16">
          <table:table-cell table:style-name="ce1804" table:number-columns-repeated="3"/>
          <table:table-cell table:number-columns-repeated="34"/>
        </table:table-row>
        <table:table-row table:style-name="ro16">
          <table:table-cell table:style-name="ce1805" table:number-columns-repeated="3"/>
          <table:table-cell table:number-columns-repeated="34"/>
        </table:table-row>
        <table:table-row table:style-name="ro16">
          <table:table-cell table:style-name="ce1806" table:number-columns-repeated="3"/>
          <table:table-cell table:number-columns-repeated="34"/>
        </table:table-row>
        <table:table-row table:style-name="ro16">
          <table:table-cell table:style-name="ce1807" table:number-columns-repeated="3"/>
          <table:table-cell table:number-columns-repeated="34"/>
        </table:table-row>
        <table:table-row table:style-name="ro16">
          <table:table-cell table:style-name="ce1808" table:number-columns-repeated="3"/>
          <table:table-cell table:number-columns-repeated="34"/>
        </table:table-row>
        <table:table-row table:style-name="ro16">
          <table:table-cell table:style-name="ce1809" table:number-columns-repeated="3"/>
          <table:table-cell table:number-columns-repeated="34"/>
        </table:table-row>
        <table:table-row table:style-name="ro16">
          <table:table-cell table:style-name="ce1810" table:number-columns-repeated="3"/>
          <table:table-cell table:number-columns-repeated="34"/>
        </table:table-row>
        <table:table-row table:style-name="ro16">
          <table:table-cell table:style-name="ce1811" table:number-columns-repeated="3"/>
          <table:table-cell table:number-columns-repeated="34"/>
        </table:table-row>
        <table:table-row table:style-name="ro16">
          <table:table-cell table:style-name="ce1812" table:number-columns-repeated="3"/>
          <table:table-cell table:number-columns-repeated="34"/>
        </table:table-row>
        <table:table-row table:style-name="ro16">
          <table:table-cell table:style-name="ce1813" table:number-columns-repeated="3"/>
          <table:table-cell table:number-columns-repeated="34"/>
        </table:table-row>
        <table:table-row table:style-name="ro16">
          <table:table-cell table:style-name="ce1814" table:number-columns-repeated="3"/>
          <table:table-cell table:number-columns-repeated="34"/>
        </table:table-row>
        <table:table-row table:style-name="ro16">
          <table:table-cell table:style-name="ce1815" table:number-columns-repeated="3"/>
          <table:table-cell table:number-columns-repeated="34"/>
        </table:table-row>
        <table:table-row table:style-name="ro16">
          <table:table-cell table:style-name="ce1816" table:number-columns-repeated="3"/>
          <table:table-cell table:number-columns-repeated="34"/>
        </table:table-row>
        <table:table-row table:style-name="ro16">
          <table:table-cell table:style-name="ce1817" table:number-columns-repeated="3"/>
          <table:table-cell table:number-columns-repeated="34"/>
        </table:table-row>
        <table:table-row table:style-name="ro16">
          <table:table-cell table:style-name="ce1818" table:number-columns-repeated="3"/>
          <table:table-cell table:number-columns-repeated="34"/>
        </table:table-row>
        <table:table-row table:style-name="ro16">
          <table:table-cell table:style-name="ce1819" table:number-columns-repeated="3"/>
          <table:table-cell table:number-columns-repeated="34"/>
        </table:table-row>
        <table:table-row table:style-name="ro16">
          <table:table-cell table:style-name="ce1820" table:number-columns-repeated="3"/>
          <table:table-cell table:number-columns-repeated="34"/>
        </table:table-row>
        <table:table-row table:style-name="ro16">
          <table:table-cell table:style-name="ce1821" table:number-columns-repeated="3"/>
          <table:table-cell table:number-columns-repeated="34"/>
        </table:table-row>
        <table:table-row table:style-name="ro16">
          <table:table-cell table:style-name="ce1822" table:number-columns-repeated="3"/>
          <table:table-cell table:number-columns-repeated="34"/>
        </table:table-row>
        <table:table-row table:style-name="ro16">
          <table:table-cell table:style-name="ce1823" table:number-columns-repeated="3"/>
          <table:table-cell table:number-columns-repeated="34"/>
        </table:table-row>
        <table:table-row table:style-name="ro16">
          <table:table-cell table:style-name="ce1824" table:number-columns-repeated="3"/>
          <table:table-cell table:number-columns-repeated="34"/>
        </table:table-row>
        <table:table-row table:style-name="ro16">
          <table:table-cell table:style-name="ce1825" table:number-columns-repeated="3"/>
          <table:table-cell table:number-columns-repeated="34"/>
        </table:table-row>
        <table:table-row table:style-name="ro16">
          <table:table-cell table:style-name="ce1826" table:number-columns-repeated="3"/>
          <table:table-cell table:number-columns-repeated="34"/>
        </table:table-row>
        <table:table-row table:style-name="ro16">
          <table:table-cell table:style-name="ce1827" table:number-columns-repeated="3"/>
          <table:table-cell table:number-columns-repeated="34"/>
        </table:table-row>
        <table:table-row table:style-name="ro16">
          <table:table-cell table:style-name="ce1828" table:number-columns-repeated="3"/>
          <table:table-cell table:number-columns-repeated="34"/>
        </table:table-row>
        <table:table-row table:style-name="ro16">
          <table:table-cell table:style-name="ce1829" table:number-columns-repeated="3"/>
          <table:table-cell table:number-columns-repeated="34"/>
        </table:table-row>
        <table:table-row table:style-name="ro16">
          <table:table-cell table:style-name="ce1830" table:number-columns-repeated="3"/>
          <table:table-cell table:number-columns-repeated="34"/>
        </table:table-row>
        <table:table-row table:style-name="ro16">
          <table:table-cell table:style-name="ce1831" table:number-columns-repeated="3"/>
          <table:table-cell table:number-columns-repeated="34"/>
        </table:table-row>
        <table:table-row table:style-name="ro16">
          <table:table-cell table:style-name="ce1832" table:number-columns-repeated="3"/>
          <table:table-cell table:number-columns-repeated="34"/>
        </table:table-row>
        <table:table-row table:style-name="ro16">
          <table:table-cell table:style-name="ce1833" table:number-columns-repeated="3"/>
          <table:table-cell table:number-columns-repeated="34"/>
        </table:table-row>
        <table:table-row table:style-name="ro16">
          <table:table-cell table:style-name="ce1834" table:number-columns-repeated="3"/>
          <table:table-cell table:number-columns-repeated="34"/>
        </table:table-row>
        <table:table-row table:style-name="ro16">
          <table:table-cell table:style-name="ce1835" table:number-columns-repeated="3"/>
          <table:table-cell table:number-columns-repeated="34"/>
        </table:table-row>
        <table:table-row table:style-name="ro16">
          <table:table-cell table:style-name="ce1836" table:number-columns-repeated="3"/>
          <table:table-cell table:number-columns-repeated="34"/>
        </table:table-row>
        <table:table-row table:style-name="ro16">
          <table:table-cell table:style-name="ce1837" table:number-columns-repeated="3"/>
          <table:table-cell table:number-columns-repeated="34"/>
        </table:table-row>
        <table:table-row table:style-name="ro16">
          <table:table-cell table:style-name="ce1838" table:number-columns-repeated="3"/>
          <table:table-cell table:number-columns-repeated="34"/>
        </table:table-row>
        <table:table-row table:style-name="ro16">
          <table:table-cell table:style-name="ce1839" table:number-columns-repeated="3"/>
          <table:table-cell table:number-columns-repeated="34"/>
        </table:table-row>
        <table:table-row table:style-name="ro16">
          <table:table-cell table:style-name="ce1840" table:number-columns-repeated="3"/>
          <table:table-cell table:number-columns-repeated="34"/>
        </table:table-row>
        <calcext:conditional-formats>
          <calcext:conditional-format calcext:target-range-address="'Village pêcheur taverne seule'.C17:'Village pêcheur taverne seule'.C17 'Village pêcheur taverne seule'.A17:'Village pêcheur taverne seule'.A17">
            <calcext:condition calcext:apply-style-name="cellule normale" calcext:value="!=&quot;&quot;" calcext:base-cell-address="'Village pêcheur taverne seule'.A17"/>
          </calcext:conditional-format>
          <calcext:conditional-format calcext:target-range-address="'Village pêcheur taverne seule'.A18:'Village pêcheur taverne seule'.C18">
            <calcext:condition calcext:apply-style-name="cellule normale" calcext:value="!=&quot;&quot;" calcext:base-cell-address="'Village pêcheur taverne seule'.A18"/>
          </calcext:conditional-format>
          <calcext:conditional-format calcext:target-range-address="'Village pêcheur taverne seule'.A19:'Village pêcheur taverne seule'.C19">
            <calcext:condition calcext:apply-style-name="cellule normale" calcext:value="!=&quot;&quot;" calcext:base-cell-address="'Village pêcheur taverne seule'.A19"/>
          </calcext:conditional-format>
          <calcext:conditional-format calcext:target-range-address="'Village pêcheur taverne seule'.A20:'Village pêcheur taverne seule'.C20">
            <calcext:condition calcext:apply-style-name="cellule normale" calcext:value="!=&quot;&quot;" calcext:base-cell-address="'Village pêcheur taverne seule'.A20"/>
          </calcext:conditional-format>
          <calcext:conditional-format calcext:target-range-address="'Village pêcheur taverne seule'.A21:'Village pêcheur taverne seule'.A21">
            <calcext:condition calcext:apply-style-name="cellule normale" calcext:value="!=&quot;&quot;" calcext:base-cell-address="'Village pêcheur taverne seule'.A21"/>
          </calcext:conditional-format>
          <calcext:conditional-format calcext:target-range-address="'Village pêcheur taverne seule'.A22:'Village pêcheur taverne seule'.A22">
            <calcext:condition calcext:apply-style-name="cellule normale" calcext:value="!=&quot;&quot;" calcext:base-cell-address="'Village pêcheur taverne seule'.A22"/>
          </calcext:conditional-format>
          <calcext:conditional-format calcext:target-range-address="'Village pêcheur taverne seule'.A23:'Village pêcheur taverne seule'.A23">
            <calcext:condition calcext:apply-style-name="cellule normale" calcext:value="!=&quot;&quot;" calcext:base-cell-address="'Village pêcheur taverne seule'.A23"/>
          </calcext:conditional-format>
          <calcext:conditional-format calcext:target-range-address="'Village pêcheur taverne seule'.C45:'Village pêcheur taverne seule'.C45">
            <calcext:condition calcext:apply-style-name="cellule normale" calcext:value="!=&quot;&quot;" calcext:base-cell-address="'Village pêcheur taverne seule'.C45"/>
          </calcext:conditional-format>
          <calcext:conditional-format calcext:target-range-address="'Village pêcheur taverne seule'.C46:'Village pêcheur taverne seule'.C46">
            <calcext:condition calcext:apply-style-name="cellule normale" calcext:value="!=&quot;&quot;" calcext:base-cell-address="'Village pêcheur taverne seule'.C46"/>
          </calcext:conditional-format>
          <calcext:conditional-format calcext:target-range-address="'Village pêcheur taverne seule'.C47:'Village pêcheur taverne seule'.C47">
            <calcext:condition calcext:apply-style-name="cellule normale" calcext:value="!=&quot;&quot;" calcext:base-cell-address="'Village pêcheur taverne seule'.C47"/>
          </calcext:conditional-format>
          <calcext:conditional-format calcext:target-range-address="'Village pêcheur taverne seule'.A48:'Village pêcheur taverne seule'.C48">
            <calcext:condition calcext:apply-style-name="cellule normale" calcext:value="!=&quot;&quot;" calcext:base-cell-address="'Village pêcheur taverne seule'.A48"/>
          </calcext:conditional-format>
          <calcext:conditional-format calcext:target-range-address="'Village pêcheur taverne seule'.A49:'Village pêcheur taverne seule'.C49">
            <calcext:condition calcext:apply-style-name="cellule normale" calcext:value="!=&quot;&quot;" calcext:base-cell-address="'Village pêcheur taverne seule'.A49"/>
          </calcext:conditional-format>
          <calcext:conditional-format calcext:target-range-address="'Village pêcheur taverne seule'.A50:'Village pêcheur taverne seule'.C50">
            <calcext:condition calcext:apply-style-name="cellule normale" calcext:value="!=&quot;&quot;" calcext:base-cell-address="'Village pêcheur taverne seule'.A50"/>
          </calcext:conditional-format>
          <calcext:conditional-format calcext:target-range-address="'Village pêcheur taverne seule'.A51:'Village pêcheur taverne seule'.C51">
            <calcext:condition calcext:apply-style-name="cellule normale" calcext:value="!=&quot;&quot;" calcext:base-cell-address="'Village pêcheur taverne seule'.A51"/>
          </calcext:conditional-format>
          <calcext:conditional-format calcext:target-range-address="'Village pêcheur taverne seule'.A52:'Village pêcheur taverne seule'.C52">
            <calcext:condition calcext:apply-style-name="cellule normale" calcext:value="!=&quot;&quot;" calcext:base-cell-address="'Village pêcheur taverne seule'.A52"/>
          </calcext:conditional-format>
          <calcext:conditional-format calcext:target-range-address="'Village pêcheur taverne seule'.A53:'Village pêcheur taverne seule'.C53">
            <calcext:condition calcext:apply-style-name="cellule normale" calcext:value="!=&quot;&quot;" calcext:base-cell-address="'Village pêcheur taverne seule'.A53"/>
          </calcext:conditional-format>
          <calcext:conditional-format calcext:target-range-address="'Village pêcheur taverne seule'.A54:'Village pêcheur taverne seule'.C54">
            <calcext:condition calcext:apply-style-name="cellule normale" calcext:value="!=&quot;&quot;" calcext:base-cell-address="'Village pêcheur taverne seule'.A54"/>
          </calcext:conditional-format>
          <calcext:conditional-format calcext:target-range-address="'Village pêcheur taverne seule'.A55:'Village pêcheur taverne seule'.C55">
            <calcext:condition calcext:apply-style-name="cellule normale" calcext:value="!=&quot;&quot;" calcext:base-cell-address="'Village pêcheur taverne seule'.A55"/>
          </calcext:conditional-format>
          <calcext:conditional-format calcext:target-range-address="'Village pêcheur taverne seule'.A56:'Village pêcheur taverne seule'.C56">
            <calcext:condition calcext:apply-style-name="cellule normale" calcext:value="!=&quot;&quot;" calcext:base-cell-address="'Village pêcheur taverne seule'.A56"/>
          </calcext:conditional-format>
          <calcext:conditional-format calcext:target-range-address="'Village pêcheur taverne seule'.A57:'Village pêcheur taverne seule'.C57">
            <calcext:condition calcext:apply-style-name="cellule normale" calcext:value="!=&quot;&quot;" calcext:base-cell-address="'Village pêcheur taverne seule'.A57"/>
          </calcext:conditional-format>
          <calcext:conditional-format calcext:target-range-address="'Village pêcheur taverne seule'.A58:'Village pêcheur taverne seule'.C58">
            <calcext:condition calcext:apply-style-name="cellule normale" calcext:value="!=&quot;&quot;" calcext:base-cell-address="'Village pêcheur taverne seule'.A58"/>
          </calcext:conditional-format>
          <calcext:conditional-format calcext:target-range-address="'Village pêcheur taverne seule'.A59:'Village pêcheur taverne seule'.C59">
            <calcext:condition calcext:apply-style-name="cellule normale" calcext:value="!=&quot;&quot;" calcext:base-cell-address="'Village pêcheur taverne seule'.A59"/>
          </calcext:conditional-format>
          <calcext:conditional-format calcext:target-range-address="'Village pêcheur taverne seule'.A60:'Village pêcheur taverne seule'.C60">
            <calcext:condition calcext:apply-style-name="cellule normale" calcext:value="!=&quot;&quot;" calcext:base-cell-address="'Village pêcheur taverne seule'.A60"/>
          </calcext:conditional-format>
          <calcext:conditional-format calcext:target-range-address="'Village pêcheur taverne seule'.A61:'Village pêcheur taverne seule'.C61">
            <calcext:condition calcext:apply-style-name="cellule normale" calcext:value="!=&quot;&quot;" calcext:base-cell-address="'Village pêcheur taverne seule'.A61"/>
          </calcext:conditional-format>
          <calcext:conditional-format calcext:target-range-address="'Village pêcheur taverne seule'.A62:'Village pêcheur taverne seule'.C62">
            <calcext:condition calcext:apply-style-name="cellule normale" calcext:value="!=&quot;&quot;" calcext:base-cell-address="'Village pêcheur taverne seule'.A62"/>
          </calcext:conditional-format>
          <calcext:conditional-format calcext:target-range-address="'Village pêcheur taverne seule'.A63:'Village pêcheur taverne seule'.C63">
            <calcext:condition calcext:apply-style-name="cellule normale" calcext:value="!=&quot;&quot;" calcext:base-cell-address="'Village pêcheur taverne seule'.A63"/>
          </calcext:conditional-format>
          <calcext:conditional-format calcext:target-range-address="'Village pêcheur taverne seule'.A64:'Village pêcheur taverne seule'.C64">
            <calcext:condition calcext:apply-style-name="cellule normale" calcext:value="!=&quot;&quot;" calcext:base-cell-address="'Village pêcheur taverne seule'.A64"/>
          </calcext:conditional-format>
          <calcext:conditional-format calcext:target-range-address="'Village pêcheur taverne seule'.A65:'Village pêcheur taverne seule'.C65">
            <calcext:condition calcext:apply-style-name="cellule normale" calcext:value="!=&quot;&quot;" calcext:base-cell-address="'Village pêcheur taverne seule'.A65"/>
          </calcext:conditional-format>
          <calcext:conditional-format calcext:target-range-address="'Village pêcheur taverne seule'.A66:'Village pêcheur taverne seule'.C66">
            <calcext:condition calcext:apply-style-name="cellule normale" calcext:value="!=&quot;&quot;" calcext:base-cell-address="'Village pêcheur taverne seule'.A66"/>
          </calcext:conditional-format>
          <calcext:conditional-format calcext:target-range-address="'Village pêcheur taverne seule'.A67:'Village pêcheur taverne seule'.C67">
            <calcext:condition calcext:apply-style-name="cellule normale" calcext:value="!=&quot;&quot;" calcext:base-cell-address="'Village pêcheur taverne seule'.A67"/>
          </calcext:conditional-format>
          <calcext:conditional-format calcext:target-range-address="'Village pêcheur taverne seule'.A68:'Village pêcheur taverne seule'.C68">
            <calcext:condition calcext:apply-style-name="cellule normale" calcext:value="!=&quot;&quot;" calcext:base-cell-address="'Village pêcheur taverne seule'.A68"/>
          </calcext:conditional-format>
          <calcext:conditional-format calcext:target-range-address="'Village pêcheur taverne seule'.A69:'Village pêcheur taverne seule'.C69">
            <calcext:condition calcext:apply-style-name="cellule normale" calcext:value="!=&quot;&quot;" calcext:base-cell-address="'Village pêcheur taverne seule'.A69"/>
          </calcext:conditional-format>
          <calcext:conditional-format calcext:target-range-address="'Village pêcheur taverne seule'.A70:'Village pêcheur taverne seule'.C70">
            <calcext:condition calcext:apply-style-name="cellule normale" calcext:value="!=&quot;&quot;" calcext:base-cell-address="'Village pêcheur taverne seule'.A70"/>
          </calcext:conditional-format>
          <calcext:conditional-format calcext:target-range-address="'Village pêcheur taverne seule'.A71:'Village pêcheur taverne seule'.C71">
            <calcext:condition calcext:apply-style-name="cellule normale" calcext:value="!=&quot;&quot;" calcext:base-cell-address="'Village pêcheur taverne seule'.A71"/>
          </calcext:conditional-format>
          <calcext:conditional-format calcext:target-range-address="'Village pêcheur taverne seule'.A72:'Village pêcheur taverne seule'.C72">
            <calcext:condition calcext:apply-style-name="cellule normale" calcext:value="!=&quot;&quot;" calcext:base-cell-address="'Village pêcheur taverne seule'.A72"/>
          </calcext:conditional-format>
          <calcext:conditional-format calcext:target-range-address="'Village pêcheur taverne seule'.A73:'Village pêcheur taverne seule'.C73">
            <calcext:condition calcext:apply-style-name="cellule normale" calcext:value="!=&quot;&quot;" calcext:base-cell-address="'Village pêcheur taverne seule'.A73"/>
          </calcext:conditional-format>
          <calcext:conditional-format calcext:target-range-address="'Village pêcheur taverne seule'.A74:'Village pêcheur taverne seule'.C74">
            <calcext:condition calcext:apply-style-name="cellule normale" calcext:value="!=&quot;&quot;" calcext:base-cell-address="'Village pêcheur taverne seule'.A74"/>
          </calcext:conditional-format>
          <calcext:conditional-format calcext:target-range-address="'Village pêcheur taverne seule'.A75:'Village pêcheur taverne seule'.C75">
            <calcext:condition calcext:apply-style-name="cellule normale" calcext:value="!=&quot;&quot;" calcext:base-cell-address="'Village pêcheur taverne seule'.A75"/>
          </calcext:conditional-format>
          <calcext:conditional-format calcext:target-range-address="'Village pêcheur taverne seule'.A76:'Village pêcheur taverne seule'.C76">
            <calcext:condition calcext:apply-style-name="cellule normale" calcext:value="!=&quot;&quot;" calcext:base-cell-address="'Village pêcheur taverne seule'.A76"/>
          </calcext:conditional-format>
          <calcext:conditional-format calcext:target-range-address="'Village pêcheur taverne seule'.A77:'Village pêcheur taverne seule'.C77">
            <calcext:condition calcext:apply-style-name="cellule normale" calcext:value="!=&quot;&quot;" calcext:base-cell-address="'Village pêcheur taverne seule'.A77"/>
          </calcext:conditional-format>
          <calcext:conditional-format calcext:target-range-address="'Village pêcheur taverne seule'.A78:'Village pêcheur taverne seule'.C78">
            <calcext:condition calcext:apply-style-name="cellule normale" calcext:value="!=&quot;&quot;" calcext:base-cell-address="'Village pêcheur taverne seule'.A78"/>
          </calcext:conditional-format>
          <calcext:conditional-format calcext:target-range-address="'Village pêcheur taverne seule'.A79:'Village pêcheur taverne seule'.C79">
            <calcext:condition calcext:apply-style-name="cellule normale" calcext:value="!=&quot;&quot;" calcext:base-cell-address="'Village pêcheur taverne seule'.A79"/>
          </calcext:conditional-format>
          <calcext:conditional-format calcext:target-range-address="'Village pêcheur taverne seule'.A80:'Village pêcheur taverne seule'.C80">
            <calcext:condition calcext:apply-style-name="cellule normale" calcext:value="!=&quot;&quot;" calcext:base-cell-address="'Village pêcheur taverne seule'.A80"/>
          </calcext:conditional-format>
          <calcext:conditional-format calcext:target-range-address="'Village pêcheur taverne seule'.A81:'Village pêcheur taverne seule'.C81">
            <calcext:condition calcext:apply-style-name="cellule normale" calcext:value="!=&quot;&quot;" calcext:base-cell-address="'Village pêcheur taverne seule'.A81"/>
          </calcext:conditional-format>
          <calcext:conditional-format calcext:target-range-address="'Village pêcheur taverne seule'.A82:'Village pêcheur taverne seule'.C82">
            <calcext:condition calcext:apply-style-name="cellule normale" calcext:value="!=&quot;&quot;" calcext:base-cell-address="'Village pêcheur taverne seule'.A82"/>
          </calcext:conditional-format>
          <calcext:conditional-format calcext:target-range-address="'Village pêcheur taverne seule'.A83:'Village pêcheur taverne seule'.C83">
            <calcext:condition calcext:apply-style-name="cellule normale" calcext:value="!=&quot;&quot;" calcext:base-cell-address="'Village pêcheur taverne seule'.A83"/>
          </calcext:conditional-format>
          <calcext:conditional-format calcext:target-range-address="'Village pêcheur taverne seule'.A84:'Village pêcheur taverne seule'.C84">
            <calcext:condition calcext:apply-style-name="cellule normale" calcext:value="!=&quot;&quot;" calcext:base-cell-address="'Village pêcheur taverne seule'.A84"/>
          </calcext:conditional-format>
          <calcext:conditional-format calcext:target-range-address="'Village pêcheur taverne seule'.A85:'Village pêcheur taverne seule'.C85">
            <calcext:condition calcext:apply-style-name="cellule normale" calcext:value="!=&quot;&quot;" calcext:base-cell-address="'Village pêcheur taverne seule'.A85"/>
          </calcext:conditional-format>
          <calcext:conditional-format calcext:target-range-address="'Village pêcheur taverne seule'.A86:'Village pêcheur taverne seule'.C86">
            <calcext:condition calcext:apply-style-name="cellule normale" calcext:value="!=&quot;&quot;" calcext:base-cell-address="'Village pêcheur taverne seule'.A86"/>
          </calcext:conditional-format>
          <calcext:conditional-format calcext:target-range-address="'Village pêcheur taverne seule'.A87:'Village pêcheur taverne seule'.C87">
            <calcext:condition calcext:apply-style-name="cellule normale" calcext:value="!=&quot;&quot;" calcext:base-cell-address="'Village pêcheur taverne seule'.A87"/>
          </calcext:conditional-format>
          <calcext:conditional-format calcext:target-range-address="'Village pêcheur taverne seule'.A88:'Village pêcheur taverne seule'.C88">
            <calcext:condition calcext:apply-style-name="cellule normale" calcext:value="!=&quot;&quot;" calcext:base-cell-address="'Village pêcheur taverne seule'.A88"/>
          </calcext:conditional-format>
          <calcext:conditional-format calcext:target-range-address="'Village pêcheur taverne seule'.A89:'Village pêcheur taverne seule'.C89">
            <calcext:condition calcext:apply-style-name="cellule normale" calcext:value="!=&quot;&quot;" calcext:base-cell-address="'Village pêcheur taverne seule'.A89"/>
          </calcext:conditional-format>
          <calcext:conditional-format calcext:target-range-address="'Village pêcheur taverne seule'.A90:'Village pêcheur taverne seule'.C90">
            <calcext:condition calcext:apply-style-name="cellule normale" calcext:value="!=&quot;&quot;" calcext:base-cell-address="'Village pêcheur taverne seule'.A90"/>
          </calcext:conditional-format>
          <calcext:conditional-format calcext:target-range-address="'Village pêcheur taverne seule'.A91:'Village pêcheur taverne seule'.C91">
            <calcext:condition calcext:apply-style-name="cellule normale" calcext:value="!=&quot;&quot;" calcext:base-cell-address="'Village pêcheur taverne seule'.A91"/>
          </calcext:conditional-format>
          <calcext:conditional-format calcext:target-range-address="'Village pêcheur taverne seule'.A92:'Village pêcheur taverne seule'.C92">
            <calcext:condition calcext:apply-style-name="cellule normale" calcext:value="!=&quot;&quot;" calcext:base-cell-address="'Village pêcheur taverne seule'.A92"/>
          </calcext:conditional-format>
          <calcext:conditional-format calcext:target-range-address="'Village pêcheur taverne seule'.A93:'Village pêcheur taverne seule'.C93">
            <calcext:condition calcext:apply-style-name="cellule normale" calcext:value="!=&quot;&quot;" calcext:base-cell-address="'Village pêcheur taverne seule'.A93"/>
          </calcext:conditional-format>
          <calcext:conditional-format calcext:target-range-address="'Village pêcheur taverne seule'.A94:'Village pêcheur taverne seule'.C94">
            <calcext:condition calcext:apply-style-name="cellule normale" calcext:value="!=&quot;&quot;" calcext:base-cell-address="'Village pêcheur taverne seule'.A94"/>
          </calcext:conditional-format>
          <calcext:conditional-format calcext:target-range-address="'Village pêcheur taverne seule'.A95:'Village pêcheur taverne seule'.C95">
            <calcext:condition calcext:apply-style-name="cellule normale" calcext:value="!=&quot;&quot;" calcext:base-cell-address="'Village pêcheur taverne seule'.A95"/>
          </calcext:conditional-format>
          <calcext:conditional-format calcext:target-range-address="'Village pêcheur taverne seule'.A96:'Village pêcheur taverne seule'.C96">
            <calcext:condition calcext:apply-style-name="cellule normale" calcext:value="!=&quot;&quot;" calcext:base-cell-address="'Village pêcheur taverne seule'.A96"/>
          </calcext:conditional-format>
          <calcext:conditional-format calcext:target-range-address="'Village pêcheur taverne seule'.A97:'Village pêcheur taverne seule'.C97">
            <calcext:condition calcext:apply-style-name="cellule normale" calcext:value="!=&quot;&quot;" calcext:base-cell-address="'Village pêcheur taverne seule'.A97"/>
          </calcext:conditional-format>
          <calcext:conditional-format calcext:target-range-address="'Village pêcheur taverne seule'.A98:'Village pêcheur taverne seule'.C98">
            <calcext:condition calcext:apply-style-name="cellule normale" calcext:value="!=&quot;&quot;" calcext:base-cell-address="'Village pêcheur taverne seule'.A98"/>
          </calcext:conditional-format>
          <calcext:conditional-format calcext:target-range-address="'Village pêcheur taverne seule'.A99:'Village pêcheur taverne seule'.C99">
            <calcext:condition calcext:apply-style-name="cellule normale" calcext:value="!=&quot;&quot;" calcext:base-cell-address="'Village pêcheur taverne seule'.A99"/>
          </calcext:conditional-format>
          <calcext:conditional-format calcext:target-range-address="'Village pêcheur taverne seule'.A100:'Village pêcheur taverne seule'.C100">
            <calcext:condition calcext:apply-style-name="cellule normale" calcext:value="!=&quot;&quot;" calcext:base-cell-address="'Village pêcheur taverne seule'.A100"/>
          </calcext:conditional-format>
          <calcext:conditional-format calcext:target-range-address="'Village pêcheur taverne seule'.A101:'Village pêcheur taverne seule'.C101">
            <calcext:condition calcext:apply-style-name="cellule normale" calcext:value="!=&quot;&quot;" calcext:base-cell-address="'Village pêcheur taverne seule'.A101"/>
          </calcext:conditional-format>
          <calcext:conditional-format calcext:target-range-address="'Village pêcheur taverne seule'.A102:'Village pêcheur taverne seule'.C102">
            <calcext:condition calcext:apply-style-name="cellule normale" calcext:value="!=&quot;&quot;" calcext:base-cell-address="'Village pêcheur taverne seule'.A102"/>
          </calcext:conditional-format>
          <calcext:conditional-format calcext:target-range-address="'Village pêcheur taverne seule'.A103:'Village pêcheur taverne seule'.C103">
            <calcext:condition calcext:apply-style-name="cellule normale" calcext:value="!=&quot;&quot;" calcext:base-cell-address="'Village pêcheur taverne seule'.A103"/>
          </calcext:conditional-format>
          <calcext:conditional-format calcext:target-range-address="'Village pêcheur taverne seule'.A104:'Village pêcheur taverne seule'.C104">
            <calcext:condition calcext:apply-style-name="cellule normale" calcext:value="!=&quot;&quot;" calcext:base-cell-address="'Village pêcheur taverne seule'.A104"/>
          </calcext:conditional-format>
          <calcext:conditional-format calcext:target-range-address="'Village pêcheur taverne seule'.A105:'Village pêcheur taverne seule'.C105">
            <calcext:condition calcext:apply-style-name="cellule normale" calcext:value="!=&quot;&quot;" calcext:base-cell-address="'Village pêcheur taverne seule'.A105"/>
          </calcext:conditional-format>
          <calcext:conditional-format calcext:target-range-address="'Village pêcheur taverne seule'.A106:'Village pêcheur taverne seule'.C106">
            <calcext:condition calcext:apply-style-name="cellule normale" calcext:value="!=&quot;&quot;" calcext:base-cell-address="'Village pêcheur taverne seule'.A106"/>
          </calcext:conditional-format>
          <calcext:conditional-format calcext:target-range-address="'Village pêcheur taverne seule'.A107:'Village pêcheur taverne seule'.C107">
            <calcext:condition calcext:apply-style-name="cellule normale" calcext:value="!=&quot;&quot;" calcext:base-cell-address="'Village pêcheur taverne seule'.A107"/>
          </calcext:conditional-format>
          <calcext:conditional-format calcext:target-range-address="'Village pêcheur taverne seule'.A108:'Village pêcheur taverne seule'.C108">
            <calcext:condition calcext:apply-style-name="cellule normale" calcext:value="!=&quot;&quot;" calcext:base-cell-address="'Village pêcheur taverne seule'.A108"/>
          </calcext:conditional-format>
          <calcext:conditional-format calcext:target-range-address="'Village pêcheur taverne seule'.A109:'Village pêcheur taverne seule'.C109">
            <calcext:condition calcext:apply-style-name="cellule normale" calcext:value="!=&quot;&quot;" calcext:base-cell-address="'Village pêcheur taverne seule'.A109"/>
          </calcext:conditional-format>
          <calcext:conditional-format calcext:target-range-address="'Village pêcheur taverne seule'.A110:'Village pêcheur taverne seule'.C110">
            <calcext:condition calcext:apply-style-name="cellule normale" calcext:value="!=&quot;&quot;" calcext:base-cell-address="'Village pêcheur taverne seule'.A110"/>
          </calcext:conditional-format>
          <calcext:conditional-format calcext:target-range-address="'Village pêcheur taverne seule'.A111:'Village pêcheur taverne seule'.C111">
            <calcext:condition calcext:apply-style-name="cellule normale" calcext:value="!=&quot;&quot;" calcext:base-cell-address="'Village pêcheur taverne seule'.A111"/>
          </calcext:conditional-format>
          <calcext:conditional-format calcext:target-range-address="'Village pêcheur taverne seule'.A112:'Village pêcheur taverne seule'.C112">
            <calcext:condition calcext:apply-style-name="cellule normale" calcext:value="!=&quot;&quot;" calcext:base-cell-address="'Village pêcheur taverne seule'.A112"/>
          </calcext:conditional-format>
          <calcext:conditional-format calcext:target-range-address="'Village pêcheur taverne seule'.A113:'Village pêcheur taverne seule'.C113">
            <calcext:condition calcext:apply-style-name="cellule normale" calcext:value="!=&quot;&quot;" calcext:base-cell-address="'Village pêcheur taverne seule'.A113"/>
          </calcext:conditional-format>
          <calcext:conditional-format calcext:target-range-address="'Village pêcheur taverne seule'.A114:'Village pêcheur taverne seule'.C114">
            <calcext:condition calcext:apply-style-name="cellule normale" calcext:value="!=&quot;&quot;" calcext:base-cell-address="'Village pêcheur taverne seule'.A114"/>
          </calcext:conditional-format>
          <calcext:conditional-format calcext:target-range-address="'Village pêcheur taverne seule'.A115:'Village pêcheur taverne seule'.C115">
            <calcext:condition calcext:apply-style-name="cellule normale" calcext:value="!=&quot;&quot;" calcext:base-cell-address="'Village pêcheur taverne seule'.A115"/>
          </calcext:conditional-format>
          <calcext:conditional-format calcext:target-range-address="'Village pêcheur taverne seule'.A116:'Village pêcheur taverne seule'.C116">
            <calcext:condition calcext:apply-style-name="cellule normale" calcext:value="!=&quot;&quot;" calcext:base-cell-address="'Village pêcheur taverne seule'.A116"/>
          </calcext:conditional-format>
          <calcext:conditional-format calcext:target-range-address="'Village pêcheur taverne seule'.A117:'Village pêcheur taverne seule'.C117">
            <calcext:condition calcext:apply-style-name="cellule normale" calcext:value="!=&quot;&quot;" calcext:base-cell-address="'Village pêcheur taverne seule'.A117"/>
          </calcext:conditional-format>
          <calcext:conditional-format calcext:target-range-address="'Village pêcheur taverne seule'.A118:'Village pêcheur taverne seule'.C118">
            <calcext:condition calcext:apply-style-name="cellule normale" calcext:value="!=&quot;&quot;" calcext:base-cell-address="'Village pêcheur taverne seule'.A118"/>
          </calcext:conditional-format>
          <calcext:conditional-format calcext:target-range-address="'Village pêcheur taverne seule'.A119:'Village pêcheur taverne seule'.C119">
            <calcext:condition calcext:apply-style-name="cellule normale" calcext:value="!=&quot;&quot;" calcext:base-cell-address="'Village pêcheur taverne seule'.A119"/>
          </calcext:conditional-format>
          <calcext:conditional-format calcext:target-range-address="'Village pêcheur taverne seule'.A120:'Village pêcheur taverne seule'.C120">
            <calcext:condition calcext:apply-style-name="cellule normale" calcext:value="!=&quot;&quot;" calcext:base-cell-address="'Village pêcheur taverne seule'.A120"/>
          </calcext:conditional-format>
          <calcext:conditional-format calcext:target-range-address="'Village pêcheur taverne seule'.A121:'Village pêcheur taverne seule'.C121">
            <calcext:condition calcext:apply-style-name="cellule normale" calcext:value="!=&quot;&quot;" calcext:base-cell-address="'Village pêcheur taverne seule'.A121"/>
          </calcext:conditional-format>
          <calcext:conditional-format calcext:target-range-address="'Village pêcheur taverne seule'.A122:'Village pêcheur taverne seule'.C122">
            <calcext:condition calcext:apply-style-name="cellule normale" calcext:value="!=&quot;&quot;" calcext:base-cell-address="'Village pêcheur taverne seule'.A122"/>
          </calcext:conditional-format>
          <calcext:conditional-format calcext:target-range-address="'Village pêcheur taverne seule'.D16:'Village pêcheur taverne seule'.D16">
            <calcext:condition calcext:apply-style-name="cellule normale" calcext:value="!=&quot;&quot;" calcext:base-cell-address="'Village pêcheur taverne seule'.D16"/>
          </calcext:conditional-format>
          <calcext:conditional-format calcext:target-range-address="'Village pêcheur taverne seule'.A4:'Village pêcheur taverne seule'.C4">
            <calcext:condition calcext:apply-style-name="cellule normale" calcext:value="!=&quot;&quot;" calcext:base-cell-address="'Village pêcheur taverne seule'.A4"/>
          </calcext:conditional-format>
          <calcext:conditional-format calcext:target-range-address="'Village pêcheur taverne seule'.D3:'Village pêcheur taverne seule'.D3">
            <calcext:condition calcext:apply-style-name="cellule normale" calcext:value="!=&quot;&quot;" calcext:base-cell-address="'Village pêcheur taverne seule'.D3"/>
          </calcext:conditional-format>
          <calcext:conditional-format calcext:target-range-address="'Village pêcheur taverne seule'.D4:'Village pêcheur taverne seule'.D4">
            <calcext:condition calcext:apply-style-name="cellule normale" calcext:value="!=&quot;&quot;" calcext:base-cell-address="'Village pêcheur taverne seule'.D4"/>
          </calcext:conditional-format>
          <calcext:conditional-format calcext:target-range-address="'Village pêcheur taverne seule'.A6:'Village pêcheur taverne seule'.B6">
            <calcext:condition calcext:apply-style-name="cellule normale" calcext:value="!=&quot;&quot;" calcext:base-cell-address="'Village pêcheur taverne seule'.A6"/>
          </calcext:conditional-format>
          <calcext:conditional-format calcext:target-range-address="'Village pêcheur taverne seule'.A7:'Village pêcheur taverne seule'.A7">
            <calcext:condition calcext:apply-style-name="cellule normale" calcext:value="!=&quot;&quot;" calcext:base-cell-address="'Village pêcheur taverne seule'.A7"/>
          </calcext:conditional-format>
          <calcext:conditional-format calcext:target-range-address="'Village pêcheur taverne seule'.A9:'Village pêcheur taverne seule'.A9">
            <calcext:condition calcext:apply-style-name="cellule normale" calcext:value="!=&quot;&quot;" calcext:base-cell-address="'Village pêcheur taverne seule'.A9"/>
          </calcext:conditional-format>
          <calcext:conditional-format calcext:target-range-address="'Village pêcheur taverne seule'.A10:'Village pêcheur taverne seule'.A10">
            <calcext:condition calcext:apply-style-name="cellule normale" calcext:value="!=&quot;&quot;" calcext:base-cell-address="'Village pêcheur taverne seule'.A10"/>
          </calcext:conditional-format>
          <calcext:conditional-format calcext:target-range-address="'Village pêcheur taverne seule'.A13:'Village pêcheur taverne seule'.A13">
            <calcext:condition calcext:apply-style-name="cellule normale" calcext:value="!=&quot;&quot;" calcext:base-cell-address="'Village pêcheur taverne seule'.A13"/>
          </calcext:conditional-format>
          <calcext:conditional-format calcext:target-range-address="'Village pêcheur taverne seule'.A5:'Village pêcheur taverne seule'.B5">
            <calcext:condition calcext:apply-style-name="cellule normale" calcext:value="!=&quot;&quot;" calcext:base-cell-address="'Village pêcheur taverne seule'.A5"/>
          </calcext:conditional-format>
          <calcext:conditional-format calcext:target-range-address="'Village pêcheur taverne seule'.E3:'Village pêcheur taverne seule'.E3">
            <calcext:condition calcext:apply-style-name="cellule normale" calcext:value="!=&quot;&quot;" calcext:base-cell-address="'Village pêcheur taverne seule'.E3"/>
          </calcext:conditional-format>
          <calcext:conditional-format calcext:target-range-address="'Village pêcheur taverne seule'.E4:'Village pêcheur taverne seule'.E4">
            <calcext:condition calcext:apply-style-name="cellule normale" calcext:value="!=&quot;&quot;" calcext:base-cell-address="'Village pêcheur taverne seule'.E4"/>
          </calcext:conditional-format>
          <calcext:conditional-format calcext:target-range-address="'Village pêcheur taverne seule'.E5:'Village pêcheur taverne seule'.E5">
            <calcext:condition calcext:apply-style-name="cellule normale" calcext:value="!=&quot;&quot;" calcext:base-cell-address="'Village pêcheur taverne seule'.E5"/>
          </calcext:conditional-format>
          <calcext:conditional-format calcext:target-range-address="'Village pêcheur taverne seule'.E6:'Village pêcheur taverne seule'.E6">
            <calcext:condition calcext:apply-style-name="cellule normale" calcext:value="!=&quot;&quot;" calcext:base-cell-address="'Village pêcheur taverne seule'.E6"/>
          </calcext:conditional-format>
          <calcext:conditional-format calcext:target-range-address="'Village pêcheur taverne seule'.A8:'Village pêcheur taverne seule'.A8">
            <calcext:condition calcext:apply-style-name="cellule normale" calcext:value="!=&quot;&quot;" calcext:base-cell-address="'Village pêcheur taverne seule'.A8"/>
          </calcext:conditional-format>
          <calcext:conditional-format calcext:target-range-address="'Village pêcheur taverne seule'.A11:'Village pêcheur taverne seule'.A11">
            <calcext:condition calcext:apply-style-name="cellule normale" calcext:value="!=&quot;&quot;" calcext:base-cell-address="'Village pêcheur taverne seule'.A11"/>
          </calcext:conditional-format>
          <calcext:conditional-format calcext:target-range-address="'Village pêcheur taverne seule'.C6:'Village pêcheur taverne seule'.C6">
            <calcext:condition calcext:apply-style-name="cellule normale" calcext:value="!=&quot;&quot;" calcext:base-cell-address="'Village pêcheur taverne seule'.C6"/>
          </calcext:conditional-format>
          <calcext:conditional-format calcext:target-range-address="'Village pêcheur taverne seule'.C5:'Village pêcheur taverne seule'.C5">
            <calcext:condition calcext:apply-style-name="cellule normale" calcext:value="!=&quot;&quot;" calcext:base-cell-address="'Village pêcheur taverne seule'.C5"/>
          </calcext:conditional-format>
          <calcext:conditional-format calcext:target-range-address="'Village pêcheur taverne seule'.A24:'Village pêcheur taverne seule'.A24">
            <calcext:condition calcext:apply-style-name="cellule normale" calcext:value="!=&quot;&quot;" calcext:base-cell-address="'Village pêcheur taverne seule'.A24"/>
          </calcext:conditional-format>
          <calcext:conditional-format calcext:target-range-address="'Village pêcheur taverne seule'.A25:'Village pêcheur taverne seule'.A25">
            <calcext:condition calcext:apply-style-name="cellule normale" calcext:value="!=&quot;&quot;" calcext:base-cell-address="'Village pêcheur taverne seule'.A25"/>
          </calcext:conditional-format>
          <calcext:conditional-format calcext:target-range-address="'Village pêcheur taverne seule'.A26:'Village pêcheur taverne seule'.A26">
            <calcext:condition calcext:apply-style-name="cellule normale" calcext:value="!=&quot;&quot;" calcext:base-cell-address="'Village pêcheur taverne seule'.A26"/>
          </calcext:conditional-format>
          <calcext:conditional-format calcext:target-range-address="'Village pêcheur taverne seule'.D27:'Village pêcheur taverne seule'.E27 'Village pêcheur taverne seule'.A27:'Village pêcheur taverne seule'.A27">
            <calcext:condition calcext:apply-style-name="cellule normale" calcext:value="!=&quot;&quot;" calcext:base-cell-address="'Village pêcheur taverne seule'.A27"/>
          </calcext:conditional-format>
          <calcext:conditional-format calcext:target-range-address="'Village pêcheur taverne seule'.D28:'Village pêcheur taverne seule'.E28 'Village pêcheur taverne seule'.A28:'Village pêcheur taverne seule'.A28">
            <calcext:condition calcext:apply-style-name="cellule normale" calcext:value="!=&quot;&quot;" calcext:base-cell-address="'Village pêcheur taverne seule'.A28"/>
          </calcext:conditional-format>
          <calcext:conditional-format calcext:target-range-address="'Village pêcheur taverne seule'.D29:'Village pêcheur taverne seule'.E29 'Village pêcheur taverne seule'.A29:'Village pêcheur taverne seule'.A29">
            <calcext:condition calcext:apply-style-name="cellule normale" calcext:value="!=&quot;&quot;" calcext:base-cell-address="'Village pêcheur taverne seule'.A29"/>
          </calcext:conditional-format>
          <calcext:conditional-format calcext:target-range-address="'Village pêcheur taverne seule'.A30:'Village pêcheur taverne seule'.A30">
            <calcext:condition calcext:apply-style-name="cellule normale" calcext:value="!=&quot;&quot;" calcext:base-cell-address="'Village pêcheur taverne seule'.A30"/>
          </calcext:conditional-format>
          <calcext:conditional-format calcext:target-range-address="'Village pêcheur taverne seule'.A31:'Village pêcheur taverne seule'.A31">
            <calcext:condition calcext:apply-style-name="cellule normale" calcext:value="!=&quot;&quot;" calcext:base-cell-address="'Village pêcheur taverne seule'.A31"/>
          </calcext:conditional-format>
          <calcext:conditional-format calcext:target-range-address="'Village pêcheur taverne seule'.A32:'Village pêcheur taverne seule'.A32">
            <calcext:condition calcext:apply-style-name="cellule normale" calcext:value="!=&quot;&quot;" calcext:base-cell-address="'Village pêcheur taverne seule'.A32"/>
          </calcext:conditional-format>
          <calcext:conditional-format calcext:target-range-address="'Village pêcheur taverne seule'.B32:'Village pêcheur taverne seule'.B32">
            <calcext:condition calcext:apply-style-name="cellule normale" calcext:value="!=&quot;&quot;" calcext:base-cell-address="'Village pêcheur taverne seule'.B32"/>
          </calcext:conditional-format>
          <calcext:conditional-format calcext:target-range-address="'Village pêcheur taverne seule'.A33:'Village pêcheur taverne seule'.A33">
            <calcext:condition calcext:apply-style-name="cellule normale" calcext:value="!=&quot;&quot;" calcext:base-cell-address="'Village pêcheur taverne seule'.A33"/>
          </calcext:conditional-format>
          <calcext:conditional-format calcext:target-range-address="'Village pêcheur taverne seule'.A33:'Village pêcheur taverne seule'.A33">
            <calcext:condition calcext:apply-style-name="cellule normale" calcext:value="!=&quot;&quot;" calcext:base-cell-address="'Village pêcheur taverne seule'.A33"/>
          </calcext:conditional-format>
          <calcext:conditional-format calcext:target-range-address="'Village pêcheur taverne seule'.B33:'Village pêcheur taverne seule'.B33">
            <calcext:condition calcext:apply-style-name="cellule normale" calcext:value="!=&quot;&quot;" calcext:base-cell-address="'Village pêcheur taverne seule'.B33"/>
          </calcext:conditional-format>
          <calcext:conditional-format calcext:target-range-address="'Village pêcheur taverne seule'.C30:'Village pêcheur taverne seule'.C30">
            <calcext:condition calcext:apply-style-name="cellule normale" calcext:value="!=&quot;&quot;" calcext:base-cell-address="'Village pêcheur taverne seule'.C30"/>
          </calcext:conditional-format>
          <calcext:conditional-format calcext:target-range-address="'Village pêcheur taverne seule'.C31:'Village pêcheur taverne seule'.C31">
            <calcext:condition calcext:apply-style-name="cellule normale" calcext:value="!=&quot;&quot;" calcext:base-cell-address="'Village pêcheur taverne seule'.C31"/>
          </calcext:conditional-format>
          <calcext:conditional-format calcext:target-range-address="'Village pêcheur taverne seule'.G3:'Village pêcheur taverne seule'.G3">
            <calcext:condition calcext:apply-style-name="cellule normale" calcext:value="!=&quot;&quot;" calcext:base-cell-address="'Village pêcheur taverne seule'.G3"/>
          </calcext:conditional-format>
          <calcext:conditional-format calcext:target-range-address="'Village pêcheur taverne seule'.F3:'Village pêcheur taverne seule'.F3">
            <calcext:condition calcext:apply-style-name="cellule normale" calcext:value="!=&quot;&quot;" calcext:base-cell-address="'Village pêcheur taverne seule'.F3"/>
          </calcext:conditional-format>
          <calcext:conditional-format calcext:target-range-address="'Village pêcheur taverne seule'.G4:'Village pêcheur taverne seule'.G4">
            <calcext:condition calcext:apply-style-name="cellule normale" calcext:value="!=&quot;&quot;" calcext:base-cell-address="'Village pêcheur taverne seule'.G4"/>
          </calcext:conditional-format>
          <calcext:conditional-format calcext:target-range-address="'Village pêcheur taverne seule'.F4:'Village pêcheur taverne seule'.F4">
            <calcext:condition calcext:apply-style-name="cellule normale" calcext:value="!=&quot;&quot;" calcext:base-cell-address="'Village pêcheur taverne seule'.F4"/>
          </calcext:conditional-format>
          <calcext:conditional-format calcext:target-range-address="'Village pêcheur taverne seule'.G5:'Village pêcheur taverne seule'.G5">
            <calcext:condition calcext:apply-style-name="cellule normale" calcext:value="!=&quot;&quot;" calcext:base-cell-address="'Village pêcheur taverne seule'.G5"/>
          </calcext:conditional-format>
          <calcext:conditional-format calcext:target-range-address="'Village pêcheur taverne seule'.F5:'Village pêcheur taverne seule'.F5">
            <calcext:condition calcext:apply-style-name="cellule normale" calcext:value="!=&quot;&quot;" calcext:base-cell-address="'Village pêcheur taverne seule'.F5"/>
          </calcext:conditional-format>
          <calcext:conditional-format calcext:target-range-address="'Village pêcheur taverne seule'.G6:'Village pêcheur taverne seule'.G6">
            <calcext:condition calcext:apply-style-name="cellule normale" calcext:value="!=&quot;&quot;" calcext:base-cell-address="'Village pêcheur taverne seule'.G6"/>
          </calcext:conditional-format>
          <calcext:conditional-format calcext:target-range-address="'Village pêcheur taverne seule'.F6:'Village pêcheur taverne seule'.F6">
            <calcext:condition calcext:apply-style-name="cellule normale" calcext:value="!=&quot;&quot;" calcext:base-cell-address="'Village pêcheur taverne seule'.F6"/>
          </calcext:conditional-format>
          <calcext:conditional-format calcext:target-range-address="'Village pêcheur taverne seule'.F8:'Village pêcheur taverne seule'.F8">
            <calcext:condition calcext:apply-style-name="cellule normale" calcext:value="!=&quot;&quot;" calcext:base-cell-address="'Village pêcheur taverne seule'.F8"/>
          </calcext:conditional-format>
          <calcext:conditional-format calcext:target-range-address="'Village pêcheur taverne seule'.F9:'Village pêcheur taverne seule'.F9">
            <calcext:condition calcext:apply-style-name="cellule normale" calcext:value="!=&quot;&quot;" calcext:base-cell-address="'Village pêcheur taverne seule'.F9"/>
          </calcext:conditional-format>
          <calcext:conditional-format calcext:target-range-address="'Village pêcheur taverne seule'.F10:'Village pêcheur taverne seule'.F10">
            <calcext:condition calcext:apply-style-name="cellule normale" calcext:value="!=&quot;&quot;" calcext:base-cell-address="'Village pêcheur taverne seule'.F10"/>
          </calcext:conditional-format>
          <calcext:conditional-format calcext:target-range-address="'Village pêcheur taverne seule'.F11:'Village pêcheur taverne seule'.F11">
            <calcext:condition calcext:apply-style-name="cellule normale" calcext:value="!=&quot;&quot;" calcext:base-cell-address="'Village pêcheur taverne seule'.F11"/>
          </calcext:conditional-format>
          <calcext:conditional-format calcext:target-range-address="'Village pêcheur taverne seule'.F14:'Village pêcheur taverne seule'.F14">
            <calcext:condition calcext:apply-style-name="cellule normale" calcext:value="!=&quot;&quot;" calcext:base-cell-address="'Village pêcheur taverne seule'.F14"/>
          </calcext:conditional-format>
          <calcext:conditional-format calcext:target-range-address="'Village pêcheur taverne seule'.F15:'Village pêcheur taverne seule'.F15">
            <calcext:condition calcext:apply-style-name="cellule normale" calcext:value="!=&quot;&quot;" calcext:base-cell-address="'Village pêcheur taverne seule'.F15"/>
          </calcext:conditional-format>
          <calcext:conditional-format calcext:target-range-address="'Village pêcheur taverne seule'.F16:'Village pêcheur taverne seule'.F16">
            <calcext:condition calcext:apply-style-name="cellule normale" calcext:value="!=&quot;&quot;" calcext:base-cell-address="'Village pêcheur taverne seule'.F16"/>
          </calcext:conditional-format>
          <calcext:conditional-format calcext:target-range-address="'Village pêcheur taverne seule'.F17:'Village pêcheur taverne seule'.F17">
            <calcext:condition calcext:apply-style-name="cellule normale" calcext:value="!=&quot;&quot;" calcext:base-cell-address="'Village pêcheur taverne seule'.F17"/>
          </calcext:conditional-format>
          <calcext:conditional-format calcext:target-range-address="'Village pêcheur taverne seule'.F12:'Village pêcheur taverne seule'.F12">
            <calcext:condition calcext:apply-style-name="cellule normale" calcext:value="!=&quot;&quot;" calcext:base-cell-address="'Village pêcheur taverne seule'.F12"/>
          </calcext:conditional-format>
          <calcext:conditional-format calcext:target-range-address="'Village pêcheur taverne seule'.F13:'Village pêcheur taverne seule'.F13">
            <calcext:condition calcext:apply-style-name="cellule normale" calcext:value="!=&quot;&quot;" calcext:base-cell-address="'Village pêcheur taverne seule'.F13"/>
          </calcext:conditional-format>
          <calcext:conditional-format calcext:target-range-address="'Village pêcheur taverne seule'.C32:'Village pêcheur taverne seule'.C32">
            <calcext:condition calcext:apply-style-name="cellule normale" calcext:value="!=&quot;&quot;" calcext:base-cell-address="'Village pêcheur taverne seule'.C32"/>
          </calcext:conditional-format>
          <calcext:conditional-format calcext:target-range-address="'Village pêcheur taverne seule'.C1:'Village pêcheur taverne seule'.C1">
            <calcext:condition calcext:apply-style-name="cellule normale" calcext:value="!=&quot;&quot;" calcext:base-cell-address="'Village pêcheur taverne seule'.C1"/>
          </calcext:conditional-format>
          <calcext:conditional-format calcext:target-range-address="'Village pêcheur taverne seule'.C2:'Village pêcheur taverne seule'.C2">
            <calcext:condition calcext:apply-style-name="cellule normale" calcext:value="!=&quot;&quot;" calcext:base-cell-address="'Village pêcheur taverne seule'.C2"/>
          </calcext:conditional-format>
          <calcext:conditional-format calcext:target-range-address="'Village pêcheur taverne seule'.C3:'Village pêcheur taverne seule'.C3">
            <calcext:condition calcext:apply-style-name="cellule normale" calcext:value="!=&quot;&quot;" calcext:base-cell-address="'Village pêcheur taverne seule'.C3"/>
          </calcext:conditional-format>
          <calcext:conditional-format calcext:target-range-address="'Village pêcheur taverne seule'.B43:'Village pêcheur taverne seule'.B43">
            <calcext:condition calcext:apply-style-name="cellule normale" calcext:value="!=&quot;&quot;" calcext:base-cell-address="'Village pêcheur taverne seule'.B43"/>
          </calcext:conditional-format>
          <calcext:conditional-format calcext:target-range-address="'Village pêcheur taverne seule'.B44:'Village pêcheur taverne seule'.B44">
            <calcext:condition calcext:apply-style-name="cellule normale" calcext:value="!=&quot;&quot;" calcext:base-cell-address="'Village pêcheur taverne seule'.B44"/>
          </calcext:conditional-format>
          <calcext:conditional-format calcext:target-range-address="'Village pêcheur taverne seule'.A44:'Village pêcheur taverne seule'.A44">
            <calcext:condition calcext:apply-style-name="cellule normale" calcext:value="!=&quot;&quot;" calcext:base-cell-address="'Village pêcheur taverne seule'.A44"/>
          </calcext:conditional-format>
          <calcext:conditional-format calcext:target-range-address="'Village pêcheur taverne seule'.B45:'Village pêcheur taverne seule'.B45">
            <calcext:condition calcext:apply-style-name="cellule normale" calcext:value="!=&quot;&quot;" calcext:base-cell-address="'Village pêcheur taverne seule'.B45"/>
          </calcext:conditional-format>
          <calcext:conditional-format calcext:target-range-address="'Village pêcheur taverne seule'.A45:'Village pêcheur taverne seule'.A45">
            <calcext:condition calcext:apply-style-name="cellule normale" calcext:value="!=&quot;&quot;" calcext:base-cell-address="'Village pêcheur taverne seule'.A45"/>
          </calcext:conditional-format>
          <calcext:conditional-format calcext:target-range-address="'Village pêcheur taverne seule'.B46:'Village pêcheur taverne seule'.B46">
            <calcext:condition calcext:apply-style-name="cellule normale" calcext:value="!=&quot;&quot;" calcext:base-cell-address="'Village pêcheur taverne seule'.B46"/>
          </calcext:conditional-format>
          <calcext:conditional-format calcext:target-range-address="'Village pêcheur taverne seule'.A46:'Village pêcheur taverne seule'.A46">
            <calcext:condition calcext:apply-style-name="cellule normale" calcext:value="!=&quot;&quot;" calcext:base-cell-address="'Village pêcheur taverne seule'.A46"/>
          </calcext:conditional-format>
          <calcext:conditional-format calcext:target-range-address="'Village pêcheur taverne seule'.B47:'Village pêcheur taverne seule'.B47">
            <calcext:condition calcext:apply-style-name="cellule normale" calcext:value="!=&quot;&quot;" calcext:base-cell-address="'Village pêcheur taverne seule'.B47"/>
          </calcext:conditional-format>
          <calcext:conditional-format calcext:target-range-address="'Village pêcheur taverne seule'.A47:'Village pêcheur taverne seule'.A47">
            <calcext:condition calcext:apply-style-name="cellule normale" calcext:value="!=&quot;&quot;" calcext:base-cell-address="'Village pêcheur taverne seule'.A47"/>
          </calcext:conditional-format>
          <calcext:conditional-format calcext:target-range-address="'Village pêcheur taverne seule'.D30:'Village pêcheur taverne seule'.D30">
            <calcext:condition calcext:apply-style-name="cellule normale" calcext:value="!=&quot;&quot;" calcext:base-cell-address="'Village pêcheur taverne seule'.D30"/>
          </calcext:conditional-format>
          <calcext:conditional-format calcext:target-range-address="'Village pêcheur taverne seule'.G7:'Village pêcheur taverne seule'.G7">
            <calcext:condition calcext:apply-style-name="cellule normale" calcext:value="!=&quot;&quot;" calcext:base-cell-address="'Village pêcheur taverne seule'.G7"/>
          </calcext:conditional-format>
          <calcext:conditional-format calcext:target-range-address="'Village pêcheur taverne seule'.B7:'Village pêcheur taverne seule'.B7">
            <calcext:condition calcext:apply-style-name="cellule normale" calcext:value="!=&quot;&quot;" calcext:base-cell-address="'Village pêcheur taverne seule'.B7"/>
          </calcext:conditional-format>
          <calcext:conditional-format calcext:target-range-address="'Village pêcheur taverne seule'.B9:'Village pêcheur taverne seule'.B9">
            <calcext:condition calcext:apply-style-name="cellule normale" calcext:value="!=&quot;&quot;" calcext:base-cell-address="'Village pêcheur taverne seule'.B9"/>
          </calcext:conditional-format>
          <calcext:conditional-format calcext:target-range-address="'Village pêcheur taverne seule'.B13:'Village pêcheur taverne seule'.B13">
            <calcext:condition calcext:apply-style-name="cellule normale" calcext:value="!=&quot;&quot;" calcext:base-cell-address="'Village pêcheur taverne seule'.B13"/>
          </calcext:conditional-format>
          <calcext:conditional-format calcext:target-range-address="'Village pêcheur taverne seule'.B10:'Village pêcheur taverne seule'.B10">
            <calcext:condition calcext:apply-style-name="cellule normale" calcext:value="!=&quot;&quot;" calcext:base-cell-address="'Village pêcheur taverne seule'.B10"/>
          </calcext:conditional-format>
          <calcext:conditional-format calcext:target-range-address="'Village pêcheur taverne seule'.B11:'Village pêcheur taverne seule'.B11">
            <calcext:condition calcext:apply-style-name="cellule normale" calcext:value="!=&quot;&quot;" calcext:base-cell-address="'Village pêcheur taverne seule'.B11"/>
          </calcext:conditional-format>
          <calcext:conditional-format calcext:target-range-address="'Village pêcheur taverne seule'.B12:'Village pêcheur taverne seule'.B12">
            <calcext:condition calcext:apply-style-name="cellule normale" calcext:value="!=&quot;&quot;" calcext:base-cell-address="'Village pêcheur taverne seule'.B12"/>
          </calcext:conditional-format>
          <calcext:conditional-format calcext:target-range-address="'Village pêcheur taverne seule'.B14:'Village pêcheur taverne seule'.B14">
            <calcext:condition calcext:apply-style-name="cellule normale" calcext:value="!=&quot;&quot;" calcext:base-cell-address="'Village pêcheur taverne seule'.B14"/>
          </calcext:conditional-format>
          <calcext:conditional-format calcext:target-range-address="'Village pêcheur taverne seule'.E7:'Village pêcheur taverne seule'.E7">
            <calcext:condition calcext:apply-style-name="cellule normale" calcext:value="!=&quot;&quot;" calcext:base-cell-address="'Village pêcheur taverne seule'.E7"/>
          </calcext:conditional-format>
          <calcext:conditional-format calcext:target-range-address="'Village pêcheur taverne seule'.E8:'Village pêcheur taverne seule'.E8">
            <calcext:condition calcext:apply-style-name="cellule normale" calcext:value="!=&quot;&quot;" calcext:base-cell-address="'Village pêcheur taverne seule'.E8"/>
          </calcext:conditional-format>
          <calcext:conditional-format calcext:target-range-address="'Village pêcheur taverne seule'.E9:'Village pêcheur taverne seule'.E9">
            <calcext:condition calcext:apply-style-name="cellule normale" calcext:value="!=&quot;&quot;" calcext:base-cell-address="'Village pêcheur taverne seule'.E9"/>
          </calcext:conditional-format>
          <calcext:conditional-format calcext:target-range-address="'Village pêcheur taverne seule'.E10:'Village pêcheur taverne seule'.E10">
            <calcext:condition calcext:apply-style-name="cellule normale" calcext:value="!=&quot;&quot;" calcext:base-cell-address="'Village pêcheur taverne seule'.E10"/>
          </calcext:conditional-format>
          <calcext:conditional-format calcext:target-range-address="'Village pêcheur taverne seule'.E11:'Village pêcheur taverne seule'.E11">
            <calcext:condition calcext:apply-style-name="cellule normale" calcext:value="!=&quot;&quot;" calcext:base-cell-address="'Village pêcheur taverne seule'.E11"/>
          </calcext:conditional-format>
          <calcext:conditional-format calcext:target-range-address="'Village pêcheur taverne seule'.E12:'Village pêcheur taverne seule'.E12">
            <calcext:condition calcext:apply-style-name="cellule normale" calcext:value="!=&quot;&quot;" calcext:base-cell-address="'Village pêcheur taverne seule'.E12"/>
          </calcext:conditional-format>
          <calcext:conditional-format calcext:target-range-address="'Village pêcheur taverne seule'.E13:'Village pêcheur taverne seule'.E13">
            <calcext:condition calcext:apply-style-name="cellule normale" calcext:value="!=&quot;&quot;" calcext:base-cell-address="'Village pêcheur taverne seule'.E13"/>
          </calcext:conditional-format>
          <calcext:conditional-format calcext:target-range-address="'Village pêcheur taverne seule'.D15:'Village pêcheur taverne seule'.D15">
            <calcext:condition calcext:apply-style-name="cellule normale" calcext:value="!=&quot;&quot;" calcext:base-cell-address="'Village pêcheur taverne seule'.D15"/>
          </calcext:conditional-format>
          <calcext:conditional-format calcext:target-range-address="'Village pêcheur taverne seule'.C9:'Village pêcheur taverne seule'.C9">
            <calcext:condition calcext:apply-style-name="cellule normale" calcext:value="!=&quot;&quot;" calcext:base-cell-address="'Village pêcheur taverne seule'.C9"/>
          </calcext:conditional-format>
          <calcext:conditional-format calcext:target-range-address="'Village pêcheur taverne seule'.C12:'Village pêcheur taverne seule'.C12">
            <calcext:condition calcext:apply-style-name="cellule normale" calcext:value="!=&quot;&quot;" calcext:base-cell-address="'Village pêcheur taverne seule'.C12"/>
          </calcext:conditional-format>
          <calcext:conditional-format calcext:target-range-address="'Village pêcheur taverne seule'.C13:'Village pêcheur taverne seule'.C13">
            <calcext:condition calcext:apply-style-name="cellule normale" calcext:value="!=&quot;&quot;" calcext:base-cell-address="'Village pêcheur taverne seule'.C13"/>
          </calcext:conditional-format>
          <calcext:conditional-format calcext:target-range-address="'Village pêcheur taverne seule'.C7:'Village pêcheur taverne seule'.C7">
            <calcext:condition calcext:apply-style-name="cellule normale" calcext:value="!=&quot;&quot;" calcext:base-cell-address="'Village pêcheur taverne seule'.C7"/>
          </calcext:conditional-format>
          <calcext:conditional-format calcext:target-range-address="'Village pêcheur taverne seule'.C8:'Village pêcheur taverne seule'.C8">
            <calcext:condition calcext:apply-style-name="cellule normale" calcext:value="!=&quot;&quot;" calcext:base-cell-address="'Village pêcheur taverne seule'.C8"/>
          </calcext:conditional-format>
          <calcext:conditional-format calcext:target-range-address="'Village pêcheur taverne seule'.C10:'Village pêcheur taverne seule'.C10">
            <calcext:condition calcext:apply-style-name="cellule normale" calcext:value="!=&quot;&quot;" calcext:base-cell-address="'Village pêcheur taverne seule'.C10"/>
          </calcext:conditional-format>
          <calcext:conditional-format calcext:target-range-address="'Village pêcheur taverne seule'.D9:'Village pêcheur taverne seule'.D9">
            <calcext:condition calcext:apply-style-name="cellule normale" calcext:value="!=&quot;&quot;" calcext:base-cell-address="'Village pêcheur taverne seule'.D9"/>
          </calcext:conditional-format>
          <calcext:conditional-format calcext:target-range-address="'Village pêcheur taverne seule'.D10:'Village pêcheur taverne seule'.D10">
            <calcext:condition calcext:apply-style-name="cellule normale" calcext:value="!=&quot;&quot;" calcext:base-cell-address="'Village pêcheur taverne seule'.D10"/>
          </calcext:conditional-format>
          <calcext:conditional-format calcext:target-range-address="'Village pêcheur taverne seule'.G17:'Village pêcheur taverne seule'.G17">
            <calcext:condition calcext:apply-style-name="cellule normale" calcext:value="!=&quot;&quot;" calcext:base-cell-address="'Village pêcheur taverne seule'.G17"/>
          </calcext:conditional-format>
          <calcext:conditional-format calcext:target-range-address="'Village pêcheur taverne seule'.I8:'Village pêcheur taverne seule'.I8">
            <calcext:condition calcext:apply-style-name="cellule normale" calcext:value="!=&quot;&quot;" calcext:base-cell-address="'Village pêcheur taverne seule'.I8"/>
          </calcext:conditional-format>
          <calcext:conditional-format calcext:target-range-address="'Village pêcheur taverne seule'.I9:'Village pêcheur taverne seule'.I9">
            <calcext:condition calcext:apply-style-name="cellule normale" calcext:value="!=&quot;&quot;" calcext:base-cell-address="'Village pêcheur taverne seule'.I9"/>
          </calcext:conditional-format>
          <calcext:conditional-format calcext:target-range-address="'Village pêcheur taverne seule'.I10:'Village pêcheur taverne seule'.I10">
            <calcext:condition calcext:apply-style-name="cellule normale" calcext:value="!=&quot;&quot;" calcext:base-cell-address="'Village pêcheur taverne seule'.I10"/>
          </calcext:conditional-format>
          <calcext:conditional-format calcext:target-range-address="'Village pêcheur taverne seule'.I11:'Village pêcheur taverne seule'.I11">
            <calcext:condition calcext:apply-style-name="cellule normale" calcext:value="!=&quot;&quot;" calcext:base-cell-address="'Village pêcheur taverne seule'.I11"/>
          </calcext:conditional-format>
          <calcext:conditional-format calcext:target-range-address="'Village pêcheur taverne seule'.I14:'Village pêcheur taverne seule'.I14">
            <calcext:condition calcext:apply-style-name="cellule normale" calcext:value="!=&quot;&quot;" calcext:base-cell-address="'Village pêcheur taverne seule'.I14"/>
          </calcext:conditional-format>
          <calcext:conditional-format calcext:target-range-address="'Village pêcheur taverne seule'.I15:'Village pêcheur taverne seule'.I15">
            <calcext:condition calcext:apply-style-name="cellule normale" calcext:value="!=&quot;&quot;" calcext:base-cell-address="'Village pêcheur taverne seule'.I15"/>
          </calcext:conditional-format>
          <calcext:conditional-format calcext:target-range-address="'Village pêcheur taverne seule'.I16:'Village pêcheur taverne seule'.I16">
            <calcext:condition calcext:apply-style-name="cellule normale" calcext:value="!=&quot;&quot;" calcext:base-cell-address="'Village pêcheur taverne seule'.I16"/>
          </calcext:conditional-format>
          <calcext:conditional-format calcext:target-range-address="'Village pêcheur taverne seule'.I17:'Village pêcheur taverne seule'.I17">
            <calcext:condition calcext:apply-style-name="cellule normale" calcext:value="!=&quot;&quot;" calcext:base-cell-address="'Village pêcheur taverne seule'.I17"/>
          </calcext:conditional-format>
          <calcext:conditional-format calcext:target-range-address="'Village pêcheur taverne seule'.I12:'Village pêcheur taverne seule'.I12">
            <calcext:condition calcext:apply-style-name="cellule normale" calcext:value="!=&quot;&quot;" calcext:base-cell-address="'Village pêcheur taverne seule'.I12"/>
          </calcext:conditional-format>
          <calcext:conditional-format calcext:target-range-address="'Village pêcheur taverne seule'.I13:'Village pêcheur taverne seule'.I13">
            <calcext:condition calcext:apply-style-name="cellule normale" calcext:value="!=&quot;&quot;" calcext:base-cell-address="'Village pêcheur taverne seule'.I13"/>
          </calcext:conditional-format>
          <calcext:conditional-format calcext:target-range-address="'Village pêcheur taverne seule'.H8:'Village pêcheur taverne seule'.H8">
            <calcext:condition calcext:apply-style-name="cellule normale" calcext:value="!=&quot;&quot;" calcext:base-cell-address="'Village pêcheur taverne seule'.H8"/>
          </calcext:conditional-format>
          <calcext:conditional-format calcext:target-range-address="'Village pêcheur taverne seule'.H9:'Village pêcheur taverne seule'.H9">
            <calcext:condition calcext:apply-style-name="cellule normale" calcext:value="!=&quot;&quot;" calcext:base-cell-address="'Village pêcheur taverne seule'.H9"/>
          </calcext:conditional-format>
          <calcext:conditional-format calcext:target-range-address="'Village pêcheur taverne seule'.H10:'Village pêcheur taverne seule'.H10">
            <calcext:condition calcext:apply-style-name="cellule normale" calcext:value="!=&quot;&quot;" calcext:base-cell-address="'Village pêcheur taverne seule'.H10"/>
          </calcext:conditional-format>
          <calcext:conditional-format calcext:target-range-address="'Village pêcheur taverne seule'.H11:'Village pêcheur taverne seule'.H11">
            <calcext:condition calcext:apply-style-name="cellule normale" calcext:value="!=&quot;&quot;" calcext:base-cell-address="'Village pêcheur taverne seule'.H11"/>
          </calcext:conditional-format>
          <calcext:conditional-format calcext:target-range-address="'Village pêcheur taverne seule'.H12:'Village pêcheur taverne seule'.H12">
            <calcext:condition calcext:apply-style-name="cellule normale" calcext:value="!=&quot;&quot;" calcext:base-cell-address="'Village pêcheur taverne seule'.H12"/>
          </calcext:conditional-format>
          <calcext:conditional-format calcext:target-range-address="'Village pêcheur taverne seule'.H13:'Village pêcheur taverne seule'.H13">
            <calcext:condition calcext:apply-style-name="cellule normale" calcext:value="!=&quot;&quot;" calcext:base-cell-address="'Village pêcheur taverne seule'.H13"/>
          </calcext:conditional-format>
          <calcext:conditional-format calcext:target-range-address="'Village pêcheur taverne seule'.G9:'Village pêcheur taverne seule'.G9">
            <calcext:condition calcext:apply-style-name="cellule normale" calcext:value="!=&quot;&quot;" calcext:base-cell-address="'Village pêcheur taverne seule'.G9"/>
          </calcext:conditional-format>
          <calcext:conditional-format calcext:target-range-address="'Village pêcheur taverne seule'.G12:'Village pêcheur taverne seule'.G12">
            <calcext:condition calcext:apply-style-name="cellule normale" calcext:value="!=&quot;&quot;" calcext:base-cell-address="'Village pêcheur taverne seule'.G12"/>
          </calcext:conditional-format>
          <calcext:conditional-format calcext:target-range-address="'Village pêcheur taverne seule'.G13:'Village pêcheur taverne seule'.G13">
            <calcext:condition calcext:apply-style-name="cellule normale" calcext:value="!=&quot;&quot;" calcext:base-cell-address="'Village pêcheur taverne seule'.G13"/>
          </calcext:conditional-format>
          <calcext:conditional-format calcext:target-range-address="'Village pêcheur taverne seule'.G8:'Village pêcheur taverne seule'.G8">
            <calcext:condition calcext:apply-style-name="cellule normale" calcext:value="!=&quot;&quot;" calcext:base-cell-address="'Village pêcheur taverne seule'.G8"/>
          </calcext:conditional-format>
          <calcext:conditional-format calcext:target-range-address="'Village pêcheur taverne seule'.G10:'Village pêcheur taverne seule'.G10">
            <calcext:condition calcext:apply-style-name="cellule normale" calcext:value="!=&quot;&quot;" calcext:base-cell-address="'Village pêcheur taverne seule'.G10"/>
          </calcext:conditional-format>
          <calcext:conditional-format calcext:target-range-address="'Village pêcheur taverne seule'.D11:'Village pêcheur taverne seule'.D11">
            <calcext:condition calcext:apply-style-name="cellule normale" calcext:value="!=&quot;&quot;" calcext:base-cell-address="'Village pêcheur taverne seule'.D11"/>
          </calcext:conditional-format>
          <calcext:conditional-format calcext:target-range-address="'Village pêcheur taverne seule'.D12:'Village pêcheur taverne seule'.D12">
            <calcext:condition calcext:apply-style-name="cellule normale" calcext:value="!=&quot;&quot;" calcext:base-cell-address="'Village pêcheur taverne seule'.D12"/>
          </calcext:conditional-format>
          <calcext:conditional-format calcext:target-range-address="'Village pêcheur taverne seule'.D13:'Village pêcheur taverne seule'.D13">
            <calcext:condition calcext:apply-style-name="cellule normale" calcext:value="!=&quot;&quot;" calcext:base-cell-address="'Village pêcheur taverne seule'.D13"/>
          </calcext:conditional-format>
          <calcext:conditional-format calcext:target-range-address="'Village pêcheur taverne seule'.D14:'Village pêcheur taverne seule'.D14">
            <calcext:condition calcext:apply-style-name="cellule normale" calcext:value="!=&quot;&quot;" calcext:base-cell-address="'Village pêcheur taverne seule'.D14"/>
          </calcext:conditional-format>
          <calcext:conditional-format calcext:target-range-address="'Village pêcheur taverne seule'.B21:'Village pêcheur taverne seule'.C21">
            <calcext:condition calcext:apply-style-name="cellule normale" calcext:value="!=&quot;&quot;" calcext:base-cell-address="'Village pêcheur taverne seule'.B21"/>
          </calcext:conditional-format>
          <calcext:conditional-format calcext:target-range-address="'Village pêcheur taverne seule'.B22:'Village pêcheur taverne seule'.C22">
            <calcext:condition calcext:apply-style-name="cellule normale" calcext:value="!=&quot;&quot;" calcext:base-cell-address="'Village pêcheur taverne seule'.B22"/>
          </calcext:conditional-format>
          <calcext:conditional-format calcext:target-range-address="'Village pêcheur taverne seule'.B23:'Village pêcheur taverne seule'.C23">
            <calcext:condition calcext:apply-style-name="cellule normale" calcext:value="!=&quot;&quot;" calcext:base-cell-address="'Village pêcheur taverne seule'.B23"/>
          </calcext:conditional-format>
          <calcext:conditional-format calcext:target-range-address="'Village pêcheur taverne seule'.B24:'Village pêcheur taverne seule'.B24">
            <calcext:condition calcext:apply-style-name="cellule normale" calcext:value="!=&quot;&quot;" calcext:base-cell-address="'Village pêcheur taverne seule'.B24"/>
          </calcext:conditional-format>
          <calcext:conditional-format calcext:target-range-address="'Village pêcheur taverne seule'.B25:'Village pêcheur taverne seule'.B25">
            <calcext:condition calcext:apply-style-name="cellule normale" calcext:value="!=&quot;&quot;" calcext:base-cell-address="'Village pêcheur taverne seule'.B25"/>
          </calcext:conditional-format>
          <calcext:conditional-format calcext:target-range-address="'Village pêcheur taverne seule'.B26:'Village pêcheur taverne seule'.B26">
            <calcext:condition calcext:apply-style-name="cellule normale" calcext:value="!=&quot;&quot;" calcext:base-cell-address="'Village pêcheur taverne seule'.B26"/>
          </calcext:conditional-format>
          <calcext:conditional-format calcext:target-range-address="'Village pêcheur taverne seule'.B27:'Village pêcheur taverne seule'.B27">
            <calcext:condition calcext:apply-style-name="cellule normale" calcext:value="!=&quot;&quot;" calcext:base-cell-address="'Village pêcheur taverne seule'.B27"/>
          </calcext:conditional-format>
          <calcext:conditional-format calcext:target-range-address="'Village pêcheur taverne seule'.B28:'Village pêcheur taverne seule'.B28">
            <calcext:condition calcext:apply-style-name="cellule normale" calcext:value="!=&quot;&quot;" calcext:base-cell-address="'Village pêcheur taverne seule'.B28"/>
          </calcext:conditional-format>
          <calcext:conditional-format calcext:target-range-address="'Village pêcheur taverne seule'.B29:'Village pêcheur taverne seule'.B29">
            <calcext:condition calcext:apply-style-name="cellule normale" calcext:value="!=&quot;&quot;" calcext:base-cell-address="'Village pêcheur taverne seule'.B29"/>
          </calcext:conditional-format>
          <calcext:conditional-format calcext:target-range-address="'Village pêcheur taverne seule'.B30:'Village pêcheur taverne seule'.B30">
            <calcext:condition calcext:apply-style-name="cellule normale" calcext:value="!=&quot;&quot;" calcext:base-cell-address="'Village pêcheur taverne seule'.B30"/>
          </calcext:conditional-format>
          <calcext:conditional-format calcext:target-range-address="'Village pêcheur taverne seule'.B31:'Village pêcheur taverne seule'.B31">
            <calcext:condition calcext:apply-style-name="cellule normale" calcext:value="!=&quot;&quot;" calcext:base-cell-address="'Village pêcheur taverne seule'.B31"/>
          </calcext:conditional-format>
          <calcext:conditional-format calcext:target-range-address="'Village pêcheur taverne seule'.C24:'Village pêcheur taverne seule'.C24">
            <calcext:condition calcext:apply-style-name="cellule normale" calcext:value="!=&quot;&quot;" calcext:base-cell-address="'Village pêcheur taverne seule'.C24"/>
          </calcext:conditional-format>
          <calcext:conditional-format calcext:target-range-address="'Village pêcheur taverne seule'.C25:'Village pêcheur taverne seule'.C25">
            <calcext:condition calcext:apply-style-name="cellule normale" calcext:value="!=&quot;&quot;" calcext:base-cell-address="'Village pêcheur taverne seule'.C25"/>
          </calcext:conditional-format>
          <calcext:conditional-format calcext:target-range-address="'Village pêcheur taverne seule'.C26:'Village pêcheur taverne seule'.C26">
            <calcext:condition calcext:apply-style-name="cellule normale" calcext:value="!=&quot;&quot;" calcext:base-cell-address="'Village pêcheur taverne seule'.C26"/>
          </calcext:conditional-format>
          <calcext:conditional-format calcext:target-range-address="'Village pêcheur taverne seule'.C27:'Village pêcheur taverne seule'.C27">
            <calcext:condition calcext:apply-style-name="cellule normale" calcext:value="!=&quot;&quot;" calcext:base-cell-address="'Village pêcheur taverne seule'.C27"/>
          </calcext:conditional-format>
          <calcext:conditional-format calcext:target-range-address="'Village pêcheur taverne seule'.C28:'Village pêcheur taverne seule'.C28">
            <calcext:condition calcext:apply-style-name="cellule normale" calcext:value="!=&quot;&quot;" calcext:base-cell-address="'Village pêcheur taverne seule'.C28"/>
          </calcext:conditional-format>
          <calcext:conditional-format calcext:target-range-address="'Village pêcheur taverne seule'.C29:'Village pêcheur taverne seule'.C29">
            <calcext:condition calcext:apply-style-name="cellule normale" calcext:value="!=&quot;&quot;" calcext:base-cell-address="'Village pêcheur taverne seule'.C29"/>
          </calcext:conditional-format>
          <calcext:conditional-format calcext:target-range-address="'Village pêcheur taverne seule'.C34:'Village pêcheur taverne seule'.C34">
            <calcext:condition calcext:apply-style-name="cellule normale" calcext:value="!=&quot;&quot;" calcext:base-cell-address="'Village pêcheur taverne seule'.C34"/>
          </calcext:conditional-format>
          <calcext:conditional-format calcext:target-range-address="'Village pêcheur taverne seule'.C36:'Village pêcheur taverne seule'.C36">
            <calcext:condition calcext:apply-style-name="cellule normale" calcext:value="!=&quot;&quot;" calcext:base-cell-address="'Village pêcheur taverne seule'.C36"/>
          </calcext:conditional-format>
          <calcext:conditional-format calcext:target-range-address="'Village pêcheur taverne seule'.C37:'Village pêcheur taverne seule'.C37">
            <calcext:condition calcext:apply-style-name="cellule normale" calcext:value="!=&quot;&quot;" calcext:base-cell-address="'Village pêcheur taverne seule'.C37"/>
          </calcext:conditional-format>
          <calcext:conditional-format calcext:target-range-address="'Village pêcheur taverne seule'.C38:'Village pêcheur taverne seule'.C38">
            <calcext:condition calcext:apply-style-name="cellule normale" calcext:value="!=&quot;&quot;" calcext:base-cell-address="'Village pêcheur taverne seule'.C38"/>
          </calcext:conditional-format>
          <calcext:conditional-format calcext:target-range-address="'Village pêcheur taverne seule'.C39:'Village pêcheur taverne seule'.C39">
            <calcext:condition calcext:apply-style-name="cellule normale" calcext:value="!=&quot;&quot;" calcext:base-cell-address="'Village pêcheur taverne seule'.C39"/>
          </calcext:conditional-format>
          <calcext:conditional-format calcext:target-range-address="'Village pêcheur taverne seule'.C33:'Village pêcheur taverne seule'.C33">
            <calcext:condition calcext:apply-style-name="cellule normale" calcext:value="!=&quot;&quot;" calcext:base-cell-address="'Village pêcheur taverne seule'.C33"/>
          </calcext:conditional-format>
          <calcext:conditional-format calcext:target-range-address="'Village pêcheur taverne seule'.D31:'Village pêcheur taverne seule'.E31">
            <calcext:condition calcext:apply-style-name="cellule normale" calcext:value="!=&quot;&quot;" calcext:base-cell-address="'Village pêcheur taverne seule'.D31"/>
          </calcext:conditional-format>
          <calcext:conditional-format calcext:target-range-address="'Village pêcheur taverne seule'.D32:'Village pêcheur taverne seule'.E32">
            <calcext:condition calcext:apply-style-name="cellule normale" calcext:value="!=&quot;&quot;" calcext:base-cell-address="'Village pêcheur taverne seule'.D32"/>
          </calcext:conditional-format>
          <calcext:conditional-format calcext:target-range-address="'Village pêcheur taverne seule'.D33:'Village pêcheur taverne seule'.E33">
            <calcext:condition calcext:apply-style-name="cellule normale" calcext:value="!=&quot;&quot;" calcext:base-cell-address="'Village pêcheur taverne seule'.D33"/>
          </calcext:conditional-format>
          <calcext:conditional-format calcext:target-range-address="'Village pêcheur taverne seule'.D34:'Village pêcheur taverne seule'.E34">
            <calcext:condition calcext:apply-style-name="cellule normale" calcext:value="!=&quot;&quot;" calcext:base-cell-address="'Village pêcheur taverne seule'.D34"/>
          </calcext:conditional-format>
          <calcext:conditional-format calcext:target-range-address="'Village pêcheur taverne seule'.D35:'Village pêcheur taverne seule'.E35">
            <calcext:condition calcext:apply-style-name="cellule normale" calcext:value="!=&quot;&quot;" calcext:base-cell-address="'Village pêcheur taverne seule'.D35"/>
          </calcext:conditional-format>
          <calcext:conditional-format calcext:target-range-address="'Village pêcheur taverne seule'.D36:'Village pêcheur taverne seule'.E36">
            <calcext:condition calcext:apply-style-name="cellule normale" calcext:value="!=&quot;&quot;" calcext:base-cell-address="'Village pêcheur taverne seule'.D36"/>
          </calcext:conditional-format>
          <calcext:conditional-format calcext:target-range-address="'Village pêcheur taverne seule'.D37:'Village pêcheur taverne seule'.E37">
            <calcext:condition calcext:apply-style-name="cellule normale" calcext:value="!=&quot;&quot;" calcext:base-cell-address="'Village pêcheur taverne seule'.D37"/>
          </calcext:conditional-format>
          <calcext:conditional-format calcext:target-range-address="'Village pêcheur taverne seule'.D38:'Village pêcheur taverne seule'.E38">
            <calcext:condition calcext:apply-style-name="cellule normale" calcext:value="!=&quot;&quot;" calcext:base-cell-address="'Village pêcheur taverne seule'.D38"/>
          </calcext:conditional-format>
          <calcext:conditional-format calcext:target-range-address="'Village pêcheur taverne seule'.D39:'Village pêcheur taverne seule'.E39">
            <calcext:condition calcext:apply-style-name="cellule normale" calcext:value="!=&quot;&quot;" calcext:base-cell-address="'Village pêcheur taverne seule'.D39"/>
          </calcext:conditional-format>
          <calcext:conditional-format calcext:target-range-address="'Village pêcheur taverne seule'.D40:'Village pêcheur taverne seule'.E40">
            <calcext:condition calcext:apply-style-name="cellule normale" calcext:value="!=&quot;&quot;" calcext:base-cell-address="'Village pêcheur taverne seule'.D40"/>
          </calcext:conditional-format>
          <calcext:conditional-format calcext:target-range-address="'Village pêcheur taverne seule'.D41:'Village pêcheur taverne seule'.E41">
            <calcext:condition calcext:apply-style-name="cellule normale" calcext:value="!=&quot;&quot;" calcext:base-cell-address="'Village pêcheur taverne seule'.D41"/>
          </calcext:conditional-format>
          <calcext:conditional-format calcext:target-range-address="'Village pêcheur taverne seule'.D42:'Village pêcheur taverne seule'.E42">
            <calcext:condition calcext:apply-style-name="cellule normale" calcext:value="!=&quot;&quot;" calcext:base-cell-address="'Village pêcheur taverne seule'.D42"/>
          </calcext:conditional-format>
          <calcext:conditional-format calcext:target-range-address="'Village pêcheur taverne seule'.D43:'Village pêcheur taverne seule'.E43">
            <calcext:condition calcext:apply-style-name="cellule normale" calcext:value="!=&quot;&quot;" calcext:base-cell-address="'Village pêcheur taverne seule'.D43"/>
          </calcext:conditional-format>
          <calcext:conditional-format calcext:target-range-address="'Village pêcheur taverne seule'.D44:'Village pêcheur taverne seule'.E44">
            <calcext:condition calcext:apply-style-name="cellule normale" calcext:value="!=&quot;&quot;" calcext:base-cell-address="'Village pêcheur taverne seule'.D44"/>
          </calcext:conditional-format>
          <calcext:conditional-format calcext:target-range-address="'Village pêcheur taverne seule'.D45:'Village pêcheur taverne seule'.E45">
            <calcext:condition calcext:apply-style-name="cellule normale" calcext:value="!=&quot;&quot;" calcext:base-cell-address="'Village pêcheur taverne seule'.D45"/>
          </calcext:conditional-format>
          <calcext:conditional-format calcext:target-range-address="'Village pêcheur taverne seule'.D46:'Village pêcheur taverne seule'.E46">
            <calcext:condition calcext:apply-style-name="cellule normale" calcext:value="!=&quot;&quot;" calcext:base-cell-address="'Village pêcheur taverne seule'.D46"/>
          </calcext:conditional-format>
          <calcext:conditional-format calcext:target-range-address="'Village pêcheur taverne seule'.D47:'Village pêcheur taverne seule'.E47">
            <calcext:condition calcext:apply-style-name="cellule normale" calcext:value="!=&quot;&quot;" calcext:base-cell-address="'Village pêcheur taverne seule'.D47"/>
          </calcext:conditional-format>
          <calcext:conditional-format calcext:target-range-address="'Village pêcheur taverne seule'.A3:'Village pêcheur taverne seule'.A3">
            <calcext:condition calcext:apply-style-name="cellule normale" calcext:value="!=&quot;&quot;" calcext:base-cell-address="'Village pêcheur taverne seule'.A3"/>
          </calcext:conditional-format>
          <calcext:conditional-format calcext:target-range-address="'Village pêcheur taverne seule'.B3:'Village pêcheur taverne seule'.B3">
            <calcext:condition calcext:apply-style-name="cellule normale" calcext:value="!=&quot;&quot;" calcext:base-cell-address="'Village pêcheur taverne seule'.B3"/>
          </calcext:conditional-format>
          <calcext:conditional-format calcext:target-range-address="'Village pêcheur taverne seule'.B15:'Village pêcheur taverne seule'.B15">
            <calcext:condition calcext:apply-style-name="cellule normale" calcext:value="!=&quot;&quot;" calcext:base-cell-address="'Village pêcheur taverne seule'.B15"/>
          </calcext:conditional-format>
          <calcext:conditional-format calcext:target-range-address="'Village pêcheur taverne seule'.B15:'Village pêcheur taverne seule'.B15">
            <calcext:condition calcext:apply-style-name="cellule normale" calcext:value="!=&quot;&quot;" calcext:base-cell-address="'Village pêcheur taverne seule'.B15"/>
          </calcext:conditional-format>
          <calcext:conditional-format calcext:target-range-address="'Village pêcheur taverne seule'.D5:'Village pêcheur taverne seule'.D5">
            <calcext:condition calcext:apply-style-name="cellule normale" calcext:value="!=&quot;&quot;" calcext:base-cell-address="'Village pêcheur taverne seule'.D5"/>
          </calcext:conditional-format>
          <calcext:conditional-format calcext:target-range-address="'Village pêcheur taverne seule'.D6:'Village pêcheur taverne seule'.D6">
            <calcext:condition calcext:apply-style-name="cellule normale" calcext:value="!=&quot;&quot;" calcext:base-cell-address="'Village pêcheur taverne seule'.D6"/>
          </calcext:conditional-format>
          <calcext:conditional-format calcext:target-range-address="'Village pêcheur taverne seule'.D7:'Village pêcheur taverne seule'.D7">
            <calcext:condition calcext:apply-style-name="cellule normale" calcext:value="!=&quot;&quot;" calcext:base-cell-address="'Village pêcheur taverne seule'.D7"/>
          </calcext:conditional-format>
          <calcext:conditional-format calcext:target-range-address="'Village pêcheur taverne seule'.D18:'Village pêcheur taverne seule'.D18">
            <calcext:condition calcext:apply-style-name="cellule normale" calcext:value="!=&quot;&quot;" calcext:base-cell-address="'Village pêcheur taverne seule'.D18"/>
          </calcext:conditional-format>
          <calcext:conditional-format calcext:target-range-address="'Village pêcheur taverne seule'.D17:'Village pêcheur taverne seule'.D17">
            <calcext:condition calcext:apply-style-name="cellule normale" calcext:value="!=&quot;&quot;" calcext:base-cell-address="'Village pêcheur taverne seule'.D17"/>
          </calcext:conditional-format>
          <calcext:conditional-format calcext:target-range-address="'Village pêcheur taverne seule'.D17:'Village pêcheur taverne seule'.D17">
            <calcext:condition calcext:apply-style-name="cellule normale" calcext:value="!=&quot;&quot;" calcext:base-cell-address="'Village pêcheur taverne seule'.D17"/>
          </calcext:conditional-format>
          <calcext:conditional-format calcext:target-range-address="'Village pêcheur taverne seule'.A43:'Village pêcheur taverne seule'.A43">
            <calcext:condition calcext:apply-style-name="cellule normale" calcext:value="!=&quot;&quot;" calcext:base-cell-address="'Village pêcheur taverne seule'.A43"/>
          </calcext:conditional-format>
          <calcext:conditional-format calcext:target-range-address="'Village pêcheur taverne seule'.E30:'Village pêcheur taverne seule'.E30">
            <calcext:condition calcext:apply-style-name="cellule normale" calcext:value="!=&quot;&quot;" calcext:base-cell-address="'Village pêcheur taverne seule'.E30"/>
          </calcext:conditional-format>
          <calcext:conditional-format calcext:target-range-address="'Village pêcheur taverne seule'.C35:'Village pêcheur taverne seule'.C35">
            <calcext:condition calcext:apply-style-name="cellule normale" calcext:value="!=[.C1]" calcext:base-cell-address="'Village pêcheur taverne seule'.C35"/>
          </calcext:conditional-format>
          <calcext:conditional-format calcext:target-range-address="'Village pêcheur taverne seule'.A34:'Village pêcheur taverne seule'.A34">
            <calcext:condition calcext:apply-style-name="cellule normale" calcext:value="!=&quot;&quot;" calcext:base-cell-address="'Village pêcheur taverne seule'.A34"/>
          </calcext:conditional-format>
          <calcext:conditional-format calcext:target-range-address="'Village pêcheur taverne seule'.A34:'Village pêcheur taverne seule'.A34">
            <calcext:condition calcext:apply-style-name="cellule normale" calcext:value="!=&quot;&quot;" calcext:base-cell-address="'Village pêcheur taverne seule'.A34"/>
          </calcext:conditional-format>
          <calcext:conditional-format calcext:target-range-address="'Village pêcheur taverne seule'.A35:'Village pêcheur taverne seule'.A35">
            <calcext:condition calcext:apply-style-name="cellule normale" calcext:value="!=&quot;&quot;" calcext:base-cell-address="'Village pêcheur taverne seule'.A35"/>
          </calcext:conditional-format>
          <calcext:conditional-format calcext:target-range-address="'Village pêcheur taverne seule'.A38:'Village pêcheur taverne seule'.A38">
            <calcext:condition calcext:apply-style-name="cellule normale" calcext:value="!=&quot;&quot;" calcext:base-cell-address="'Village pêcheur taverne seule'.A38"/>
          </calcext:conditional-format>
          <calcext:conditional-format calcext:target-range-address="'Village pêcheur taverne seule'.B38:'Village pêcheur taverne seule'.B38">
            <calcext:condition calcext:apply-style-name="cellule normale" calcext:value="!=&quot;&quot;" calcext:base-cell-address="'Village pêcheur taverne seule'.B38"/>
          </calcext:conditional-format>
          <calcext:conditional-format calcext:target-range-address="'Village pêcheur taverne seule'.A39:'Village pêcheur taverne seule'.A39">
            <calcext:condition calcext:apply-style-name="cellule normale" calcext:value="!=&quot;&quot;" calcext:base-cell-address="'Village pêcheur taverne seule'.A39"/>
          </calcext:conditional-format>
          <calcext:conditional-format calcext:target-range-address="'Village pêcheur taverne seule'.B39:'Village pêcheur taverne seule'.B39">
            <calcext:condition calcext:apply-style-name="cellule normale" calcext:value="!=&quot;&quot;" calcext:base-cell-address="'Village pêcheur taverne seule'.B39"/>
          </calcext:conditional-format>
          <calcext:conditional-format calcext:target-range-address="'Village pêcheur taverne seule'.B40:'Village pêcheur taverne seule'.B40">
            <calcext:condition calcext:apply-style-name="cellule normale" calcext:value="!=&quot;&quot;" calcext:base-cell-address="'Village pêcheur taverne seule'.B40"/>
          </calcext:conditional-format>
          <calcext:conditional-format calcext:target-range-address="'Village pêcheur taverne seule'.B34:'Village pêcheur taverne seule'.B34">
            <calcext:condition calcext:apply-style-name="cellule normale" calcext:value="!=&quot;&quot;" calcext:base-cell-address="'Village pêcheur taverne seule'.B34"/>
          </calcext:conditional-format>
          <calcext:conditional-format calcext:target-range-address="'Village pêcheur taverne seule'.B35:'Village pêcheur taverne seule'.B35">
            <calcext:condition calcext:apply-style-name="cellule normale" calcext:value="!=&quot;&quot;" calcext:base-cell-address="'Village pêcheur taverne seule'.B35"/>
          </calcext:conditional-format>
          <calcext:conditional-format calcext:target-range-address="'Village pêcheur taverne seule'.B37:'Village pêcheur taverne seule'.B37">
            <calcext:condition calcext:apply-style-name="cellule normale" calcext:value="!=&quot;&quot;" calcext:base-cell-address="'Village pêcheur taverne seule'.B37"/>
          </calcext:conditional-format>
          <calcext:conditional-format calcext:target-range-address="'Village pêcheur taverne seule'.A40:'Village pêcheur taverne seule'.A40">
            <calcext:condition calcext:apply-style-name="cellule normale" calcext:value="!=&quot;&quot;" calcext:base-cell-address="'Village pêcheur taverne seule'.A40"/>
          </calcext:conditional-format>
          <calcext:conditional-format calcext:target-range-address="'Village pêcheur taverne seule'.A37:'Village pêcheur taverne seule'.A37">
            <calcext:condition calcext:apply-style-name="cellule normale" calcext:value="!=&quot;&quot;" calcext:base-cell-address="'Village pêcheur taverne seule'.A37"/>
          </calcext:conditional-format>
          <calcext:conditional-format calcext:target-range-address="'Village pêcheur taverne seule'.A36:'Village pêcheur taverne seule'.A36">
            <calcext:condition calcext:apply-style-name="cellule normale" calcext:value="!=&quot;&quot;" calcext:base-cell-address="'Village pêcheur taverne seule'.A36"/>
          </calcext:conditional-format>
          <calcext:conditional-format calcext:target-range-address="'Village pêcheur taverne seule'.B34:'Village pêcheur taverne seule'.B34">
            <calcext:condition calcext:apply-style-name="cellule normale" calcext:value="!=&quot;&quot;" calcext:base-cell-address="'Village pêcheur taverne seule'.B34"/>
          </calcext:conditional-format>
        </calcext:conditional-formats>
      </table:table>
      <table:table table:name="Village pêcheur avec maçon" table:style-name="ta1">
        <table:table-column table:style-name="co8" table:default-cell-style-name="ce33"/>
        <table:table-column table:style-name="co11" table:default-cell-style-name="ce33"/>
        <table:table-column table:style-name="co11" table:default-cell-style-name="Default"/>
        <table:table-column table:style-name="co11" table:default-cell-style-name="ce33"/>
        <table:table-column table:style-name="co12" table:default-cell-style-name="ce33"/>
        <table:table-column table:style-name="co13" table:default-cell-style-name="ce33"/>
        <table:table-column table:style-name="co14" table:default-cell-style-name="ce33"/>
        <table:table-column table:style-name="co15" table:default-cell-style-name="ce33"/>
        <table:table-column table:style-name="co16" table:default-cell-style-name="ce33"/>
        <table:table-column table:style-name="co3" table:number-columns-repeated="28" table:default-cell-style-name="ce33"/>
        <table:table-row table:style-name="ro16">
          <table:table-cell table:style-name="ce175" office:value-type="string" calcext:value-type="string">
            <text:p>Nom</text:p>
          </table:table-cell>
          <table:table-cell table:style-name="ce175" office:value-type="string" calcext:value-type="string">
            <text:p>Fréquence / 5</text:p>
          </table:table-cell>
          <table:table-cell table:style-name="ce969"/>
          <table:table-cell table:style-name="Default" table:number-columns-repeated="34"/>
        </table:table-row>
        <table:table-row table:style-name="ro16">
          <table:table-cell table:style-name="ce176" office:value-type="string" calcext:value-type="string">
            <text:p>Taverne</text:p>
          </table:table-cell>
          <table:table-cell table:style-name="ce176" office:value-type="float" office:value="2" calcext:value-type="float">
            <text:p>2</text:p>
          </table:table-cell>
          <table:table-cell table:style-name="ce970"/>
          <table:table-cell table:style-name="Default" table:number-columns-repeated="34"/>
        </table:table-row>
        <table:table-row table:style-name="ro30">
          <table:table-cell table:style-name="ce822" office:value-type="string" calcext:value-type="string">
            <text:p>Narrator : Après avoir évité une vingtaine de bateau de pêche, le bateau accoste dans un petit port. L'air empeste le poisson.</text:p>
          </table:table-cell>
          <table:table-cell table:style-name="ce936"/>
          <table:table-cell table:style-name="ce971"/>
          <table:table-cell table:style-name="ce999"/>
          <table:table-cell table:style-name="ce1023"/>
          <table:table-cell table:style-name="ce1035"/>
          <table:table-cell table:style-name="ce1049"/>
          <table:table-cell table:number-columns-repeated="30"/>
        </table:table-row>
        <table:table-row table:style-name="ro8">
          <table:table-cell table:style-name="ce823" office:value-type="string" calcext:value-type="string">
            <text:p>setChoices3</text:p>
          </table:table-cell>
          <table:table-cell table:style-name="ce823" table:number-columns-repeated="2"/>
          <table:table-cell table:style-name="ce1000"/>
          <table:table-cell table:style-name="ce1024"/>
          <table:table-cell table:style-name="ce1036"/>
          <table:table-cell table:style-name="ce1050"/>
          <table:table-cell table:number-columns-repeated="30"/>
        </table:table-row>
        <table:table-row table:style-name="ro8">
          <table:table-cell table:style-name="ce824" office:value-type="string" calcext:value-type="string">
            <text:p>Aller voir les pêcheurs</text:p>
          </table:table-cell>
          <table:table-cell table:style-name="ce824"/>
          <table:table-cell table:style-name="ce972" office:value-type="string" calcext:value-type="string">
            <text:p>Entrer dans le village</text:p>
          </table:table-cell>
          <table:table-cell table:style-name="ce1001" office:value-type="string" calcext:value-type="string">
            <text:p>Repartir</text:p>
          </table:table-cell>
          <table:table-cell table:style-name="ce1025"/>
          <table:table-cell table:style-name="ce1037"/>
          <table:table-cell table:style-name="ce1051"/>
          <table:table-cell table:number-columns-repeated="30"/>
        </table:table-row>
        <table:table-row table:style-name="ro8">
          <table:table-cell table:style-name="ce825" office:value-type="string" calcext:value-type="string">
            <text:p>randomCharacter</text:p>
          </table:table-cell>
          <table:table-cell table:style-name="ce825"/>
          <table:table-cell table:style-name="ce973" office:value-type="string" calcext:value-type="string">
            <text:p>checkDay</text:p>
          </table:table-cell>
          <table:table-cell table:style-name="ce1002" office:value-type="string" calcext:value-type="string">
            <text:p>PlayerSpeak : Ça pue on s'casse.</text:p>
          </table:table-cell>
          <table:table-cell table:style-name="ce1026"/>
          <table:table-cell table:style-name="ce1038"/>
          <table:table-cell table:style-name="ce1052"/>
          <table:table-cell table:number-columns-repeated="30"/>
        </table:table-row>
        <table:table-row table:style-name="ro31">
          <table:table-cell table:style-name="ce826" office:value-type="string" calcext:value-type="string">
            <text:p>PlayerSpeak : Bonjour pêcheur !</text:p>
          </table:table-cell>
          <table:table-cell table:style-name="ce937"/>
          <table:table-cell table:style-name="ce974" office:value-type="string" calcext:value-type="string">
            <text:p>Narrator : Le village est petit mais vivant, c'est un jour de marché. Des bruits de marteaux et de scies viennent d'un petit hangar. Une petite rue s'ouvre vers la gauche</text:p>
          </table:table-cell>
          <table:table-cell table:style-name="ce1003" office:value-type="string" calcext:value-type="string">
            <text:p>leave</text:p>
          </table:table-cell>
          <table:table-cell table:style-name="ce1027"/>
          <table:table-cell table:style-name="Default"/>
          <table:table-cell table:style-name="ce1053" office:value-type="string" calcext:value-type="string">
            <text:p>Narrator : Le village est sombre et calme. La place est éclairée par quelques torches.</text:p>
          </table:table-cell>
          <table:table-cell table:number-columns-repeated="30"/>
        </table:table-row>
        <table:table-row table:style-name="ro8">
          <table:table-cell table:style-name="ce827" office:value-type="string" calcext:value-type="string">
            <text:p>OtherSpeak : Salut à toi</text:p>
          </table:table-cell>
          <table:table-cell/>
          <table:table-cell table:style-name="ce975" office:value-type="string" calcext:value-type="string">
            <text:p>setChoices3</text:p>
          </table:table-cell>
          <table:table-cell table:style-name="Default"/>
          <table:table-cell table:style-name="ce1028"/>
          <table:table-cell table:style-name="ce1039"/>
          <table:table-cell table:style-name="ce1054" office:value-type="string" calcext:value-type="string">
            <text:p>setChoices3</text:p>
          </table:table-cell>
          <table:table-cell table:style-name="ce1060"/>
          <table:table-cell table:style-name="ce1066"/>
          <table:table-cell table:number-columns-repeated="28"/>
        </table:table-row>
        <table:table-row table:style-name="ro8">
          <table:table-cell table:style-name="ce828" office:value-type="string" calcext:value-type="string">
            <text:p>setChoices2</text:p>
          </table:table-cell>
          <table:table-cell table:style-name="ce938"/>
          <table:table-cell table:style-name="ce976" office:value-type="string" calcext:value-type="string">
            <text:p>Retourner sur les quais</text:p>
          </table:table-cell>
          <table:table-cell table:style-name="ce1004" office:value-type="string" calcext:value-type="string">
            <text:p>Vers le hangar !</text:p>
          </table:table-cell>
          <table:table-cell table:style-name="ce1029" office:value-type="string" calcext:value-type="string">
            <text:p>S'aventurer dans le village</text:p>
          </table:table-cell>
          <table:table-cell table:style-name="ce1040"/>
          <table:table-cell table:style-name="ce1055" office:value-type="string" calcext:value-type="string">
            <text:p>Retourner sur les quais</text:p>
          </table:table-cell>
          <table:table-cell table:style-name="ce1061" office:value-type="string" calcext:value-type="string">
            <text:p>S'aventurer dans le village</text:p>
          </table:table-cell>
          <table:table-cell table:style-name="ce1067"/>
          <table:table-cell table:number-columns-repeated="28"/>
        </table:table-row>
        <table:table-row table:style-name="ro32">
          <table:table-cell table:style-name="ce829" office:value-type="string" calcext:value-type="string">
            <text:p>Bobby Dick, ça te dit quelque chose ?</text:p>
          </table:table-cell>
          <table:table-cell table:style-name="ce939" office:value-type="string" calcext:value-type="string">
            <text:p>Tu AS du poisson, ou autre, à me vendre non ?</text:p>
          </table:table-cell>
          <table:table-cell table:style-name="ce977" office:value-type="string" calcext:value-type="string">
            <text:p>goTo1/2</text:p>
          </table:table-cell>
          <table:table-cell table:style-name="Default"/>
          <table:table-cell table:style-name="ce1030" office:value-type="string" calcext:value-type="string">
            <text:p>Narrator : La rue mène sur un impasse et sur la chaleur d'une taverne.</text:p>
          </table:table-cell>
          <table:table-cell table:style-name="ce1041"/>
          <table:table-cell table:style-name="ce1056" office:value-type="string" calcext:value-type="string">
            <text:p>goTo1/2</text:p>
          </table:table-cell>
          <table:table-cell table:style-name="ce1062" office:value-type="string" calcext:value-type="string">
            <text:p>Narrator : La rue mène sur un impasse et sur la chaleur d'une taverne. Toutes les boutiques sont fermées</text:p>
          </table:table-cell>
          <table:table-cell table:style-name="ce1068"/>
          <table:table-cell table:number-columns-repeated="28"/>
        </table:table-row>
        <table:table-row table:style-name="ro35">
          <table:table-cell table:style-name="ce830" office:value-type="string" calcext:value-type="string">
            <text:p>Narrator : Tu dois coder le système d'indice enculé : si le mec te donne un indice ou pas, tu coche l'île</text:p>
          </table:table-cell>
          <table:table-cell table:style-name="ce940" office:value-type="string" calcext:value-type="string">
            <text:p>OtherSpeak : Et comment !</text:p>
          </table:table-cell>
          <table:table-cell table:style-name="ce33"/>
          <table:table-cell table:style-name="Default"/>
          <table:table-cell table:style-name="ce1031" office:value-type="string" calcext:value-type="string">
            <text:p>setChoices2</text:p>
          </table:table-cell>
          <table:table-cell table:style-name="ce1042"/>
          <table:table-cell/>
          <table:table-cell table:style-name="ce1063" office:value-type="string" calcext:value-type="string">
            <text:p>setChoices2</text:p>
          </table:table-cell>
          <table:table-cell table:style-name="ce1069"/>
          <table:table-cell table:number-columns-repeated="28"/>
        </table:table-row>
        <table:table-row table:style-name="ro29">
          <table:table-cell office:value-type="string" calcext:value-type="string">
            <text:p>goTo1/2</text:p>
          </table:table-cell>
          <table:table-cell table:style-name="ce941" office:value-type="string" calcext:value-type="string">
            <text:p>tradeFood</text:p>
          </table:table-cell>
          <table:table-cell table:style-name="ce978"/>
          <table:table-cell table:style-name="Default"/>
          <table:table-cell table:style-name="ce1032" office:value-type="string" calcext:value-type="string">
            <text:p>Entrons</text:p>
          </table:table-cell>
          <table:table-cell table:style-name="ce1043" office:value-type="string" calcext:value-type="string">
            <text:p>Revenons en arrière</text:p>
          </table:table-cell>
          <table:table-cell table:style-name="ce1057"/>
          <table:table-cell table:style-name="ce1064" office:value-type="string" calcext:value-type="string">
            <text:p>Entrons</text:p>
          </table:table-cell>
          <table:table-cell table:style-name="ce1070" office:value-type="string" calcext:value-type="string">
            <text:p>Revenons en arrière</text:p>
          </table:table-cell>
          <table:table-cell table:number-columns-repeated="28"/>
        </table:table-row>
        <table:table-row table:style-name="ro29">
          <table:table-cell table:style-name="ce831"/>
          <table:table-cell table:style-name="ce942" office:value-type="string" calcext:value-type="string">
            <text:p>PlayerSpeak : Merci bien !</text:p>
          </table:table-cell>
          <table:table-cell table:style-name="ce979"/>
          <table:table-cell table:style-name="Default"/>
          <table:table-cell table:style-name="ce1033" office:value-type="string" calcext:value-type="string">
            <text:p>goTo1/22</text:p>
          </table:table-cell>
          <table:table-cell table:style-name="ce1044" office:value-type="string" calcext:value-type="string">
            <text:p>goTo3/5</text:p>
          </table:table-cell>
          <table:table-cell table:style-name="ce1058"/>
          <table:table-cell table:style-name="ce1065" office:value-type="string" calcext:value-type="string">
            <text:p>goTo1/22</text:p>
          </table:table-cell>
          <table:table-cell table:style-name="ce1071" office:value-type="string" calcext:value-type="string">
            <text:p>goTo3/5</text:p>
          </table:table-cell>
          <table:table-cell table:number-columns-repeated="28"/>
        </table:table-row>
        <table:table-row table:style-name="ro29">
          <table:table-cell/>
          <table:table-cell table:style-name="ce943" office:value-type="string" calcext:value-type="string">
            <text:p>OtherSpeak : Au plaisir</text:p>
          </table:table-cell>
          <table:table-cell table:style-name="ce33"/>
          <table:table-cell table:style-name="Default" table:number-columns-repeated="2"/>
          <table:table-cell table:style-name="ce1045"/>
          <table:table-cell/>
          <table:table-cell table:style-name="Default"/>
          <table:table-cell table:style-name="ce1072"/>
          <table:table-cell table:number-columns-repeated="28"/>
        </table:table-row>
        <table:table-row table:style-name="ro29">
          <table:table-cell/>
          <table:table-cell table:style-name="ce944" office:value-type="string" calcext:value-type="string">
            <text:p>deleteOther</text:p>
          </table:table-cell>
          <table:table-cell table:style-name="ce33"/>
          <table:table-cell table:style-name="Default" table:number-columns-repeated="2"/>
          <table:table-cell table:style-name="ce1046"/>
          <table:table-cell/>
          <table:table-cell table:style-name="Default"/>
          <table:table-cell table:style-name="ce1073"/>
          <table:table-cell table:number-columns-repeated="28"/>
        </table:table-row>
        <table:table-row table:style-name="ro36">
          <table:table-cell/>
          <table:table-cell office:value-type="string" calcext:value-type="string">
            <text:p>goTo1/2</text:p>
          </table:table-cell>
          <table:table-cell table:style-name="ce33"/>
          <table:table-cell table:style-name="Default" table:number-columns-repeated="2"/>
          <table:table-cell table:style-name="ce1047"/>
          <table:table-cell/>
          <table:table-cell table:style-name="Default"/>
          <table:table-cell table:style-name="ce1074"/>
          <table:table-cell table:number-columns-repeated="28"/>
        </table:table-row>
        <table:table-row table:style-name="ro16">
          <table:table-cell table:style-name="ce832"/>
          <table:table-cell table:style-name="Default"/>
          <table:table-cell table:style-name="ce832"/>
          <table:table-cell table:style-name="Default" table:number-columns-repeated="2"/>
          <table:table-cell table:style-name="ce1048"/>
          <table:table-cell table:style-name="ce1059"/>
          <table:table-cell table:style-name="Default"/>
          <table:table-cell table:style-name="ce1075"/>
          <table:table-cell table:number-columns-repeated="28"/>
        </table:table-row>
        <table:table-row table:style-name="ro16">
          <table:table-cell table:style-name="ce833" table:number-columns-repeated="3"/>
          <table:table-cell table:style-name="Default" table:number-columns-repeated="5"/>
          <table:table-cell table:number-columns-repeated="29"/>
        </table:table-row>
        <table:table-row table:style-name="ro16">
          <table:table-cell table:style-name="ce834" table:number-columns-repeated="3"/>
          <table:table-cell/>
          <table:table-cell table:style-name="Default" table:number-columns-repeated="4"/>
          <table:table-cell table:number-columns-repeated="29"/>
        </table:table-row>
        <table:table-row table:style-name="ro16">
          <table:table-cell table:style-name="ce835" table:number-columns-repeated="3"/>
          <table:table-cell/>
          <table:table-cell table:style-name="Default" table:number-columns-repeated="4"/>
          <table:table-cell table:number-columns-repeated="29"/>
        </table:table-row>
        <table:table-row table:style-name="ro16">
          <table:table-cell table:style-name="ce836"/>
          <table:table-cell table:style-name="ce945" table:number-columns-repeated="2"/>
          <table:table-cell table:number-columns-repeated="2"/>
          <table:table-cell table:style-name="Default" table:number-columns-repeated="3"/>
          <table:table-cell table:number-columns-repeated="29"/>
        </table:table-row>
        <table:table-row table:style-name="ro16">
          <table:table-cell table:style-name="ce837"/>
          <table:table-cell table:style-name="ce946" table:number-columns-repeated="2"/>
          <table:table-cell table:number-columns-repeated="2"/>
          <table:table-cell table:style-name="Default" table:number-columns-repeated="3"/>
          <table:table-cell table:number-columns-repeated="29"/>
        </table:table-row>
        <table:table-row table:style-name="ro16">
          <table:table-cell table:style-name="ce838"/>
          <table:table-cell table:style-name="ce947" table:number-columns-repeated="2"/>
          <table:table-cell table:number-columns-repeated="2"/>
          <table:table-cell table:style-name="Default" table:number-columns-repeated="3"/>
          <table:table-cell table:number-columns-repeated="29"/>
        </table:table-row>
        <table:table-row table:style-name="ro16">
          <table:table-cell table:style-name="ce839" office:value-type="string" calcext:value-type="string">
            <text:p>randomCrew</text:p>
          </table:table-cell>
          <table:table-cell table:style-name="ce948"/>
          <table:table-cell table:style-name="ce980"/>
          <table:table-cell table:number-columns-repeated="2"/>
          <table:table-cell table:style-name="Default" table:number-columns-repeated="3"/>
          <table:table-cell table:number-columns-repeated="29"/>
        </table:table-row>
        <table:table-row table:style-name="ro33">
          <table:table-cell table:style-name="ce840" office:value-type="string" calcext:value-type="string">
            <text:p>OtherSpeak : Qu'est-ce que je peux faire pour vous ?</text:p>
          </table:table-cell>
          <table:table-cell table:style-name="ce949"/>
          <table:table-cell table:style-name="ce981"/>
          <table:table-cell table:number-columns-repeated="2"/>
          <table:table-cell table:style-name="Default" table:number-columns-repeated="3"/>
          <table:table-cell table:number-columns-repeated="29"/>
        </table:table-row>
        <table:table-row table:style-name="ro16">
          <table:table-cell table:style-name="ce841" office:value-type="string" calcext:value-type="string">
            <text:p>setChoices3</text:p>
          </table:table-cell>
          <table:table-cell table:style-name="ce950"/>
          <table:table-cell table:style-name="ce982"/>
          <table:table-cell table:number-columns-repeated="2"/>
          <table:table-cell table:style-name="Default" table:number-columns-repeated="3"/>
          <table:table-cell table:number-columns-repeated="29"/>
        </table:table-row>
        <table:table-row table:style-name="ro16">
          <table:table-cell table:style-name="ce842" office:value-type="string" calcext:value-type="string">
            <text:p>Des chambres pour mes hommes !</text:p>
          </table:table-cell>
          <table:table-cell table:style-name="ce951"/>
          <table:table-cell table:style-name="ce983"/>
          <table:table-cell table:style-name="ce842" office:value-type="string" calcext:value-type="string">
            <text:p>On a faim !</text:p>
          </table:table-cell>
          <table:table-cell table:style-name="ce842" office:value-type="string" calcext:value-type="string">
            <text:p>Ça ira pour aujourdh'ui</text:p>
          </table:table-cell>
          <table:table-cell table:style-name="Default" table:number-columns-repeated="3"/>
          <table:table-cell table:number-columns-repeated="29"/>
        </table:table-row>
        <table:table-row table:style-name="ro33">
          <table:table-cell table:style-name="ce843" office:value-type="string" calcext:value-type="string">
            <text:p>OtherSpeak : Ça sera 50 pièces d'or</text:p>
          </table:table-cell>
          <table:table-cell table:style-name="ce952"/>
          <table:table-cell table:style-name="ce984"/>
          <table:table-cell table:style-name="ce843" office:value-type="string" calcext:value-type="string">
            <text:p>OtherSpeak : Regardez voir ce que j'ai</text:p>
          </table:table-cell>
          <table:table-cell table:style-name="ce843" office:value-type="string" calcext:value-type="string">
            <text:p>OtherSpeak : Bon bah à la prochaine !</text:p>
          </table:table-cell>
          <table:table-cell table:style-name="Default" table:number-columns-repeated="3"/>
          <table:table-cell table:number-columns-repeated="29"/>
        </table:table-row>
        <table:table-row table:style-name="ro8">
          <table:table-cell table:style-name="ce844" office:value-type="string" calcext:value-type="string">
            <text:p>setChoices2</text:p>
          </table:table-cell>
          <table:table-cell table:style-name="ce953"/>
          <table:table-cell table:style-name="ce985"/>
          <table:table-cell table:style-name="ce844" office:value-type="string" calcext:value-type="string">
            <text:p>tradeFood</text:p>
          </table:table-cell>
          <table:table-cell table:style-name="ce844" office:value-type="string" calcext:value-type="string">
            <text:p>hideOther</text:p>
          </table:table-cell>
          <table:table-cell table:style-name="Default" table:number-columns-repeated="3"/>
          <table:table-cell table:number-columns-repeated="29"/>
        </table:table-row>
        <table:table-row table:style-name="ro34">
          <table:table-cell table:style-name="ce845" office:value-type="string" calcext:value-type="string">
            <text:p>Tenez !</text:p>
          </table:table-cell>
          <table:table-cell table:style-name="ce954"/>
          <table:table-cell table:style-name="ce986" office:value-type="string" calcext:value-type="string">
            <text:p>Je n'ai pas assez…</text:p>
          </table:table-cell>
          <table:table-cell table:style-name="ce1005" office:value-type="string" calcext:value-type="string">
            <text:p>goTo1/23</text:p>
          </table:table-cell>
          <table:table-cell table:style-name="ce1034" office:value-type="string" calcext:value-type="string">
            <text:p>goTo5/8</text:p>
          </table:table-cell>
          <table:table-cell table:style-name="Default" table:number-columns-repeated="3"/>
          <table:table-cell table:number-columns-repeated="29"/>
        </table:table-row>
        <table:table-row table:style-name="ro33">
          <table:table-cell table:style-name="ce846" office:value-type="string" calcext:value-type="string">
            <text:p>checkGold50</text:p>
          </table:table-cell>
          <table:table-cell table:style-name="ce955"/>
          <table:table-cell table:style-name="ce987" office:value-type="string" calcext:value-type="string">
            <text:p>OtherSpeak : Alors je peux rien faire pour vous</text:p>
          </table:table-cell>
          <table:table-cell table:style-name="ce1006" table:number-columns-repeated="2"/>
          <table:table-cell/>
          <table:table-cell table:style-name="Default" table:number-columns-repeated="2"/>
          <table:table-cell table:number-columns-repeated="29"/>
        </table:table-row>
        <table:table-row table:style-name="ro33">
          <table:table-cell table:style-name="ce847" office:value-type="string" calcext:value-type="string">
            <text:p>OtherSpeak : Prenez le dortoir à gauche en haut des escaliers !</text:p>
          </table:table-cell>
          <table:table-cell table:style-name="ce956" office:value-type="string" calcext:value-type="string">
            <text:p>OtherSpeak : Désolé mon bon m'sieur mais c'est pas assez</text:p>
          </table:table-cell>
          <table:table-cell table:style-name="ce988" office:value-type="string" calcext:value-type="string">
            <text:p>goTo1/23</text:p>
          </table:table-cell>
          <table:table-cell table:style-name="ce1007" table:number-columns-repeated="2"/>
          <table:table-cell/>
          <table:table-cell table:style-name="Default" table:number-columns-repeated="2"/>
          <table:table-cell table:number-columns-repeated="29"/>
        </table:table-row>
        <table:table-row table:style-name="ro16">
          <table:table-cell table:style-name="ce848" office:value-type="string" calcext:value-type="string">
            <text:p>OtherSpeak : Bonne nuit</text:p>
          </table:table-cell>
          <table:table-cell table:style-name="ce957" office:value-type="string" calcext:value-type="string">
            <text:p>goTo1/23</text:p>
          </table:table-cell>
          <table:table-cell table:style-name="ce989"/>
          <table:table-cell table:style-name="ce1008" table:number-columns-repeated="2"/>
          <table:table-cell/>
          <table:table-cell table:style-name="Default" table:number-columns-repeated="2"/>
          <table:table-cell table:number-columns-repeated="29"/>
        </table:table-row>
        <table:table-row table:style-name="ro9">
          <table:table-cell table:style-name="ce849" office:value-type="string" calcext:value-type="string">
            <text:p>setWeatherDay</text:p>
          </table:table-cell>
          <table:table-cell table:style-name="ce958"/>
          <table:table-cell table:style-name="ce990"/>
          <table:table-cell table:style-name="ce1009" table:number-columns-repeated="2"/>
          <table:table-cell table:number-columns-repeated="32"/>
        </table:table-row>
        <table:table-row table:style-name="ro9">
          <table:table-cell table:style-name="ce850" office:value-type="string" calcext:value-type="string">
            <text:p>nextDay</text:p>
          </table:table-cell>
          <table:table-cell table:style-name="ce959"/>
          <table:table-cell table:style-name="ce991"/>
          <table:table-cell table:style-name="ce1010" table:number-columns-repeated="2"/>
          <table:table-cell table:number-columns-repeated="32"/>
        </table:table-row>
        <table:table-row table:style-name="ro11">
          <table:table-cell table:style-name="ce851" office:value-type="string" calcext:value-type="string">
            <text:p>Narrator : L'équipe se réveille au son des mouettes…</text:p>
          </table:table-cell>
          <table:table-cell/>
          <table:table-cell table:style-name="ce992"/>
          <table:table-cell table:style-name="ce1011" table:number-columns-repeated="2"/>
          <table:table-cell table:number-columns-repeated="32"/>
        </table:table-row>
        <table:table-row table:style-name="ro9">
          <table:table-cell table:style-name="ce852" office:value-type="string" calcext:value-type="string">
            <text:p>OtherSpeak : Alors, bien dormis ?</text:p>
          </table:table-cell>
          <table:table-cell table:style-name="ce960"/>
          <table:table-cell table:style-name="ce993"/>
          <table:table-cell table:style-name="ce1012" table:number-columns-repeated="2"/>
          <table:table-cell table:number-columns-repeated="32"/>
        </table:table-row>
        <table:table-row table:style-name="ro9">
          <table:table-cell table:style-name="ce853" office:value-type="string" calcext:value-type="string">
            <text:p>setChoices2</text:p>
          </table:table-cell>
          <table:table-cell table:style-name="ce961"/>
          <table:table-cell table:style-name="ce994"/>
          <table:table-cell table:style-name="ce1013" table:number-columns-repeated="2"/>
          <table:table-cell table:number-columns-repeated="32"/>
        </table:table-row>
        <table:table-row table:style-name="ro9">
          <table:table-cell table:style-name="ce854" office:value-type="string" calcext:value-type="string">
            <text:p>Non j'ai très mal dormis</text:p>
          </table:table-cell>
          <table:table-cell table:style-name="ce962" office:value-type="string" calcext:value-type="string">
            <text:p>Oui merci</text:p>
          </table:table-cell>
          <table:table-cell table:style-name="ce995"/>
          <table:table-cell table:style-name="ce1014" table:number-columns-repeated="2"/>
          <table:table-cell table:number-columns-repeated="32"/>
        </table:table-row>
        <table:table-row table:style-name="ro9">
          <table:table-cell table:style-name="ce855" office:value-type="string" calcext:value-type="string">
            <text:p>OtherSpeak : Mince alors</text:p>
          </table:table-cell>
          <table:table-cell table:style-name="ce963" office:value-type="string" calcext:value-type="string">
            <text:p>OtherSpeak : Comme toujours !</text:p>
          </table:table-cell>
          <table:table-cell/>
          <table:table-cell table:style-name="ce1015" table:number-columns-repeated="2"/>
          <table:table-cell table:number-columns-repeated="32"/>
        </table:table-row>
        <table:table-row table:style-name="ro9">
          <table:table-cell table:number-columns-repeated="2" table:style-name="ce234" office:value-type="string" calcext:value-type="string">
            <text:p>goTo1/23</text:p>
          </table:table-cell>
          <table:table-cell/>
          <table:table-cell table:style-name="ce1016" table:number-columns-repeated="2"/>
          <table:table-cell table:number-columns-repeated="32"/>
        </table:table-row>
        <table:table-row table:style-name="ro16">
          <table:table-cell table:style-name="Default" table:number-columns-repeated="2"/>
          <table:table-cell/>
          <table:table-cell table:style-name="ce1017" table:number-columns-repeated="2"/>
          <table:table-cell table:number-columns-repeated="32"/>
        </table:table-row>
        <table:table-row table:style-name="ro16">
          <table:table-cell table:style-name="ce856"/>
          <table:table-cell table:style-name="ce964"/>
          <table:table-cell/>
          <table:table-cell table:style-name="ce1018" table:number-columns-repeated="2"/>
          <table:table-cell table:number-columns-repeated="32"/>
        </table:table-row>
        <table:table-row table:style-name="ro16">
          <table:table-cell table:style-name="ce857"/>
          <table:table-cell table:style-name="ce965"/>
          <table:table-cell/>
          <table:table-cell table:style-name="ce1019" table:number-columns-repeated="2"/>
          <table:table-cell table:number-columns-repeated="32"/>
        </table:table-row>
        <table:table-row table:style-name="ro16">
          <table:table-cell table:style-name="ce858"/>
          <table:table-cell table:style-name="ce966"/>
          <table:table-cell table:style-name="ce996"/>
          <table:table-cell table:style-name="ce1020" table:number-columns-repeated="2"/>
          <table:table-cell table:number-columns-repeated="32"/>
        </table:table-row>
        <table:table-row table:style-name="ro16">
          <table:table-cell table:style-name="ce859"/>
          <table:table-cell table:style-name="ce967"/>
          <table:table-cell table:style-name="ce997"/>
          <table:table-cell table:style-name="ce1021" table:number-columns-repeated="2"/>
          <table:table-cell table:number-columns-repeated="32"/>
        </table:table-row>
        <table:table-row table:style-name="ro16">
          <table:table-cell table:style-name="ce860"/>
          <table:table-cell table:style-name="ce968"/>
          <table:table-cell table:style-name="ce998"/>
          <table:table-cell table:style-name="ce1022" table:number-columns-repeated="2"/>
          <table:table-cell table:number-columns-repeated="32"/>
        </table:table-row>
        <table:table-row table:style-name="ro16">
          <table:table-cell table:style-name="ce861" table:number-columns-repeated="3"/>
          <table:table-cell table:number-columns-repeated="34"/>
        </table:table-row>
        <table:table-row table:style-name="ro16">
          <table:table-cell table:style-name="ce862" table:number-columns-repeated="3"/>
          <table:table-cell table:number-columns-repeated="34"/>
        </table:table-row>
        <table:table-row table:style-name="ro16">
          <table:table-cell table:style-name="ce863" table:number-columns-repeated="3"/>
          <table:table-cell table:number-columns-repeated="34"/>
        </table:table-row>
        <table:table-row table:style-name="ro16">
          <table:table-cell table:style-name="ce864" table:number-columns-repeated="3"/>
          <table:table-cell table:number-columns-repeated="34"/>
        </table:table-row>
        <table:table-row table:style-name="ro16">
          <table:table-cell table:style-name="ce865" table:number-columns-repeated="3"/>
          <table:table-cell table:number-columns-repeated="34"/>
        </table:table-row>
        <table:table-row table:style-name="ro16">
          <table:table-cell table:style-name="ce866" table:number-columns-repeated="3"/>
          <table:table-cell table:number-columns-repeated="34"/>
        </table:table-row>
        <table:table-row table:style-name="ro16">
          <table:table-cell table:style-name="ce867" table:number-columns-repeated="3"/>
          <table:table-cell table:number-columns-repeated="34"/>
        </table:table-row>
        <table:table-row table:style-name="ro16">
          <table:table-cell table:style-name="ce868" table:number-columns-repeated="3"/>
          <table:table-cell table:number-columns-repeated="34"/>
        </table:table-row>
        <table:table-row table:style-name="ro16">
          <table:table-cell table:style-name="ce869" table:number-columns-repeated="3"/>
          <table:table-cell table:number-columns-repeated="34"/>
        </table:table-row>
        <table:table-row table:style-name="ro16">
          <table:table-cell table:style-name="ce870" table:number-columns-repeated="3"/>
          <table:table-cell table:number-columns-repeated="34"/>
        </table:table-row>
        <table:table-row table:style-name="ro16">
          <table:table-cell table:style-name="ce871" table:number-columns-repeated="3"/>
          <table:table-cell table:number-columns-repeated="34"/>
        </table:table-row>
        <table:table-row table:style-name="ro16">
          <table:table-cell table:style-name="ce872" table:number-columns-repeated="3"/>
          <table:table-cell table:number-columns-repeated="34"/>
        </table:table-row>
        <table:table-row table:style-name="ro16">
          <table:table-cell table:style-name="ce873" table:number-columns-repeated="3"/>
          <table:table-cell table:number-columns-repeated="34"/>
        </table:table-row>
        <table:table-row table:style-name="ro16">
          <table:table-cell table:style-name="ce874" table:number-columns-repeated="3"/>
          <table:table-cell table:number-columns-repeated="34"/>
        </table:table-row>
        <table:table-row table:style-name="ro16">
          <table:table-cell table:style-name="ce875" table:number-columns-repeated="3"/>
          <table:table-cell table:number-columns-repeated="34"/>
        </table:table-row>
        <table:table-row table:style-name="ro16">
          <table:table-cell table:style-name="ce876" table:number-columns-repeated="3"/>
          <table:table-cell table:number-columns-repeated="34"/>
        </table:table-row>
        <table:table-row table:style-name="ro16">
          <table:table-cell table:style-name="ce877" table:number-columns-repeated="3"/>
          <table:table-cell table:number-columns-repeated="34"/>
        </table:table-row>
        <table:table-row table:style-name="ro16">
          <table:table-cell table:style-name="ce878" table:number-columns-repeated="3"/>
          <table:table-cell table:number-columns-repeated="34"/>
        </table:table-row>
        <table:table-row table:style-name="ro16">
          <table:table-cell table:style-name="ce879" table:number-columns-repeated="3"/>
          <table:table-cell table:number-columns-repeated="34"/>
        </table:table-row>
        <table:table-row table:style-name="ro16">
          <table:table-cell table:style-name="ce880" table:number-columns-repeated="3"/>
          <table:table-cell table:number-columns-repeated="34"/>
        </table:table-row>
        <table:table-row table:style-name="ro16">
          <table:table-cell table:style-name="ce881" table:number-columns-repeated="3"/>
          <table:table-cell table:number-columns-repeated="34"/>
        </table:table-row>
        <table:table-row table:style-name="ro16">
          <table:table-cell table:style-name="ce882" table:number-columns-repeated="3"/>
          <table:table-cell table:number-columns-repeated="34"/>
        </table:table-row>
        <table:table-row table:style-name="ro16">
          <table:table-cell table:style-name="ce883" table:number-columns-repeated="3"/>
          <table:table-cell table:number-columns-repeated="34"/>
        </table:table-row>
        <table:table-row table:style-name="ro16">
          <table:table-cell table:style-name="ce884" table:number-columns-repeated="3"/>
          <table:table-cell table:number-columns-repeated="34"/>
        </table:table-row>
        <table:table-row table:style-name="ro16">
          <table:table-cell table:style-name="ce885" table:number-columns-repeated="3"/>
          <table:table-cell table:number-columns-repeated="34"/>
        </table:table-row>
        <table:table-row table:style-name="ro16">
          <table:table-cell table:style-name="ce886" table:number-columns-repeated="3"/>
          <table:table-cell table:number-columns-repeated="34"/>
        </table:table-row>
        <table:table-row table:style-name="ro16">
          <table:table-cell table:style-name="ce887" table:number-columns-repeated="3"/>
          <table:table-cell table:number-columns-repeated="34"/>
        </table:table-row>
        <table:table-row table:style-name="ro16">
          <table:table-cell table:style-name="ce888" table:number-columns-repeated="3"/>
          <table:table-cell table:number-columns-repeated="34"/>
        </table:table-row>
        <table:table-row table:style-name="ro16">
          <table:table-cell table:style-name="ce889" table:number-columns-repeated="3"/>
          <table:table-cell table:number-columns-repeated="34"/>
        </table:table-row>
        <table:table-row table:style-name="ro16">
          <table:table-cell table:style-name="ce890" table:number-columns-repeated="3"/>
          <table:table-cell table:number-columns-repeated="34"/>
        </table:table-row>
        <table:table-row table:style-name="ro16">
          <table:table-cell table:style-name="ce891" table:number-columns-repeated="3"/>
          <table:table-cell table:number-columns-repeated="34"/>
        </table:table-row>
        <table:table-row table:style-name="ro16">
          <table:table-cell table:style-name="ce892" table:number-columns-repeated="3"/>
          <table:table-cell table:number-columns-repeated="34"/>
        </table:table-row>
        <table:table-row table:style-name="ro16">
          <table:table-cell table:style-name="ce893" table:number-columns-repeated="3"/>
          <table:table-cell table:number-columns-repeated="34"/>
        </table:table-row>
        <table:table-row table:style-name="ro16">
          <table:table-cell table:style-name="ce894" table:number-columns-repeated="3"/>
          <table:table-cell table:number-columns-repeated="34"/>
        </table:table-row>
        <table:table-row table:style-name="ro16">
          <table:table-cell table:style-name="ce895" table:number-columns-repeated="3"/>
          <table:table-cell table:number-columns-repeated="34"/>
        </table:table-row>
        <table:table-row table:style-name="ro16">
          <table:table-cell table:style-name="ce896" table:number-columns-repeated="3"/>
          <table:table-cell table:number-columns-repeated="34"/>
        </table:table-row>
        <table:table-row table:style-name="ro16">
          <table:table-cell table:style-name="ce897" table:number-columns-repeated="3"/>
          <table:table-cell table:number-columns-repeated="34"/>
        </table:table-row>
        <table:table-row table:style-name="ro16">
          <table:table-cell table:style-name="ce898" table:number-columns-repeated="3"/>
          <table:table-cell table:number-columns-repeated="34"/>
        </table:table-row>
        <table:table-row table:style-name="ro16">
          <table:table-cell table:style-name="ce899" table:number-columns-repeated="3"/>
          <table:table-cell table:number-columns-repeated="34"/>
        </table:table-row>
        <table:table-row table:style-name="ro16">
          <table:table-cell table:style-name="ce900" table:number-columns-repeated="3"/>
          <table:table-cell table:number-columns-repeated="34"/>
        </table:table-row>
        <table:table-row table:style-name="ro16">
          <table:table-cell table:style-name="ce901" table:number-columns-repeated="3"/>
          <table:table-cell table:number-columns-repeated="34"/>
        </table:table-row>
        <table:table-row table:style-name="ro16">
          <table:table-cell table:style-name="ce902" table:number-columns-repeated="3"/>
          <table:table-cell table:number-columns-repeated="34"/>
        </table:table-row>
        <table:table-row table:style-name="ro16">
          <table:table-cell table:style-name="ce903" table:number-columns-repeated="3"/>
          <table:table-cell table:number-columns-repeated="34"/>
        </table:table-row>
        <table:table-row table:style-name="ro16">
          <table:table-cell table:style-name="ce904" table:number-columns-repeated="3"/>
          <table:table-cell table:number-columns-repeated="34"/>
        </table:table-row>
        <table:table-row table:style-name="ro16">
          <table:table-cell table:style-name="ce905" table:number-columns-repeated="3"/>
          <table:table-cell table:number-columns-repeated="34"/>
        </table:table-row>
        <table:table-row table:style-name="ro16">
          <table:table-cell table:style-name="ce906" table:number-columns-repeated="3"/>
          <table:table-cell table:number-columns-repeated="34"/>
        </table:table-row>
        <table:table-row table:style-name="ro16">
          <table:table-cell table:style-name="ce907" table:number-columns-repeated="3"/>
          <table:table-cell table:number-columns-repeated="34"/>
        </table:table-row>
        <table:table-row table:style-name="ro16">
          <table:table-cell table:style-name="ce908" table:number-columns-repeated="3"/>
          <table:table-cell table:number-columns-repeated="34"/>
        </table:table-row>
        <table:table-row table:style-name="ro16">
          <table:table-cell table:style-name="ce909" table:number-columns-repeated="3"/>
          <table:table-cell table:number-columns-repeated="34"/>
        </table:table-row>
        <table:table-row table:style-name="ro16">
          <table:table-cell table:style-name="ce910" table:number-columns-repeated="3"/>
          <table:table-cell table:number-columns-repeated="34"/>
        </table:table-row>
        <table:table-row table:style-name="ro16">
          <table:table-cell table:style-name="ce911" table:number-columns-repeated="3"/>
          <table:table-cell table:number-columns-repeated="34"/>
        </table:table-row>
        <table:table-row table:style-name="ro16">
          <table:table-cell table:style-name="ce912" table:number-columns-repeated="3"/>
          <table:table-cell table:number-columns-repeated="34"/>
        </table:table-row>
        <table:table-row table:style-name="ro16">
          <table:table-cell table:style-name="ce913" table:number-columns-repeated="3"/>
          <table:table-cell table:number-columns-repeated="34"/>
        </table:table-row>
        <table:table-row table:style-name="ro16">
          <table:table-cell table:style-name="ce914" table:number-columns-repeated="3"/>
          <table:table-cell table:number-columns-repeated="34"/>
        </table:table-row>
        <table:table-row table:style-name="ro16">
          <table:table-cell table:style-name="ce915" table:number-columns-repeated="3"/>
          <table:table-cell table:number-columns-repeated="34"/>
        </table:table-row>
        <table:table-row table:style-name="ro16">
          <table:table-cell table:style-name="ce916" table:number-columns-repeated="3"/>
          <table:table-cell table:number-columns-repeated="34"/>
        </table:table-row>
        <table:table-row table:style-name="ro16">
          <table:table-cell table:style-name="ce917" table:number-columns-repeated="3"/>
          <table:table-cell table:number-columns-repeated="34"/>
        </table:table-row>
        <table:table-row table:style-name="ro16">
          <table:table-cell table:style-name="ce918" table:number-columns-repeated="3"/>
          <table:table-cell table:number-columns-repeated="34"/>
        </table:table-row>
        <table:table-row table:style-name="ro16">
          <table:table-cell table:style-name="ce919" table:number-columns-repeated="3"/>
          <table:table-cell table:number-columns-repeated="34"/>
        </table:table-row>
        <table:table-row table:style-name="ro16">
          <table:table-cell table:style-name="ce920" table:number-columns-repeated="3"/>
          <table:table-cell table:number-columns-repeated="34"/>
        </table:table-row>
        <table:table-row table:style-name="ro16">
          <table:table-cell table:style-name="ce921" table:number-columns-repeated="3"/>
          <table:table-cell table:number-columns-repeated="34"/>
        </table:table-row>
        <table:table-row table:style-name="ro16">
          <table:table-cell table:style-name="ce922" table:number-columns-repeated="3"/>
          <table:table-cell table:number-columns-repeated="34"/>
        </table:table-row>
        <table:table-row table:style-name="ro16">
          <table:table-cell table:style-name="ce923" table:number-columns-repeated="3"/>
          <table:table-cell table:number-columns-repeated="34"/>
        </table:table-row>
        <table:table-row table:style-name="ro16">
          <table:table-cell table:style-name="ce924" table:number-columns-repeated="3"/>
          <table:table-cell table:number-columns-repeated="34"/>
        </table:table-row>
        <table:table-row table:style-name="ro16">
          <table:table-cell table:style-name="ce925" table:number-columns-repeated="3"/>
          <table:table-cell table:number-columns-repeated="34"/>
        </table:table-row>
        <table:table-row table:style-name="ro16">
          <table:table-cell table:style-name="ce926" table:number-columns-repeated="3"/>
          <table:table-cell table:number-columns-repeated="34"/>
        </table:table-row>
        <table:table-row table:style-name="ro16">
          <table:table-cell table:style-name="ce927" table:number-columns-repeated="3"/>
          <table:table-cell table:number-columns-repeated="34"/>
        </table:table-row>
        <table:table-row table:style-name="ro16">
          <table:table-cell table:style-name="ce928" table:number-columns-repeated="3"/>
          <table:table-cell table:number-columns-repeated="34"/>
        </table:table-row>
        <table:table-row table:style-name="ro16">
          <table:table-cell table:style-name="ce929" table:number-columns-repeated="3"/>
          <table:table-cell table:number-columns-repeated="34"/>
        </table:table-row>
        <table:table-row table:style-name="ro16">
          <table:table-cell table:style-name="ce930" table:number-columns-repeated="3"/>
          <table:table-cell table:number-columns-repeated="34"/>
        </table:table-row>
        <table:table-row table:style-name="ro16">
          <table:table-cell table:style-name="ce931" table:number-columns-repeated="3"/>
          <table:table-cell table:number-columns-repeated="34"/>
        </table:table-row>
        <table:table-row table:style-name="ro16">
          <table:table-cell table:style-name="ce932" table:number-columns-repeated="3"/>
          <table:table-cell table:number-columns-repeated="34"/>
        </table:table-row>
        <table:table-row table:style-name="ro16">
          <table:table-cell table:style-name="ce933" table:number-columns-repeated="3"/>
          <table:table-cell table:number-columns-repeated="34"/>
        </table:table-row>
        <table:table-row table:style-name="ro16">
          <table:table-cell table:style-name="ce934" table:number-columns-repeated="3"/>
          <table:table-cell table:number-columns-repeated="34"/>
        </table:table-row>
        <table:table-row table:style-name="ro16">
          <table:table-cell table:style-name="ce935" table:number-columns-repeated="3"/>
          <table:table-cell table:number-columns-repeated="34"/>
        </table:table-row>
        <calcext:conditional-formats>
          <calcext:conditional-format calcext:target-range-address="'Village pêcheur avec maçon'.C17:'Village pêcheur avec maçon'.C17 'Village pêcheur avec maçon'.A17:'Village pêcheur avec maçon'.A17">
            <calcext:condition calcext:apply-style-name="cellule normale" calcext:value="!=&quot;&quot;" calcext:base-cell-address="'Village pêcheur avec maçon'.A17"/>
          </calcext:conditional-format>
          <calcext:conditional-format calcext:target-range-address="'Village pêcheur avec maçon'.A18:'Village pêcheur avec maçon'.C18">
            <calcext:condition calcext:apply-style-name="cellule normale" calcext:value="!=&quot;&quot;" calcext:base-cell-address="'Village pêcheur avec maçon'.A18"/>
          </calcext:conditional-format>
          <calcext:conditional-format calcext:target-range-address="'Village pêcheur avec maçon'.A19:'Village pêcheur avec maçon'.C19">
            <calcext:condition calcext:apply-style-name="cellule normale" calcext:value="!=&quot;&quot;" calcext:base-cell-address="'Village pêcheur avec maçon'.A19"/>
          </calcext:conditional-format>
          <calcext:conditional-format calcext:target-range-address="'Village pêcheur avec maçon'.A20:'Village pêcheur avec maçon'.C20">
            <calcext:condition calcext:apply-style-name="cellule normale" calcext:value="!=&quot;&quot;" calcext:base-cell-address="'Village pêcheur avec maçon'.A20"/>
          </calcext:conditional-format>
          <calcext:conditional-format calcext:target-range-address="'Village pêcheur avec maçon'.A21:'Village pêcheur avec maçon'.A21">
            <calcext:condition calcext:apply-style-name="cellule normale" calcext:value="!=&quot;&quot;" calcext:base-cell-address="'Village pêcheur avec maçon'.A21"/>
          </calcext:conditional-format>
          <calcext:conditional-format calcext:target-range-address="'Village pêcheur avec maçon'.A22:'Village pêcheur avec maçon'.A22">
            <calcext:condition calcext:apply-style-name="cellule normale" calcext:value="!=&quot;&quot;" calcext:base-cell-address="'Village pêcheur avec maçon'.A22"/>
          </calcext:conditional-format>
          <calcext:conditional-format calcext:target-range-address="'Village pêcheur avec maçon'.A23:'Village pêcheur avec maçon'.A23">
            <calcext:condition calcext:apply-style-name="cellule normale" calcext:value="!=&quot;&quot;" calcext:base-cell-address="'Village pêcheur avec maçon'.A23"/>
          </calcext:conditional-format>
          <calcext:conditional-format calcext:target-range-address="'Village pêcheur avec maçon'.C45:'Village pêcheur avec maçon'.C45">
            <calcext:condition calcext:apply-style-name="cellule normale" calcext:value="!=&quot;&quot;" calcext:base-cell-address="'Village pêcheur avec maçon'.C45"/>
          </calcext:conditional-format>
          <calcext:conditional-format calcext:target-range-address="'Village pêcheur avec maçon'.C46:'Village pêcheur avec maçon'.C46">
            <calcext:condition calcext:apply-style-name="cellule normale" calcext:value="!=&quot;&quot;" calcext:base-cell-address="'Village pêcheur avec maçon'.C46"/>
          </calcext:conditional-format>
          <calcext:conditional-format calcext:target-range-address="'Village pêcheur avec maçon'.C47:'Village pêcheur avec maçon'.C47">
            <calcext:condition calcext:apply-style-name="cellule normale" calcext:value="!=&quot;&quot;" calcext:base-cell-address="'Village pêcheur avec maçon'.C47"/>
          </calcext:conditional-format>
          <calcext:conditional-format calcext:target-range-address="'Village pêcheur avec maçon'.A48:'Village pêcheur avec maçon'.C48">
            <calcext:condition calcext:apply-style-name="cellule normale" calcext:value="!=&quot;&quot;" calcext:base-cell-address="'Village pêcheur avec maçon'.A48"/>
          </calcext:conditional-format>
          <calcext:conditional-format calcext:target-range-address="'Village pêcheur avec maçon'.A49:'Village pêcheur avec maçon'.C49">
            <calcext:condition calcext:apply-style-name="cellule normale" calcext:value="!=&quot;&quot;" calcext:base-cell-address="'Village pêcheur avec maçon'.A49"/>
          </calcext:conditional-format>
          <calcext:conditional-format calcext:target-range-address="'Village pêcheur avec maçon'.A50:'Village pêcheur avec maçon'.C50">
            <calcext:condition calcext:apply-style-name="cellule normale" calcext:value="!=&quot;&quot;" calcext:base-cell-address="'Village pêcheur avec maçon'.A50"/>
          </calcext:conditional-format>
          <calcext:conditional-format calcext:target-range-address="'Village pêcheur avec maçon'.A51:'Village pêcheur avec maçon'.C51">
            <calcext:condition calcext:apply-style-name="cellule normale" calcext:value="!=&quot;&quot;" calcext:base-cell-address="'Village pêcheur avec maçon'.A51"/>
          </calcext:conditional-format>
          <calcext:conditional-format calcext:target-range-address="'Village pêcheur avec maçon'.A52:'Village pêcheur avec maçon'.C52">
            <calcext:condition calcext:apply-style-name="cellule normale" calcext:value="!=&quot;&quot;" calcext:base-cell-address="'Village pêcheur avec maçon'.A52"/>
          </calcext:conditional-format>
          <calcext:conditional-format calcext:target-range-address="'Village pêcheur avec maçon'.A53:'Village pêcheur avec maçon'.C53">
            <calcext:condition calcext:apply-style-name="cellule normale" calcext:value="!=&quot;&quot;" calcext:base-cell-address="'Village pêcheur avec maçon'.A53"/>
          </calcext:conditional-format>
          <calcext:conditional-format calcext:target-range-address="'Village pêcheur avec maçon'.A54:'Village pêcheur avec maçon'.C54">
            <calcext:condition calcext:apply-style-name="cellule normale" calcext:value="!=&quot;&quot;" calcext:base-cell-address="'Village pêcheur avec maçon'.A54"/>
          </calcext:conditional-format>
          <calcext:conditional-format calcext:target-range-address="'Village pêcheur avec maçon'.A55:'Village pêcheur avec maçon'.C55">
            <calcext:condition calcext:apply-style-name="cellule normale" calcext:value="!=&quot;&quot;" calcext:base-cell-address="'Village pêcheur avec maçon'.A55"/>
          </calcext:conditional-format>
          <calcext:conditional-format calcext:target-range-address="'Village pêcheur avec maçon'.A56:'Village pêcheur avec maçon'.C56">
            <calcext:condition calcext:apply-style-name="cellule normale" calcext:value="!=&quot;&quot;" calcext:base-cell-address="'Village pêcheur avec maçon'.A56"/>
          </calcext:conditional-format>
          <calcext:conditional-format calcext:target-range-address="'Village pêcheur avec maçon'.A57:'Village pêcheur avec maçon'.C57">
            <calcext:condition calcext:apply-style-name="cellule normale" calcext:value="!=&quot;&quot;" calcext:base-cell-address="'Village pêcheur avec maçon'.A57"/>
          </calcext:conditional-format>
          <calcext:conditional-format calcext:target-range-address="'Village pêcheur avec maçon'.A58:'Village pêcheur avec maçon'.C58">
            <calcext:condition calcext:apply-style-name="cellule normale" calcext:value="!=&quot;&quot;" calcext:base-cell-address="'Village pêcheur avec maçon'.A58"/>
          </calcext:conditional-format>
          <calcext:conditional-format calcext:target-range-address="'Village pêcheur avec maçon'.A59:'Village pêcheur avec maçon'.C59">
            <calcext:condition calcext:apply-style-name="cellule normale" calcext:value="!=&quot;&quot;" calcext:base-cell-address="'Village pêcheur avec maçon'.A59"/>
          </calcext:conditional-format>
          <calcext:conditional-format calcext:target-range-address="'Village pêcheur avec maçon'.A60:'Village pêcheur avec maçon'.C60">
            <calcext:condition calcext:apply-style-name="cellule normale" calcext:value="!=&quot;&quot;" calcext:base-cell-address="'Village pêcheur avec maçon'.A60"/>
          </calcext:conditional-format>
          <calcext:conditional-format calcext:target-range-address="'Village pêcheur avec maçon'.A61:'Village pêcheur avec maçon'.C61">
            <calcext:condition calcext:apply-style-name="cellule normale" calcext:value="!=&quot;&quot;" calcext:base-cell-address="'Village pêcheur avec maçon'.A61"/>
          </calcext:conditional-format>
          <calcext:conditional-format calcext:target-range-address="'Village pêcheur avec maçon'.A62:'Village pêcheur avec maçon'.C62">
            <calcext:condition calcext:apply-style-name="cellule normale" calcext:value="!=&quot;&quot;" calcext:base-cell-address="'Village pêcheur avec maçon'.A62"/>
          </calcext:conditional-format>
          <calcext:conditional-format calcext:target-range-address="'Village pêcheur avec maçon'.A63:'Village pêcheur avec maçon'.C63">
            <calcext:condition calcext:apply-style-name="cellule normale" calcext:value="!=&quot;&quot;" calcext:base-cell-address="'Village pêcheur avec maçon'.A63"/>
          </calcext:conditional-format>
          <calcext:conditional-format calcext:target-range-address="'Village pêcheur avec maçon'.A64:'Village pêcheur avec maçon'.C64">
            <calcext:condition calcext:apply-style-name="cellule normale" calcext:value="!=&quot;&quot;" calcext:base-cell-address="'Village pêcheur avec maçon'.A64"/>
          </calcext:conditional-format>
          <calcext:conditional-format calcext:target-range-address="'Village pêcheur avec maçon'.A65:'Village pêcheur avec maçon'.C65">
            <calcext:condition calcext:apply-style-name="cellule normale" calcext:value="!=&quot;&quot;" calcext:base-cell-address="'Village pêcheur avec maçon'.A65"/>
          </calcext:conditional-format>
          <calcext:conditional-format calcext:target-range-address="'Village pêcheur avec maçon'.A66:'Village pêcheur avec maçon'.C66">
            <calcext:condition calcext:apply-style-name="cellule normale" calcext:value="!=&quot;&quot;" calcext:base-cell-address="'Village pêcheur avec maçon'.A66"/>
          </calcext:conditional-format>
          <calcext:conditional-format calcext:target-range-address="'Village pêcheur avec maçon'.A67:'Village pêcheur avec maçon'.C67">
            <calcext:condition calcext:apply-style-name="cellule normale" calcext:value="!=&quot;&quot;" calcext:base-cell-address="'Village pêcheur avec maçon'.A67"/>
          </calcext:conditional-format>
          <calcext:conditional-format calcext:target-range-address="'Village pêcheur avec maçon'.A68:'Village pêcheur avec maçon'.C68">
            <calcext:condition calcext:apply-style-name="cellule normale" calcext:value="!=&quot;&quot;" calcext:base-cell-address="'Village pêcheur avec maçon'.A68"/>
          </calcext:conditional-format>
          <calcext:conditional-format calcext:target-range-address="'Village pêcheur avec maçon'.A69:'Village pêcheur avec maçon'.C69">
            <calcext:condition calcext:apply-style-name="cellule normale" calcext:value="!=&quot;&quot;" calcext:base-cell-address="'Village pêcheur avec maçon'.A69"/>
          </calcext:conditional-format>
          <calcext:conditional-format calcext:target-range-address="'Village pêcheur avec maçon'.A70:'Village pêcheur avec maçon'.C70">
            <calcext:condition calcext:apply-style-name="cellule normale" calcext:value="!=&quot;&quot;" calcext:base-cell-address="'Village pêcheur avec maçon'.A70"/>
          </calcext:conditional-format>
          <calcext:conditional-format calcext:target-range-address="'Village pêcheur avec maçon'.A71:'Village pêcheur avec maçon'.C71">
            <calcext:condition calcext:apply-style-name="cellule normale" calcext:value="!=&quot;&quot;" calcext:base-cell-address="'Village pêcheur avec maçon'.A71"/>
          </calcext:conditional-format>
          <calcext:conditional-format calcext:target-range-address="'Village pêcheur avec maçon'.A72:'Village pêcheur avec maçon'.C72">
            <calcext:condition calcext:apply-style-name="cellule normale" calcext:value="!=&quot;&quot;" calcext:base-cell-address="'Village pêcheur avec maçon'.A72"/>
          </calcext:conditional-format>
          <calcext:conditional-format calcext:target-range-address="'Village pêcheur avec maçon'.A73:'Village pêcheur avec maçon'.C73">
            <calcext:condition calcext:apply-style-name="cellule normale" calcext:value="!=&quot;&quot;" calcext:base-cell-address="'Village pêcheur avec maçon'.A73"/>
          </calcext:conditional-format>
          <calcext:conditional-format calcext:target-range-address="'Village pêcheur avec maçon'.A74:'Village pêcheur avec maçon'.C74">
            <calcext:condition calcext:apply-style-name="cellule normale" calcext:value="!=&quot;&quot;" calcext:base-cell-address="'Village pêcheur avec maçon'.A74"/>
          </calcext:conditional-format>
          <calcext:conditional-format calcext:target-range-address="'Village pêcheur avec maçon'.A75:'Village pêcheur avec maçon'.C75">
            <calcext:condition calcext:apply-style-name="cellule normale" calcext:value="!=&quot;&quot;" calcext:base-cell-address="'Village pêcheur avec maçon'.A75"/>
          </calcext:conditional-format>
          <calcext:conditional-format calcext:target-range-address="'Village pêcheur avec maçon'.A76:'Village pêcheur avec maçon'.C76">
            <calcext:condition calcext:apply-style-name="cellule normale" calcext:value="!=&quot;&quot;" calcext:base-cell-address="'Village pêcheur avec maçon'.A76"/>
          </calcext:conditional-format>
          <calcext:conditional-format calcext:target-range-address="'Village pêcheur avec maçon'.A77:'Village pêcheur avec maçon'.C77">
            <calcext:condition calcext:apply-style-name="cellule normale" calcext:value="!=&quot;&quot;" calcext:base-cell-address="'Village pêcheur avec maçon'.A77"/>
          </calcext:conditional-format>
          <calcext:conditional-format calcext:target-range-address="'Village pêcheur avec maçon'.A78:'Village pêcheur avec maçon'.C78">
            <calcext:condition calcext:apply-style-name="cellule normale" calcext:value="!=&quot;&quot;" calcext:base-cell-address="'Village pêcheur avec maçon'.A78"/>
          </calcext:conditional-format>
          <calcext:conditional-format calcext:target-range-address="'Village pêcheur avec maçon'.A79:'Village pêcheur avec maçon'.C79">
            <calcext:condition calcext:apply-style-name="cellule normale" calcext:value="!=&quot;&quot;" calcext:base-cell-address="'Village pêcheur avec maçon'.A79"/>
          </calcext:conditional-format>
          <calcext:conditional-format calcext:target-range-address="'Village pêcheur avec maçon'.A80:'Village pêcheur avec maçon'.C80">
            <calcext:condition calcext:apply-style-name="cellule normale" calcext:value="!=&quot;&quot;" calcext:base-cell-address="'Village pêcheur avec maçon'.A80"/>
          </calcext:conditional-format>
          <calcext:conditional-format calcext:target-range-address="'Village pêcheur avec maçon'.A81:'Village pêcheur avec maçon'.C81">
            <calcext:condition calcext:apply-style-name="cellule normale" calcext:value="!=&quot;&quot;" calcext:base-cell-address="'Village pêcheur avec maçon'.A81"/>
          </calcext:conditional-format>
          <calcext:conditional-format calcext:target-range-address="'Village pêcheur avec maçon'.A82:'Village pêcheur avec maçon'.C82">
            <calcext:condition calcext:apply-style-name="cellule normale" calcext:value="!=&quot;&quot;" calcext:base-cell-address="'Village pêcheur avec maçon'.A82"/>
          </calcext:conditional-format>
          <calcext:conditional-format calcext:target-range-address="'Village pêcheur avec maçon'.A83:'Village pêcheur avec maçon'.C83">
            <calcext:condition calcext:apply-style-name="cellule normale" calcext:value="!=&quot;&quot;" calcext:base-cell-address="'Village pêcheur avec maçon'.A83"/>
          </calcext:conditional-format>
          <calcext:conditional-format calcext:target-range-address="'Village pêcheur avec maçon'.A84:'Village pêcheur avec maçon'.C84">
            <calcext:condition calcext:apply-style-name="cellule normale" calcext:value="!=&quot;&quot;" calcext:base-cell-address="'Village pêcheur avec maçon'.A84"/>
          </calcext:conditional-format>
          <calcext:conditional-format calcext:target-range-address="'Village pêcheur avec maçon'.A85:'Village pêcheur avec maçon'.C85">
            <calcext:condition calcext:apply-style-name="cellule normale" calcext:value="!=&quot;&quot;" calcext:base-cell-address="'Village pêcheur avec maçon'.A85"/>
          </calcext:conditional-format>
          <calcext:conditional-format calcext:target-range-address="'Village pêcheur avec maçon'.A86:'Village pêcheur avec maçon'.C86">
            <calcext:condition calcext:apply-style-name="cellule normale" calcext:value="!=&quot;&quot;" calcext:base-cell-address="'Village pêcheur avec maçon'.A86"/>
          </calcext:conditional-format>
          <calcext:conditional-format calcext:target-range-address="'Village pêcheur avec maçon'.A87:'Village pêcheur avec maçon'.C87">
            <calcext:condition calcext:apply-style-name="cellule normale" calcext:value="!=&quot;&quot;" calcext:base-cell-address="'Village pêcheur avec maçon'.A87"/>
          </calcext:conditional-format>
          <calcext:conditional-format calcext:target-range-address="'Village pêcheur avec maçon'.A88:'Village pêcheur avec maçon'.C88">
            <calcext:condition calcext:apply-style-name="cellule normale" calcext:value="!=&quot;&quot;" calcext:base-cell-address="'Village pêcheur avec maçon'.A88"/>
          </calcext:conditional-format>
          <calcext:conditional-format calcext:target-range-address="'Village pêcheur avec maçon'.A89:'Village pêcheur avec maçon'.C89">
            <calcext:condition calcext:apply-style-name="cellule normale" calcext:value="!=&quot;&quot;" calcext:base-cell-address="'Village pêcheur avec maçon'.A89"/>
          </calcext:conditional-format>
          <calcext:conditional-format calcext:target-range-address="'Village pêcheur avec maçon'.A90:'Village pêcheur avec maçon'.C90">
            <calcext:condition calcext:apply-style-name="cellule normale" calcext:value="!=&quot;&quot;" calcext:base-cell-address="'Village pêcheur avec maçon'.A90"/>
          </calcext:conditional-format>
          <calcext:conditional-format calcext:target-range-address="'Village pêcheur avec maçon'.A91:'Village pêcheur avec maçon'.C91">
            <calcext:condition calcext:apply-style-name="cellule normale" calcext:value="!=&quot;&quot;" calcext:base-cell-address="'Village pêcheur avec maçon'.A91"/>
          </calcext:conditional-format>
          <calcext:conditional-format calcext:target-range-address="'Village pêcheur avec maçon'.A92:'Village pêcheur avec maçon'.C92">
            <calcext:condition calcext:apply-style-name="cellule normale" calcext:value="!=&quot;&quot;" calcext:base-cell-address="'Village pêcheur avec maçon'.A92"/>
          </calcext:conditional-format>
          <calcext:conditional-format calcext:target-range-address="'Village pêcheur avec maçon'.A93:'Village pêcheur avec maçon'.C93">
            <calcext:condition calcext:apply-style-name="cellule normale" calcext:value="!=&quot;&quot;" calcext:base-cell-address="'Village pêcheur avec maçon'.A93"/>
          </calcext:conditional-format>
          <calcext:conditional-format calcext:target-range-address="'Village pêcheur avec maçon'.A94:'Village pêcheur avec maçon'.C94">
            <calcext:condition calcext:apply-style-name="cellule normale" calcext:value="!=&quot;&quot;" calcext:base-cell-address="'Village pêcheur avec maçon'.A94"/>
          </calcext:conditional-format>
          <calcext:conditional-format calcext:target-range-address="'Village pêcheur avec maçon'.A95:'Village pêcheur avec maçon'.C95">
            <calcext:condition calcext:apply-style-name="cellule normale" calcext:value="!=&quot;&quot;" calcext:base-cell-address="'Village pêcheur avec maçon'.A95"/>
          </calcext:conditional-format>
          <calcext:conditional-format calcext:target-range-address="'Village pêcheur avec maçon'.A96:'Village pêcheur avec maçon'.C96">
            <calcext:condition calcext:apply-style-name="cellule normale" calcext:value="!=&quot;&quot;" calcext:base-cell-address="'Village pêcheur avec maçon'.A96"/>
          </calcext:conditional-format>
          <calcext:conditional-format calcext:target-range-address="'Village pêcheur avec maçon'.A97:'Village pêcheur avec maçon'.C97">
            <calcext:condition calcext:apply-style-name="cellule normale" calcext:value="!=&quot;&quot;" calcext:base-cell-address="'Village pêcheur avec maçon'.A97"/>
          </calcext:conditional-format>
          <calcext:conditional-format calcext:target-range-address="'Village pêcheur avec maçon'.A98:'Village pêcheur avec maçon'.C98">
            <calcext:condition calcext:apply-style-name="cellule normale" calcext:value="!=&quot;&quot;" calcext:base-cell-address="'Village pêcheur avec maçon'.A98"/>
          </calcext:conditional-format>
          <calcext:conditional-format calcext:target-range-address="'Village pêcheur avec maçon'.A99:'Village pêcheur avec maçon'.C99">
            <calcext:condition calcext:apply-style-name="cellule normale" calcext:value="!=&quot;&quot;" calcext:base-cell-address="'Village pêcheur avec maçon'.A99"/>
          </calcext:conditional-format>
          <calcext:conditional-format calcext:target-range-address="'Village pêcheur avec maçon'.A100:'Village pêcheur avec maçon'.C100">
            <calcext:condition calcext:apply-style-name="cellule normale" calcext:value="!=&quot;&quot;" calcext:base-cell-address="'Village pêcheur avec maçon'.A100"/>
          </calcext:conditional-format>
          <calcext:conditional-format calcext:target-range-address="'Village pêcheur avec maçon'.A101:'Village pêcheur avec maçon'.C101">
            <calcext:condition calcext:apply-style-name="cellule normale" calcext:value="!=&quot;&quot;" calcext:base-cell-address="'Village pêcheur avec maçon'.A101"/>
          </calcext:conditional-format>
          <calcext:conditional-format calcext:target-range-address="'Village pêcheur avec maçon'.A102:'Village pêcheur avec maçon'.C102">
            <calcext:condition calcext:apply-style-name="cellule normale" calcext:value="!=&quot;&quot;" calcext:base-cell-address="'Village pêcheur avec maçon'.A102"/>
          </calcext:conditional-format>
          <calcext:conditional-format calcext:target-range-address="'Village pêcheur avec maçon'.A103:'Village pêcheur avec maçon'.C103">
            <calcext:condition calcext:apply-style-name="cellule normale" calcext:value="!=&quot;&quot;" calcext:base-cell-address="'Village pêcheur avec maçon'.A103"/>
          </calcext:conditional-format>
          <calcext:conditional-format calcext:target-range-address="'Village pêcheur avec maçon'.A104:'Village pêcheur avec maçon'.C104">
            <calcext:condition calcext:apply-style-name="cellule normale" calcext:value="!=&quot;&quot;" calcext:base-cell-address="'Village pêcheur avec maçon'.A104"/>
          </calcext:conditional-format>
          <calcext:conditional-format calcext:target-range-address="'Village pêcheur avec maçon'.A105:'Village pêcheur avec maçon'.C105">
            <calcext:condition calcext:apply-style-name="cellule normale" calcext:value="!=&quot;&quot;" calcext:base-cell-address="'Village pêcheur avec maçon'.A105"/>
          </calcext:conditional-format>
          <calcext:conditional-format calcext:target-range-address="'Village pêcheur avec maçon'.A106:'Village pêcheur avec maçon'.C106">
            <calcext:condition calcext:apply-style-name="cellule normale" calcext:value="!=&quot;&quot;" calcext:base-cell-address="'Village pêcheur avec maçon'.A106"/>
          </calcext:conditional-format>
          <calcext:conditional-format calcext:target-range-address="'Village pêcheur avec maçon'.A107:'Village pêcheur avec maçon'.C107">
            <calcext:condition calcext:apply-style-name="cellule normale" calcext:value="!=&quot;&quot;" calcext:base-cell-address="'Village pêcheur avec maçon'.A107"/>
          </calcext:conditional-format>
          <calcext:conditional-format calcext:target-range-address="'Village pêcheur avec maçon'.A108:'Village pêcheur avec maçon'.C108">
            <calcext:condition calcext:apply-style-name="cellule normale" calcext:value="!=&quot;&quot;" calcext:base-cell-address="'Village pêcheur avec maçon'.A108"/>
          </calcext:conditional-format>
          <calcext:conditional-format calcext:target-range-address="'Village pêcheur avec maçon'.A109:'Village pêcheur avec maçon'.C109">
            <calcext:condition calcext:apply-style-name="cellule normale" calcext:value="!=&quot;&quot;" calcext:base-cell-address="'Village pêcheur avec maçon'.A109"/>
          </calcext:conditional-format>
          <calcext:conditional-format calcext:target-range-address="'Village pêcheur avec maçon'.A110:'Village pêcheur avec maçon'.C110">
            <calcext:condition calcext:apply-style-name="cellule normale" calcext:value="!=&quot;&quot;" calcext:base-cell-address="'Village pêcheur avec maçon'.A110"/>
          </calcext:conditional-format>
          <calcext:conditional-format calcext:target-range-address="'Village pêcheur avec maçon'.A111:'Village pêcheur avec maçon'.C111">
            <calcext:condition calcext:apply-style-name="cellule normale" calcext:value="!=&quot;&quot;" calcext:base-cell-address="'Village pêcheur avec maçon'.A111"/>
          </calcext:conditional-format>
          <calcext:conditional-format calcext:target-range-address="'Village pêcheur avec maçon'.A112:'Village pêcheur avec maçon'.C112">
            <calcext:condition calcext:apply-style-name="cellule normale" calcext:value="!=&quot;&quot;" calcext:base-cell-address="'Village pêcheur avec maçon'.A112"/>
          </calcext:conditional-format>
          <calcext:conditional-format calcext:target-range-address="'Village pêcheur avec maçon'.A113:'Village pêcheur avec maçon'.C113">
            <calcext:condition calcext:apply-style-name="cellule normale" calcext:value="!=&quot;&quot;" calcext:base-cell-address="'Village pêcheur avec maçon'.A113"/>
          </calcext:conditional-format>
          <calcext:conditional-format calcext:target-range-address="'Village pêcheur avec maçon'.A114:'Village pêcheur avec maçon'.C114">
            <calcext:condition calcext:apply-style-name="cellule normale" calcext:value="!=&quot;&quot;" calcext:base-cell-address="'Village pêcheur avec maçon'.A114"/>
          </calcext:conditional-format>
          <calcext:conditional-format calcext:target-range-address="'Village pêcheur avec maçon'.A115:'Village pêcheur avec maçon'.C115">
            <calcext:condition calcext:apply-style-name="cellule normale" calcext:value="!=&quot;&quot;" calcext:base-cell-address="'Village pêcheur avec maçon'.A115"/>
          </calcext:conditional-format>
          <calcext:conditional-format calcext:target-range-address="'Village pêcheur avec maçon'.A116:'Village pêcheur avec maçon'.C116">
            <calcext:condition calcext:apply-style-name="cellule normale" calcext:value="!=&quot;&quot;" calcext:base-cell-address="'Village pêcheur avec maçon'.A116"/>
          </calcext:conditional-format>
          <calcext:conditional-format calcext:target-range-address="'Village pêcheur avec maçon'.A117:'Village pêcheur avec maçon'.C117">
            <calcext:condition calcext:apply-style-name="cellule normale" calcext:value="!=&quot;&quot;" calcext:base-cell-address="'Village pêcheur avec maçon'.A117"/>
          </calcext:conditional-format>
          <calcext:conditional-format calcext:target-range-address="'Village pêcheur avec maçon'.A118:'Village pêcheur avec maçon'.C118">
            <calcext:condition calcext:apply-style-name="cellule normale" calcext:value="!=&quot;&quot;" calcext:base-cell-address="'Village pêcheur avec maçon'.A118"/>
          </calcext:conditional-format>
          <calcext:conditional-format calcext:target-range-address="'Village pêcheur avec maçon'.A119:'Village pêcheur avec maçon'.C119">
            <calcext:condition calcext:apply-style-name="cellule normale" calcext:value="!=&quot;&quot;" calcext:base-cell-address="'Village pêcheur avec maçon'.A119"/>
          </calcext:conditional-format>
          <calcext:conditional-format calcext:target-range-address="'Village pêcheur avec maçon'.A120:'Village pêcheur avec maçon'.C120">
            <calcext:condition calcext:apply-style-name="cellule normale" calcext:value="!=&quot;&quot;" calcext:base-cell-address="'Village pêcheur avec maçon'.A120"/>
          </calcext:conditional-format>
          <calcext:conditional-format calcext:target-range-address="'Village pêcheur avec maçon'.A121:'Village pêcheur avec maçon'.C121">
            <calcext:condition calcext:apply-style-name="cellule normale" calcext:value="!=&quot;&quot;" calcext:base-cell-address="'Village pêcheur avec maçon'.A121"/>
          </calcext:conditional-format>
          <calcext:conditional-format calcext:target-range-address="'Village pêcheur avec maçon'.A122:'Village pêcheur avec maçon'.C122">
            <calcext:condition calcext:apply-style-name="cellule normale" calcext:value="!=&quot;&quot;" calcext:base-cell-address="'Village pêcheur avec maçon'.A122"/>
          </calcext:conditional-format>
          <calcext:conditional-format calcext:target-range-address="'Village pêcheur avec maçon'.A4:'Village pêcheur avec maçon'.C4">
            <calcext:condition calcext:apply-style-name="cellule normale" calcext:value="!=&quot;&quot;" calcext:base-cell-address="'Village pêcheur avec maçon'.A4"/>
          </calcext:conditional-format>
          <calcext:conditional-format calcext:target-range-address="'Village pêcheur avec maçon'.D3:'Village pêcheur avec maçon'.D3">
            <calcext:condition calcext:apply-style-name="cellule normale" calcext:value="!=&quot;&quot;" calcext:base-cell-address="'Village pêcheur avec maçon'.D3"/>
          </calcext:conditional-format>
          <calcext:conditional-format calcext:target-range-address="'Village pêcheur avec maçon'.D4:'Village pêcheur avec maçon'.D4">
            <calcext:condition calcext:apply-style-name="cellule normale" calcext:value="!=&quot;&quot;" calcext:base-cell-address="'Village pêcheur avec maçon'.D4"/>
          </calcext:conditional-format>
          <calcext:conditional-format calcext:target-range-address="'Village pêcheur avec maçon'.A6:'Village pêcheur avec maçon'.B6">
            <calcext:condition calcext:apply-style-name="cellule normale" calcext:value="!=&quot;&quot;" calcext:base-cell-address="'Village pêcheur avec maçon'.A6"/>
          </calcext:conditional-format>
          <calcext:conditional-format calcext:target-range-address="'Village pêcheur avec maçon'.A7:'Village pêcheur avec maçon'.A7">
            <calcext:condition calcext:apply-style-name="cellule normale" calcext:value="!=&quot;&quot;" calcext:base-cell-address="'Village pêcheur avec maçon'.A7"/>
          </calcext:conditional-format>
          <calcext:conditional-format calcext:target-range-address="'Village pêcheur avec maçon'.A9:'Village pêcheur avec maçon'.A9">
            <calcext:condition calcext:apply-style-name="cellule normale" calcext:value="!=&quot;&quot;" calcext:base-cell-address="'Village pêcheur avec maçon'.A9"/>
          </calcext:conditional-format>
          <calcext:conditional-format calcext:target-range-address="'Village pêcheur avec maçon'.A10:'Village pêcheur avec maçon'.A10">
            <calcext:condition calcext:apply-style-name="cellule normale" calcext:value="!=&quot;&quot;" calcext:base-cell-address="'Village pêcheur avec maçon'.A10"/>
          </calcext:conditional-format>
          <calcext:conditional-format calcext:target-range-address="'Village pêcheur avec maçon'.A13:'Village pêcheur avec maçon'.A13">
            <calcext:condition calcext:apply-style-name="cellule normale" calcext:value="!=&quot;&quot;" calcext:base-cell-address="'Village pêcheur avec maçon'.A13"/>
          </calcext:conditional-format>
          <calcext:conditional-format calcext:target-range-address="'Village pêcheur avec maçon'.A5:'Village pêcheur avec maçon'.B5">
            <calcext:condition calcext:apply-style-name="cellule normale" calcext:value="!=&quot;&quot;" calcext:base-cell-address="'Village pêcheur avec maçon'.A5"/>
          </calcext:conditional-format>
          <calcext:conditional-format calcext:target-range-address="'Village pêcheur avec maçon'.E3:'Village pêcheur avec maçon'.E3">
            <calcext:condition calcext:apply-style-name="cellule normale" calcext:value="!=&quot;&quot;" calcext:base-cell-address="'Village pêcheur avec maçon'.E3"/>
          </calcext:conditional-format>
          <calcext:conditional-format calcext:target-range-address="'Village pêcheur avec maçon'.E4:'Village pêcheur avec maçon'.E4">
            <calcext:condition calcext:apply-style-name="cellule normale" calcext:value="!=&quot;&quot;" calcext:base-cell-address="'Village pêcheur avec maçon'.E4"/>
          </calcext:conditional-format>
          <calcext:conditional-format calcext:target-range-address="'Village pêcheur avec maçon'.E5:'Village pêcheur avec maçon'.E5">
            <calcext:condition calcext:apply-style-name="cellule normale" calcext:value="!=&quot;&quot;" calcext:base-cell-address="'Village pêcheur avec maçon'.E5"/>
          </calcext:conditional-format>
          <calcext:conditional-format calcext:target-range-address="'Village pêcheur avec maçon'.E6:'Village pêcheur avec maçon'.E6">
            <calcext:condition calcext:apply-style-name="cellule normale" calcext:value="!=&quot;&quot;" calcext:base-cell-address="'Village pêcheur avec maçon'.E6"/>
          </calcext:conditional-format>
          <calcext:conditional-format calcext:target-range-address="'Village pêcheur avec maçon'.A8:'Village pêcheur avec maçon'.A8">
            <calcext:condition calcext:apply-style-name="cellule normale" calcext:value="!=&quot;&quot;" calcext:base-cell-address="'Village pêcheur avec maçon'.A8"/>
          </calcext:conditional-format>
          <calcext:conditional-format calcext:target-range-address="'Village pêcheur avec maçon'.A11:'Village pêcheur avec maçon'.A11">
            <calcext:condition calcext:apply-style-name="cellule normale" calcext:value="!=&quot;&quot;" calcext:base-cell-address="'Village pêcheur avec maçon'.A11"/>
          </calcext:conditional-format>
          <calcext:conditional-format calcext:target-range-address="'Village pêcheur avec maçon'.C6:'Village pêcheur avec maçon'.C6">
            <calcext:condition calcext:apply-style-name="cellule normale" calcext:value="!=&quot;&quot;" calcext:base-cell-address="'Village pêcheur avec maçon'.C6"/>
          </calcext:conditional-format>
          <calcext:conditional-format calcext:target-range-address="'Village pêcheur avec maçon'.C5:'Village pêcheur avec maçon'.C5">
            <calcext:condition calcext:apply-style-name="cellule normale" calcext:value="!=&quot;&quot;" calcext:base-cell-address="'Village pêcheur avec maçon'.C5"/>
          </calcext:conditional-format>
          <calcext:conditional-format calcext:target-range-address="'Village pêcheur avec maçon'.A24:'Village pêcheur avec maçon'.A24">
            <calcext:condition calcext:apply-style-name="cellule normale" calcext:value="!=&quot;&quot;" calcext:base-cell-address="'Village pêcheur avec maçon'.A24"/>
          </calcext:conditional-format>
          <calcext:conditional-format calcext:target-range-address="'Village pêcheur avec maçon'.A25:'Village pêcheur avec maçon'.A25">
            <calcext:condition calcext:apply-style-name="cellule normale" calcext:value="!=&quot;&quot;" calcext:base-cell-address="'Village pêcheur avec maçon'.A25"/>
          </calcext:conditional-format>
          <calcext:conditional-format calcext:target-range-address="'Village pêcheur avec maçon'.A26:'Village pêcheur avec maçon'.A26">
            <calcext:condition calcext:apply-style-name="cellule normale" calcext:value="!=&quot;&quot;" calcext:base-cell-address="'Village pêcheur avec maçon'.A26"/>
          </calcext:conditional-format>
          <calcext:conditional-format calcext:target-range-address="'Village pêcheur avec maçon'.D27:'Village pêcheur avec maçon'.E27 'Village pêcheur avec maçon'.A27:'Village pêcheur avec maçon'.A27">
            <calcext:condition calcext:apply-style-name="cellule normale" calcext:value="!=&quot;&quot;" calcext:base-cell-address="'Village pêcheur avec maçon'.A27"/>
          </calcext:conditional-format>
          <calcext:conditional-format calcext:target-range-address="'Village pêcheur avec maçon'.D28:'Village pêcheur avec maçon'.E28 'Village pêcheur avec maçon'.A28:'Village pêcheur avec maçon'.A28">
            <calcext:condition calcext:apply-style-name="cellule normale" calcext:value="!=&quot;&quot;" calcext:base-cell-address="'Village pêcheur avec maçon'.A28"/>
          </calcext:conditional-format>
          <calcext:conditional-format calcext:target-range-address="'Village pêcheur avec maçon'.D29:'Village pêcheur avec maçon'.E29 'Village pêcheur avec maçon'.A29:'Village pêcheur avec maçon'.A29">
            <calcext:condition calcext:apply-style-name="cellule normale" calcext:value="!=&quot;&quot;" calcext:base-cell-address="'Village pêcheur avec maçon'.A29"/>
          </calcext:conditional-format>
          <calcext:conditional-format calcext:target-range-address="'Village pêcheur avec maçon'.A30:'Village pêcheur avec maçon'.A30">
            <calcext:condition calcext:apply-style-name="cellule normale" calcext:value="!=&quot;&quot;" calcext:base-cell-address="'Village pêcheur avec maçon'.A30"/>
          </calcext:conditional-format>
          <calcext:conditional-format calcext:target-range-address="'Village pêcheur avec maçon'.A31:'Village pêcheur avec maçon'.A31">
            <calcext:condition calcext:apply-style-name="cellule normale" calcext:value="!=&quot;&quot;" calcext:base-cell-address="'Village pêcheur avec maçon'.A31"/>
          </calcext:conditional-format>
          <calcext:conditional-format calcext:target-range-address="'Village pêcheur avec maçon'.A32:'Village pêcheur avec maçon'.A32">
            <calcext:condition calcext:apply-style-name="cellule normale" calcext:value="!=&quot;&quot;" calcext:base-cell-address="'Village pêcheur avec maçon'.A32"/>
          </calcext:conditional-format>
          <calcext:conditional-format calcext:target-range-address="'Village pêcheur avec maçon'.B32:'Village pêcheur avec maçon'.B32">
            <calcext:condition calcext:apply-style-name="cellule normale" calcext:value="!=&quot;&quot;" calcext:base-cell-address="'Village pêcheur avec maçon'.B32"/>
          </calcext:conditional-format>
          <calcext:conditional-format calcext:target-range-address="'Village pêcheur avec maçon'.A33:'Village pêcheur avec maçon'.A33">
            <calcext:condition calcext:apply-style-name="cellule normale" calcext:value="!=&quot;&quot;" calcext:base-cell-address="'Village pêcheur avec maçon'.A33"/>
          </calcext:conditional-format>
          <calcext:conditional-format calcext:target-range-address="'Village pêcheur avec maçon'.A33:'Village pêcheur avec maçon'.A33">
            <calcext:condition calcext:apply-style-name="cellule normale" calcext:value="!=&quot;&quot;" calcext:base-cell-address="'Village pêcheur avec maçon'.A33"/>
          </calcext:conditional-format>
          <calcext:conditional-format calcext:target-range-address="'Village pêcheur avec maçon'.B33:'Village pêcheur avec maçon'.B33">
            <calcext:condition calcext:apply-style-name="cellule normale" calcext:value="!=&quot;&quot;" calcext:base-cell-address="'Village pêcheur avec maçon'.B33"/>
          </calcext:conditional-format>
          <calcext:conditional-format calcext:target-range-address="'Village pêcheur avec maçon'.C30:'Village pêcheur avec maçon'.C30">
            <calcext:condition calcext:apply-style-name="cellule normale" calcext:value="!=&quot;&quot;" calcext:base-cell-address="'Village pêcheur avec maçon'.C30"/>
          </calcext:conditional-format>
          <calcext:conditional-format calcext:target-range-address="'Village pêcheur avec maçon'.C31:'Village pêcheur avec maçon'.C31">
            <calcext:condition calcext:apply-style-name="cellule normale" calcext:value="!=&quot;&quot;" calcext:base-cell-address="'Village pêcheur avec maçon'.C31"/>
          </calcext:conditional-format>
          <calcext:conditional-format calcext:target-range-address="'Village pêcheur avec maçon'.G3:'Village pêcheur avec maçon'.G3">
            <calcext:condition calcext:apply-style-name="cellule normale" calcext:value="!=&quot;&quot;" calcext:base-cell-address="'Village pêcheur avec maçon'.G3"/>
          </calcext:conditional-format>
          <calcext:conditional-format calcext:target-range-address="'Village pêcheur avec maçon'.F3:'Village pêcheur avec maçon'.F3">
            <calcext:condition calcext:apply-style-name="cellule normale" calcext:value="!=&quot;&quot;" calcext:base-cell-address="'Village pêcheur avec maçon'.F3"/>
          </calcext:conditional-format>
          <calcext:conditional-format calcext:target-range-address="'Village pêcheur avec maçon'.G4:'Village pêcheur avec maçon'.G4">
            <calcext:condition calcext:apply-style-name="cellule normale" calcext:value="!=&quot;&quot;" calcext:base-cell-address="'Village pêcheur avec maçon'.G4"/>
          </calcext:conditional-format>
          <calcext:conditional-format calcext:target-range-address="'Village pêcheur avec maçon'.F4:'Village pêcheur avec maçon'.F4">
            <calcext:condition calcext:apply-style-name="cellule normale" calcext:value="!=&quot;&quot;" calcext:base-cell-address="'Village pêcheur avec maçon'.F4"/>
          </calcext:conditional-format>
          <calcext:conditional-format calcext:target-range-address="'Village pêcheur avec maçon'.G5:'Village pêcheur avec maçon'.G5">
            <calcext:condition calcext:apply-style-name="cellule normale" calcext:value="!=&quot;&quot;" calcext:base-cell-address="'Village pêcheur avec maçon'.G5"/>
          </calcext:conditional-format>
          <calcext:conditional-format calcext:target-range-address="'Village pêcheur avec maçon'.F5:'Village pêcheur avec maçon'.F5">
            <calcext:condition calcext:apply-style-name="cellule normale" calcext:value="!=&quot;&quot;" calcext:base-cell-address="'Village pêcheur avec maçon'.F5"/>
          </calcext:conditional-format>
          <calcext:conditional-format calcext:target-range-address="'Village pêcheur avec maçon'.G6:'Village pêcheur avec maçon'.G6">
            <calcext:condition calcext:apply-style-name="cellule normale" calcext:value="!=&quot;&quot;" calcext:base-cell-address="'Village pêcheur avec maçon'.G6"/>
          </calcext:conditional-format>
          <calcext:conditional-format calcext:target-range-address="'Village pêcheur avec maçon'.F6:'Village pêcheur avec maçon'.F6">
            <calcext:condition calcext:apply-style-name="cellule normale" calcext:value="!=&quot;&quot;" calcext:base-cell-address="'Village pêcheur avec maçon'.F6"/>
          </calcext:conditional-format>
          <calcext:conditional-format calcext:target-range-address="'Village pêcheur avec maçon'.F8:'Village pêcheur avec maçon'.F8">
            <calcext:condition calcext:apply-style-name="cellule normale" calcext:value="!=&quot;&quot;" calcext:base-cell-address="'Village pêcheur avec maçon'.F8"/>
          </calcext:conditional-format>
          <calcext:conditional-format calcext:target-range-address="'Village pêcheur avec maçon'.F9:'Village pêcheur avec maçon'.F9">
            <calcext:condition calcext:apply-style-name="cellule normale" calcext:value="!=&quot;&quot;" calcext:base-cell-address="'Village pêcheur avec maçon'.F9"/>
          </calcext:conditional-format>
          <calcext:conditional-format calcext:target-range-address="'Village pêcheur avec maçon'.F10:'Village pêcheur avec maçon'.F10">
            <calcext:condition calcext:apply-style-name="cellule normale" calcext:value="!=&quot;&quot;" calcext:base-cell-address="'Village pêcheur avec maçon'.F10"/>
          </calcext:conditional-format>
          <calcext:conditional-format calcext:target-range-address="'Village pêcheur avec maçon'.F11:'Village pêcheur avec maçon'.F11">
            <calcext:condition calcext:apply-style-name="cellule normale" calcext:value="!=&quot;&quot;" calcext:base-cell-address="'Village pêcheur avec maçon'.F11"/>
          </calcext:conditional-format>
          <calcext:conditional-format calcext:target-range-address="'Village pêcheur avec maçon'.F14:'Village pêcheur avec maçon'.F14">
            <calcext:condition calcext:apply-style-name="cellule normale" calcext:value="!=&quot;&quot;" calcext:base-cell-address="'Village pêcheur avec maçon'.F14"/>
          </calcext:conditional-format>
          <calcext:conditional-format calcext:target-range-address="'Village pêcheur avec maçon'.F15:'Village pêcheur avec maçon'.F15">
            <calcext:condition calcext:apply-style-name="cellule normale" calcext:value="!=&quot;&quot;" calcext:base-cell-address="'Village pêcheur avec maçon'.F15"/>
          </calcext:conditional-format>
          <calcext:conditional-format calcext:target-range-address="'Village pêcheur avec maçon'.F16:'Village pêcheur avec maçon'.F16">
            <calcext:condition calcext:apply-style-name="cellule normale" calcext:value="!=&quot;&quot;" calcext:base-cell-address="'Village pêcheur avec maçon'.F16"/>
          </calcext:conditional-format>
          <calcext:conditional-format calcext:target-range-address="'Village pêcheur avec maçon'.F17:'Village pêcheur avec maçon'.F17">
            <calcext:condition calcext:apply-style-name="cellule normale" calcext:value="!=&quot;&quot;" calcext:base-cell-address="'Village pêcheur avec maçon'.F17"/>
          </calcext:conditional-format>
          <calcext:conditional-format calcext:target-range-address="'Village pêcheur avec maçon'.F12:'Village pêcheur avec maçon'.F12">
            <calcext:condition calcext:apply-style-name="cellule normale" calcext:value="!=&quot;&quot;" calcext:base-cell-address="'Village pêcheur avec maçon'.F12"/>
          </calcext:conditional-format>
          <calcext:conditional-format calcext:target-range-address="'Village pêcheur avec maçon'.F13:'Village pêcheur avec maçon'.F13">
            <calcext:condition calcext:apply-style-name="cellule normale" calcext:value="!=&quot;&quot;" calcext:base-cell-address="'Village pêcheur avec maçon'.F13"/>
          </calcext:conditional-format>
          <calcext:conditional-format calcext:target-range-address="'Village pêcheur avec maçon'.C32:'Village pêcheur avec maçon'.C32">
            <calcext:condition calcext:apply-style-name="cellule normale" calcext:value="!=&quot;&quot;" calcext:base-cell-address="'Village pêcheur avec maçon'.C32"/>
          </calcext:conditional-format>
          <calcext:conditional-format calcext:target-range-address="'Village pêcheur avec maçon'.C1:'Village pêcheur avec maçon'.C1">
            <calcext:condition calcext:apply-style-name="cellule normale" calcext:value="!=&quot;&quot;" calcext:base-cell-address="'Village pêcheur avec maçon'.C1"/>
          </calcext:conditional-format>
          <calcext:conditional-format calcext:target-range-address="'Village pêcheur avec maçon'.C2:'Village pêcheur avec maçon'.C2">
            <calcext:condition calcext:apply-style-name="cellule normale" calcext:value="!=&quot;&quot;" calcext:base-cell-address="'Village pêcheur avec maçon'.C2"/>
          </calcext:conditional-format>
          <calcext:conditional-format calcext:target-range-address="'Village pêcheur avec maçon'.C3:'Village pêcheur avec maçon'.C3">
            <calcext:condition calcext:apply-style-name="cellule normale" calcext:value="!=&quot;&quot;" calcext:base-cell-address="'Village pêcheur avec maçon'.C3"/>
          </calcext:conditional-format>
          <calcext:conditional-format calcext:target-range-address="'Village pêcheur avec maçon'.B43:'Village pêcheur avec maçon'.B43">
            <calcext:condition calcext:apply-style-name="cellule normale" calcext:value="!=&quot;&quot;" calcext:base-cell-address="'Village pêcheur avec maçon'.B43"/>
          </calcext:conditional-format>
          <calcext:conditional-format calcext:target-range-address="'Village pêcheur avec maçon'.B44:'Village pêcheur avec maçon'.B44">
            <calcext:condition calcext:apply-style-name="cellule normale" calcext:value="!=&quot;&quot;" calcext:base-cell-address="'Village pêcheur avec maçon'.B44"/>
          </calcext:conditional-format>
          <calcext:conditional-format calcext:target-range-address="'Village pêcheur avec maçon'.A44:'Village pêcheur avec maçon'.A44">
            <calcext:condition calcext:apply-style-name="cellule normale" calcext:value="!=&quot;&quot;" calcext:base-cell-address="'Village pêcheur avec maçon'.A44"/>
          </calcext:conditional-format>
          <calcext:conditional-format calcext:target-range-address="'Village pêcheur avec maçon'.B45:'Village pêcheur avec maçon'.B45">
            <calcext:condition calcext:apply-style-name="cellule normale" calcext:value="!=&quot;&quot;" calcext:base-cell-address="'Village pêcheur avec maçon'.B45"/>
          </calcext:conditional-format>
          <calcext:conditional-format calcext:target-range-address="'Village pêcheur avec maçon'.A45:'Village pêcheur avec maçon'.A45">
            <calcext:condition calcext:apply-style-name="cellule normale" calcext:value="!=&quot;&quot;" calcext:base-cell-address="'Village pêcheur avec maçon'.A45"/>
          </calcext:conditional-format>
          <calcext:conditional-format calcext:target-range-address="'Village pêcheur avec maçon'.B46:'Village pêcheur avec maçon'.B46">
            <calcext:condition calcext:apply-style-name="cellule normale" calcext:value="!=&quot;&quot;" calcext:base-cell-address="'Village pêcheur avec maçon'.B46"/>
          </calcext:conditional-format>
          <calcext:conditional-format calcext:target-range-address="'Village pêcheur avec maçon'.A46:'Village pêcheur avec maçon'.A46">
            <calcext:condition calcext:apply-style-name="cellule normale" calcext:value="!=&quot;&quot;" calcext:base-cell-address="'Village pêcheur avec maçon'.A46"/>
          </calcext:conditional-format>
          <calcext:conditional-format calcext:target-range-address="'Village pêcheur avec maçon'.B47:'Village pêcheur avec maçon'.B47">
            <calcext:condition calcext:apply-style-name="cellule normale" calcext:value="!=&quot;&quot;" calcext:base-cell-address="'Village pêcheur avec maçon'.B47"/>
          </calcext:conditional-format>
          <calcext:conditional-format calcext:target-range-address="'Village pêcheur avec maçon'.A47:'Village pêcheur avec maçon'.A47">
            <calcext:condition calcext:apply-style-name="cellule normale" calcext:value="!=&quot;&quot;" calcext:base-cell-address="'Village pêcheur avec maçon'.A47"/>
          </calcext:conditional-format>
          <calcext:conditional-format calcext:target-range-address="'Village pêcheur avec maçon'.D30:'Village pêcheur avec maçon'.D30">
            <calcext:condition calcext:apply-style-name="cellule normale" calcext:value="!=&quot;&quot;" calcext:base-cell-address="'Village pêcheur avec maçon'.D30"/>
          </calcext:conditional-format>
          <calcext:conditional-format calcext:target-range-address="'Village pêcheur avec maçon'.G7:'Village pêcheur avec maçon'.G7">
            <calcext:condition calcext:apply-style-name="cellule normale" calcext:value="!=&quot;&quot;" calcext:base-cell-address="'Village pêcheur avec maçon'.G7"/>
          </calcext:conditional-format>
          <calcext:conditional-format calcext:target-range-address="'Village pêcheur avec maçon'.B7:'Village pêcheur avec maçon'.B7">
            <calcext:condition calcext:apply-style-name="cellule normale" calcext:value="!=&quot;&quot;" calcext:base-cell-address="'Village pêcheur avec maçon'.B7"/>
          </calcext:conditional-format>
          <calcext:conditional-format calcext:target-range-address="'Village pêcheur avec maçon'.B9:'Village pêcheur avec maçon'.B9">
            <calcext:condition calcext:apply-style-name="cellule normale" calcext:value="!=&quot;&quot;" calcext:base-cell-address="'Village pêcheur avec maçon'.B9"/>
          </calcext:conditional-format>
          <calcext:conditional-format calcext:target-range-address="'Village pêcheur avec maçon'.B13:'Village pêcheur avec maçon'.B13">
            <calcext:condition calcext:apply-style-name="cellule normale" calcext:value="!=&quot;&quot;" calcext:base-cell-address="'Village pêcheur avec maçon'.B13"/>
          </calcext:conditional-format>
          <calcext:conditional-format calcext:target-range-address="'Village pêcheur avec maçon'.B10:'Village pêcheur avec maçon'.B10">
            <calcext:condition calcext:apply-style-name="cellule normale" calcext:value="!=&quot;&quot;" calcext:base-cell-address="'Village pêcheur avec maçon'.B10"/>
          </calcext:conditional-format>
          <calcext:conditional-format calcext:target-range-address="'Village pêcheur avec maçon'.B11:'Village pêcheur avec maçon'.B11">
            <calcext:condition calcext:apply-style-name="cellule normale" calcext:value="!=&quot;&quot;" calcext:base-cell-address="'Village pêcheur avec maçon'.B11"/>
          </calcext:conditional-format>
          <calcext:conditional-format calcext:target-range-address="'Village pêcheur avec maçon'.B12:'Village pêcheur avec maçon'.B12">
            <calcext:condition calcext:apply-style-name="cellule normale" calcext:value="!=&quot;&quot;" calcext:base-cell-address="'Village pêcheur avec maçon'.B12"/>
          </calcext:conditional-format>
          <calcext:conditional-format calcext:target-range-address="'Village pêcheur avec maçon'.B14:'Village pêcheur avec maçon'.B14">
            <calcext:condition calcext:apply-style-name="cellule normale" calcext:value="!=&quot;&quot;" calcext:base-cell-address="'Village pêcheur avec maçon'.B14"/>
          </calcext:conditional-format>
          <calcext:conditional-format calcext:target-range-address="'Village pêcheur avec maçon'.E7:'Village pêcheur avec maçon'.E7">
            <calcext:condition calcext:apply-style-name="cellule normale" calcext:value="!=&quot;&quot;" calcext:base-cell-address="'Village pêcheur avec maçon'.E7"/>
          </calcext:conditional-format>
          <calcext:conditional-format calcext:target-range-address="'Village pêcheur avec maçon'.E8:'Village pêcheur avec maçon'.E8">
            <calcext:condition calcext:apply-style-name="cellule normale" calcext:value="!=&quot;&quot;" calcext:base-cell-address="'Village pêcheur avec maçon'.E8"/>
          </calcext:conditional-format>
          <calcext:conditional-format calcext:target-range-address="'Village pêcheur avec maçon'.E9:'Village pêcheur avec maçon'.E9">
            <calcext:condition calcext:apply-style-name="cellule normale" calcext:value="!=&quot;&quot;" calcext:base-cell-address="'Village pêcheur avec maçon'.E9"/>
          </calcext:conditional-format>
          <calcext:conditional-format calcext:target-range-address="'Village pêcheur avec maçon'.E10:'Village pêcheur avec maçon'.E10">
            <calcext:condition calcext:apply-style-name="cellule normale" calcext:value="!=&quot;&quot;" calcext:base-cell-address="'Village pêcheur avec maçon'.E10"/>
          </calcext:conditional-format>
          <calcext:conditional-format calcext:target-range-address="'Village pêcheur avec maçon'.E11:'Village pêcheur avec maçon'.E11">
            <calcext:condition calcext:apply-style-name="cellule normale" calcext:value="!=&quot;&quot;" calcext:base-cell-address="'Village pêcheur avec maçon'.E11"/>
          </calcext:conditional-format>
          <calcext:conditional-format calcext:target-range-address="'Village pêcheur avec maçon'.E12:'Village pêcheur avec maçon'.E12">
            <calcext:condition calcext:apply-style-name="cellule normale" calcext:value="!=&quot;&quot;" calcext:base-cell-address="'Village pêcheur avec maçon'.E12"/>
          </calcext:conditional-format>
          <calcext:conditional-format calcext:target-range-address="'Village pêcheur avec maçon'.E13:'Village pêcheur avec maçon'.E13">
            <calcext:condition calcext:apply-style-name="cellule normale" calcext:value="!=&quot;&quot;" calcext:base-cell-address="'Village pêcheur avec maçon'.E13"/>
          </calcext:conditional-format>
          <calcext:conditional-format calcext:target-range-address="'Village pêcheur avec maçon'.C9:'Village pêcheur avec maçon'.C9">
            <calcext:condition calcext:apply-style-name="cellule normale" calcext:value="!=&quot;&quot;" calcext:base-cell-address="'Village pêcheur avec maçon'.C9"/>
          </calcext:conditional-format>
          <calcext:conditional-format calcext:target-range-address="'Village pêcheur avec maçon'.C12:'Village pêcheur avec maçon'.C12">
            <calcext:condition calcext:apply-style-name="cellule normale" calcext:value="!=&quot;&quot;" calcext:base-cell-address="'Village pêcheur avec maçon'.C12"/>
          </calcext:conditional-format>
          <calcext:conditional-format calcext:target-range-address="'Village pêcheur avec maçon'.C13:'Village pêcheur avec maçon'.C13">
            <calcext:condition calcext:apply-style-name="cellule normale" calcext:value="!=&quot;&quot;" calcext:base-cell-address="'Village pêcheur avec maçon'.C13"/>
          </calcext:conditional-format>
          <calcext:conditional-format calcext:target-range-address="'Village pêcheur avec maçon'.C7:'Village pêcheur avec maçon'.C7">
            <calcext:condition calcext:apply-style-name="cellule normale" calcext:value="!=&quot;&quot;" calcext:base-cell-address="'Village pêcheur avec maçon'.C7"/>
          </calcext:conditional-format>
          <calcext:conditional-format calcext:target-range-address="'Village pêcheur avec maçon'.C8:'Village pêcheur avec maçon'.C8">
            <calcext:condition calcext:apply-style-name="cellule normale" calcext:value="!=&quot;&quot;" calcext:base-cell-address="'Village pêcheur avec maçon'.C8"/>
          </calcext:conditional-format>
          <calcext:conditional-format calcext:target-range-address="'Village pêcheur avec maçon'.C10:'Village pêcheur avec maçon'.C10">
            <calcext:condition calcext:apply-style-name="cellule normale" calcext:value="!=&quot;&quot;" calcext:base-cell-address="'Village pêcheur avec maçon'.C10"/>
          </calcext:conditional-format>
          <calcext:conditional-format calcext:target-range-address="'Village pêcheur avec maçon'.G17:'Village pêcheur avec maçon'.G17">
            <calcext:condition calcext:apply-style-name="cellule normale" calcext:value="!=&quot;&quot;" calcext:base-cell-address="'Village pêcheur avec maçon'.G17"/>
          </calcext:conditional-format>
          <calcext:conditional-format calcext:target-range-address="'Village pêcheur avec maçon'.I8:'Village pêcheur avec maçon'.I8">
            <calcext:condition calcext:apply-style-name="cellule normale" calcext:value="!=&quot;&quot;" calcext:base-cell-address="'Village pêcheur avec maçon'.I8"/>
          </calcext:conditional-format>
          <calcext:conditional-format calcext:target-range-address="'Village pêcheur avec maçon'.I9:'Village pêcheur avec maçon'.I9">
            <calcext:condition calcext:apply-style-name="cellule normale" calcext:value="!=&quot;&quot;" calcext:base-cell-address="'Village pêcheur avec maçon'.I9"/>
          </calcext:conditional-format>
          <calcext:conditional-format calcext:target-range-address="'Village pêcheur avec maçon'.I10:'Village pêcheur avec maçon'.I10">
            <calcext:condition calcext:apply-style-name="cellule normale" calcext:value="!=&quot;&quot;" calcext:base-cell-address="'Village pêcheur avec maçon'.I10"/>
          </calcext:conditional-format>
          <calcext:conditional-format calcext:target-range-address="'Village pêcheur avec maçon'.I11:'Village pêcheur avec maçon'.I11">
            <calcext:condition calcext:apply-style-name="cellule normale" calcext:value="!=&quot;&quot;" calcext:base-cell-address="'Village pêcheur avec maçon'.I11"/>
          </calcext:conditional-format>
          <calcext:conditional-format calcext:target-range-address="'Village pêcheur avec maçon'.I14:'Village pêcheur avec maçon'.I14">
            <calcext:condition calcext:apply-style-name="cellule normale" calcext:value="!=&quot;&quot;" calcext:base-cell-address="'Village pêcheur avec maçon'.I14"/>
          </calcext:conditional-format>
          <calcext:conditional-format calcext:target-range-address="'Village pêcheur avec maçon'.I15:'Village pêcheur avec maçon'.I15">
            <calcext:condition calcext:apply-style-name="cellule normale" calcext:value="!=&quot;&quot;" calcext:base-cell-address="'Village pêcheur avec maçon'.I15"/>
          </calcext:conditional-format>
          <calcext:conditional-format calcext:target-range-address="'Village pêcheur avec maçon'.I16:'Village pêcheur avec maçon'.I16">
            <calcext:condition calcext:apply-style-name="cellule normale" calcext:value="!=&quot;&quot;" calcext:base-cell-address="'Village pêcheur avec maçon'.I16"/>
          </calcext:conditional-format>
          <calcext:conditional-format calcext:target-range-address="'Village pêcheur avec maçon'.I17:'Village pêcheur avec maçon'.I17">
            <calcext:condition calcext:apply-style-name="cellule normale" calcext:value="!=&quot;&quot;" calcext:base-cell-address="'Village pêcheur avec maçon'.I17"/>
          </calcext:conditional-format>
          <calcext:conditional-format calcext:target-range-address="'Village pêcheur avec maçon'.I12:'Village pêcheur avec maçon'.I12">
            <calcext:condition calcext:apply-style-name="cellule normale" calcext:value="!=&quot;&quot;" calcext:base-cell-address="'Village pêcheur avec maçon'.I12"/>
          </calcext:conditional-format>
          <calcext:conditional-format calcext:target-range-address="'Village pêcheur avec maçon'.I13:'Village pêcheur avec maçon'.I13">
            <calcext:condition calcext:apply-style-name="cellule normale" calcext:value="!=&quot;&quot;" calcext:base-cell-address="'Village pêcheur avec maçon'.I13"/>
          </calcext:conditional-format>
          <calcext:conditional-format calcext:target-range-address="'Village pêcheur avec maçon'.H8:'Village pêcheur avec maçon'.H8">
            <calcext:condition calcext:apply-style-name="cellule normale" calcext:value="!=&quot;&quot;" calcext:base-cell-address="'Village pêcheur avec maçon'.H8"/>
          </calcext:conditional-format>
          <calcext:conditional-format calcext:target-range-address="'Village pêcheur avec maçon'.H9:'Village pêcheur avec maçon'.H9">
            <calcext:condition calcext:apply-style-name="cellule normale" calcext:value="!=&quot;&quot;" calcext:base-cell-address="'Village pêcheur avec maçon'.H9"/>
          </calcext:conditional-format>
          <calcext:conditional-format calcext:target-range-address="'Village pêcheur avec maçon'.H10:'Village pêcheur avec maçon'.H10">
            <calcext:condition calcext:apply-style-name="cellule normale" calcext:value="!=&quot;&quot;" calcext:base-cell-address="'Village pêcheur avec maçon'.H10"/>
          </calcext:conditional-format>
          <calcext:conditional-format calcext:target-range-address="'Village pêcheur avec maçon'.H11:'Village pêcheur avec maçon'.H11">
            <calcext:condition calcext:apply-style-name="cellule normale" calcext:value="!=&quot;&quot;" calcext:base-cell-address="'Village pêcheur avec maçon'.H11"/>
          </calcext:conditional-format>
          <calcext:conditional-format calcext:target-range-address="'Village pêcheur avec maçon'.H12:'Village pêcheur avec maçon'.H12">
            <calcext:condition calcext:apply-style-name="cellule normale" calcext:value="!=&quot;&quot;" calcext:base-cell-address="'Village pêcheur avec maçon'.H12"/>
          </calcext:conditional-format>
          <calcext:conditional-format calcext:target-range-address="'Village pêcheur avec maçon'.H13:'Village pêcheur avec maçon'.H13">
            <calcext:condition calcext:apply-style-name="cellule normale" calcext:value="!=&quot;&quot;" calcext:base-cell-address="'Village pêcheur avec maçon'.H13"/>
          </calcext:conditional-format>
          <calcext:conditional-format calcext:target-range-address="'Village pêcheur avec maçon'.G9:'Village pêcheur avec maçon'.G9">
            <calcext:condition calcext:apply-style-name="cellule normale" calcext:value="!=&quot;&quot;" calcext:base-cell-address="'Village pêcheur avec maçon'.G9"/>
          </calcext:conditional-format>
          <calcext:conditional-format calcext:target-range-address="'Village pêcheur avec maçon'.G12:'Village pêcheur avec maçon'.G12">
            <calcext:condition calcext:apply-style-name="cellule normale" calcext:value="!=&quot;&quot;" calcext:base-cell-address="'Village pêcheur avec maçon'.G12"/>
          </calcext:conditional-format>
          <calcext:conditional-format calcext:target-range-address="'Village pêcheur avec maçon'.G13:'Village pêcheur avec maçon'.G13">
            <calcext:condition calcext:apply-style-name="cellule normale" calcext:value="!=&quot;&quot;" calcext:base-cell-address="'Village pêcheur avec maçon'.G13"/>
          </calcext:conditional-format>
          <calcext:conditional-format calcext:target-range-address="'Village pêcheur avec maçon'.G8:'Village pêcheur avec maçon'.G8">
            <calcext:condition calcext:apply-style-name="cellule normale" calcext:value="!=&quot;&quot;" calcext:base-cell-address="'Village pêcheur avec maçon'.G8"/>
          </calcext:conditional-format>
          <calcext:conditional-format calcext:target-range-address="'Village pêcheur avec maçon'.G10:'Village pêcheur avec maçon'.G10">
            <calcext:condition calcext:apply-style-name="cellule normale" calcext:value="!=&quot;&quot;" calcext:base-cell-address="'Village pêcheur avec maçon'.G10"/>
          </calcext:conditional-format>
          <calcext:conditional-format calcext:target-range-address="'Village pêcheur avec maçon'.B21:'Village pêcheur avec maçon'.C21">
            <calcext:condition calcext:apply-style-name="cellule normale" calcext:value="!=&quot;&quot;" calcext:base-cell-address="'Village pêcheur avec maçon'.B21"/>
          </calcext:conditional-format>
          <calcext:conditional-format calcext:target-range-address="'Village pêcheur avec maçon'.B22:'Village pêcheur avec maçon'.C22">
            <calcext:condition calcext:apply-style-name="cellule normale" calcext:value="!=&quot;&quot;" calcext:base-cell-address="'Village pêcheur avec maçon'.B22"/>
          </calcext:conditional-format>
          <calcext:conditional-format calcext:target-range-address="'Village pêcheur avec maçon'.B23:'Village pêcheur avec maçon'.C23">
            <calcext:condition calcext:apply-style-name="cellule normale" calcext:value="!=&quot;&quot;" calcext:base-cell-address="'Village pêcheur avec maçon'.B23"/>
          </calcext:conditional-format>
          <calcext:conditional-format calcext:target-range-address="'Village pêcheur avec maçon'.B24:'Village pêcheur avec maçon'.B24">
            <calcext:condition calcext:apply-style-name="cellule normale" calcext:value="!=&quot;&quot;" calcext:base-cell-address="'Village pêcheur avec maçon'.B24"/>
          </calcext:conditional-format>
          <calcext:conditional-format calcext:target-range-address="'Village pêcheur avec maçon'.B25:'Village pêcheur avec maçon'.B25">
            <calcext:condition calcext:apply-style-name="cellule normale" calcext:value="!=&quot;&quot;" calcext:base-cell-address="'Village pêcheur avec maçon'.B25"/>
          </calcext:conditional-format>
          <calcext:conditional-format calcext:target-range-address="'Village pêcheur avec maçon'.B26:'Village pêcheur avec maçon'.B26">
            <calcext:condition calcext:apply-style-name="cellule normale" calcext:value="!=&quot;&quot;" calcext:base-cell-address="'Village pêcheur avec maçon'.B26"/>
          </calcext:conditional-format>
          <calcext:conditional-format calcext:target-range-address="'Village pêcheur avec maçon'.B27:'Village pêcheur avec maçon'.B27">
            <calcext:condition calcext:apply-style-name="cellule normale" calcext:value="!=&quot;&quot;" calcext:base-cell-address="'Village pêcheur avec maçon'.B27"/>
          </calcext:conditional-format>
          <calcext:conditional-format calcext:target-range-address="'Village pêcheur avec maçon'.B28:'Village pêcheur avec maçon'.B28">
            <calcext:condition calcext:apply-style-name="cellule normale" calcext:value="!=&quot;&quot;" calcext:base-cell-address="'Village pêcheur avec maçon'.B28"/>
          </calcext:conditional-format>
          <calcext:conditional-format calcext:target-range-address="'Village pêcheur avec maçon'.B29:'Village pêcheur avec maçon'.B29">
            <calcext:condition calcext:apply-style-name="cellule normale" calcext:value="!=&quot;&quot;" calcext:base-cell-address="'Village pêcheur avec maçon'.B29"/>
          </calcext:conditional-format>
          <calcext:conditional-format calcext:target-range-address="'Village pêcheur avec maçon'.B30:'Village pêcheur avec maçon'.B30">
            <calcext:condition calcext:apply-style-name="cellule normale" calcext:value="!=&quot;&quot;" calcext:base-cell-address="'Village pêcheur avec maçon'.B30"/>
          </calcext:conditional-format>
          <calcext:conditional-format calcext:target-range-address="'Village pêcheur avec maçon'.B31:'Village pêcheur avec maçon'.B31">
            <calcext:condition calcext:apply-style-name="cellule normale" calcext:value="!=&quot;&quot;" calcext:base-cell-address="'Village pêcheur avec maçon'.B31"/>
          </calcext:conditional-format>
          <calcext:conditional-format calcext:target-range-address="'Village pêcheur avec maçon'.C24:'Village pêcheur avec maçon'.C24">
            <calcext:condition calcext:apply-style-name="cellule normale" calcext:value="!=&quot;&quot;" calcext:base-cell-address="'Village pêcheur avec maçon'.C24"/>
          </calcext:conditional-format>
          <calcext:conditional-format calcext:target-range-address="'Village pêcheur avec maçon'.C25:'Village pêcheur avec maçon'.C25">
            <calcext:condition calcext:apply-style-name="cellule normale" calcext:value="!=&quot;&quot;" calcext:base-cell-address="'Village pêcheur avec maçon'.C25"/>
          </calcext:conditional-format>
          <calcext:conditional-format calcext:target-range-address="'Village pêcheur avec maçon'.C26:'Village pêcheur avec maçon'.C26">
            <calcext:condition calcext:apply-style-name="cellule normale" calcext:value="!=&quot;&quot;" calcext:base-cell-address="'Village pêcheur avec maçon'.C26"/>
          </calcext:conditional-format>
          <calcext:conditional-format calcext:target-range-address="'Village pêcheur avec maçon'.C27:'Village pêcheur avec maçon'.C27">
            <calcext:condition calcext:apply-style-name="cellule normale" calcext:value="!=&quot;&quot;" calcext:base-cell-address="'Village pêcheur avec maçon'.C27"/>
          </calcext:conditional-format>
          <calcext:conditional-format calcext:target-range-address="'Village pêcheur avec maçon'.C28:'Village pêcheur avec maçon'.C28">
            <calcext:condition calcext:apply-style-name="cellule normale" calcext:value="!=&quot;&quot;" calcext:base-cell-address="'Village pêcheur avec maçon'.C28"/>
          </calcext:conditional-format>
          <calcext:conditional-format calcext:target-range-address="'Village pêcheur avec maçon'.C29:'Village pêcheur avec maçon'.C29">
            <calcext:condition calcext:apply-style-name="cellule normale" calcext:value="!=&quot;&quot;" calcext:base-cell-address="'Village pêcheur avec maçon'.C29"/>
          </calcext:conditional-format>
          <calcext:conditional-format calcext:target-range-address="'Village pêcheur avec maçon'.C34:'Village pêcheur avec maçon'.C34">
            <calcext:condition calcext:apply-style-name="cellule normale" calcext:value="!=&quot;&quot;" calcext:base-cell-address="'Village pêcheur avec maçon'.C34"/>
          </calcext:conditional-format>
          <calcext:conditional-format calcext:target-range-address="'Village pêcheur avec maçon'.C36:'Village pêcheur avec maçon'.C36">
            <calcext:condition calcext:apply-style-name="cellule normale" calcext:value="!=&quot;&quot;" calcext:base-cell-address="'Village pêcheur avec maçon'.C36"/>
          </calcext:conditional-format>
          <calcext:conditional-format calcext:target-range-address="'Village pêcheur avec maçon'.C37:'Village pêcheur avec maçon'.C37">
            <calcext:condition calcext:apply-style-name="cellule normale" calcext:value="!=&quot;&quot;" calcext:base-cell-address="'Village pêcheur avec maçon'.C37"/>
          </calcext:conditional-format>
          <calcext:conditional-format calcext:target-range-address="'Village pêcheur avec maçon'.C38:'Village pêcheur avec maçon'.C38">
            <calcext:condition calcext:apply-style-name="cellule normale" calcext:value="!=&quot;&quot;" calcext:base-cell-address="'Village pêcheur avec maçon'.C38"/>
          </calcext:conditional-format>
          <calcext:conditional-format calcext:target-range-address="'Village pêcheur avec maçon'.C39:'Village pêcheur avec maçon'.C39">
            <calcext:condition calcext:apply-style-name="cellule normale" calcext:value="!=&quot;&quot;" calcext:base-cell-address="'Village pêcheur avec maçon'.C39"/>
          </calcext:conditional-format>
          <calcext:conditional-format calcext:target-range-address="'Village pêcheur avec maçon'.C33:'Village pêcheur avec maçon'.C33">
            <calcext:condition calcext:apply-style-name="cellule normale" calcext:value="!=&quot;&quot;" calcext:base-cell-address="'Village pêcheur avec maçon'.C33"/>
          </calcext:conditional-format>
          <calcext:conditional-format calcext:target-range-address="'Village pêcheur avec maçon'.D31:'Village pêcheur avec maçon'.E31">
            <calcext:condition calcext:apply-style-name="cellule normale" calcext:value="!=&quot;&quot;" calcext:base-cell-address="'Village pêcheur avec maçon'.D31"/>
          </calcext:conditional-format>
          <calcext:conditional-format calcext:target-range-address="'Village pêcheur avec maçon'.D32:'Village pêcheur avec maçon'.E32">
            <calcext:condition calcext:apply-style-name="cellule normale" calcext:value="!=&quot;&quot;" calcext:base-cell-address="'Village pêcheur avec maçon'.D32"/>
          </calcext:conditional-format>
          <calcext:conditional-format calcext:target-range-address="'Village pêcheur avec maçon'.D33:'Village pêcheur avec maçon'.E33">
            <calcext:condition calcext:apply-style-name="cellule normale" calcext:value="!=&quot;&quot;" calcext:base-cell-address="'Village pêcheur avec maçon'.D33"/>
          </calcext:conditional-format>
          <calcext:conditional-format calcext:target-range-address="'Village pêcheur avec maçon'.D34:'Village pêcheur avec maçon'.E34">
            <calcext:condition calcext:apply-style-name="cellule normale" calcext:value="!=&quot;&quot;" calcext:base-cell-address="'Village pêcheur avec maçon'.D34"/>
          </calcext:conditional-format>
          <calcext:conditional-format calcext:target-range-address="'Village pêcheur avec maçon'.D35:'Village pêcheur avec maçon'.E35">
            <calcext:condition calcext:apply-style-name="cellule normale" calcext:value="!=&quot;&quot;" calcext:base-cell-address="'Village pêcheur avec maçon'.D35"/>
          </calcext:conditional-format>
          <calcext:conditional-format calcext:target-range-address="'Village pêcheur avec maçon'.D36:'Village pêcheur avec maçon'.E36">
            <calcext:condition calcext:apply-style-name="cellule normale" calcext:value="!=&quot;&quot;" calcext:base-cell-address="'Village pêcheur avec maçon'.D36"/>
          </calcext:conditional-format>
          <calcext:conditional-format calcext:target-range-address="'Village pêcheur avec maçon'.D37:'Village pêcheur avec maçon'.E37">
            <calcext:condition calcext:apply-style-name="cellule normale" calcext:value="!=&quot;&quot;" calcext:base-cell-address="'Village pêcheur avec maçon'.D37"/>
          </calcext:conditional-format>
          <calcext:conditional-format calcext:target-range-address="'Village pêcheur avec maçon'.D38:'Village pêcheur avec maçon'.E38">
            <calcext:condition calcext:apply-style-name="cellule normale" calcext:value="!=&quot;&quot;" calcext:base-cell-address="'Village pêcheur avec maçon'.D38"/>
          </calcext:conditional-format>
          <calcext:conditional-format calcext:target-range-address="'Village pêcheur avec maçon'.D39:'Village pêcheur avec maçon'.E39">
            <calcext:condition calcext:apply-style-name="cellule normale" calcext:value="!=&quot;&quot;" calcext:base-cell-address="'Village pêcheur avec maçon'.D39"/>
          </calcext:conditional-format>
          <calcext:conditional-format calcext:target-range-address="'Village pêcheur avec maçon'.D40:'Village pêcheur avec maçon'.E40">
            <calcext:condition calcext:apply-style-name="cellule normale" calcext:value="!=&quot;&quot;" calcext:base-cell-address="'Village pêcheur avec maçon'.D40"/>
          </calcext:conditional-format>
          <calcext:conditional-format calcext:target-range-address="'Village pêcheur avec maçon'.D41:'Village pêcheur avec maçon'.E41">
            <calcext:condition calcext:apply-style-name="cellule normale" calcext:value="!=&quot;&quot;" calcext:base-cell-address="'Village pêcheur avec maçon'.D41"/>
          </calcext:conditional-format>
          <calcext:conditional-format calcext:target-range-address="'Village pêcheur avec maçon'.D42:'Village pêcheur avec maçon'.E42">
            <calcext:condition calcext:apply-style-name="cellule normale" calcext:value="!=&quot;&quot;" calcext:base-cell-address="'Village pêcheur avec maçon'.D42"/>
          </calcext:conditional-format>
          <calcext:conditional-format calcext:target-range-address="'Village pêcheur avec maçon'.D43:'Village pêcheur avec maçon'.E43">
            <calcext:condition calcext:apply-style-name="cellule normale" calcext:value="!=&quot;&quot;" calcext:base-cell-address="'Village pêcheur avec maçon'.D43"/>
          </calcext:conditional-format>
          <calcext:conditional-format calcext:target-range-address="'Village pêcheur avec maçon'.D44:'Village pêcheur avec maçon'.E44">
            <calcext:condition calcext:apply-style-name="cellule normale" calcext:value="!=&quot;&quot;" calcext:base-cell-address="'Village pêcheur avec maçon'.D44"/>
          </calcext:conditional-format>
          <calcext:conditional-format calcext:target-range-address="'Village pêcheur avec maçon'.D45:'Village pêcheur avec maçon'.E45">
            <calcext:condition calcext:apply-style-name="cellule normale" calcext:value="!=&quot;&quot;" calcext:base-cell-address="'Village pêcheur avec maçon'.D45"/>
          </calcext:conditional-format>
          <calcext:conditional-format calcext:target-range-address="'Village pêcheur avec maçon'.D46:'Village pêcheur avec maçon'.E46">
            <calcext:condition calcext:apply-style-name="cellule normale" calcext:value="!=&quot;&quot;" calcext:base-cell-address="'Village pêcheur avec maçon'.D46"/>
          </calcext:conditional-format>
          <calcext:conditional-format calcext:target-range-address="'Village pêcheur avec maçon'.D47:'Village pêcheur avec maçon'.E47">
            <calcext:condition calcext:apply-style-name="cellule normale" calcext:value="!=&quot;&quot;" calcext:base-cell-address="'Village pêcheur avec maçon'.D47"/>
          </calcext:conditional-format>
          <calcext:conditional-format calcext:target-range-address="'Village pêcheur avec maçon'.A3:'Village pêcheur avec maçon'.A3">
            <calcext:condition calcext:apply-style-name="cellule normale" calcext:value="!=&quot;&quot;" calcext:base-cell-address="'Village pêcheur avec maçon'.A3"/>
          </calcext:conditional-format>
          <calcext:conditional-format calcext:target-range-address="'Village pêcheur avec maçon'.B3:'Village pêcheur avec maçon'.B3">
            <calcext:condition calcext:apply-style-name="cellule normale" calcext:value="!=&quot;&quot;" calcext:base-cell-address="'Village pêcheur avec maçon'.B3"/>
          </calcext:conditional-format>
          <calcext:conditional-format calcext:target-range-address="'Village pêcheur avec maçon'.B15:'Village pêcheur avec maçon'.B15">
            <calcext:condition calcext:apply-style-name="cellule normale" calcext:value="!=&quot;&quot;" calcext:base-cell-address="'Village pêcheur avec maçon'.B15"/>
          </calcext:conditional-format>
          <calcext:conditional-format calcext:target-range-address="'Village pêcheur avec maçon'.B15:'Village pêcheur avec maçon'.B15">
            <calcext:condition calcext:apply-style-name="cellule normale" calcext:value="!=&quot;&quot;" calcext:base-cell-address="'Village pêcheur avec maçon'.B15"/>
          </calcext:conditional-format>
          <calcext:conditional-format calcext:target-range-address="'Village pêcheur avec maçon'.D5:'Village pêcheur avec maçon'.D5">
            <calcext:condition calcext:apply-style-name="cellule normale" calcext:value="!=&quot;&quot;" calcext:base-cell-address="'Village pêcheur avec maçon'.D5"/>
          </calcext:conditional-format>
          <calcext:conditional-format calcext:target-range-address="'Village pêcheur avec maçon'.D6:'Village pêcheur avec maçon'.D6">
            <calcext:condition calcext:apply-style-name="cellule normale" calcext:value="!=&quot;&quot;" calcext:base-cell-address="'Village pêcheur avec maçon'.D6"/>
          </calcext:conditional-format>
          <calcext:conditional-format calcext:target-range-address="'Village pêcheur avec maçon'.D7:'Village pêcheur avec maçon'.D7">
            <calcext:condition calcext:apply-style-name="cellule normale" calcext:value="!=&quot;&quot;" calcext:base-cell-address="'Village pêcheur avec maçon'.D7"/>
          </calcext:conditional-format>
          <calcext:conditional-format calcext:target-range-address="'Village pêcheur avec maçon'.A43:'Village pêcheur avec maçon'.A43">
            <calcext:condition calcext:apply-style-name="cellule normale" calcext:value="!=&quot;&quot;" calcext:base-cell-address="'Village pêcheur avec maçon'.A43"/>
          </calcext:conditional-format>
          <calcext:conditional-format calcext:target-range-address="'Village pêcheur avec maçon'.E30:'Village pêcheur avec maçon'.E30">
            <calcext:condition calcext:apply-style-name="cellule normale" calcext:value="!=&quot;&quot;" calcext:base-cell-address="'Village pêcheur avec maçon'.E30"/>
          </calcext:conditional-format>
          <calcext:conditional-format calcext:target-range-address="'Village pêcheur avec maçon'.C35:'Village pêcheur avec maçon'.C35">
            <calcext:condition calcext:apply-style-name="cellule normale" calcext:value="!=[.C1]" calcext:base-cell-address="'Village pêcheur avec maçon'.C35"/>
          </calcext:conditional-format>
          <calcext:conditional-format calcext:target-range-address="'Village pêcheur avec maçon'.A34:'Village pêcheur avec maçon'.A34">
            <calcext:condition calcext:apply-style-name="cellule normale" calcext:value="!=&quot;&quot;" calcext:base-cell-address="'Village pêcheur avec maçon'.A34"/>
          </calcext:conditional-format>
          <calcext:conditional-format calcext:target-range-address="'Village pêcheur avec maçon'.A34:'Village pêcheur avec maçon'.A34">
            <calcext:condition calcext:apply-style-name="cellule normale" calcext:value="!=&quot;&quot;" calcext:base-cell-address="'Village pêcheur avec maçon'.A34"/>
          </calcext:conditional-format>
          <calcext:conditional-format calcext:target-range-address="'Village pêcheur avec maçon'.A35:'Village pêcheur avec maçon'.A35">
            <calcext:condition calcext:apply-style-name="cellule normale" calcext:value="!=&quot;&quot;" calcext:base-cell-address="'Village pêcheur avec maçon'.A35"/>
          </calcext:conditional-format>
          <calcext:conditional-format calcext:target-range-address="'Village pêcheur avec maçon'.A38:'Village pêcheur avec maçon'.A38">
            <calcext:condition calcext:apply-style-name="cellule normale" calcext:value="!=&quot;&quot;" calcext:base-cell-address="'Village pêcheur avec maçon'.A38"/>
          </calcext:conditional-format>
          <calcext:conditional-format calcext:target-range-address="'Village pêcheur avec maçon'.B38:'Village pêcheur avec maçon'.B38">
            <calcext:condition calcext:apply-style-name="cellule normale" calcext:value="!=&quot;&quot;" calcext:base-cell-address="'Village pêcheur avec maçon'.B38"/>
          </calcext:conditional-format>
          <calcext:conditional-format calcext:target-range-address="'Village pêcheur avec maçon'.A39:'Village pêcheur avec maçon'.A39">
            <calcext:condition calcext:apply-style-name="cellule normale" calcext:value="!=&quot;&quot;" calcext:base-cell-address="'Village pêcheur avec maçon'.A39"/>
          </calcext:conditional-format>
          <calcext:conditional-format calcext:target-range-address="'Village pêcheur avec maçon'.B39:'Village pêcheur avec maçon'.B39">
            <calcext:condition calcext:apply-style-name="cellule normale" calcext:value="!=&quot;&quot;" calcext:base-cell-address="'Village pêcheur avec maçon'.B39"/>
          </calcext:conditional-format>
          <calcext:conditional-format calcext:target-range-address="'Village pêcheur avec maçon'.B40:'Village pêcheur avec maçon'.B40">
            <calcext:condition calcext:apply-style-name="cellule normale" calcext:value="!=&quot;&quot;" calcext:base-cell-address="'Village pêcheur avec maçon'.B40"/>
          </calcext:conditional-format>
          <calcext:conditional-format calcext:target-range-address="'Village pêcheur avec maçon'.B34:'Village pêcheur avec maçon'.B34">
            <calcext:condition calcext:apply-style-name="cellule normale" calcext:value="!=&quot;&quot;" calcext:base-cell-address="'Village pêcheur avec maçon'.B34"/>
          </calcext:conditional-format>
          <calcext:conditional-format calcext:target-range-address="'Village pêcheur avec maçon'.B35:'Village pêcheur avec maçon'.B35">
            <calcext:condition calcext:apply-style-name="cellule normale" calcext:value="!=&quot;&quot;" calcext:base-cell-address="'Village pêcheur avec maçon'.B35"/>
          </calcext:conditional-format>
          <calcext:conditional-format calcext:target-range-address="'Village pêcheur avec maçon'.B37:'Village pêcheur avec maçon'.B37">
            <calcext:condition calcext:apply-style-name="cellule normale" calcext:value="!=&quot;&quot;" calcext:base-cell-address="'Village pêcheur avec maçon'.B37"/>
          </calcext:conditional-format>
          <calcext:conditional-format calcext:target-range-address="'Village pêcheur avec maçon'.A40:'Village pêcheur avec maçon'.A40">
            <calcext:condition calcext:apply-style-name="cellule normale" calcext:value="!=&quot;&quot;" calcext:base-cell-address="'Village pêcheur avec maçon'.A40"/>
          </calcext:conditional-format>
          <calcext:conditional-format calcext:target-range-address="'Village pêcheur avec maçon'.A37:'Village pêcheur avec maçon'.A37">
            <calcext:condition calcext:apply-style-name="cellule normale" calcext:value="!=&quot;&quot;" calcext:base-cell-address="'Village pêcheur avec maçon'.A37"/>
          </calcext:conditional-format>
          <calcext:conditional-format calcext:target-range-address="'Village pêcheur avec maçon'.A36:'Village pêcheur avec maçon'.A36">
            <calcext:condition calcext:apply-style-name="cellule normale" calcext:value="!=&quot;&quot;" calcext:base-cell-address="'Village pêcheur avec maçon'.A36"/>
          </calcext:conditional-format>
          <calcext:conditional-format calcext:target-range-address="'Village pêcheur avec maçon'.B34:'Village pêcheur avec maçon'.B34">
            <calcext:condition calcext:apply-style-name="cellule normale" calcext:value="!=&quot;&quot;" calcext:base-cell-address="'Village pêcheur avec maçon'.B34"/>
          </calcext:conditional-format>
          <calcext:conditional-format calcext:target-range-address="'Village pêcheur avec maçon'.D9:'Village pêcheur avec maçon'.D9">
            <calcext:condition calcext:apply-style-name="cellule normale" calcext:value="!=&quot;&quot;" calcext:base-cell-address="'Village pêcheur avec maçon'.D9"/>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mbria" svg:font-family="Cambria"/>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fr" fo:country="FR" style:font-name-asian="Segoe UI"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currency-style style:name="N115P0" style:volatile="true">
      <number:number number:decimal-places="2" loext: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5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Microsoft YaHei" style:font-family-asian="'Microsoft YaHei'" style:font-family-generic-asian="system" style:font-pitch-asian="variable" style:font-name-complex="Arial"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ellule_20_normale" style:display-name="cellule normale" style:family="table-cell" style:parent-style-name="Default">
      <style:table-cell-properties fo:background-color="#dddddd" fo:border="0.06pt solid #000000" fo:padding="1.99mm" loext:vertical-justify="auto"/>
      <style:paragraph-properties css3t:text-justify="auto"/>
      <style:text-properties fo:font-size="12pt"/>
    </style:style>
    <style:style style:name="cellule_20_narrateur" style:display-name="cellule narrateur" style:family="table-cell" style:parent-style-name="Default">
      <style:table-cell-properties fo:background-color="#ffcc00" loext:vertical-justify="auto"/>
      <style:paragraph-properties css3t:text-justify="auto"/>
      <style:text-properties fo:font-style="italic"/>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4">00/00/0000</text:date>, <text:time style:data-style-name="N2" text:time-value="17:15:08.14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11-04T17:21:13.432000000</dc:date>
    <meta:editing-duration>PT7H40M23S</meta:editing-duration>
    <meta:editing-cycles>47</meta:editing-cycles>
    <meta:generator>LibreOffice/5.0.6.3$Windows_x86 LibreOffice_project/490fc03b25318460cfc54456516ea2519c11d1aa</meta:generator>
    <meta:document-statistic meta:table-count="8" meta:cell-count="434" meta:object-count="0"/>
  </office:meta>
</office:document-meta>
</file>